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_by_user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inserciones</text:p>
          </table:table-cell>
          <table:table-cell office:value-type="string" calcext:value-type="string">
            <text:p><text:s/>Tiempo(m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6844" calcext:value-type="float">
            <text:p>0,106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91" calcext:value-type="float">
            <text:p>0,085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455" calcext:value-type="float">
            <text:p>0,086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823" calcext:value-type="float">
            <text:p>0,088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441" calcext:value-type="float">
            <text:p>0,09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7147" calcext:value-type="float">
            <text:p>0,097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10793" calcext:value-type="float">
            <text:p>0,110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778" calcext:value-type="float">
            <text:p>0,10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9059" calcext:value-type="float">
            <text:p>0,079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7983" calcext:value-type="float">
            <text:p>0,0879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602" calcext:value-type="float">
            <text:p>0,094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788" calcext:value-type="float">
            <text:p>0,084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024" calcext:value-type="float">
            <text:p>0,086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09" calcext:value-type="float">
            <text:p>0,072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677" calcext:value-type="float">
            <text:p>0,08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846" calcext:value-type="float">
            <text:p>0,095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632" calcext:value-type="float">
            <text:p>0,084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991" calcext:value-type="float">
            <text:p>0,09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789" calcext:value-type="float">
            <text:p>0,0917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4496" calcext:value-type="float">
            <text:p>0,094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12688" calcext:value-type="float">
            <text:p>0,112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3206" calcext:value-type="float">
            <text:p>0,103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0538" calcext:value-type="float">
            <text:p>0,100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83" calcext:value-type="float">
            <text:p>0,0857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05324" calcext:value-type="float">
            <text:p>0,105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4934" calcext:value-type="float">
            <text:p>0,104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6756" calcext:value-type="float">
            <text:p>0,096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0853" calcext:value-type="float">
            <text:p>0,100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25572" calcext:value-type="float">
            <text:p>0,1255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97" calcext:value-type="float">
            <text:p>0,09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5765" calcext:value-type="float">
            <text:p>0,105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7225" calcext:value-type="float">
            <text:p>0,097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9056" calcext:value-type="float">
            <text:p>0,099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5586" calcext:value-type="float">
            <text:p>0,255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20824" calcext:value-type="float">
            <text:p>0,1208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36722" calcext:value-type="float">
            <text:p>0,1367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175" calcext:value-type="float">
            <text:p>0,087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11113" calcext:value-type="float">
            <text:p>0,111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32524" calcext:value-type="float">
            <text:p>0,1325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56055" calcext:value-type="float">
            <text:p>0,156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207" calcext:value-type="float">
            <text:p>0,168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54836" calcext:value-type="float">
            <text:p>0,154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6322" calcext:value-type="float">
            <text:p>0,1963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8625" calcext:value-type="float">
            <text:p>0,1086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199" calcext:value-type="float">
            <text:p>0,1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57525" calcext:value-type="float">
            <text:p>0,157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51893" calcext:value-type="float">
            <text:p>0,151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3873" calcext:value-type="float">
            <text:p>0,173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55441" calcext:value-type="float">
            <text:p>0,1554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64988" calcext:value-type="float">
            <text:p>0,164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39452" calcext:value-type="float">
            <text:p>0,139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61" calcext:value-type="float">
            <text:p>0,085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617" calcext:value-type="float">
            <text:p>0,085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019" calcext:value-type="float">
            <text:p>0,072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3868" calcext:value-type="float">
            <text:p>0,0838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962" calcext:value-type="float">
            <text:p>0,094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408" calcext:value-type="float">
            <text:p>0,085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3571" calcext:value-type="float">
            <text:p>0,083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1313" calcext:value-type="float">
            <text:p>0,0813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834" calcext:value-type="float">
            <text:p>0,0928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404" calcext:value-type="float">
            <text:p>0,094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71" calcext:value-type="float">
            <text:p>0,0853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235" calcext:value-type="float">
            <text:p>0,086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214" calcext:value-type="float">
            <text:p>0,0712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0582" calcext:value-type="float">
            <text:p>0,090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616" calcext:value-type="float">
            <text:p>0,091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116" calcext:value-type="float">
            <text:p>0,084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631" calcext:value-type="float">
            <text:p>0,0866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3007" calcext:value-type="float">
            <text:p>0,073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16417" calcext:value-type="float">
            <text:p>0,1164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14905" calcext:value-type="float">
            <text:p>0,114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6804" calcext:value-type="float">
            <text:p>0,096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444" calcext:value-type="float">
            <text:p>0,093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39" calcext:value-type="float">
            <text:p>0,0717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16636" calcext:value-type="float">
            <text:p>0,116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02406" calcext:value-type="float">
            <text:p>0,202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196" calcext:value-type="float">
            <text:p>0,164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5672" calcext:value-type="float">
            <text:p>0,175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0782" calcext:value-type="float">
            <text:p>0,1607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5545" calcext:value-type="float">
            <text:p>0,155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4177" calcext:value-type="float">
            <text:p>0,174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5735" calcext:value-type="float">
            <text:p>0,15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55923" calcext:value-type="float">
            <text:p>0,155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36006" calcext:value-type="float">
            <text:p>0,136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8996" calcext:value-type="float">
            <text:p>0,18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395" calcext:value-type="float">
            <text:p>0,165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32142" calcext:value-type="float">
            <text:p>0,132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1717" calcext:value-type="float">
            <text:p>0,101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158" calcext:value-type="float">
            <text:p>0,0701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3675" calcext:value-type="float">
            <text:p>0,0836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78" calcext:value-type="float">
            <text:p>0,09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783" calcext:value-type="float">
            <text:p>0,087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056" calcext:value-type="float">
            <text:p>0,094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232" calcext:value-type="float">
            <text:p>0,0872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0971" calcext:value-type="float">
            <text:p>0,090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975" calcext:value-type="float">
            <text:p>0,091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236" calcext:value-type="float">
            <text:p>0,085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547" calcext:value-type="float">
            <text:p>0,085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304" calcext:value-type="float">
            <text:p>0,073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6104" calcext:value-type="float">
            <text:p>0,086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992" calcext:value-type="float">
            <text:p>0,095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549" calcext:value-type="float">
            <text:p>0,084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697" calcext:value-type="float">
            <text:p>0,086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7994" calcext:value-type="float">
            <text:p>0,0779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7338" calcext:value-type="float">
            <text:p>0,097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6043" calcext:value-type="float">
            <text:p>0,106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53" calcext:value-type="float">
            <text:p>0,085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496" calcext:value-type="float">
            <text:p>0,086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78" calcext:value-type="float">
            <text:p>0,0713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0628" calcext:value-type="float">
            <text:p>0,0906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748" calcext:value-type="float">
            <text:p>0,091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295" calcext:value-type="float">
            <text:p>0,085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01" calcext:value-type="float">
            <text:p>0,085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426" calcext:value-type="float">
            <text:p>0,0714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294" calcext:value-type="float">
            <text:p>0,0922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5501" calcext:value-type="float">
            <text:p>0,105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0043" calcext:value-type="float">
            <text:p>0,090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441" calcext:value-type="float">
            <text:p>0,084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541" calcext:value-type="float">
            <text:p>0,0725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821" calcext:value-type="float">
            <text:p>0,085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279" calcext:value-type="float">
            <text:p>0,095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9" calcext:value-type="float">
            <text:p>0,08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098" calcext:value-type="float">
            <text:p>0,085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52" calcext:value-type="float">
            <text:p>0,0717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1322" calcext:value-type="float">
            <text:p>0,091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672" calcext:value-type="float">
            <text:p>0,094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10502" calcext:value-type="float">
            <text:p>0,110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041" calcext:value-type="float">
            <text:p>0,092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52" calcext:value-type="float">
            <text:p>0,071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255" calcext:value-type="float">
            <text:p>0,085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799" calcext:value-type="float">
            <text:p>0,093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3643" calcext:value-type="float">
            <text:p>0,083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536" calcext:value-type="float">
            <text:p>0,084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7" calcext:value-type="float">
            <text:p>0,071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4436" calcext:value-type="float">
            <text:p>0,0844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6494" calcext:value-type="float">
            <text:p>0,096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417" calcext:value-type="float">
            <text:p>0,085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6811" calcext:value-type="float">
            <text:p>0,096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501" calcext:value-type="float">
            <text:p>0,0855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663" calcext:value-type="float">
            <text:p>0,092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153" calcext:value-type="float">
            <text:p>0,091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05" calcext:value-type="float">
            <text:p>0,0857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617" calcext:value-type="float">
            <text:p>0,086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58" calcext:value-type="float">
            <text:p>0,0713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062" calcext:value-type="float">
            <text:p>0,0850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236" calcext:value-type="float">
            <text:p>0,094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98" calcext:value-type="float">
            <text:p>0,085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38" calcext:value-type="float">
            <text:p>0,0857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957" calcext:value-type="float">
            <text:p>0,079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07252" calcext:value-type="float">
            <text:p>0,107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6353" calcext:value-type="float">
            <text:p>0,096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614" calcext:value-type="float">
            <text:p>0,084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608" calcext:value-type="float">
            <text:p>0,085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291" calcext:value-type="float">
            <text:p>0,0712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396" calcext:value-type="float">
            <text:p>0,08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013" calcext:value-type="float">
            <text:p>0,094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211" calcext:value-type="float">
            <text:p>0,085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44" calcext:value-type="float">
            <text:p>0,086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6907" calcext:value-type="float">
            <text:p>0,069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9521" calcext:value-type="float">
            <text:p>0,0895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3397" calcext:value-type="float">
            <text:p>0,103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0915" calcext:value-type="float">
            <text:p>0,090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075" calcext:value-type="float">
            <text:p>0,086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948" calcext:value-type="float">
            <text:p>0,0719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183" calcext:value-type="float">
            <text:p>0,09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811" calcext:value-type="float">
            <text:p>0,092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337" calcext:value-type="float">
            <text:p>0,087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709" calcext:value-type="float">
            <text:p>0,086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978" calcext:value-type="float">
            <text:p>0,0709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6046" calcext:value-type="float">
            <text:p>0,086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7209" calcext:value-type="float">
            <text:p>0,097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724" calcext:value-type="float">
            <text:p>0,093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887" calcext:value-type="float">
            <text:p>0,094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613" calcext:value-type="float">
            <text:p>0,0716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0385" calcext:value-type="float">
            <text:p>0,0903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0871" calcext:value-type="float">
            <text:p>0,090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805" calcext:value-type="float">
            <text:p>0,085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106" calcext:value-type="float">
            <text:p>0,0861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69754" calcext:value-type="float">
            <text:p>0,0697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517" calcext:value-type="float">
            <text:p>0,085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22" calcext:value-type="float">
            <text:p>0,09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64" calcext:value-type="float">
            <text:p>0,085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921" calcext:value-type="float">
            <text:p>0,091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9138" calcext:value-type="float">
            <text:p>0,0791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4415" calcext:value-type="float">
            <text:p>0,0944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444" calcext:value-type="float">
            <text:p>0,091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076" calcext:value-type="float">
            <text:p>0,085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617" calcext:value-type="float">
            <text:p>0,086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3221" calcext:value-type="float">
            <text:p>0,0732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6027" calcext:value-type="float">
            <text:p>0,086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6075" calcext:value-type="float">
            <text:p>0,096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427" calcext:value-type="float">
            <text:p>0,085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73" calcext:value-type="float">
            <text:p>0,08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3987" calcext:value-type="float">
            <text:p>0,0739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07349" calcext:value-type="float">
            <text:p>0,107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9205" calcext:value-type="float">
            <text:p>0,099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85" calcext:value-type="float">
            <text:p>0,08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011" calcext:value-type="float">
            <text:p>0,087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98" calcext:value-type="float">
            <text:p>0,071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68" calcext:value-type="float">
            <text:p>0,08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8076" calcext:value-type="float">
            <text:p>0,098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15" calcext:value-type="float">
            <text:p>0,08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825" calcext:value-type="float">
            <text:p>0,086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112" calcext:value-type="float">
            <text:p>0,0721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9315" calcext:value-type="float">
            <text:p>0,089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12967" calcext:value-type="float">
            <text:p>0,112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733" calcext:value-type="float">
            <text:p>0,095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114" calcext:value-type="float">
            <text:p>0,087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99" calcext:value-type="float">
            <text:p>0,0717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1333" calcext:value-type="float">
            <text:p>0,091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396" calcext:value-type="float">
            <text:p>0,092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451" calcext:value-type="float">
            <text:p>0,087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598" calcext:value-type="float">
            <text:p>0,087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27" calcext:value-type="float">
            <text:p>0,0713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617" calcext:value-type="float">
            <text:p>0,0856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8439" calcext:value-type="float">
            <text:p>0,098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773" calcext:value-type="float">
            <text:p>0,093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6586" calcext:value-type="float">
            <text:p>0,096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4628" calcext:value-type="float">
            <text:p>0,0746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7276" calcext:value-type="float">
            <text:p>0,087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6706" calcext:value-type="float">
            <text:p>0,096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72" calcext:value-type="float">
            <text:p>0,085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128" calcext:value-type="float">
            <text:p>0,084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065" calcext:value-type="float">
            <text:p>0,072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258" calcext:value-type="float">
            <text:p>0,0922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129" calcext:value-type="float">
            <text:p>0,092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22" calcext:value-type="float">
            <text:p>0,085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103" calcext:value-type="float">
            <text:p>0,095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3539" calcext:value-type="float">
            <text:p>0,0835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7981" calcext:value-type="float">
            <text:p>0,0879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922" calcext:value-type="float">
            <text:p>0,095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437" calcext:value-type="float">
            <text:p>0,086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888" calcext:value-type="float">
            <text:p>0,086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107" calcext:value-type="float">
            <text:p>0,0701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6021" calcext:value-type="float">
            <text:p>0,086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552" calcext:value-type="float">
            <text:p>0,095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778" calcext:value-type="float">
            <text:p>0,084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8809" calcext:value-type="float">
            <text:p>0,088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614" calcext:value-type="float">
            <text:p>0,076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00768" calcext:value-type="float">
            <text:p>0,100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834" calcext:value-type="float">
            <text:p>0,095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657" calcext:value-type="float">
            <text:p>0,085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829" calcext:value-type="float">
            <text:p>0,084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819" calcext:value-type="float">
            <text:p>0,0718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9168" calcext:value-type="float">
            <text:p>0,089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762" calcext:value-type="float">
            <text:p>0,095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108" calcext:value-type="float">
            <text:p>0,086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74" calcext:value-type="float">
            <text:p>0,085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763" calcext:value-type="float">
            <text:p>0,0727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4645" calcext:value-type="float">
            <text:p>0,094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965" calcext:value-type="float">
            <text:p>0,10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612" calcext:value-type="float">
            <text:p>0,095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519" calcext:value-type="float">
            <text:p>0,0855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66" calcext:value-type="float">
            <text:p>0,07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527" calcext:value-type="float">
            <text:p>0,085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499" calcext:value-type="float">
            <text:p>0,095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332" calcext:value-type="float">
            <text:p>0,084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538" calcext:value-type="float">
            <text:p>0,085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956" calcext:value-type="float">
            <text:p>0,0709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669" calcext:value-type="float">
            <text:p>0,085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893" calcext:value-type="float">
            <text:p>0,094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083" calcext:value-type="float">
            <text:p>0,095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7629" calcext:value-type="float">
            <text:p>0,097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176" calcext:value-type="float">
            <text:p>0,0711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471" calcext:value-type="float">
            <text:p>0,085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287" calcext:value-type="float">
            <text:p>0,094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646" calcext:value-type="float">
            <text:p>0,086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153" calcext:value-type="float">
            <text:p>0,085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289" calcext:value-type="float">
            <text:p>0,0702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145" calcext:value-type="float">
            <text:p>0,092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184" calcext:value-type="float">
            <text:p>0,092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102" calcext:value-type="float">
            <text:p>0,085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242" calcext:value-type="float">
            <text:p>0,095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164" calcext:value-type="float">
            <text:p>0,081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13949" calcext:value-type="float">
            <text:p>0,1139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939" calcext:value-type="float">
            <text:p>0,09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8073" calcext:value-type="float">
            <text:p>0,088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549" calcext:value-type="float">
            <text:p>0,086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62" calcext:value-type="float">
            <text:p>0,0717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082" calcext:value-type="float">
            <text:p>0,092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39" calcext:value-type="float">
            <text:p>0,09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605" calcext:value-type="float">
            <text:p>0,087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272" calcext:value-type="float">
            <text:p>0,086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456" calcext:value-type="float">
            <text:p>0,085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624" calcext:value-type="float">
            <text:p>0,096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576" calcext:value-type="float">
            <text:p>0,094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99" calcext:value-type="float">
            <text:p>0,085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628" calcext:value-type="float">
            <text:p>0,086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969" calcext:value-type="float">
            <text:p>0,0709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24" calcext:value-type="float">
            <text:p>0,085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97" calcext:value-type="float">
            <text:p>0,09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76" calcext:value-type="float">
            <text:p>0,085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015" calcext:value-type="float">
            <text:p>0,086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72" calcext:value-type="float">
            <text:p>0,07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5702" calcext:value-type="float">
            <text:p>0,095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0267" calcext:value-type="float">
            <text:p>0,100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382" calcext:value-type="float">
            <text:p>0,086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867" calcext:value-type="float">
            <text:p>0,086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116" calcext:value-type="float">
            <text:p>0,0711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4352" calcext:value-type="float">
            <text:p>0,0843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072" calcext:value-type="float">
            <text:p>0,094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142" calcext:value-type="float">
            <text:p>0,085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601" calcext:value-type="float">
            <text:p>0,084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574" calcext:value-type="float">
            <text:p>0,0705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0211" calcext:value-type="float">
            <text:p>0,090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0868" calcext:value-type="float">
            <text:p>0,090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864" calcext:value-type="float">
            <text:p>0,093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804" calcext:value-type="float">
            <text:p>0,091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415" calcext:value-type="float">
            <text:p>0,0724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6263" calcext:value-type="float">
            <text:p>0,0862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93" calcext:value-type="float">
            <text:p>0,09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685" calcext:value-type="float">
            <text:p>0,084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18" calcext:value-type="float">
            <text:p>0,08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94" calcext:value-type="float">
            <text:p>0,0713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3285" calcext:value-type="float">
            <text:p>0,0932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086" calcext:value-type="float">
            <text:p>0,091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39" calcext:value-type="float">
            <text:p>0,085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007" calcext:value-type="float">
            <text:p>0,094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899" calcext:value-type="float">
            <text:p>0,078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778" calcext:value-type="float">
            <text:p>0,08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464" calcext:value-type="float">
            <text:p>0,095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64" calcext:value-type="float">
            <text:p>0,08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913" calcext:value-type="float">
            <text:p>0,085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616" calcext:value-type="float">
            <text:p>0,0726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034" calcext:value-type="float">
            <text:p>0,092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243" calcext:value-type="float">
            <text:p>0,093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504" calcext:value-type="float">
            <text:p>0,086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412" calcext:value-type="float">
            <text:p>0,086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984" calcext:value-type="float">
            <text:p>0,0729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5358" calcext:value-type="float">
            <text:p>0,095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9861" calcext:value-type="float">
            <text:p>0,099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134" calcext:value-type="float">
            <text:p>0,087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21" calcext:value-type="float">
            <text:p>0,08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18" calcext:value-type="float">
            <text:p>0,0708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0814" calcext:value-type="float">
            <text:p>0,090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0499" calcext:value-type="float">
            <text:p>0,090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9231" calcext:value-type="float">
            <text:p>0,089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98" calcext:value-type="float">
            <text:p>0,085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146" calcext:value-type="float">
            <text:p>0,0711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36" calcext:value-type="float">
            <text:p>0,085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1863" calcext:value-type="float">
            <text:p>0,101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771" calcext:value-type="float">
            <text:p>0,092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194" calcext:value-type="float">
            <text:p>0,086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612" calcext:value-type="float">
            <text:p>0,0716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0307" calcext:value-type="float">
            <text:p>0,0903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931" calcext:value-type="float">
            <text:p>0,092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835" calcext:value-type="float">
            <text:p>0,084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19" calcext:value-type="float">
            <text:p>0,085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26" calcext:value-type="float">
            <text:p>0,0708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37" calcext:value-type="float">
            <text:p>0,085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702" calcext:value-type="float">
            <text:p>0,09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475" calcext:value-type="float">
            <text:p>0,093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7138" calcext:value-type="float">
            <text:p>0,097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633" calcext:value-type="float">
            <text:p>0,0706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192" calcext:value-type="float">
            <text:p>0,09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017" calcext:value-type="float">
            <text:p>0,092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357" calcext:value-type="float">
            <text:p>0,084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996" calcext:value-type="float">
            <text:p>0,084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082" calcext:value-type="float">
            <text:p>0,0710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4568" calcext:value-type="float">
            <text:p>0,084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765" calcext:value-type="float">
            <text:p>0,095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383" calcext:value-type="float">
            <text:p>0,084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45" calcext:value-type="float">
            <text:p>0,08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0168" calcext:value-type="float">
            <text:p>0,0801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7144" calcext:value-type="float">
            <text:p>0,097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0221" calcext:value-type="float">
            <text:p>0,090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255" calcext:value-type="float">
            <text:p>0,084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389" calcext:value-type="float">
            <text:p>0,087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688" calcext:value-type="float">
            <text:p>0,0706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21" calcext:value-type="float">
            <text:p>0,085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388" calcext:value-type="float">
            <text:p>0,094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86" calcext:value-type="float">
            <text:p>0,085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172" calcext:value-type="float">
            <text:p>0,085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148" calcext:value-type="float">
            <text:p>0,072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992" calcext:value-type="float">
            <text:p>0,09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2784" calcext:value-type="float">
            <text:p>0,102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45" calcext:value-type="float">
            <text:p>0,08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327" calcext:value-type="float">
            <text:p>0,084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633" calcext:value-type="float">
            <text:p>0,0716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6897" calcext:value-type="float">
            <text:p>0,0868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6031" calcext:value-type="float">
            <text:p>0,096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882" calcext:value-type="float">
            <text:p>0,084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8427" calcext:value-type="float">
            <text:p>0,088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51" calcext:value-type="float">
            <text:p>0,0708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1631" calcext:value-type="float">
            <text:p>0,091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686" calcext:value-type="float">
            <text:p>0,093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876" calcext:value-type="float">
            <text:p>0,092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419" calcext:value-type="float">
            <text:p>0,086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99" calcext:value-type="float">
            <text:p>0,0708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41" calcext:value-type="float">
            <text:p>0,085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636" calcext:value-type="float">
            <text:p>0,094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23" calcext:value-type="float">
            <text:p>0,085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8" calcext:value-type="float">
            <text:p>0,08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339" calcext:value-type="float">
            <text:p>0,0703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4823" calcext:value-type="float">
            <text:p>0,084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064" calcext:value-type="float">
            <text:p>0,094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04" calcext:value-type="float">
            <text:p>0,085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902" calcext:value-type="float">
            <text:p>0,092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2246" calcext:value-type="float">
            <text:p>0,0822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8011" calcext:value-type="float">
            <text:p>0,098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8837" calcext:value-type="float">
            <text:p>0,088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813" calcext:value-type="float">
            <text:p>0,085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374" calcext:value-type="float">
            <text:p>0,084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99" calcext:value-type="float">
            <text:p>0,072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887" calcext:value-type="float">
            <text:p>0,085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8048" calcext:value-type="float">
            <text:p>0,098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365" calcext:value-type="float">
            <text:p>0,087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8203" calcext:value-type="float">
            <text:p>0,088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6054" calcext:value-type="float">
            <text:p>0,076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104805" calcext:value-type="float">
            <text:p>0,104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3393" calcext:value-type="float">
            <text:p>0,103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084" calcext:value-type="float">
            <text:p>0,085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647" calcext:value-type="float">
            <text:p>0,085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301" calcext:value-type="float">
            <text:p>0,0723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4212" calcext:value-type="float">
            <text:p>0,084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629" calcext:value-type="float">
            <text:p>0,095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001" calcext:value-type="float">
            <text:p>0,086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99" calcext:value-type="float">
            <text:p>0,08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987" calcext:value-type="float">
            <text:p>0,0709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208" calcext:value-type="float">
            <text:p>0,092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10777" calcext:value-type="float">
            <text:p>0,110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8291" calcext:value-type="float">
            <text:p>0,088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348" calcext:value-type="float">
            <text:p>0,087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114" calcext:value-type="float">
            <text:p>0,0721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734" calcext:value-type="float">
            <text:p>0,087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544" calcext:value-type="float">
            <text:p>0,095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764" calcext:value-type="float">
            <text:p>0,084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849" calcext:value-type="float">
            <text:p>0,085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55" calcext:value-type="float">
            <text:p>0,070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1592" calcext:value-type="float">
            <text:p>0,091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581" calcext:value-type="float">
            <text:p>0,091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774" calcext:value-type="float">
            <text:p>0,094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9123" calcext:value-type="float">
            <text:p>0,089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272" calcext:value-type="float">
            <text:p>0,0712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4162" calcext:value-type="float">
            <text:p>0,0841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44" calcext:value-type="float">
            <text:p>0,09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8544" calcext:value-type="float">
            <text:p>0,088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401" calcext:value-type="float">
            <text:p>0,084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32" calcext:value-type="float">
            <text:p>0,0708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1002" calcext:value-type="float">
            <text:p>0,091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0396" calcext:value-type="float">
            <text:p>0,090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476" calcext:value-type="float">
            <text:p>0,084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594" calcext:value-type="float">
            <text:p>0,087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8666" calcext:value-type="float">
            <text:p>0,0786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9674" calcext:value-type="float">
            <text:p>0,0896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458" calcext:value-type="float">
            <text:p>0,095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624" calcext:value-type="float">
            <text:p>0,087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416" calcext:value-type="float">
            <text:p>0,085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72" calcext:value-type="float">
            <text:p>0,0717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416" calcext:value-type="float">
            <text:p>0,092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557" calcext:value-type="float">
            <text:p>0,092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992" calcext:value-type="float">
            <text:p>0,084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291" calcext:value-type="float">
            <text:p>0,086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2" calcext:value-type="float">
            <text:p>0,071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3586" calcext:value-type="float">
            <text:p>0,093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9568" calcext:value-type="float">
            <text:p>0,099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28" calcext:value-type="float">
            <text:p>0,08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202" calcext:value-type="float">
            <text:p>0,086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89" calcext:value-type="float">
            <text:p>0,071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1015" calcext:value-type="float">
            <text:p>0,091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431" calcext:value-type="float">
            <text:p>0,091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621" calcext:value-type="float">
            <text:p>0,084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114" calcext:value-type="float">
            <text:p>0,084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504" calcext:value-type="float">
            <text:p>0,071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087" calcext:value-type="float">
            <text:p>0,085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01627" calcext:value-type="float">
            <text:p>0,101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2186" calcext:value-type="float">
            <text:p>0,092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517" calcext:value-type="float">
            <text:p>0,085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0053" calcext:value-type="float">
            <text:p>0,07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5614" calcext:value-type="float">
            <text:p>0,085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4009" calcext:value-type="float">
            <text:p>0,094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554" calcext:value-type="float">
            <text:p>0,085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331" calcext:value-type="float">
            <text:p>0,086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018" calcext:value-type="float">
            <text:p>0,071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4919" calcext:value-type="float">
            <text:p>0,0849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881" calcext:value-type="float">
            <text:p>0,093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8146" calcext:value-type="float">
            <text:p>0,088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1192" calcext:value-type="float">
            <text:p>0,091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7816" calcext:value-type="float">
            <text:p>0,0778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031" calcext:value-type="float">
            <text:p>0,09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0634" calcext:value-type="float">
            <text:p>0,090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6482" calcext:value-type="float">
            <text:p>0,086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4791" calcext:value-type="float">
            <text:p>0,084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965" calcext:value-type="float">
            <text:p>0,0719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9228" calcext:value-type="float">
            <text:p>0,089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5124" calcext:value-type="float">
            <text:p>0,095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3988" calcext:value-type="float">
            <text:p>0,083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397" calcext:value-type="float">
            <text:p>0,085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8781" calcext:value-type="float">
            <text:p>0,078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4827" calcext:value-type="float">
            <text:p>0,0948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93902" calcext:value-type="float">
            <text:p>0,093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23" calcext:value-type="float">
            <text:p>0,08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621" calcext:value-type="float">
            <text:p>0,085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34" calcext:value-type="float">
            <text:p>0,0713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2917" calcext:value-type="float">
            <text:p>0,092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993" calcext:value-type="float">
            <text:p>0,08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5706" calcext:value-type="float">
            <text:p>0,085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8797" calcext:value-type="float">
            <text:p>0,08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221" calcext:value-type="float">
            <text:p>0,072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8426" calcext:value-type="float">
            <text:p>0,0884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827" calcext:value-type="float">
            <text:p>0,233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772" calcext:value-type="float">
            <text:p>0,206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4415" calcext:value-type="float">
            <text:p>0,214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71174" calcext:value-type="float">
            <text:p>0,171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1523" calcext:value-type="float">
            <text:p>0,251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8527" calcext:value-type="float">
            <text:p>0,238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695" calcext:value-type="float">
            <text:p>0,204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975" calcext:value-type="float">
            <text:p>0,206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442" calcext:value-type="float">
            <text:p>0,154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91429" calcext:value-type="float">
            <text:p>0,291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772" calcext:value-type="float">
            <text:p>0,205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797" calcext:value-type="float">
            <text:p>0,205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597" calcext:value-type="float">
            <text:p>0,210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438" calcext:value-type="float">
            <text:p>0,1484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93914" calcext:value-type="float">
            <text:p>0,293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343" calcext:value-type="float">
            <text:p>0,208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614" calcext:value-type="float">
            <text:p>0,209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221" calcext:value-type="float">
            <text:p>0,211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62673" calcext:value-type="float">
            <text:p>0,1626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5026" calcext:value-type="float">
            <text:p>0,275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365" calcext:value-type="float">
            <text:p>0,206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198" calcext:value-type="float">
            <text:p>0,209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312" calcext:value-type="float">
            <text:p>0,213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69387" calcext:value-type="float">
            <text:p>0,1693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32321" calcext:value-type="float">
            <text:p>0,232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243" calcext:value-type="float">
            <text:p>0,234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237" calcext:value-type="float">
            <text:p>0,206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157" calcext:value-type="float">
            <text:p>0,218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9487" calcext:value-type="float">
            <text:p>0,1594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9385" calcext:value-type="float">
            <text:p>0,2593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701" calcext:value-type="float">
            <text:p>0,204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277" calcext:value-type="float">
            <text:p>0,2052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7877" calcext:value-type="float">
            <text:p>0,217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2319" calcext:value-type="float">
            <text:p>0,1523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4941" calcext:value-type="float">
            <text:p>0,264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12" calcext:value-type="float">
            <text:p>0,20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402" calcext:value-type="float">
            <text:p>0,206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993" calcext:value-type="float">
            <text:p>0,226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628" calcext:value-type="float">
            <text:p>0,1466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3572" calcext:value-type="float">
            <text:p>0,263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629" calcext:value-type="float">
            <text:p>0,206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679" calcext:value-type="float">
            <text:p>0,206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0485" calcext:value-type="float">
            <text:p>0,220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568" calcext:value-type="float">
            <text:p>0,1465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2582" calcext:value-type="float">
            <text:p>0,252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84" calcext:value-type="float">
            <text:p>0,21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389" calcext:value-type="float">
            <text:p>0,215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819" calcext:value-type="float">
            <text:p>0,218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275" calcext:value-type="float">
            <text:p>0,1472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30532" calcext:value-type="float">
            <text:p>0,2305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987" calcext:value-type="float">
            <text:p>0,233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7698" calcext:value-type="float">
            <text:p>0,217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114" calcext:value-type="float">
            <text:p>0,209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834" calcext:value-type="float">
            <text:p>0,1458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3358" calcext:value-type="float">
            <text:p>0,263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391" calcext:value-type="float">
            <text:p>0,209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4862" calcext:value-type="float">
            <text:p>0,224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621" calcext:value-type="float">
            <text:p>0,205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423" calcext:value-type="float">
            <text:p>0,1464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9858" calcext:value-type="float">
            <text:p>0,259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011" calcext:value-type="float">
            <text:p>0,213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997" calcext:value-type="float">
            <text:p>0,21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938" calcext:value-type="float">
            <text:p>0,207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4545" calcext:value-type="float">
            <text:p>0,1445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7305" calcext:value-type="float">
            <text:p>0,227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40339" calcext:value-type="float">
            <text:p>0,240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6679" calcext:value-type="float">
            <text:p>0,216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197" calcext:value-type="float">
            <text:p>0,209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612" calcext:value-type="float">
            <text:p>0,1456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1051" calcext:value-type="float">
            <text:p>0,261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288" calcext:value-type="float">
            <text:p>0,218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872" calcext:value-type="float">
            <text:p>0,208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51" calcext:value-type="float">
            <text:p>0,205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123" calcext:value-type="float">
            <text:p>0,1461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7117" calcext:value-type="float">
            <text:p>0,267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4539" calcext:value-type="float">
            <text:p>0,224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938" calcext:value-type="float">
            <text:p>0,203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966" calcext:value-type="float">
            <text:p>0,204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068" calcext:value-type="float">
            <text:p>0,147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9189" calcext:value-type="float">
            <text:p>0,2291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4961" calcext:value-type="float">
            <text:p>0,24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638" calcext:value-type="float">
            <text:p>0,206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975" calcext:value-type="float">
            <text:p>0,208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901" calcext:value-type="float">
            <text:p>0,1459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2591" calcext:value-type="float">
            <text:p>0,272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826" calcext:value-type="float">
            <text:p>0,215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025" calcext:value-type="float">
            <text:p>0,208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684" calcext:value-type="float">
            <text:p>0,211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039" calcext:value-type="float">
            <text:p>0,145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6371" calcext:value-type="float">
            <text:p>0,276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658" calcext:value-type="float">
            <text:p>0,210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251" calcext:value-type="float">
            <text:p>0,206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282" calcext:value-type="float">
            <text:p>0,207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029" calcext:value-type="float">
            <text:p>0,146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42684" calcext:value-type="float">
            <text:p>0,242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98" calcext:value-type="float">
            <text:p>0,23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424" calcext:value-type="float">
            <text:p>0,205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775" calcext:value-type="float">
            <text:p>0,207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375" calcext:value-type="float">
            <text:p>0,1493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9974" calcext:value-type="float">
            <text:p>0,2799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221" calcext:value-type="float">
            <text:p>0,206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907" calcext:value-type="float">
            <text:p>0,206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107" calcext:value-type="float">
            <text:p>0,213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1023" calcext:value-type="float">
            <text:p>0,151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8876" calcext:value-type="float">
            <text:p>0,278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707" calcext:value-type="float">
            <text:p>0,205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882" calcext:value-type="float">
            <text:p>0,205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624" calcext:value-type="float">
            <text:p>0,209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6776" calcext:value-type="float">
            <text:p>0,1567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0112" calcext:value-type="float">
            <text:p>0,270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454" calcext:value-type="float">
            <text:p>0,209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114" calcext:value-type="float">
            <text:p>0,213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98" calcext:value-type="float">
            <text:p>0,21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92" calcext:value-type="float">
            <text:p>0,15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1296" calcext:value-type="float">
            <text:p>0,261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955" calcext:value-type="float">
            <text:p>0,205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615" calcext:value-type="float">
            <text:p>0,205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994" calcext:value-type="float">
            <text:p>0,218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8642" calcext:value-type="float">
            <text:p>0,158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4836" calcext:value-type="float">
            <text:p>0,264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551" calcext:value-type="float">
            <text:p>0,206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368" calcext:value-type="float">
            <text:p>0,207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9838" calcext:value-type="float">
            <text:p>0,229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792" calcext:value-type="float">
            <text:p>0,1477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30332" calcext:value-type="float">
            <text:p>0,230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339" calcext:value-type="float">
            <text:p>0,232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493" calcext:value-type="float">
            <text:p>0,205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7924" calcext:value-type="float">
            <text:p>0,227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925" calcext:value-type="float">
            <text:p>0,1499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1056" calcext:value-type="float">
            <text:p>0,261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482" calcext:value-type="float">
            <text:p>0,203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939" calcext:value-type="float">
            <text:p>0,210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1927" calcext:value-type="float">
            <text:p>0,221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4942" calcext:value-type="float">
            <text:p>0,1449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708" calcext:value-type="float">
            <text:p>0,257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491" calcext:value-type="float">
            <text:p>0,209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141" calcext:value-type="float">
            <text:p>0,222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1017" calcext:value-type="float">
            <text:p>0,221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298" calcext:value-type="float">
            <text:p>0,1492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32849" calcext:value-type="float">
            <text:p>0,232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348" calcext:value-type="float">
            <text:p>0,234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674" calcext:value-type="float">
            <text:p>0,222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085" calcext:value-type="float">
            <text:p>0,207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3672" calcext:value-type="float">
            <text:p>0,263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995" calcext:value-type="float">
            <text:p>0,204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5763" calcext:value-type="float">
            <text:p>0,225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605" calcext:value-type="float">
            <text:p>0,211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387" calcext:value-type="float">
            <text:p>0,1483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5596" calcext:value-type="float">
            <text:p>0,265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159" calcext:value-type="float">
            <text:p>0,212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4344" calcext:value-type="float">
            <text:p>0,214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453" calcext:value-type="float">
            <text:p>0,210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731" calcext:value-type="float">
            <text:p>0,1457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0207" calcext:value-type="float">
            <text:p>0,2602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5956" calcext:value-type="float">
            <text:p>0,225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409" calcext:value-type="float">
            <text:p>0,210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91" calcext:value-type="float">
            <text:p>0,20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581" calcext:value-type="float">
            <text:p>0,1475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5412" calcext:value-type="float">
            <text:p>0,225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51492" calcext:value-type="float">
            <text:p>0,251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351" calcext:value-type="float">
            <text:p>0,209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4327" calcext:value-type="float">
            <text:p>0,214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389" calcext:value-type="float">
            <text:p>0,1493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577" calcext:value-type="float">
            <text:p>0,26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71" calcext:value-type="float">
            <text:p>0,21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275" calcext:value-type="float">
            <text:p>0,204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306" calcext:value-type="float">
            <text:p>0,212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191" calcext:value-type="float">
            <text:p>0,1461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1652" calcext:value-type="float">
            <text:p>0,271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7044" calcext:value-type="float">
            <text:p>0,217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091" calcext:value-type="float">
            <text:p>0,208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798" calcext:value-type="float">
            <text:p>0,211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655" calcext:value-type="float">
            <text:p>0,1476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6526" calcext:value-type="float">
            <text:p>0,256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931" calcext:value-type="float">
            <text:p>0,230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475" calcext:value-type="float">
            <text:p>0,206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821" calcext:value-type="float">
            <text:p>0,211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022" calcext:value-type="float">
            <text:p>0,147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1092" calcext:value-type="float">
            <text:p>0,251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718" calcext:value-type="float">
            <text:p>0,233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6063" calcext:value-type="float">
            <text:p>0,216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514" calcext:value-type="float">
            <text:p>0,211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094" calcext:value-type="float">
            <text:p>0,1480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84517" calcext:value-type="float">
            <text:p>0,284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939" calcext:value-type="float">
            <text:p>0,209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089" calcext:value-type="float">
            <text:p>0,210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035" calcext:value-type="float">
            <text:p>0,207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5995" calcext:value-type="float">
            <text:p>0,1559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5101" calcext:value-type="float">
            <text:p>0,275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979" calcext:value-type="float">
            <text:p>0,207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219" calcext:value-type="float">
            <text:p>0,208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606" calcext:value-type="float">
            <text:p>0,211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63312" calcext:value-type="float">
            <text:p>0,1633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39112" calcext:value-type="float">
            <text:p>0,239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7645" calcext:value-type="float">
            <text:p>0,227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451" calcext:value-type="float">
            <text:p>0,212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21" calcext:value-type="float">
            <text:p>0,21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6064" calcext:value-type="float">
            <text:p>0,156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31269" calcext:value-type="float">
            <text:p>0,231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7774" calcext:value-type="float">
            <text:p>0,237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966" calcext:value-type="float">
            <text:p>0,208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9813" calcext:value-type="float">
            <text:p>0,2198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4513" calcext:value-type="float">
            <text:p>0,1545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4928" calcext:value-type="float">
            <text:p>0,2649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455" calcext:value-type="float">
            <text:p>0,208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276" calcext:value-type="float">
            <text:p>0,208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7775" calcext:value-type="float">
            <text:p>0,227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688" calcext:value-type="float">
            <text:p>0,1476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4222" calcext:value-type="float">
            <text:p>0,264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339" calcext:value-type="float">
            <text:p>0,204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156" calcext:value-type="float">
            <text:p>0,207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798" calcext:value-type="float">
            <text:p>0,226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482" calcext:value-type="float">
            <text:p>0,1454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0929" calcext:value-type="float">
            <text:p>0,260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525" calcext:value-type="float">
            <text:p>0,205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63" calcext:value-type="float">
            <text:p>0,2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748" calcext:value-type="float">
            <text:p>0,213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509" calcext:value-type="float">
            <text:p>0,1495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9707" calcext:value-type="float">
            <text:p>0,259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4863" calcext:value-type="float">
            <text:p>0,214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14" calcext:value-type="float">
            <text:p>0,22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641" calcext:value-type="float">
            <text:p>0,211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814" calcext:value-type="float">
            <text:p>0,1498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9391" calcext:value-type="float">
            <text:p>0,259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896" calcext:value-type="float">
            <text:p>0,206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887" calcext:value-type="float">
            <text:p>0,222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727" calcext:value-type="float">
            <text:p>0,209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06" calcext:value-type="float">
            <text:p>0,145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5513" calcext:value-type="float">
            <text:p>0,2255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6163" calcext:value-type="float">
            <text:p>0,236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16" calcext:value-type="float">
            <text:p>0,21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944" calcext:value-type="float">
            <text:p>0,206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4" calcext:value-type="float">
            <text:p>0,1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3321" calcext:value-type="float">
            <text:p>0,263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783" calcext:value-type="float">
            <text:p>0,218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012" calcext:value-type="float">
            <text:p>0,212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942" calcext:value-type="float">
            <text:p>0,205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572" calcext:value-type="float">
            <text:p>0,1465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2522" calcext:value-type="float">
            <text:p>0,262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002" calcext:value-type="float">
            <text:p>0,226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208" calcext:value-type="float">
            <text:p>0,208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754" calcext:value-type="float">
            <text:p>0,208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093" calcext:value-type="float">
            <text:p>0,1460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5247" calcext:value-type="float">
            <text:p>0,225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50802" calcext:value-type="float">
            <text:p>0,250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472" calcext:value-type="float">
            <text:p>0,2064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188" calcext:value-type="float">
            <text:p>0,209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131" calcext:value-type="float">
            <text:p>0,1461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1694" calcext:value-type="float">
            <text:p>0,261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064" calcext:value-type="float">
            <text:p>0,218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648" calcext:value-type="float">
            <text:p>0,206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555" calcext:value-type="float">
            <text:p>0,208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611" calcext:value-type="float">
            <text:p>0,1456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5498" calcext:value-type="float">
            <text:p>0,265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331" calcext:value-type="float">
            <text:p>0,218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814" calcext:value-type="float">
            <text:p>0,206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651" calcext:value-type="float">
            <text:p>0,211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705" calcext:value-type="float">
            <text:p>0,1487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0411" calcext:value-type="float">
            <text:p>0,270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784" calcext:value-type="float">
            <text:p>0,206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065" calcext:value-type="float">
            <text:p>0,206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505" calcext:value-type="float">
            <text:p>0,211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632" calcext:value-type="float">
            <text:p>0,1486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9281" calcext:value-type="float">
            <text:p>0,279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808" calcext:value-type="float">
            <text:p>0,203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115" calcext:value-type="float">
            <text:p>0,204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934" calcext:value-type="float">
            <text:p>0,211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873" calcext:value-type="float">
            <text:p>0,1468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9791" calcext:value-type="float">
            <text:p>0,279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009" calcext:value-type="float">
            <text:p>0,206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997" calcext:value-type="float">
            <text:p>0,207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24" calcext:value-type="float">
            <text:p>0,20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1278" calcext:value-type="float">
            <text:p>0,1512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1687" calcext:value-type="float">
            <text:p>0,271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006" calcext:value-type="float">
            <text:p>0,206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183" calcext:value-type="float">
            <text:p>0,206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888" calcext:value-type="float">
            <text:p>0,206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8138" calcext:value-type="float">
            <text:p>0,1581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5044" calcext:value-type="float">
            <text:p>0,265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334" calcext:value-type="float">
            <text:p>0,211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747" calcext:value-type="float">
            <text:p>0,207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36" calcext:value-type="float">
            <text:p>0,20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66749" calcext:value-type="float">
            <text:p>0,1667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0683" calcext:value-type="float">
            <text:p>0,260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433" calcext:value-type="float">
            <text:p>0,206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723" calcext:value-type="float">
            <text:p>0,207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136" calcext:value-type="float">
            <text:p>0,215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7989" calcext:value-type="float">
            <text:p>0,1579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4384" calcext:value-type="float">
            <text:p>0,264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072" calcext:value-type="float">
            <text:p>0,204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726" calcext:value-type="float">
            <text:p>0,204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0593" calcext:value-type="float">
            <text:p>0,220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0901" calcext:value-type="float">
            <text:p>0,1509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6766" calcext:value-type="float">
            <text:p>0,2567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453" calcext:value-type="float">
            <text:p>0,209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001" calcext:value-type="float">
            <text:p>0,205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552" calcext:value-type="float">
            <text:p>0,22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666" calcext:value-type="float">
            <text:p>0,1486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4688" calcext:value-type="float">
            <text:p>0,224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801" calcext:value-type="float">
            <text:p>0,230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012" calcext:value-type="float">
            <text:p>0,208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311" calcext:value-type="float">
            <text:p>0,222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519" calcext:value-type="float">
            <text:p>0,1465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8827" calcext:value-type="float">
            <text:p>0,2588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292" calcext:value-type="float">
            <text:p>0,205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876" calcext:value-type="float">
            <text:p>0,213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455" calcext:value-type="float">
            <text:p>0,215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3026" calcext:value-type="float">
            <text:p>0,143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7084" calcext:value-type="float">
            <text:p>0,257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8" calcext:value-type="float">
            <text:p>0,2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3271" calcext:value-type="float">
            <text:p>0,223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4187" calcext:value-type="float">
            <text:p>0,214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605" calcext:value-type="float">
            <text:p>0,148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7363" calcext:value-type="float">
            <text:p>0,2673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056" calcext:value-type="float">
            <text:p>0,206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534" calcext:value-type="float">
            <text:p>0,222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131" calcext:value-type="float">
            <text:p>0,211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957" calcext:value-type="float">
            <text:p>0,1459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7058" calcext:value-type="float">
            <text:p>0,227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5801" calcext:value-type="float">
            <text:p>0,235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3206" calcext:value-type="float">
            <text:p>0,223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682" calcext:value-type="float">
            <text:p>0,206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124" calcext:value-type="float">
            <text:p>0,1461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1765" calcext:value-type="float">
            <text:p>0,261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587" calcext:value-type="float">
            <text:p>0,215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6697" calcext:value-type="float">
            <text:p>0,216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719" calcext:value-type="float">
            <text:p>0,206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0123" calcext:value-type="float">
            <text:p>0,1501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5176" calcext:value-type="float">
            <text:p>0,265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875" calcext:value-type="float">
            <text:p>0,218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122" calcext:value-type="float">
            <text:p>0,209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92" calcext:value-type="float">
            <text:p>0,21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38" calcext:value-type="float">
            <text:p>0,145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7451" calcext:value-type="float">
            <text:p>0,257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075" calcext:value-type="float">
            <text:p>0,222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603" calcext:value-type="float">
            <text:p>0,205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749" calcext:value-type="float">
            <text:p>0,207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3" calcext:value-type="float">
            <text:p>0,14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36456" calcext:value-type="float">
            <text:p>0,236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42904" calcext:value-type="float">
            <text:p>0,242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801" calcext:value-type="float">
            <text:p>0,206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486" calcext:value-type="float">
            <text:p>0,207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666" calcext:value-type="float">
            <text:p>0,1476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30764" calcext:value-type="float">
            <text:p>0,230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44284" calcext:value-type="float">
            <text:p>0,244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228" calcext:value-type="float">
            <text:p>0,205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027" calcext:value-type="float">
            <text:p>0,209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91" calcext:value-type="float">
            <text:p>0,147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7487" calcext:value-type="float">
            <text:p>0,277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391" calcext:value-type="float">
            <text:p>0,207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757" calcext:value-type="float">
            <text:p>0,204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859" calcext:value-type="float">
            <text:p>0,206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017" calcext:value-type="float">
            <text:p>0,148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7261" calcext:value-type="float">
            <text:p>0,277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691" calcext:value-type="float">
            <text:p>0,212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956" calcext:value-type="float">
            <text:p>0,212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709" calcext:value-type="float">
            <text:p>0,206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383" calcext:value-type="float">
            <text:p>0,1453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43492" calcext:value-type="float">
            <text:p>0,243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635" calcext:value-type="float">
            <text:p>0,234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395" calcext:value-type="float">
            <text:p>0,206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968" calcext:value-type="float">
            <text:p>0,2059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478" calcext:value-type="float">
            <text:p>0,1494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9665" calcext:value-type="float">
            <text:p>0,279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904" calcext:value-type="float">
            <text:p>0,204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17" calcext:value-type="float">
            <text:p>0,20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483" calcext:value-type="float">
            <text:p>0,205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3919" calcext:value-type="float">
            <text:p>0,1539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0438" calcext:value-type="float">
            <text:p>0,270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785" calcext:value-type="float">
            <text:p>0,203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216" calcext:value-type="float">
            <text:p>0,205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144" calcext:value-type="float">
            <text:p>0,211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64879" calcext:value-type="float">
            <text:p>0,1648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4544" calcext:value-type="float">
            <text:p>0,264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039" calcext:value-type="float">
            <text:p>0,204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039" calcext:value-type="float">
            <text:p>0,205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883" calcext:value-type="float">
            <text:p>0,212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8247" calcext:value-type="float">
            <text:p>0,1582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1137" calcext:value-type="float">
            <text:p>0,251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968" calcext:value-type="float">
            <text:p>0,213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102" calcext:value-type="float">
            <text:p>0,206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733" calcext:value-type="float">
            <text:p>0,213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5401" calcext:value-type="float">
            <text:p>0,155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8662" calcext:value-type="float">
            <text:p>0,2286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81" calcext:value-type="float">
            <text:p>0,23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428" calcext:value-type="float">
            <text:p>0,207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4268" calcext:value-type="float">
            <text:p>0,224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14" calcext:value-type="float">
            <text:p>0,148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9912" calcext:value-type="float">
            <text:p>0,259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367" calcext:value-type="float">
            <text:p>0,205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99" calcext:value-type="float">
            <text:p>0,20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3757" calcext:value-type="float">
            <text:p>0,223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651" calcext:value-type="float">
            <text:p>0,1486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8418" calcext:value-type="float">
            <text:p>0,258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744" calcext:value-type="float">
            <text:p>0,203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597" calcext:value-type="float">
            <text:p>0,206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0285" calcext:value-type="float">
            <text:p>0,220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448" calcext:value-type="float">
            <text:p>0,148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1782" calcext:value-type="float">
            <text:p>0,261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533" calcext:value-type="float">
            <text:p>0,205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4486" calcext:value-type="float">
            <text:p>0,214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267" calcext:value-type="float">
            <text:p>0,218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373" calcext:value-type="float">
            <text:p>0,1493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2227" calcext:value-type="float">
            <text:p>0,252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589" calcext:value-type="float">
            <text:p>0,215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0826" calcext:value-type="float">
            <text:p>0,220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23" calcext:value-type="float">
            <text:p>0,21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073" calcext:value-type="float">
            <text:p>0,148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7747" calcext:value-type="float">
            <text:p>0,227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108" calcext:value-type="float">
            <text:p>0,232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272" calcext:value-type="float">
            <text:p>0,226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698" calcext:value-type="float">
            <text:p>0,210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769" calcext:value-type="float">
            <text:p>0,1457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2138" calcext:value-type="float">
            <text:p>0,262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319" calcext:value-type="float">
            <text:p>0,210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546" calcext:value-type="float">
            <text:p>0,222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171" calcext:value-type="float">
            <text:p>0,209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054" calcext:value-type="float">
            <text:p>0,149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347" calcext:value-type="float">
            <text:p>0,26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368" calcext:value-type="float">
            <text:p>0,2153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492" calcext:value-type="float">
            <text:p>0,211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179" calcext:value-type="float">
            <text:p>0,204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267" calcext:value-type="float">
            <text:p>0,1462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4902" calcext:value-type="float">
            <text:p>0,24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9721" calcext:value-type="float">
            <text:p>0,219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23" calcext:value-type="float">
            <text:p>0,21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059" calcext:value-type="float">
            <text:p>0,212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527" calcext:value-type="float">
            <text:p>0,1475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9401" calcext:value-type="float">
            <text:p>0,229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49461" calcext:value-type="float">
            <text:p>0,249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846" calcext:value-type="float">
            <text:p>0,204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087" calcext:value-type="float">
            <text:p>0,210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6923" calcext:value-type="float">
            <text:p>0,1469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7292" calcext:value-type="float">
            <text:p>0,267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0955" calcext:value-type="float">
            <text:p>0,220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563" calcext:value-type="float">
            <text:p>0,211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933" calcext:value-type="float">
            <text:p>0,215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4994" calcext:value-type="float">
            <text:p>0,1449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4024" calcext:value-type="float">
            <text:p>0,274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987" calcext:value-type="float">
            <text:p>0,208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31" calcext:value-type="float">
            <text:p>0,20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027" calcext:value-type="float">
            <text:p>0,211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601" calcext:value-type="float">
            <text:p>0,1476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83763" calcext:value-type="float">
            <text:p>0,283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082" calcext:value-type="float">
            <text:p>0,204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024" calcext:value-type="float">
            <text:p>0,207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736" calcext:value-type="float">
            <text:p>0,208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717" calcext:value-type="float">
            <text:p>0,1457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43864" calcext:value-type="float">
            <text:p>0,2438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044" calcext:value-type="float">
            <text:p>0,232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777" calcext:value-type="float">
            <text:p>0,207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147" calcext:value-type="float">
            <text:p>0,210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7357" calcext:value-type="float">
            <text:p>0,1473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7676" calcext:value-type="float">
            <text:p>0,27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465" calcext:value-type="float">
            <text:p>0,205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34" calcext:value-type="float">
            <text:p>0,20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172" calcext:value-type="float">
            <text:p>0,206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4448" calcext:value-type="float">
            <text:p>0,154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9839" calcext:value-type="float">
            <text:p>0,269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654" calcext:value-type="float">
            <text:p>0,208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718" calcext:value-type="float">
            <text:p>0,206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691" calcext:value-type="float">
            <text:p>0,212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60265" calcext:value-type="float">
            <text:p>0,1602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9333" calcext:value-type="float">
            <text:p>0,229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66" calcext:value-type="float">
            <text:p>0,23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36" calcext:value-type="float">
            <text:p>0,20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454" calcext:value-type="float">
            <text:p>0,209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60618" calcext:value-type="float">
            <text:p>0,160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0271" calcext:value-type="float">
            <text:p>0,260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841" calcext:value-type="float">
            <text:p>0,205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096" calcext:value-type="float">
            <text:p>0,209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774" calcext:value-type="float">
            <text:p>0,21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6824" calcext:value-type="float">
            <text:p>0,1568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4012" calcext:value-type="float">
            <text:p>0,264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513" calcext:value-type="float">
            <text:p>0,206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0936" calcext:value-type="float">
            <text:p>0,210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3866" calcext:value-type="float">
            <text:p>0,223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075" calcext:value-type="float">
            <text:p>0,149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9251" calcext:value-type="float">
            <text:p>0,259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307" calcext:value-type="float">
            <text:p>0,206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162" calcext:value-type="float">
            <text:p>0,208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587" calcext:value-type="float">
            <text:p>0,226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8662" calcext:value-type="float">
            <text:p>0,148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54836" calcext:value-type="float">
            <text:p>0,254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15" calcext:value-type="float">
            <text:p>0,21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454" calcext:value-type="float">
            <text:p>0,209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3405" calcext:value-type="float">
            <text:p>0,223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5729" calcext:value-type="float">
            <text:p>0,1457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9481" calcext:value-type="float">
            <text:p>0,2294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188" calcext:value-type="float">
            <text:p>0,233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9117" calcext:value-type="float">
            <text:p>0,219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736" calcext:value-type="float">
            <text:p>0,213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9033" calcext:value-type="float">
            <text:p>0,149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1863" calcext:value-type="float">
            <text:p>0,2618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896" calcext:value-type="float">
            <text:p>0,206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4932" calcext:value-type="float">
            <text:p>0,224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181" calcext:value-type="float">
            <text:p>0,212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50176" calcext:value-type="float">
            <text:p>0,1501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6468" calcext:value-type="float">
            <text:p>0,264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67889" calcext:value-type="float">
            <text:p>0,467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999" calcext:value-type="float">
            <text:p>0,432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6864" calcext:value-type="float">
            <text:p>0,446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59253" calcext:value-type="float">
            <text:p>0,3592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2454" calcext:value-type="float">
            <text:p>0,432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655" calcext:value-type="float">
            <text:p>0,50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289" calcext:value-type="float">
            <text:p>0,435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4717" calcext:value-type="float">
            <text:p>0,454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20383" calcext:value-type="float">
            <text:p>0,3203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4373" calcext:value-type="float">
            <text:p>0,514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309" calcext:value-type="float">
            <text:p>0,43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748" calcext:value-type="float">
            <text:p>0,434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311" calcext:value-type="float">
            <text:p>0,43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441" calcext:value-type="float">
            <text:p>0,2684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2438" calcext:value-type="float">
            <text:p>0,512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843" calcext:value-type="float">
            <text:p>0,431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927" calcext:value-type="float">
            <text:p>0,445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503" calcext:value-type="float">
            <text:p>0,427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098" calcext:value-type="float">
            <text:p>0,2670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6551" calcext:value-type="float">
            <text:p>0,506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737" calcext:value-type="float">
            <text:p>0,431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4303" calcext:value-type="float">
            <text:p>0,444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823" calcext:value-type="float">
            <text:p>0,434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0183" calcext:value-type="float">
            <text:p>0,2701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46511" calcext:value-type="float">
            <text:p>0,446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6852" calcext:value-type="float">
            <text:p>0,486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493" calcext:value-type="float">
            <text:p>0,445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945" calcext:value-type="float">
            <text:p>0,431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0449" calcext:value-type="float">
            <text:p>0,2704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2326" calcext:value-type="float">
            <text:p>0,502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8155" calcext:value-type="float">
            <text:p>0,438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276" calcext:value-type="float">
            <text:p>0,445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926" calcext:value-type="float">
            <text:p>0,426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2149" calcext:value-type="float">
            <text:p>0,2821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8733" calcext:value-type="float">
            <text:p>0,4987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999" calcext:value-type="float">
            <text:p>0,445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6474" calcext:value-type="float">
            <text:p>0,436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406" calcext:value-type="float">
            <text:p>0,429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3436" calcext:value-type="float">
            <text:p>0,2834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23942" calcext:value-type="float">
            <text:p>0,423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8232" calcext:value-type="float">
            <text:p>0,508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52" calcext:value-type="float">
            <text:p>0,42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007" calcext:value-type="float">
            <text:p>0,434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5994" calcext:value-type="float">
            <text:p>0,2759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6468" calcext:value-type="float">
            <text:p>0,4964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4335" calcext:value-type="float">
            <text:p>0,454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885" calcext:value-type="float">
            <text:p>0,429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598" calcext:value-type="float">
            <text:p>0,442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976" calcext:value-type="float">
            <text:p>0,2689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038" calcext:value-type="float">
            <text:p>0,51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2774" calcext:value-type="float">
            <text:p>0,452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409" calcext:value-type="float">
            <text:p>0,431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9114" calcext:value-type="float">
            <text:p>0,459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5616" calcext:value-type="float">
            <text:p>0,2656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1368" calcext:value-type="float">
            <text:p>0,431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7868" calcext:value-type="float">
            <text:p>0,507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754" calcext:value-type="float">
            <text:p>0,429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4865" calcext:value-type="float">
            <text:p>0,454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2694" calcext:value-type="float">
            <text:p>0,2626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6258" calcext:value-type="float">
            <text:p>0,5062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6754" calcext:value-type="float">
            <text:p>0,436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0532" calcext:value-type="float">
            <text:p>0,440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197" calcext:value-type="float">
            <text:p>0,447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693" calcext:value-type="float">
            <text:p>0,2666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1778" calcext:value-type="float">
            <text:p>0,511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377" calcext:value-type="float">
            <text:p>0,434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357" calcext:value-type="float">
            <text:p>0,44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6594" calcext:value-type="float">
            <text:p>0,436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5669" calcext:value-type="float">
            <text:p>0,2656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342" calcext:value-type="float">
            <text:p>0,51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61" calcext:value-type="float">
            <text:p>0,43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1474" calcext:value-type="float">
            <text:p>0,451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723" calcext:value-type="float">
            <text:p>0,425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1066" calcext:value-type="float">
            <text:p>0,271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47825" calcext:value-type="float">
            <text:p>0,447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91086" calcext:value-type="float">
            <text:p>0,491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4571" calcext:value-type="float">
            <text:p>0,454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7177" calcext:value-type="float">
            <text:p>0,437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7315" calcext:value-type="float">
            <text:p>0,2773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567" calcext:value-type="float">
            <text:p>0,49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3711" calcext:value-type="float">
            <text:p>0,443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417" calcext:value-type="float">
            <text:p>0,442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7335" calcext:value-type="float">
            <text:p>0,437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4789" calcext:value-type="float">
            <text:p>0,2847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5772" calcext:value-type="float">
            <text:p>0,495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3889" calcext:value-type="float">
            <text:p>0,453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597" calcext:value-type="float">
            <text:p>0,428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128" calcext:value-type="float">
            <text:p>0,435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0932" calcext:value-type="float">
            <text:p>0,280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1009" calcext:value-type="float">
            <text:p>0,491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2565" calcext:value-type="float">
            <text:p>0,452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793" calcext:value-type="float">
            <text:p>0,432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0352" calcext:value-type="float">
            <text:p>0,440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145" calcext:value-type="float">
            <text:p>0,2661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4241" calcext:value-type="float">
            <text:p>0,494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8811" calcext:value-type="float">
            <text:p>0,458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3288" calcext:value-type="float">
            <text:p>0,433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5589" calcext:value-type="float">
            <text:p>0,455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314" calcext:value-type="float">
            <text:p>0,2683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6445" calcext:value-type="float">
            <text:p>0,436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8135" calcext:value-type="float">
            <text:p>0,508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4347" calcext:value-type="float">
            <text:p>0,424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1525" calcext:value-type="float">
            <text:p>0,451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23" calcext:value-type="float">
            <text:p>0,266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3129" calcext:value-type="float">
            <text:p>0,5131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7275" calcext:value-type="float">
            <text:p>0,437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027" calcext:value-type="float">
            <text:p>0,435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0014" calcext:value-type="float">
            <text:p>0,450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267" calcext:value-type="float">
            <text:p>0,2682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5978" calcext:value-type="float">
            <text:p>0,515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506" calcext:value-type="float">
            <text:p>0,427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6837" calcext:value-type="float">
            <text:p>0,446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946" calcext:value-type="float">
            <text:p>0,425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061" calcext:value-type="float">
            <text:p>0,267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0071" calcext:value-type="float">
            <text:p>0,450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6611" calcext:value-type="float">
            <text:p>0,486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1242" calcext:value-type="float">
            <text:p>0,451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7123" calcext:value-type="float">
            <text:p>0,437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345" calcext:value-type="float">
            <text:p>0,2673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0172" calcext:value-type="float">
            <text:p>0,510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8236" calcext:value-type="float">
            <text:p>0,438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4754" calcext:value-type="float">
            <text:p>0,444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28" calcext:value-type="float">
            <text:p>0,43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0587" calcext:value-type="float">
            <text:p>0,2705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7345" calcext:value-type="float">
            <text:p>0,507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987" calcext:value-type="float">
            <text:p>0,435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6878" calcext:value-type="float">
            <text:p>0,446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3906" calcext:value-type="float">
            <text:p>0,433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6198" calcext:value-type="float">
            <text:p>0,2861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2739" calcext:value-type="float">
            <text:p>0,492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8215" calcext:value-type="float">
            <text:p>0,448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551" calcext:value-type="float">
            <text:p>0,434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09" calcext:value-type="float">
            <text:p>0,42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3331" calcext:value-type="float">
            <text:p>0,2833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3951" calcext:value-type="float">
            <text:p>0,503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3563" calcext:value-type="float">
            <text:p>0,453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9436" calcext:value-type="float">
            <text:p>0,439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928" calcext:value-type="float">
            <text:p>0,445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8695" calcext:value-type="float">
            <text:p>0,2786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8108" calcext:value-type="float">
            <text:p>0,4381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7053" calcext:value-type="float">
            <text:p>0,507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3892" calcext:value-type="float">
            <text:p>0,433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712" calcext:value-type="float">
            <text:p>0,447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552" calcext:value-type="float">
            <text:p>0,2685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0515" calcext:value-type="float">
            <text:p>0,4905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983" calcext:value-type="float">
            <text:p>0,44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473" calcext:value-type="float">
            <text:p>0,425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499" calcext:value-type="float">
            <text:p>0,442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268" calcext:value-type="float">
            <text:p>0,2662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0574" calcext:value-type="float">
            <text:p>0,510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135" calcext:value-type="float">
            <text:p>0,435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737" calcext:value-type="float">
            <text:p>0,426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1851" calcext:value-type="float">
            <text:p>0,441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2281" calcext:value-type="float">
            <text:p>0,2722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8284" calcext:value-type="float">
            <text:p>0,5082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306" calcext:value-type="float">
            <text:p>0,435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0728" calcext:value-type="float">
            <text:p>0,440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3923" calcext:value-type="float">
            <text:p>0,433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695" calcext:value-type="float">
            <text:p>0,2686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3728" calcext:value-type="float">
            <text:p>0,513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232" calcext:value-type="float">
            <text:p>0,435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13" calcext:value-type="float">
            <text:p>0,44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455" calcext:value-type="float">
            <text:p>0,42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9431" calcext:value-type="float">
            <text:p>0,2694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2814" calcext:value-type="float">
            <text:p>0,502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7287" calcext:value-type="float">
            <text:p>0,457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8807" calcext:value-type="float">
            <text:p>0,448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0047" calcext:value-type="float">
            <text:p>0,430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233" calcext:value-type="float">
            <text:p>0,272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48177" calcext:value-type="float">
            <text:p>0,448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8239" calcext:value-type="float">
            <text:p>0,488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038" calcext:value-type="float">
            <text:p>0,442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142" calcext:value-type="float">
            <text:p>0,427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4118" calcext:value-type="float">
            <text:p>0,274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2588" calcext:value-type="float">
            <text:p>0,4925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0602" calcext:value-type="float">
            <text:p>0,450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381" calcext:value-type="float">
            <text:p>0,445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008" calcext:value-type="float">
            <text:p>0,426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6648" calcext:value-type="float">
            <text:p>0,2866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2399" calcext:value-type="float">
            <text:p>0,502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1593" calcext:value-type="float">
            <text:p>0,451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858" calcext:value-type="float">
            <text:p>0,431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751" calcext:value-type="float">
            <text:p>0,437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9334" calcext:value-type="float">
            <text:p>0,2793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3574" calcext:value-type="float">
            <text:p>0,433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5918" calcext:value-type="float">
            <text:p>0,505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0253" calcext:value-type="float">
            <text:p>0,430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353" calcext:value-type="float">
            <text:p>0,447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809" calcext:value-type="float">
            <text:p>0,2678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0255" calcext:value-type="float">
            <text:p>0,500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2257" calcext:value-type="float">
            <text:p>0,452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811" calcext:value-type="float">
            <text:p>0,428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8149" calcext:value-type="float">
            <text:p>0,448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162" calcext:value-type="float">
            <text:p>0,2671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8839" calcext:value-type="float">
            <text:p>0,508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4889" calcext:value-type="float">
            <text:p>0,444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467" calcext:value-type="float">
            <text:p>0,429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245" calcext:value-type="float">
            <text:p>0,447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821" calcext:value-type="float">
            <text:p>0,2688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4496" calcext:value-type="float">
            <text:p>0,44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95013" calcext:value-type="float">
            <text:p>0,495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988" calcext:value-type="float">
            <text:p>0,429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8047" calcext:value-type="float">
            <text:p>0,438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907" calcext:value-type="float">
            <text:p>0,2669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6531" calcext:value-type="float">
            <text:p>0,506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686" calcext:value-type="float">
            <text:p>0,435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6787" calcext:value-type="float">
            <text:p>0,446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9616" calcext:value-type="float">
            <text:p>0,439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3456" calcext:value-type="float">
            <text:p>0,263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8255" calcext:value-type="float">
            <text:p>0,508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056" calcext:value-type="float">
            <text:p>0,435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9806" calcext:value-type="float">
            <text:p>0,449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042" calcext:value-type="float">
            <text:p>0,43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29" calcext:value-type="float">
            <text:p>0,267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6323" calcext:value-type="float">
            <text:p>0,5163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3749" calcext:value-type="float">
            <text:p>0,433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968" calcext:value-type="float">
            <text:p>0,445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503" calcext:value-type="float">
            <text:p>0,431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069" calcext:value-type="float">
            <text:p>0,27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48032" calcext:value-type="float">
            <text:p>0,448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5976" calcext:value-type="float">
            <text:p>0,485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8089" calcext:value-type="float">
            <text:p>0,448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236" calcext:value-type="float">
            <text:p>0,427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2936" calcext:value-type="float">
            <text:p>0,2829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2281" calcext:value-type="float">
            <text:p>0,492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6857" calcext:value-type="float">
            <text:p>0,456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8053" calcext:value-type="float">
            <text:p>0,438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931" calcext:value-type="float">
            <text:p>0,432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3113" calcext:value-type="float">
            <text:p>0,2831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3112" calcext:value-type="float">
            <text:p>0,493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63139" calcext:value-type="float">
            <text:p>0,463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2989" calcext:value-type="float">
            <text:p>0,422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3079" calcext:value-type="float">
            <text:p>0,443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3254" calcext:value-type="float">
            <text:p>0,2732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7309" calcext:value-type="float">
            <text:p>0,4973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9845" calcext:value-type="float">
            <text:p>0,449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3612" calcext:value-type="float">
            <text:p>0,423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865" calcext:value-type="float">
            <text:p>0,442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1756" calcext:value-type="float">
            <text:p>0,2717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25872" calcext:value-type="float">
            <text:p>0,425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9683" calcext:value-type="float">
            <text:p>0,509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3528" calcext:value-type="float">
            <text:p>0,423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1404" calcext:value-type="float">
            <text:p>0,441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827" calcext:value-type="float">
            <text:p>0,2668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7058" calcext:value-type="float">
            <text:p>0,497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6857" calcext:value-type="float">
            <text:p>0,446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0765" calcext:value-type="float">
            <text:p>0,430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1809" calcext:value-type="float">
            <text:p>0,441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9522" calcext:value-type="float">
            <text:p>0,2695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9286" calcext:value-type="float">
            <text:p>0,519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655" calcext:value-type="float">
            <text:p>0,431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4687" calcext:value-type="float">
            <text:p>0,424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0484" calcext:value-type="float">
            <text:p>0,450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902" calcext:value-type="float">
            <text:p>0,279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7543" calcext:value-type="float">
            <text:p>0,457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7601" calcext:value-type="float">
            <text:p>0,487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6987" calcext:value-type="float">
            <text:p>0,446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788" calcext:value-type="float">
            <text:p>0,425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633" calcext:value-type="float">
            <text:p>0,2676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2455" calcext:value-type="float">
            <text:p>0,512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569" calcext:value-type="float">
            <text:p>0,428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61265" calcext:value-type="float">
            <text:p>0,461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0775" calcext:value-type="float">
            <text:p>0,610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15145" calcext:value-type="float">
            <text:p>0,3151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85784" calcext:value-type="float">
            <text:p>0,485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8079" calcext:value-type="float">
            <text:p>0,448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488" calcext:value-type="float">
            <text:p>0,429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228" calcext:value-type="float">
            <text:p>0,426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7394" calcext:value-type="float">
            <text:p>0,2873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1154" calcext:value-type="float">
            <text:p>0,491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3084" calcext:value-type="float">
            <text:p>0,453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405" calcext:value-type="float">
            <text:p>0,427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206" calcext:value-type="float">
            <text:p>0,435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9121" calcext:value-type="float">
            <text:p>0,2791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568" calcext:value-type="float">
            <text:p>0,49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837" calcext:value-type="float">
            <text:p>0,45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326" calcext:value-type="float">
            <text:p>0,425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8959" calcext:value-type="float">
            <text:p>0,448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4865" calcext:value-type="float">
            <text:p>0,2648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3342" calcext:value-type="float">
            <text:p>0,433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10682" calcext:value-type="float">
            <text:p>0,510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716" calcext:value-type="float">
            <text:p>0,427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2144" calcext:value-type="float">
            <text:p>0,452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3523" calcext:value-type="float">
            <text:p>0,2635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588" calcext:value-type="float">
            <text:p>0,495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743" calcext:value-type="float">
            <text:p>0,447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498" calcext:value-type="float">
            <text:p>0,426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3478" calcext:value-type="float">
            <text:p>0,453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9327" calcext:value-type="float">
            <text:p>0,2693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5908" calcext:value-type="float">
            <text:p>0,505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183" calcext:value-type="float">
            <text:p>0,434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271" calcext:value-type="float">
            <text:p>0,442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8918" calcext:value-type="float">
            <text:p>0,448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519" calcext:value-type="float">
            <text:p>0,2675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7661" calcext:value-type="float">
            <text:p>0,5076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7314" calcext:value-type="float">
            <text:p>0,437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436" calcext:value-type="float">
            <text:p>0,447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252" calcext:value-type="float">
            <text:p>0,4292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9505" calcext:value-type="float">
            <text:p>0,2695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8574" calcext:value-type="float">
            <text:p>0,518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826" calcext:value-type="float">
            <text:p>0,426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956" calcext:value-type="float">
            <text:p>0,442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89" calcext:value-type="float">
            <text:p>0,42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471" calcext:value-type="float">
            <text:p>0,2664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48695" calcext:value-type="float">
            <text:p>0,448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4045" calcext:value-type="float">
            <text:p>0,484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4766" calcext:value-type="float">
            <text:p>0,444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714" calcext:value-type="float">
            <text:p>0,427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4334" calcext:value-type="float">
            <text:p>0,2743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9559" calcext:value-type="float">
            <text:p>0,5095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0867" calcext:value-type="float">
            <text:p>0,440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3838" calcext:value-type="float">
            <text:p>0,443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733" calcext:value-type="float">
            <text:p>0,432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7033" calcext:value-type="float">
            <text:p>0,287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166" calcext:value-type="float">
            <text:p>0,501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511" calcext:value-type="float">
            <text:p>0,447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597" calcext:value-type="float">
            <text:p>0,429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9164" calcext:value-type="float">
            <text:p>0,439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7528" calcext:value-type="float">
            <text:p>0,2875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2567" calcext:value-type="float">
            <text:p>0,42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5226" calcext:value-type="float">
            <text:p>0,505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772" calcext:value-type="float">
            <text:p>0,426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965" calcext:value-type="float">
            <text:p>0,442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5211" calcext:value-type="float">
            <text:p>0,2752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87764" calcext:value-type="float">
            <text:p>0,487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4815" calcext:value-type="float">
            <text:p>0,454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0438" calcext:value-type="float">
            <text:p>0,430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6451" calcext:value-type="float">
            <text:p>0,446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088" calcext:value-type="float">
            <text:p>0,2680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0919" calcext:value-type="float">
            <text:p>0,4909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5983" calcext:value-type="float">
            <text:p>0,455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928" calcext:value-type="float">
            <text:p>0,426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616" calcext:value-type="float">
            <text:p>0,447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145" calcext:value-type="float">
            <text:p>0,271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21904" calcext:value-type="float">
            <text:p>0,5219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0648" calcext:value-type="float">
            <text:p>0,430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738" calcext:value-type="float">
            <text:p>0,425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671" calcext:value-type="float">
            <text:p>0,442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067" calcext:value-type="float">
            <text:p>0,267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46756" calcext:value-type="float">
            <text:p>0,4467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6643" calcext:value-type="float">
            <text:p>0,486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9674" calcext:value-type="float">
            <text:p>0,439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6038" calcext:value-type="float">
            <text:p>0,446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946" calcext:value-type="float">
            <text:p>0,2669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3991" calcext:value-type="float">
            <text:p>0,5139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717" calcext:value-type="float">
            <text:p>0,434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705" calcext:value-type="float">
            <text:p>0,4477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8856" calcext:value-type="float">
            <text:p>0,438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416" calcext:value-type="float">
            <text:p>0,2664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7966" calcext:value-type="float">
            <text:p>0,507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6945" calcext:value-type="float">
            <text:p>0,436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3426" calcext:value-type="float">
            <text:p>0,443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657" calcext:value-type="float">
            <text:p>0,43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0882" calcext:value-type="float">
            <text:p>0,270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1722" calcext:value-type="float">
            <text:p>0,51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322" calcext:value-type="float">
            <text:p>0,432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8662" calcext:value-type="float">
            <text:p>0,448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7629" calcext:value-type="float">
            <text:p>0,437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0847" calcext:value-type="float">
            <text:p>0,2808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8499" calcext:value-type="float">
            <text:p>0,438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3298" calcext:value-type="float">
            <text:p>0,503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808" calcext:value-type="float">
            <text:p>0,432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103" calcext:value-type="float">
            <text:p>0,428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0111" calcext:value-type="float">
            <text:p>0,2801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2259" calcext:value-type="float">
            <text:p>0,492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4209" calcext:value-type="float">
            <text:p>0,454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656" calcext:value-type="float">
            <text:p>0,428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7142" calcext:value-type="float">
            <text:p>0,447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097" calcext:value-type="float">
            <text:p>0,280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1107" calcext:value-type="float">
            <text:p>0,501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9554" calcext:value-type="float">
            <text:p>0,459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23" calcext:value-type="float">
            <text:p>0,43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3239" calcext:value-type="float">
            <text:p>0,453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949" calcext:value-type="float">
            <text:p>0,2679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2514" calcext:value-type="float">
            <text:p>0,42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2269" calcext:value-type="float">
            <text:p>0,502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409" calcext:value-type="float">
            <text:p>0,428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4443" calcext:value-type="float">
            <text:p>0,444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201" calcext:value-type="float">
            <text:p>0,2672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0795" calcext:value-type="float">
            <text:p>0,490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0072" calcext:value-type="float">
            <text:p>0,450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576" calcext:value-type="float">
            <text:p>0,4255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285" calcext:value-type="float">
            <text:p>0,445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3456" calcext:value-type="float">
            <text:p>0,273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327" calcext:value-type="float">
            <text:p>0,50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4476" calcext:value-type="float">
            <text:p>0,484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72664" calcext:value-type="float">
            <text:p>0,472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0111" calcext:value-type="float">
            <text:p>0,480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00829" calcext:value-type="float">
            <text:p>0,3008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44471" calcext:value-type="float">
            <text:p>0,544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75496" calcext:value-type="float">
            <text:p>0,475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79012" calcext:value-type="float">
            <text:p>0,479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70972" calcext:value-type="float">
            <text:p>0,470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90698" calcext:value-type="float">
            <text:p>0,2906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7304" calcext:value-type="float">
            <text:p>0,477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1235" calcext:value-type="float">
            <text:p>0,541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75035" calcext:value-type="float">
            <text:p>0,475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78174" calcext:value-type="float">
            <text:p>0,478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95897" calcext:value-type="float">
            <text:p>0,2958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47113" calcext:value-type="float">
            <text:p>0,547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79544" calcext:value-type="float">
            <text:p>0,479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71773" calcext:value-type="float">
            <text:p>0,471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4127" calcext:value-type="float">
            <text:p>0,444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396" calcext:value-type="float">
            <text:p>0,2673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8849" calcext:value-type="float">
            <text:p>0,498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945" calcext:value-type="float">
            <text:p>0,435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041" calcext:value-type="float">
            <text:p>0,426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1652" calcext:value-type="float">
            <text:p>0,421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5085" calcext:value-type="float">
            <text:p>0,265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9219" calcext:value-type="float">
            <text:p>0,479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2463" calcext:value-type="float">
            <text:p>0,452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534" calcext:value-type="float">
            <text:p>0,429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447" calcext:value-type="float">
            <text:p>0,429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064" calcext:value-type="float">
            <text:p>0,267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8301" calcext:value-type="float">
            <text:p>0,438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5467" calcext:value-type="float">
            <text:p>0,485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693" calcext:value-type="float">
            <text:p>0,428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734" calcext:value-type="float">
            <text:p>0,434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128" calcext:value-type="float">
            <text:p>0,2681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9066" calcext:value-type="float">
            <text:p>0,499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911" calcext:value-type="float">
            <text:p>0,432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103" calcext:value-type="float">
            <text:p>0,431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282" calcext:value-type="float">
            <text:p>0,425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037" calcext:value-type="float">
            <text:p>0,268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0235" calcext:value-type="float">
            <text:p>0,490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8504" calcext:value-type="float">
            <text:p>0,438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44" calcext:value-type="float">
            <text:p>0,43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567" calcext:value-type="float">
            <text:p>0,427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0839" calcext:value-type="float">
            <text:p>0,2708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4366" calcext:value-type="float">
            <text:p>0,474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8539" calcext:value-type="float">
            <text:p>0,458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387" calcext:value-type="float">
            <text:p>0,431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558" calcext:value-type="float">
            <text:p>0,431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9405" calcext:value-type="float">
            <text:p>0,2694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4384" calcext:value-type="float">
            <text:p>0,434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91198" calcext:value-type="float">
            <text:p>0,4911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416" calcext:value-type="float">
            <text:p>0,425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122" calcext:value-type="float">
            <text:p>0,435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9369" calcext:value-type="float">
            <text:p>0,2693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89091" calcext:value-type="float">
            <text:p>0,489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0614" calcext:value-type="float">
            <text:p>0,440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854" calcext:value-type="float">
            <text:p>0,426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366" calcext:value-type="float">
            <text:p>0,431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091" calcext:value-type="float">
            <text:p>0,270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88739" calcext:value-type="float">
            <text:p>0,488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687" calcext:value-type="float">
            <text:p>0,435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06" calcext:value-type="float">
            <text:p>0,42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525" calcext:value-type="float">
            <text:p>0,435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619" calcext:value-type="float">
            <text:p>0,2676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86076" calcext:value-type="float">
            <text:p>0,4860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4935" calcext:value-type="float">
            <text:p>0,444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1049" calcext:value-type="float">
            <text:p>0,431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192" calcext:value-type="float">
            <text:p>0,429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691" calcext:value-type="float">
            <text:p>0,2676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88546" calcext:value-type="float">
            <text:p>0,488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024" calcext:value-type="float">
            <text:p>0,442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734" calcext:value-type="float">
            <text:p>0,428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455" calcext:value-type="float">
            <text:p>0,432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583" calcext:value-type="float">
            <text:p>0,2675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0224" calcext:value-type="float">
            <text:p>0,490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70096" calcext:value-type="float">
            <text:p>0,470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358" calcext:value-type="float">
            <text:p>0,425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595" calcext:value-type="float">
            <text:p>0,428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688" calcext:value-type="float">
            <text:p>0,2676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6195" calcext:value-type="float">
            <text:p>0,506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11" calcext:value-type="float">
            <text:p>0,43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356" calcext:value-type="float">
            <text:p>0,435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1333" calcext:value-type="float">
            <text:p>0,441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326" calcext:value-type="float">
            <text:p>0,2673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41515" calcext:value-type="float">
            <text:p>0,4415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603" calcext:value-type="float">
            <text:p>0,48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634" calcext:value-type="float">
            <text:p>0,425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6449" calcext:value-type="float">
            <text:p>0,436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904" calcext:value-type="float">
            <text:p>0,2679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4914" calcext:value-type="float">
            <text:p>0,504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6564" calcext:value-type="float">
            <text:p>0,436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5192" calcext:value-type="float">
            <text:p>0,45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512" calcext:value-type="float">
            <text:p>0,432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4921" calcext:value-type="float">
            <text:p>0,2649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1639" calcext:value-type="float">
            <text:p>0,501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9635" calcext:value-type="float">
            <text:p>0,439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0755" calcext:value-type="float">
            <text:p>0,430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152" calcext:value-type="float">
            <text:p>0,435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0449" calcext:value-type="float">
            <text:p>0,2704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05536" calcext:value-type="float">
            <text:p>0,505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281" calcext:value-type="float">
            <text:p>0,432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2605" calcext:value-type="float">
            <text:p>0,442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5906" calcext:value-type="float">
            <text:p>0,425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6092" calcext:value-type="float">
            <text:p>0,2660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6183" calcext:value-type="float">
            <text:p>0,496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61805" calcext:value-type="float">
            <text:p>0,4618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0537" calcext:value-type="float">
            <text:p>0,440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855" calcext:value-type="float">
            <text:p>0,432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222" calcext:value-type="float">
            <text:p>0,272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32195" calcext:value-type="float">
            <text:p>0,432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465" calcext:value-type="float">
            <text:p>0,48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363" calcext:value-type="float">
            <text:p>0,427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219" calcext:value-type="float">
            <text:p>0,432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288" calcext:value-type="float">
            <text:p>0,2672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93749" calcext:value-type="float">
            <text:p>0,4937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623" calcext:value-type="float">
            <text:p>1,08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167" calcext:value-type="float">
            <text:p>0,998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78433" calcext:value-type="float">
            <text:p>0,978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3214" calcext:value-type="float">
            <text:p>0,6032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691" calcext:value-type="float">
            <text:p>1,096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0175" calcext:value-type="float">
            <text:p>0,980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4956" calcext:value-type="float">
            <text:p>0,984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467" calcext:value-type="float">
            <text:p>1,004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6803" calcext:value-type="float">
            <text:p>0,4968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156" calcext:value-type="float">
            <text:p>1,081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9043" calcext:value-type="float">
            <text:p>0,989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7337" calcext:value-type="float">
            <text:p>0,987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4503" calcext:value-type="float">
            <text:p>0,984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7215" calcext:value-type="float">
            <text:p>0,4972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526" calcext:value-type="float">
            <text:p>1,09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76725" calcext:value-type="float">
            <text:p>0,976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78683" calcext:value-type="float">
            <text:p>0,978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965" calcext:value-type="float">
            <text:p>1,00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4821" calcext:value-type="float">
            <text:p>0,4948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558" calcext:value-type="float">
            <text:p>1,31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64" calcext:value-type="float">
            <text:p>1,0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479" calcext:value-type="float">
            <text:p>1,09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21" calcext:value-type="float">
            <text:p>1,0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56804" calcext:value-type="float">
            <text:p>0,556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1001" calcext:value-type="float">
            <text:p>1,21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545" calcext:value-type="float">
            <text:p>1,08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161" calcext:value-type="float">
            <text:p>1,09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61" calcext:value-type="float">
            <text:p>1,0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46677" calcext:value-type="float">
            <text:p>0,5466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9759" calcext:value-type="float">
            <text:p>1,19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344" calcext:value-type="float">
            <text:p>1,08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295" calcext:value-type="float">
            <text:p>1,09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029" calcext:value-type="float">
            <text:p>1,10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8957" calcext:value-type="float">
            <text:p>0,4989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261" calcext:value-type="float">
            <text:p>1,08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77223" calcext:value-type="float">
            <text:p>0,977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484" calcext:value-type="float">
            <text:p>0,993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9627" calcext:value-type="float">
            <text:p>0,989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4507" calcext:value-type="float">
            <text:p>0,4945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741" calcext:value-type="float">
            <text:p>1,08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5106" calcext:value-type="float">
            <text:p>0,985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156" calcext:value-type="float">
            <text:p>0,995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6113" calcext:value-type="float">
            <text:p>0,986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13686" calcext:value-type="float">
            <text:p>0,6136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739" calcext:value-type="float">
            <text:p>1,10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406" calcext:value-type="float">
            <text:p>0,997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785" calcext:value-type="float">
            <text:p>1,00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875" calcext:value-type="float">
            <text:p>1,00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9005" calcext:value-type="float">
            <text:p>0,499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612" calcext:value-type="float">
            <text:p>1,096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229" calcext:value-type="float">
            <text:p>0,997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506" calcext:value-type="float">
            <text:p>1,01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58" calcext:value-type="float">
            <text:p>1,02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503" calcext:value-type="float">
            <text:p>0,495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74" calcext:value-type="float">
            <text:p>1,1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9919" calcext:value-type="float">
            <text:p>0,989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306" calcext:value-type="float">
            <text:p>0,997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176" calcext:value-type="float">
            <text:p>1,00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7996" calcext:value-type="float">
            <text:p>0,5179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2372" calcext:value-type="float">
            <text:p>1,123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329" calcext:value-type="float">
            <text:p>0,996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628" calcext:value-type="float">
            <text:p>0,998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38" calcext:value-type="float">
            <text:p>1,00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5349" calcext:value-type="float">
            <text:p>0,4953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255" calcext:value-type="float">
            <text:p>1,09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694" calcext:value-type="float">
            <text:p>1,00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006" calcext:value-type="float">
            <text:p>1,01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054" calcext:value-type="float">
            <text:p>1,01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9375" calcext:value-type="float">
            <text:p>0,5093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967" calcext:value-type="float">
            <text:p>1,08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9872" calcext:value-type="float">
            <text:p>0,989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91" calcext:value-type="float">
            <text:p>0,99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12" calcext:value-type="float">
            <text:p>0,99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3005" calcext:value-type="float">
            <text:p>0,513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35" calcext:value-type="float">
            <text:p>1,1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242" calcext:value-type="float">
            <text:p>1,00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761" calcext:value-type="float">
            <text:p>1,00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291" calcext:value-type="float">
            <text:p>1,01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4031" calcext:value-type="float">
            <text:p>0,504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67" calcext:value-type="float">
            <text:p>1,10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212" calcext:value-type="float">
            <text:p>1,01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133" calcext:value-type="float">
            <text:p>1,00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31" calcext:value-type="float">
            <text:p>1,00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912" calcext:value-type="float">
            <text:p>0,499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133" calcext:value-type="float">
            <text:p>1,091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74724" calcext:value-type="float">
            <text:p>0,974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2583" calcext:value-type="float">
            <text:p>0,982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274" calcext:value-type="float">
            <text:p>0,992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167" calcext:value-type="float">
            <text:p>0,501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345" calcext:value-type="float">
            <text:p>1,09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0693" calcext:value-type="float">
            <text:p>0,980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679" calcext:value-type="float">
            <text:p>0,992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973" calcext:value-type="float">
            <text:p>0,992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324" calcext:value-type="float">
            <text:p>0,493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988" calcext:value-type="float">
            <text:p>1,08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77369" calcext:value-type="float">
            <text:p>0,977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6137" calcext:value-type="float">
            <text:p>0,986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02" calcext:value-type="float">
            <text:p>1,00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9609" calcext:value-type="float">
            <text:p>0,4996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821" calcext:value-type="float">
            <text:p>1,09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7548" calcext:value-type="float">
            <text:p>0,987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1825" calcext:value-type="float">
            <text:p>0,991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8883" calcext:value-type="float">
            <text:p>0,988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6809" calcext:value-type="float">
            <text:p>0,4968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005" calcext:value-type="float">
            <text:p>1,10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6082" calcext:value-type="float">
            <text:p>0,986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581" calcext:value-type="float">
            <text:p>0,994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7584" calcext:value-type="float">
            <text:p>0,987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7822" calcext:value-type="float">
            <text:p>0,5078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631" calcext:value-type="float">
            <text:p>1,08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9901" calcext:value-type="float">
            <text:p>0,989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708" calcext:value-type="float">
            <text:p>0,995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401" calcext:value-type="float">
            <text:p>0,998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4777" calcext:value-type="float">
            <text:p>0,4947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347" calcext:value-type="float">
            <text:p>1,10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8663" calcext:value-type="float">
            <text:p>0,988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468" calcext:value-type="float">
            <text:p>1,01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71" calcext:value-type="float">
            <text:p>1,00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0561" calcext:value-type="float">
            <text:p>0,5005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46" calcext:value-type="float">
            <text:p>1,1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883" calcext:value-type="float">
            <text:p>1,01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3917" calcext:value-type="float">
            <text:p>1,03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925" calcext:value-type="float">
            <text:p>0,996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829" calcext:value-type="float">
            <text:p>0,498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577" calcext:value-type="float">
            <text:p>1,08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7033" calcext:value-type="float">
            <text:p>0,987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281" calcext:value-type="float">
            <text:p>0,996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72" calcext:value-type="float">
            <text:p>1,00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8062" calcext:value-type="float">
            <text:p>0,508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635" calcext:value-type="float">
            <text:p>1,10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9171" calcext:value-type="float">
            <text:p>0,989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885" calcext:value-type="float">
            <text:p>0,995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336" calcext:value-type="float">
            <text:p>0,995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7446" calcext:value-type="float">
            <text:p>0,497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352" calcext:value-type="float">
            <text:p>1,093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6639" calcext:value-type="float">
            <text:p>0,986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9858" calcext:value-type="float">
            <text:p>0,989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64" calcext:value-type="float">
            <text:p>0,999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785" calcext:value-type="float">
            <text:p>0,497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883" calcext:value-type="float">
            <text:p>1,08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236" calcext:value-type="float">
            <text:p>0,992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7588" calcext:value-type="float">
            <text:p>0,987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4823" calcext:value-type="float">
            <text:p>0,984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8014" calcext:value-type="float">
            <text:p>0,498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994" calcext:value-type="float">
            <text:p>1,10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33" calcext:value-type="float">
            <text:p>1,00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1244" calcext:value-type="float">
            <text:p>0,991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166" calcext:value-type="float">
            <text:p>0,992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7766" calcext:value-type="float">
            <text:p>0,4977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617" calcext:value-type="float">
            <text:p>1,096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485" calcext:value-type="float">
            <text:p>0,994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872" calcext:value-type="float">
            <text:p>1,01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666" calcext:value-type="float">
            <text:p>0,995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3053" calcext:value-type="float">
            <text:p>0,493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811" calcext:value-type="float">
            <text:p>1,08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6947" calcext:value-type="float">
            <text:p>0,986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733" calcext:value-type="float">
            <text:p>0,997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175" calcext:value-type="float">
            <text:p>1,01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8299" calcext:value-type="float">
            <text:p>0,4982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609" calcext:value-type="float">
            <text:p>1,10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6615" calcext:value-type="float">
            <text:p>0,9866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61" calcext:value-type="float">
            <text:p>0,9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5943" calcext:value-type="float">
            <text:p>0,985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0742" calcext:value-type="float">
            <text:p>0,4907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01" calcext:value-type="float">
            <text:p>1,1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9801" calcext:value-type="float">
            <text:p>0,989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649" calcext:value-type="float">
            <text:p>0,996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246" calcext:value-type="float">
            <text:p>0,502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206" calcext:value-type="float">
            <text:p>1,10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2046" calcext:value-type="float">
            <text:p>0,982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74" calcext:value-type="float">
            <text:p>1,0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349" calcext:value-type="float">
            <text:p>0,996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9114" calcext:value-type="float">
            <text:p>0,4991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613" calcext:value-type="float">
            <text:p>1,09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3008" calcext:value-type="float">
            <text:p>0,983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75467" calcext:value-type="float">
            <text:p>0,975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769" calcext:value-type="float">
            <text:p>0,998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6395" calcext:value-type="float">
            <text:p>0,4963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988" calcext:value-type="float">
            <text:p>1,09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4164" calcext:value-type="float">
            <text:p>0,984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9444" calcext:value-type="float">
            <text:p>0,9894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671" calcext:value-type="float">
            <text:p>0,999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0811" calcext:value-type="float">
            <text:p>0,5008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0703" calcext:value-type="float">
            <text:p>1,30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65538" calcext:value-type="float">
            <text:p>1,65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65175" calcext:value-type="float">
            <text:p>1,65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5758" calcext:value-type="float">
            <text:p>1,05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39446" calcext:value-type="float">
            <text:p>0,539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971" calcext:value-type="float">
            <text:p>1,34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74308" calcext:value-type="float">
            <text:p>1,74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638" calcext:value-type="float">
            <text:p>1,01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66" calcext:value-type="float">
            <text:p>1,0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1422" calcext:value-type="float">
            <text:p>0,5014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5091" calcext:value-type="float">
            <text:p>1,15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78" calcext:value-type="float">
            <text:p>1,00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601" calcext:value-type="float">
            <text:p>1,00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262" calcext:value-type="float">
            <text:p>1,01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2108" calcext:value-type="float">
            <text:p>0,4921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31" calcext:value-type="float">
            <text:p>1,1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426" calcext:value-type="float">
            <text:p>1,004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82" calcext:value-type="float">
            <text:p>1,00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019" calcext:value-type="float">
            <text:p>1,02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8382" calcext:value-type="float">
            <text:p>0,5183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203" calcext:value-type="float">
            <text:p>1,12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251" calcext:value-type="float">
            <text:p>1,00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242" calcext:value-type="float">
            <text:p>1,01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796" calcext:value-type="float">
            <text:p>1,01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5294" calcext:value-type="float">
            <text:p>0,5152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833" calcext:value-type="float">
            <text:p>1,118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539" calcext:value-type="float">
            <text:p>1,00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093" calcext:value-type="float">
            <text:p>1,01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764" calcext:value-type="float">
            <text:p>1,01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6018" calcext:value-type="float">
            <text:p>0,496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225" calcext:value-type="float">
            <text:p>1,11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84" calcext:value-type="float">
            <text:p>1,00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46" calcext:value-type="float">
            <text:p>1,0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5172" calcext:value-type="float">
            <text:p>1,05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73781" calcext:value-type="float">
            <text:p>0,673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3005" calcext:value-type="float">
            <text:p>1,23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204" calcext:value-type="float">
            <text:p>1,01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98" calcext:value-type="float">
            <text:p>1,0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371" calcext:value-type="float">
            <text:p>1,01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32792" calcext:value-type="float">
            <text:p>0,5327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782" calcext:value-type="float">
            <text:p>1,11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813" calcext:value-type="float">
            <text:p>1,00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097" calcext:value-type="float">
            <text:p>1,01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321" calcext:value-type="float">
            <text:p>1,01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0312" calcext:value-type="float">
            <text:p>0,5103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937" calcext:value-type="float">
            <text:p>1,11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1695" calcext:value-type="float">
            <text:p>0,991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792" calcext:value-type="float">
            <text:p>0,999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112" calcext:value-type="float">
            <text:p>1,011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6636" calcext:value-type="float">
            <text:p>0,4966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691" calcext:value-type="float">
            <text:p>1,106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962" calcext:value-type="float">
            <text:p>1,00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613" calcext:value-type="float">
            <text:p>1,01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762" calcext:value-type="float">
            <text:p>1,02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0448" calcext:value-type="float">
            <text:p>0,510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988" calcext:value-type="float">
            <text:p>1,09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272" calcext:value-type="float">
            <text:p>0,996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652" calcext:value-type="float">
            <text:p>1,01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222" calcext:value-type="float">
            <text:p>0,997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8179" calcext:value-type="float">
            <text:p>0,4981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186" calcext:value-type="float">
            <text:p>1,11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784" calcext:value-type="float">
            <text:p>0,994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26" calcext:value-type="float">
            <text:p>1,00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244" calcext:value-type="float">
            <text:p>1,01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5068" calcext:value-type="float">
            <text:p>0,495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2667" calcext:value-type="float">
            <text:p>1,12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91" calcext:value-type="float">
            <text:p>1,00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19" calcext:value-type="float">
            <text:p>1,0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012" calcext:value-type="float">
            <text:p>0,999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2619" calcext:value-type="float">
            <text:p>0,5126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69" calcext:value-type="float">
            <text:p>1,10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99" calcext:value-type="float">
            <text:p>0,99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851" calcext:value-type="float">
            <text:p>0,998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17" calcext:value-type="float">
            <text:p>1,00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9086" calcext:value-type="float">
            <text:p>0,499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453" calcext:value-type="float">
            <text:p>1,09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463" calcext:value-type="float">
            <text:p>0,993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71" calcext:value-type="float">
            <text:p>1,00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569" calcext:value-type="float">
            <text:p>0,994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0634" calcext:value-type="float">
            <text:p>0,5106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097" calcext:value-type="float">
            <text:p>1,11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195" calcext:value-type="float">
            <text:p>0,993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115" calcext:value-type="float">
            <text:p>1,01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67" calcext:value-type="float">
            <text:p>1,00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877" calcext:value-type="float">
            <text:p>0,508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529" calcext:value-type="float">
            <text:p>1,105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653" calcext:value-type="float">
            <text:p>0,998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858" calcext:value-type="float">
            <text:p>0,994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082" calcext:value-type="float">
            <text:p>0,998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568" calcext:value-type="float">
            <text:p>0,495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126" calcext:value-type="float">
            <text:p>1,09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531" calcext:value-type="float">
            <text:p>0,992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521" calcext:value-type="float">
            <text:p>1,00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8474" calcext:value-type="float">
            <text:p>0,988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4908" calcext:value-type="float">
            <text:p>0,5149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399" calcext:value-type="float">
            <text:p>1,11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407" calcext:value-type="float">
            <text:p>1,00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289" calcext:value-type="float">
            <text:p>1,00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165" calcext:value-type="float">
            <text:p>1,01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8388" calcext:value-type="float">
            <text:p>0,4983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896" calcext:value-type="float">
            <text:p>1,118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262" calcext:value-type="float">
            <text:p>0,996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487" calcext:value-type="float">
            <text:p>0,9984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502" calcext:value-type="float">
            <text:p>0,995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7791" calcext:value-type="float">
            <text:p>0,4977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281" calcext:value-type="float">
            <text:p>1,11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51" calcext:value-type="float">
            <text:p>0,99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5926" calcext:value-type="float">
            <text:p>1,05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737" calcext:value-type="float">
            <text:p>1,02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8719" calcext:value-type="float">
            <text:p>0,5187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988" calcext:value-type="float">
            <text:p>1,10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32" calcext:value-type="float">
            <text:p>0,999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694" calcext:value-type="float">
            <text:p>1,00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478" calcext:value-type="float">
            <text:p>1,00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4779" calcext:value-type="float">
            <text:p>0,4947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063" calcext:value-type="float">
            <text:p>1,11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538" calcext:value-type="float">
            <text:p>1,01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948" calcext:value-type="float">
            <text:p>0,996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157" calcext:value-type="float">
            <text:p>1,00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1501" calcext:value-type="float">
            <text:p>0,5115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255" calcext:value-type="float">
            <text:p>1,11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605" calcext:value-type="float">
            <text:p>0,995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239" calcext:value-type="float">
            <text:p>0,997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33" calcext:value-type="float">
            <text:p>1,00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1017" calcext:value-type="float">
            <text:p>0,511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128" calcext:value-type="float">
            <text:p>1,10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226" calcext:value-type="float">
            <text:p>0,993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74" calcext:value-type="float">
            <text:p>0,99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151" calcext:value-type="float">
            <text:p>0,997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4259" calcext:value-type="float">
            <text:p>0,5042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397" calcext:value-type="float">
            <text:p>1,11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764" calcext:value-type="float">
            <text:p>1,00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086" calcext:value-type="float">
            <text:p>0,995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016" calcext:value-type="float">
            <text:p>0,993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1131" calcext:value-type="float">
            <text:p>0,5111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3223" calcext:value-type="float">
            <text:p>1,13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289" calcext:value-type="float">
            <text:p>1,01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374" calcext:value-type="float">
            <text:p>1,0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559" calcext:value-type="float">
            <text:p>0,996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1085" calcext:value-type="float">
            <text:p>0,511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514" calcext:value-type="float">
            <text:p>1,10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323" calcext:value-type="float">
            <text:p>0,992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646" calcext:value-type="float">
            <text:p>0,997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667" calcext:value-type="float">
            <text:p>1,00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7909" calcext:value-type="float">
            <text:p>0,4979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2358" calcext:value-type="float">
            <text:p>1,12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0334" calcext:value-type="float">
            <text:p>0,990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509" calcext:value-type="float">
            <text:p>1,00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06" calcext:value-type="float">
            <text:p>1,00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20145" calcext:value-type="float">
            <text:p>0,5201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841" calcext:value-type="float">
            <text:p>1,11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203" calcext:value-type="float">
            <text:p>0,995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256" calcext:value-type="float">
            <text:p>0,996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365" calcext:value-type="float">
            <text:p>0,999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0371" calcext:value-type="float">
            <text:p>0,5103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827" calcext:value-type="float">
            <text:p>1,098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679" calcext:value-type="float">
            <text:p>0,996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0204" calcext:value-type="float">
            <text:p>0,990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008" calcext:value-type="float">
            <text:p>0,992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5398" calcext:value-type="float">
            <text:p>0,4953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995" calcext:value-type="float">
            <text:p>1,09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0952" calcext:value-type="float">
            <text:p>0,990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619" calcext:value-type="float">
            <text:p>0,999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485" calcext:value-type="float">
            <text:p>0,998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1937" calcext:value-type="float">
            <text:p>0,5119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04" calcext:value-type="float">
            <text:p>1,1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119" calcext:value-type="float">
            <text:p>0,992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826" calcext:value-type="float">
            <text:p>0,995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001" calcext:value-type="float">
            <text:p>0,993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4882" calcext:value-type="float">
            <text:p>0,494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976" calcext:value-type="float">
            <text:p>1,099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422" calcext:value-type="float">
            <text:p>0,998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836" calcext:value-type="float">
            <text:p>1,00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665" calcext:value-type="float">
            <text:p>1,00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7129" calcext:value-type="float">
            <text:p>0,5071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118" calcext:value-type="float">
            <text:p>1,101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645" calcext:value-type="float">
            <text:p>0,995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451" calcext:value-type="float">
            <text:p>0,994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63" calcext:value-type="float">
            <text:p>1,00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4179" calcext:value-type="float">
            <text:p>0,5141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47" calcext:value-type="float">
            <text:p>1,0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77" calcext:value-type="float">
            <text:p>0,99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16" calcext:value-type="float">
            <text:p>0,99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733" calcext:value-type="float">
            <text:p>0,993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3833" calcext:value-type="float">
            <text:p>0,4938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35" calcext:value-type="float">
            <text:p>1,1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141" calcext:value-type="float">
            <text:p>0,992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05" calcext:value-type="float">
            <text:p>0,99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247" calcext:value-type="float">
            <text:p>0,998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643" calcext:value-type="float">
            <text:p>0,516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879" calcext:value-type="float">
            <text:p>1,10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611" calcext:value-type="float">
            <text:p>1,00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846" calcext:value-type="float">
            <text:p>0,997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1509" calcext:value-type="float">
            <text:p>0,991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2633" calcext:value-type="float">
            <text:p>0,5026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807" calcext:value-type="float">
            <text:p>1,10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0416" calcext:value-type="float">
            <text:p>0,990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02" calcext:value-type="float">
            <text:p>0,99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8149" calcext:value-type="float">
            <text:p>0,998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0554" calcext:value-type="float">
            <text:p>0,5005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893" calcext:value-type="float">
            <text:p>1,11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713" calcext:value-type="float">
            <text:p>0,996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531" calcext:value-type="float">
            <text:p>1,00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934" calcext:value-type="float">
            <text:p>1,00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9695" calcext:value-type="float">
            <text:p>0,5196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154" calcext:value-type="float">
            <text:p>1,10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896" calcext:value-type="float">
            <text:p>0,997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643" calcext:value-type="float">
            <text:p>0,997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586" calcext:value-type="float">
            <text:p>0,995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8605" calcext:value-type="float">
            <text:p>0,498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288" calcext:value-type="float">
            <text:p>1,11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501" calcext:value-type="float">
            <text:p>0,995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998" calcext:value-type="float">
            <text:p>1,01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145" calcext:value-type="float">
            <text:p>1,01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5435" calcext:value-type="float">
            <text:p>0,5054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215" calcext:value-type="float">
            <text:p>1,11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89" calcext:value-type="float">
            <text:p>1,00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463" calcext:value-type="float">
            <text:p>1,00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807" calcext:value-type="float">
            <text:p>1,01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23731" calcext:value-type="float">
            <text:p>0,5237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995" calcext:value-type="float">
            <text:p>1,11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184" calcext:value-type="float">
            <text:p>0,993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325" calcext:value-type="float">
            <text:p>1,01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171" calcext:value-type="float">
            <text:p>1,01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5832" calcext:value-type="float">
            <text:p>0,4958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407" calcext:value-type="float">
            <text:p>1,10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528" calcext:value-type="float">
            <text:p>0,994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11" calcext:value-type="float">
            <text:p>0,99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24" calcext:value-type="float">
            <text:p>0,999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6665" calcext:value-type="float">
            <text:p>0,5166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2278" calcext:value-type="float">
            <text:p>1,122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707" calcext:value-type="float">
            <text:p>0,996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26" calcext:value-type="float">
            <text:p>1,00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6359" calcext:value-type="float">
            <text:p>0,996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1781" calcext:value-type="float">
            <text:p>0,511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1243" calcext:value-type="float">
            <text:p>1,21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148" calcext:value-type="float">
            <text:p>1,08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155" calcext:value-type="float">
            <text:p>1,08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7939" calcext:value-type="float">
            <text:p>1,07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48005" calcext:value-type="float">
            <text:p>0,548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2901" calcext:value-type="float">
            <text:p>1,229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7535" calcext:value-type="float">
            <text:p>1,07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3903" calcext:value-type="float">
            <text:p>1,03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0065" calcext:value-type="float">
            <text:p>0,990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6817" calcext:value-type="float">
            <text:p>0,4968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502" calcext:value-type="float">
            <text:p>1,11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4851" calcext:value-type="float">
            <text:p>1,04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596" calcext:value-type="float">
            <text:p>1,00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3921" calcext:value-type="float">
            <text:p>1,03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8013" calcext:value-type="float">
            <text:p>0,498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412" calcext:value-type="float">
            <text:p>1,10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194" calcext:value-type="float">
            <text:p>1,00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438" calcext:value-type="float">
            <text:p>1,00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45" calcext:value-type="float">
            <text:p>1,00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4017" calcext:value-type="float">
            <text:p>0,514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969" calcext:value-type="float">
            <text:p>1,11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657" calcext:value-type="float">
            <text:p>0,993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26" calcext:value-type="float">
            <text:p>1,00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204" calcext:value-type="float">
            <text:p>1,00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7725" calcext:value-type="float">
            <text:p>0,4977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402" calcext:value-type="float">
            <text:p>1,11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451" calcext:value-type="float">
            <text:p>0,995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67" calcext:value-type="float">
            <text:p>1,0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225" calcext:value-type="float">
            <text:p>1,00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9883" calcext:value-type="float">
            <text:p>0,5098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066" calcext:value-type="float">
            <text:p>1,11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681" calcext:value-type="float">
            <text:p>0,994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576" calcext:value-type="float">
            <text:p>1,025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854" calcext:value-type="float">
            <text:p>1,01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6275" calcext:value-type="float">
            <text:p>0,5162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995" calcext:value-type="float">
            <text:p>1,09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739" calcext:value-type="float">
            <text:p>0,999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873" calcext:value-type="float">
            <text:p>1,00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638" calcext:value-type="float">
            <text:p>1,00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9676" calcext:value-type="float">
            <text:p>0,4996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2608" calcext:value-type="float">
            <text:p>1,12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4547" calcext:value-type="float">
            <text:p>0,994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549" calcext:value-type="float">
            <text:p>1,02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078" calcext:value-type="float">
            <text:p>1,00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4046" calcext:value-type="float">
            <text:p>0,504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133" calcext:value-type="float">
            <text:p>1,111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179" calcext:value-type="float">
            <text:p>1,01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6478" calcext:value-type="float">
            <text:p>1,06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835" calcext:value-type="float">
            <text:p>1,09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54324" calcext:value-type="float">
            <text:p>0,5543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0578" calcext:value-type="float">
            <text:p>1,20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726" calcext:value-type="float">
            <text:p>1,08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405" calcext:value-type="float">
            <text:p>1,09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053" calcext:value-type="float">
            <text:p>1,09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51501" calcext:value-type="float">
            <text:p>0,5515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19921" calcext:value-type="float">
            <text:p>1,19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364" calcext:value-type="float">
            <text:p>1,09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374" calcext:value-type="float">
            <text:p>1,09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12095" calcext:value-type="float">
            <text:p>1,12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7068" calcext:value-type="float">
            <text:p>0,587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57211" calcext:value-type="float">
            <text:p>1,57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22803" calcext:value-type="float">
            <text:p>1,22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12801" calcext:value-type="float">
            <text:p>1,12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607" calcext:value-type="float">
            <text:p>1,11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1383" calcext:value-type="float">
            <text:p>0,5613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2574" calcext:value-type="float">
            <text:p>1,22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11094" calcext:value-type="float">
            <text:p>1,11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10719" calcext:value-type="float">
            <text:p>1,10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918" calcext:value-type="float">
            <text:p>1,09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53523" calcext:value-type="float">
            <text:p>0,5535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1714" calcext:value-type="float">
            <text:p>1,217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311" calcext:value-type="float">
            <text:p>1,08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133" calcext:value-type="float">
            <text:p>1,09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335" calcext:value-type="float">
            <text:p>1,08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49476" calcext:value-type="float">
            <text:p>0,5494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083" calcext:value-type="float">
            <text:p>1,2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438" calcext:value-type="float">
            <text:p>1,09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629" calcext:value-type="float">
            <text:p>1,08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146" calcext:value-type="float">
            <text:p>1,09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8713" calcext:value-type="float">
            <text:p>0,4987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08835" calcext:value-type="float">
            <text:p>1,088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6185" calcext:value-type="float">
            <text:p>1,36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28" calcext:value-type="float">
            <text:p>1,3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365" calcext:value-type="float">
            <text:p>1,31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492" calcext:value-type="float">
            <text:p>0,6084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9367" calcext:value-type="float">
            <text:p>1,593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59" calcext:value-type="float">
            <text:p>1,3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187" calcext:value-type="float">
            <text:p>1,32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712" calcext:value-type="float">
            <text:p>1,32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948" calcext:value-type="float">
            <text:p>0,6109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751" calcext:value-type="float">
            <text:p>1,477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396" calcext:value-type="float">
            <text:p>1,31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574" calcext:value-type="float">
            <text:p>1,30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844" calcext:value-type="float">
            <text:p>1,31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6816" calcext:value-type="float">
            <text:p>0,6168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495" calcext:value-type="float">
            <text:p>1,474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27" calcext:value-type="float">
            <text:p>1,3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278" calcext:value-type="float">
            <text:p>1,30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093" calcext:value-type="float">
            <text:p>1,30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3098" calcext:value-type="float">
            <text:p>0,6230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9138" calcext:value-type="float">
            <text:p>1,59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054" calcext:value-type="float">
            <text:p>1,48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62" calcext:value-type="float">
            <text:p>1,32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893" calcext:value-type="float">
            <text:p>1,30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928" calcext:value-type="float">
            <text:p>0,6109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509" calcext:value-type="float">
            <text:p>1,485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172" calcext:value-type="float">
            <text:p>1,31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483" calcext:value-type="float">
            <text:p>1,31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689" calcext:value-type="float">
            <text:p>1,30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412" calcext:value-type="float">
            <text:p>0,610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777" calcext:value-type="float">
            <text:p>1,48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684" calcext:value-type="float">
            <text:p>1,31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321" calcext:value-type="float">
            <text:p>1,323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343" calcext:value-type="float">
            <text:p>1,31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3071" calcext:value-type="float">
            <text:p>0,603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86" calcext:value-type="float">
            <text:p>1,4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127" calcext:value-type="float">
            <text:p>1,31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102" calcext:value-type="float">
            <text:p>1,32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273" calcext:value-type="float">
            <text:p>1,30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1028" calcext:value-type="float">
            <text:p>0,611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887" calcext:value-type="float">
            <text:p>1,48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339" calcext:value-type="float">
            <text:p>1,31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288" calcext:value-type="float">
            <text:p>1,30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789" calcext:value-type="float">
            <text:p>1,30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9969" calcext:value-type="float">
            <text:p>0,6099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351" calcext:value-type="float">
            <text:p>1,48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453" calcext:value-type="float">
            <text:p>1,33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17" calcext:value-type="float">
            <text:p>1,31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922" calcext:value-type="float">
            <text:p>1,31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5824" calcext:value-type="float">
            <text:p>0,6558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619" calcext:value-type="float">
            <text:p>1,50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934" calcext:value-type="float">
            <text:p>1,31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036" calcext:value-type="float">
            <text:p>1,31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621" calcext:value-type="float">
            <text:p>1,31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473" calcext:value-type="float">
            <text:p>0,6064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498" calcext:value-type="float">
            <text:p>1,47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892" calcext:value-type="float">
            <text:p>1,31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659" calcext:value-type="float">
            <text:p>1,30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617" calcext:value-type="float">
            <text:p>1,30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306" calcext:value-type="float">
            <text:p>0,603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265" calcext:value-type="float">
            <text:p>1,49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255" calcext:value-type="float">
            <text:p>1,32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467" calcext:value-type="float">
            <text:p>1,31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941" calcext:value-type="float">
            <text:p>1,30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1343" calcext:value-type="float">
            <text:p>0,6113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013" calcext:value-type="float">
            <text:p>1,48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638" calcext:value-type="float">
            <text:p>1,31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08" calcext:value-type="float">
            <text:p>1,3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472" calcext:value-type="float">
            <text:p>1,30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831" calcext:value-type="float">
            <text:p>0,618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445" calcext:value-type="float">
            <text:p>1,47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854" calcext:value-type="float">
            <text:p>1,31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83" calcext:value-type="float">
            <text:p>1,3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41778" calcext:value-type="float">
            <text:p>1,41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282" calcext:value-type="float">
            <text:p>0,6132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526" calcext:value-type="float">
            <text:p>1,50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766" calcext:value-type="float">
            <text:p>1,31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673" calcext:value-type="float">
            <text:p>1,30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829" calcext:value-type="float">
            <text:p>1,30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964" calcext:value-type="float">
            <text:p>0,6129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429" calcext:value-type="float">
            <text:p>1,50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77" calcext:value-type="float">
            <text:p>1,32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213" calcext:value-type="float">
            <text:p>1,32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059" calcext:value-type="float">
            <text:p>1,31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948" calcext:value-type="float">
            <text:p>0,6079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691" calcext:value-type="float">
            <text:p>1,486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23" calcext:value-type="float">
            <text:p>1,33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141" calcext:value-type="float">
            <text:p>1,31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703" calcext:value-type="float">
            <text:p>1,30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802" calcext:value-type="float">
            <text:p>0,6138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536" calcext:value-type="float">
            <text:p>1,49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321" calcext:value-type="float">
            <text:p>1,32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9935" calcext:value-type="float">
            <text:p>1,29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992" calcext:value-type="float">
            <text:p>1,2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007" calcext:value-type="float">
            <text:p>0,608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867" calcext:value-type="float">
            <text:p>1,48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86" calcext:value-type="float">
            <text:p>1,32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522" calcext:value-type="float">
            <text:p>1,30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804" calcext:value-type="float">
            <text:p>1,30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6459" calcext:value-type="float">
            <text:p>0,6164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713" calcext:value-type="float">
            <text:p>1,49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811" calcext:value-type="float">
            <text:p>1,32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561" calcext:value-type="float">
            <text:p>1,30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13" calcext:value-type="float">
            <text:p>1,3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67" calcext:value-type="float">
            <text:p>0,607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333" calcext:value-type="float">
            <text:p>1,49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83" calcext:value-type="float">
            <text:p>1,315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418" calcext:value-type="float">
            <text:p>1,30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795" calcext:value-type="float">
            <text:p>1,30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4846" calcext:value-type="float">
            <text:p>0,6048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434" calcext:value-type="float">
            <text:p>1,50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47" calcext:value-type="float">
            <text:p>1,31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679" calcext:value-type="float">
            <text:p>1,30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993" calcext:value-type="float">
            <text:p>1,31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5525" calcext:value-type="float">
            <text:p>0,605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682" calcext:value-type="float">
            <text:p>1,486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659" calcext:value-type="float">
            <text:p>1,31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912" calcext:value-type="float">
            <text:p>1,32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308" calcext:value-type="float">
            <text:p>1,30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308" calcext:value-type="float">
            <text:p>0,6083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575" calcext:value-type="float">
            <text:p>1,48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408" calcext:value-type="float">
            <text:p>1,31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258" calcext:value-type="float">
            <text:p>1,30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986" calcext:value-type="float">
            <text:p>1,31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184" calcext:value-type="float">
            <text:p>0,6101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079" calcext:value-type="float">
            <text:p>1,49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795" calcext:value-type="float">
            <text:p>1,34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27" calcext:value-type="float">
            <text:p>1,315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24" calcext:value-type="float">
            <text:p>1,33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5573" calcext:value-type="float">
            <text:p>0,6155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722" calcext:value-type="float">
            <text:p>1,47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882" calcext:value-type="float">
            <text:p>1,31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248" calcext:value-type="float">
            <text:p>1,31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902" calcext:value-type="float">
            <text:p>1,30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733" calcext:value-type="float">
            <text:p>0,6107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575" calcext:value-type="float">
            <text:p>1,49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794" calcext:value-type="float">
            <text:p>1,31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932" calcext:value-type="float">
            <text:p>1,30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165" calcext:value-type="float">
            <text:p>1,31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283" calcext:value-type="float">
            <text:p>0,6102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281" calcext:value-type="float">
            <text:p>1,47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22" calcext:value-type="float">
            <text:p>1,3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355" calcext:value-type="float">
            <text:p>1,31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265" calcext:value-type="float">
            <text:p>1,32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174" calcext:value-type="float">
            <text:p>0,607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884" calcext:value-type="float">
            <text:p>1,47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155" calcext:value-type="float">
            <text:p>1,31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313" calcext:value-type="float">
            <text:p>1,31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703" calcext:value-type="float">
            <text:p>1,30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526" calcext:value-type="float">
            <text:p>0,6125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73" calcext:value-type="float">
            <text:p>1,48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688" calcext:value-type="float">
            <text:p>1,30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9548" calcext:value-type="float">
            <text:p>1,29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39" calcext:value-type="float">
            <text:p>1,3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206" calcext:value-type="float">
            <text:p>0,6072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304" calcext:value-type="float">
            <text:p>1,49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494" calcext:value-type="float">
            <text:p>1,32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71" calcext:value-type="float">
            <text:p>1,3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788" calcext:value-type="float">
            <text:p>1,31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4808" calcext:value-type="float">
            <text:p>0,6048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294" calcext:value-type="float">
            <text:p>1,492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113" calcext:value-type="float">
            <text:p>1,31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616" calcext:value-type="float">
            <text:p>1,30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894" calcext:value-type="float">
            <text:p>1,31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2565" calcext:value-type="float">
            <text:p>0,6025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026" calcext:value-type="float">
            <text:p>1,49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42" calcext:value-type="float">
            <text:p>1,32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188" calcext:value-type="float">
            <text:p>1,31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02" calcext:value-type="float">
            <text:p>1,31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54" calcext:value-type="float">
            <text:p>0,61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9" calcext:value-type="float">
            <text:p>1,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219" calcext:value-type="float">
            <text:p>1,32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472" calcext:value-type="float">
            <text:p>1,334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968" calcext:value-type="float">
            <text:p>1,329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048" calcext:value-type="float">
            <text:p>0,613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164" calcext:value-type="float">
            <text:p>1,48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19" calcext:value-type="float">
            <text:p>1,32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823" calcext:value-type="float">
            <text:p>1,30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399" calcext:value-type="float">
            <text:p>1,33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4131" calcext:value-type="float">
            <text:p>0,6441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068" calcext:value-type="float">
            <text:p>1,50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183" calcext:value-type="float">
            <text:p>1,32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462" calcext:value-type="float">
            <text:p>1,324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22" calcext:value-type="float">
            <text:p>1,32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438" calcext:value-type="float">
            <text:p>0,6084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172" calcext:value-type="float">
            <text:p>1,49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702" calcext:value-type="float">
            <text:p>1,31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02" calcext:value-type="float">
            <text:p>1,3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14" calcext:value-type="float">
            <text:p>1,31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963" calcext:value-type="float">
            <text:p>0,609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72" calcext:value-type="float">
            <text:p>1,4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96" calcext:value-type="float">
            <text:p>1,31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47" calcext:value-type="float">
            <text:p>1,3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571" calcext:value-type="float">
            <text:p>1,30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624" calcext:value-type="float">
            <text:p>0,6086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893" calcext:value-type="float">
            <text:p>1,48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488" calcext:value-type="float">
            <text:p>1,31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636" calcext:value-type="float">
            <text:p>1,30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647" calcext:value-type="float">
            <text:p>1,31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264" calcext:value-type="float">
            <text:p>0,6082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791" calcext:value-type="float">
            <text:p>1,49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95" calcext:value-type="float">
            <text:p>1,3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337" calcext:value-type="float">
            <text:p>1,30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22" calcext:value-type="float">
            <text:p>1,31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4013" calcext:value-type="float">
            <text:p>0,604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481" calcext:value-type="float">
            <text:p>1,494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78" calcext:value-type="float">
            <text:p>1,31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375" calcext:value-type="float">
            <text:p>1,30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424" calcext:value-type="float">
            <text:p>1,30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396" calcext:value-type="float">
            <text:p>0,6123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052" calcext:value-type="float">
            <text:p>1,50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655" calcext:value-type="float">
            <text:p>1,31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672" calcext:value-type="float">
            <text:p>1,30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095" calcext:value-type="float">
            <text:p>1,31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234" calcext:value-type="float">
            <text:p>0,6122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457" calcext:value-type="float">
            <text:p>1,47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644" calcext:value-type="float">
            <text:p>1,31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31" calcext:value-type="float">
            <text:p>1,31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74" calcext:value-type="float">
            <text:p>1,3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1109" calcext:value-type="float">
            <text:p>0,6111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096" calcext:value-type="float">
            <text:p>1,470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01" calcext:value-type="float">
            <text:p>1,32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0736" calcext:value-type="float">
            <text:p>1,30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458" calcext:value-type="float">
            <text:p>1,31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754" calcext:value-type="float">
            <text:p>0,6137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367" calcext:value-type="float">
            <text:p>1,483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86" calcext:value-type="float">
            <text:p>1,32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263" calcext:value-type="float">
            <text:p>1,32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74" calcext:value-type="float">
            <text:p>1,32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947" calcext:value-type="float">
            <text:p>0,609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157" calcext:value-type="float">
            <text:p>1,50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368" calcext:value-type="float">
            <text:p>1,323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189" calcext:value-type="float">
            <text:p>1,34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856" calcext:value-type="float">
            <text:p>1,31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379" calcext:value-type="float">
            <text:p>0,607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853" calcext:value-type="float">
            <text:p>1,508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128" calcext:value-type="float">
            <text:p>1,32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737" calcext:value-type="float">
            <text:p>1,33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969" calcext:value-type="float">
            <text:p>1,31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555" calcext:value-type="float">
            <text:p>0,6125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794" calcext:value-type="float">
            <text:p>1,487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557" calcext:value-type="float">
            <text:p>1,32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493" calcext:value-type="float">
            <text:p>1,31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87" calcext:value-type="float">
            <text:p>1,33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1351" calcext:value-type="float">
            <text:p>0,6113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801" calcext:value-type="float">
            <text:p>1,49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238" calcext:value-type="float">
            <text:p>1,33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293" calcext:value-type="float">
            <text:p>1,33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972" calcext:value-type="float">
            <text:p>1,32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8605" calcext:value-type="float">
            <text:p>0,668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3.25684" calcext:value-type="float">
            <text:p>3,25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80863" calcext:value-type="float">
            <text:p>1,80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60367" calcext:value-type="float">
            <text:p>1,60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086" calcext:value-type="float">
            <text:p>1,33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0997" calcext:value-type="float">
            <text:p>0,6209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386" calcext:value-type="float">
            <text:p>1,52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259" calcext:value-type="float">
            <text:p>1,33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49" calcext:value-type="float">
            <text:p>1,33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357" calcext:value-type="float">
            <text:p>1,32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9492" calcext:value-type="float">
            <text:p>0,6294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12" calcext:value-type="float">
            <text:p>1,5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301" calcext:value-type="float">
            <text:p>1,34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728" calcext:value-type="float">
            <text:p>1,31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915" calcext:value-type="float">
            <text:p>1,32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1398" calcext:value-type="float">
            <text:p>0,6313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69463" calcext:value-type="float">
            <text:p>1,69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96" calcext:value-type="float">
            <text:p>1,33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218" calcext:value-type="float">
            <text:p>1,32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48" calcext:value-type="float">
            <text:p>1,3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439" calcext:value-type="float">
            <text:p>0,6064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364" calcext:value-type="float">
            <text:p>1,52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92" calcext:value-type="float">
            <text:p>1,33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614" calcext:value-type="float">
            <text:p>1,32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365" calcext:value-type="float">
            <text:p>1,33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641" calcext:value-type="float">
            <text:p>0,6136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692" calcext:value-type="float">
            <text:p>1,50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54" calcext:value-type="float">
            <text:p>1,33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114" calcext:value-type="float">
            <text:p>1,34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613" calcext:value-type="float">
            <text:p>1,32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3641" calcext:value-type="float">
            <text:p>0,6236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949" calcext:value-type="float">
            <text:p>1,509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54" calcext:value-type="float">
            <text:p>1,3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6906" calcext:value-type="float">
            <text:p>1,36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9647" calcext:value-type="float">
            <text:p>1,39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5904" calcext:value-type="float">
            <text:p>0,6259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8561" calcext:value-type="float">
            <text:p>1,58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47623" calcext:value-type="float">
            <text:p>1,47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03" calcext:value-type="float">
            <text:p>1,33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643" calcext:value-type="float">
            <text:p>1,36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188" calcext:value-type="float">
            <text:p>0,6131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675" calcext:value-type="float">
            <text:p>1,526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35" calcext:value-type="float">
            <text:p>1,33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561" calcext:value-type="float">
            <text:p>1,32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429" calcext:value-type="float">
            <text:p>1,34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434" calcext:value-type="float">
            <text:p>0,614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761" calcext:value-type="float">
            <text:p>1,527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987" calcext:value-type="float">
            <text:p>1,33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995" calcext:value-type="float">
            <text:p>1,34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653" calcext:value-type="float">
            <text:p>1,32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9559" calcext:value-type="float">
            <text:p>0,6195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338" calcext:value-type="float">
            <text:p>1,51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37" calcext:value-type="float">
            <text:p>1,33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342" calcext:value-type="float">
            <text:p>1,34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641" calcext:value-type="float">
            <text:p>1,31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7024" calcext:value-type="float">
            <text:p>0,627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023" calcext:value-type="float">
            <text:p>1,5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918" calcext:value-type="float">
            <text:p>1,34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191" calcext:value-type="float">
            <text:p>1,34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32" calcext:value-type="float">
            <text:p>1,31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5543" calcext:value-type="float">
            <text:p>0,6255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511" calcext:value-type="float">
            <text:p>1,50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6057" calcext:value-type="float">
            <text:p>1,36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92" calcext:value-type="float">
            <text:p>1,33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932" calcext:value-type="float">
            <text:p>1,33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5474" calcext:value-type="float">
            <text:p>0,6254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943" calcext:value-type="float">
            <text:p>1,499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264" calcext:value-type="float">
            <text:p>1,35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039" calcext:value-type="float">
            <text:p>1,33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245" calcext:value-type="float">
            <text:p>1,34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5041" calcext:value-type="float">
            <text:p>0,615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936" calcext:value-type="float">
            <text:p>1,51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43" calcext:value-type="float">
            <text:p>1,33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7" calcext:value-type="float">
            <text:p>1,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077" calcext:value-type="float">
            <text:p>1,35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154" calcext:value-type="float">
            <text:p>0,6081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3007" calcext:value-type="float">
            <text:p>1,53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022" calcext:value-type="float">
            <text:p>1,34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538" calcext:value-type="float">
            <text:p>1,33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09" calcext:value-type="float">
            <text:p>1,33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843" calcext:value-type="float">
            <text:p>0,6108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279" calcext:value-type="float">
            <text:p>1,52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76" calcext:value-type="float">
            <text:p>1,33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942" calcext:value-type="float">
            <text:p>1,33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5" calcext:value-type="float">
            <text:p>1,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1527" calcext:value-type="float">
            <text:p>0,6215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564" calcext:value-type="float">
            <text:p>1,51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779" calcext:value-type="float">
            <text:p>1,33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28" calcext:value-type="float">
            <text:p>1,33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156" calcext:value-type="float">
            <text:p>1,32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5365" calcext:value-type="float">
            <text:p>0,6253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249" calcext:value-type="float">
            <text:p>1,52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656" calcext:value-type="float">
            <text:p>1,35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682" calcext:value-type="float">
            <text:p>1,32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014" calcext:value-type="float">
            <text:p>1,33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395" calcext:value-type="float">
            <text:p>0,623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396" calcext:value-type="float">
            <text:p>1,52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353" calcext:value-type="float">
            <text:p>1,34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42" calcext:value-type="float">
            <text:p>1,31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221" calcext:value-type="float">
            <text:p>1,32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9321" calcext:value-type="float">
            <text:p>0,6193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299" calcext:value-type="float">
            <text:p>1,522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253" calcext:value-type="float">
            <text:p>1,33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737" calcext:value-type="float">
            <text:p>1,32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6342" calcext:value-type="float">
            <text:p>1,36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4985" calcext:value-type="float">
            <text:p>0,6149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809" calcext:value-type="float">
            <text:p>1,52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87" calcext:value-type="float">
            <text:p>1,33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367" calcext:value-type="float">
            <text:p>1,32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681" calcext:value-type="float">
            <text:p>1,34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5063" calcext:value-type="float">
            <text:p>0,605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3522" calcext:value-type="float">
            <text:p>1,53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451" calcext:value-type="float">
            <text:p>1,34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852" calcext:value-type="float">
            <text:p>1,34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582" calcext:value-type="float">
            <text:p>1,32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4446" calcext:value-type="float">
            <text:p>0,624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112" calcext:value-type="float">
            <text:p>1,52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756" calcext:value-type="float">
            <text:p>1,33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168" calcext:value-type="float">
            <text:p>1,34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775" calcext:value-type="float">
            <text:p>1,32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1277" calcext:value-type="float">
            <text:p>0,6212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752" calcext:value-type="float">
            <text:p>1,48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463" calcext:value-type="float">
            <text:p>1,35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764" calcext:value-type="float">
            <text:p>1,32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419" calcext:value-type="float">
            <text:p>1,32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1481" calcext:value-type="float">
            <text:p>0,6314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652" calcext:value-type="float">
            <text:p>1,51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694" calcext:value-type="float">
            <text:p>1,35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909" calcext:value-type="float">
            <text:p>1,32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09" calcext:value-type="float">
            <text:p>1,3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1256" calcext:value-type="float">
            <text:p>0,6212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072" calcext:value-type="float">
            <text:p>1,500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55" calcext:value-type="float">
            <text:p>1,3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026" calcext:value-type="float">
            <text:p>1,33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122" calcext:value-type="float">
            <text:p>1,35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728" calcext:value-type="float">
            <text:p>0,608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4685" calcext:value-type="float">
            <text:p>1,54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816" calcext:value-type="float">
            <text:p>1,33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588" calcext:value-type="float">
            <text:p>1,32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369" calcext:value-type="float">
            <text:p>1,35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5974" calcext:value-type="float">
            <text:p>0,6059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111" calcext:value-type="float">
            <text:p>1,521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779" calcext:value-type="float">
            <text:p>1,33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937" calcext:value-type="float">
            <text:p>1,34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82" calcext:value-type="float">
            <text:p>1,33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7405" calcext:value-type="float">
            <text:p>0,6174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293" calcext:value-type="float">
            <text:p>1,49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361" calcext:value-type="float">
            <text:p>1,34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265" calcext:value-type="float">
            <text:p>1,35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22" calcext:value-type="float">
            <text:p>1,3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0525" calcext:value-type="float">
            <text:p>0,620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573" calcext:value-type="float">
            <text:p>1,495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746" calcext:value-type="float">
            <text:p>1,35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923" calcext:value-type="float">
            <text:p>1,32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797" calcext:value-type="float">
            <text:p>1,31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7883" calcext:value-type="float">
            <text:p>0,6278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95" calcext:value-type="float">
            <text:p>1,4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525" calcext:value-type="float">
            <text:p>1,35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49" calcext:value-type="float">
            <text:p>1,3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554" calcext:value-type="float">
            <text:p>1,31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5558" calcext:value-type="float">
            <text:p>0,6255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995" calcext:value-type="float">
            <text:p>1,50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954" calcext:value-type="float">
            <text:p>1,34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199" calcext:value-type="float">
            <text:p>1,35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911" calcext:value-type="float">
            <text:p>1,33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8935" calcext:value-type="float">
            <text:p>0,6189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401" calcext:value-type="float">
            <text:p>1,51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253" calcext:value-type="float">
            <text:p>1,33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721" calcext:value-type="float">
            <text:p>1,33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37" calcext:value-type="float">
            <text:p>1,3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1447" calcext:value-type="float">
            <text:p>0,6114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689" calcext:value-type="float">
            <text:p>1,526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293" calcext:value-type="float">
            <text:p>1,35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329" calcext:value-type="float">
            <text:p>1,34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034" calcext:value-type="float">
            <text:p>1,34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875" calcext:value-type="float">
            <text:p>0,6138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487" calcext:value-type="float">
            <text:p>1,51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063" calcext:value-type="float">
            <text:p>1,34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6214" calcext:value-type="float">
            <text:p>1,36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16" calcext:value-type="float">
            <text:p>1,33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0063" calcext:value-type="float">
            <text:p>0,63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9725" calcext:value-type="float">
            <text:p>1,49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667" calcext:value-type="float">
            <text:p>1,35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074" calcext:value-type="float">
            <text:p>1,33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3" calcext:value-type="float">
            <text:p>1,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8359" calcext:value-type="float">
            <text:p>0,6283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312" calcext:value-type="float">
            <text:p>1,513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985" calcext:value-type="float">
            <text:p>1,35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309" calcext:value-type="float">
            <text:p>1,33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221" calcext:value-type="float">
            <text:p>1,34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8515" calcext:value-type="float">
            <text:p>0,6185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212" calcext:value-type="float">
            <text:p>1,52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809" calcext:value-type="float">
            <text:p>1,33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884" calcext:value-type="float">
            <text:p>1,32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38" calcext:value-type="float">
            <text:p>1,33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6881" calcext:value-type="float">
            <text:p>0,6168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319" calcext:value-type="float">
            <text:p>1,52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088" calcext:value-type="float">
            <text:p>1,33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199" calcext:value-type="float">
            <text:p>1,32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746" calcext:value-type="float">
            <text:p>1,33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0412" calcext:value-type="float">
            <text:p>0,620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042" calcext:value-type="float">
            <text:p>1,52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248" calcext:value-type="float">
            <text:p>1,35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7133" calcext:value-type="float">
            <text:p>1,37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677" calcext:value-type="float">
            <text:p>1,35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725" calcext:value-type="float">
            <text:p>0,67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6192" calcext:value-type="float">
            <text:p>1,86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873" calcext:value-type="float">
            <text:p>1,3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849" calcext:value-type="float">
            <text:p>1,34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6864" calcext:value-type="float">
            <text:p>1,36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6423" calcext:value-type="float">
            <text:p>0,6164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4641" calcext:value-type="float">
            <text:p>1,54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168" calcext:value-type="float">
            <text:p>1,35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287" calcext:value-type="float">
            <text:p>1,33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46" calcext:value-type="float">
            <text:p>1,33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1864" calcext:value-type="float">
            <text:p>0,6018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832" calcext:value-type="float">
            <text:p>1,51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179" calcext:value-type="float">
            <text:p>1,35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487" calcext:value-type="float">
            <text:p>1,344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173" calcext:value-type="float">
            <text:p>1,33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5363" calcext:value-type="float">
            <text:p>0,6253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717" calcext:value-type="float">
            <text:p>1,487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015" calcext:value-type="float">
            <text:p>1,34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812" calcext:value-type="float">
            <text:p>1,34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122" calcext:value-type="float">
            <text:p>1,34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1145" calcext:value-type="float">
            <text:p>0,6211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592" calcext:value-type="float">
            <text:p>1,52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444" calcext:value-type="float">
            <text:p>1,35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58" calcext:value-type="float">
            <text:p>1,3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624" calcext:value-type="float">
            <text:p>1,33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611" calcext:value-type="float">
            <text:p>0,626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427" calcext:value-type="float">
            <text:p>1,50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841" calcext:value-type="float">
            <text:p>1,34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346" calcext:value-type="float">
            <text:p>1,32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809" calcext:value-type="float">
            <text:p>1,32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3025" calcext:value-type="float">
            <text:p>0,623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915" calcext:value-type="float">
            <text:p>1,51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781" calcext:value-type="float">
            <text:p>1,33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2991" calcext:value-type="float">
            <text:p>1,32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528" calcext:value-type="float">
            <text:p>1,35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949" calcext:value-type="float">
            <text:p>0,6079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2627" calcext:value-type="float">
            <text:p>1,52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113" calcext:value-type="float">
            <text:p>1,34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822" calcext:value-type="float">
            <text:p>1,33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515" calcext:value-type="float">
            <text:p>1,35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606" calcext:value-type="float">
            <text:p>0,6126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1379" calcext:value-type="float">
            <text:p>1,51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3532" calcext:value-type="float">
            <text:p>1,33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4165" calcext:value-type="float">
            <text:p>1,34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1957" calcext:value-type="float">
            <text:p>1,31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6292" calcext:value-type="float">
            <text:p>0,6162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50726" calcext:value-type="float">
            <text:p>1,507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5732" calcext:value-type="float">
            <text:p>1,75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772" calcext:value-type="float">
            <text:p>1,69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872" calcext:value-type="float">
            <text:p>1,68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40034" calcext:value-type="float">
            <text:p>0,74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02504" calcext:value-type="float">
            <text:p>2,02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442" calcext:value-type="float">
            <text:p>1,77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3" calcext:value-type="float">
            <text:p>1,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654" calcext:value-type="float">
            <text:p>1,71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45939" calcext:value-type="float">
            <text:p>0,7459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4993" calcext:value-type="float">
            <text:p>1,84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5328" calcext:value-type="float">
            <text:p>1,75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831" calcext:value-type="float">
            <text:p>1,69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324" calcext:value-type="float">
            <text:p>1,69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1794" calcext:value-type="float">
            <text:p>0,7317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195" calcext:value-type="float">
            <text:p>1,79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97" calcext:value-type="float">
            <text:p>1,7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784" calcext:value-type="float">
            <text:p>1,707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885" calcext:value-type="float">
            <text:p>1,69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4799" calcext:value-type="float">
            <text:p>0,7147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503" calcext:value-type="float">
            <text:p>1,81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854" calcext:value-type="float">
            <text:p>1,74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012" calcext:value-type="float">
            <text:p>1,78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739" calcext:value-type="float">
            <text:p>1,66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6023" calcext:value-type="float">
            <text:p>0,716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054" calcext:value-type="float">
            <text:p>1,78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47" calcext:value-type="float">
            <text:p>1,7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752" calcext:value-type="float">
            <text:p>1,68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575" calcext:value-type="float">
            <text:p>1,66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5619" calcext:value-type="float">
            <text:p>0,7156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384" calcext:value-type="float">
            <text:p>1,79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04" calcext:value-type="float">
            <text:p>1,7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345" calcext:value-type="float">
            <text:p>1,67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182" calcext:value-type="float">
            <text:p>1,70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3002" calcext:value-type="float">
            <text:p>0,723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443" calcext:value-type="float">
            <text:p>1,814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05" calcext:value-type="float">
            <text:p>1,7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523" calcext:value-type="float">
            <text:p>1,66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417" calcext:value-type="float">
            <text:p>1,66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8632" calcext:value-type="float">
            <text:p>0,7186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053" calcext:value-type="float">
            <text:p>1,77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395" calcext:value-type="float">
            <text:p>1,72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247" calcext:value-type="float">
            <text:p>1,67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789" calcext:value-type="float">
            <text:p>1,66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2022" calcext:value-type="float">
            <text:p>0,712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641" calcext:value-type="float">
            <text:p>1,78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756" calcext:value-type="float">
            <text:p>1,72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838" calcext:value-type="float">
            <text:p>1,66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07" calcext:value-type="float">
            <text:p>1,66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45073" calcext:value-type="float">
            <text:p>0,745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164" calcext:value-type="float">
            <text:p>1,78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141" calcext:value-type="float">
            <text:p>1,72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61" calcext:value-type="float">
            <text:p>1,6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4" calcext:value-type="float">
            <text:p>1,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6385" calcext:value-type="float">
            <text:p>0,716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568" calcext:value-type="float">
            <text:p>1,7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439" calcext:value-type="float">
            <text:p>1,72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7" calcext:value-type="float">
            <text:p>1,6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5994" calcext:value-type="float">
            <text:p>1,65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2029" calcext:value-type="float">
            <text:p>0,712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809" calcext:value-type="float">
            <text:p>1,77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883" calcext:value-type="float">
            <text:p>1,71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714" calcext:value-type="float">
            <text:p>1,66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254" calcext:value-type="float">
            <text:p>1,66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5484" calcext:value-type="float">
            <text:p>0,715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429" calcext:value-type="float">
            <text:p>1,78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243" calcext:value-type="float">
            <text:p>1,71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5" calcext:value-type="float">
            <text:p>1,6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14" calcext:value-type="float">
            <text:p>1,66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8615" calcext:value-type="float">
            <text:p>0,7186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338" calcext:value-type="float">
            <text:p>1,77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936" calcext:value-type="float">
            <text:p>1,73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231" calcext:value-type="float">
            <text:p>1,67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496" calcext:value-type="float">
            <text:p>1,66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9025" calcext:value-type="float">
            <text:p>0,719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28" calcext:value-type="float">
            <text:p>1,8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359" calcext:value-type="float">
            <text:p>1,71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747" calcext:value-type="float">
            <text:p>1,66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522" calcext:value-type="float">
            <text:p>1,66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0155" calcext:value-type="float">
            <text:p>0,7201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5958" calcext:value-type="float">
            <text:p>1,759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423" calcext:value-type="float">
            <text:p>1,71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755" calcext:value-type="float">
            <text:p>1,66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536" calcext:value-type="float">
            <text:p>1,66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5071" calcext:value-type="float">
            <text:p>0,715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893" calcext:value-type="float">
            <text:p>1,77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88" calcext:value-type="float">
            <text:p>1,7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219" calcext:value-type="float">
            <text:p>1,66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196" calcext:value-type="float">
            <text:p>1,66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3767" calcext:value-type="float">
            <text:p>0,7137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6789" calcext:value-type="float">
            <text:p>1,76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384" calcext:value-type="float">
            <text:p>1,71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304" calcext:value-type="float">
            <text:p>1,683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687" calcext:value-type="float">
            <text:p>1,66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2607" calcext:value-type="float">
            <text:p>0,7226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344" calcext:value-type="float">
            <text:p>1,78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155" calcext:value-type="float">
            <text:p>1,71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5943" calcext:value-type="float">
            <text:p>1,65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209" calcext:value-type="float">
            <text:p>1,67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2381" calcext:value-type="float">
            <text:p>0,7223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099" calcext:value-type="float">
            <text:p>1,790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174" calcext:value-type="float">
            <text:p>1,71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391" calcext:value-type="float">
            <text:p>1,67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436" calcext:value-type="float">
            <text:p>1,66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5431" calcext:value-type="float">
            <text:p>0,7154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21" calcext:value-type="float">
            <text:p>1,7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105" calcext:value-type="float">
            <text:p>1,71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73" calcext:value-type="float">
            <text:p>1,6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5" calcext:value-type="float">
            <text:p>1,6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9215" calcext:value-type="float">
            <text:p>0,7192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548" calcext:value-type="float">
            <text:p>1,785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441" calcext:value-type="float">
            <text:p>1,71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585" calcext:value-type="float">
            <text:p>1,66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93" calcext:value-type="float">
            <text:p>1,66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3868" calcext:value-type="float">
            <text:p>0,7138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488" calcext:value-type="float">
            <text:p>1,79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374" calcext:value-type="float">
            <text:p>1,72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7" calcext:value-type="float">
            <text:p>1,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293" calcext:value-type="float">
            <text:p>1,66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9462" calcext:value-type="float">
            <text:p>0,7194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04" calcext:value-type="float">
            <text:p>1,78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094" calcext:value-type="float">
            <text:p>1,72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122" calcext:value-type="float">
            <text:p>1,68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667" calcext:value-type="float">
            <text:p>1,66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9882" calcext:value-type="float">
            <text:p>0,719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57" calcext:value-type="float">
            <text:p>1,7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931" calcext:value-type="float">
            <text:p>1,73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592" calcext:value-type="float">
            <text:p>1,67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149" calcext:value-type="float">
            <text:p>1,66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4218" calcext:value-type="float">
            <text:p>0,7242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563" calcext:value-type="float">
            <text:p>1,77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973" calcext:value-type="float">
            <text:p>1,71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8" calcext:value-type="float">
            <text:p>1,6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835" calcext:value-type="float">
            <text:p>1,66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6067" calcext:value-type="float">
            <text:p>0,716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17" calcext:value-type="float">
            <text:p>1,7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258" calcext:value-type="float">
            <text:p>1,73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642" calcext:value-type="float">
            <text:p>1,67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416" calcext:value-type="float">
            <text:p>1,67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7555" calcext:value-type="float">
            <text:p>0,7175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905" calcext:value-type="float">
            <text:p>1,77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727" calcext:value-type="float">
            <text:p>1,70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5882" calcext:value-type="float">
            <text:p>1,65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671" calcext:value-type="float">
            <text:p>1,67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7051" calcext:value-type="float">
            <text:p>0,717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079" calcext:value-type="float">
            <text:p>1,80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305" calcext:value-type="float">
            <text:p>1,71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075" calcext:value-type="float">
            <text:p>1,67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321" calcext:value-type="float">
            <text:p>1,67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4991" calcext:value-type="float">
            <text:p>0,7149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77" calcext:value-type="float">
            <text:p>1,7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13" calcext:value-type="float">
            <text:p>1,7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726" calcext:value-type="float">
            <text:p>1,66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161" calcext:value-type="float">
            <text:p>1,68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2607" calcext:value-type="float">
            <text:p>0,7226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941" calcext:value-type="float">
            <text:p>1,77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259" calcext:value-type="float">
            <text:p>1,71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682" calcext:value-type="float">
            <text:p>1,66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196" calcext:value-type="float">
            <text:p>1,68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7932" calcext:value-type="float">
            <text:p>0,717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517" calcext:value-type="float">
            <text:p>1,78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105" calcext:value-type="float">
            <text:p>1,71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139" calcext:value-type="float">
            <text:p>1,69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433" calcext:value-type="float">
            <text:p>1,66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9036" calcext:value-type="float">
            <text:p>0,719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171" calcext:value-type="float">
            <text:p>1,78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912" calcext:value-type="float">
            <text:p>1,70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43" calcext:value-type="float">
            <text:p>1,6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108" calcext:value-type="float">
            <text:p>1,67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4411" calcext:value-type="float">
            <text:p>0,7144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23" calcext:value-type="float">
            <text:p>1,79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829" calcext:value-type="float">
            <text:p>1,70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92" calcext:value-type="float">
            <text:p>1,66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009" calcext:value-type="float">
            <text:p>1,66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1467" calcext:value-type="float">
            <text:p>0,7114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035" calcext:value-type="float">
            <text:p>1,77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739" calcext:value-type="float">
            <text:p>1,70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237" calcext:value-type="float">
            <text:p>1,66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5767" calcext:value-type="float">
            <text:p>1,65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3306" calcext:value-type="float">
            <text:p>0,7133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769" calcext:value-type="float">
            <text:p>1,797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852" calcext:value-type="float">
            <text:p>1,70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104" calcext:value-type="float">
            <text:p>1,66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298" calcext:value-type="float">
            <text:p>1,67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6135" calcext:value-type="float">
            <text:p>0,7161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6794" calcext:value-type="float">
            <text:p>1,767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122" calcext:value-type="float">
            <text:p>1,71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435" calcext:value-type="float">
            <text:p>1,66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29" calcext:value-type="float">
            <text:p>1,66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6122" calcext:value-type="float">
            <text:p>0,7161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01618" calcext:value-type="float">
            <text:p>2,01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.49633" calcext:value-type="float">
            <text:p>2,49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6111" calcext:value-type="float">
            <text:p>1,76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6405" calcext:value-type="float">
            <text:p>1,76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55099" calcext:value-type="float">
            <text:p>0,7550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3882" calcext:value-type="float">
            <text:p>1,838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672" calcext:value-type="float">
            <text:p>1,78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17" calcext:value-type="float">
            <text:p>1,7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328" calcext:value-type="float">
            <text:p>1,72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734" calcext:value-type="float">
            <text:p>0,717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574" calcext:value-type="float">
            <text:p>1,80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648" calcext:value-type="float">
            <text:p>1,79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.47434" calcext:value-type="float">
            <text:p>2,47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427" calcext:value-type="float">
            <text:p>1,72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77363" calcext:value-type="float">
            <text:p>0,7773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2691" calcext:value-type="float">
            <text:p>1,826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91" calcext:value-type="float">
            <text:p>1,7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798" calcext:value-type="float">
            <text:p>1,67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069" calcext:value-type="float">
            <text:p>1,70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975" calcext:value-type="float">
            <text:p>0,739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358" calcext:value-type="float">
            <text:p>1,81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593" calcext:value-type="float">
            <text:p>1,72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034" calcext:value-type="float">
            <text:p>1,73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355" calcext:value-type="float">
            <text:p>1,71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826" calcext:value-type="float">
            <text:p>0,718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955" calcext:value-type="float">
            <text:p>1,799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815" calcext:value-type="float">
            <text:p>1,74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658" calcext:value-type="float">
            <text:p>1,70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129" calcext:value-type="float">
            <text:p>1,70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9312" calcext:value-type="float">
            <text:p>0,7293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444" calcext:value-type="float">
            <text:p>1,804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5131" calcext:value-type="float">
            <text:p>1,75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663" calcext:value-type="float">
            <text:p>1,69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799" calcext:value-type="float">
            <text:p>1,70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1302" calcext:value-type="float">
            <text:p>0,7313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725" calcext:value-type="float">
            <text:p>1,80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6647" calcext:value-type="float">
            <text:p>1,76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517" calcext:value-type="float">
            <text:p>1,69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96879" calcext:value-type="float">
            <text:p>1,96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87421" calcext:value-type="float">
            <text:p>0,7874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94999" calcext:value-type="float">
            <text:p>1,949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185" calcext:value-type="float">
            <text:p>1,81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222" calcext:value-type="float">
            <text:p>1,69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421" calcext:value-type="float">
            <text:p>1,77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64064" calcext:value-type="float">
            <text:p>0,764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96061" calcext:value-type="float">
            <text:p>1,96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95472" calcext:value-type="float">
            <text:p>1,95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90506" calcext:value-type="float">
            <text:p>1,90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92242" calcext:value-type="float">
            <text:p>1,92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1995" calcext:value-type="float">
            <text:p>0,8319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16848" calcext:value-type="float">
            <text:p>2,168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99782" calcext:value-type="float">
            <text:p>1,99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92275" calcext:value-type="float">
            <text:p>1,92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.17078" calcext:value-type="float">
            <text:p>2,17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94305" calcext:value-type="float">
            <text:p>0,7943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04038" calcext:value-type="float">
            <text:p>2,04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90288" calcext:value-type="float">
            <text:p>1,90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87385" calcext:value-type="float">
            <text:p>1,87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85499" calcext:value-type="float">
            <text:p>1,85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87489" calcext:value-type="float">
            <text:p>0,7874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97527" calcext:value-type="float">
            <text:p>1,97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90033" calcext:value-type="float">
            <text:p>1,90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84786" calcext:value-type="float">
            <text:p>1,84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836" calcext:value-type="float">
            <text:p>1,708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3514" calcext:value-type="float">
            <text:p>0,7135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47" calcext:value-type="float">
            <text:p>1,78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307" calcext:value-type="float">
            <text:p>1,72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133" calcext:value-type="float">
            <text:p>1,67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152" calcext:value-type="float">
            <text:p>1,68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722" calcext:value-type="float">
            <text:p>0,717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368" calcext:value-type="float">
            <text:p>1,79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679" calcext:value-type="float">
            <text:p>1,71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555" calcext:value-type="float">
            <text:p>1,66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493" calcext:value-type="float">
            <text:p>1,67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048" calcext:value-type="float">
            <text:p>0,72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6247" calcext:value-type="float">
            <text:p>1,76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969" calcext:value-type="float">
            <text:p>1,71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591" calcext:value-type="float">
            <text:p>1,67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355" calcext:value-type="float">
            <text:p>1,67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8293" calcext:value-type="float">
            <text:p>0,728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6813" calcext:value-type="float">
            <text:p>1,76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814" calcext:value-type="float">
            <text:p>1,71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56" calcext:value-type="float">
            <text:p>1,66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231" calcext:value-type="float">
            <text:p>1,66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1983" calcext:value-type="float">
            <text:p>0,7119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5779" calcext:value-type="float">
            <text:p>1,75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04" calcext:value-type="float">
            <text:p>1,7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145" calcext:value-type="float">
            <text:p>1,67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797" calcext:value-type="float">
            <text:p>1,66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0464" calcext:value-type="float">
            <text:p>0,7204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995" calcext:value-type="float">
            <text:p>1,78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495" calcext:value-type="float">
            <text:p>1,74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621" calcext:value-type="float">
            <text:p>1,67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491" calcext:value-type="float">
            <text:p>1,66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9054" calcext:value-type="float">
            <text:p>0,89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961" calcext:value-type="float">
            <text:p>1,81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447" calcext:value-type="float">
            <text:p>1,73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099" calcext:value-type="float">
            <text:p>1,72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227" calcext:value-type="float">
            <text:p>1,71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1157" calcext:value-type="float">
            <text:p>0,7311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193" calcext:value-type="float">
            <text:p>1,801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5256" calcext:value-type="float">
            <text:p>1,75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988" calcext:value-type="float">
            <text:p>1,71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284" calcext:value-type="float">
            <text:p>1,70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3881" calcext:value-type="float">
            <text:p>0,7138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2663" calcext:value-type="float">
            <text:p>1,82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483" calcext:value-type="float">
            <text:p>1,74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849" calcext:value-type="float">
            <text:p>1,70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966" calcext:value-type="float">
            <text:p>1,68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6542" calcext:value-type="float">
            <text:p>0,7365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741" calcext:value-type="float">
            <text:p>1,79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709" calcext:value-type="float">
            <text:p>1,74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525" calcext:value-type="float">
            <text:p>1,68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382" calcext:value-type="float">
            <text:p>1,71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40825" calcext:value-type="float">
            <text:p>0,7408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313" calcext:value-type="float">
            <text:p>1,813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041" calcext:value-type="float">
            <text:p>1,73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427" calcext:value-type="float">
            <text:p>1,69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024" calcext:value-type="float">
            <text:p>1,70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3762" calcext:value-type="float">
            <text:p>0,7137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232" calcext:value-type="float">
            <text:p>1,79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153" calcext:value-type="float">
            <text:p>1,74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002" calcext:value-type="float">
            <text:p>1,70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665" calcext:value-type="float">
            <text:p>1,68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40064" calcext:value-type="float">
            <text:p>0,74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583" calcext:value-type="float">
            <text:p>1,81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658" calcext:value-type="float">
            <text:p>1,74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089" calcext:value-type="float">
            <text:p>1,69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408" calcext:value-type="float">
            <text:p>1,70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0562" calcext:value-type="float">
            <text:p>0,7305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561" calcext:value-type="float">
            <text:p>1,80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395" calcext:value-type="float">
            <text:p>1,72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6062" calcext:value-type="float">
            <text:p>1,76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329" calcext:value-type="float">
            <text:p>1,69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5402" calcext:value-type="float">
            <text:p>0,7254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2587" calcext:value-type="float">
            <text:p>1,82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111" calcext:value-type="float">
            <text:p>1,74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688" calcext:value-type="float">
            <text:p>1,69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222" calcext:value-type="float">
            <text:p>1,68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4024" calcext:value-type="float">
            <text:p>0,724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501" calcext:value-type="float">
            <text:p>1,815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17" calcext:value-type="float">
            <text:p>1,7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957" calcext:value-type="float">
            <text:p>1,67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449" calcext:value-type="float">
            <text:p>1,69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1362" calcext:value-type="float">
            <text:p>0,7313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3057" calcext:value-type="float">
            <text:p>1,83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545" calcext:value-type="float">
            <text:p>1,73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327" calcext:value-type="float">
            <text:p>1,70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184" calcext:value-type="float">
            <text:p>1,71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9755" calcext:value-type="float">
            <text:p>0,7297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209" calcext:value-type="float">
            <text:p>1,80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989" calcext:value-type="float">
            <text:p>1,73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393" calcext:value-type="float">
            <text:p>1,69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263" calcext:value-type="float">
            <text:p>1,72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54265" calcext:value-type="float">
            <text:p>0,7542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04157" calcext:value-type="float">
            <text:p>2,04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765" calcext:value-type="float">
            <text:p>1,78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643" calcext:value-type="float">
            <text:p>1,72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939" calcext:value-type="float">
            <text:p>1,80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616" calcext:value-type="float">
            <text:p>0,876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93875" calcext:value-type="float">
            <text:p>1,93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44" calcext:value-type="float">
            <text:p>1,7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516" calcext:value-type="float">
            <text:p>1,73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764" calcext:value-type="float">
            <text:p>1,69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0504" calcext:value-type="float">
            <text:p>0,720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396" calcext:value-type="float">
            <text:p>1,79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111" calcext:value-type="float">
            <text:p>1,74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923" calcext:value-type="float">
            <text:p>1,69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278" calcext:value-type="float">
            <text:p>1,69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0867" calcext:value-type="float">
            <text:p>0,7308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842" calcext:value-type="float">
            <text:p>1,80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5083" calcext:value-type="float">
            <text:p>1,75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493" calcext:value-type="float">
            <text:p>1,68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991" calcext:value-type="float">
            <text:p>1,71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8214" calcext:value-type="float">
            <text:p>0,7282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2461" calcext:value-type="float">
            <text:p>1,82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116" calcext:value-type="float">
            <text:p>1,72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577" calcext:value-type="float">
            <text:p>1,69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576" calcext:value-type="float">
            <text:p>1,71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8418" calcext:value-type="float">
            <text:p>0,7284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155" calcext:value-type="float">
            <text:p>1,78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396" calcext:value-type="float">
            <text:p>1,74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03" calcext:value-type="float">
            <text:p>1,7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379" calcext:value-type="float">
            <text:p>0,72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276" calcext:value-type="float">
            <text:p>1,80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795" calcext:value-type="float">
            <text:p>1,74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668" calcext:value-type="float">
            <text:p>1,67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849" calcext:value-type="float">
            <text:p>1,69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43305" calcext:value-type="float">
            <text:p>0,7433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4" calcext:value-type="float">
            <text:p>1,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59" calcext:value-type="float">
            <text:p>1,7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675" calcext:value-type="float">
            <text:p>1,72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977" calcext:value-type="float">
            <text:p>1,69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43385" calcext:value-type="float">
            <text:p>0,743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089" calcext:value-type="float">
            <text:p>1,80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505" calcext:value-type="float">
            <text:p>1,74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158" calcext:value-type="float">
            <text:p>1,70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203" calcext:value-type="float">
            <text:p>1,70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7531" calcext:value-type="float">
            <text:p>0,7275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402" calcext:value-type="float">
            <text:p>1,8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704" calcext:value-type="float">
            <text:p>1,74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995" calcext:value-type="float">
            <text:p>1,69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837" calcext:value-type="float">
            <text:p>1,68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3952" calcext:value-type="float">
            <text:p>0,7339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293" calcext:value-type="float">
            <text:p>1,80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4586" calcext:value-type="float">
            <text:p>1,74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691" calcext:value-type="float">
            <text:p>1,68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849" calcext:value-type="float">
            <text:p>1,70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2141" calcext:value-type="float">
            <text:p>0,7321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519" calcext:value-type="float">
            <text:p>1,805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311" calcext:value-type="float">
            <text:p>1,73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0474" calcext:value-type="float">
            <text:p>1,70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554" calcext:value-type="float">
            <text:p>1,69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7989" calcext:value-type="float">
            <text:p>0,7179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6518" calcext:value-type="float">
            <text:p>2,6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3.94153" calcext:value-type="float">
            <text:p>3,94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3.76926" calcext:value-type="float">
            <text:p>3,76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.40543" calcext:value-type="float">
            <text:p>2,40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4943" calcext:value-type="float">
            <text:p>0,7249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1297" calcext:value-type="float">
            <text:p>1,812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415" calcext:value-type="float">
            <text:p>1,72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946" calcext:value-type="float">
            <text:p>1,67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31" calcext:value-type="float">
            <text:p>1,6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857" calcext:value-type="float">
            <text:p>0,718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256" calcext:value-type="float">
            <text:p>1,802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514" calcext:value-type="float">
            <text:p>1,72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413" calcext:value-type="float">
            <text:p>1,67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917" calcext:value-type="float">
            <text:p>1,69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4905" calcext:value-type="float">
            <text:p>0,7149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602" calcext:value-type="float">
            <text:p>1,80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473" calcext:value-type="float">
            <text:p>1,72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477" calcext:value-type="float">
            <text:p>1,67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115" calcext:value-type="float">
            <text:p>1,68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6051" calcext:value-type="float">
            <text:p>0,716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783" calcext:value-type="float">
            <text:p>1,797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823" calcext:value-type="float">
            <text:p>1,71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629" calcext:value-type="float">
            <text:p>1,67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978" calcext:value-type="float">
            <text:p>1,67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6893" calcext:value-type="float">
            <text:p>0,7268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506" calcext:value-type="float">
            <text:p>1,795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34" calcext:value-type="float">
            <text:p>1,7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072" calcext:value-type="float">
            <text:p>1,67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641" calcext:value-type="float">
            <text:p>1,67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7198" calcext:value-type="float">
            <text:p>0,7171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775" calcext:value-type="float">
            <text:p>1,787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296" calcext:value-type="float">
            <text:p>1,72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693" calcext:value-type="float">
            <text:p>1,67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469" calcext:value-type="float">
            <text:p>1,67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6737" calcext:value-type="float">
            <text:p>0,7167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34" calcext:value-type="float">
            <text:p>1,79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764" calcext:value-type="float">
            <text:p>1,71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042" calcext:value-type="float">
            <text:p>1,68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056" calcext:value-type="float">
            <text:p>1,67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7532" calcext:value-type="float">
            <text:p>0,7175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37" calcext:value-type="float">
            <text:p>1,7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445" calcext:value-type="float">
            <text:p>1,72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091" calcext:value-type="float">
            <text:p>1,67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291" calcext:value-type="float">
            <text:p>1,68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059" calcext:value-type="float">
            <text:p>0,72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302" calcext:value-type="float">
            <text:p>1,793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171" calcext:value-type="float">
            <text:p>1,7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304" calcext:value-type="float">
            <text:p>1,683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922" calcext:value-type="float">
            <text:p>1,67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2654" calcext:value-type="float">
            <text:p>0,7126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245" calcext:value-type="float">
            <text:p>1,80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454" calcext:value-type="float">
            <text:p>1,72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701" calcext:value-type="float">
            <text:p>1,67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806" calcext:value-type="float">
            <text:p>1,66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808" calcext:value-type="float">
            <text:p>0,718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888" calcext:value-type="float">
            <text:p>1,77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36" calcext:value-type="float">
            <text:p>1,7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161" calcext:value-type="float">
            <text:p>1,67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48" calcext:value-type="float">
            <text:p>1,66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5352" calcext:value-type="float">
            <text:p>0,715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389" calcext:value-type="float">
            <text:p>1,79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528" calcext:value-type="float">
            <text:p>1,72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353" calcext:value-type="float">
            <text:p>1,68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53" calcext:value-type="float">
            <text:p>1,6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6728" calcext:value-type="float">
            <text:p>0,716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508" calcext:value-type="float">
            <text:p>1,785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175" calcext:value-type="float">
            <text:p>1,72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941" calcext:value-type="float">
            <text:p>1,67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198" calcext:value-type="float">
            <text:p>1,69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9121" calcext:value-type="float">
            <text:p>0,7191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266" calcext:value-type="float">
            <text:p>1,79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502" calcext:value-type="float">
            <text:p>1,72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966" calcext:value-type="float">
            <text:p>1,67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918" calcext:value-type="float">
            <text:p>1,67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9729" calcext:value-type="float">
            <text:p>0,7197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7275" calcext:value-type="float">
            <text:p>1,772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203" calcext:value-type="float">
            <text:p>1,72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515" calcext:value-type="float">
            <text:p>1,67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907" calcext:value-type="float">
            <text:p>1,66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0037" calcext:value-type="float">
            <text:p>0,72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225" calcext:value-type="float">
            <text:p>1,80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9619" calcext:value-type="float">
            <text:p>1,69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859" calcext:value-type="float">
            <text:p>1,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8164" calcext:value-type="float">
            <text:p>1,68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9372" calcext:value-type="float">
            <text:p>0,7193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8716" calcext:value-type="float">
            <text:p>1,87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324" calcext:value-type="float">
            <text:p>1,7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377" calcext:value-type="float">
            <text:p>1,67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771" calcext:value-type="float">
            <text:p>1,67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7929" calcext:value-type="float">
            <text:p>0,7179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9024" calcext:value-type="float">
            <text:p>1,79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72343" calcext:value-type="float">
            <text:p>1,72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856" calcext:value-type="float">
            <text:p>1,66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6551" calcext:value-type="float">
            <text:p>1,665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4453" calcext:value-type="float">
            <text:p>0,7244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1.78652" calcext:value-type="float">
            <text:p>1,78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482" calcext:value-type="float">
            <text:p>2,27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82" calcext:value-type="float">
            <text:p>2,09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683" calcext:value-type="float">
            <text:p>2,12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3315" calcext:value-type="float">
            <text:p>0,8233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3227" calcext:value-type="float">
            <text:p>2,3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9361" calcext:value-type="float">
            <text:p>2,29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627" calcext:value-type="float">
            <text:p>2,08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38" calcext:value-type="float">
            <text:p>2,09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4327" calcext:value-type="float">
            <text:p>0,8243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347" calcext:value-type="float">
            <text:p>2,09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346" calcext:value-type="float">
            <text:p>2,28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498" calcext:value-type="float">
            <text:p>2,10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717" calcext:value-type="float">
            <text:p>2,10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30829" calcext:value-type="float">
            <text:p>0,8308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63" calcext:value-type="float">
            <text:p>2,12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281" calcext:value-type="float">
            <text:p>2,28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538" calcext:value-type="float">
            <text:p>2,10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313" calcext:value-type="float">
            <text:p>2,11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0997" calcext:value-type="float">
            <text:p>0,8209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538" calcext:value-type="float">
            <text:p>2,135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611" calcext:value-type="float">
            <text:p>2,27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92" calcext:value-type="float">
            <text:p>2,09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705" calcext:value-type="float">
            <text:p>2,097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6945" calcext:value-type="float">
            <text:p>0,826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649" calcext:value-type="float">
            <text:p>2,106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803" calcext:value-type="float">
            <text:p>2,26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014" calcext:value-type="float">
            <text:p>2,09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394" calcext:value-type="float">
            <text:p>2,12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687" calcext:value-type="float">
            <text:p>0,816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928" calcext:value-type="float">
            <text:p>2,109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606" calcext:value-type="float">
            <text:p>2,26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679" calcext:value-type="float">
            <text:p>2,12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774" calcext:value-type="float">
            <text:p>2,10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0966" calcext:value-type="float">
            <text:p>0,8209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057" calcext:value-type="float">
            <text:p>2,13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943" calcext:value-type="float">
            <text:p>2,26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034" calcext:value-type="float">
            <text:p>2,13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06" calcext:value-type="float">
            <text:p>2,09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8414" calcext:value-type="float">
            <text:p>0,8184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269" calcext:value-type="float">
            <text:p>2,10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269" calcext:value-type="float">
            <text:p>2,26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46" calcext:value-type="float">
            <text:p>2,09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555" calcext:value-type="float">
            <text:p>2,10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4736" calcext:value-type="float">
            <text:p>0,8247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673" calcext:value-type="float">
            <text:p>2,10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205" calcext:value-type="float">
            <text:p>2,26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225" calcext:value-type="float">
            <text:p>2,11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82" calcext:value-type="float">
            <text:p>2,10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6564" calcext:value-type="float">
            <text:p>0,8265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915" calcext:value-type="float">
            <text:p>2,10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72" calcext:value-type="float">
            <text:p>2,2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82" calcext:value-type="float">
            <text:p>2,09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604" calcext:value-type="float">
            <text:p>2,10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3628" calcext:value-type="float">
            <text:p>0,836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4" calcext:value-type="float">
            <text:p>2,0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104" calcext:value-type="float">
            <text:p>2,27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07" calcext:value-type="float">
            <text:p>2,0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45666" calcext:value-type="float">
            <text:p>2,45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2904" calcext:value-type="float">
            <text:p>1,129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586" calcext:value-type="float">
            <text:p>2,27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786" calcext:value-type="float">
            <text:p>2,26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65" calcext:value-type="float">
            <text:p>2,0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91" calcext:value-type="float">
            <text:p>2,09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5555" calcext:value-type="float">
            <text:p>0,8155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103" calcext:value-type="float">
            <text:p>2,10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36" calcext:value-type="float">
            <text:p>2,2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.24882" calcext:value-type="float">
            <text:p>3,24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5593" calcext:value-type="float">
            <text:p>2,15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53927" calcext:value-type="float">
            <text:p>0,8539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6348" calcext:value-type="float">
            <text:p>2,163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2142" calcext:value-type="float">
            <text:p>2,32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064" calcext:value-type="float">
            <text:p>2,09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671" calcext:value-type="float">
            <text:p>2,09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5988" calcext:value-type="float">
            <text:p>0,825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5363" calcext:value-type="float">
            <text:p>2,153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571" calcext:value-type="float">
            <text:p>2,27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025" calcext:value-type="float">
            <text:p>2,10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497" calcext:value-type="float">
            <text:p>2,12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39975" calcext:value-type="float">
            <text:p>0,8399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7" calcext:value-type="float">
            <text:p>2,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1053" calcext:value-type="float">
            <text:p>2,31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603" calcext:value-type="float">
            <text:p>2,09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57" calcext:value-type="float">
            <text:p>2,1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1953" calcext:value-type="float">
            <text:p>0,8219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47" calcext:value-type="float">
            <text:p>2,08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178" calcext:value-type="float">
            <text:p>2,26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44" calcext:value-type="float">
            <text:p>2,09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687" calcext:value-type="float">
            <text:p>2,09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4897" calcext:value-type="float">
            <text:p>0,8248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25" calcext:value-type="float">
            <text:p>2,08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917" calcext:value-type="float">
            <text:p>2,27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16" calcext:value-type="float">
            <text:p>2,09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459" calcext:value-type="float">
            <text:p>2,10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2362" calcext:value-type="float">
            <text:p>0,8223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808" calcext:value-type="float">
            <text:p>2,09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1" calcext:value-type="float">
            <text:p>2,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805" calcext:value-type="float">
            <text:p>2,11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61" calcext:value-type="float">
            <text:p>2,0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6489" calcext:value-type="float">
            <text:p>0,8264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447" calcext:value-type="float">
            <text:p>2,084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411" calcext:value-type="float">
            <text:p>2,26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05" calcext:value-type="float">
            <text:p>2,09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53" calcext:value-type="float">
            <text:p>2,09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8564" calcext:value-type="float">
            <text:p>0,8185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67" calcext:value-type="float">
            <text:p>2,08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796" calcext:value-type="float">
            <text:p>2,26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136" calcext:value-type="float">
            <text:p>2,10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361" calcext:value-type="float">
            <text:p>2,09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1094" calcext:value-type="float">
            <text:p>0,8210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28" calcext:value-type="float">
            <text:p>2,09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156" calcext:value-type="float">
            <text:p>2,27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838" calcext:value-type="float">
            <text:p>2,08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281" calcext:value-type="float">
            <text:p>2,10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953" calcext:value-type="float">
            <text:p>0,819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369" calcext:value-type="float">
            <text:p>2,113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528" calcext:value-type="float">
            <text:p>2,26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032" calcext:value-type="float">
            <text:p>2,09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177" calcext:value-type="float">
            <text:p>2,10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1134" calcext:value-type="float">
            <text:p>0,8211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263" calcext:value-type="float">
            <text:p>2,112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543" calcext:value-type="float">
            <text:p>2,27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582" calcext:value-type="float">
            <text:p>2,09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51" calcext:value-type="float">
            <text:p>2,09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7104" calcext:value-type="float">
            <text:p>0,8171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119" calcext:value-type="float">
            <text:p>2,12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058" calcext:value-type="float">
            <text:p>2,27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205" calcext:value-type="float">
            <text:p>2,10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8" calcext:value-type="float">
            <text:p>2,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002" calcext:value-type="float">
            <text:p>0,82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518" calcext:value-type="float">
            <text:p>2,09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879" calcext:value-type="float">
            <text:p>2,27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101" calcext:value-type="float">
            <text:p>2,11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195" calcext:value-type="float">
            <text:p>2,11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1958" calcext:value-type="float">
            <text:p>0,8219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611" calcext:value-type="float">
            <text:p>2,09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493" calcext:value-type="float">
            <text:p>2,27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973" calcext:value-type="float">
            <text:p>2,12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048" calcext:value-type="float">
            <text:p>2,13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5606" calcext:value-type="float">
            <text:p>0,8256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76" calcext:value-type="float">
            <text:p>2,0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897" calcext:value-type="float">
            <text:p>2,26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585" calcext:value-type="float">
            <text:p>2,11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051" calcext:value-type="float">
            <text:p>2,10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6421" calcext:value-type="float">
            <text:p>0,8264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453" calcext:value-type="float">
            <text:p>2,10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269" calcext:value-type="float">
            <text:p>2,27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516" calcext:value-type="float">
            <text:p>2,09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604" calcext:value-type="float">
            <text:p>2,10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6137" calcext:value-type="float">
            <text:p>0,8161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812" calcext:value-type="float">
            <text:p>2,08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46" calcext:value-type="float">
            <text:p>2,2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53" calcext:value-type="float">
            <text:p>2,09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76" calcext:value-type="float">
            <text:p>2,09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9774" calcext:value-type="float">
            <text:p>0,8197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116" calcext:value-type="float">
            <text:p>2,101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447" calcext:value-type="float">
            <text:p>2,27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48" calcext:value-type="float">
            <text:p>2,09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56" calcext:value-type="float">
            <text:p>2,1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0184" calcext:value-type="float">
            <text:p>0,8201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01" calcext:value-type="float">
            <text:p>2,1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616" calcext:value-type="float">
            <text:p>2,27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19" calcext:value-type="float">
            <text:p>2,09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532" calcext:value-type="float">
            <text:p>2,09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44933" calcext:value-type="float">
            <text:p>0,8449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436" calcext:value-type="float">
            <text:p>2,104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013" calcext:value-type="float">
            <text:p>2,27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65" calcext:value-type="float">
            <text:p>2,0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015" calcext:value-type="float">
            <text:p>2,10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8137" calcext:value-type="float">
            <text:p>0,8181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397" calcext:value-type="float">
            <text:p>2,11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123" calcext:value-type="float">
            <text:p>2,27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15" calcext:value-type="float">
            <text:p>2,09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528" calcext:value-type="float">
            <text:p>2,10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961" calcext:value-type="float">
            <text:p>0,819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301" calcext:value-type="float">
            <text:p>2,09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901" calcext:value-type="float">
            <text:p>2,27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031" calcext:value-type="float">
            <text:p>2,10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43" calcext:value-type="float">
            <text:p>2,09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4371" calcext:value-type="float">
            <text:p>0,8143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47" calcext:value-type="float">
            <text:p>2,08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9728" calcext:value-type="float">
            <text:p>2,29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5" calcext:value-type="float">
            <text:p>2,0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057" calcext:value-type="float">
            <text:p>2,09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6336" calcext:value-type="float">
            <text:p>0,8163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43" calcext:value-type="float">
            <text:p>2,10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347" calcext:value-type="float">
            <text:p>2,26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33" calcext:value-type="float">
            <text:p>2,10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51" calcext:value-type="float">
            <text:p>2,09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8207" calcext:value-type="float">
            <text:p>0,8782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014" calcext:value-type="float">
            <text:p>2,13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0241" calcext:value-type="float">
            <text:p>2,30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038" calcext:value-type="float">
            <text:p>2,11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257" calcext:value-type="float">
            <text:p>2,12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9993" calcext:value-type="float">
            <text:p>0,8199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637" calcext:value-type="float">
            <text:p>2,126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586" calcext:value-type="float">
            <text:p>2,28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799" calcext:value-type="float">
            <text:p>2,12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403" calcext:value-type="float">
            <text:p>2,114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4154" calcext:value-type="float">
            <text:p>0,8241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9353" calcext:value-type="float">
            <text:p>2,29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597" calcext:value-type="float">
            <text:p>2,11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272" calcext:value-type="float">
            <text:p>2,12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7957" calcext:value-type="float">
            <text:p>0,8279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825" calcext:value-type="float">
            <text:p>2,11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415" calcext:value-type="float">
            <text:p>2,27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6" calcext:value-type="float">
            <text:p>2,0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877" calcext:value-type="float">
            <text:p>2,08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9003" calcext:value-type="float">
            <text:p>0,819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835" calcext:value-type="float">
            <text:p>2,098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436" calcext:value-type="float">
            <text:p>2,26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85" calcext:value-type="float">
            <text:p>2,09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56" calcext:value-type="float">
            <text:p>2,08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7265" calcext:value-type="float">
            <text:p>0,8172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772" calcext:value-type="float">
            <text:p>2,10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714" calcext:value-type="float">
            <text:p>2,26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065" calcext:value-type="float">
            <text:p>2,10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944" calcext:value-type="float">
            <text:p>2,10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859" calcext:value-type="float">
            <text:p>0,828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08" calcext:value-type="float">
            <text:p>2,091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479" calcext:value-type="float">
            <text:p>2,26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57" calcext:value-type="float">
            <text:p>2,09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57" calcext:value-type="float">
            <text:p>2,10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8945" calcext:value-type="float">
            <text:p>0,818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22" calcext:value-type="float">
            <text:p>2,10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003" calcext:value-type="float">
            <text:p>2,28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343" calcext:value-type="float">
            <text:p>2,09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835" calcext:value-type="float">
            <text:p>2,10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7303" calcext:value-type="float">
            <text:p>0,8173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688" calcext:value-type="float">
            <text:p>2,08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706" calcext:value-type="float">
            <text:p>2,26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31" calcext:value-type="float">
            <text:p>2,09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06" calcext:value-type="float">
            <text:p>2,10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8383" calcext:value-type="float">
            <text:p>0,8183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42" calcext:value-type="float">
            <text:p>2,1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486" calcext:value-type="float">
            <text:p>2,26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97" calcext:value-type="float">
            <text:p>2,1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053" calcext:value-type="float">
            <text:p>2,10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4469" calcext:value-type="float">
            <text:p>0,8144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776" calcext:value-type="float">
            <text:p>2,097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332" calcext:value-type="float">
            <text:p>2,26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7" calcext:value-type="float">
            <text:p>2,0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625" calcext:value-type="float">
            <text:p>2,09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3525" calcext:value-type="float">
            <text:p>0,823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715" calcext:value-type="float">
            <text:p>2,11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53" calcext:value-type="float">
            <text:p>2,2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496" calcext:value-type="float">
            <text:p>2,08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39" calcext:value-type="float">
            <text:p>2,1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5328" calcext:value-type="float">
            <text:p>0,815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999" calcext:value-type="float">
            <text:p>2,119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687" calcext:value-type="float">
            <text:p>2,26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863" calcext:value-type="float">
            <text:p>2,09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36" calcext:value-type="float">
            <text:p>2,09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4546" calcext:value-type="float">
            <text:p>0,8245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948" calcext:value-type="float">
            <text:p>2,119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5992" calcext:value-type="float">
            <text:p>2,25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795" calcext:value-type="float">
            <text:p>2,12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231" calcext:value-type="float">
            <text:p>2,13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48023" calcext:value-type="float">
            <text:p>0,948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29579" calcext:value-type="float">
            <text:p>2,29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063" calcext:value-type="float">
            <text:p>2,3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757" calcext:value-type="float">
            <text:p>2,12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407" calcext:value-type="float">
            <text:p>2,12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7693" calcext:value-type="float">
            <text:p>0,8276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03" calcext:value-type="float">
            <text:p>2,09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361" calcext:value-type="float">
            <text:p>2,26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22" calcext:value-type="float">
            <text:p>2,09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85" calcext:value-type="float">
            <text:p>2,09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9974" calcext:value-type="float">
            <text:p>0,8199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157" calcext:value-type="float">
            <text:p>2,11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498" calcext:value-type="float">
            <text:p>2,26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738" calcext:value-type="float">
            <text:p>2,10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13" calcext:value-type="float">
            <text:p>2,10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1525" calcext:value-type="float">
            <text:p>0,821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238" calcext:value-type="float">
            <text:p>2,10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178" calcext:value-type="float">
            <text:p>2,26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47" calcext:value-type="float">
            <text:p>2,09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261" calcext:value-type="float">
            <text:p>2,10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8781" calcext:value-type="float">
            <text:p>0,828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523" calcext:value-type="float">
            <text:p>2,09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791" calcext:value-type="float">
            <text:p>2,26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72" calcext:value-type="float">
            <text:p>2,0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26" calcext:value-type="float">
            <text:p>2,09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5735" calcext:value-type="float">
            <text:p>0,8257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759" calcext:value-type="float">
            <text:p>2,08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055" calcext:value-type="float">
            <text:p>2,27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693" calcext:value-type="float">
            <text:p>2,08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59" calcext:value-type="float">
            <text:p>2,09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5887" calcext:value-type="float">
            <text:p>0,8258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459" calcext:value-type="float">
            <text:p>2,10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358" calcext:value-type="float">
            <text:p>2,26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841" calcext:value-type="float">
            <text:p>2,09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206" calcext:value-type="float">
            <text:p>2,11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2836" calcext:value-type="float">
            <text:p>0,8228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925" calcext:value-type="float">
            <text:p>2,10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003" calcext:value-type="float">
            <text:p>2,28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59" calcext:value-type="float">
            <text:p>2,09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895" calcext:value-type="float">
            <text:p>2,09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2279" calcext:value-type="float">
            <text:p>0,8222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499" calcext:value-type="float">
            <text:p>2,08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014" calcext:value-type="float">
            <text:p>2,27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72" calcext:value-type="float">
            <text:p>2,09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857" calcext:value-type="float">
            <text:p>2,10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9116" calcext:value-type="float">
            <text:p>0,8291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185" calcext:value-type="float">
            <text:p>2,11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682" calcext:value-type="float">
            <text:p>2,26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276" calcext:value-type="float">
            <text:p>2,10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6607" calcext:value-type="float">
            <text:p>2,16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3628" calcext:value-type="float">
            <text:p>0,8236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20138" calcext:value-type="float">
            <text:p>2,20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8903" calcext:value-type="float">
            <text:p>2,8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5531" calcext:value-type="float">
            <text:p>2,5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93841" calcext:value-type="float">
            <text:p>2,93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09886" calcext:value-type="float">
            <text:p>1,098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86547" calcext:value-type="float">
            <text:p>2,86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79871" calcext:value-type="float">
            <text:p>2,79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55454" calcext:value-type="float">
            <text:p>2,55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758" calcext:value-type="float">
            <text:p>2,26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42338" calcext:value-type="float">
            <text:p>0,8423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898" calcext:value-type="float">
            <text:p>2,18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899" calcext:value-type="float">
            <text:p>2,28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436" calcext:value-type="float">
            <text:p>2,12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4803" calcext:value-type="float">
            <text:p>2,14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6548" calcext:value-type="float">
            <text:p>0,8165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028" calcext:value-type="float">
            <text:p>2,12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447" calcext:value-type="float">
            <text:p>2,28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336" calcext:value-type="float">
            <text:p>2,09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12" calcext:value-type="float">
            <text:p>2,09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7458" calcext:value-type="float">
            <text:p>0,8174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579" calcext:value-type="float">
            <text:p>2,11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012" calcext:value-type="float">
            <text:p>2,26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655" calcext:value-type="float">
            <text:p>2,08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88" calcext:value-type="float">
            <text:p>2,09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9887" calcext:value-type="float">
            <text:p>0,8198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75" calcext:value-type="float">
            <text:p>2,09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558" calcext:value-type="float">
            <text:p>2,26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18" calcext:value-type="float">
            <text:p>2,09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578" calcext:value-type="float">
            <text:p>2,10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0855" calcext:value-type="float">
            <text:p>0,820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84" calcext:value-type="float">
            <text:p>2,09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0564" calcext:value-type="float">
            <text:p>2,30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67" calcext:value-type="float">
            <text:p>2,09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63" calcext:value-type="float">
            <text:p>2,09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2868" calcext:value-type="float">
            <text:p>0,8228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507" calcext:value-type="float">
            <text:p>2,08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587" calcext:value-type="float">
            <text:p>2,26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56" calcext:value-type="float">
            <text:p>2,09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93" calcext:value-type="float">
            <text:p>2,09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0226" calcext:value-type="float">
            <text:p>0,8202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31" calcext:value-type="float">
            <text:p>2,09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434" calcext:value-type="float">
            <text:p>2,26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596" calcext:value-type="float">
            <text:p>2,09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618" calcext:value-type="float">
            <text:p>2,10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32342" calcext:value-type="float">
            <text:p>0,8323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454" calcext:value-type="float">
            <text:p>2,12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746" calcext:value-type="float">
            <text:p>2,28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89" calcext:value-type="float">
            <text:p>2,09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36" calcext:value-type="float">
            <text:p>2,09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3627" calcext:value-type="float">
            <text:p>0,8236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537" calcext:value-type="float">
            <text:p>2,12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9507" calcext:value-type="float">
            <text:p>2,29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86" calcext:value-type="float">
            <text:p>2,09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616" calcext:value-type="float">
            <text:p>2,10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0538" calcext:value-type="float">
            <text:p>0,8205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459" calcext:value-type="float">
            <text:p>2,11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308" calcext:value-type="float">
            <text:p>2,26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73" calcext:value-type="float">
            <text:p>2,08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911" calcext:value-type="float">
            <text:p>2,10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8465" calcext:value-type="float">
            <text:p>0,8184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312" calcext:value-type="float">
            <text:p>2,093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598" calcext:value-type="float">
            <text:p>2,26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58" calcext:value-type="float">
            <text:p>2,09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692" calcext:value-type="float">
            <text:p>2,13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63218" calcext:value-type="float">
            <text:p>0,8632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4371" calcext:value-type="float">
            <text:p>2,64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295" calcext:value-type="float">
            <text:p>2,27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304" calcext:value-type="float">
            <text:p>2,093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754" calcext:value-type="float">
            <text:p>2,09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1673" calcext:value-type="float">
            <text:p>0,8216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942" calcext:value-type="float">
            <text:p>2,11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9347" calcext:value-type="float">
            <text:p>2,29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88329" calcext:value-type="float">
            <text:p>2,88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346" calcext:value-type="float">
            <text:p>2,12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7607" calcext:value-type="float">
            <text:p>0,8176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66" calcext:value-type="float">
            <text:p>2,09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499" calcext:value-type="float">
            <text:p>2,26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056" calcext:value-type="float">
            <text:p>2,10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46" calcext:value-type="float">
            <text:p>2,09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0413" calcext:value-type="float">
            <text:p>0,8204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437" calcext:value-type="float">
            <text:p>2,13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2346" calcext:value-type="float">
            <text:p>2,32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859" calcext:value-type="float">
            <text:p>2,10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268" calcext:value-type="float">
            <text:p>2,11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8776" calcext:value-type="float">
            <text:p>0,8187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85" calcext:value-type="float">
            <text:p>2,1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2462" calcext:value-type="float">
            <text:p>2,32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3722" calcext:value-type="float">
            <text:p>2,23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011" calcext:value-type="float">
            <text:p>2,11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33258" calcext:value-type="float">
            <text:p>0,8332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132" calcext:value-type="float">
            <text:p>2,10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337" calcext:value-type="float">
            <text:p>2,27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27" calcext:value-type="float">
            <text:p>2,10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05" calcext:value-type="float">
            <text:p>2,09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8225" calcext:value-type="float">
            <text:p>0,8182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26" calcext:value-type="float">
            <text:p>2,09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167" calcext:value-type="float">
            <text:p>2,26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64" calcext:value-type="float">
            <text:p>2,0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752" calcext:value-type="float">
            <text:p>2,08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7684" calcext:value-type="float">
            <text:p>0,827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942" calcext:value-type="float">
            <text:p>2,09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5818" calcext:value-type="float">
            <text:p>2,25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881" calcext:value-type="float">
            <text:p>2,08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7" calcext:value-type="float">
            <text:p>2,0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982" calcext:value-type="float">
            <text:p>0,829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556" calcext:value-type="float">
            <text:p>2,11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439" calcext:value-type="float">
            <text:p>2,26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987" calcext:value-type="float">
            <text:p>2,12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60629" calcext:value-type="float">
            <text:p>2,60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33901" calcext:value-type="float">
            <text:p>0,8339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25942" calcext:value-type="float">
            <text:p>2,25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3658" calcext:value-type="float">
            <text:p>2,33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228" calcext:value-type="float">
            <text:p>2,11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4989" calcext:value-type="float">
            <text:p>2,14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4388" calcext:value-type="float">
            <text:p>0,8243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6" calcext:value-type="float">
            <text:p>2,09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326" calcext:value-type="float">
            <text:p>2,283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714" calcext:value-type="float">
            <text:p>2,09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03" calcext:value-type="float">
            <text:p>2,09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6481" calcext:value-type="float">
            <text:p>0,8264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403" calcext:value-type="float">
            <text:p>2,104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706" calcext:value-type="float">
            <text:p>2,27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744" calcext:value-type="float">
            <text:p>2,12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29" calcext:value-type="float">
            <text:p>2,10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8897" calcext:value-type="float">
            <text:p>0,8288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716" calcext:value-type="float">
            <text:p>2,097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725" calcext:value-type="float">
            <text:p>2,26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98" calcext:value-type="float">
            <text:p>2,08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57" calcext:value-type="float">
            <text:p>2,09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1501" calcext:value-type="float">
            <text:p>0,8215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3" calcext:value-type="float">
            <text:p>2,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326" calcext:value-type="float">
            <text:p>2,263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508" calcext:value-type="float">
            <text:p>2,08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107" calcext:value-type="float">
            <text:p>2,10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2753" calcext:value-type="float">
            <text:p>0,8227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102" calcext:value-type="float">
            <text:p>2,10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688" calcext:value-type="float">
            <text:p>2,26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874" calcext:value-type="float">
            <text:p>2,08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182" calcext:value-type="float">
            <text:p>2,10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3256" calcext:value-type="float">
            <text:p>0,832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206" calcext:value-type="float">
            <text:p>2,12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993" calcext:value-type="float">
            <text:p>2,26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406" calcext:value-type="float">
            <text:p>2,10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138" calcext:value-type="float">
            <text:p>2,11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9948" calcext:value-type="float">
            <text:p>0,8299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784" calcext:value-type="float">
            <text:p>2,10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003" calcext:value-type="float">
            <text:p>2,26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347" calcext:value-type="float">
            <text:p>2,13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816" calcext:value-type="float">
            <text:p>2,09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0112" calcext:value-type="float">
            <text:p>0,8201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452" calcext:value-type="float">
            <text:p>2,09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0295" calcext:value-type="float">
            <text:p>2,30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2367" calcext:value-type="float">
            <text:p>2,32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558" calcext:value-type="float">
            <text:p>2,09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1859" calcext:value-type="float">
            <text:p>0,8218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386" calcext:value-type="float">
            <text:p>2,11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372" calcext:value-type="float">
            <text:p>2,26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833" calcext:value-type="float">
            <text:p>2,08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738" calcext:value-type="float">
            <text:p>2,087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8568" calcext:value-type="float">
            <text:p>0,8185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381" calcext:value-type="float">
            <text:p>2,1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8455" calcext:value-type="float">
            <text:p>2,28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05" calcext:value-type="float">
            <text:p>2,09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86" calcext:value-type="float">
            <text:p>2,0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9671" calcext:value-type="float">
            <text:p>0,8196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801" calcext:value-type="float">
            <text:p>2,10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789" calcext:value-type="float">
            <text:p>2,26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401" calcext:value-type="float">
            <text:p>2,27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56" calcext:value-type="float">
            <text:p>2,1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4581" calcext:value-type="float">
            <text:p>0,8245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006" calcext:value-type="float">
            <text:p>2,08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7115" calcext:value-type="float">
            <text:p>2,27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96" calcext:value-type="float">
            <text:p>2,09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26" calcext:value-type="float">
            <text:p>2,0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5593" calcext:value-type="float">
            <text:p>0,8155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1031" calcext:value-type="float">
            <text:p>2,11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156" calcext:value-type="float">
            <text:p>2,26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338" calcext:value-type="float">
            <text:p>2,09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2489" calcext:value-type="float">
            <text:p>2,12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1393" calcext:value-type="float">
            <text:p>0,8213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0792" calcext:value-type="float">
            <text:p>2,0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5947" calcext:value-type="float">
            <text:p>2,25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76" calcext:value-type="float">
            <text:p>2,08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9118" calcext:value-type="float">
            <text:p>2,09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1739" calcext:value-type="float">
            <text:p>0,817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584" calcext:value-type="float">
            <text:p>2,105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2635" calcext:value-type="float">
            <text:p>2,2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0894" calcext:value-type="float">
            <text:p>2,0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053" calcext:value-type="float">
            <text:p>2,10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29375" calcext:value-type="float">
            <text:p>0,8293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10454" calcext:value-type="float">
            <text:p>2,10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279" calcext:value-type="float">
            <text:p>3,70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865" calcext:value-type="float">
            <text:p>2,64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726" calcext:value-type="float">
            <text:p>2,65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8799" calcext:value-type="float">
            <text:p>0,9187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436" calcext:value-type="float">
            <text:p>2,644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9621" calcext:value-type="float">
            <text:p>3,69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456" calcext:value-type="float">
            <text:p>2,64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635" calcext:value-type="float">
            <text:p>2,65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5397" calcext:value-type="float">
            <text:p>0,9453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856" calcext:value-type="float">
            <text:p>2,41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183" calcext:value-type="float">
            <text:p>3,71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61" calcext:value-type="float">
            <text:p>2,66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803" calcext:value-type="float">
            <text:p>2,65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7388" calcext:value-type="float">
            <text:p>0,9173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402" calcext:value-type="float">
            <text:p>2,40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511" calcext:value-type="float">
            <text:p>3,70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758" calcext:value-type="float">
            <text:p>2,65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37" calcext:value-type="float">
            <text:p>2,6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6599" calcext:value-type="float">
            <text:p>0,9165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4436" calcext:value-type="float">
            <text:p>2,444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9778" calcext:value-type="float">
            <text:p>3,69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606" calcext:value-type="float">
            <text:p>2,656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69" calcext:value-type="float">
            <text:p>2,66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6105" calcext:value-type="float">
            <text:p>0,9261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5103" calcext:value-type="float">
            <text:p>2,45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604" calcext:value-type="float">
            <text:p>3,71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412" calcext:value-type="float">
            <text:p>2,66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52" calcext:value-type="float">
            <text:p>2,6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9497" calcext:value-type="float">
            <text:p>0,9194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927" calcext:value-type="float">
            <text:p>2,439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365" calcext:value-type="float">
            <text:p>3,7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167" calcext:value-type="float">
            <text:p>2,67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388" calcext:value-type="float">
            <text:p>2,67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4898" calcext:value-type="float">
            <text:p>0,9248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978" calcext:value-type="float">
            <text:p>2,40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666" calcext:value-type="float">
            <text:p>3,71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32" calcext:value-type="float">
            <text:p>2,6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273" calcext:value-type="float">
            <text:p>2,67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5161" calcext:value-type="float">
            <text:p>0,9351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873" calcext:value-type="float">
            <text:p>2,438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601" calcext:value-type="float">
            <text:p>3,71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54" calcext:value-type="float">
            <text:p>2,6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196" calcext:value-type="float">
            <text:p>2,68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3109" calcext:value-type="float">
            <text:p>0,9231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4672" calcext:value-type="float">
            <text:p>2,44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675" calcext:value-type="float">
            <text:p>3,71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673" calcext:value-type="float">
            <text:p>2,66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328" calcext:value-type="float">
            <text:p>2,67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3343" calcext:value-type="float">
            <text:p>0,9233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2345" calcext:value-type="float">
            <text:p>2,42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2419" calcext:value-type="float">
            <text:p>3,724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918" calcext:value-type="float">
            <text:p>2,66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438" calcext:value-type="float">
            <text:p>2,66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7712" calcext:value-type="float">
            <text:p>0,9177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732" calcext:value-type="float">
            <text:p>2,40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386" calcext:value-type="float">
            <text:p>3,70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819" calcext:value-type="float">
            <text:p>2,65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836" calcext:value-type="float">
            <text:p>2,658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6522" calcext:value-type="float">
            <text:p>0,9165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374" calcext:value-type="float">
            <text:p>2,40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544" calcext:value-type="float">
            <text:p>3,70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501" calcext:value-type="float">
            <text:p>2,64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937" calcext:value-type="float">
            <text:p>2,66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7437" calcext:value-type="float">
            <text:p>0,9374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3834" calcext:value-type="float">
            <text:p>2,38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647" calcext:value-type="float">
            <text:p>3,70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267" calcext:value-type="float">
            <text:p>2,66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71" calcext:value-type="float">
            <text:p>2,6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0103" calcext:value-type="float">
            <text:p>0,9301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932" calcext:value-type="float">
            <text:p>2,40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586" calcext:value-type="float">
            <text:p>3,7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385" calcext:value-type="float">
            <text:p>2,64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174" calcext:value-type="float">
            <text:p>2,66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376" calcext:value-type="float">
            <text:p>0,923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39772" calcext:value-type="float">
            <text:p>2,39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517" calcext:value-type="float">
            <text:p>3,71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179" calcext:value-type="float">
            <text:p>2,65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987" calcext:value-type="float">
            <text:p>2,64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7261" calcext:value-type="float">
            <text:p>0,9172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4271" calcext:value-type="float">
            <text:p>2,44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238" calcext:value-type="float">
            <text:p>3,7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868" calcext:value-type="float">
            <text:p>2,65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31" calcext:value-type="float">
            <text:p>2,66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9143" calcext:value-type="float">
            <text:p>0,9391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246" calcext:value-type="float">
            <text:p>2,41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222" calcext:value-type="float">
            <text:p>3,70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117" calcext:value-type="float">
            <text:p>2,66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606" calcext:value-type="float">
            <text:p>2,65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3524" calcext:value-type="float">
            <text:p>0,9135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282" calcext:value-type="float">
            <text:p>2,412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103" calcext:value-type="float">
            <text:p>3,70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607" calcext:value-type="float">
            <text:p>2,64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502" calcext:value-type="float">
            <text:p>2,64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0323" calcext:value-type="float">
            <text:p>0,9203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841" calcext:value-type="float">
            <text:p>2,41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2931" calcext:value-type="float">
            <text:p>3,72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12" calcext:value-type="float">
            <text:p>2,66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657" calcext:value-type="float">
            <text:p>2,65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6428" calcext:value-type="float">
            <text:p>0,9164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2583" calcext:value-type="float">
            <text:p>2,42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877" calcext:value-type="float">
            <text:p>3,71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193" calcext:value-type="float">
            <text:p>2,68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776" calcext:value-type="float">
            <text:p>2,64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37" calcext:value-type="float">
            <text:p>0,92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04" calcext:value-type="float">
            <text:p>2,4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512" calcext:value-type="float">
            <text:p>3,70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279" calcext:value-type="float">
            <text:p>2,65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137" calcext:value-type="float">
            <text:p>2,65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1816" calcext:value-type="float">
            <text:p>0,9218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186" calcext:value-type="float">
            <text:p>2,41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468" calcext:value-type="float">
            <text:p>3,70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821" calcext:value-type="float">
            <text:p>2,65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599" calcext:value-type="float">
            <text:p>2,64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1103" calcext:value-type="float">
            <text:p>0,9211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193" calcext:value-type="float">
            <text:p>2,411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057" calcext:value-type="float">
            <text:p>3,71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237" calcext:value-type="float">
            <text:p>2,66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149" calcext:value-type="float">
            <text:p>2,65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0289" calcext:value-type="float">
            <text:p>0,9202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532" calcext:value-type="float">
            <text:p>2,435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267" calcext:value-type="float">
            <text:p>3,70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777" calcext:value-type="float">
            <text:p>2,68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476" calcext:value-type="float">
            <text:p>2,66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779" calcext:value-type="float">
            <text:p>0,927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541" calcext:value-type="float">
            <text:p>2,405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024" calcext:value-type="float">
            <text:p>3,71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82" calcext:value-type="float">
            <text:p>2,66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76" calcext:value-type="float">
            <text:p>2,6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745" calcext:value-type="float">
            <text:p>0,917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107" calcext:value-type="float">
            <text:p>2,41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567" calcext:value-type="float">
            <text:p>3,70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724" calcext:value-type="float">
            <text:p>2,65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768" calcext:value-type="float">
            <text:p>2,64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7161" calcext:value-type="float">
            <text:p>0,9171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621" calcext:value-type="float">
            <text:p>2,41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427" calcext:value-type="float">
            <text:p>3,71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597" calcext:value-type="float">
            <text:p>2,65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944" calcext:value-type="float">
            <text:p>2,65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1799" calcext:value-type="float">
            <text:p>0,9417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39321" calcext:value-type="float">
            <text:p>2,39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965" calcext:value-type="float">
            <text:p>3,71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076" calcext:value-type="float">
            <text:p>2,68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422" calcext:value-type="float">
            <text:p>2,65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2369" calcext:value-type="float">
            <text:p>0,9223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50505" calcext:value-type="float">
            <text:p>2,505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5.2316" calcext:value-type="float">
            <text:p>5,2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2912" calcext:value-type="float">
            <text:p>2,72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2942" calcext:value-type="float">
            <text:p>2,72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7647" calcext:value-type="float">
            <text:p>0,9276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61401" calcext:value-type="float">
            <text:p>2,61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.44515" calcext:value-type="float">
            <text:p>4,44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1206" calcext:value-type="float">
            <text:p>2,71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1465" calcext:value-type="float">
            <text:p>2,71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577" calcext:value-type="float">
            <text:p>0,925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6449" calcext:value-type="float">
            <text:p>2,46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9935" calcext:value-type="float">
            <text:p>3,79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85" calcext:value-type="float">
            <text:p>2,6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05" calcext:value-type="float">
            <text:p>2,66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6001" calcext:value-type="float">
            <text:p>0,9260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2131" calcext:value-type="float">
            <text:p>2,42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359" calcext:value-type="float">
            <text:p>3,71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821" calcext:value-type="float">
            <text:p>2,66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236" calcext:value-type="float">
            <text:p>2,65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9149" calcext:value-type="float">
            <text:p>0,9291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123" calcext:value-type="float">
            <text:p>2,41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653" calcext:value-type="float">
            <text:p>3,70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373" calcext:value-type="float">
            <text:p>2,65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25" calcext:value-type="float">
            <text:p>2,6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9131" calcext:value-type="float">
            <text:p>0,9191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632" calcext:value-type="float">
            <text:p>2,4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3318" calcext:value-type="float">
            <text:p>3,73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2225" calcext:value-type="float">
            <text:p>2,72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421" calcext:value-type="float">
            <text:p>2,67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3412" calcext:value-type="float">
            <text:p>0,923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839" calcext:value-type="float">
            <text:p>2,40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952" calcext:value-type="float">
            <text:p>3,70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146" calcext:value-type="float">
            <text:p>2,67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713" calcext:value-type="float">
            <text:p>2,66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0188" calcext:value-type="float">
            <text:p>0,9201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729" calcext:value-type="float">
            <text:p>2,417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3176" calcext:value-type="float">
            <text:p>3,73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3694" calcext:value-type="float">
            <text:p>2,63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76" calcext:value-type="float">
            <text:p>2,6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0326" calcext:value-type="float">
            <text:p>0,9203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2591" calcext:value-type="float">
            <text:p>2,42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5109" calcext:value-type="float">
            <text:p>3,75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204" calcext:value-type="float">
            <text:p>2,65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406" calcext:value-type="float">
            <text:p>2,67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0128" calcext:value-type="float">
            <text:p>0,9201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44" calcext:value-type="float">
            <text:p>2,4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2559" calcext:value-type="float">
            <text:p>3,725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408" calcext:value-type="float">
            <text:p>2,65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961" calcext:value-type="float">
            <text:p>2,65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7096" calcext:value-type="float">
            <text:p>0,917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7169" calcext:value-type="float">
            <text:p>2,47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028" calcext:value-type="float">
            <text:p>3,70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171" calcext:value-type="float">
            <text:p>2,67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187" calcext:value-type="float">
            <text:p>2,68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8459" calcext:value-type="float">
            <text:p>0,9184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2187" calcext:value-type="float">
            <text:p>2,421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494" calcext:value-type="float">
            <text:p>3,70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7" calcext:value-type="float">
            <text:p>2,6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257" calcext:value-type="float">
            <text:p>2,66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7997" calcext:value-type="float">
            <text:p>0,9179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2216" calcext:value-type="float">
            <text:p>2,42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9804" calcext:value-type="float">
            <text:p>3,69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217" calcext:value-type="float">
            <text:p>2,65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259" calcext:value-type="float">
            <text:p>2,66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5275" calcext:value-type="float">
            <text:p>0,9252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245" calcext:value-type="float">
            <text:p>2,43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9849" calcext:value-type="float">
            <text:p>3,69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753" calcext:value-type="float">
            <text:p>2,65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727" calcext:value-type="float">
            <text:p>2,64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6838" calcext:value-type="float">
            <text:p>0,9368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221" calcext:value-type="float">
            <text:p>2,40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968" calcext:value-type="float">
            <text:p>3,6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67" calcext:value-type="float">
            <text:p>2,6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34" calcext:value-type="float">
            <text:p>2,66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2805" calcext:value-type="float">
            <text:p>0,9228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2169" calcext:value-type="float">
            <text:p>2,42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569" calcext:value-type="float">
            <text:p>3,71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634" calcext:value-type="float">
            <text:p>2,66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694" calcext:value-type="float">
            <text:p>2,65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6213" calcext:value-type="float">
            <text:p>0,9162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808" calcext:value-type="float">
            <text:p>2,41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643" calcext:value-type="float">
            <text:p>3,70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639" calcext:value-type="float">
            <text:p>2,68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934" calcext:value-type="float">
            <text:p>2,65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1081" calcext:value-type="float">
            <text:p>0,9310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349" calcext:value-type="float">
            <text:p>2,40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425" calcext:value-type="float">
            <text:p>3,71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074" calcext:value-type="float">
            <text:p>2,65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91" calcext:value-type="float">
            <text:p>2,66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4874" calcext:value-type="float">
            <text:p>0,9248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4129" calcext:value-type="float">
            <text:p>2,441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454" calcext:value-type="float">
            <text:p>3,70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44" calcext:value-type="float">
            <text:p>2,6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745" calcext:value-type="float">
            <text:p>2,64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0581" calcext:value-type="float">
            <text:p>0,9205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134" calcext:value-type="float">
            <text:p>2,411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183" calcext:value-type="float">
            <text:p>3,71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22" calcext:value-type="float">
            <text:p>2,6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646" calcext:value-type="float">
            <text:p>2,65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0051" calcext:value-type="float">
            <text:p>0,92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022" calcext:value-type="float">
            <text:p>2,4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2932" calcext:value-type="float">
            <text:p>3,72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672" calcext:value-type="float">
            <text:p>2,65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735" calcext:value-type="float">
            <text:p>2,66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8911" calcext:value-type="float">
            <text:p>0,9289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2596" calcext:value-type="float">
            <text:p>2,42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29" calcext:value-type="float">
            <text:p>3,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54" calcext:value-type="float">
            <text:p>2,66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494" calcext:value-type="float">
            <text:p>2,65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1619" calcext:value-type="float">
            <text:p>0,9216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056" calcext:value-type="float">
            <text:p>2,40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867" calcext:value-type="float">
            <text:p>3,70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516" calcext:value-type="float">
            <text:p>2,66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5251" calcext:value-type="float">
            <text:p>2,75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767" calcext:value-type="float">
            <text:p>1,467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54238" calcext:value-type="float">
            <text:p>3,54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5.86044" calcext:value-type="float">
            <text:p>5,86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.86914" calcext:value-type="float">
            <text:p>4,86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6996" calcext:value-type="float">
            <text:p>3,66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29147" calcext:value-type="float">
            <text:p>1,291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3751" calcext:value-type="float">
            <text:p>3,237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.02593" calcext:value-type="float">
            <text:p>4,02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83911" calcext:value-type="float">
            <text:p>2,839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80047" calcext:value-type="float">
            <text:p>2,80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64392" calcext:value-type="float">
            <text:p>0,9643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50353" calcext:value-type="float">
            <text:p>2,503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80141" calcext:value-type="float">
            <text:p>3,80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28" calcext:value-type="float">
            <text:p>2,6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537" calcext:value-type="float">
            <text:p>2,68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5823" calcext:value-type="float">
            <text:p>0,9158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112" calcext:value-type="float">
            <text:p>2,43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426" calcext:value-type="float">
            <text:p>3,74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825" calcext:value-type="float">
            <text:p>2,65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852" calcext:value-type="float">
            <text:p>2,68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9375" calcext:value-type="float">
            <text:p>0,9193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068" calcext:value-type="float">
            <text:p>2,43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1621" calcext:value-type="float">
            <text:p>3,71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3" calcext:value-type="float">
            <text:p>2,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382" calcext:value-type="float">
            <text:p>2,66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5107" calcext:value-type="float">
            <text:p>0,9251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868" calcext:value-type="float">
            <text:p>2,418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0847" calcext:value-type="float">
            <text:p>3,70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026" calcext:value-type="float">
            <text:p>2,66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5043" calcext:value-type="float">
            <text:p>2,65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3569" calcext:value-type="float">
            <text:p>0,9235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233" calcext:value-type="float">
            <text:p>2,43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3938" calcext:value-type="float">
            <text:p>3,73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82855" calcext:value-type="float">
            <text:p>2,82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9905" calcext:value-type="float">
            <text:p>3,19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97972" calcext:value-type="float">
            <text:p>0,9979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76198" calcext:value-type="float">
            <text:p>2,76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.26149" calcext:value-type="float">
            <text:p>4,26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157" calcext:value-type="float">
            <text:p>3,2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7751" calcext:value-type="float">
            <text:p>3,177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97852" calcext:value-type="float">
            <text:p>0,9978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80095" calcext:value-type="float">
            <text:p>2,80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.25587" calcext:value-type="float">
            <text:p>4,25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7431" calcext:value-type="float">
            <text:p>3,17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7086" calcext:value-type="float">
            <text:p>3,17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9691" calcext:value-type="float">
            <text:p>0,996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74454" calcext:value-type="float">
            <text:p>2,74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.31362" calcext:value-type="float">
            <text:p>4,31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1781" calcext:value-type="float">
            <text:p>3,21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6905" calcext:value-type="float">
            <text:p>3,16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01194" calcext:value-type="float">
            <text:p>1,011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77687" calcext:value-type="float">
            <text:p>2,77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.26562" calcext:value-type="float">
            <text:p>4,26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7134" calcext:value-type="float">
            <text:p>3,17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9882" calcext:value-type="float">
            <text:p>3,19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92033" calcext:value-type="float">
            <text:p>0,992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75777" calcext:value-type="float">
            <text:p>2,75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.5841" calcext:value-type="float">
            <text:p>4,5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9339" calcext:value-type="float">
            <text:p>3,293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5204" calcext:value-type="float">
            <text:p>3,25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5233" calcext:value-type="float">
            <text:p>0,9452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54938" calcext:value-type="float">
            <text:p>2,54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83509" calcext:value-type="float">
            <text:p>3,83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18" calcext:value-type="float">
            <text:p>2,6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1716" calcext:value-type="float">
            <text:p>2,71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6188" calcext:value-type="float">
            <text:p>0,9461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51246" calcext:value-type="float">
            <text:p>2,51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566" calcext:value-type="float">
            <text:p>3,77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703" calcext:value-type="float">
            <text:p>2,68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2558" calcext:value-type="float">
            <text:p>2,72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4718" calcext:value-type="float">
            <text:p>0,9447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6508" calcext:value-type="float">
            <text:p>2,465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4472" calcext:value-type="float">
            <text:p>3,74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816" calcext:value-type="float">
            <text:p>2,69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254" calcext:value-type="float">
            <text:p>2,67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6372" calcext:value-type="float">
            <text:p>0,9363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5137" calcext:value-type="float">
            <text:p>2,45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8121" calcext:value-type="float">
            <text:p>3,78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328" calcext:value-type="float">
            <text:p>2,67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549" calcext:value-type="float">
            <text:p>2,70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0341" calcext:value-type="float">
            <text:p>0,9403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7172" calcext:value-type="float">
            <text:p>2,47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6727" calcext:value-type="float">
            <text:p>3,76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508" calcext:value-type="float">
            <text:p>2,69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215" calcext:value-type="float">
            <text:p>2,69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4884" calcext:value-type="float">
            <text:p>0,9248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7487" calcext:value-type="float">
            <text:p>2,47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6336" calcext:value-type="float">
            <text:p>3,76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107" calcext:value-type="float">
            <text:p>2,68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89" calcext:value-type="float">
            <text:p>2,6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6918" calcext:value-type="float">
            <text:p>0,9369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6326" calcext:value-type="float">
            <text:p>2,46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4413" calcext:value-type="float">
            <text:p>3,74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1258" calcext:value-type="float">
            <text:p>2,71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899" calcext:value-type="float">
            <text:p>2,68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4368" calcext:value-type="float">
            <text:p>0,9343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2213" calcext:value-type="float">
            <text:p>2,422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013" calcext:value-type="float">
            <text:p>3,77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847" calcext:value-type="float">
            <text:p>2,67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402" calcext:value-type="float">
            <text:p>2,68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2563" calcext:value-type="float">
            <text:p>0,9425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7465" calcext:value-type="float">
            <text:p>2,474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4549" calcext:value-type="float">
            <text:p>3,74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105" calcext:value-type="float">
            <text:p>2,70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659" calcext:value-type="float">
            <text:p>2,69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2143" calcext:value-type="float">
            <text:p>0,9321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812" calcext:value-type="float">
            <text:p>2,43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771" calcext:value-type="float">
            <text:p>3,77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944" calcext:value-type="float">
            <text:p>2,69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564" calcext:value-type="float">
            <text:p>2,66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6484" calcext:value-type="float">
            <text:p>0,936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5124" calcext:value-type="float">
            <text:p>2,451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3872" calcext:value-type="float">
            <text:p>3,73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693" calcext:value-type="float">
            <text:p>2,68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314" calcext:value-type="float">
            <text:p>2,7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52889" calcext:value-type="float">
            <text:p>0,9528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657" calcext:value-type="float">
            <text:p>2,43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638" calcext:value-type="float">
            <text:p>3,77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4974" calcext:value-type="float">
            <text:p>2,94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2052" calcext:value-type="float">
            <text:p>3,22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53012" calcext:value-type="float">
            <text:p>0,953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837" calcext:value-type="float">
            <text:p>2,4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5583" calcext:value-type="float">
            <text:p>3,755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55523" calcext:value-type="float">
            <text:p>3,55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4743" calcext:value-type="float">
            <text:p>2,74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6242" calcext:value-type="float">
            <text:p>0,9462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9226" calcext:value-type="float">
            <text:p>2,492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89865" calcext:value-type="float">
            <text:p>3,89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4018" calcext:value-type="float">
            <text:p>2,74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6739" calcext:value-type="float">
            <text:p>2,76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9112" calcext:value-type="float">
            <text:p>0,9291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4088" calcext:value-type="float">
            <text:p>2,44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073" calcext:value-type="float">
            <text:p>3,77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566" calcext:value-type="float">
            <text:p>2,67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125" calcext:value-type="float">
            <text:p>2,70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3324" calcext:value-type="float">
            <text:p>0,9433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7237" calcext:value-type="float">
            <text:p>2,47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177" calcext:value-type="float">
            <text:p>3,77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916" calcext:value-type="float">
            <text:p>2,70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3059" calcext:value-type="float">
            <text:p>2,73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5772" calcext:value-type="float">
            <text:p>0,9357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7209" calcext:value-type="float">
            <text:p>2,47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937" calcext:value-type="float">
            <text:p>3,77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474" calcext:value-type="float">
            <text:p>2,70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102" calcext:value-type="float">
            <text:p>2,68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68148" calcext:value-type="float">
            <text:p>0,968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7189" calcext:value-type="float">
            <text:p>2,471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96" calcext:value-type="float">
            <text:p>3,7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4715" calcext:value-type="float">
            <text:p>2,747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887" calcext:value-type="float">
            <text:p>2,70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7402" calcext:value-type="float">
            <text:p>0,9374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789" calcext:value-type="float">
            <text:p>2,43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031" calcext:value-type="float">
            <text:p>3,77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1722" calcext:value-type="float">
            <text:p>2,71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734" calcext:value-type="float">
            <text:p>2,70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6672" calcext:value-type="float">
            <text:p>0,9266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4308" calcext:value-type="float">
            <text:p>2,443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8053" calcext:value-type="float">
            <text:p>3,78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773" calcext:value-type="float">
            <text:p>2,68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45" calcext:value-type="float">
            <text:p>2,7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3887" calcext:value-type="float">
            <text:p>0,9438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6289" calcext:value-type="float">
            <text:p>2,46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6984" calcext:value-type="float">
            <text:p>3,76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1036" calcext:value-type="float">
            <text:p>2,71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673" calcext:value-type="float">
            <text:p>2,69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57287" calcext:value-type="float">
            <text:p>0,9572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4411" calcext:value-type="float">
            <text:p>2,44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8315" calcext:value-type="float">
            <text:p>3,78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5583" calcext:value-type="float">
            <text:p>2,75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752" calcext:value-type="float">
            <text:p>2,69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7596" calcext:value-type="float">
            <text:p>0,9275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116" calcext:value-type="float">
            <text:p>2,431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553" calcext:value-type="float">
            <text:p>3,7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399" calcext:value-type="float">
            <text:p>2,68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472" calcext:value-type="float">
            <text:p>2,69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7636" calcext:value-type="float">
            <text:p>0,9376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125" calcext:value-type="float">
            <text:p>2,41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5659" calcext:value-type="float">
            <text:p>3,75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859" calcext:value-type="float">
            <text:p>2,69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616" calcext:value-type="float">
            <text:p>2,67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1267" calcext:value-type="float">
            <text:p>0,9312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5052" calcext:value-type="float">
            <text:p>2,45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6625" calcext:value-type="float">
            <text:p>3,76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226" calcext:value-type="float">
            <text:p>2,67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682" calcext:value-type="float">
            <text:p>2,70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7173" calcext:value-type="float">
            <text:p>0,9371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5438" calcext:value-type="float">
            <text:p>2,45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9975" calcext:value-type="float">
            <text:p>3,79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481" calcext:value-type="float">
            <text:p>2,69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378" calcext:value-type="float">
            <text:p>2,68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7422" calcext:value-type="float">
            <text:p>0,9274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3131" calcext:value-type="float">
            <text:p>2,43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8241" calcext:value-type="float">
            <text:p>3,78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434" calcext:value-type="float">
            <text:p>2,67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694" calcext:value-type="float">
            <text:p>2,69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8928" calcext:value-type="float">
            <text:p>0,9489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7701" calcext:value-type="float">
            <text:p>2,47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4534" calcext:value-type="float">
            <text:p>3,74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1282" calcext:value-type="float">
            <text:p>2,71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379" calcext:value-type="float">
            <text:p>2,68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7294" calcext:value-type="float">
            <text:p>0,9272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5285" calcext:value-type="float">
            <text:p>2,452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5358" calcext:value-type="float">
            <text:p>3,75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563" calcext:value-type="float">
            <text:p>2,69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715" calcext:value-type="float">
            <text:p>2,66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8369" calcext:value-type="float">
            <text:p>0,9383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6054" calcext:value-type="float">
            <text:p>2,46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5431" calcext:value-type="float">
            <text:p>3,75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2734" calcext:value-type="float">
            <text:p>2,72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9473" calcext:value-type="float">
            <text:p>2,69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5505" calcext:value-type="float">
            <text:p>0,9355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4021" calcext:value-type="float">
            <text:p>2,44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77839" calcext:value-type="float">
            <text:p>3,77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182" calcext:value-type="float">
            <text:p>2,68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671" calcext:value-type="float">
            <text:p>2,6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12471" calcext:value-type="float">
            <text:p>1,124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81846" calcext:value-type="float">
            <text:p>2,818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.14243" calcext:value-type="float">
            <text:p>4,14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2424" calcext:value-type="float">
            <text:p>2,92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141" calcext:value-type="float">
            <text:p>2,9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01521" calcext:value-type="float">
            <text:p>1,015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52631" calcext:value-type="float">
            <text:p>2,52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8841" calcext:value-type="float">
            <text:p>3,68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486" calcext:value-type="float">
            <text:p>2,64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044" calcext:value-type="float">
            <text:p>2,64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17744" calcext:value-type="float">
            <text:p>0,9177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39684" calcext:value-type="float">
            <text:p>2,39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9103" calcext:value-type="float">
            <text:p>3,69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3817" calcext:value-type="float">
            <text:p>2,63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3105" calcext:value-type="float">
            <text:p>2,63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5471" calcext:value-type="float">
            <text:p>0,9254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03" calcext:value-type="float">
            <text:p>2,4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8865" calcext:value-type="float">
            <text:p>3,68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627" calcext:value-type="float">
            <text:p>2,68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70238" calcext:value-type="float">
            <text:p>2,70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33154" calcext:value-type="float">
            <text:p>0,9331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45845" calcext:value-type="float">
            <text:p>2,458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69247" calcext:value-type="float">
            <text:p>3,69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3299" calcext:value-type="float">
            <text:p>2,63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4919" calcext:value-type="float">
            <text:p>2,64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923314" calcext:value-type="float">
            <text:p>0,9233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2.38523" calcext:value-type="float">
            <text:p>2,38523</text:p>
          </table:table-cell>
        </table:table-row>
      </table:table>
      <table:table table:name="Tabla dinámica_insert_by_username_1" table:style-name="ta1">
        <table:shapes>
          <draw:frame draw:z-index="0" draw:style-name="gr1" draw:text-style-name="P1" svg:width="15.999cm" svg:height="8.999cm" svg:x="17.738cm" svg:y="0.508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m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insercione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7940112" calcext:value-type="float">
            <text:p>0,07940112</text:p>
          </table:table-cell>
          <table:table-cell table:style-name="ce14" office:value-type="float" office:value="0.09105228" calcext:value-type="float">
            <text:p>0,09105228</text:p>
          </table:table-cell>
          <table:table-cell table:style-name="ce14" office:value-type="float" office:value="0.10110951" calcext:value-type="float">
            <text:p>0,10110951</text:p>
          </table:table-cell>
          <table:table-cell table:style-name="ce14" office:value-type="float" office:value="0.09203692" calcext:value-type="float">
            <text:p>0,09203692</text:p>
          </table:table-cell>
          <table:table-cell table:style-name="ce18" office:value-type="float" office:value="0.09472035" calcext:value-type="float">
            <text:p>0,09472035</text:p>
          </table:table-cell>
          <table:table-cell table:style-name="ce24" office:value-type="float" office:value="0.0916640360000001" calcext:value-type="float">
            <text:p>0,09166403600000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5025799" calcext:value-type="float">
            <text:p>0,15025799</text:p>
          </table:table-cell>
          <table:table-cell office:value-type="float" office:value="0.21063163" calcext:value-type="float">
            <text:p>0,21063163</text:p>
          </table:table-cell>
          <table:table-cell office:value-type="float" office:value="0.21750658" calcext:value-type="float">
            <text:p>0,21750658</text:p>
          </table:table-cell>
          <table:table-cell office:value-type="float" office:value="0.21303828" calcext:value-type="float">
            <text:p>0,21303828</text:p>
          </table:table-cell>
          <table:table-cell office:value-type="float" office:value="0.25784807" calcext:value-type="float">
            <text:p>0,25784807</text:p>
          </table:table-cell>
          <table:table-cell office:value-type="float" office:value="0.20985651" calcext:value-type="float">
            <text:p>0,2098565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7405959" calcext:value-type="float">
            <text:p>0,27405959</text:p>
          </table:table-cell>
          <table:table-cell office:value-type="float" office:value="0.43729132" calcext:value-type="float">
            <text:p>0,43729132</text:p>
          </table:table-cell>
          <table:table-cell office:value-type="float" office:value="0.45857296" calcext:value-type="float">
            <text:p>0,45857296</text:p>
          </table:table-cell>
          <table:table-cell office:value-type="float" office:value="0.4405773" calcext:value-type="float">
            <text:p>0,4405773</text:p>
          </table:table-cell>
          <table:table-cell office:value-type="float" office:value="0.48695286" calcext:value-type="float">
            <text:p>0,48695286</text:p>
          </table:table-cell>
          <table:table-cell office:value-type="float" office:value="0.419490806" calcext:value-type="float">
            <text:p>0,4194908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1266227" calcext:value-type="float">
            <text:p>0,51266227</text:p>
          </table:table-cell>
          <table:table-cell office:value-type="float" office:value="1.01933631" calcext:value-type="float">
            <text:p>1,01933631</text:p>
          </table:table-cell>
          <table:table-cell office:value-type="float" office:value="1.02236388" calcext:value-type="float">
            <text:p>1,02236388</text:p>
          </table:table-cell>
          <table:table-cell office:value-type="float" office:value="1.01351541" calcext:value-type="float">
            <text:p>1,01351541</text:p>
          </table:table-cell>
          <table:table-cell office:value-type="float" office:value="1.1283806" calcext:value-type="float">
            <text:p>1,1283806</text:p>
          </table:table-cell>
          <table:table-cell office:value-type="float" office:value="0.939251694" calcext:value-type="float">
            <text:p>0,93925169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61652362" calcext:value-type="float">
            <text:p>0,61652362</text:p>
          </table:table-cell>
          <table:table-cell office:value-type="float" office:value="1.32729" calcext:value-type="float">
            <text:p>1,32729</text:p>
          </table:table-cell>
          <table:table-cell office:value-type="float" office:value="1.3402818" calcext:value-type="float">
            <text:p>1,3402818</text:p>
          </table:table-cell>
          <table:table-cell office:value-type="float" office:value="1.3269816" calcext:value-type="float">
            <text:p>1,3269816</text:p>
          </table:table-cell>
          <table:table-cell office:value-type="float" office:value="1.5285383" calcext:value-type="float">
            <text:p>1,5285383</text:p>
          </table:table-cell>
          <table:table-cell office:value-type="float" office:value="1.227923064" calcext:value-type="float">
            <text:p>1,22792306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73018137" calcext:value-type="float">
            <text:p>0,73018137</text:p>
          </table:table-cell>
          <table:table-cell office:value-type="float" office:value="1.7245463" calcext:value-type="float">
            <text:p>1,7245463</text:p>
          </table:table-cell>
          <table:table-cell office:value-type="float" office:value="1.7696039" calcext:value-type="float">
            <text:p>1,7696039</text:p>
          </table:table-cell>
          <table:table-cell office:value-type="float" office:value="1.7055425" calcext:value-type="float">
            <text:p>1,7055425</text:p>
          </table:table-cell>
          <table:table-cell office:value-type="float" office:value="1.8237872" calcext:value-type="float">
            <text:p>1,8237872</text:p>
          </table:table-cell>
          <table:table-cell office:value-type="float" office:value="1.550732254" calcext:value-type="float">
            <text:p>1,55073225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83148144" calcext:value-type="float">
            <text:p>0,83148144</text:p>
          </table:table-cell>
          <table:table-cell office:value-type="float" office:value="2.1332856" calcext:value-type="float">
            <text:p>2,1332856</text:p>
          </table:table-cell>
          <table:table-cell office:value-type="float" office:value="2.2866208" calcext:value-type="float">
            <text:p>2,2866208</text:p>
          </table:table-cell>
          <table:table-cell office:value-type="float" office:value="2.1239403" calcext:value-type="float">
            <text:p>2,1239403</text:p>
          </table:table-cell>
          <table:table-cell office:value-type="float" office:value="2.1285089" calcext:value-type="float">
            <text:p>2,1285089</text:p>
          </table:table-cell>
          <table:table-cell office:value-type="float" office:value="1.900767408" calcext:value-type="float">
            <text:p>1,900767408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94478403" calcext:value-type="float">
            <text:p>0,94478403</text:p>
          </table:table-cell>
          <table:table-cell table:style-name="ce16" office:value-type="float" office:value="2.7410254" calcext:value-type="float">
            <text:p>2,7410254</text:p>
          </table:table-cell>
          <table:table-cell table:style-name="ce16" office:value-type="float" office:value="3.8159275" calcext:value-type="float">
            <text:p>3,8159275</text:p>
          </table:table-cell>
          <table:table-cell table:style-name="ce16" office:value-type="float" office:value="2.7264017" calcext:value-type="float">
            <text:p>2,7264017</text:p>
          </table:table-cell>
          <table:table-cell table:style-name="ce20" office:value-type="float" office:value="2.4803413" calcext:value-type="float">
            <text:p>2,4803413</text:p>
          </table:table-cell>
          <table:table-cell table:style-name="ce26" office:value-type="float" office:value="2.541695986" calcext:value-type="float">
            <text:p>2,541695986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51741892875" calcext:value-type="float">
            <text:p>0,51741892875</text:p>
          </table:table-cell>
          <table:table-cell table:style-name="ce17" office:value-type="float" office:value="1.210557355" calcext:value-type="float">
            <text:p>1,210557355</text:p>
          </table:table-cell>
          <table:table-cell table:style-name="ce17" office:value-type="float" office:value="1.37649836625" calcext:value-type="float">
            <text:p>1,37649836625</text:p>
          </table:table-cell>
          <table:table-cell table:style-name="ce17" office:value-type="float" office:value="1.20525425125" calcext:value-type="float">
            <text:p>1,20525425125</text:p>
          </table:table-cell>
          <table:table-cell table:style-name="ce21" office:value-type="float" office:value="1.2411346975" calcext:value-type="float">
            <text:p>1,2411346975</text:p>
          </table:table-cell>
          <table:table-cell table:style-name="ce27" office:value-type="float" office:value="1.11017271975" calcext:value-type="float">
            <text:p>1,11017271975</text:p>
          </table:table-cell>
        </table:table-row>
      </table:table>
      <table:table table:name="Tabla dinámica_insert_by_username_2" table:style-name="ta1"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Desviación típica - <text:s/>Tiempo(m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insercione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241099023762336" calcext:value-type="float">
            <text:p>0,0241099023762336</text:p>
          </table:table-cell>
          <table:table-cell table:style-name="ce14" office:value-type="float" office:value="0.0151075968996536" calcext:value-type="float">
            <text:p>0,0151075968996536</text:p>
          </table:table-cell>
          <table:table-cell table:style-name="ce14" office:value-type="float" office:value="0.0187776818921379" calcext:value-type="float">
            <text:p>0,0187776818921379</text:p>
          </table:table-cell>
          <table:table-cell table:style-name="ce14" office:value-type="float" office:value="0.0181232118040524" calcext:value-type="float">
            <text:p>0,0181232118040524</text:p>
          </table:table-cell>
          <table:table-cell table:style-name="ce18" office:value-type="float" office:value="0.0169676418909909" calcext:value-type="float">
            <text:p>0,0169676418909909</text:p>
          </table:table-cell>
          <table:table-cell table:style-name="ce24" office:value-type="float" office:value="0.0200707442375015" calcext:value-type="float">
            <text:p>0,020070744237501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579050009789633" calcext:value-type="float">
            <text:p>0,00579050009789633</text:p>
          </table:table-cell>
          <table:table-cell office:value-type="float" office:value="0.0061319608685999" calcext:value-type="float">
            <text:p>0,0061319608685999</text:p>
          </table:table-cell>
          <table:table-cell office:value-type="float" office:value="0.0134604629598891" calcext:value-type="float">
            <text:p>0,0134604629598891</text:p>
          </table:table-cell>
          <table:table-cell office:value-type="float" office:value="0.00621890868675055" calcext:value-type="float">
            <text:p>0,00621890868675055</text:p>
          </table:table-cell>
          <table:table-cell office:value-type="float" office:value="0.0168272320813705" calcext:value-type="float">
            <text:p>0,0168272320813705</text:p>
          </table:table-cell>
          <table:table-cell office:value-type="float" office:value="0.036071698442893" calcext:value-type="float">
            <text:p>0,03607169844289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130930403612343" calcext:value-type="float">
            <text:p>0,0130930403612343</text:p>
          </table:table-cell>
          <table:table-cell office:value-type="float" office:value="0.0117082821967006" calcext:value-type="float">
            <text:p>0,0117082821967006</text:p>
          </table:table-cell>
          <table:table-cell office:value-type="float" office:value="0.0262942819888948" calcext:value-type="float">
            <text:p>0,0262942819888948</text:p>
          </table:table-cell>
          <table:table-cell office:value-type="float" office:value="0.0203708338322269" calcext:value-type="float">
            <text:p>0,0203708338322269</text:p>
          </table:table-cell>
          <table:table-cell office:value-type="float" office:value="0.0297078032102032" calcext:value-type="float">
            <text:p>0,0297078032102032</text:p>
          </table:table-cell>
          <table:table-cell office:value-type="float" office:value="0.0778786009171325" calcext:value-type="float">
            <text:p>0,07787860091713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279163622973385" calcext:value-type="float">
            <text:p>0,0279163622973385</text:p>
          </table:table-cell>
          <table:table-cell office:value-type="float" office:value="0.0711973535030075" calcext:value-type="float">
            <text:p>0,0711973535030075</text:p>
          </table:table-cell>
          <table:table-cell office:value-type="float" office:value="0.104481091043992" calcext:value-type="float">
            <text:p>0,104481091043992</text:p>
          </table:table-cell>
          <table:table-cell office:value-type="float" office:value="0.0319910234275386" calcext:value-type="float">
            <text:p>0,0319910234275386</text:p>
          </table:table-cell>
          <table:table-cell office:value-type="float" office:value="0.0668297477133824" calcext:value-type="float">
            <text:p>0,0668297477133824</text:p>
          </table:table-cell>
          <table:table-cell office:value-type="float" office:value="0.227655270965645" calcext:value-type="float">
            <text:p>0,22765527096564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118268461285793" calcext:value-type="float">
            <text:p>0,0118268461285793</text:p>
          </table:table-cell>
          <table:table-cell office:value-type="float" office:value="0.0321994942553922" calcext:value-type="float">
            <text:p>0,0321994942553922</text:p>
          </table:table-cell>
          <table:table-cell office:value-type="float" office:value="0.0538439686910617" calcext:value-type="float">
            <text:p>0,0538439686910617</text:p>
          </table:table-cell>
          <table:table-cell office:value-type="float" office:value="0.0196902060831256" calcext:value-type="float">
            <text:p>0,0196902060831256</text:p>
          </table:table-cell>
          <table:table-cell office:value-type="float" office:value="0.180554956904366" calcext:value-type="float">
            <text:p>0,180554956904366</text:p>
          </table:table-cell>
          <table:table-cell office:value-type="float" office:value="0.326879544950947" calcext:value-type="float">
            <text:p>0,32687954495094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292832235146196" calcext:value-type="float">
            <text:p>0,0292832235146196</text:p>
          </table:table-cell>
          <table:table-cell office:value-type="float" office:value="0.226021822141473" calcext:value-type="float">
            <text:p>0,226021822141473</text:p>
          </table:table-cell>
          <table:table-cell office:value-type="float" office:value="0.236640985302716" calcext:value-type="float">
            <text:p>0,236640985302716</text:p>
          </table:table-cell>
          <table:table-cell office:value-type="float" office:value="0.0973337365950032" calcext:value-type="float">
            <text:p>0,0973337365950032</text:p>
          </table:table-cell>
          <table:table-cell office:value-type="float" office:value="0.108015176964661" calcext:value-type="float">
            <text:p>0,108015176964661</text:p>
          </table:table-cell>
          <table:table-cell office:value-type="float" office:value="0.442650451387825" calcext:value-type="float">
            <text:p>0,4426504513878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434712475222161" calcext:value-type="float">
            <text:p>0,0434712475222161</text:p>
          </table:table-cell>
          <table:table-cell office:value-type="float" office:value="0.154004784540132" calcext:value-type="float">
            <text:p>0,154004784540132</text:p>
          </table:table-cell>
          <table:table-cell office:value-type="float" office:value="0.0818573702978589" calcext:value-type="float">
            <text:p>0,0818573702978589</text:p>
          </table:table-cell>
          <table:table-cell office:value-type="float" office:value="0.104580354649891" calcext:value-type="float">
            <text:p>0,104580354649891</text:p>
          </table:table-cell>
          <table:table-cell office:value-type="float" office:value="0.0999719363439238" calcext:value-type="float">
            <text:p>0,0999719363439238</text:p>
          </table:table-cell>
          <table:table-cell office:value-type="float" office:value="0.548398882047204" calcext:value-type="float">
            <text:p>0,548398882047204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695858989852466" calcext:value-type="float">
            <text:p>0,0695858989852466</text:p>
          </table:table-cell>
          <table:table-cell table:style-name="ce16" office:value-type="float" office:value="0.263326953088875" calcext:value-type="float">
            <text:p>0,263326953088875</text:p>
          </table:table-cell>
          <table:table-cell table:style-name="ce16" office:value-type="float" office:value="0.299231277575633" calcext:value-type="float">
            <text:p>0,299231277575633</text:p>
          </table:table-cell>
          <table:table-cell table:style-name="ce16" office:value-type="float" office:value="0.167707124398007" calcext:value-type="float">
            <text:p>0,167707124398007</text:p>
          </table:table-cell>
          <table:table-cell table:style-name="ce20" office:value-type="float" office:value="0.160057730851601" calcext:value-type="float">
            <text:p>0,160057730851601</text:p>
          </table:table-cell>
          <table:table-cell table:style-name="ce26" office:value-type="float" office:value="0.946113099781148" calcext:value-type="float">
            <text:p>0,946113099781148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302571557488803" calcext:value-type="float">
            <text:p>0,302571557488803</text:p>
          </table:table-cell>
          <table:table-cell table:style-name="ce17" office:value-type="float" office:value="0.902532010461143" calcext:value-type="float">
            <text:p>0,902532010461143</text:p>
          </table:table-cell>
          <table:table-cell table:style-name="ce17" office:value-type="float" office:value="1.17538717382098" calcext:value-type="float">
            <text:p>1,17538717382098</text:p>
          </table:table-cell>
          <table:table-cell table:style-name="ce17" office:value-type="float" office:value="0.889265844075219" calcext:value-type="float">
            <text:p>0,889265844075219</text:p>
          </table:table-cell>
          <table:table-cell table:style-name="ce21" office:value-type="float" office:value="0.844085288011057" calcext:value-type="float">
            <text:p>0,844085288011057</text:p>
          </table:table-cell>
          <table:table-cell table:style-name="ce27" office:value-type="float" office:value="0.921498791826821" calcext:value-type="float">
            <text:p>0,921498791826821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insert_by_username_1'.A1:'Tabla dinámica_insert_by_username_1'.G11" table:buttons="'Tabla dinámica_insert_by_username_1'.A2 'Tabla dinámica_insert_by_username_1'.B1" table:show-filter-button="false" table:drill-down-on-double-click="false">
          <table:source-cell-range table:cell-range-address="insert_by_username.A1:insert_by_username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insercione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average">
            <table:data-pilot-level table:show-empty="false" calcext:repeat-item-labels="false">
              <table:data-pilot-members>
                <table:data-pilot-member table:name="0,06907" table:display="true" table:show-details="true"/>
                <table:data-pilot-member table:name="0,069754" table:display="true" table:show-details="true"/>
                <table:data-pilot-member table:name="0,070053" table:display="true" table:show-details="true"/>
                <table:data-pilot-member table:name="0,070107" table:display="true" table:show-details="true"/>
                <table:data-pilot-member table:name="0,070158" table:display="true" table:show-details="true"/>
                <table:data-pilot-member table:name="0,070289" table:display="true" table:show-details="true"/>
                <table:data-pilot-member table:name="0,070339" table:display="true" table:show-details="true"/>
                <table:data-pilot-member table:name="0,070574" table:display="true" table:show-details="true"/>
                <table:data-pilot-member table:name="0,070633" table:display="true" table:show-details="true"/>
                <table:data-pilot-member table:name="0,07066" table:display="true" table:show-details="true"/>
                <table:data-pilot-member table:name="0,070688" table:display="true" table:show-details="true"/>
                <table:data-pilot-member table:name="0,07072" table:display="true" table:show-details="true"/>
                <table:data-pilot-member table:name="0,070818" table:display="true" table:show-details="true"/>
                <table:data-pilot-member table:name="0,070826" table:display="true" table:show-details="true"/>
                <table:data-pilot-member table:name="0,070832" table:display="true" table:show-details="true"/>
                <table:data-pilot-member table:name="0,070851" table:display="true" table:show-details="true"/>
                <table:data-pilot-member table:name="0,070855" table:display="true" table:show-details="true"/>
                <table:data-pilot-member table:name="0,070899" table:display="true" table:show-details="true"/>
                <table:data-pilot-member table:name="0,070956" table:display="true" table:show-details="true"/>
                <table:data-pilot-member table:name="0,070969" table:display="true" table:show-details="true"/>
                <table:data-pilot-member table:name="0,070978" table:display="true" table:show-details="true"/>
                <table:data-pilot-member table:name="0,070987" table:display="true" table:show-details="true"/>
                <table:data-pilot-member table:name="0,071018" table:display="true" table:show-details="true"/>
                <table:data-pilot-member table:name="0,071082" table:display="true" table:show-details="true"/>
                <table:data-pilot-member table:name="0,071116" table:display="true" table:show-details="true"/>
                <table:data-pilot-member table:name="0,071146" table:display="true" table:show-details="true"/>
                <table:data-pilot-member table:name="0,071176" table:display="true" table:show-details="true"/>
                <table:data-pilot-member table:name="0,071214" table:display="true" table:show-details="true"/>
                <table:data-pilot-member table:name="0,071272" table:display="true" table:show-details="true"/>
                <table:data-pilot-member table:name="0,071291" table:display="true" table:show-details="true"/>
                <table:data-pilot-member table:name="0,07132" table:display="true" table:show-details="true"/>
                <table:data-pilot-member table:name="0,071327" table:display="true" table:show-details="true"/>
                <table:data-pilot-member table:name="0,071334" table:display="true" table:show-details="true"/>
                <table:data-pilot-member table:name="0,071358" table:display="true" table:show-details="true"/>
                <table:data-pilot-member table:name="0,071378" table:display="true" table:show-details="true"/>
                <table:data-pilot-member table:name="0,071394" table:display="true" table:show-details="true"/>
                <table:data-pilot-member table:name="0,071426" table:display="true" table:show-details="true"/>
                <table:data-pilot-member table:name="0,071504" table:display="true" table:show-details="true"/>
                <table:data-pilot-member table:name="0,07152" table:display="true" table:show-details="true"/>
                <table:data-pilot-member table:name="0,071612" table:display="true" table:show-details="true"/>
                <table:data-pilot-member table:name="0,071613" table:display="true" table:show-details="true"/>
                <table:data-pilot-member table:name="0,071633" table:display="true" table:show-details="true"/>
                <table:data-pilot-member table:name="0,071739" table:display="true" table:show-details="true"/>
                <table:data-pilot-member table:name="0,071752" table:display="true" table:show-details="true"/>
                <table:data-pilot-member table:name="0,071762" table:display="true" table:show-details="true"/>
                <table:data-pilot-member table:name="0,07177" table:display="true" table:show-details="true"/>
                <table:data-pilot-member table:name="0,071772" table:display="true" table:show-details="true"/>
                <table:data-pilot-member table:name="0,071799" table:display="true" table:show-details="true"/>
                <table:data-pilot-member table:name="0,071819" table:display="true" table:show-details="true"/>
                <table:data-pilot-member table:name="0,07189" table:display="true" table:show-details="true"/>
                <table:data-pilot-member table:name="0,071948" table:display="true" table:show-details="true"/>
                <table:data-pilot-member table:name="0,071965" table:display="true" table:show-details="true"/>
                <table:data-pilot-member table:name="0,07198" table:display="true" table:show-details="true"/>
                <table:data-pilot-member table:name="0,072019" table:display="true" table:show-details="true"/>
                <table:data-pilot-member table:name="0,072065" table:display="true" table:show-details="true"/>
                <table:data-pilot-member table:name="0,07209" table:display="true" table:show-details="true"/>
                <table:data-pilot-member table:name="0,072112" table:display="true" table:show-details="true"/>
                <table:data-pilot-member table:name="0,072114" table:display="true" table:show-details="true"/>
                <table:data-pilot-member table:name="0,072148" table:display="true" table:show-details="true"/>
                <table:data-pilot-member table:name="0,07221" table:display="true" table:show-details="true"/>
                <table:data-pilot-member table:name="0,072301" table:display="true" table:show-details="true"/>
                <table:data-pilot-member table:name="0,072415" table:display="true" table:show-details="true"/>
                <table:data-pilot-member table:name="0,072541" table:display="true" table:show-details="true"/>
                <table:data-pilot-member table:name="0,072616" table:display="true" table:show-details="true"/>
                <table:data-pilot-member table:name="0,072763" table:display="true" table:show-details="true"/>
                <table:data-pilot-member table:name="0,072984" table:display="true" table:show-details="true"/>
                <table:data-pilot-member table:name="0,07299" table:display="true" table:show-details="true"/>
                <table:data-pilot-member table:name="0,073007" table:display="true" table:show-details="true"/>
                <table:data-pilot-member table:name="0,07304" table:display="true" table:show-details="true"/>
                <table:data-pilot-member table:name="0,073221" table:display="true" table:show-details="true"/>
                <table:data-pilot-member table:name="0,073987" table:display="true" table:show-details="true"/>
                <table:data-pilot-member table:name="0,074628" table:display="true" table:show-details="true"/>
                <table:data-pilot-member table:name="0,076054" table:display="true" table:show-details="true"/>
                <table:data-pilot-member table:name="0,07614" table:display="true" table:show-details="true"/>
                <table:data-pilot-member table:name="0,077816" table:display="true" table:show-details="true"/>
                <table:data-pilot-member table:name="0,077994" table:display="true" table:show-details="true"/>
                <table:data-pilot-member table:name="0,078666" table:display="true" table:show-details="true"/>
                <table:data-pilot-member table:name="0,078781" table:display="true" table:show-details="true"/>
                <table:data-pilot-member table:name="0,07899" table:display="true" table:show-details="true"/>
                <table:data-pilot-member table:name="0,079059" table:display="true" table:show-details="true"/>
                <table:data-pilot-member table:name="0,079138" table:display="true" table:show-details="true"/>
                <table:data-pilot-member table:name="0,07957" table:display="true" table:show-details="true"/>
                <table:data-pilot-member table:name="0,080168" table:display="true" table:show-details="true"/>
                <table:data-pilot-member table:name="0,081313" table:display="true" table:show-details="true"/>
                <table:data-pilot-member table:name="0,08164" table:display="true" table:show-details="true"/>
                <table:data-pilot-member table:name="0,082246" table:display="true" table:show-details="true"/>
                <table:data-pilot-member table:name="0,083539" table:display="true" table:show-details="true"/>
                <table:data-pilot-member table:name="0,083571" table:display="true" table:show-details="true"/>
                <table:data-pilot-member table:name="0,083643" table:display="true" table:show-details="true"/>
                <table:data-pilot-member table:name="0,083675" table:display="true" table:show-details="true"/>
                <table:data-pilot-member table:name="0,083868" table:display="true" table:show-details="true"/>
                <table:data-pilot-member table:name="0,08396" table:display="true" table:show-details="true"/>
                <table:data-pilot-member table:name="0,083988" table:display="true" table:show-details="true"/>
                <table:data-pilot-member table:name="0,084114" table:display="true" table:show-details="true"/>
                <table:data-pilot-member table:name="0,084116" table:display="true" table:show-details="true"/>
                <table:data-pilot-member table:name="0,084128" table:display="true" table:show-details="true"/>
                <table:data-pilot-member table:name="0,084162" table:display="true" table:show-details="true"/>
                <table:data-pilot-member table:name="0,084212" table:display="true" table:show-details="true"/>
                <table:data-pilot-member table:name="0,084255" table:display="true" table:show-details="true"/>
                <table:data-pilot-member table:name="0,084327" table:display="true" table:show-details="true"/>
                <table:data-pilot-member table:name="0,084332" table:display="true" table:show-details="true"/>
                <table:data-pilot-member table:name="0,084352" table:display="true" table:show-details="true"/>
                <table:data-pilot-member table:name="0,084357" table:display="true" table:show-details="true"/>
                <table:data-pilot-member table:name="0,084374" table:display="true" table:show-details="true"/>
                <table:data-pilot-member table:name="0,084383" table:display="true" table:show-details="true"/>
                <table:data-pilot-member table:name="0,084401" table:display="true" table:show-details="true"/>
                <table:data-pilot-member table:name="0,084436" table:display="true" table:show-details="true"/>
                <table:data-pilot-member table:name="0,084441" table:display="true" table:show-details="true"/>
                <table:data-pilot-member table:name="0,084476" table:display="true" table:show-details="true"/>
                <table:data-pilot-member table:name="0,084536" table:display="true" table:show-details="true"/>
                <table:data-pilot-member table:name="0,084549" table:display="true" table:show-details="true"/>
                <table:data-pilot-member table:name="0,084568" table:display="true" table:show-details="true"/>
                <table:data-pilot-member table:name="0,084601" table:display="true" table:show-details="true"/>
                <table:data-pilot-member table:name="0,084614" table:display="true" table:show-details="true"/>
                <table:data-pilot-member table:name="0,084621" table:display="true" table:show-details="true"/>
                <table:data-pilot-member table:name="0,084632" table:display="true" table:show-details="true"/>
                <table:data-pilot-member table:name="0,08464" table:display="true" table:show-details="true"/>
                <table:data-pilot-member table:name="0,084685" table:display="true" table:show-details="true"/>
                <table:data-pilot-member table:name="0,08473" table:display="true" table:show-details="true"/>
                <table:data-pilot-member table:name="0,084764" table:display="true" table:show-details="true"/>
                <table:data-pilot-member table:name="0,084778" table:display="true" table:show-details="true"/>
                <table:data-pilot-member table:name="0,084788" table:display="true" table:show-details="true"/>
                <table:data-pilot-member table:name="0,084791" table:display="true" table:show-details="true"/>
                <table:data-pilot-member table:name="0,084823" table:display="true" table:show-details="true"/>
                <table:data-pilot-member table:name="0,084829" table:display="true" table:show-details="true"/>
                <table:data-pilot-member table:name="0,084835" table:display="true" table:show-details="true"/>
                <table:data-pilot-member table:name="0,084882" table:display="true" table:show-details="true"/>
                <table:data-pilot-member table:name="0,084919" table:display="true" table:show-details="true"/>
                <table:data-pilot-member table:name="0,084992" table:display="true" table:show-details="true"/>
                <table:data-pilot-member table:name="0,084996" table:display="true" table:show-details="true"/>
                <table:data-pilot-member table:name="0,085062" table:display="true" table:show-details="true"/>
                <table:data-pilot-member table:name="0,085076" table:display="true" table:show-details="true"/>
                <table:data-pilot-member table:name="0,085084" table:display="true" table:show-details="true"/>
                <table:data-pilot-member table:name="0,085087" table:display="true" table:show-details="true"/>
                <table:data-pilot-member table:name="0,085098" table:display="true" table:show-details="true"/>
                <table:data-pilot-member table:name="0,085102" table:display="true" table:show-details="true"/>
                <table:data-pilot-member table:name="0,085142" table:display="true" table:show-details="true"/>
                <table:data-pilot-member table:name="0,08515" table:display="true" table:show-details="true"/>
                <table:data-pilot-member table:name="0,085153" table:display="true" table:show-details="true"/>
                <table:data-pilot-member table:name="0,085172" table:display="true" table:show-details="true"/>
                <table:data-pilot-member table:name="0,08521" table:display="true" table:show-details="true"/>
                <table:data-pilot-member table:name="0,085211" table:display="true" table:show-details="true"/>
                <table:data-pilot-member table:name="0,08523" table:display="true" table:show-details="true"/>
                <table:data-pilot-member table:name="0,085236" table:display="true" table:show-details="true"/>
                <table:data-pilot-member table:name="0,08524" table:display="true" table:show-details="true"/>
                <table:data-pilot-member table:name="0,085255" table:display="true" table:show-details="true"/>
                <table:data-pilot-member table:name="0,085295" table:display="true" table:show-details="true"/>
                <table:data-pilot-member table:name="0,085319" table:display="true" table:show-details="true"/>
                <table:data-pilot-member table:name="0,085321" table:display="true" table:show-details="true"/>
                <table:data-pilot-member table:name="0,085322" table:display="true" table:show-details="true"/>
                <table:data-pilot-member table:name="0,085336" table:display="true" table:show-details="true"/>
                <table:data-pilot-member table:name="0,085337" table:display="true" table:show-details="true"/>
                <table:data-pilot-member table:name="0,085341" table:display="true" table:show-details="true"/>
                <table:data-pilot-member table:name="0,085353" table:display="true" table:show-details="true"/>
                <table:data-pilot-member table:name="0,085361" table:display="true" table:show-details="true"/>
                <table:data-pilot-member table:name="0,085364" table:display="true" table:show-details="true"/>
                <table:data-pilot-member table:name="0,085371" table:display="true" table:show-details="true"/>
                <table:data-pilot-member table:name="0,085372" table:display="true" table:show-details="true"/>
                <table:data-pilot-member table:name="0,08538" table:display="true" table:show-details="true"/>
                <table:data-pilot-member table:name="0,08539" table:display="true" table:show-details="true"/>
                <table:data-pilot-member table:name="0,085391" table:display="true" table:show-details="true"/>
                <table:data-pilot-member table:name="0,085397" table:display="true" table:show-details="true"/>
                <table:data-pilot-member table:name="0,085398" table:display="true" table:show-details="true"/>
                <table:data-pilot-member table:name="0,085399" table:display="true" table:show-details="true"/>
                <table:data-pilot-member table:name="0,085408" table:display="true" table:show-details="true"/>
                <table:data-pilot-member table:name="0,085416" table:display="true" table:show-details="true"/>
                <table:data-pilot-member table:name="0,085417" table:display="true" table:show-details="true"/>
                <table:data-pilot-member table:name="0,085427" table:display="true" table:show-details="true"/>
                <table:data-pilot-member table:name="0,085456" table:display="true" table:show-details="true"/>
                <table:data-pilot-member table:name="0,085471" table:display="true" table:show-details="true"/>
                <table:data-pilot-member table:name="0,085501" table:display="true" table:show-details="true"/>
                <table:data-pilot-member table:name="0,085517" table:display="true" table:show-details="true"/>
                <table:data-pilot-member table:name="0,085519" table:display="true" table:show-details="true"/>
                <table:data-pilot-member table:name="0,085527" table:display="true" table:show-details="true"/>
                <table:data-pilot-member table:name="0,085538" table:display="true" table:show-details="true"/>
                <table:data-pilot-member table:name="0,085547" table:display="true" table:show-details="true"/>
                <table:data-pilot-member table:name="0,085554" table:display="true" table:show-details="true"/>
                <table:data-pilot-member table:name="0,085608" table:display="true" table:show-details="true"/>
                <table:data-pilot-member table:name="0,085614" table:display="true" table:show-details="true"/>
                <table:data-pilot-member table:name="0,085617" table:display="true" table:show-details="true"/>
                <table:data-pilot-member table:name="0,085621" table:display="true" table:show-details="true"/>
                <table:data-pilot-member table:name="0,085647" table:display="true" table:show-details="true"/>
                <table:data-pilot-member table:name="0,085657" table:display="true" table:show-details="true"/>
                <table:data-pilot-member table:name="0,085669" table:display="true" table:show-details="true"/>
                <table:data-pilot-member table:name="0,08568" table:display="true" table:show-details="true"/>
                <table:data-pilot-member table:name="0,085701" table:display="true" table:show-details="true"/>
                <table:data-pilot-member table:name="0,085704" table:display="true" table:show-details="true"/>
                <table:data-pilot-member table:name="0,085705" table:display="true" table:show-details="true"/>
                <table:data-pilot-member table:name="0,085706" table:display="true" table:show-details="true"/>
                <table:data-pilot-member table:name="0,085723" table:display="true" table:show-details="true"/>
                <table:data-pilot-member table:name="0,085738" table:display="true" table:show-details="true"/>
                <table:data-pilot-member table:name="0,085739" table:display="true" table:show-details="true"/>
                <table:data-pilot-member table:name="0,085774" table:display="true" table:show-details="true"/>
                <table:data-pilot-member table:name="0,085776" table:display="true" table:show-details="true"/>
                <table:data-pilot-member table:name="0,085783" table:display="true" table:show-details="true"/>
                <table:data-pilot-member table:name="0,085786" table:display="true" table:show-details="true"/>
                <table:data-pilot-member table:name="0,085805" table:display="true" table:show-details="true"/>
                <table:data-pilot-member table:name="0,085813" table:display="true" table:show-details="true"/>
                <table:data-pilot-member table:name="0,085821" table:display="true" table:show-details="true"/>
                <table:data-pilot-member table:name="0,085849" table:display="true" table:show-details="true"/>
                <table:data-pilot-member table:name="0,08585" table:display="true" table:show-details="true"/>
                <table:data-pilot-member table:name="0,085887" table:display="true" table:show-details="true"/>
                <table:data-pilot-member table:name="0,085913" table:display="true" table:show-details="true"/>
                <table:data-pilot-member table:name="0,086001" table:display="true" table:show-details="true"/>
                <table:data-pilot-member table:name="0,086015" table:display="true" table:show-details="true"/>
                <table:data-pilot-member table:name="0,086021" table:display="true" table:show-details="true"/>
                <table:data-pilot-member table:name="0,086024" table:display="true" table:show-details="true"/>
                <table:data-pilot-member table:name="0,086027" table:display="true" table:show-details="true"/>
                <table:data-pilot-member table:name="0,086046" table:display="true" table:show-details="true"/>
                <table:data-pilot-member table:name="0,086075" table:display="true" table:show-details="true"/>
                <table:data-pilot-member table:name="0,086104" table:display="true" table:show-details="true"/>
                <table:data-pilot-member table:name="0,086106" table:display="true" table:show-details="true"/>
                <table:data-pilot-member table:name="0,086108" table:display="true" table:show-details="true"/>
                <table:data-pilot-member table:name="0,08618" table:display="true" table:show-details="true"/>
                <table:data-pilot-member table:name="0,086194" table:display="true" table:show-details="true"/>
                <table:data-pilot-member table:name="0,086202" table:display="true" table:show-details="true"/>
                <table:data-pilot-member table:name="0,086235" table:display="true" table:show-details="true"/>
                <table:data-pilot-member table:name="0,086263" table:display="true" table:show-details="true"/>
                <table:data-pilot-member table:name="0,086272" table:display="true" table:show-details="true"/>
                <table:data-pilot-member table:name="0,08628" table:display="true" table:show-details="true"/>
                <table:data-pilot-member table:name="0,086291" table:display="true" table:show-details="true"/>
                <table:data-pilot-member table:name="0,086331" table:display="true" table:show-details="true"/>
                <table:data-pilot-member table:name="0,086382" table:display="true" table:show-details="true"/>
                <table:data-pilot-member table:name="0,086412" table:display="true" table:show-details="true"/>
                <table:data-pilot-member table:name="0,086419" table:display="true" table:show-details="true"/>
                <table:data-pilot-member table:name="0,086437" table:display="true" table:show-details="true"/>
                <table:data-pilot-member table:name="0,08644" table:display="true" table:show-details="true"/>
                <table:data-pilot-member table:name="0,08645" table:display="true" table:show-details="true"/>
                <table:data-pilot-member table:name="0,086455" table:display="true" table:show-details="true"/>
                <table:data-pilot-member table:name="0,086482" table:display="true" table:show-details="true"/>
                <table:data-pilot-member table:name="0,086496" table:display="true" table:show-details="true"/>
                <table:data-pilot-member table:name="0,086504" table:display="true" table:show-details="true"/>
                <table:data-pilot-member table:name="0,086549" table:display="true" table:show-details="true"/>
                <table:data-pilot-member table:name="0,086617" table:display="true" table:show-details="true"/>
                <table:data-pilot-member table:name="0,086628" table:display="true" table:show-details="true"/>
                <table:data-pilot-member table:name="0,086631" table:display="true" table:show-details="true"/>
                <table:data-pilot-member table:name="0,086646" table:display="true" table:show-details="true"/>
                <table:data-pilot-member table:name="0,086697" table:display="true" table:show-details="true"/>
                <table:data-pilot-member table:name="0,086709" table:display="true" table:show-details="true"/>
                <table:data-pilot-member table:name="0,08677" table:display="true" table:show-details="true"/>
                <table:data-pilot-member table:name="0,086825" table:display="true" table:show-details="true"/>
                <table:data-pilot-member table:name="0,086867" table:display="true" table:show-details="true"/>
                <table:data-pilot-member table:name="0,086888" table:display="true" table:show-details="true"/>
                <table:data-pilot-member table:name="0,086897" table:display="true" table:show-details="true"/>
                <table:data-pilot-member table:name="0,08699" table:display="true" table:show-details="true"/>
                <table:data-pilot-member table:name="0,087011" table:display="true" table:show-details="true"/>
                <table:data-pilot-member table:name="0,087114" table:display="true" table:show-details="true"/>
                <table:data-pilot-member table:name="0,087134" table:display="true" table:show-details="true"/>
                <table:data-pilot-member table:name="0,087175" table:display="true" table:show-details="true"/>
                <table:data-pilot-member table:name="0,087232" table:display="true" table:show-details="true"/>
                <table:data-pilot-member table:name="0,087276" table:display="true" table:show-details="true"/>
                <table:data-pilot-member table:name="0,087337" table:display="true" table:show-details="true"/>
                <table:data-pilot-member table:name="0,08734" table:display="true" table:show-details="true"/>
                <table:data-pilot-member table:name="0,087348" table:display="true" table:show-details="true"/>
                <table:data-pilot-member table:name="0,087365" table:display="true" table:show-details="true"/>
                <table:data-pilot-member table:name="0,087389" table:display="true" table:show-details="true"/>
                <table:data-pilot-member table:name="0,087451" table:display="true" table:show-details="true"/>
                <table:data-pilot-member table:name="0,087594" table:display="true" table:show-details="true"/>
                <table:data-pilot-member table:name="0,087598" table:display="true" table:show-details="true"/>
                <table:data-pilot-member table:name="0,087605" table:display="true" table:show-details="true"/>
                <table:data-pilot-member table:name="0,087624" table:display="true" table:show-details="true"/>
                <table:data-pilot-member table:name="0,08778" table:display="true" table:show-details="true"/>
                <table:data-pilot-member table:name="0,087783" table:display="true" table:show-details="true"/>
                <table:data-pilot-member table:name="0,08797" table:display="true" table:show-details="true"/>
                <table:data-pilot-member table:name="0,087981" table:display="true" table:show-details="true"/>
                <table:data-pilot-member table:name="0,087983" table:display="true" table:show-details="true"/>
                <table:data-pilot-member table:name="0,088073" table:display="true" table:show-details="true"/>
                <table:data-pilot-member table:name="0,088146" table:display="true" table:show-details="true"/>
                <table:data-pilot-member table:name="0,088203" table:display="true" table:show-details="true"/>
                <table:data-pilot-member table:name="0,08823" table:display="true" table:show-details="true"/>
                <table:data-pilot-member table:name="0,088291" table:display="true" table:show-details="true"/>
                <table:data-pilot-member table:name="0,088426" table:display="true" table:show-details="true"/>
                <table:data-pilot-member table:name="0,088427" table:display="true" table:show-details="true"/>
                <table:data-pilot-member table:name="0,088544" table:display="true" table:show-details="true"/>
                <table:data-pilot-member table:name="0,088809" table:display="true" table:show-details="true"/>
                <table:data-pilot-member table:name="0,088837" table:display="true" table:show-details="true"/>
                <table:data-pilot-member table:name="0,089123" table:display="true" table:show-details="true"/>
                <table:data-pilot-member table:name="0,089168" table:display="true" table:show-details="true"/>
                <table:data-pilot-member table:name="0,089228" table:display="true" table:show-details="true"/>
                <table:data-pilot-member table:name="0,089231" table:display="true" table:show-details="true"/>
                <table:data-pilot-member table:name="0,089315" table:display="true" table:show-details="true"/>
                <table:data-pilot-member table:name="0,089521" table:display="true" table:show-details="true"/>
                <table:data-pilot-member table:name="0,089674" table:display="true" table:show-details="true"/>
                <table:data-pilot-member table:name="0,08993" table:display="true" table:show-details="true"/>
                <table:data-pilot-member table:name="0,090043" table:display="true" table:show-details="true"/>
                <table:data-pilot-member table:name="0,090211" table:display="true" table:show-details="true"/>
                <table:data-pilot-member table:name="0,090221" table:display="true" table:show-details="true"/>
                <table:data-pilot-member table:name="0,090307" table:display="true" table:show-details="true"/>
                <table:data-pilot-member table:name="0,09031" table:display="true" table:show-details="true"/>
                <table:data-pilot-member table:name="0,090385" table:display="true" table:show-details="true"/>
                <table:data-pilot-member table:name="0,090396" table:display="true" table:show-details="true"/>
                <table:data-pilot-member table:name="0,090499" table:display="true" table:show-details="true"/>
                <table:data-pilot-member table:name="0,090582" table:display="true" table:show-details="true"/>
                <table:data-pilot-member table:name="0,090628" table:display="true" table:show-details="true"/>
                <table:data-pilot-member table:name="0,090634" table:display="true" table:show-details="true"/>
                <table:data-pilot-member table:name="0,090814" table:display="true" table:show-details="true"/>
                <table:data-pilot-member table:name="0,090868" table:display="true" table:show-details="true"/>
                <table:data-pilot-member table:name="0,090871" table:display="true" table:show-details="true"/>
                <table:data-pilot-member table:name="0,090915" table:display="true" table:show-details="true"/>
                <table:data-pilot-member table:name="0,090971" table:display="true" table:show-details="true"/>
                <table:data-pilot-member table:name="0,091002" table:display="true" table:show-details="true"/>
                <table:data-pilot-member table:name="0,091015" table:display="true" table:show-details="true"/>
                <table:data-pilot-member table:name="0,091086" table:display="true" table:show-details="true"/>
                <table:data-pilot-member table:name="0,091153" table:display="true" table:show-details="true"/>
                <table:data-pilot-member table:name="0,091192" table:display="true" table:show-details="true"/>
                <table:data-pilot-member table:name="0,091322" table:display="true" table:show-details="true"/>
                <table:data-pilot-member table:name="0,091333" table:display="true" table:show-details="true"/>
                <table:data-pilot-member table:name="0,091431" table:display="true" table:show-details="true"/>
                <table:data-pilot-member table:name="0,091444" table:display="true" table:show-details="true"/>
                <table:data-pilot-member table:name="0,091581" table:display="true" table:show-details="true"/>
                <table:data-pilot-member table:name="0,091592" table:display="true" table:show-details="true"/>
                <table:data-pilot-member table:name="0,091616" table:display="true" table:show-details="true"/>
                <table:data-pilot-member table:name="0,091631" table:display="true" table:show-details="true"/>
                <table:data-pilot-member table:name="0,091748" table:display="true" table:show-details="true"/>
                <table:data-pilot-member table:name="0,091789" table:display="true" table:show-details="true"/>
                <table:data-pilot-member table:name="0,091804" table:display="true" table:show-details="true"/>
                <table:data-pilot-member table:name="0,09183" table:display="true" table:show-details="true"/>
                <table:data-pilot-member table:name="0,09192" table:display="true" table:show-details="true"/>
                <table:data-pilot-member table:name="0,091921" table:display="true" table:show-details="true"/>
                <table:data-pilot-member table:name="0,091975" table:display="true" table:show-details="true"/>
                <table:data-pilot-member table:name="0,092017" table:display="true" table:show-details="true"/>
                <table:data-pilot-member table:name="0,092034" table:display="true" table:show-details="true"/>
                <table:data-pilot-member table:name="0,092041" table:display="true" table:show-details="true"/>
                <table:data-pilot-member table:name="0,092082" table:display="true" table:show-details="true"/>
                <table:data-pilot-member table:name="0,092129" table:display="true" table:show-details="true"/>
                <table:data-pilot-member table:name="0,092145" table:display="true" table:show-details="true"/>
                <table:data-pilot-member table:name="0,092184" table:display="true" table:show-details="true"/>
                <table:data-pilot-member table:name="0,092186" table:display="true" table:show-details="true"/>
                <table:data-pilot-member table:name="0,092208" table:display="true" table:show-details="true"/>
                <table:data-pilot-member table:name="0,092258" table:display="true" table:show-details="true"/>
                <table:data-pilot-member table:name="0,092294" table:display="true" table:show-details="true"/>
                <table:data-pilot-member table:name="0,09239" table:display="true" table:show-details="true"/>
                <table:data-pilot-member table:name="0,092396" table:display="true" table:show-details="true"/>
                <table:data-pilot-member table:name="0,092416" table:display="true" table:show-details="true"/>
                <table:data-pilot-member table:name="0,092557" table:display="true" table:show-details="true"/>
                <table:data-pilot-member table:name="0,092663" table:display="true" table:show-details="true"/>
                <table:data-pilot-member table:name="0,092771" table:display="true" table:show-details="true"/>
                <table:data-pilot-member table:name="0,092811" table:display="true" table:show-details="true"/>
                <table:data-pilot-member table:name="0,092834" table:display="true" table:show-details="true"/>
                <table:data-pilot-member table:name="0,092876" table:display="true" table:show-details="true"/>
                <table:data-pilot-member table:name="0,092902" table:display="true" table:show-details="true"/>
                <table:data-pilot-member table:name="0,092917" table:display="true" table:show-details="true"/>
                <table:data-pilot-member table:name="0,092931" table:display="true" table:show-details="true"/>
                <table:data-pilot-member table:name="0,093243" table:display="true" table:show-details="true"/>
                <table:data-pilot-member table:name="0,093285" table:display="true" table:show-details="true"/>
                <table:data-pilot-member table:name="0,093444" table:display="true" table:show-details="true"/>
                <table:data-pilot-member table:name="0,093475" table:display="true" table:show-details="true"/>
                <table:data-pilot-member table:name="0,093586" table:display="true" table:show-details="true"/>
                <table:data-pilot-member table:name="0,093686" table:display="true" table:show-details="true"/>
                <table:data-pilot-member table:name="0,093724" table:display="true" table:show-details="true"/>
                <table:data-pilot-member table:name="0,093773" table:display="true" table:show-details="true"/>
                <table:data-pilot-member table:name="0,093799" table:display="true" table:show-details="true"/>
                <table:data-pilot-member table:name="0,093864" table:display="true" table:show-details="true"/>
                <table:data-pilot-member table:name="0,093881" table:display="true" table:show-details="true"/>
                <table:data-pilot-member table:name="0,093902" table:display="true" table:show-details="true"/>
                <table:data-pilot-member table:name="0,094007" table:display="true" table:show-details="true"/>
                <table:data-pilot-member table:name="0,094009" table:display="true" table:show-details="true"/>
                <table:data-pilot-member table:name="0,094013" table:display="true" table:show-details="true"/>
                <table:data-pilot-member table:name="0,094056" table:display="true" table:show-details="true"/>
                <table:data-pilot-member table:name="0,094064" table:display="true" table:show-details="true"/>
                <table:data-pilot-member table:name="0,094072" table:display="true" table:show-details="true"/>
                <table:data-pilot-member table:name="0,09422" table:display="true" table:show-details="true"/>
                <table:data-pilot-member table:name="0,094236" table:display="true" table:show-details="true"/>
                <table:data-pilot-member table:name="0,094287" table:display="true" table:show-details="true"/>
                <table:data-pilot-member table:name="0,094388" table:display="true" table:show-details="true"/>
                <table:data-pilot-member table:name="0,094404" table:display="true" table:show-details="true"/>
                <table:data-pilot-member table:name="0,09441" table:display="true" table:show-details="true"/>
                <table:data-pilot-member table:name="0,094415" table:display="true" table:show-details="true"/>
                <table:data-pilot-member table:name="0,09444" table:display="true" table:show-details="true"/>
                <table:data-pilot-member table:name="0,094496" table:display="true" table:show-details="true"/>
                <table:data-pilot-member table:name="0,094576" table:display="true" table:show-details="true"/>
                <table:data-pilot-member table:name="0,094602" table:display="true" table:show-details="true"/>
                <table:data-pilot-member table:name="0,094636" table:display="true" table:show-details="true"/>
                <table:data-pilot-member table:name="0,094645" table:display="true" table:show-details="true"/>
                <table:data-pilot-member table:name="0,094672" table:display="true" table:show-details="true"/>
                <table:data-pilot-member table:name="0,094774" table:display="true" table:show-details="true"/>
                <table:data-pilot-member table:name="0,094827" table:display="true" table:show-details="true"/>
                <table:data-pilot-member table:name="0,094887" table:display="true" table:show-details="true"/>
                <table:data-pilot-member table:name="0,094893" table:display="true" table:show-details="true"/>
                <table:data-pilot-member table:name="0,09493" table:display="true" table:show-details="true"/>
                <table:data-pilot-member table:name="0,094962" table:display="true" table:show-details="true"/>
                <table:data-pilot-member table:name="0,095083" table:display="true" table:show-details="true"/>
                <table:data-pilot-member table:name="0,095103" table:display="true" table:show-details="true"/>
                <table:data-pilot-member table:name="0,095124" table:display="true" table:show-details="true"/>
                <table:data-pilot-member table:name="0,095242" table:display="true" table:show-details="true"/>
                <table:data-pilot-member table:name="0,095279" table:display="true" table:show-details="true"/>
                <table:data-pilot-member table:name="0,095358" table:display="true" table:show-details="true"/>
                <table:data-pilot-member table:name="0,095458" table:display="true" table:show-details="true"/>
                <table:data-pilot-member table:name="0,095464" table:display="true" table:show-details="true"/>
                <table:data-pilot-member table:name="0,095499" table:display="true" table:show-details="true"/>
                <table:data-pilot-member table:name="0,095544" table:display="true" table:show-details="true"/>
                <table:data-pilot-member table:name="0,095552" table:display="true" table:show-details="true"/>
                <table:data-pilot-member table:name="0,095612" table:display="true" table:show-details="true"/>
                <table:data-pilot-member table:name="0,095629" table:display="true" table:show-details="true"/>
                <table:data-pilot-member table:name="0,095702" table:display="true" table:show-details="true"/>
                <table:data-pilot-member table:name="0,095733" table:display="true" table:show-details="true"/>
                <table:data-pilot-member table:name="0,095762" table:display="true" table:show-details="true"/>
                <table:data-pilot-member table:name="0,095765" table:display="true" table:show-details="true"/>
                <table:data-pilot-member table:name="0,09578" table:display="true" table:show-details="true"/>
                <table:data-pilot-member table:name="0,095834" table:display="true" table:show-details="true"/>
                <table:data-pilot-member table:name="0,095846" table:display="true" table:show-details="true"/>
                <table:data-pilot-member table:name="0,095922" table:display="true" table:show-details="true"/>
                <table:data-pilot-member table:name="0,09597" table:display="true" table:show-details="true"/>
                <table:data-pilot-member table:name="0,095992" table:display="true" table:show-details="true"/>
                <table:data-pilot-member table:name="0,096031" table:display="true" table:show-details="true"/>
                <table:data-pilot-member table:name="0,096075" table:display="true" table:show-details="true"/>
                <table:data-pilot-member table:name="0,09624" table:display="true" table:show-details="true"/>
                <table:data-pilot-member table:name="0,096353" table:display="true" table:show-details="true"/>
                <table:data-pilot-member table:name="0,096494" table:display="true" table:show-details="true"/>
                <table:data-pilot-member table:name="0,096586" table:display="true" table:show-details="true"/>
                <table:data-pilot-member table:name="0,096706" table:display="true" table:show-details="true"/>
                <table:data-pilot-member table:name="0,096756" table:display="true" table:show-details="true"/>
                <table:data-pilot-member table:name="0,096804" table:display="true" table:show-details="true"/>
                <table:data-pilot-member table:name="0,096811" table:display="true" table:show-details="true"/>
                <table:data-pilot-member table:name="0,09702" table:display="true" table:show-details="true"/>
                <table:data-pilot-member table:name="0,097138" table:display="true" table:show-details="true"/>
                <table:data-pilot-member table:name="0,097144" table:display="true" table:show-details="true"/>
                <table:data-pilot-member table:name="0,097147" table:display="true" table:show-details="true"/>
                <table:data-pilot-member table:name="0,097209" table:display="true" table:show-details="true"/>
                <table:data-pilot-member table:name="0,097225" table:display="true" table:show-details="true"/>
                <table:data-pilot-member table:name="0,097338" table:display="true" table:show-details="true"/>
                <table:data-pilot-member table:name="0,097629" table:display="true" table:show-details="true"/>
                <table:data-pilot-member table:name="0,098011" table:display="true" table:show-details="true"/>
                <table:data-pilot-member table:name="0,098048" table:display="true" table:show-details="true"/>
                <table:data-pilot-member table:name="0,098076" table:display="true" table:show-details="true"/>
                <table:data-pilot-member table:name="0,098439" table:display="true" table:show-details="true"/>
                <table:data-pilot-member table:name="0,099056" table:display="true" table:show-details="true"/>
                <table:data-pilot-member table:name="0,099205" table:display="true" table:show-details="true"/>
                <table:data-pilot-member table:name="0,09939" table:display="true" table:show-details="true"/>
                <table:data-pilot-member table:name="0,099568" table:display="true" table:show-details="true"/>
                <table:data-pilot-member table:name="0,0997" table:display="true" table:show-details="true"/>
                <table:data-pilot-member table:name="0,099861" table:display="true" table:show-details="true"/>
                <table:data-pilot-member table:name="0,09991" table:display="true" table:show-details="true"/>
                <table:data-pilot-member table:name="0,09992" table:display="true" table:show-details="true"/>
                <table:data-pilot-member table:name="0,100267" table:display="true" table:show-details="true"/>
                <table:data-pilot-member table:name="0,100538" table:display="true" table:show-details="true"/>
                <table:data-pilot-member table:name="0,100768" table:display="true" table:show-details="true"/>
                <table:data-pilot-member table:name="0,100853" table:display="true" table:show-details="true"/>
                <table:data-pilot-member table:name="0,101627" table:display="true" table:show-details="true"/>
                <table:data-pilot-member table:name="0,101717" table:display="true" table:show-details="true"/>
                <table:data-pilot-member table:name="0,101863" table:display="true" table:show-details="true"/>
                <table:data-pilot-member table:name="0,102784" table:display="true" table:show-details="true"/>
                <table:data-pilot-member table:name="0,103206" table:display="true" table:show-details="true"/>
                <table:data-pilot-member table:name="0,103393" table:display="true" table:show-details="true"/>
                <table:data-pilot-member table:name="0,103397" table:display="true" table:show-details="true"/>
                <table:data-pilot-member table:name="0,104805" table:display="true" table:show-details="true"/>
                <table:data-pilot-member table:name="0,104934" table:display="true" table:show-details="true"/>
                <table:data-pilot-member table:name="0,105324" table:display="true" table:show-details="true"/>
                <table:data-pilot-member table:name="0,105501" table:display="true" table:show-details="true"/>
                <table:data-pilot-member table:name="0,105765" table:display="true" table:show-details="true"/>
                <table:data-pilot-member table:name="0,106043" table:display="true" table:show-details="true"/>
                <table:data-pilot-member table:name="0,106844" table:display="true" table:show-details="true"/>
                <table:data-pilot-member table:name="0,107252" table:display="true" table:show-details="true"/>
                <table:data-pilot-member table:name="0,107349" table:display="true" table:show-details="true"/>
                <table:data-pilot-member table:name="0,10778" table:display="true" table:show-details="true"/>
                <table:data-pilot-member table:name="0,108625" table:display="true" table:show-details="true"/>
                <table:data-pilot-member table:name="0,10965" table:display="true" table:show-details="true"/>
                <table:data-pilot-member table:name="0,110502" table:display="true" table:show-details="true"/>
                <table:data-pilot-member table:name="0,110777" table:display="true" table:show-details="true"/>
                <table:data-pilot-member table:name="0,110793" table:display="true" table:show-details="true"/>
                <table:data-pilot-member table:name="0,111113" table:display="true" table:show-details="true"/>
                <table:data-pilot-member table:name="0,112688" table:display="true" table:show-details="true"/>
                <table:data-pilot-member table:name="0,112967" table:display="true" table:show-details="true"/>
                <table:data-pilot-member table:name="0,113949" table:display="true" table:show-details="true"/>
                <table:data-pilot-member table:name="0,114905" table:display="true" table:show-details="true"/>
                <table:data-pilot-member table:name="0,116417" table:display="true" table:show-details="true"/>
                <table:data-pilot-member table:name="0,116636" table:display="true" table:show-details="true"/>
                <table:data-pilot-member table:name="0,1199" table:display="true" table:show-details="true"/>
                <table:data-pilot-member table:name="0,120824" table:display="true" table:show-details="true"/>
                <table:data-pilot-member table:name="0,125572" table:display="true" table:show-details="true"/>
                <table:data-pilot-member table:name="0,132142" table:display="true" table:show-details="true"/>
                <table:data-pilot-member table:name="0,132524" table:display="true" table:show-details="true"/>
                <table:data-pilot-member table:name="0,136006" table:display="true" table:show-details="true"/>
                <table:data-pilot-member table:name="0,136722" table:display="true" table:show-details="true"/>
                <table:data-pilot-member table:name="0,139452" table:display="true" table:show-details="true"/>
                <table:data-pilot-member table:name="0,143026" table:display="true" table:show-details="true"/>
                <table:data-pilot-member table:name="0,144545" table:display="true" table:show-details="true"/>
                <table:data-pilot-member table:name="0,144942" table:display="true" table:show-details="true"/>
                <table:data-pilot-member table:name="0,144994" table:display="true" table:show-details="true"/>
                <table:data-pilot-member table:name="0,145039" table:display="true" table:show-details="true"/>
                <table:data-pilot-member table:name="0,14506" table:display="true" table:show-details="true"/>
                <table:data-pilot-member table:name="0,14538" table:display="true" table:show-details="true"/>
                <table:data-pilot-member table:name="0,145383" table:display="true" table:show-details="true"/>
                <table:data-pilot-member table:name="0,145482" table:display="true" table:show-details="true"/>
                <table:data-pilot-member table:name="0,145611" table:display="true" table:show-details="true"/>
                <table:data-pilot-member table:name="0,145612" table:display="true" table:show-details="true"/>
                <table:data-pilot-member table:name="0,145717" table:display="true" table:show-details="true"/>
                <table:data-pilot-member table:name="0,145729" table:display="true" table:show-details="true"/>
                <table:data-pilot-member table:name="0,145731" table:display="true" table:show-details="true"/>
                <table:data-pilot-member table:name="0,145769" table:display="true" table:show-details="true"/>
                <table:data-pilot-member table:name="0,145834" table:display="true" table:show-details="true"/>
                <table:data-pilot-member table:name="0,145901" table:display="true" table:show-details="true"/>
                <table:data-pilot-member table:name="0,145957" table:display="true" table:show-details="true"/>
                <table:data-pilot-member table:name="0,146029" table:display="true" table:show-details="true"/>
                <table:data-pilot-member table:name="0,146093" table:display="true" table:show-details="true"/>
                <table:data-pilot-member table:name="0,146123" table:display="true" table:show-details="true"/>
                <table:data-pilot-member table:name="0,146124" table:display="true" table:show-details="true"/>
                <table:data-pilot-member table:name="0,146131" table:display="true" table:show-details="true"/>
                <table:data-pilot-member table:name="0,146191" table:display="true" table:show-details="true"/>
                <table:data-pilot-member table:name="0,146267" table:display="true" table:show-details="true"/>
                <table:data-pilot-member table:name="0,146423" table:display="true" table:show-details="true"/>
                <table:data-pilot-member table:name="0,146519" table:display="true" table:show-details="true"/>
                <table:data-pilot-member table:name="0,146568" table:display="true" table:show-details="true"/>
                <table:data-pilot-member table:name="0,146572" table:display="true" table:show-details="true"/>
                <table:data-pilot-member table:name="0,146628" table:display="true" table:show-details="true"/>
                <table:data-pilot-member table:name="0,146873" table:display="true" table:show-details="true"/>
                <table:data-pilot-member table:name="0,146923" table:display="true" table:show-details="true"/>
                <table:data-pilot-member table:name="0,147" table:display="true" table:show-details="true"/>
                <table:data-pilot-member table:name="0,147022" table:display="true" table:show-details="true"/>
                <table:data-pilot-member table:name="0,147068" table:display="true" table:show-details="true"/>
                <table:data-pilot-member table:name="0,147275" table:display="true" table:show-details="true"/>
                <table:data-pilot-member table:name="0,1473" table:display="true" table:show-details="true"/>
                <table:data-pilot-member table:name="0,147357" table:display="true" table:show-details="true"/>
                <table:data-pilot-member table:name="0,147527" table:display="true" table:show-details="true"/>
                <table:data-pilot-member table:name="0,147581" table:display="true" table:show-details="true"/>
                <table:data-pilot-member table:name="0,147601" table:display="true" table:show-details="true"/>
                <table:data-pilot-member table:name="0,147655" table:display="true" table:show-details="true"/>
                <table:data-pilot-member table:name="0,147666" table:display="true" table:show-details="true"/>
                <table:data-pilot-member table:name="0,147688" table:display="true" table:show-details="true"/>
                <table:data-pilot-member table:name="0,147792" table:display="true" table:show-details="true"/>
                <table:data-pilot-member table:name="0,14791" table:display="true" table:show-details="true"/>
                <table:data-pilot-member table:name="0,148017" table:display="true" table:show-details="true"/>
                <table:data-pilot-member table:name="0,148073" table:display="true" table:show-details="true"/>
                <table:data-pilot-member table:name="0,148094" table:display="true" table:show-details="true"/>
                <table:data-pilot-member table:name="0,14814" table:display="true" table:show-details="true"/>
                <table:data-pilot-member table:name="0,148387" table:display="true" table:show-details="true"/>
                <table:data-pilot-member table:name="0,1484" table:display="true" table:show-details="true"/>
                <table:data-pilot-member table:name="0,148438" table:display="true" table:show-details="true"/>
                <table:data-pilot-member table:name="0,148448" table:display="true" table:show-details="true"/>
                <table:data-pilot-member table:name="0,148605" table:display="true" table:show-details="true"/>
                <table:data-pilot-member table:name="0,148632" table:display="true" table:show-details="true"/>
                <table:data-pilot-member table:name="0,148651" table:display="true" table:show-details="true"/>
                <table:data-pilot-member table:name="0,148662" table:display="true" table:show-details="true"/>
                <table:data-pilot-member table:name="0,148666" table:display="true" table:show-details="true"/>
                <table:data-pilot-member table:name="0,148705" table:display="true" table:show-details="true"/>
                <table:data-pilot-member table:name="0,149033" table:display="true" table:show-details="true"/>
                <table:data-pilot-member table:name="0,149054" table:display="true" table:show-details="true"/>
                <table:data-pilot-member table:name="0,149075" table:display="true" table:show-details="true"/>
                <table:data-pilot-member table:name="0,149298" table:display="true" table:show-details="true"/>
                <table:data-pilot-member table:name="0,149373" table:display="true" table:show-details="true"/>
                <table:data-pilot-member table:name="0,149375" table:display="true" table:show-details="true"/>
                <table:data-pilot-member table:name="0,149389" table:display="true" table:show-details="true"/>
                <table:data-pilot-member table:name="0,149478" table:display="true" table:show-details="true"/>
                <table:data-pilot-member table:name="0,149509" table:display="true" table:show-details="true"/>
                <table:data-pilot-member table:name="0,149814" table:display="true" table:show-details="true"/>
                <table:data-pilot-member table:name="0,149925" table:display="true" table:show-details="true"/>
                <table:data-pilot-member table:name="0,150123" table:display="true" table:show-details="true"/>
                <table:data-pilot-member table:name="0,150176" table:display="true" table:show-details="true"/>
                <table:data-pilot-member table:name="0,150901" table:display="true" table:show-details="true"/>
                <table:data-pilot-member table:name="0,151023" table:display="true" table:show-details="true"/>
                <table:data-pilot-member table:name="0,151278" table:display="true" table:show-details="true"/>
                <table:data-pilot-member table:name="0,151893" table:display="true" table:show-details="true"/>
                <table:data-pilot-member table:name="0,152319" table:display="true" table:show-details="true"/>
                <table:data-pilot-member table:name="0,153919" table:display="true" table:show-details="true"/>
                <table:data-pilot-member table:name="0,15442" table:display="true" table:show-details="true"/>
                <table:data-pilot-member table:name="0,154448" table:display="true" table:show-details="true"/>
                <table:data-pilot-member table:name="0,154513" table:display="true" table:show-details="true"/>
                <table:data-pilot-member table:name="0,154836" table:display="true" table:show-details="true"/>
                <table:data-pilot-member table:name="0,155401" table:display="true" table:show-details="true"/>
                <table:data-pilot-member table:name="0,155441" table:display="true" table:show-details="true"/>
                <table:data-pilot-member table:name="0,15545" table:display="true" table:show-details="true"/>
                <table:data-pilot-member table:name="0,155923" table:display="true" table:show-details="true"/>
                <table:data-pilot-member table:name="0,155995" table:display="true" table:show-details="true"/>
                <table:data-pilot-member table:name="0,156055" table:display="true" table:show-details="true"/>
                <table:data-pilot-member table:name="0,156064" table:display="true" table:show-details="true"/>
                <table:data-pilot-member table:name="0,156776" table:display="true" table:show-details="true"/>
                <table:data-pilot-member table:name="0,156824" table:display="true" table:show-details="true"/>
                <table:data-pilot-member table:name="0,15735" table:display="true" table:show-details="true"/>
                <table:data-pilot-member table:name="0,157525" table:display="true" table:show-details="true"/>
                <table:data-pilot-member table:name="0,157989" table:display="true" table:show-details="true"/>
                <table:data-pilot-member table:name="0,158138" table:display="true" table:show-details="true"/>
                <table:data-pilot-member table:name="0,158247" table:display="true" table:show-details="true"/>
                <table:data-pilot-member table:name="0,158642" table:display="true" table:show-details="true"/>
                <table:data-pilot-member table:name="0,1592" table:display="true" table:show-details="true"/>
                <table:data-pilot-member table:name="0,159487" table:display="true" table:show-details="true"/>
                <table:data-pilot-member table:name="0,160265" table:display="true" table:show-details="true"/>
                <table:data-pilot-member table:name="0,160618" table:display="true" table:show-details="true"/>
                <table:data-pilot-member table:name="0,160782" table:display="true" table:show-details="true"/>
                <table:data-pilot-member table:name="0,162673" table:display="true" table:show-details="true"/>
                <table:data-pilot-member table:name="0,163312" table:display="true" table:show-details="true"/>
                <table:data-pilot-member table:name="0,164196" table:display="true" table:show-details="true"/>
                <table:data-pilot-member table:name="0,164879" table:display="true" table:show-details="true"/>
                <table:data-pilot-member table:name="0,164988" table:display="true" table:show-details="true"/>
                <table:data-pilot-member table:name="0,165395" table:display="true" table:show-details="true"/>
                <table:data-pilot-member table:name="0,166749" table:display="true" table:show-details="true"/>
                <table:data-pilot-member table:name="0,168207" table:display="true" table:show-details="true"/>
                <table:data-pilot-member table:name="0,169387" table:display="true" table:show-details="true"/>
                <table:data-pilot-member table:name="0,171174" table:display="true" table:show-details="true"/>
                <table:data-pilot-member table:name="0,173873" table:display="true" table:show-details="true"/>
                <table:data-pilot-member table:name="0,174177" table:display="true" table:show-details="true"/>
                <table:data-pilot-member table:name="0,175672" table:display="true" table:show-details="true"/>
                <table:data-pilot-member table:name="0,18996" table:display="true" table:show-details="true"/>
                <table:data-pilot-member table:name="0,196322" table:display="true" table:show-details="true"/>
                <table:data-pilot-member table:name="0,202406" table:display="true" table:show-details="true"/>
                <table:data-pilot-member table:name="0,203482" table:display="true" table:show-details="true"/>
                <table:data-pilot-member table:name="0,203744" table:display="true" table:show-details="true"/>
                <table:data-pilot-member table:name="0,203785" table:display="true" table:show-details="true"/>
                <table:data-pilot-member table:name="0,203808" table:display="true" table:show-details="true"/>
                <table:data-pilot-member table:name="0,203938" table:display="true" table:show-details="true"/>
                <table:data-pilot-member table:name="0,204039" table:display="true" table:show-details="true"/>
                <table:data-pilot-member table:name="0,204072" table:display="true" table:show-details="true"/>
                <table:data-pilot-member table:name="0,204082" table:display="true" table:show-details="true"/>
                <table:data-pilot-member table:name="0,204115" table:display="true" table:show-details="true"/>
                <table:data-pilot-member table:name="0,204179" table:display="true" table:show-details="true"/>
                <table:data-pilot-member table:name="0,204275" table:display="true" table:show-details="true"/>
                <table:data-pilot-member table:name="0,204339" table:display="true" table:show-details="true"/>
                <table:data-pilot-member table:name="0,204695" table:display="true" table:show-details="true"/>
                <table:data-pilot-member table:name="0,204701" table:display="true" table:show-details="true"/>
                <table:data-pilot-member table:name="0,204726" table:display="true" table:show-details="true"/>
                <table:data-pilot-member table:name="0,204757" table:display="true" table:show-details="true"/>
                <table:data-pilot-member table:name="0,204846" table:display="true" table:show-details="true"/>
                <table:data-pilot-member table:name="0,204904" table:display="true" table:show-details="true"/>
                <table:data-pilot-member table:name="0,204966" table:display="true" table:show-details="true"/>
                <table:data-pilot-member table:name="0,204995" table:display="true" table:show-details="true"/>
                <table:data-pilot-member table:name="0,205001" table:display="true" table:show-details="true"/>
                <table:data-pilot-member table:name="0,205039" table:display="true" table:show-details="true"/>
                <table:data-pilot-member table:name="0,205216" table:display="true" table:show-details="true"/>
                <table:data-pilot-member table:name="0,205228" table:display="true" table:show-details="true"/>
                <table:data-pilot-member table:name="0,205277" table:display="true" table:show-details="true"/>
                <table:data-pilot-member table:name="0,205292" table:display="true" table:show-details="true"/>
                <table:data-pilot-member table:name="0,205367" table:display="true" table:show-details="true"/>
                <table:data-pilot-member table:name="0,205424" table:display="true" table:show-details="true"/>
                <table:data-pilot-member table:name="0,205465" table:display="true" table:show-details="true"/>
                <table:data-pilot-member table:name="0,205483" table:display="true" table:show-details="true"/>
                <table:data-pilot-member table:name="0,205493" table:display="true" table:show-details="true"/>
                <table:data-pilot-member table:name="0,20551" table:display="true" table:show-details="true"/>
                <table:data-pilot-member table:name="0,205525" table:display="true" table:show-details="true"/>
                <table:data-pilot-member table:name="0,205533" table:display="true" table:show-details="true"/>
                <table:data-pilot-member table:name="0,205603" table:display="true" table:show-details="true"/>
                <table:data-pilot-member table:name="0,205615" table:display="true" table:show-details="true"/>
                <table:data-pilot-member table:name="0,205621" table:display="true" table:show-details="true"/>
                <table:data-pilot-member table:name="0,205707" table:display="true" table:show-details="true"/>
                <table:data-pilot-member table:name="0,205772" table:display="true" table:show-details="true"/>
                <table:data-pilot-member table:name="0,205797" table:display="true" table:show-details="true"/>
                <table:data-pilot-member table:name="0,205841" table:display="true" table:show-details="true"/>
                <table:data-pilot-member table:name="0,205882" table:display="true" table:show-details="true"/>
                <table:data-pilot-member table:name="0,205942" table:display="true" table:show-details="true"/>
                <table:data-pilot-member table:name="0,205955" table:display="true" table:show-details="true"/>
                <table:data-pilot-member table:name="0,205968" table:display="true" table:show-details="true"/>
                <table:data-pilot-member table:name="0,20599" table:display="true" table:show-details="true"/>
                <table:data-pilot-member table:name="0,206006" table:display="true" table:show-details="true"/>
                <table:data-pilot-member table:name="0,206009" table:display="true" table:show-details="true"/>
                <table:data-pilot-member table:name="0,206056" table:display="true" table:show-details="true"/>
                <table:data-pilot-member table:name="0,206065" table:display="true" table:show-details="true"/>
                <table:data-pilot-member table:name="0,206102" table:display="true" table:show-details="true"/>
                <table:data-pilot-member table:name="0,20612" table:display="true" table:show-details="true"/>
                <table:data-pilot-member table:name="0,206172" table:display="true" table:show-details="true"/>
                <table:data-pilot-member table:name="0,206183" table:display="true" table:show-details="true"/>
                <table:data-pilot-member table:name="0,206221" table:display="true" table:show-details="true"/>
                <table:data-pilot-member table:name="0,206237" table:display="true" table:show-details="true"/>
                <table:data-pilot-member table:name="0,206251" table:display="true" table:show-details="true"/>
                <table:data-pilot-member table:name="0,206307" table:display="true" table:show-details="true"/>
                <table:data-pilot-member table:name="0,20631" table:display="true" table:show-details="true"/>
                <table:data-pilot-member table:name="0,20634" table:display="true" table:show-details="true"/>
                <table:data-pilot-member table:name="0,20636" table:display="true" table:show-details="true"/>
                <table:data-pilot-member table:name="0,206365" table:display="true" table:show-details="true"/>
                <table:data-pilot-member table:name="0,206395" table:display="true" table:show-details="true"/>
                <table:data-pilot-member table:name="0,206402" table:display="true" table:show-details="true"/>
                <table:data-pilot-member table:name="0,206433" table:display="true" table:show-details="true"/>
                <table:data-pilot-member table:name="0,206472" table:display="true" table:show-details="true"/>
                <table:data-pilot-member table:name="0,206475" table:display="true" table:show-details="true"/>
                <table:data-pilot-member table:name="0,206513" table:display="true" table:show-details="true"/>
                <table:data-pilot-member table:name="0,206551" table:display="true" table:show-details="true"/>
                <table:data-pilot-member table:name="0,206597" table:display="true" table:show-details="true"/>
                <table:data-pilot-member table:name="0,206629" table:display="true" table:show-details="true"/>
                <table:data-pilot-member table:name="0,206638" table:display="true" table:show-details="true"/>
                <table:data-pilot-member table:name="0,206648" table:display="true" table:show-details="true"/>
                <table:data-pilot-member table:name="0,206679" table:display="true" table:show-details="true"/>
                <table:data-pilot-member table:name="0,206682" table:display="true" table:show-details="true"/>
                <table:data-pilot-member table:name="0,206709" table:display="true" table:show-details="true"/>
                <table:data-pilot-member table:name="0,206718" table:display="true" table:show-details="true"/>
                <table:data-pilot-member table:name="0,206719" table:display="true" table:show-details="true"/>
                <table:data-pilot-member table:name="0,206772" table:display="true" table:show-details="true"/>
                <table:data-pilot-member table:name="0,206784" table:display="true" table:show-details="true"/>
                <table:data-pilot-member table:name="0,2068" table:display="true" table:show-details="true"/>
                <table:data-pilot-member table:name="0,206801" table:display="true" table:show-details="true"/>
                <table:data-pilot-member table:name="0,206814" table:display="true" table:show-details="true"/>
                <table:data-pilot-member table:name="0,206859" table:display="true" table:show-details="true"/>
                <table:data-pilot-member table:name="0,206888" table:display="true" table:show-details="true"/>
                <table:data-pilot-member table:name="0,206896" table:display="true" table:show-details="true"/>
                <table:data-pilot-member table:name="0,206907" table:display="true" table:show-details="true"/>
                <table:data-pilot-member table:name="0,206944" table:display="true" table:show-details="true"/>
                <table:data-pilot-member table:name="0,206975" table:display="true" table:show-details="true"/>
                <table:data-pilot-member table:name="0,207024" table:display="true" table:show-details="true"/>
                <table:data-pilot-member table:name="0,207035" table:display="true" table:show-details="true"/>
                <table:data-pilot-member table:name="0,207085" table:display="true" table:show-details="true"/>
                <table:data-pilot-member table:name="0,207156" table:display="true" table:show-details="true"/>
                <table:data-pilot-member table:name="0,20717" table:display="true" table:show-details="true"/>
                <table:data-pilot-member table:name="0,207282" table:display="true" table:show-details="true"/>
                <table:data-pilot-member table:name="0,20736" table:display="true" table:show-details="true"/>
                <table:data-pilot-member table:name="0,207368" table:display="true" table:show-details="true"/>
                <table:data-pilot-member table:name="0,207391" table:display="true" table:show-details="true"/>
                <table:data-pilot-member table:name="0,207428" table:display="true" table:show-details="true"/>
                <table:data-pilot-member table:name="0,207486" table:display="true" table:show-details="true"/>
                <table:data-pilot-member table:name="0,207723" table:display="true" table:show-details="true"/>
                <table:data-pilot-member table:name="0,207747" table:display="true" table:show-details="true"/>
                <table:data-pilot-member table:name="0,207749" table:display="true" table:show-details="true"/>
                <table:data-pilot-member table:name="0,207775" table:display="true" table:show-details="true"/>
                <table:data-pilot-member table:name="0,207777" table:display="true" table:show-details="true"/>
                <table:data-pilot-member table:name="0,207938" table:display="true" table:show-details="true"/>
                <table:data-pilot-member table:name="0,207979" table:display="true" table:show-details="true"/>
                <table:data-pilot-member table:name="0,207997" table:display="true" table:show-details="true"/>
                <table:data-pilot-member table:name="0,208012" table:display="true" table:show-details="true"/>
                <table:data-pilot-member table:name="0,208025" table:display="true" table:show-details="true"/>
                <table:data-pilot-member table:name="0,208091" table:display="true" table:show-details="true"/>
                <table:data-pilot-member table:name="0,208162" table:display="true" table:show-details="true"/>
                <table:data-pilot-member table:name="0,208208" table:display="true" table:show-details="true"/>
                <table:data-pilot-member table:name="0,208219" table:display="true" table:show-details="true"/>
                <table:data-pilot-member table:name="0,208276" table:display="true" table:show-details="true"/>
                <table:data-pilot-member table:name="0,208343" table:display="true" table:show-details="true"/>
                <table:data-pilot-member table:name="0,208455" table:display="true" table:show-details="true"/>
                <table:data-pilot-member table:name="0,208555" table:display="true" table:show-details="true"/>
                <table:data-pilot-member table:name="0,208654" table:display="true" table:show-details="true"/>
                <table:data-pilot-member table:name="0,208736" table:display="true" table:show-details="true"/>
                <table:data-pilot-member table:name="0,208754" table:display="true" table:show-details="true"/>
                <table:data-pilot-member table:name="0,208872" table:display="true" table:show-details="true"/>
                <table:data-pilot-member table:name="0,208966" table:display="true" table:show-details="true"/>
                <table:data-pilot-member table:name="0,208975" table:display="true" table:show-details="true"/>
                <table:data-pilot-member table:name="0,208987" table:display="true" table:show-details="true"/>
                <table:data-pilot-member table:name="0,209027" table:display="true" table:show-details="true"/>
                <table:data-pilot-member table:name="0,209096" table:display="true" table:show-details="true"/>
                <table:data-pilot-member table:name="0,209114" table:display="true" table:show-details="true"/>
                <table:data-pilot-member table:name="0,209122" table:display="true" table:show-details="true"/>
                <table:data-pilot-member table:name="0,209171" table:display="true" table:show-details="true"/>
                <table:data-pilot-member table:name="0,209188" table:display="true" table:show-details="true"/>
                <table:data-pilot-member table:name="0,209197" table:display="true" table:show-details="true"/>
                <table:data-pilot-member table:name="0,209198" table:display="true" table:show-details="true"/>
                <table:data-pilot-member table:name="0,20924" table:display="true" table:show-details="true"/>
                <table:data-pilot-member table:name="0,209351" table:display="true" table:show-details="true"/>
                <table:data-pilot-member table:name="0,209391" table:display="true" table:show-details="true"/>
                <table:data-pilot-member table:name="0,209453" table:display="true" table:show-details="true"/>
                <table:data-pilot-member table:name="0,209454" table:display="true" table:show-details="true"/>
                <table:data-pilot-member table:name="0,209491" table:display="true" table:show-details="true"/>
                <table:data-pilot-member table:name="0,209614" table:display="true" table:show-details="true"/>
                <table:data-pilot-member table:name="0,209624" table:display="true" table:show-details="true"/>
                <table:data-pilot-member table:name="0,209727" table:display="true" table:show-details="true"/>
                <table:data-pilot-member table:name="0,20991" table:display="true" table:show-details="true"/>
                <table:data-pilot-member table:name="0,209939" table:display="true" table:show-details="true"/>
                <table:data-pilot-member table:name="0,210087" table:display="true" table:show-details="true"/>
                <table:data-pilot-member table:name="0,210089" table:display="true" table:show-details="true"/>
                <table:data-pilot-member table:name="0,210147" table:display="true" table:show-details="true"/>
                <table:data-pilot-member table:name="0,210319" table:display="true" table:show-details="true"/>
                <table:data-pilot-member table:name="0,210409" table:display="true" table:show-details="true"/>
                <table:data-pilot-member table:name="0,210453" table:display="true" table:show-details="true"/>
                <table:data-pilot-member table:name="0,210597" table:display="true" table:show-details="true"/>
                <table:data-pilot-member table:name="0,210658" table:display="true" table:show-details="true"/>
                <table:data-pilot-member table:name="0,210698" table:display="true" table:show-details="true"/>
                <table:data-pilot-member table:name="0,21092" table:display="true" table:show-details="true"/>
                <table:data-pilot-member table:name="0,210936" table:display="true" table:show-details="true"/>
                <table:data-pilot-member table:name="0,210939" table:display="true" table:show-details="true"/>
                <table:data-pilot-member table:name="0,21098" table:display="true" table:show-details="true"/>
                <table:data-pilot-member table:name="0,211027" table:display="true" table:show-details="true"/>
                <table:data-pilot-member table:name="0,211131" table:display="true" table:show-details="true"/>
                <table:data-pilot-member table:name="0,211144" table:display="true" table:show-details="true"/>
                <table:data-pilot-member table:name="0,211221" table:display="true" table:show-details="true"/>
                <table:data-pilot-member table:name="0,211334" table:display="true" table:show-details="true"/>
                <table:data-pilot-member table:name="0,211492" table:display="true" table:show-details="true"/>
                <table:data-pilot-member table:name="0,211505" table:display="true" table:show-details="true"/>
                <table:data-pilot-member table:name="0,211514" table:display="true" table:show-details="true"/>
                <table:data-pilot-member table:name="0,211563" table:display="true" table:show-details="true"/>
                <table:data-pilot-member table:name="0,211605" table:display="true" table:show-details="true"/>
                <table:data-pilot-member table:name="0,211606" table:display="true" table:show-details="true"/>
                <table:data-pilot-member table:name="0,211641" table:display="true" table:show-details="true"/>
                <table:data-pilot-member table:name="0,211651" table:display="true" table:show-details="true"/>
                <table:data-pilot-member table:name="0,211684" table:display="true" table:show-details="true"/>
                <table:data-pilot-member table:name="0,211798" table:display="true" table:show-details="true"/>
                <table:data-pilot-member table:name="0,211821" table:display="true" table:show-details="true"/>
                <table:data-pilot-member table:name="0,211934" table:display="true" table:show-details="true"/>
                <table:data-pilot-member table:name="0,212012" table:display="true" table:show-details="true"/>
                <table:data-pilot-member table:name="0,212059" table:display="true" table:show-details="true"/>
                <table:data-pilot-member table:name="0,212159" table:display="true" table:show-details="true"/>
                <table:data-pilot-member table:name="0,212181" table:display="true" table:show-details="true"/>
                <table:data-pilot-member table:name="0,21223" table:display="true" table:show-details="true"/>
                <table:data-pilot-member table:name="0,212306" table:display="true" table:show-details="true"/>
                <table:data-pilot-member table:name="0,212451" table:display="true" table:show-details="true"/>
                <table:data-pilot-member table:name="0,212691" table:display="true" table:show-details="true"/>
                <table:data-pilot-member table:name="0,212883" table:display="true" table:show-details="true"/>
                <table:data-pilot-member table:name="0,212956" table:display="true" table:show-details="true"/>
                <table:data-pilot-member table:name="0,213011" table:display="true" table:show-details="true"/>
                <table:data-pilot-member table:name="0,213107" table:display="true" table:show-details="true"/>
                <table:data-pilot-member table:name="0,213114" table:display="true" table:show-details="true"/>
                <table:data-pilot-member table:name="0,213312" table:display="true" table:show-details="true"/>
                <table:data-pilot-member table:name="0,213733" table:display="true" table:show-details="true"/>
                <table:data-pilot-member table:name="0,213736" table:display="true" table:show-details="true"/>
                <table:data-pilot-member table:name="0,213748" table:display="true" table:show-details="true"/>
                <table:data-pilot-member table:name="0,21384" table:display="true" table:show-details="true"/>
                <table:data-pilot-member table:name="0,213876" table:display="true" table:show-details="true"/>
                <table:data-pilot-member table:name="0,213968" table:display="true" table:show-details="true"/>
                <table:data-pilot-member table:name="0,214187" table:display="true" table:show-details="true"/>
                <table:data-pilot-member table:name="0,214327" table:display="true" table:show-details="true"/>
                <table:data-pilot-member table:name="0,214344" table:display="true" table:show-details="true"/>
                <table:data-pilot-member table:name="0,214415" table:display="true" table:show-details="true"/>
                <table:data-pilot-member table:name="0,214486" table:display="true" table:show-details="true"/>
                <table:data-pilot-member table:name="0,214863" table:display="true" table:show-details="true"/>
                <table:data-pilot-member table:name="0,215136" table:display="true" table:show-details="true"/>
                <table:data-pilot-member table:name="0,21515" table:display="true" table:show-details="true"/>
                <table:data-pilot-member table:name="0,21521" table:display="true" table:show-details="true"/>
                <table:data-pilot-member table:name="0,215368" table:display="true" table:show-details="true"/>
                <table:data-pilot-member table:name="0,215389" table:display="true" table:show-details="true"/>
                <table:data-pilot-member table:name="0,215455" table:display="true" table:show-details="true"/>
                <table:data-pilot-member table:name="0,215587" table:display="true" table:show-details="true"/>
                <table:data-pilot-member table:name="0,215589" table:display="true" table:show-details="true"/>
                <table:data-pilot-member table:name="0,215826" table:display="true" table:show-details="true"/>
                <table:data-pilot-member table:name="0,215933" table:display="true" table:show-details="true"/>
                <table:data-pilot-member table:name="0,216063" table:display="true" table:show-details="true"/>
                <table:data-pilot-member table:name="0,2163" table:display="true" table:show-details="true"/>
                <table:data-pilot-member table:name="0,216679" table:display="true" table:show-details="true"/>
                <table:data-pilot-member table:name="0,216697" table:display="true" table:show-details="true"/>
                <table:data-pilot-member table:name="0,217044" table:display="true" table:show-details="true"/>
                <table:data-pilot-member table:name="0,217698" table:display="true" table:show-details="true"/>
                <table:data-pilot-member table:name="0,21774" table:display="true" table:show-details="true"/>
                <table:data-pilot-member table:name="0,217877" table:display="true" table:show-details="true"/>
                <table:data-pilot-member table:name="0,218064" table:display="true" table:show-details="true"/>
                <table:data-pilot-member table:name="0,218157" table:display="true" table:show-details="true"/>
                <table:data-pilot-member table:name="0,21816" table:display="true" table:show-details="true"/>
                <table:data-pilot-member table:name="0,218267" table:display="true" table:show-details="true"/>
                <table:data-pilot-member table:name="0,218288" table:display="true" table:show-details="true"/>
                <table:data-pilot-member table:name="0,218331" table:display="true" table:show-details="true"/>
                <table:data-pilot-member table:name="0,21871" table:display="true" table:show-details="true"/>
                <table:data-pilot-member table:name="0,218783" table:display="true" table:show-details="true"/>
                <table:data-pilot-member table:name="0,218819" table:display="true" table:show-details="true"/>
                <table:data-pilot-member table:name="0,218875" table:display="true" table:show-details="true"/>
                <table:data-pilot-member table:name="0,218994" table:display="true" table:show-details="true"/>
                <table:data-pilot-member table:name="0,219117" table:display="true" table:show-details="true"/>
                <table:data-pilot-member table:name="0,219721" table:display="true" table:show-details="true"/>
                <table:data-pilot-member table:name="0,219813" table:display="true" table:show-details="true"/>
                <table:data-pilot-member table:name="0,21997" table:display="true" table:show-details="true"/>
                <table:data-pilot-member table:name="0,220285" table:display="true" table:show-details="true"/>
                <table:data-pilot-member table:name="0,220485" table:display="true" table:show-details="true"/>
                <table:data-pilot-member table:name="0,220593" table:display="true" table:show-details="true"/>
                <table:data-pilot-member table:name="0,220826" table:display="true" table:show-details="true"/>
                <table:data-pilot-member table:name="0,220955" table:display="true" table:show-details="true"/>
                <table:data-pilot-member table:name="0,221017" table:display="true" table:show-details="true"/>
                <table:data-pilot-member table:name="0,221927" table:display="true" table:show-details="true"/>
                <table:data-pilot-member table:name="0,222075" table:display="true" table:show-details="true"/>
                <table:data-pilot-member table:name="0,22214" table:display="true" table:show-details="true"/>
                <table:data-pilot-member table:name="0,222141" table:display="true" table:show-details="true"/>
                <table:data-pilot-member table:name="0,222311" table:display="true" table:show-details="true"/>
                <table:data-pilot-member table:name="0,222534" table:display="true" table:show-details="true"/>
                <table:data-pilot-member table:name="0,222546" table:display="true" table:show-details="true"/>
                <table:data-pilot-member table:name="0,222674" table:display="true" table:show-details="true"/>
                <table:data-pilot-member table:name="0,222887" table:display="true" table:show-details="true"/>
                <table:data-pilot-member table:name="0,223206" table:display="true" table:show-details="true"/>
                <table:data-pilot-member table:name="0,223271" table:display="true" table:show-details="true"/>
                <table:data-pilot-member table:name="0,223405" table:display="true" table:show-details="true"/>
                <table:data-pilot-member table:name="0,223757" table:display="true" table:show-details="true"/>
                <table:data-pilot-member table:name="0,223866" table:display="true" table:show-details="true"/>
                <table:data-pilot-member table:name="0,224268" table:display="true" table:show-details="true"/>
                <table:data-pilot-member table:name="0,224539" table:display="true" table:show-details="true"/>
                <table:data-pilot-member table:name="0,224688" table:display="true" table:show-details="true"/>
                <table:data-pilot-member table:name="0,224862" table:display="true" table:show-details="true"/>
                <table:data-pilot-member table:name="0,224932" table:display="true" table:show-details="true"/>
                <table:data-pilot-member table:name="0,225247" table:display="true" table:show-details="true"/>
                <table:data-pilot-member table:name="0,225412" table:display="true" table:show-details="true"/>
                <table:data-pilot-member table:name="0,225513" table:display="true" table:show-details="true"/>
                <table:data-pilot-member table:name="0,22552" table:display="true" table:show-details="true"/>
                <table:data-pilot-member table:name="0,225763" table:display="true" table:show-details="true"/>
                <table:data-pilot-member table:name="0,225956" table:display="true" table:show-details="true"/>
                <table:data-pilot-member table:name="0,226002" table:display="true" table:show-details="true"/>
                <table:data-pilot-member table:name="0,226272" table:display="true" table:show-details="true"/>
                <table:data-pilot-member table:name="0,226587" table:display="true" table:show-details="true"/>
                <table:data-pilot-member table:name="0,226798" table:display="true" table:show-details="true"/>
                <table:data-pilot-member table:name="0,226993" table:display="true" table:show-details="true"/>
                <table:data-pilot-member table:name="0,227058" table:display="true" table:show-details="true"/>
                <table:data-pilot-member table:name="0,227305" table:display="true" table:show-details="true"/>
                <table:data-pilot-member table:name="0,227645" table:display="true" table:show-details="true"/>
                <table:data-pilot-member table:name="0,227747" table:display="true" table:show-details="true"/>
                <table:data-pilot-member table:name="0,227775" table:display="true" table:show-details="true"/>
                <table:data-pilot-member table:name="0,227924" table:display="true" table:show-details="true"/>
                <table:data-pilot-member table:name="0,228662" table:display="true" table:show-details="true"/>
                <table:data-pilot-member table:name="0,229189" table:display="true" table:show-details="true"/>
                <table:data-pilot-member table:name="0,229333" table:display="true" table:show-details="true"/>
                <table:data-pilot-member table:name="0,229401" table:display="true" table:show-details="true"/>
                <table:data-pilot-member table:name="0,229481" table:display="true" table:show-details="true"/>
                <table:data-pilot-member table:name="0,229838" table:display="true" table:show-details="true"/>
                <table:data-pilot-member table:name="0,230332" table:display="true" table:show-details="true"/>
                <table:data-pilot-member table:name="0,230532" table:display="true" table:show-details="true"/>
                <table:data-pilot-member table:name="0,230764" table:display="true" table:show-details="true"/>
                <table:data-pilot-member table:name="0,230801" table:display="true" table:show-details="true"/>
                <table:data-pilot-member table:name="0,230931" table:display="true" table:show-details="true"/>
                <table:data-pilot-member table:name="0,231269" table:display="true" table:show-details="true"/>
                <table:data-pilot-member table:name="0,232044" table:display="true" table:show-details="true"/>
                <table:data-pilot-member table:name="0,232108" table:display="true" table:show-details="true"/>
                <table:data-pilot-member table:name="0,232321" table:display="true" table:show-details="true"/>
                <table:data-pilot-member table:name="0,232339" table:display="true" table:show-details="true"/>
                <table:data-pilot-member table:name="0,232849" table:display="true" table:show-details="true"/>
                <table:data-pilot-member table:name="0,233188" table:display="true" table:show-details="true"/>
                <table:data-pilot-member table:name="0,23366" table:display="true" table:show-details="true"/>
                <table:data-pilot-member table:name="0,233718" table:display="true" table:show-details="true"/>
                <table:data-pilot-member table:name="0,23381" table:display="true" table:show-details="true"/>
                <table:data-pilot-member table:name="0,233827" table:display="true" table:show-details="true"/>
                <table:data-pilot-member table:name="0,23398" table:display="true" table:show-details="true"/>
                <table:data-pilot-member table:name="0,233987" table:display="true" table:show-details="true"/>
                <table:data-pilot-member table:name="0,234243" table:display="true" table:show-details="true"/>
                <table:data-pilot-member table:name="0,234348" table:display="true" table:show-details="true"/>
                <table:data-pilot-member table:name="0,234635" table:display="true" table:show-details="true"/>
                <table:data-pilot-member table:name="0,235801" table:display="true" table:show-details="true"/>
                <table:data-pilot-member table:name="0,236163" table:display="true" table:show-details="true"/>
                <table:data-pilot-member table:name="0,236456" table:display="true" table:show-details="true"/>
                <table:data-pilot-member table:name="0,237774" table:display="true" table:show-details="true"/>
                <table:data-pilot-member table:name="0,238527" table:display="true" table:show-details="true"/>
                <table:data-pilot-member table:name="0,239112" table:display="true" table:show-details="true"/>
                <table:data-pilot-member table:name="0,240339" table:display="true" table:show-details="true"/>
                <table:data-pilot-member table:name="0,242684" table:display="true" table:show-details="true"/>
                <table:data-pilot-member table:name="0,242904" table:display="true" table:show-details="true"/>
                <table:data-pilot-member table:name="0,243492" table:display="true" table:show-details="true"/>
                <table:data-pilot-member table:name="0,243864" table:display="true" table:show-details="true"/>
                <table:data-pilot-member table:name="0,244284" table:display="true" table:show-details="true"/>
                <table:data-pilot-member table:name="0,24902" table:display="true" table:show-details="true"/>
                <table:data-pilot-member table:name="0,249461" table:display="true" table:show-details="true"/>
                <table:data-pilot-member table:name="0,24961" table:display="true" table:show-details="true"/>
                <table:data-pilot-member table:name="0,250802" table:display="true" table:show-details="true"/>
                <table:data-pilot-member table:name="0,251092" table:display="true" table:show-details="true"/>
                <table:data-pilot-member table:name="0,251137" table:display="true" table:show-details="true"/>
                <table:data-pilot-member table:name="0,251492" table:display="true" table:show-details="true"/>
                <table:data-pilot-member table:name="0,251523" table:display="true" table:show-details="true"/>
                <table:data-pilot-member table:name="0,252227" table:display="true" table:show-details="true"/>
                <table:data-pilot-member table:name="0,252582" table:display="true" table:show-details="true"/>
                <table:data-pilot-member table:name="0,254836" table:display="true" table:show-details="true"/>
                <table:data-pilot-member table:name="0,25586" table:display="true" table:show-details="true"/>
                <table:data-pilot-member table:name="0,256526" table:display="true" table:show-details="true"/>
                <table:data-pilot-member table:name="0,256766" table:display="true" table:show-details="true"/>
                <table:data-pilot-member table:name="0,25708" table:display="true" table:show-details="true"/>
                <table:data-pilot-member table:name="0,257084" table:display="true" table:show-details="true"/>
                <table:data-pilot-member table:name="0,257451" table:display="true" table:show-details="true"/>
                <table:data-pilot-member table:name="0,258418" table:display="true" table:show-details="true"/>
                <table:data-pilot-member table:name="0,258827" table:display="true" table:show-details="true"/>
                <table:data-pilot-member table:name="0,259251" table:display="true" table:show-details="true"/>
                <table:data-pilot-member table:name="0,259385" table:display="true" table:show-details="true"/>
                <table:data-pilot-member table:name="0,259391" table:display="true" table:show-details="true"/>
                <table:data-pilot-member table:name="0,259707" table:display="true" table:show-details="true"/>
                <table:data-pilot-member table:name="0,259858" table:display="true" table:show-details="true"/>
                <table:data-pilot-member table:name="0,259912" table:display="true" table:show-details="true"/>
                <table:data-pilot-member table:name="0,260207" table:display="true" table:show-details="true"/>
                <table:data-pilot-member table:name="0,260271" table:display="true" table:show-details="true"/>
                <table:data-pilot-member table:name="0,260683" table:display="true" table:show-details="true"/>
                <table:data-pilot-member table:name="0,260929" table:display="true" table:show-details="true"/>
                <table:data-pilot-member table:name="0,261051" table:display="true" table:show-details="true"/>
                <table:data-pilot-member table:name="0,261056" table:display="true" table:show-details="true"/>
                <table:data-pilot-member table:name="0,261296" table:display="true" table:show-details="true"/>
                <table:data-pilot-member table:name="0,261694" table:display="true" table:show-details="true"/>
                <table:data-pilot-member table:name="0,261765" table:display="true" table:show-details="true"/>
                <table:data-pilot-member table:name="0,261782" table:display="true" table:show-details="true"/>
                <table:data-pilot-member table:name="0,261863" table:display="true" table:show-details="true"/>
                <table:data-pilot-member table:name="0,262138" table:display="true" table:show-details="true"/>
                <table:data-pilot-member table:name="0,262522" table:display="true" table:show-details="true"/>
                <table:data-pilot-member table:name="0,262694" table:display="true" table:show-details="true"/>
                <table:data-pilot-member table:name="0,263321" table:display="true" table:show-details="true"/>
                <table:data-pilot-member table:name="0,263358" table:display="true" table:show-details="true"/>
                <table:data-pilot-member table:name="0,263456" table:display="true" table:show-details="true"/>
                <table:data-pilot-member table:name="0,26347" table:display="true" table:show-details="true"/>
                <table:data-pilot-member table:name="0,263523" table:display="true" table:show-details="true"/>
                <table:data-pilot-member table:name="0,263572" table:display="true" table:show-details="true"/>
                <table:data-pilot-member table:name="0,263672" table:display="true" table:show-details="true"/>
                <table:data-pilot-member table:name="0,264012" table:display="true" table:show-details="true"/>
                <table:data-pilot-member table:name="0,264222" table:display="true" table:show-details="true"/>
                <table:data-pilot-member table:name="0,264384" table:display="true" table:show-details="true"/>
                <table:data-pilot-member table:name="0,264544" table:display="true" table:show-details="true"/>
                <table:data-pilot-member table:name="0,26468" table:display="true" table:show-details="true"/>
                <table:data-pilot-member table:name="0,264836" table:display="true" table:show-details="true"/>
                <table:data-pilot-member table:name="0,264865" table:display="true" table:show-details="true"/>
                <table:data-pilot-member table:name="0,264921" table:display="true" table:show-details="true"/>
                <table:data-pilot-member table:name="0,264928" table:display="true" table:show-details="true"/>
                <table:data-pilot-member table:name="0,264941" table:display="true" table:show-details="true"/>
                <table:data-pilot-member table:name="0,265044" table:display="true" table:show-details="true"/>
                <table:data-pilot-member table:name="0,265085" table:display="true" table:show-details="true"/>
                <table:data-pilot-member table:name="0,265176" table:display="true" table:show-details="true"/>
                <table:data-pilot-member table:name="0,265498" table:display="true" table:show-details="true"/>
                <table:data-pilot-member table:name="0,265596" table:display="true" table:show-details="true"/>
                <table:data-pilot-member table:name="0,265616" table:display="true" table:show-details="true"/>
                <table:data-pilot-member table:name="0,265669" table:display="true" table:show-details="true"/>
                <table:data-pilot-member table:name="0,26577" table:display="true" table:show-details="true"/>
                <table:data-pilot-member table:name="0,266092" table:display="true" table:show-details="true"/>
                <table:data-pilot-member table:name="0,266145" table:display="true" table:show-details="true"/>
                <table:data-pilot-member table:name="0,26623" table:display="true" table:show-details="true"/>
                <table:data-pilot-member table:name="0,266268" table:display="true" table:show-details="true"/>
                <table:data-pilot-member table:name="0,266416" table:display="true" table:show-details="true"/>
                <table:data-pilot-member table:name="0,266471" table:display="true" table:show-details="true"/>
                <table:data-pilot-member table:name="0,266693" table:display="true" table:show-details="true"/>
                <table:data-pilot-member table:name="0,266827" table:display="true" table:show-details="true"/>
                <table:data-pilot-member table:name="0,266907" table:display="true" table:show-details="true"/>
                <table:data-pilot-member table:name="0,266946" table:display="true" table:show-details="true"/>
                <table:data-pilot-member table:name="0,267061" table:display="true" table:show-details="true"/>
                <table:data-pilot-member table:name="0,267064" table:display="true" table:show-details="true"/>
                <table:data-pilot-member table:name="0,267067" table:display="true" table:show-details="true"/>
                <table:data-pilot-member table:name="0,267098" table:display="true" table:show-details="true"/>
                <table:data-pilot-member table:name="0,267117" table:display="true" table:show-details="true"/>
                <table:data-pilot-member table:name="0,267162" table:display="true" table:show-details="true"/>
                <table:data-pilot-member table:name="0,267201" table:display="true" table:show-details="true"/>
                <table:data-pilot-member table:name="0,267288" table:display="true" table:show-details="true"/>
                <table:data-pilot-member table:name="0,26729" table:display="true" table:show-details="true"/>
                <table:data-pilot-member table:name="0,267292" table:display="true" table:show-details="true"/>
                <table:data-pilot-member table:name="0,267326" table:display="true" table:show-details="true"/>
                <table:data-pilot-member table:name="0,267345" table:display="true" table:show-details="true"/>
                <table:data-pilot-member table:name="0,267363" table:display="true" table:show-details="true"/>
                <table:data-pilot-member table:name="0,267396" table:display="true" table:show-details="true"/>
                <table:data-pilot-member table:name="0,267519" table:display="true" table:show-details="true"/>
                <table:data-pilot-member table:name="0,267583" table:display="true" table:show-details="true"/>
                <table:data-pilot-member table:name="0,267619" table:display="true" table:show-details="true"/>
                <table:data-pilot-member table:name="0,267633" table:display="true" table:show-details="true"/>
                <table:data-pilot-member table:name="0,267688" table:display="true" table:show-details="true"/>
                <table:data-pilot-member table:name="0,267691" table:display="true" table:show-details="true"/>
                <table:data-pilot-member table:name="0,267809" table:display="true" table:show-details="true"/>
                <table:data-pilot-member table:name="0,267904" table:display="true" table:show-details="true"/>
                <table:data-pilot-member table:name="0,267949" table:display="true" table:show-details="true"/>
                <table:data-pilot-member table:name="0,268037" table:display="true" table:show-details="true"/>
                <table:data-pilot-member table:name="0,268088" table:display="true" table:show-details="true"/>
                <table:data-pilot-member table:name="0,268128" table:display="true" table:show-details="true"/>
                <table:data-pilot-member table:name="0,268267" table:display="true" table:show-details="true"/>
                <table:data-pilot-member table:name="0,268314" table:display="true" table:show-details="true"/>
                <table:data-pilot-member table:name="0,268441" table:display="true" table:show-details="true"/>
                <table:data-pilot-member table:name="0,268552" table:display="true" table:show-details="true"/>
                <table:data-pilot-member table:name="0,268695" table:display="true" table:show-details="true"/>
                <table:data-pilot-member table:name="0,268821" table:display="true" table:show-details="true"/>
                <table:data-pilot-member table:name="0,268976" table:display="true" table:show-details="true"/>
                <table:data-pilot-member table:name="0,269327" table:display="true" table:show-details="true"/>
                <table:data-pilot-member table:name="0,269369" table:display="true" table:show-details="true"/>
                <table:data-pilot-member table:name="0,269405" table:display="true" table:show-details="true"/>
                <table:data-pilot-member table:name="0,269431" table:display="true" table:show-details="true"/>
                <table:data-pilot-member table:name="0,269505" table:display="true" table:show-details="true"/>
                <table:data-pilot-member table:name="0,269522" table:display="true" table:show-details="true"/>
                <table:data-pilot-member table:name="0,269839" table:display="true" table:show-details="true"/>
                <table:data-pilot-member table:name="0,270112" table:display="true" table:show-details="true"/>
                <table:data-pilot-member table:name="0,270183" table:display="true" table:show-details="true"/>
                <table:data-pilot-member table:name="0,270411" table:display="true" table:show-details="true"/>
                <table:data-pilot-member table:name="0,270438" table:display="true" table:show-details="true"/>
                <table:data-pilot-member table:name="0,270449" table:display="true" table:show-details="true"/>
                <table:data-pilot-member table:name="0,270587" table:display="true" table:show-details="true"/>
                <table:data-pilot-member table:name="0,27069" table:display="true" table:show-details="true"/>
                <table:data-pilot-member table:name="0,270839" table:display="true" table:show-details="true"/>
                <table:data-pilot-member table:name="0,270882" table:display="true" table:show-details="true"/>
                <table:data-pilot-member table:name="0,27091" table:display="true" table:show-details="true"/>
                <table:data-pilot-member table:name="0,271066" table:display="true" table:show-details="true"/>
                <table:data-pilot-member table:name="0,27145" table:display="true" table:show-details="true"/>
                <table:data-pilot-member table:name="0,271652" table:display="true" table:show-details="true"/>
                <table:data-pilot-member table:name="0,271687" table:display="true" table:show-details="true"/>
                <table:data-pilot-member table:name="0,271756" table:display="true" table:show-details="true"/>
                <table:data-pilot-member table:name="0,27222" table:display="true" table:show-details="true"/>
                <table:data-pilot-member table:name="0,272281" table:display="true" table:show-details="true"/>
                <table:data-pilot-member table:name="0,27233" table:display="true" table:show-details="true"/>
                <table:data-pilot-member table:name="0,272591" table:display="true" table:show-details="true"/>
                <table:data-pilot-member table:name="0,273254" table:display="true" table:show-details="true"/>
                <table:data-pilot-member table:name="0,273456" table:display="true" table:show-details="true"/>
                <table:data-pilot-member table:name="0,274024" table:display="true" table:show-details="true"/>
                <table:data-pilot-member table:name="0,274118" table:display="true" table:show-details="true"/>
                <table:data-pilot-member table:name="0,274334" table:display="true" table:show-details="true"/>
                <table:data-pilot-member table:name="0,275026" table:display="true" table:show-details="true"/>
                <table:data-pilot-member table:name="0,275101" table:display="true" table:show-details="true"/>
                <table:data-pilot-member table:name="0,275211" table:display="true" table:show-details="true"/>
                <table:data-pilot-member table:name="0,275994" table:display="true" table:show-details="true"/>
                <table:data-pilot-member table:name="0,276371" table:display="true" table:show-details="true"/>
                <table:data-pilot-member table:name="0,27676" table:display="true" table:show-details="true"/>
                <table:data-pilot-member table:name="0,277261" table:display="true" table:show-details="true"/>
                <table:data-pilot-member table:name="0,277315" table:display="true" table:show-details="true"/>
                <table:data-pilot-member table:name="0,277487" table:display="true" table:show-details="true"/>
                <table:data-pilot-member table:name="0,278695" table:display="true" table:show-details="true"/>
                <table:data-pilot-member table:name="0,278876" table:display="true" table:show-details="true"/>
                <table:data-pilot-member table:name="0,27902" table:display="true" table:show-details="true"/>
                <table:data-pilot-member table:name="0,279121" table:display="true" table:show-details="true"/>
                <table:data-pilot-member table:name="0,279281" table:display="true" table:show-details="true"/>
                <table:data-pilot-member table:name="0,279334" table:display="true" table:show-details="true"/>
                <table:data-pilot-member table:name="0,279665" table:display="true" table:show-details="true"/>
                <table:data-pilot-member table:name="0,279791" table:display="true" table:show-details="true"/>
                <table:data-pilot-member table:name="0,279974" table:display="true" table:show-details="true"/>
                <table:data-pilot-member table:name="0,280111" table:display="true" table:show-details="true"/>
                <table:data-pilot-member table:name="0,280847" table:display="true" table:show-details="true"/>
                <table:data-pilot-member table:name="0,280932" table:display="true" table:show-details="true"/>
                <table:data-pilot-member table:name="0,28097" table:display="true" table:show-details="true"/>
                <table:data-pilot-member table:name="0,282149" table:display="true" table:show-details="true"/>
                <table:data-pilot-member table:name="0,282936" table:display="true" table:show-details="true"/>
                <table:data-pilot-member table:name="0,283113" table:display="true" table:show-details="true"/>
                <table:data-pilot-member table:name="0,283331" table:display="true" table:show-details="true"/>
                <table:data-pilot-member table:name="0,283436" table:display="true" table:show-details="true"/>
                <table:data-pilot-member table:name="0,283763" table:display="true" table:show-details="true"/>
                <table:data-pilot-member table:name="0,284517" table:display="true" table:show-details="true"/>
                <table:data-pilot-member table:name="0,284789" table:display="true" table:show-details="true"/>
                <table:data-pilot-member table:name="0,286198" table:display="true" table:show-details="true"/>
                <table:data-pilot-member table:name="0,286648" table:display="true" table:show-details="true"/>
                <table:data-pilot-member table:name="0,287033" table:display="true" table:show-details="true"/>
                <table:data-pilot-member table:name="0,287394" table:display="true" table:show-details="true"/>
                <table:data-pilot-member table:name="0,287528" table:display="true" table:show-details="true"/>
                <table:data-pilot-member table:name="0,290698" table:display="true" table:show-details="true"/>
                <table:data-pilot-member table:name="0,291429" table:display="true" table:show-details="true"/>
                <table:data-pilot-member table:name="0,293914" table:display="true" table:show-details="true"/>
                <table:data-pilot-member table:name="0,295897" table:display="true" table:show-details="true"/>
                <table:data-pilot-member table:name="0,300829" table:display="true" table:show-details="true"/>
                <table:data-pilot-member table:name="0,315145" table:display="true" table:show-details="true"/>
                <table:data-pilot-member table:name="0,320383" table:display="true" table:show-details="true"/>
                <table:data-pilot-member table:name="0,359253" table:display="true" table:show-details="true"/>
                <table:data-pilot-member table:name="0,421652" table:display="true" table:show-details="true"/>
                <table:data-pilot-member table:name="0,422989" table:display="true" table:show-details="true"/>
                <table:data-pilot-member table:name="0,423528" table:display="true" table:show-details="true"/>
                <table:data-pilot-member table:name="0,423612" table:display="true" table:show-details="true"/>
                <table:data-pilot-member table:name="0,423942" table:display="true" table:show-details="true"/>
                <table:data-pilot-member table:name="0,424347" table:display="true" table:show-details="true"/>
                <table:data-pilot-member table:name="0,42455" table:display="true" table:show-details="true"/>
                <table:data-pilot-member table:name="0,424687" table:display="true" table:show-details="true"/>
                <table:data-pilot-member table:name="0,42506" table:display="true" table:show-details="true"/>
                <table:data-pilot-member table:name="0,42514" table:display="true" table:show-details="true"/>
                <table:data-pilot-member table:name="0,425282" table:display="true" table:show-details="true"/>
                <table:data-pilot-member table:name="0,425326" table:display="true" table:show-details="true"/>
                <table:data-pilot-member table:name="0,425358" table:display="true" table:show-details="true"/>
                <table:data-pilot-member table:name="0,425416" table:display="true" table:show-details="true"/>
                <table:data-pilot-member table:name="0,425473" table:display="true" table:show-details="true"/>
                <table:data-pilot-member table:name="0,42552" table:display="true" table:show-details="true"/>
                <table:data-pilot-member table:name="0,425576" table:display="true" table:show-details="true"/>
                <table:data-pilot-member table:name="0,425634" table:display="true" table:show-details="true"/>
                <table:data-pilot-member table:name="0,42567" table:display="true" table:show-details="true"/>
                <table:data-pilot-member table:name="0,425723" table:display="true" table:show-details="true"/>
                <table:data-pilot-member table:name="0,425738" table:display="true" table:show-details="true"/>
                <table:data-pilot-member table:name="0,425788" table:display="true" table:show-details="true"/>
                <table:data-pilot-member table:name="0,425872" table:display="true" table:show-details="true"/>
                <table:data-pilot-member table:name="0,425906" table:display="true" table:show-details="true"/>
                <table:data-pilot-member table:name="0,425946" table:display="true" table:show-details="true"/>
                <table:data-pilot-member table:name="0,426008" table:display="true" table:show-details="true"/>
                <table:data-pilot-member table:name="0,426041" table:display="true" table:show-details="true"/>
                <table:data-pilot-member table:name="0,426228" table:display="true" table:show-details="true"/>
                <table:data-pilot-member table:name="0,426498" table:display="true" table:show-details="true"/>
                <table:data-pilot-member table:name="0,426737" table:display="true" table:show-details="true"/>
                <table:data-pilot-member table:name="0,426772" table:display="true" table:show-details="true"/>
                <table:data-pilot-member table:name="0,426826" table:display="true" table:show-details="true"/>
                <table:data-pilot-member table:name="0,426854" table:display="true" table:show-details="true"/>
                <table:data-pilot-member table:name="0,426926" table:display="true" table:show-details="true"/>
                <table:data-pilot-member table:name="0,426928" table:display="true" table:show-details="true"/>
                <table:data-pilot-member table:name="0,427142" table:display="true" table:show-details="true"/>
                <table:data-pilot-member table:name="0,427236" table:display="true" table:show-details="true"/>
                <table:data-pilot-member table:name="0,427363" table:display="true" table:show-details="true"/>
                <table:data-pilot-member table:name="0,427405" table:display="true" table:show-details="true"/>
                <table:data-pilot-member table:name="0,427503" table:display="true" table:show-details="true"/>
                <table:data-pilot-member table:name="0,427506" table:display="true" table:show-details="true"/>
                <table:data-pilot-member table:name="0,427567" table:display="true" table:show-details="true"/>
                <table:data-pilot-member table:name="0,427714" table:display="true" table:show-details="true"/>
                <table:data-pilot-member table:name="0,427716" table:display="true" table:show-details="true"/>
                <table:data-pilot-member table:name="0,42789" table:display="true" table:show-details="true"/>
                <table:data-pilot-member table:name="0,428103" table:display="true" table:show-details="true"/>
                <table:data-pilot-member table:name="0,428409" table:display="true" table:show-details="true"/>
                <table:data-pilot-member table:name="0,428569" table:display="true" table:show-details="true"/>
                <table:data-pilot-member table:name="0,428595" table:display="true" table:show-details="true"/>
                <table:data-pilot-member table:name="0,428597" table:display="true" table:show-details="true"/>
                <table:data-pilot-member table:name="0,428656" table:display="true" table:show-details="true"/>
                <table:data-pilot-member table:name="0,428693" table:display="true" table:show-details="true"/>
                <table:data-pilot-member table:name="0,428734" table:display="true" table:show-details="true"/>
                <table:data-pilot-member table:name="0,428811" table:display="true" table:show-details="true"/>
                <table:data-pilot-member table:name="0,42909" table:display="true" table:show-details="true"/>
                <table:data-pilot-member table:name="0,429192" table:display="true" table:show-details="true"/>
                <table:data-pilot-member table:name="0,429252" table:display="true" table:show-details="true"/>
                <table:data-pilot-member table:name="0,429406" table:display="true" table:show-details="true"/>
                <table:data-pilot-member table:name="0,429447" table:display="true" table:show-details="true"/>
                <table:data-pilot-member table:name="0,429467" table:display="true" table:show-details="true"/>
                <table:data-pilot-member table:name="0,429488" table:display="true" table:show-details="true"/>
                <table:data-pilot-member table:name="0,429534" table:display="true" table:show-details="true"/>
                <table:data-pilot-member table:name="0,429597" table:display="true" table:show-details="true"/>
                <table:data-pilot-member table:name="0,429754" table:display="true" table:show-details="true"/>
                <table:data-pilot-member table:name="0,429885" table:display="true" table:show-details="true"/>
                <table:data-pilot-member table:name="0,429988" table:display="true" table:show-details="true"/>
                <table:data-pilot-member table:name="0,430047" table:display="true" table:show-details="true"/>
                <table:data-pilot-member table:name="0,430253" table:display="true" table:show-details="true"/>
                <table:data-pilot-member table:name="0,43042" table:display="true" table:show-details="true"/>
                <table:data-pilot-member table:name="0,430438" table:display="true" table:show-details="true"/>
                <table:data-pilot-member table:name="0,430648" table:display="true" table:show-details="true"/>
                <table:data-pilot-member table:name="0,430755" table:display="true" table:show-details="true"/>
                <table:data-pilot-member table:name="0,430765" table:display="true" table:show-details="true"/>
                <table:data-pilot-member table:name="0,431049" table:display="true" table:show-details="true"/>
                <table:data-pilot-member table:name="0,431103" table:display="true" table:show-details="true"/>
                <table:data-pilot-member table:name="0,431366" table:display="true" table:show-details="true"/>
                <table:data-pilot-member table:name="0,431368" table:display="true" table:show-details="true"/>
                <table:data-pilot-member table:name="0,431387" table:display="true" table:show-details="true"/>
                <table:data-pilot-member table:name="0,431409" table:display="true" table:show-details="true"/>
                <table:data-pilot-member table:name="0,43144" table:display="true" table:show-details="true"/>
                <table:data-pilot-member table:name="0,431503" table:display="true" table:show-details="true"/>
                <table:data-pilot-member table:name="0,431558" table:display="true" table:show-details="true"/>
                <table:data-pilot-member table:name="0,431655" table:display="true" table:show-details="true"/>
                <table:data-pilot-member table:name="0,431737" table:display="true" table:show-details="true"/>
                <table:data-pilot-member table:name="0,431843" table:display="true" table:show-details="true"/>
                <table:data-pilot-member table:name="0,431858" table:display="true" table:show-details="true"/>
                <table:data-pilot-member table:name="0,431945" table:display="true" table:show-details="true"/>
                <table:data-pilot-member table:name="0,432195" table:display="true" table:show-details="true"/>
                <table:data-pilot-member table:name="0,432219" table:display="true" table:show-details="true"/>
                <table:data-pilot-member table:name="0,43228" table:display="true" table:show-details="true"/>
                <table:data-pilot-member table:name="0,432281" table:display="true" table:show-details="true"/>
                <table:data-pilot-member table:name="0,432322" table:display="true" table:show-details="true"/>
                <table:data-pilot-member table:name="0,432454" table:display="true" table:show-details="true"/>
                <table:data-pilot-member table:name="0,432455" table:display="true" table:show-details="true"/>
                <table:data-pilot-member table:name="0,432512" table:display="true" table:show-details="true"/>
                <table:data-pilot-member table:name="0,43261" table:display="true" table:show-details="true"/>
                <table:data-pilot-member table:name="0,432733" table:display="true" table:show-details="true"/>
                <table:data-pilot-member table:name="0,432793" table:display="true" table:show-details="true"/>
                <table:data-pilot-member table:name="0,432808" table:display="true" table:show-details="true"/>
                <table:data-pilot-member table:name="0,432855" table:display="true" table:show-details="true"/>
                <table:data-pilot-member table:name="0,432911" table:display="true" table:show-details="true"/>
                <table:data-pilot-member table:name="0,432931" table:display="true" table:show-details="true"/>
                <table:data-pilot-member table:name="0,432999" table:display="true" table:show-details="true"/>
                <table:data-pilot-member table:name="0,43309" table:display="true" table:show-details="true"/>
                <table:data-pilot-member table:name="0,43311" table:display="true" table:show-details="true"/>
                <table:data-pilot-member table:name="0,433288" table:display="true" table:show-details="true"/>
                <table:data-pilot-member table:name="0,433342" table:display="true" table:show-details="true"/>
                <table:data-pilot-member table:name="0,433574" table:display="true" table:show-details="true"/>
                <table:data-pilot-member table:name="0,433749" table:display="true" table:show-details="true"/>
                <table:data-pilot-member table:name="0,433892" table:display="true" table:show-details="true"/>
                <table:data-pilot-member table:name="0,433906" table:display="true" table:show-details="true"/>
                <table:data-pilot-member table:name="0,433923" table:display="true" table:show-details="true"/>
                <table:data-pilot-member table:name="0,434007" table:display="true" table:show-details="true"/>
                <table:data-pilot-member table:name="0,43411" table:display="true" table:show-details="true"/>
                <table:data-pilot-member table:name="0,434183" table:display="true" table:show-details="true"/>
                <table:data-pilot-member table:name="0,434377" table:display="true" table:show-details="true"/>
                <table:data-pilot-member table:name="0,434384" table:display="true" table:show-details="true"/>
                <table:data-pilot-member table:name="0,434551" table:display="true" table:show-details="true"/>
                <table:data-pilot-member table:name="0,434717" table:display="true" table:show-details="true"/>
                <table:data-pilot-member table:name="0,434734" table:display="true" table:show-details="true"/>
                <table:data-pilot-member table:name="0,434748" table:display="true" table:show-details="true"/>
                <table:data-pilot-member table:name="0,434823" table:display="true" table:show-details="true"/>
                <table:data-pilot-member table:name="0,435027" table:display="true" table:show-details="true"/>
                <table:data-pilot-member table:name="0,435056" table:display="true" table:show-details="true"/>
                <table:data-pilot-member table:name="0,435122" table:display="true" table:show-details="true"/>
                <table:data-pilot-member table:name="0,435128" table:display="true" table:show-details="true"/>
                <table:data-pilot-member table:name="0,435135" table:display="true" table:show-details="true"/>
                <table:data-pilot-member table:name="0,435152" table:display="true" table:show-details="true"/>
                <table:data-pilot-member table:name="0,435206" table:display="true" table:show-details="true"/>
                <table:data-pilot-member table:name="0,43523" table:display="true" table:show-details="true"/>
                <table:data-pilot-member table:name="0,435232" table:display="true" table:show-details="true"/>
                <table:data-pilot-member table:name="0,435289" table:display="true" table:show-details="true"/>
                <table:data-pilot-member table:name="0,435306" table:display="true" table:show-details="true"/>
                <table:data-pilot-member table:name="0,435356" table:display="true" table:show-details="true"/>
                <table:data-pilot-member table:name="0,435525" table:display="true" table:show-details="true"/>
                <table:data-pilot-member table:name="0,435686" table:display="true" table:show-details="true"/>
                <table:data-pilot-member table:name="0,435687" table:display="true" table:show-details="true"/>
                <table:data-pilot-member table:name="0,435945" table:display="true" table:show-details="true"/>
                <table:data-pilot-member table:name="0,435987" table:display="true" table:show-details="true"/>
                <table:data-pilot-member table:name="0,436445" table:display="true" table:show-details="true"/>
                <table:data-pilot-member table:name="0,436449" table:display="true" table:show-details="true"/>
                <table:data-pilot-member table:name="0,436474" table:display="true" table:show-details="true"/>
                <table:data-pilot-member table:name="0,436564" table:display="true" table:show-details="true"/>
                <table:data-pilot-member table:name="0,43657" table:display="true" table:show-details="true"/>
                <table:data-pilot-member table:name="0,436594" table:display="true" table:show-details="true"/>
                <table:data-pilot-member table:name="0,436754" table:display="true" table:show-details="true"/>
                <table:data-pilot-member table:name="0,436945" table:display="true" table:show-details="true"/>
                <table:data-pilot-member table:name="0,437123" table:display="true" table:show-details="true"/>
                <table:data-pilot-member table:name="0,437177" table:display="true" table:show-details="true"/>
                <table:data-pilot-member table:name="0,437275" table:display="true" table:show-details="true"/>
                <table:data-pilot-member table:name="0,437314" table:display="true" table:show-details="true"/>
                <table:data-pilot-member table:name="0,437335" table:display="true" table:show-details="true"/>
                <table:data-pilot-member table:name="0,43751" table:display="true" table:show-details="true"/>
                <table:data-pilot-member table:name="0,437629" table:display="true" table:show-details="true"/>
                <table:data-pilot-member table:name="0,438047" table:display="true" table:show-details="true"/>
                <table:data-pilot-member table:name="0,438053" table:display="true" table:show-details="true"/>
                <table:data-pilot-member table:name="0,438108" table:display="true" table:show-details="true"/>
                <table:data-pilot-member table:name="0,438155" table:display="true" table:show-details="true"/>
                <table:data-pilot-member table:name="0,438236" table:display="true" table:show-details="true"/>
                <table:data-pilot-member table:name="0,438301" table:display="true" table:show-details="true"/>
                <table:data-pilot-member table:name="0,438499" table:display="true" table:show-details="true"/>
                <table:data-pilot-member table:name="0,438504" table:display="true" table:show-details="true"/>
                <table:data-pilot-member table:name="0,438856" table:display="true" table:show-details="true"/>
                <table:data-pilot-member table:name="0,439164" table:display="true" table:show-details="true"/>
                <table:data-pilot-member table:name="0,439436" table:display="true" table:show-details="true"/>
                <table:data-pilot-member table:name="0,439616" table:display="true" table:show-details="true"/>
                <table:data-pilot-member table:name="0,439635" table:display="true" table:show-details="true"/>
                <table:data-pilot-member table:name="0,439674" table:display="true" table:show-details="true"/>
                <table:data-pilot-member table:name="0,440352" table:display="true" table:show-details="true"/>
                <table:data-pilot-member table:name="0,440532" table:display="true" table:show-details="true"/>
                <table:data-pilot-member table:name="0,440537" table:display="true" table:show-details="true"/>
                <table:data-pilot-member table:name="0,440614" table:display="true" table:show-details="true"/>
                <table:data-pilot-member table:name="0,440728" table:display="true" table:show-details="true"/>
                <table:data-pilot-member table:name="0,440867" table:display="true" table:show-details="true"/>
                <table:data-pilot-member table:name="0,441333" table:display="true" table:show-details="true"/>
                <table:data-pilot-member table:name="0,441404" table:display="true" table:show-details="true"/>
                <table:data-pilot-member table:name="0,441515" table:display="true" table:show-details="true"/>
                <table:data-pilot-member table:name="0,441809" table:display="true" table:show-details="true"/>
                <table:data-pilot-member table:name="0,441851" table:display="true" table:show-details="true"/>
                <table:data-pilot-member table:name="0,442024" table:display="true" table:show-details="true"/>
                <table:data-pilot-member table:name="0,442038" table:display="true" table:show-details="true"/>
                <table:data-pilot-member table:name="0,442271" table:display="true" table:show-details="true"/>
                <table:data-pilot-member table:name="0,442417" table:display="true" table:show-details="true"/>
                <table:data-pilot-member table:name="0,442499" table:display="true" table:show-details="true"/>
                <table:data-pilot-member table:name="0,442598" table:display="true" table:show-details="true"/>
                <table:data-pilot-member table:name="0,442605" table:display="true" table:show-details="true"/>
                <table:data-pilot-member table:name="0,442671" table:display="true" table:show-details="true"/>
                <table:data-pilot-member table:name="0,442865" table:display="true" table:show-details="true"/>
                <table:data-pilot-member table:name="0,442956" table:display="true" table:show-details="true"/>
                <table:data-pilot-member table:name="0,442965" table:display="true" table:show-details="true"/>
                <table:data-pilot-member table:name="0,443079" table:display="true" table:show-details="true"/>
                <table:data-pilot-member table:name="0,443426" table:display="true" table:show-details="true"/>
                <table:data-pilot-member table:name="0,44357" table:display="true" table:show-details="true"/>
                <table:data-pilot-member table:name="0,443711" table:display="true" table:show-details="true"/>
                <table:data-pilot-member table:name="0,443838" table:display="true" table:show-details="true"/>
                <table:data-pilot-member table:name="0,444127" table:display="true" table:show-details="true"/>
                <table:data-pilot-member table:name="0,444303" table:display="true" table:show-details="true"/>
                <table:data-pilot-member table:name="0,444443" table:display="true" table:show-details="true"/>
                <table:data-pilot-member table:name="0,444754" table:display="true" table:show-details="true"/>
                <table:data-pilot-member table:name="0,444766" table:display="true" table:show-details="true"/>
                <table:data-pilot-member table:name="0,444889" table:display="true" table:show-details="true"/>
                <table:data-pilot-member table:name="0,444935" table:display="true" table:show-details="true"/>
                <table:data-pilot-member table:name="0,44496" table:display="true" table:show-details="true"/>
                <table:data-pilot-member table:name="0,44513" table:display="true" table:show-details="true"/>
                <table:data-pilot-member table:name="0,445276" table:display="true" table:show-details="true"/>
                <table:data-pilot-member table:name="0,445285" table:display="true" table:show-details="true"/>
                <table:data-pilot-member table:name="0,445381" table:display="true" table:show-details="true"/>
                <table:data-pilot-member table:name="0,445493" table:display="true" table:show-details="true"/>
                <table:data-pilot-member table:name="0,445927" table:display="true" table:show-details="true"/>
                <table:data-pilot-member table:name="0,445928" table:display="true" table:show-details="true"/>
                <table:data-pilot-member table:name="0,445968" table:display="true" table:show-details="true"/>
                <table:data-pilot-member table:name="0,445999" table:display="true" table:show-details="true"/>
                <table:data-pilot-member table:name="0,446038" table:display="true" table:show-details="true"/>
                <table:data-pilot-member table:name="0,446451" table:display="true" table:show-details="true"/>
                <table:data-pilot-member table:name="0,446511" table:display="true" table:show-details="true"/>
                <table:data-pilot-member table:name="0,446756" table:display="true" table:show-details="true"/>
                <table:data-pilot-member table:name="0,446787" table:display="true" table:show-details="true"/>
                <table:data-pilot-member table:name="0,446837" table:display="true" table:show-details="true"/>
                <table:data-pilot-member table:name="0,446857" table:display="true" table:show-details="true"/>
                <table:data-pilot-member table:name="0,446864" table:display="true" table:show-details="true"/>
                <table:data-pilot-member table:name="0,446878" table:display="true" table:show-details="true"/>
                <table:data-pilot-member table:name="0,446987" table:display="true" table:show-details="true"/>
                <table:data-pilot-member table:name="0,447142" table:display="true" table:show-details="true"/>
                <table:data-pilot-member table:name="0,447197" table:display="true" table:show-details="true"/>
                <table:data-pilot-member table:name="0,447245" table:display="true" table:show-details="true"/>
                <table:data-pilot-member table:name="0,447353" table:display="true" table:show-details="true"/>
                <table:data-pilot-member table:name="0,447436" table:display="true" table:show-details="true"/>
                <table:data-pilot-member table:name="0,447511" table:display="true" table:show-details="true"/>
                <table:data-pilot-member table:name="0,447616" table:display="true" table:show-details="true"/>
                <table:data-pilot-member table:name="0,447705" table:display="true" table:show-details="true"/>
                <table:data-pilot-member table:name="0,447712" table:display="true" table:show-details="true"/>
                <table:data-pilot-member table:name="0,447743" table:display="true" table:show-details="true"/>
                <table:data-pilot-member table:name="0,447825" table:display="true" table:show-details="true"/>
                <table:data-pilot-member table:name="0,448032" table:display="true" table:show-details="true"/>
                <table:data-pilot-member table:name="0,448079" table:display="true" table:show-details="true"/>
                <table:data-pilot-member table:name="0,448089" table:display="true" table:show-details="true"/>
                <table:data-pilot-member table:name="0,448149" table:display="true" table:show-details="true"/>
                <table:data-pilot-member table:name="0,448177" table:display="true" table:show-details="true"/>
                <table:data-pilot-member table:name="0,448215" table:display="true" table:show-details="true"/>
                <table:data-pilot-member table:name="0,448662" table:display="true" table:show-details="true"/>
                <table:data-pilot-member table:name="0,448695" table:display="true" table:show-details="true"/>
                <table:data-pilot-member table:name="0,448807" table:display="true" table:show-details="true"/>
                <table:data-pilot-member table:name="0,448918" table:display="true" table:show-details="true"/>
                <table:data-pilot-member table:name="0,448959" table:display="true" table:show-details="true"/>
                <table:data-pilot-member table:name="0,449806" table:display="true" table:show-details="true"/>
                <table:data-pilot-member table:name="0,44983" table:display="true" table:show-details="true"/>
                <table:data-pilot-member table:name="0,449845" table:display="true" table:show-details="true"/>
                <table:data-pilot-member table:name="0,450014" table:display="true" table:show-details="true"/>
                <table:data-pilot-member table:name="0,450071" table:display="true" table:show-details="true"/>
                <table:data-pilot-member table:name="0,450072" table:display="true" table:show-details="true"/>
                <table:data-pilot-member table:name="0,450484" table:display="true" table:show-details="true"/>
                <table:data-pilot-member table:name="0,450602" table:display="true" table:show-details="true"/>
                <table:data-pilot-member table:name="0,451242" table:display="true" table:show-details="true"/>
                <table:data-pilot-member table:name="0,451474" table:display="true" table:show-details="true"/>
                <table:data-pilot-member table:name="0,451525" table:display="true" table:show-details="true"/>
                <table:data-pilot-member table:name="0,451593" table:display="true" table:show-details="true"/>
                <table:data-pilot-member table:name="0,45192" table:display="true" table:show-details="true"/>
                <table:data-pilot-member table:name="0,452144" table:display="true" table:show-details="true"/>
                <table:data-pilot-member table:name="0,452257" table:display="true" table:show-details="true"/>
                <table:data-pilot-member table:name="0,452463" table:display="true" table:show-details="true"/>
                <table:data-pilot-member table:name="0,452565" table:display="true" table:show-details="true"/>
                <table:data-pilot-member table:name="0,452774" table:display="true" table:show-details="true"/>
                <table:data-pilot-member table:name="0,453084" table:display="true" table:show-details="true"/>
                <table:data-pilot-member table:name="0,453239" table:display="true" table:show-details="true"/>
                <table:data-pilot-member table:name="0,453478" table:display="true" table:show-details="true"/>
                <table:data-pilot-member table:name="0,453563" table:display="true" table:show-details="true"/>
                <table:data-pilot-member table:name="0,453889" table:display="true" table:show-details="true"/>
                <table:data-pilot-member table:name="0,454209" table:display="true" table:show-details="true"/>
                <table:data-pilot-member table:name="0,454335" table:display="true" table:show-details="true"/>
                <table:data-pilot-member table:name="0,454571" table:display="true" table:show-details="true"/>
                <table:data-pilot-member table:name="0,454717" table:display="true" table:show-details="true"/>
                <table:data-pilot-member table:name="0,454815" table:display="true" table:show-details="true"/>
                <table:data-pilot-member table:name="0,454865" table:display="true" table:show-details="true"/>
                <table:data-pilot-member table:name="0,455589" table:display="true" table:show-details="true"/>
                <table:data-pilot-member table:name="0,455983" table:display="true" table:show-details="true"/>
                <table:data-pilot-member table:name="0,456857" table:display="true" table:show-details="true"/>
                <table:data-pilot-member table:name="0,457287" table:display="true" table:show-details="true"/>
                <table:data-pilot-member table:name="0,457543" table:display="true" table:show-details="true"/>
                <table:data-pilot-member table:name="0,45837" table:display="true" table:show-details="true"/>
                <table:data-pilot-member table:name="0,458539" table:display="true" table:show-details="true"/>
                <table:data-pilot-member table:name="0,458811" table:display="true" table:show-details="true"/>
                <table:data-pilot-member table:name="0,459114" table:display="true" table:show-details="true"/>
                <table:data-pilot-member table:name="0,459554" table:display="true" table:show-details="true"/>
                <table:data-pilot-member table:name="0,461265" table:display="true" table:show-details="true"/>
                <table:data-pilot-member table:name="0,461805" table:display="true" table:show-details="true"/>
                <table:data-pilot-member table:name="0,463139" table:display="true" table:show-details="true"/>
                <table:data-pilot-member table:name="0,467889" table:display="true" table:show-details="true"/>
                <table:data-pilot-member table:name="0,470096" table:display="true" table:show-details="true"/>
                <table:data-pilot-member table:name="0,470972" table:display="true" table:show-details="true"/>
                <table:data-pilot-member table:name="0,471773" table:display="true" table:show-details="true"/>
                <table:data-pilot-member table:name="0,472664" table:display="true" table:show-details="true"/>
                <table:data-pilot-member table:name="0,474366" table:display="true" table:show-details="true"/>
                <table:data-pilot-member table:name="0,475035" table:display="true" table:show-details="true"/>
                <table:data-pilot-member table:name="0,475496" table:display="true" table:show-details="true"/>
                <table:data-pilot-member table:name="0,477304" table:display="true" table:show-details="true"/>
                <table:data-pilot-member table:name="0,478174" table:display="true" table:show-details="true"/>
                <table:data-pilot-member table:name="0,479012" table:display="true" table:show-details="true"/>
                <table:data-pilot-member table:name="0,479219" table:display="true" table:show-details="true"/>
                <table:data-pilot-member table:name="0,479544" table:display="true" table:show-details="true"/>
                <table:data-pilot-member table:name="0,480111" table:display="true" table:show-details="true"/>
                <table:data-pilot-member table:name="0,484045" table:display="true" table:show-details="true"/>
                <table:data-pilot-member table:name="0,484476" table:display="true" table:show-details="true"/>
                <table:data-pilot-member table:name="0,48465" table:display="true" table:show-details="true"/>
                <table:data-pilot-member table:name="0,485467" table:display="true" table:show-details="true"/>
                <table:data-pilot-member table:name="0,485784" table:display="true" table:show-details="true"/>
                <table:data-pilot-member table:name="0,485976" table:display="true" table:show-details="true"/>
                <table:data-pilot-member table:name="0,48603" table:display="true" table:show-details="true"/>
                <table:data-pilot-member table:name="0,486076" table:display="true" table:show-details="true"/>
                <table:data-pilot-member table:name="0,486611" table:display="true" table:show-details="true"/>
                <table:data-pilot-member table:name="0,486643" table:display="true" table:show-details="true"/>
                <table:data-pilot-member table:name="0,486852" table:display="true" table:show-details="true"/>
                <table:data-pilot-member table:name="0,487601" table:display="true" table:show-details="true"/>
                <table:data-pilot-member table:name="0,487764" table:display="true" table:show-details="true"/>
                <table:data-pilot-member table:name="0,488239" table:display="true" table:show-details="true"/>
                <table:data-pilot-member table:name="0,488546" table:display="true" table:show-details="true"/>
                <table:data-pilot-member table:name="0,488739" table:display="true" table:show-details="true"/>
                <table:data-pilot-member table:name="0,489091" table:display="true" table:show-details="true"/>
                <table:data-pilot-member table:name="0,490224" table:display="true" table:show-details="true"/>
                <table:data-pilot-member table:name="0,490235" table:display="true" table:show-details="true"/>
                <table:data-pilot-member table:name="0,490515" table:display="true" table:show-details="true"/>
                <table:data-pilot-member table:name="0,490742" table:display="true" table:show-details="true"/>
                <table:data-pilot-member table:name="0,490795" table:display="true" table:show-details="true"/>
                <table:data-pilot-member table:name="0,490919" table:display="true" table:show-details="true"/>
                <table:data-pilot-member table:name="0,491009" table:display="true" table:show-details="true"/>
                <table:data-pilot-member table:name="0,491086" table:display="true" table:show-details="true"/>
                <table:data-pilot-member table:name="0,491154" table:display="true" table:show-details="true"/>
                <table:data-pilot-member table:name="0,491198" table:display="true" table:show-details="true"/>
                <table:data-pilot-member table:name="0,492108" table:display="true" table:show-details="true"/>
                <table:data-pilot-member table:name="0,492259" table:display="true" table:show-details="true"/>
                <table:data-pilot-member table:name="0,492281" table:display="true" table:show-details="true"/>
                <table:data-pilot-member table:name="0,492588" table:display="true" table:show-details="true"/>
                <table:data-pilot-member table:name="0,492739" table:display="true" table:show-details="true"/>
                <table:data-pilot-member table:name="0,493053" table:display="true" table:show-details="true"/>
                <table:data-pilot-member table:name="0,493112" table:display="true" table:show-details="true"/>
                <table:data-pilot-member table:name="0,49324" table:display="true" table:show-details="true"/>
                <table:data-pilot-member table:name="0,493749" table:display="true" table:show-details="true"/>
                <table:data-pilot-member table:name="0,493833" table:display="true" table:show-details="true"/>
                <table:data-pilot-member table:name="0,494241" table:display="true" table:show-details="true"/>
                <table:data-pilot-member table:name="0,494507" table:display="true" table:show-details="true"/>
                <table:data-pilot-member table:name="0,494777" table:display="true" table:show-details="true"/>
                <table:data-pilot-member table:name="0,494779" table:display="true" table:show-details="true"/>
                <table:data-pilot-member table:name="0,494821" table:display="true" table:show-details="true"/>
                <table:data-pilot-member table:name="0,494882" table:display="true" table:show-details="true"/>
                <table:data-pilot-member table:name="0,495013" table:display="true" table:show-details="true"/>
                <table:data-pilot-member table:name="0,49503" table:display="true" table:show-details="true"/>
                <table:data-pilot-member table:name="0,495068" table:display="true" table:show-details="true"/>
                <table:data-pilot-member table:name="0,495349" table:display="true" table:show-details="true"/>
                <table:data-pilot-member table:name="0,495398" table:display="true" table:show-details="true"/>
                <table:data-pilot-member table:name="0,49567" table:display="true" table:show-details="true"/>
                <table:data-pilot-member table:name="0,49568" table:display="true" table:show-details="true"/>
                <table:data-pilot-member table:name="0,495772" table:display="true" table:show-details="true"/>
                <table:data-pilot-member table:name="0,495832" table:display="true" table:show-details="true"/>
                <table:data-pilot-member table:name="0,49588" table:display="true" table:show-details="true"/>
                <table:data-pilot-member table:name="0,496018" table:display="true" table:show-details="true"/>
                <table:data-pilot-member table:name="0,496183" table:display="true" table:show-details="true"/>
                <table:data-pilot-member table:name="0,496395" table:display="true" table:show-details="true"/>
                <table:data-pilot-member table:name="0,496468" table:display="true" table:show-details="true"/>
                <table:data-pilot-member table:name="0,496636" table:display="true" table:show-details="true"/>
                <table:data-pilot-member table:name="0,496803" table:display="true" table:show-details="true"/>
                <table:data-pilot-member table:name="0,496809" table:display="true" table:show-details="true"/>
                <table:data-pilot-member table:name="0,496817" table:display="true" table:show-details="true"/>
                <table:data-pilot-member table:name="0,497058" table:display="true" table:show-details="true"/>
                <table:data-pilot-member table:name="0,497215" table:display="true" table:show-details="true"/>
                <table:data-pilot-member table:name="0,497309" table:display="true" table:show-details="true"/>
                <table:data-pilot-member table:name="0,497446" table:display="true" table:show-details="true"/>
                <table:data-pilot-member table:name="0,497725" table:display="true" table:show-details="true"/>
                <table:data-pilot-member table:name="0,497766" table:display="true" table:show-details="true"/>
                <table:data-pilot-member table:name="0,497791" table:display="true" table:show-details="true"/>
                <table:data-pilot-member table:name="0,49785" table:display="true" table:show-details="true"/>
                <table:data-pilot-member table:name="0,497909" table:display="true" table:show-details="true"/>
                <table:data-pilot-member table:name="0,498013" table:display="true" table:show-details="true"/>
                <table:data-pilot-member table:name="0,498014" table:display="true" table:show-details="true"/>
                <table:data-pilot-member table:name="0,498179" table:display="true" table:show-details="true"/>
                <table:data-pilot-member table:name="0,49829" table:display="true" table:show-details="true"/>
                <table:data-pilot-member table:name="0,498299" table:display="true" table:show-details="true"/>
                <table:data-pilot-member table:name="0,498388" table:display="true" table:show-details="true"/>
                <table:data-pilot-member table:name="0,498605" table:display="true" table:show-details="true"/>
                <table:data-pilot-member table:name="0,498713" table:display="true" table:show-details="true"/>
                <table:data-pilot-member table:name="0,498733" table:display="true" table:show-details="true"/>
                <table:data-pilot-member table:name="0,498849" table:display="true" table:show-details="true"/>
                <table:data-pilot-member table:name="0,498957" table:display="true" table:show-details="true"/>
                <table:data-pilot-member table:name="0,499005" table:display="true" table:show-details="true"/>
                <table:data-pilot-member table:name="0,499066" table:display="true" table:show-details="true"/>
                <table:data-pilot-member table:name="0,499086" table:display="true" table:show-details="true"/>
                <table:data-pilot-member table:name="0,499114" table:display="true" table:show-details="true"/>
                <table:data-pilot-member table:name="0,49912" table:display="true" table:show-details="true"/>
                <table:data-pilot-member table:name="0,499609" table:display="true" table:show-details="true"/>
                <table:data-pilot-member table:name="0,499676" table:display="true" table:show-details="true"/>
                <table:data-pilot-member table:name="0,500255" table:display="true" table:show-details="true"/>
                <table:data-pilot-member table:name="0,500554" table:display="true" table:show-details="true"/>
                <table:data-pilot-member table:name="0,500561" table:display="true" table:show-details="true"/>
                <table:data-pilot-member table:name="0,500811" table:display="true" table:show-details="true"/>
                <table:data-pilot-member table:name="0,501107" table:display="true" table:show-details="true"/>
                <table:data-pilot-member table:name="0,501422" table:display="true" table:show-details="true"/>
                <table:data-pilot-member table:name="0,501639" table:display="true" table:show-details="true"/>
                <table:data-pilot-member table:name="0,50166" table:display="true" table:show-details="true"/>
                <table:data-pilot-member table:name="0,50167" table:display="true" table:show-details="true"/>
                <table:data-pilot-member table:name="0,502269" table:display="true" table:show-details="true"/>
                <table:data-pilot-member table:name="0,502326" table:display="true" table:show-details="true"/>
                <table:data-pilot-member table:name="0,502399" table:display="true" table:show-details="true"/>
                <table:data-pilot-member table:name="0,50246" table:display="true" table:show-details="true"/>
                <table:data-pilot-member table:name="0,502633" table:display="true" table:show-details="true"/>
                <table:data-pilot-member table:name="0,502814" table:display="true" table:show-details="true"/>
                <table:data-pilot-member table:name="0,50327" table:display="true" table:show-details="true"/>
                <table:data-pilot-member table:name="0,503298" table:display="true" table:show-details="true"/>
                <table:data-pilot-member table:name="0,503951" table:display="true" table:show-details="true"/>
                <table:data-pilot-member table:name="0,504031" table:display="true" table:show-details="true"/>
                <table:data-pilot-member table:name="0,504046" table:display="true" table:show-details="true"/>
                <table:data-pilot-member table:name="0,504259" table:display="true" table:show-details="true"/>
                <table:data-pilot-member table:name="0,504914" table:display="true" table:show-details="true"/>
                <table:data-pilot-member table:name="0,505226" table:display="true" table:show-details="true"/>
                <table:data-pilot-member table:name="0,505435" table:display="true" table:show-details="true"/>
                <table:data-pilot-member table:name="0,505536" table:display="true" table:show-details="true"/>
                <table:data-pilot-member table:name="0,505908" table:display="true" table:show-details="true"/>
                <table:data-pilot-member table:name="0,505918" table:display="true" table:show-details="true"/>
                <table:data-pilot-member table:name="0,506195" table:display="true" table:show-details="true"/>
                <table:data-pilot-member table:name="0,506258" table:display="true" table:show-details="true"/>
                <table:data-pilot-member table:name="0,506531" table:display="true" table:show-details="true"/>
                <table:data-pilot-member table:name="0,50655" table:display="true" table:show-details="true"/>
                <table:data-pilot-member table:name="0,506551" table:display="true" table:show-details="true"/>
                <table:data-pilot-member table:name="0,507053" table:display="true" table:show-details="true"/>
                <table:data-pilot-member table:name="0,507129" table:display="true" table:show-details="true"/>
                <table:data-pilot-member table:name="0,507345" table:display="true" table:show-details="true"/>
                <table:data-pilot-member table:name="0,507661" table:display="true" table:show-details="true"/>
                <table:data-pilot-member table:name="0,507822" table:display="true" table:show-details="true"/>
                <table:data-pilot-member table:name="0,507868" table:display="true" table:show-details="true"/>
                <table:data-pilot-member table:name="0,507966" table:display="true" table:show-details="true"/>
                <table:data-pilot-member table:name="0,508062" table:display="true" table:show-details="true"/>
                <table:data-pilot-member table:name="0,508135" table:display="true" table:show-details="true"/>
                <table:data-pilot-member table:name="0,508232" table:display="true" table:show-details="true"/>
                <table:data-pilot-member table:name="0,508255" table:display="true" table:show-details="true"/>
                <table:data-pilot-member table:name="0,508284" table:display="true" table:show-details="true"/>
                <table:data-pilot-member table:name="0,50877" table:display="true" table:show-details="true"/>
                <table:data-pilot-member table:name="0,508839" table:display="true" table:show-details="true"/>
                <table:data-pilot-member table:name="0,509375" table:display="true" table:show-details="true"/>
                <table:data-pilot-member table:name="0,509559" table:display="true" table:show-details="true"/>
                <table:data-pilot-member table:name="0,509683" table:display="true" table:show-details="true"/>
                <table:data-pilot-member table:name="0,509883" table:display="true" table:show-details="true"/>
                <table:data-pilot-member table:name="0,510172" table:display="true" table:show-details="true"/>
                <table:data-pilot-member table:name="0,510312" table:display="true" table:show-details="true"/>
                <table:data-pilot-member table:name="0,510371" table:display="true" table:show-details="true"/>
                <table:data-pilot-member table:name="0,51038" table:display="true" table:show-details="true"/>
                <table:data-pilot-member table:name="0,510448" table:display="true" table:show-details="true"/>
                <table:data-pilot-member table:name="0,510574" table:display="true" table:show-details="true"/>
                <table:data-pilot-member table:name="0,510634" table:display="true" table:show-details="true"/>
                <table:data-pilot-member table:name="0,510682" table:display="true" table:show-details="true"/>
                <table:data-pilot-member table:name="0,511017" table:display="true" table:show-details="true"/>
                <table:data-pilot-member table:name="0,511085" table:display="true" table:show-details="true"/>
                <table:data-pilot-member table:name="0,511131" table:display="true" table:show-details="true"/>
                <table:data-pilot-member table:name="0,511501" table:display="true" table:show-details="true"/>
                <table:data-pilot-member table:name="0,511778" table:display="true" table:show-details="true"/>
                <table:data-pilot-member table:name="0,511781" table:display="true" table:show-details="true"/>
                <table:data-pilot-member table:name="0,511937" table:display="true" table:show-details="true"/>
                <table:data-pilot-member table:name="0,512438" table:display="true" table:show-details="true"/>
                <table:data-pilot-member table:name="0,512455" table:display="true" table:show-details="true"/>
                <table:data-pilot-member table:name="0,512619" table:display="true" table:show-details="true"/>
                <table:data-pilot-member table:name="0,513005" table:display="true" table:show-details="true"/>
                <table:data-pilot-member table:name="0,513129" table:display="true" table:show-details="true"/>
                <table:data-pilot-member table:name="0,51342" table:display="true" table:show-details="true"/>
                <table:data-pilot-member table:name="0,513728" table:display="true" table:show-details="true"/>
                <table:data-pilot-member table:name="0,513991" table:display="true" table:show-details="true"/>
                <table:data-pilot-member table:name="0,514017" table:display="true" table:show-details="true"/>
                <table:data-pilot-member table:name="0,514179" table:display="true" table:show-details="true"/>
                <table:data-pilot-member table:name="0,514373" table:display="true" table:show-details="true"/>
                <table:data-pilot-member table:name="0,514908" table:display="true" table:show-details="true"/>
                <table:data-pilot-member table:name="0,515294" table:display="true" table:show-details="true"/>
                <table:data-pilot-member table:name="0,515978" table:display="true" table:show-details="true"/>
                <table:data-pilot-member table:name="0,516275" table:display="true" table:show-details="true"/>
                <table:data-pilot-member table:name="0,516323" table:display="true" table:show-details="true"/>
                <table:data-pilot-member table:name="0,51643" table:display="true" table:show-details="true"/>
                <table:data-pilot-member table:name="0,516665" table:display="true" table:show-details="true"/>
                <table:data-pilot-member table:name="0,51722" table:display="true" table:show-details="true"/>
                <table:data-pilot-member table:name="0,517996" table:display="true" table:show-details="true"/>
                <table:data-pilot-member table:name="0,518382" table:display="true" table:show-details="true"/>
                <table:data-pilot-member table:name="0,518574" table:display="true" table:show-details="true"/>
                <table:data-pilot-member table:name="0,518719" table:display="true" table:show-details="true"/>
                <table:data-pilot-member table:name="0,519286" table:display="true" table:show-details="true"/>
                <table:data-pilot-member table:name="0,519695" table:display="true" table:show-details="true"/>
                <table:data-pilot-member table:name="0,520145" table:display="true" table:show-details="true"/>
                <table:data-pilot-member table:name="0,521904" table:display="true" table:show-details="true"/>
                <table:data-pilot-member table:name="0,523731" table:display="true" table:show-details="true"/>
                <table:data-pilot-member table:name="0,532792" table:display="true" table:show-details="true"/>
                <table:data-pilot-member table:name="0,539446" table:display="true" table:show-details="true"/>
                <table:data-pilot-member table:name="0,541235" table:display="true" table:show-details="true"/>
                <table:data-pilot-member table:name="0,544471" table:display="true" table:show-details="true"/>
                <table:data-pilot-member table:name="0,546677" table:display="true" table:show-details="true"/>
                <table:data-pilot-member table:name="0,547113" table:display="true" table:show-details="true"/>
                <table:data-pilot-member table:name="0,548005" table:display="true" table:show-details="true"/>
                <table:data-pilot-member table:name="0,549476" table:display="true" table:show-details="true"/>
                <table:data-pilot-member table:name="0,551501" table:display="true" table:show-details="true"/>
                <table:data-pilot-member table:name="0,553523" table:display="true" table:show-details="true"/>
                <table:data-pilot-member table:name="0,554324" table:display="true" table:show-details="true"/>
                <table:data-pilot-member table:name="0,556804" table:display="true" table:show-details="true"/>
                <table:data-pilot-member table:name="0,561383" table:display="true" table:show-details="true"/>
                <table:data-pilot-member table:name="0,587068" table:display="true" table:show-details="true"/>
                <table:data-pilot-member table:name="0,601864" table:display="true" table:show-details="true"/>
                <table:data-pilot-member table:name="0,602565" table:display="true" table:show-details="true"/>
                <table:data-pilot-member table:name="0,60306" table:display="true" table:show-details="true"/>
                <table:data-pilot-member table:name="0,603071" table:display="true" table:show-details="true"/>
                <table:data-pilot-member table:name="0,603214" table:display="true" table:show-details="true"/>
                <table:data-pilot-member table:name="0,604013" table:display="true" table:show-details="true"/>
                <table:data-pilot-member table:name="0,604808" table:display="true" table:show-details="true"/>
                <table:data-pilot-member table:name="0,604846" table:display="true" table:show-details="true"/>
                <table:data-pilot-member table:name="0,605063" table:display="true" table:show-details="true"/>
                <table:data-pilot-member table:name="0,605525" table:display="true" table:show-details="true"/>
                <table:data-pilot-member table:name="0,605974" table:display="true" table:show-details="true"/>
                <table:data-pilot-member table:name="0,606439" table:display="true" table:show-details="true"/>
                <table:data-pilot-member table:name="0,606473" table:display="true" table:show-details="true"/>
                <table:data-pilot-member table:name="0,607174" table:display="true" table:show-details="true"/>
                <table:data-pilot-member table:name="0,607206" table:display="true" table:show-details="true"/>
                <table:data-pilot-member table:name="0,607379" table:display="true" table:show-details="true"/>
                <table:data-pilot-member table:name="0,60767" table:display="true" table:show-details="true"/>
                <table:data-pilot-member table:name="0,607948" table:display="true" table:show-details="true"/>
                <table:data-pilot-member table:name="0,607949" table:display="true" table:show-details="true"/>
                <table:data-pilot-member table:name="0,608007" table:display="true" table:show-details="true"/>
                <table:data-pilot-member table:name="0,608154" table:display="true" table:show-details="true"/>
                <table:data-pilot-member table:name="0,608264" table:display="true" table:show-details="true"/>
                <table:data-pilot-member table:name="0,608308" table:display="true" table:show-details="true"/>
                <table:data-pilot-member table:name="0,608438" table:display="true" table:show-details="true"/>
                <table:data-pilot-member table:name="0,608492" table:display="true" table:show-details="true"/>
                <table:data-pilot-member table:name="0,608624" table:display="true" table:show-details="true"/>
                <table:data-pilot-member table:name="0,608728" table:display="true" table:show-details="true"/>
                <table:data-pilot-member table:name="0,60947" table:display="true" table:show-details="true"/>
                <table:data-pilot-member table:name="0,60963" table:display="true" table:show-details="true"/>
                <table:data-pilot-member table:name="0,609969" table:display="true" table:show-details="true"/>
                <table:data-pilot-member table:name="0,610184" table:display="true" table:show-details="true"/>
                <table:data-pilot-member table:name="0,610283" table:display="true" table:show-details="true"/>
                <table:data-pilot-member table:name="0,610412" table:display="true" table:show-details="true"/>
                <table:data-pilot-member table:name="0,61054" table:display="true" table:show-details="true"/>
                <table:data-pilot-member table:name="0,610733" table:display="true" table:show-details="true"/>
                <table:data-pilot-member table:name="0,610775" table:display="true" table:show-details="true"/>
                <table:data-pilot-member table:name="0,610843" table:display="true" table:show-details="true"/>
                <table:data-pilot-member table:name="0,610928" table:display="true" table:show-details="true"/>
                <table:data-pilot-member table:name="0,610948" table:display="true" table:show-details="true"/>
                <table:data-pilot-member table:name="0,611028" table:display="true" table:show-details="true"/>
                <table:data-pilot-member table:name="0,611109" table:display="true" table:show-details="true"/>
                <table:data-pilot-member table:name="0,611343" table:display="true" table:show-details="true"/>
                <table:data-pilot-member table:name="0,611351" table:display="true" table:show-details="true"/>
                <table:data-pilot-member table:name="0,611447" table:display="true" table:show-details="true"/>
                <table:data-pilot-member table:name="0,612234" table:display="true" table:show-details="true"/>
                <table:data-pilot-member table:name="0,612396" table:display="true" table:show-details="true"/>
                <table:data-pilot-member table:name="0,612526" table:display="true" table:show-details="true"/>
                <table:data-pilot-member table:name="0,612555" table:display="true" table:show-details="true"/>
                <table:data-pilot-member table:name="0,612606" table:display="true" table:show-details="true"/>
                <table:data-pilot-member table:name="0,612964" table:display="true" table:show-details="true"/>
                <table:data-pilot-member table:name="0,613048" table:display="true" table:show-details="true"/>
                <table:data-pilot-member table:name="0,613188" table:display="true" table:show-details="true"/>
                <table:data-pilot-member table:name="0,613282" table:display="true" table:show-details="true"/>
                <table:data-pilot-member table:name="0,613641" table:display="true" table:show-details="true"/>
                <table:data-pilot-member table:name="0,613686" table:display="true" table:show-details="true"/>
                <table:data-pilot-member table:name="0,613754" table:display="true" table:show-details="true"/>
                <table:data-pilot-member table:name="0,613802" table:display="true" table:show-details="true"/>
                <table:data-pilot-member table:name="0,613875" table:display="true" table:show-details="true"/>
                <table:data-pilot-member table:name="0,61434" table:display="true" table:show-details="true"/>
                <table:data-pilot-member table:name="0,614985" table:display="true" table:show-details="true"/>
                <table:data-pilot-member table:name="0,615041" table:display="true" table:show-details="true"/>
                <table:data-pilot-member table:name="0,615573" table:display="true" table:show-details="true"/>
                <table:data-pilot-member table:name="0,616292" table:display="true" table:show-details="true"/>
                <table:data-pilot-member table:name="0,616423" table:display="true" table:show-details="true"/>
                <table:data-pilot-member table:name="0,616459" table:display="true" table:show-details="true"/>
                <table:data-pilot-member table:name="0,616816" table:display="true" table:show-details="true"/>
                <table:data-pilot-member table:name="0,616881" table:display="true" table:show-details="true"/>
                <table:data-pilot-member table:name="0,617405" table:display="true" table:show-details="true"/>
                <table:data-pilot-member table:name="0,61831" table:display="true" table:show-details="true"/>
                <table:data-pilot-member table:name="0,618515" table:display="true" table:show-details="true"/>
                <table:data-pilot-member table:name="0,618935" table:display="true" table:show-details="true"/>
                <table:data-pilot-member table:name="0,619321" table:display="true" table:show-details="true"/>
                <table:data-pilot-member table:name="0,619559" table:display="true" table:show-details="true"/>
                <table:data-pilot-member table:name="0,620412" table:display="true" table:show-details="true"/>
                <table:data-pilot-member table:name="0,620525" table:display="true" table:show-details="true"/>
                <table:data-pilot-member table:name="0,620997" table:display="true" table:show-details="true"/>
                <table:data-pilot-member table:name="0,621145" table:display="true" table:show-details="true"/>
                <table:data-pilot-member table:name="0,621256" table:display="true" table:show-details="true"/>
                <table:data-pilot-member table:name="0,621277" table:display="true" table:show-details="true"/>
                <table:data-pilot-member table:name="0,621527" table:display="true" table:show-details="true"/>
                <table:data-pilot-member table:name="0,623025" table:display="true" table:show-details="true"/>
                <table:data-pilot-member table:name="0,623098" table:display="true" table:show-details="true"/>
                <table:data-pilot-member table:name="0,623641" table:display="true" table:show-details="true"/>
                <table:data-pilot-member table:name="0,62395" table:display="true" table:show-details="true"/>
                <table:data-pilot-member table:name="0,624446" table:display="true" table:show-details="true"/>
                <table:data-pilot-member table:name="0,625363" table:display="true" table:show-details="true"/>
                <table:data-pilot-member table:name="0,625365" table:display="true" table:show-details="true"/>
                <table:data-pilot-member table:name="0,625474" table:display="true" table:show-details="true"/>
                <table:data-pilot-member table:name="0,625543" table:display="true" table:show-details="true"/>
                <table:data-pilot-member table:name="0,625558" table:display="true" table:show-details="true"/>
                <table:data-pilot-member table:name="0,625904" table:display="true" table:show-details="true"/>
                <table:data-pilot-member table:name="0,62611" table:display="true" table:show-details="true"/>
                <table:data-pilot-member table:name="0,627024" table:display="true" table:show-details="true"/>
                <table:data-pilot-member table:name="0,627883" table:display="true" table:show-details="true"/>
                <table:data-pilot-member table:name="0,628359" table:display="true" table:show-details="true"/>
                <table:data-pilot-member table:name="0,629492" table:display="true" table:show-details="true"/>
                <table:data-pilot-member table:name="0,630063" table:display="true" table:show-details="true"/>
                <table:data-pilot-member table:name="0,631398" table:display="true" table:show-details="true"/>
                <table:data-pilot-member table:name="0,631481" table:display="true" table:show-details="true"/>
                <table:data-pilot-member table:name="0,644131" table:display="true" table:show-details="true"/>
                <table:data-pilot-member table:name="0,655824" table:display="true" table:show-details="true"/>
                <table:data-pilot-member table:name="0,668605" table:display="true" table:show-details="true"/>
                <table:data-pilot-member table:name="0,6725" table:display="true" table:show-details="true"/>
                <table:data-pilot-member table:name="0,673781" table:display="true" table:show-details="true"/>
                <table:data-pilot-member table:name="0,711467" table:display="true" table:show-details="true"/>
                <table:data-pilot-member table:name="0,711983" table:display="true" table:show-details="true"/>
                <table:data-pilot-member table:name="0,712022" table:display="true" table:show-details="true"/>
                <table:data-pilot-member table:name="0,712029" table:display="true" table:show-details="true"/>
                <table:data-pilot-member table:name="0,712654" table:display="true" table:show-details="true"/>
                <table:data-pilot-member table:name="0,713306" table:display="true" table:show-details="true"/>
                <table:data-pilot-member table:name="0,713514" table:display="true" table:show-details="true"/>
                <table:data-pilot-member table:name="0,713762" table:display="true" table:show-details="true"/>
                <table:data-pilot-member table:name="0,713767" table:display="true" table:show-details="true"/>
                <table:data-pilot-member table:name="0,713868" table:display="true" table:show-details="true"/>
                <table:data-pilot-member table:name="0,713881" table:display="true" table:show-details="true"/>
                <table:data-pilot-member table:name="0,714411" table:display="true" table:show-details="true"/>
                <table:data-pilot-member table:name="0,714799" table:display="true" table:show-details="true"/>
                <table:data-pilot-member table:name="0,714905" table:display="true" table:show-details="true"/>
                <table:data-pilot-member table:name="0,714991" table:display="true" table:show-details="true"/>
                <table:data-pilot-member table:name="0,715071" table:display="true" table:show-details="true"/>
                <table:data-pilot-member table:name="0,715352" table:display="true" table:show-details="true"/>
                <table:data-pilot-member table:name="0,715431" table:display="true" table:show-details="true"/>
                <table:data-pilot-member table:name="0,715484" table:display="true" table:show-details="true"/>
                <table:data-pilot-member table:name="0,715619" table:display="true" table:show-details="true"/>
                <table:data-pilot-member table:name="0,716023" table:display="true" table:show-details="true"/>
                <table:data-pilot-member table:name="0,716051" table:display="true" table:show-details="true"/>
                <table:data-pilot-member table:name="0,716067" table:display="true" table:show-details="true"/>
                <table:data-pilot-member table:name="0,716122" table:display="true" table:show-details="true"/>
                <table:data-pilot-member table:name="0,716135" table:display="true" table:show-details="true"/>
                <table:data-pilot-member table:name="0,716385" table:display="true" table:show-details="true"/>
                <table:data-pilot-member table:name="0,716728" table:display="true" table:show-details="true"/>
                <table:data-pilot-member table:name="0,716737" table:display="true" table:show-details="true"/>
                <table:data-pilot-member table:name="0,717051" table:display="true" table:show-details="true"/>
                <table:data-pilot-member table:name="0,717198" table:display="true" table:show-details="true"/>
                <table:data-pilot-member table:name="0,71722" table:display="true" table:show-details="true"/>
                <table:data-pilot-member table:name="0,71734" table:display="true" table:show-details="true"/>
                <table:data-pilot-member table:name="0,717532" table:display="true" table:show-details="true"/>
                <table:data-pilot-member table:name="0,717555" table:display="true" table:show-details="true"/>
                <table:data-pilot-member table:name="0,717929" table:display="true" table:show-details="true"/>
                <table:data-pilot-member table:name="0,717932" table:display="true" table:show-details="true"/>
                <table:data-pilot-member table:name="0,717989" table:display="true" table:show-details="true"/>
                <table:data-pilot-member table:name="0,71808" table:display="true" table:show-details="true"/>
                <table:data-pilot-member table:name="0,71826" table:display="true" table:show-details="true"/>
                <table:data-pilot-member table:name="0,71857" table:display="true" table:show-details="true"/>
                <table:data-pilot-member table:name="0,718615" table:display="true" table:show-details="true"/>
                <table:data-pilot-member table:name="0,718632" table:display="true" table:show-details="true"/>
                <table:data-pilot-member table:name="0,719025" table:display="true" table:show-details="true"/>
                <table:data-pilot-member table:name="0,719036" table:display="true" table:show-details="true"/>
                <table:data-pilot-member table:name="0,719121" table:display="true" table:show-details="true"/>
                <table:data-pilot-member table:name="0,719215" table:display="true" table:show-details="true"/>
                <table:data-pilot-member table:name="0,719372" table:display="true" table:show-details="true"/>
                <table:data-pilot-member table:name="0,719462" table:display="true" table:show-details="true"/>
                <table:data-pilot-member table:name="0,719729" table:display="true" table:show-details="true"/>
                <table:data-pilot-member table:name="0,719882" table:display="true" table:show-details="true"/>
                <table:data-pilot-member table:name="0,720037" table:display="true" table:show-details="true"/>
                <table:data-pilot-member table:name="0,720155" table:display="true" table:show-details="true"/>
                <table:data-pilot-member table:name="0,720464" table:display="true" table:show-details="true"/>
                <table:data-pilot-member table:name="0,72048" table:display="true" table:show-details="true"/>
                <table:data-pilot-member table:name="0,720504" table:display="true" table:show-details="true"/>
                <table:data-pilot-member table:name="0,72059" table:display="true" table:show-details="true"/>
                <table:data-pilot-member table:name="0,722381" table:display="true" table:show-details="true"/>
                <table:data-pilot-member table:name="0,722607" table:display="true" table:show-details="true"/>
                <table:data-pilot-member table:name="0,723002" table:display="true" table:show-details="true"/>
                <table:data-pilot-member table:name="0,72379" table:display="true" table:show-details="true"/>
                <table:data-pilot-member table:name="0,724024" table:display="true" table:show-details="true"/>
                <table:data-pilot-member table:name="0,724218" table:display="true" table:show-details="true"/>
                <table:data-pilot-member table:name="0,724453" table:display="true" table:show-details="true"/>
                <table:data-pilot-member table:name="0,724943" table:display="true" table:show-details="true"/>
                <table:data-pilot-member table:name="0,725402" table:display="true" table:show-details="true"/>
                <table:data-pilot-member table:name="0,726893" table:display="true" table:show-details="true"/>
                <table:data-pilot-member table:name="0,727531" table:display="true" table:show-details="true"/>
                <table:data-pilot-member table:name="0,728214" table:display="true" table:show-details="true"/>
                <table:data-pilot-member table:name="0,728293" table:display="true" table:show-details="true"/>
                <table:data-pilot-member table:name="0,728418" table:display="true" table:show-details="true"/>
                <table:data-pilot-member table:name="0,729312" table:display="true" table:show-details="true"/>
                <table:data-pilot-member table:name="0,729755" table:display="true" table:show-details="true"/>
                <table:data-pilot-member table:name="0,730562" table:display="true" table:show-details="true"/>
                <table:data-pilot-member table:name="0,730867" table:display="true" table:show-details="true"/>
                <table:data-pilot-member table:name="0,731157" table:display="true" table:show-details="true"/>
                <table:data-pilot-member table:name="0,731302" table:display="true" table:show-details="true"/>
                <table:data-pilot-member table:name="0,731362" table:display="true" table:show-details="true"/>
                <table:data-pilot-member table:name="0,731794" table:display="true" table:show-details="true"/>
                <table:data-pilot-member table:name="0,732141" table:display="true" table:show-details="true"/>
                <table:data-pilot-member table:name="0,733952" table:display="true" table:show-details="true"/>
                <table:data-pilot-member table:name="0,736542" table:display="true" table:show-details="true"/>
                <table:data-pilot-member table:name="0,73975" table:display="true" table:show-details="true"/>
                <table:data-pilot-member table:name="0,740034" table:display="true" table:show-details="true"/>
                <table:data-pilot-member table:name="0,740064" table:display="true" table:show-details="true"/>
                <table:data-pilot-member table:name="0,740825" table:display="true" table:show-details="true"/>
                <table:data-pilot-member table:name="0,743305" table:display="true" table:show-details="true"/>
                <table:data-pilot-member table:name="0,743385" table:display="true" table:show-details="true"/>
                <table:data-pilot-member table:name="0,745073" table:display="true" table:show-details="true"/>
                <table:data-pilot-member table:name="0,745939" table:display="true" table:show-details="true"/>
                <table:data-pilot-member table:name="0,754265" table:display="true" table:show-details="true"/>
                <table:data-pilot-member table:name="0,755099" table:display="true" table:show-details="true"/>
                <table:data-pilot-member table:name="0,764064" table:display="true" table:show-details="true"/>
                <table:data-pilot-member table:name="0,777363" table:display="true" table:show-details="true"/>
                <table:data-pilot-member table:name="0,787421" table:display="true" table:show-details="true"/>
                <table:data-pilot-member table:name="0,787489" table:display="true" table:show-details="true"/>
                <table:data-pilot-member table:name="0,794305" table:display="true" table:show-details="true"/>
                <table:data-pilot-member table:name="0,814371" table:display="true" table:show-details="true"/>
                <table:data-pilot-member table:name="0,814469" table:display="true" table:show-details="true"/>
                <table:data-pilot-member table:name="0,815328" table:display="true" table:show-details="true"/>
                <table:data-pilot-member table:name="0,815555" table:display="true" table:show-details="true"/>
                <table:data-pilot-member table:name="0,815593" table:display="true" table:show-details="true"/>
                <table:data-pilot-member table:name="0,816137" table:display="true" table:show-details="true"/>
                <table:data-pilot-member table:name="0,816336" table:display="true" table:show-details="true"/>
                <table:data-pilot-member table:name="0,816548" table:display="true" table:show-details="true"/>
                <table:data-pilot-member table:name="0,81687" table:display="true" table:show-details="true"/>
                <table:data-pilot-member table:name="0,817104" table:display="true" table:show-details="true"/>
                <table:data-pilot-member table:name="0,817265" table:display="true" table:show-details="true"/>
                <table:data-pilot-member table:name="0,817303" table:display="true" table:show-details="true"/>
                <table:data-pilot-member table:name="0,81739" table:display="true" table:show-details="true"/>
                <table:data-pilot-member table:name="0,817458" table:display="true" table:show-details="true"/>
                <table:data-pilot-member table:name="0,817607" table:display="true" table:show-details="true"/>
                <table:data-pilot-member table:name="0,818137" table:display="true" table:show-details="true"/>
                <table:data-pilot-member table:name="0,818225" table:display="true" table:show-details="true"/>
                <table:data-pilot-member table:name="0,818383" table:display="true" table:show-details="true"/>
                <table:data-pilot-member table:name="0,818414" table:display="true" table:show-details="true"/>
                <table:data-pilot-member table:name="0,818465" table:display="true" table:show-details="true"/>
                <table:data-pilot-member table:name="0,818564" table:display="true" table:show-details="true"/>
                <table:data-pilot-member table:name="0,818568" table:display="true" table:show-details="true"/>
                <table:data-pilot-member table:name="0,818776" table:display="true" table:show-details="true"/>
                <table:data-pilot-member table:name="0,818945" table:display="true" table:show-details="true"/>
                <table:data-pilot-member table:name="0,819003" table:display="true" table:show-details="true"/>
                <table:data-pilot-member table:name="0,81953" table:display="true" table:show-details="true"/>
                <table:data-pilot-member table:name="0,81961" table:display="true" table:show-details="true"/>
                <table:data-pilot-member table:name="0,819671" table:display="true" table:show-details="true"/>
                <table:data-pilot-member table:name="0,819774" table:display="true" table:show-details="true"/>
                <table:data-pilot-member table:name="0,819887" table:display="true" table:show-details="true"/>
                <table:data-pilot-member table:name="0,819974" table:display="true" table:show-details="true"/>
                <table:data-pilot-member table:name="0,819993" table:display="true" table:show-details="true"/>
                <table:data-pilot-member table:name="0,82002" table:display="true" table:show-details="true"/>
                <table:data-pilot-member table:name="0,820112" table:display="true" table:show-details="true"/>
                <table:data-pilot-member table:name="0,820184" table:display="true" table:show-details="true"/>
                <table:data-pilot-member table:name="0,820226" table:display="true" table:show-details="true"/>
                <table:data-pilot-member table:name="0,820413" table:display="true" table:show-details="true"/>
                <table:data-pilot-member table:name="0,820538" table:display="true" table:show-details="true"/>
                <table:data-pilot-member table:name="0,820855" table:display="true" table:show-details="true"/>
                <table:data-pilot-member table:name="0,820966" table:display="true" table:show-details="true"/>
                <table:data-pilot-member table:name="0,820997" table:display="true" table:show-details="true"/>
                <table:data-pilot-member table:name="0,821094" table:display="true" table:show-details="true"/>
                <table:data-pilot-member table:name="0,821134" table:display="true" table:show-details="true"/>
                <table:data-pilot-member table:name="0,821393" table:display="true" table:show-details="true"/>
                <table:data-pilot-member table:name="0,821501" table:display="true" table:show-details="true"/>
                <table:data-pilot-member table:name="0,821525" table:display="true" table:show-details="true"/>
                <table:data-pilot-member table:name="0,821673" table:display="true" table:show-details="true"/>
                <table:data-pilot-member table:name="0,821859" table:display="true" table:show-details="true"/>
                <table:data-pilot-member table:name="0,821953" table:display="true" table:show-details="true"/>
                <table:data-pilot-member table:name="0,821958" table:display="true" table:show-details="true"/>
                <table:data-pilot-member table:name="0,822279" table:display="true" table:show-details="true"/>
                <table:data-pilot-member table:name="0,822362" table:display="true" table:show-details="true"/>
                <table:data-pilot-member table:name="0,822753" table:display="true" table:show-details="true"/>
                <table:data-pilot-member table:name="0,822836" table:display="true" table:show-details="true"/>
                <table:data-pilot-member table:name="0,822868" table:display="true" table:show-details="true"/>
                <table:data-pilot-member table:name="0,823315" table:display="true" table:show-details="true"/>
                <table:data-pilot-member table:name="0,823525" table:display="true" table:show-details="true"/>
                <table:data-pilot-member table:name="0,823627" table:display="true" table:show-details="true"/>
                <table:data-pilot-member table:name="0,823628" table:display="true" table:show-details="true"/>
                <table:data-pilot-member table:name="0,824154" table:display="true" table:show-details="true"/>
                <table:data-pilot-member table:name="0,824327" table:display="true" table:show-details="true"/>
                <table:data-pilot-member table:name="0,824388" table:display="true" table:show-details="true"/>
                <table:data-pilot-member table:name="0,824546" table:display="true" table:show-details="true"/>
                <table:data-pilot-member table:name="0,824581" table:display="true" table:show-details="true"/>
                <table:data-pilot-member table:name="0,824736" table:display="true" table:show-details="true"/>
                <table:data-pilot-member table:name="0,824897" table:display="true" table:show-details="true"/>
                <table:data-pilot-member table:name="0,825606" table:display="true" table:show-details="true"/>
                <table:data-pilot-member table:name="0,825735" table:display="true" table:show-details="true"/>
                <table:data-pilot-member table:name="0,825887" table:display="true" table:show-details="true"/>
                <table:data-pilot-member table:name="0,825988" table:display="true" table:show-details="true"/>
                <table:data-pilot-member table:name="0,826421" table:display="true" table:show-details="true"/>
                <table:data-pilot-member table:name="0,826481" table:display="true" table:show-details="true"/>
                <table:data-pilot-member table:name="0,826489" table:display="true" table:show-details="true"/>
                <table:data-pilot-member table:name="0,826564" table:display="true" table:show-details="true"/>
                <table:data-pilot-member table:name="0,826945" table:display="true" table:show-details="true"/>
                <table:data-pilot-member table:name="0,827684" table:display="true" table:show-details="true"/>
                <table:data-pilot-member table:name="0,827693" table:display="true" table:show-details="true"/>
                <table:data-pilot-member table:name="0,827957" table:display="true" table:show-details="true"/>
                <table:data-pilot-member table:name="0,82859" table:display="true" table:show-details="true"/>
                <table:data-pilot-member table:name="0,828781" table:display="true" table:show-details="true"/>
                <table:data-pilot-member table:name="0,828897" table:display="true" table:show-details="true"/>
                <table:data-pilot-member table:name="0,829116" table:display="true" table:show-details="true"/>
                <table:data-pilot-member table:name="0,829375" table:display="true" table:show-details="true"/>
                <table:data-pilot-member table:name="0,82982" table:display="true" table:show-details="true"/>
                <table:data-pilot-member table:name="0,829948" table:display="true" table:show-details="true"/>
                <table:data-pilot-member table:name="0,830829" table:display="true" table:show-details="true"/>
                <table:data-pilot-member table:name="0,831995" table:display="true" table:show-details="true"/>
                <table:data-pilot-member table:name="0,832342" table:display="true" table:show-details="true"/>
                <table:data-pilot-member table:name="0,83256" table:display="true" table:show-details="true"/>
                <table:data-pilot-member table:name="0,833258" table:display="true" table:show-details="true"/>
                <table:data-pilot-member table:name="0,833901" table:display="true" table:show-details="true"/>
                <table:data-pilot-member table:name="0,83628" table:display="true" table:show-details="true"/>
                <table:data-pilot-member table:name="0,839975" table:display="true" table:show-details="true"/>
                <table:data-pilot-member table:name="0,842338" table:display="true" table:show-details="true"/>
                <table:data-pilot-member table:name="0,844933" table:display="true" table:show-details="true"/>
                <table:data-pilot-member table:name="0,853927" table:display="true" table:show-details="true"/>
                <table:data-pilot-member table:name="0,863218" table:display="true" table:show-details="true"/>
                <table:data-pilot-member table:name="0,87616" table:display="true" table:show-details="true"/>
                <table:data-pilot-member table:name="0,878207" table:display="true" table:show-details="true"/>
                <table:data-pilot-member table:name="0,89054" table:display="true" table:show-details="true"/>
                <table:data-pilot-member table:name="0,913524" table:display="true" table:show-details="true"/>
                <table:data-pilot-member table:name="0,915823" table:display="true" table:show-details="true"/>
                <table:data-pilot-member table:name="0,916213" table:display="true" table:show-details="true"/>
                <table:data-pilot-member table:name="0,916428" table:display="true" table:show-details="true"/>
                <table:data-pilot-member table:name="0,916522" table:display="true" table:show-details="true"/>
                <table:data-pilot-member table:name="0,916599" table:display="true" table:show-details="true"/>
                <table:data-pilot-member table:name="0,917096" table:display="true" table:show-details="true"/>
                <table:data-pilot-member table:name="0,917161" table:display="true" table:show-details="true"/>
                <table:data-pilot-member table:name="0,917261" table:display="true" table:show-details="true"/>
                <table:data-pilot-member table:name="0,917388" table:display="true" table:show-details="true"/>
                <table:data-pilot-member table:name="0,91745" table:display="true" table:show-details="true"/>
                <table:data-pilot-member table:name="0,917712" table:display="true" table:show-details="true"/>
                <table:data-pilot-member table:name="0,917744" table:display="true" table:show-details="true"/>
                <table:data-pilot-member table:name="0,917997" table:display="true" table:show-details="true"/>
                <table:data-pilot-member table:name="0,918459" table:display="true" table:show-details="true"/>
                <table:data-pilot-member table:name="0,918799" table:display="true" table:show-details="true"/>
                <table:data-pilot-member table:name="0,919131" table:display="true" table:show-details="true"/>
                <table:data-pilot-member table:name="0,919375" table:display="true" table:show-details="true"/>
                <table:data-pilot-member table:name="0,919497" table:display="true" table:show-details="true"/>
                <table:data-pilot-member table:name="0,920051" table:display="true" table:show-details="true"/>
                <table:data-pilot-member table:name="0,920128" table:display="true" table:show-details="true"/>
                <table:data-pilot-member table:name="0,920188" table:display="true" table:show-details="true"/>
                <table:data-pilot-member table:name="0,920289" table:display="true" table:show-details="true"/>
                <table:data-pilot-member table:name="0,920323" table:display="true" table:show-details="true"/>
                <table:data-pilot-member table:name="0,920326" table:display="true" table:show-details="true"/>
                <table:data-pilot-member table:name="0,920581" table:display="true" table:show-details="true"/>
                <table:data-pilot-member table:name="0,921103" table:display="true" table:show-details="true"/>
                <table:data-pilot-member table:name="0,921619" table:display="true" table:show-details="true"/>
                <table:data-pilot-member table:name="0,921816" table:display="true" table:show-details="true"/>
                <table:data-pilot-member table:name="0,922369" table:display="true" table:show-details="true"/>
                <table:data-pilot-member table:name="0,922805" table:display="true" table:show-details="true"/>
                <table:data-pilot-member table:name="0,923109" table:display="true" table:show-details="true"/>
                <table:data-pilot-member table:name="0,923314" table:display="true" table:show-details="true"/>
                <table:data-pilot-member table:name="0,923343" table:display="true" table:show-details="true"/>
                <table:data-pilot-member table:name="0,923412" table:display="true" table:show-details="true"/>
                <table:data-pilot-member table:name="0,923569" table:display="true" table:show-details="true"/>
                <table:data-pilot-member table:name="0,9237" table:display="true" table:show-details="true"/>
                <table:data-pilot-member table:name="0,92376" table:display="true" table:show-details="true"/>
                <table:data-pilot-member table:name="0,924874" table:display="true" table:show-details="true"/>
                <table:data-pilot-member table:name="0,924884" table:display="true" table:show-details="true"/>
                <table:data-pilot-member table:name="0,924898" table:display="true" table:show-details="true"/>
                <table:data-pilot-member table:name="0,925107" table:display="true" table:show-details="true"/>
                <table:data-pilot-member table:name="0,925275" table:display="true" table:show-details="true"/>
                <table:data-pilot-member table:name="0,925471" table:display="true" table:show-details="true"/>
                <table:data-pilot-member table:name="0,92577" table:display="true" table:show-details="true"/>
                <table:data-pilot-member table:name="0,926001" table:display="true" table:show-details="true"/>
                <table:data-pilot-member table:name="0,926105" table:display="true" table:show-details="true"/>
                <table:data-pilot-member table:name="0,926672" table:display="true" table:show-details="true"/>
                <table:data-pilot-member table:name="0,927294" table:display="true" table:show-details="true"/>
                <table:data-pilot-member table:name="0,927422" table:display="true" table:show-details="true"/>
                <table:data-pilot-member table:name="0,927596" table:display="true" table:show-details="true"/>
                <table:data-pilot-member table:name="0,927647" table:display="true" table:show-details="true"/>
                <table:data-pilot-member table:name="0,92779" table:display="true" table:show-details="true"/>
                <table:data-pilot-member table:name="0,928911" table:display="true" table:show-details="true"/>
                <table:data-pilot-member table:name="0,929112" table:display="true" table:show-details="true"/>
                <table:data-pilot-member table:name="0,929149" table:display="true" table:show-details="true"/>
                <table:data-pilot-member table:name="0,930103" table:display="true" table:show-details="true"/>
                <table:data-pilot-member table:name="0,931081" table:display="true" table:show-details="true"/>
                <table:data-pilot-member table:name="0,931267" table:display="true" table:show-details="true"/>
                <table:data-pilot-member table:name="0,932143" table:display="true" table:show-details="true"/>
                <table:data-pilot-member table:name="0,933154" table:display="true" table:show-details="true"/>
                <table:data-pilot-member table:name="0,934368" table:display="true" table:show-details="true"/>
                <table:data-pilot-member table:name="0,935161" table:display="true" table:show-details="true"/>
                <table:data-pilot-member table:name="0,935505" table:display="true" table:show-details="true"/>
                <table:data-pilot-member table:name="0,935772" table:display="true" table:show-details="true"/>
                <table:data-pilot-member table:name="0,936372" table:display="true" table:show-details="true"/>
                <table:data-pilot-member table:name="0,936484" table:display="true" table:show-details="true"/>
                <table:data-pilot-member table:name="0,936838" table:display="true" table:show-details="true"/>
                <table:data-pilot-member table:name="0,936918" table:display="true" table:show-details="true"/>
                <table:data-pilot-member table:name="0,937173" table:display="true" table:show-details="true"/>
                <table:data-pilot-member table:name="0,937402" table:display="true" table:show-details="true"/>
                <table:data-pilot-member table:name="0,937437" table:display="true" table:show-details="true"/>
                <table:data-pilot-member table:name="0,937636" table:display="true" table:show-details="true"/>
                <table:data-pilot-member table:name="0,938369" table:display="true" table:show-details="true"/>
                <table:data-pilot-member table:name="0,939143" table:display="true" table:show-details="true"/>
                <table:data-pilot-member table:name="0,940341" table:display="true" table:show-details="true"/>
                <table:data-pilot-member table:name="0,941799" table:display="true" table:show-details="true"/>
                <table:data-pilot-member table:name="0,942563" table:display="true" table:show-details="true"/>
                <table:data-pilot-member table:name="0,943324" table:display="true" table:show-details="true"/>
                <table:data-pilot-member table:name="0,943887" table:display="true" table:show-details="true"/>
                <table:data-pilot-member table:name="0,944718" table:display="true" table:show-details="true"/>
                <table:data-pilot-member table:name="0,945233" table:display="true" table:show-details="true"/>
                <table:data-pilot-member table:name="0,945397" table:display="true" table:show-details="true"/>
                <table:data-pilot-member table:name="0,946188" table:display="true" table:show-details="true"/>
                <table:data-pilot-member table:name="0,946242" table:display="true" table:show-details="true"/>
                <table:data-pilot-member table:name="0,948023" table:display="true" table:show-details="true"/>
                <table:data-pilot-member table:name="0,948928" table:display="true" table:show-details="true"/>
                <table:data-pilot-member table:name="0,952889" table:display="true" table:show-details="true"/>
                <table:data-pilot-member table:name="0,953012" table:display="true" table:show-details="true"/>
                <table:data-pilot-member table:name="0,957287" table:display="true" table:show-details="true"/>
                <table:data-pilot-member table:name="0,964392" table:display="true" table:show-details="true"/>
                <table:data-pilot-member table:name="0,968148" table:display="true" table:show-details="true"/>
                <table:data-pilot-member table:name="0,974724" table:display="true" table:show-details="true"/>
                <table:data-pilot-member table:name="0,975467" table:display="true" table:show-details="true"/>
                <table:data-pilot-member table:name="0,976725" table:display="true" table:show-details="true"/>
                <table:data-pilot-member table:name="0,977223" table:display="true" table:show-details="true"/>
                <table:data-pilot-member table:name="0,977369" table:display="true" table:show-details="true"/>
                <table:data-pilot-member table:name="0,978433" table:display="true" table:show-details="true"/>
                <table:data-pilot-member table:name="0,978683" table:display="true" table:show-details="true"/>
                <table:data-pilot-member table:name="0,980175" table:display="true" table:show-details="true"/>
                <table:data-pilot-member table:name="0,980693" table:display="true" table:show-details="true"/>
                <table:data-pilot-member table:name="0,982046" table:display="true" table:show-details="true"/>
                <table:data-pilot-member table:name="0,982583" table:display="true" table:show-details="true"/>
                <table:data-pilot-member table:name="0,983008" table:display="true" table:show-details="true"/>
                <table:data-pilot-member table:name="0,984164" table:display="true" table:show-details="true"/>
                <table:data-pilot-member table:name="0,984503" table:display="true" table:show-details="true"/>
                <table:data-pilot-member table:name="0,984823" table:display="true" table:show-details="true"/>
                <table:data-pilot-member table:name="0,984956" table:display="true" table:show-details="true"/>
                <table:data-pilot-member table:name="0,985106" table:display="true" table:show-details="true"/>
                <table:data-pilot-member table:name="0,985943" table:display="true" table:show-details="true"/>
                <table:data-pilot-member table:name="0,986082" table:display="true" table:show-details="true"/>
                <table:data-pilot-member table:name="0,9861" table:display="true" table:show-details="true"/>
                <table:data-pilot-member table:name="0,986113" table:display="true" table:show-details="true"/>
                <table:data-pilot-member table:name="0,986137" table:display="true" table:show-details="true"/>
                <table:data-pilot-member table:name="0,986615" table:display="true" table:show-details="true"/>
                <table:data-pilot-member table:name="0,986639" table:display="true" table:show-details="true"/>
                <table:data-pilot-member table:name="0,986947" table:display="true" table:show-details="true"/>
                <table:data-pilot-member table:name="0,987033" table:display="true" table:show-details="true"/>
                <table:data-pilot-member table:name="0,987337" table:display="true" table:show-details="true"/>
                <table:data-pilot-member table:name="0,987548" table:display="true" table:show-details="true"/>
                <table:data-pilot-member table:name="0,987584" table:display="true" table:show-details="true"/>
                <table:data-pilot-member table:name="0,987588" table:display="true" table:show-details="true"/>
                <table:data-pilot-member table:name="0,988474" table:display="true" table:show-details="true"/>
                <table:data-pilot-member table:name="0,988663" table:display="true" table:show-details="true"/>
                <table:data-pilot-member table:name="0,988883" table:display="true" table:show-details="true"/>
                <table:data-pilot-member table:name="0,989043" table:display="true" table:show-details="true"/>
                <table:data-pilot-member table:name="0,989171" table:display="true" table:show-details="true"/>
                <table:data-pilot-member table:name="0,989444" table:display="true" table:show-details="true"/>
                <table:data-pilot-member table:name="0,989627" table:display="true" table:show-details="true"/>
                <table:data-pilot-member table:name="0,989801" table:display="true" table:show-details="true"/>
                <table:data-pilot-member table:name="0,989858" table:display="true" table:show-details="true"/>
                <table:data-pilot-member table:name="0,989872" table:display="true" table:show-details="true"/>
                <table:data-pilot-member table:name="0,989901" table:display="true" table:show-details="true"/>
                <table:data-pilot-member table:name="0,989919" table:display="true" table:show-details="true"/>
                <table:data-pilot-member table:name="0,990065" table:display="true" table:show-details="true"/>
                <table:data-pilot-member table:name="0,990204" table:display="true" table:show-details="true"/>
                <table:data-pilot-member table:name="0,990334" table:display="true" table:show-details="true"/>
                <table:data-pilot-member table:name="0,990416" table:display="true" table:show-details="true"/>
                <table:data-pilot-member table:name="0,990952" table:display="true" table:show-details="true"/>
                <table:data-pilot-member table:name="0,991244" table:display="true" table:show-details="true"/>
                <table:data-pilot-member table:name="0,991509" table:display="true" table:show-details="true"/>
                <table:data-pilot-member table:name="0,991695" table:display="true" table:show-details="true"/>
                <table:data-pilot-member table:name="0,991825" table:display="true" table:show-details="true"/>
                <table:data-pilot-member table:name="0,992008" table:display="true" table:show-details="true"/>
                <table:data-pilot-member table:name="0,992033" table:display="true" table:show-details="true"/>
                <table:data-pilot-member table:name="0,992119" table:display="true" table:show-details="true"/>
                <table:data-pilot-member table:name="0,992141" table:display="true" table:show-details="true"/>
                <table:data-pilot-member table:name="0,992166" table:display="true" table:show-details="true"/>
                <table:data-pilot-member table:name="0,992236" table:display="true" table:show-details="true"/>
                <table:data-pilot-member table:name="0,992274" table:display="true" table:show-details="true"/>
                <table:data-pilot-member table:name="0,992323" table:display="true" table:show-details="true"/>
                <table:data-pilot-member table:name="0,992531" table:display="true" table:show-details="true"/>
                <table:data-pilot-member table:name="0,992679" table:display="true" table:show-details="true"/>
                <table:data-pilot-member table:name="0,992973" table:display="true" table:show-details="true"/>
                <table:data-pilot-member table:name="0,993001" table:display="true" table:show-details="true"/>
                <table:data-pilot-member table:name="0,993016" table:display="true" table:show-details="true"/>
                <table:data-pilot-member table:name="0,99311" table:display="true" table:show-details="true"/>
                <table:data-pilot-member table:name="0,993184" table:display="true" table:show-details="true"/>
                <table:data-pilot-member table:name="0,993195" table:display="true" table:show-details="true"/>
                <table:data-pilot-member table:name="0,993226" table:display="true" table:show-details="true"/>
                <table:data-pilot-member table:name="0,993463" table:display="true" table:show-details="true"/>
                <table:data-pilot-member table:name="0,993484" table:display="true" table:show-details="true"/>
                <table:data-pilot-member table:name="0,993657" table:display="true" table:show-details="true"/>
                <table:data-pilot-member table:name="0,993733" table:display="true" table:show-details="true"/>
                <table:data-pilot-member table:name="0,99412" table:display="true" table:show-details="true"/>
                <table:data-pilot-member table:name="0,994451" table:display="true" table:show-details="true"/>
                <table:data-pilot-member table:name="0,994485" table:display="true" table:show-details="true"/>
                <table:data-pilot-member table:name="0,994528" table:display="true" table:show-details="true"/>
                <table:data-pilot-member table:name="0,994547" table:display="true" table:show-details="true"/>
                <table:data-pilot-member table:name="0,994569" table:display="true" table:show-details="true"/>
                <table:data-pilot-member table:name="0,994581" table:display="true" table:show-details="true"/>
                <table:data-pilot-member table:name="0,994681" table:display="true" table:show-details="true"/>
                <table:data-pilot-member table:name="0,99477" table:display="true" table:show-details="true"/>
                <table:data-pilot-member table:name="0,994784" table:display="true" table:show-details="true"/>
                <table:data-pilot-member table:name="0,994858" table:display="true" table:show-details="true"/>
                <table:data-pilot-member table:name="0,995086" table:display="true" table:show-details="true"/>
                <table:data-pilot-member table:name="0,995156" table:display="true" table:show-details="true"/>
                <table:data-pilot-member table:name="0,995203" table:display="true" table:show-details="true"/>
                <table:data-pilot-member table:name="0,995336" table:display="true" table:show-details="true"/>
                <table:data-pilot-member table:name="0,995451" table:display="true" table:show-details="true"/>
                <table:data-pilot-member table:name="0,995501" table:display="true" table:show-details="true"/>
                <table:data-pilot-member table:name="0,995502" table:display="true" table:show-details="true"/>
                <table:data-pilot-member table:name="0,995586" table:display="true" table:show-details="true"/>
                <table:data-pilot-member table:name="0,995605" table:display="true" table:show-details="true"/>
                <table:data-pilot-member table:name="0,995645" table:display="true" table:show-details="true"/>
                <table:data-pilot-member table:name="0,995666" table:display="true" table:show-details="true"/>
                <table:data-pilot-member table:name="0,995708" table:display="true" table:show-details="true"/>
                <table:data-pilot-member table:name="0,995826" table:display="true" table:show-details="true"/>
                <table:data-pilot-member table:name="0,995885" table:display="true" table:show-details="true"/>
                <table:data-pilot-member table:name="0,99591" table:display="true" table:show-details="true"/>
                <table:data-pilot-member table:name="0,99605" table:display="true" table:show-details="true"/>
                <table:data-pilot-member table:name="0,996256" table:display="true" table:show-details="true"/>
                <table:data-pilot-member table:name="0,996262" table:display="true" table:show-details="true"/>
                <table:data-pilot-member table:name="0,996272" table:display="true" table:show-details="true"/>
                <table:data-pilot-member table:name="0,996281" table:display="true" table:show-details="true"/>
                <table:data-pilot-member table:name="0,996329" table:display="true" table:show-details="true"/>
                <table:data-pilot-member table:name="0,996349" table:display="true" table:show-details="true"/>
                <table:data-pilot-member table:name="0,996359" table:display="true" table:show-details="true"/>
                <table:data-pilot-member table:name="0,996559" table:display="true" table:show-details="true"/>
                <table:data-pilot-member table:name="0,996649" table:display="true" table:show-details="true"/>
                <table:data-pilot-member table:name="0,996679" table:display="true" table:show-details="true"/>
                <table:data-pilot-member table:name="0,996707" table:display="true" table:show-details="true"/>
                <table:data-pilot-member table:name="0,996713" table:display="true" table:show-details="true"/>
                <table:data-pilot-member table:name="0,99691" table:display="true" table:show-details="true"/>
                <table:data-pilot-member table:name="0,996925" table:display="true" table:show-details="true"/>
                <table:data-pilot-member table:name="0,996948" table:display="true" table:show-details="true"/>
                <table:data-pilot-member table:name="0,99699" table:display="true" table:show-details="true"/>
                <table:data-pilot-member table:name="0,99702" table:display="true" table:show-details="true"/>
                <table:data-pilot-member table:name="0,997151" table:display="true" table:show-details="true"/>
                <table:data-pilot-member table:name="0,997222" table:display="true" table:show-details="true"/>
                <table:data-pilot-member table:name="0,997229" table:display="true" table:show-details="true"/>
                <table:data-pilot-member table:name="0,997239" table:display="true" table:show-details="true"/>
                <table:data-pilot-member table:name="0,997306" table:display="true" table:show-details="true"/>
                <table:data-pilot-member table:name="0,997406" table:display="true" table:show-details="true"/>
                <table:data-pilot-member table:name="0,99751" table:display="true" table:show-details="true"/>
                <table:data-pilot-member table:name="0,997643" table:display="true" table:show-details="true"/>
                <table:data-pilot-member table:name="0,997646" table:display="true" table:show-details="true"/>
                <table:data-pilot-member table:name="0,997733" table:display="true" table:show-details="true"/>
                <table:data-pilot-member table:name="0,997846" table:display="true" table:show-details="true"/>
                <table:data-pilot-member table:name="0,997852" table:display="true" table:show-details="true"/>
                <table:data-pilot-member table:name="0,997896" table:display="true" table:show-details="true"/>
                <table:data-pilot-member table:name="0,997972" table:display="true" table:show-details="true"/>
                <table:data-pilot-member table:name="0,998082" table:display="true" table:show-details="true"/>
                <table:data-pilot-member table:name="0,998149" table:display="true" table:show-details="true"/>
                <table:data-pilot-member table:name="0,998167" table:display="true" table:show-details="true"/>
                <table:data-pilot-member table:name="0,998247" table:display="true" table:show-details="true"/>
                <table:data-pilot-member table:name="0,998401" table:display="true" table:show-details="true"/>
                <table:data-pilot-member table:name="0,998422" table:display="true" table:show-details="true"/>
                <table:data-pilot-member table:name="0,998485" table:display="true" table:show-details="true"/>
                <table:data-pilot-member table:name="0,998487" table:display="true" table:show-details="true"/>
                <table:data-pilot-member table:name="0,998628" table:display="true" table:show-details="true"/>
                <table:data-pilot-member table:name="0,998653" table:display="true" table:show-details="true"/>
                <table:data-pilot-member table:name="0,99874" table:display="true" table:show-details="true"/>
                <table:data-pilot-member table:name="0,998769" table:display="true" table:show-details="true"/>
                <table:data-pilot-member table:name="0,998851" table:display="true" table:show-details="true"/>
                <table:data-pilot-member table:name="0,999012" table:display="true" table:show-details="true"/>
                <table:data-pilot-member table:name="0,99916" table:display="true" table:show-details="true"/>
                <table:data-pilot-member table:name="0,999365" table:display="true" table:show-details="true"/>
                <table:data-pilot-member table:name="0,999619" table:display="true" table:show-details="true"/>
                <table:data-pilot-member table:name="0,999671" table:display="true" table:show-details="true"/>
                <table:data-pilot-member table:name="0,999739" table:display="true" table:show-details="true"/>
                <table:data-pilot-member table:name="0,999792" table:display="true" table:show-details="true"/>
                <table:data-pilot-member table:name="0,999924" table:display="true" table:show-details="true"/>
                <table:data-pilot-member table:name="0,999932" table:display="true" table:show-details="true"/>
                <table:data-pilot-member table:name="0,999964" table:display="true" table:show-details="true"/>
                <table:data-pilot-member table:name="1,00002" table:display="true" table:show-details="true"/>
                <table:data-pilot-member table:name="1,00008" table:display="true" table:show-details="true"/>
                <table:data-pilot-member table:name="1,00017" table:display="true" table:show-details="true"/>
                <table:data-pilot-member table:name="1,00026" table:display="true" table:show-details="true"/>
                <table:data-pilot-member table:name="1,00033" table:display="true" table:show-details="true"/>
                <table:data-pilot-member table:name="1,00071" table:display="true" table:show-details="true"/>
                <table:data-pilot-member table:name="1,00072" table:display="true" table:show-details="true"/>
                <table:data-pilot-member table:name="1,00078" table:display="true" table:show-details="true"/>
                <table:data-pilot-member table:name="1,00084" table:display="true" table:show-details="true"/>
                <table:data-pilot-member table:name="1,00089" table:display="true" table:show-details="true"/>
                <table:data-pilot-member table:name="1,00091" table:display="true" table:show-details="true"/>
                <table:data-pilot-member table:name="1,00133" table:display="true" table:show-details="true"/>
                <table:data-pilot-member table:name="1,00157" table:display="true" table:show-details="true"/>
                <table:data-pilot-member table:name="1,00176" table:display="true" table:show-details="true"/>
                <table:data-pilot-member table:name="1,0019" table:display="true" table:show-details="true"/>
                <table:data-pilot-member table:name="1,00194" table:display="true" table:show-details="true"/>
                <table:data-pilot-member table:name="1,00204" table:display="true" table:show-details="true"/>
                <table:data-pilot-member table:name="1,00225" table:display="true" table:show-details="true"/>
                <table:data-pilot-member table:name="1,00242" table:display="true" table:show-details="true"/>
                <table:data-pilot-member table:name="1,00251" table:display="true" table:show-details="true"/>
                <table:data-pilot-member table:name="1,00289" table:display="true" table:show-details="true"/>
                <table:data-pilot-member table:name="1,00306" table:display="true" table:show-details="true"/>
                <table:data-pilot-member table:name="1,00326" table:display="true" table:show-details="true"/>
                <table:data-pilot-member table:name="1,00331" table:display="true" table:show-details="true"/>
                <table:data-pilot-member table:name="1,00338" table:display="true" table:show-details="true"/>
                <table:data-pilot-member table:name="1,00345" table:display="true" table:show-details="true"/>
                <table:data-pilot-member table:name="1,00363" table:display="true" table:show-details="true"/>
                <table:data-pilot-member table:name="1,00367" table:display="true" table:show-details="true"/>
                <table:data-pilot-member table:name="1,00382" table:display="true" table:show-details="true"/>
                <table:data-pilot-member table:name="1,00407" table:display="true" table:show-details="true"/>
                <table:data-pilot-member table:name="1,00426" table:display="true" table:show-details="true"/>
                <table:data-pilot-member table:name="1,00438" table:display="true" table:show-details="true"/>
                <table:data-pilot-member table:name="1,0046" table:display="true" table:show-details="true"/>
                <table:data-pilot-member table:name="1,00463" table:display="true" table:show-details="true"/>
                <table:data-pilot-member table:name="1,00467" table:display="true" table:show-details="true"/>
                <table:data-pilot-member table:name="1,00478" table:display="true" table:show-details="true"/>
                <table:data-pilot-member table:name="1,00509" table:display="true" table:show-details="true"/>
                <table:data-pilot-member table:name="1,00521" table:display="true" table:show-details="true"/>
                <table:data-pilot-member table:name="1,00531" table:display="true" table:show-details="true"/>
                <table:data-pilot-member table:name="1,00539" table:display="true" table:show-details="true"/>
                <table:data-pilot-member table:name="1,00596" table:display="true" table:show-details="true"/>
                <table:data-pilot-member table:name="1,00601" table:display="true" table:show-details="true"/>
                <table:data-pilot-member table:name="1,00611" table:display="true" table:show-details="true"/>
                <table:data-pilot-member table:name="1,00638" table:display="true" table:show-details="true"/>
                <table:data-pilot-member table:name="1,0066" table:display="true" table:show-details="true"/>
                <table:data-pilot-member table:name="1,00665" table:display="true" table:show-details="true"/>
                <table:data-pilot-member table:name="1,00667" table:display="true" table:show-details="true"/>
                <table:data-pilot-member table:name="1,0067" table:display="true" table:show-details="true"/>
                <table:data-pilot-member table:name="1,00694" table:display="true" table:show-details="true"/>
                <table:data-pilot-member table:name="1,00761" table:display="true" table:show-details="true"/>
                <table:data-pilot-member table:name="1,00764" table:display="true" table:show-details="true"/>
                <table:data-pilot-member table:name="1,00785" table:display="true" table:show-details="true"/>
                <table:data-pilot-member table:name="1,00813" table:display="true" table:show-details="true"/>
                <table:data-pilot-member table:name="1,00836" table:display="true" table:show-details="true"/>
                <table:data-pilot-member table:name="1,00873" table:display="true" table:show-details="true"/>
                <table:data-pilot-member table:name="1,00875" table:display="true" table:show-details="true"/>
                <table:data-pilot-member table:name="1,00934" table:display="true" table:show-details="true"/>
                <table:data-pilot-member table:name="1,00962" table:display="true" table:show-details="true"/>
                <table:data-pilot-member table:name="1,00965" table:display="true" table:show-details="true"/>
                <table:data-pilot-member table:name="1,0098" table:display="true" table:show-details="true"/>
                <table:data-pilot-member table:name="1,01006" table:display="true" table:show-details="true"/>
                <table:data-pilot-member table:name="1,01054" table:display="true" table:show-details="true"/>
                <table:data-pilot-member table:name="1,01093" table:display="true" table:show-details="true"/>
                <table:data-pilot-member table:name="1,01097" table:display="true" table:show-details="true"/>
                <table:data-pilot-member table:name="1,01112" table:display="true" table:show-details="true"/>
                <table:data-pilot-member table:name="1,01115" table:display="true" table:show-details="true"/>
                <table:data-pilot-member table:name="1,01145" table:display="true" table:show-details="true"/>
                <table:data-pilot-member table:name="1,01165" table:display="true" table:show-details="true"/>
                <table:data-pilot-member table:name="1,01171" table:display="true" table:show-details="true"/>
                <table:data-pilot-member table:name="1,01175" table:display="true" table:show-details="true"/>
                <table:data-pilot-member table:name="1,01179" table:display="true" table:show-details="true"/>
                <table:data-pilot-member table:name="1,01194" table:display="true" table:show-details="true"/>
                <table:data-pilot-member table:name="1,01204" table:display="true" table:show-details="true"/>
                <table:data-pilot-member table:name="1,01212" table:display="true" table:show-details="true"/>
                <table:data-pilot-member table:name="1,01242" table:display="true" table:show-details="true"/>
                <table:data-pilot-member table:name="1,01244" table:display="true" table:show-details="true"/>
                <table:data-pilot-member table:name="1,01262" table:display="true" table:show-details="true"/>
                <table:data-pilot-member table:name="1,01289" table:display="true" table:show-details="true"/>
                <table:data-pilot-member table:name="1,01291" table:display="true" table:show-details="true"/>
                <table:data-pilot-member table:name="1,01321" table:display="true" table:show-details="true"/>
                <table:data-pilot-member table:name="1,01325" table:display="true" table:show-details="true"/>
                <table:data-pilot-member table:name="1,01371" table:display="true" table:show-details="true"/>
                <table:data-pilot-member table:name="1,01468" table:display="true" table:show-details="true"/>
                <table:data-pilot-member table:name="1,01506" table:display="true" table:show-details="true"/>
                <table:data-pilot-member table:name="1,01521" table:display="true" table:show-details="true"/>
                <table:data-pilot-member table:name="1,01538" table:display="true" table:show-details="true"/>
                <table:data-pilot-member table:name="1,01613" table:display="true" table:show-details="true"/>
                <table:data-pilot-member table:name="1,01638" table:display="true" table:show-details="true"/>
                <table:data-pilot-member table:name="1,01652" table:display="true" table:show-details="true"/>
                <table:data-pilot-member table:name="1,0174" table:display="true" table:show-details="true"/>
                <table:data-pilot-member table:name="1,01764" table:display="true" table:show-details="true"/>
                <table:data-pilot-member table:name="1,01796" table:display="true" table:show-details="true"/>
                <table:data-pilot-member table:name="1,01807" table:display="true" table:show-details="true"/>
                <table:data-pilot-member table:name="1,01854" table:display="true" table:show-details="true"/>
                <table:data-pilot-member table:name="1,01872" table:display="true" table:show-details="true"/>
                <table:data-pilot-member table:name="1,01883" table:display="true" table:show-details="true"/>
                <table:data-pilot-member table:name="1,01998" table:display="true" table:show-details="true"/>
                <table:data-pilot-member table:name="1,02019" table:display="true" table:show-details="true"/>
                <table:data-pilot-member table:name="1,02549" table:display="true" table:show-details="true"/>
                <table:data-pilot-member table:name="1,02576" table:display="true" table:show-details="true"/>
                <table:data-pilot-member table:name="1,0258" table:display="true" table:show-details="true"/>
                <table:data-pilot-member table:name="1,02737" table:display="true" table:show-details="true"/>
                <table:data-pilot-member table:name="1,02762" table:display="true" table:show-details="true"/>
                <table:data-pilot-member table:name="1,0374" table:display="true" table:show-details="true"/>
                <table:data-pilot-member table:name="1,03903" table:display="true" table:show-details="true"/>
                <table:data-pilot-member table:name="1,03917" table:display="true" table:show-details="true"/>
                <table:data-pilot-member table:name="1,03921" table:display="true" table:show-details="true"/>
                <table:data-pilot-member table:name="1,04851" table:display="true" table:show-details="true"/>
                <table:data-pilot-member table:name="1,05172" table:display="true" table:show-details="true"/>
                <table:data-pilot-member table:name="1,05758" table:display="true" table:show-details="true"/>
                <table:data-pilot-member table:name="1,05926" table:display="true" table:show-details="true"/>
                <table:data-pilot-member table:name="1,06478" table:display="true" table:show-details="true"/>
                <table:data-pilot-member table:name="1,07535" table:display="true" table:show-details="true"/>
                <table:data-pilot-member table:name="1,07939" table:display="true" table:show-details="true"/>
                <table:data-pilot-member table:name="1,08148" table:display="true" table:show-details="true"/>
                <table:data-pilot-member table:name="1,08155" table:display="true" table:show-details="true"/>
                <table:data-pilot-member table:name="1,08156" table:display="true" table:show-details="true"/>
                <table:data-pilot-member table:name="1,08261" table:display="true" table:show-details="true"/>
                <table:data-pilot-member table:name="1,08311" table:display="true" table:show-details="true"/>
                <table:data-pilot-member table:name="1,08335" table:display="true" table:show-details="true"/>
                <table:data-pilot-member table:name="1,08344" table:display="true" table:show-details="true"/>
                <table:data-pilot-member table:name="1,08545" table:display="true" table:show-details="true"/>
                <table:data-pilot-member table:name="1,08577" table:display="true" table:show-details="true"/>
                <table:data-pilot-member table:name="1,0861" table:display="true" table:show-details="true"/>
                <table:data-pilot-member table:name="1,08623" table:display="true" table:show-details="true"/>
                <table:data-pilot-member table:name="1,08629" table:display="true" table:show-details="true"/>
                <table:data-pilot-member table:name="1,08631" table:display="true" table:show-details="true"/>
                <table:data-pilot-member table:name="1,0864" table:display="true" table:show-details="true"/>
                <table:data-pilot-member table:name="1,08726" table:display="true" table:show-details="true"/>
                <table:data-pilot-member table:name="1,08741" table:display="true" table:show-details="true"/>
                <table:data-pilot-member table:name="1,08811" table:display="true" table:show-details="true"/>
                <table:data-pilot-member table:name="1,08835" table:display="true" table:show-details="true"/>
                <table:data-pilot-member table:name="1,08883" table:display="true" table:show-details="true"/>
                <table:data-pilot-member table:name="1,08967" table:display="true" table:show-details="true"/>
                <table:data-pilot-member table:name="1,08988" table:display="true" table:show-details="true"/>
                <table:data-pilot-member table:name="1,09053" table:display="true" table:show-details="true"/>
                <table:data-pilot-member table:name="1,09126" table:display="true" table:show-details="true"/>
                <table:data-pilot-member table:name="1,09133" table:display="true" table:show-details="true"/>
                <table:data-pilot-member table:name="1,09146" table:display="true" table:show-details="true"/>
                <table:data-pilot-member table:name="1,09161" table:display="true" table:show-details="true"/>
                <table:data-pilot-member table:name="1,0921" table:display="true" table:show-details="true"/>
                <table:data-pilot-member table:name="1,09255" table:display="true" table:show-details="true"/>
                <table:data-pilot-member table:name="1,09295" table:display="true" table:show-details="true"/>
                <table:data-pilot-member table:name="1,09345" table:display="true" table:show-details="true"/>
                <table:data-pilot-member table:name="1,09352" table:display="true" table:show-details="true"/>
                <table:data-pilot-member table:name="1,09364" table:display="true" table:show-details="true"/>
                <table:data-pilot-member table:name="1,09374" table:display="true" table:show-details="true"/>
                <table:data-pilot-member table:name="1,09405" table:display="true" table:show-details="true"/>
                <table:data-pilot-member table:name="1,09438" table:display="true" table:show-details="true"/>
                <table:data-pilot-member table:name="1,09453" table:display="true" table:show-details="true"/>
                <table:data-pilot-member table:name="1,0947" table:display="true" table:show-details="true"/>
                <table:data-pilot-member table:name="1,09479" table:display="true" table:show-details="true"/>
                <table:data-pilot-member table:name="1,09526" table:display="true" table:show-details="true"/>
                <table:data-pilot-member table:name="1,09612" table:display="true" table:show-details="true"/>
                <table:data-pilot-member table:name="1,09613" table:display="true" table:show-details="true"/>
                <table:data-pilot-member table:name="1,09617" table:display="true" table:show-details="true"/>
                <table:data-pilot-member table:name="1,09691" table:display="true" table:show-details="true"/>
                <table:data-pilot-member table:name="1,09821" table:display="true" table:show-details="true"/>
                <table:data-pilot-member table:name="1,09827" table:display="true" table:show-details="true"/>
                <table:data-pilot-member table:name="1,09835" table:display="true" table:show-details="true"/>
                <table:data-pilot-member table:name="1,09886" table:display="true" table:show-details="true"/>
                <table:data-pilot-member table:name="1,09918" table:display="true" table:show-details="true"/>
                <table:data-pilot-member table:name="1,09976" table:display="true" table:show-details="true"/>
                <table:data-pilot-member table:name="1,09988" table:display="true" table:show-details="true"/>
                <table:data-pilot-member table:name="1,09995" table:display="true" table:show-details="true"/>
                <table:data-pilot-member table:name="1,10005" table:display="true" table:show-details="true"/>
                <table:data-pilot-member table:name="1,1001" table:display="true" table:show-details="true"/>
                <table:data-pilot-member table:name="1,10029" table:display="true" table:show-details="true"/>
                <table:data-pilot-member table:name="1,10118" table:display="true" table:show-details="true"/>
                <table:data-pilot-member table:name="1,10128" table:display="true" table:show-details="true"/>
                <table:data-pilot-member table:name="1,10154" table:display="true" table:show-details="true"/>
                <table:data-pilot-member table:name="1,10206" table:display="true" table:show-details="true"/>
                <table:data-pilot-member table:name="1,10347" table:display="true" table:show-details="true"/>
                <table:data-pilot-member table:name="1,1035" table:display="true" table:show-details="true"/>
                <table:data-pilot-member table:name="1,10407" table:display="true" table:show-details="true"/>
                <table:data-pilot-member table:name="1,10412" table:display="true" table:show-details="true"/>
                <table:data-pilot-member table:name="1,10514" table:display="true" table:show-details="true"/>
                <table:data-pilot-member table:name="1,10529" table:display="true" table:show-details="true"/>
                <table:data-pilot-member table:name="1,10609" table:display="true" table:show-details="true"/>
                <table:data-pilot-member table:name="1,10635" table:display="true" table:show-details="true"/>
                <table:data-pilot-member table:name="1,1067" table:display="true" table:show-details="true"/>
                <table:data-pilot-member table:name="1,1069" table:display="true" table:show-details="true"/>
                <table:data-pilot-member table:name="1,10691" table:display="true" table:show-details="true"/>
                <table:data-pilot-member table:name="1,10719" table:display="true" table:show-details="true"/>
                <table:data-pilot-member table:name="1,10739" table:display="true" table:show-details="true"/>
                <table:data-pilot-member table:name="1,10807" table:display="true" table:show-details="true"/>
                <table:data-pilot-member table:name="1,10879" table:display="true" table:show-details="true"/>
                <table:data-pilot-member table:name="1,10988" table:display="true" table:show-details="true"/>
                <table:data-pilot-member table:name="1,10994" table:display="true" table:show-details="true"/>
                <table:data-pilot-member table:name="1,1104" table:display="true" table:show-details="true"/>
                <table:data-pilot-member table:name="1,11063" table:display="true" table:show-details="true"/>
                <table:data-pilot-member table:name="1,11066" table:display="true" table:show-details="true"/>
                <table:data-pilot-member table:name="1,11094" table:display="true" table:show-details="true"/>
                <table:data-pilot-member table:name="1,11097" table:display="true" table:show-details="true"/>
                <table:data-pilot-member table:name="1,11133" table:display="true" table:show-details="true"/>
                <table:data-pilot-member table:name="1,11186" table:display="true" table:show-details="true"/>
                <table:data-pilot-member table:name="1,11215" table:display="true" table:show-details="true"/>
                <table:data-pilot-member table:name="1,11225" table:display="true" table:show-details="true"/>
                <table:data-pilot-member table:name="1,11255" table:display="true" table:show-details="true"/>
                <table:data-pilot-member table:name="1,11281" table:display="true" table:show-details="true"/>
                <table:data-pilot-member table:name="1,11288" table:display="true" table:show-details="true"/>
                <table:data-pilot-member table:name="1,1131" table:display="true" table:show-details="true"/>
                <table:data-pilot-member table:name="1,1135" table:display="true" table:show-details="true"/>
                <table:data-pilot-member table:name="1,11397" table:display="true" table:show-details="true"/>
                <table:data-pilot-member table:name="1,11399" table:display="true" table:show-details="true"/>
                <table:data-pilot-member table:name="1,11402" table:display="true" table:show-details="true"/>
                <table:data-pilot-member table:name="1,11502" table:display="true" table:show-details="true"/>
                <table:data-pilot-member table:name="1,11607" table:display="true" table:show-details="true"/>
                <table:data-pilot-member table:name="1,1174" table:display="true" table:show-details="true"/>
                <table:data-pilot-member table:name="1,11782" table:display="true" table:show-details="true"/>
                <table:data-pilot-member table:name="1,11833" table:display="true" table:show-details="true"/>
                <table:data-pilot-member table:name="1,11841" table:display="true" table:show-details="true"/>
                <table:data-pilot-member table:name="1,11893" table:display="true" table:show-details="true"/>
                <table:data-pilot-member table:name="1,11896" table:display="true" table:show-details="true"/>
                <table:data-pilot-member table:name="1,11937" table:display="true" table:show-details="true"/>
                <table:data-pilot-member table:name="1,11969" table:display="true" table:show-details="true"/>
                <table:data-pilot-member table:name="1,11995" table:display="true" table:show-details="true"/>
                <table:data-pilot-member table:name="1,1203" table:display="true" table:show-details="true"/>
                <table:data-pilot-member table:name="1,12095" table:display="true" table:show-details="true"/>
                <table:data-pilot-member table:name="1,12278" table:display="true" table:show-details="true"/>
                <table:data-pilot-member table:name="1,12358" table:display="true" table:show-details="true"/>
                <table:data-pilot-member table:name="1,12372" table:display="true" table:show-details="true"/>
                <table:data-pilot-member table:name="1,12471" table:display="true" table:show-details="true"/>
                <table:data-pilot-member table:name="1,12608" table:display="true" table:show-details="true"/>
                <table:data-pilot-member table:name="1,12667" table:display="true" table:show-details="true"/>
                <table:data-pilot-member table:name="1,12801" table:display="true" table:show-details="true"/>
                <table:data-pilot-member table:name="1,12904" table:display="true" table:show-details="true"/>
                <table:data-pilot-member table:name="1,13223" table:display="true" table:show-details="true"/>
                <table:data-pilot-member table:name="1,146" table:display="true" table:show-details="true"/>
                <table:data-pilot-member table:name="1,15091" table:display="true" table:show-details="true"/>
                <table:data-pilot-member table:name="1,19759" table:display="true" table:show-details="true"/>
                <table:data-pilot-member table:name="1,19921" table:display="true" table:show-details="true"/>
                <table:data-pilot-member table:name="1,20578" table:display="true" table:show-details="true"/>
                <table:data-pilot-member table:name="1,2083" table:display="true" table:show-details="true"/>
                <table:data-pilot-member table:name="1,21001" table:display="true" table:show-details="true"/>
                <table:data-pilot-member table:name="1,21243" table:display="true" table:show-details="true"/>
                <table:data-pilot-member table:name="1,21714" table:display="true" table:show-details="true"/>
                <table:data-pilot-member table:name="1,22574" table:display="true" table:show-details="true"/>
                <table:data-pilot-member table:name="1,22803" table:display="true" table:show-details="true"/>
                <table:data-pilot-member table:name="1,22901" table:display="true" table:show-details="true"/>
                <table:data-pilot-member table:name="1,23005" table:display="true" table:show-details="true"/>
                <table:data-pilot-member table:name="1,29147" table:display="true" table:show-details="true"/>
                <table:data-pilot-member table:name="1,29548" table:display="true" table:show-details="true"/>
                <table:data-pilot-member table:name="1,2992" table:display="true" table:show-details="true"/>
                <table:data-pilot-member table:name="1,29935" table:display="true" table:show-details="true"/>
                <table:data-pilot-member table:name="1,30093" table:display="true" table:show-details="true"/>
                <table:data-pilot-member table:name="1,30258" table:display="true" table:show-details="true"/>
                <table:data-pilot-member table:name="1,30273" table:display="true" table:show-details="true"/>
                <table:data-pilot-member table:name="1,30278" table:display="true" table:show-details="true"/>
                <table:data-pilot-member table:name="1,30288" table:display="true" table:show-details="true"/>
                <table:data-pilot-member table:name="1,30308" table:display="true" table:show-details="true"/>
                <table:data-pilot-member table:name="1,30337" table:display="true" table:show-details="true"/>
                <table:data-pilot-member table:name="1,30375" table:display="true" table:show-details="true"/>
                <table:data-pilot-member table:name="1,3039" table:display="true" table:show-details="true"/>
                <table:data-pilot-member table:name="1,30418" table:display="true" table:show-details="true"/>
                <table:data-pilot-member table:name="1,30424" table:display="true" table:show-details="true"/>
                <table:data-pilot-member table:name="1,3047" table:display="true" table:show-details="true"/>
                <table:data-pilot-member table:name="1,30472" table:display="true" table:show-details="true"/>
                <table:data-pilot-member table:name="1,30522" table:display="true" table:show-details="true"/>
                <table:data-pilot-member table:name="1,30561" table:display="true" table:show-details="true"/>
                <table:data-pilot-member table:name="1,30571" table:display="true" table:show-details="true"/>
                <table:data-pilot-member table:name="1,30574" table:display="true" table:show-details="true"/>
                <table:data-pilot-member table:name="1,30616" table:display="true" table:show-details="true"/>
                <table:data-pilot-member table:name="1,30617" table:display="true" table:show-details="true"/>
                <table:data-pilot-member table:name="1,30636" table:display="true" table:show-details="true"/>
                <table:data-pilot-member table:name="1,30659" table:display="true" table:show-details="true"/>
                <table:data-pilot-member table:name="1,30672" table:display="true" table:show-details="true"/>
                <table:data-pilot-member table:name="1,30673" table:display="true" table:show-details="true"/>
                <table:data-pilot-member table:name="1,30679" table:display="true" table:show-details="true"/>
                <table:data-pilot-member table:name="1,30688" table:display="true" table:show-details="true"/>
                <table:data-pilot-member table:name="1,30689" table:display="true" table:show-details="true"/>
                <table:data-pilot-member table:name="1,30703" table:display="true" table:show-details="true"/>
                <table:data-pilot-member table:name="1,3071" table:display="true" table:show-details="true"/>
                <table:data-pilot-member table:name="1,30736" table:display="true" table:show-details="true"/>
                <table:data-pilot-member table:name="1,30789" table:display="true" table:show-details="true"/>
                <table:data-pilot-member table:name="1,30795" table:display="true" table:show-details="true"/>
                <table:data-pilot-member table:name="1,30804" table:display="true" table:show-details="true"/>
                <table:data-pilot-member table:name="1,30823" table:display="true" table:show-details="true"/>
                <table:data-pilot-member table:name="1,30829" table:display="true" table:show-details="true"/>
                <table:data-pilot-member table:name="1,3083" table:display="true" table:show-details="true"/>
                <table:data-pilot-member table:name="1,30893" table:display="true" table:show-details="true"/>
                <table:data-pilot-member table:name="1,30902" table:display="true" table:show-details="true"/>
                <table:data-pilot-member table:name="1,30932" table:display="true" table:show-details="true"/>
                <table:data-pilot-member table:name="1,30941" table:display="true" table:show-details="true"/>
                <table:data-pilot-member table:name="1,3102" table:display="true" table:show-details="true"/>
                <table:data-pilot-member table:name="1,31036" table:display="true" table:show-details="true"/>
                <table:data-pilot-member table:name="1,31059" table:display="true" table:show-details="true"/>
                <table:data-pilot-member table:name="1,3108" table:display="true" table:show-details="true"/>
                <table:data-pilot-member table:name="1,31095" table:display="true" table:show-details="true"/>
                <table:data-pilot-member table:name="1,31113" table:display="true" table:show-details="true"/>
                <table:data-pilot-member table:name="1,31127" table:display="true" table:show-details="true"/>
                <table:data-pilot-member table:name="1,3113" table:display="true" table:show-details="true"/>
                <table:data-pilot-member table:name="1,31141" table:display="true" table:show-details="true"/>
                <table:data-pilot-member table:name="1,31155" table:display="true" table:show-details="true"/>
                <table:data-pilot-member table:name="1,31165" table:display="true" table:show-details="true"/>
                <table:data-pilot-member table:name="1,31172" table:display="true" table:show-details="true"/>
                <table:data-pilot-member table:name="1,31188" table:display="true" table:show-details="true"/>
                <table:data-pilot-member table:name="1,3122" table:display="true" table:show-details="true"/>
                <table:data-pilot-member table:name="1,31248" table:display="true" table:show-details="true"/>
                <table:data-pilot-member table:name="1,3127" table:display="true" table:show-details="true"/>
                <table:data-pilot-member table:name="1,31313" table:display="true" table:show-details="true"/>
                <table:data-pilot-member table:name="1,31339" table:display="true" table:show-details="true"/>
                <table:data-pilot-member table:name="1,31343" table:display="true" table:show-details="true"/>
                <table:data-pilot-member table:name="1,31355" table:display="true" table:show-details="true"/>
                <table:data-pilot-member table:name="1,31365" table:display="true" table:show-details="true"/>
                <table:data-pilot-member table:name="1,31396" table:display="true" table:show-details="true"/>
                <table:data-pilot-member table:name="1,31408" table:display="true" table:show-details="true"/>
                <table:data-pilot-member table:name="1,31458" table:display="true" table:show-details="true"/>
                <table:data-pilot-member table:name="1,31467" table:display="true" table:show-details="true"/>
                <table:data-pilot-member table:name="1,31483" table:display="true" table:show-details="true"/>
                <table:data-pilot-member table:name="1,31488" table:display="true" table:show-details="true"/>
                <table:data-pilot-member table:name="1,31493" table:display="true" table:show-details="true"/>
                <table:data-pilot-member table:name="1,31502" table:display="true" table:show-details="true"/>
                <table:data-pilot-member table:name="1,31514" table:display="true" table:show-details="true"/>
                <table:data-pilot-member table:name="1,31517" table:display="true" table:show-details="true"/>
                <table:data-pilot-member table:name="1,31522" table:display="true" table:show-details="true"/>
                <table:data-pilot-member table:name="1,31527" table:display="true" table:show-details="true"/>
                <table:data-pilot-member table:name="1,31531" table:display="true" table:show-details="true"/>
                <table:data-pilot-member table:name="1,31532" table:display="true" table:show-details="true"/>
                <table:data-pilot-member table:name="1,31542" table:display="true" table:show-details="true"/>
                <table:data-pilot-member table:name="1,31547" table:display="true" table:show-details="true"/>
                <table:data-pilot-member table:name="1,31554" table:display="true" table:show-details="true"/>
                <table:data-pilot-member table:name="1,31558" table:display="true" table:show-details="true"/>
                <table:data-pilot-member table:name="1,31578" table:display="true" table:show-details="true"/>
                <table:data-pilot-member table:name="1,31583" table:display="true" table:show-details="true"/>
                <table:data-pilot-member table:name="1,31596" table:display="true" table:show-details="true"/>
                <table:data-pilot-member table:name="1,31621" table:display="true" table:show-details="true"/>
                <table:data-pilot-member table:name="1,31638" table:display="true" table:show-details="true"/>
                <table:data-pilot-member table:name="1,31641" table:display="true" table:show-details="true"/>
                <table:data-pilot-member table:name="1,31644" table:display="true" table:show-details="true"/>
                <table:data-pilot-member table:name="1,31647" table:display="true" table:show-details="true"/>
                <table:data-pilot-member table:name="1,31655" table:display="true" table:show-details="true"/>
                <table:data-pilot-member table:name="1,31659" table:display="true" table:show-details="true"/>
                <table:data-pilot-member table:name="1,31684" table:display="true" table:show-details="true"/>
                <table:data-pilot-member table:name="1,31702" table:display="true" table:show-details="true"/>
                <table:data-pilot-member table:name="1,31728" table:display="true" table:show-details="true"/>
                <table:data-pilot-member table:name="1,3174" table:display="true" table:show-details="true"/>
                <table:data-pilot-member table:name="1,31766" table:display="true" table:show-details="true"/>
                <table:data-pilot-member table:name="1,31788" table:display="true" table:show-details="true"/>
                <table:data-pilot-member table:name="1,31794" table:display="true" table:show-details="true"/>
                <table:data-pilot-member table:name="1,31797" table:display="true" table:show-details="true"/>
                <table:data-pilot-member table:name="1,31844" table:display="true" table:show-details="true"/>
                <table:data-pilot-member table:name="1,31854" table:display="true" table:show-details="true"/>
                <table:data-pilot-member table:name="1,31856" table:display="true" table:show-details="true"/>
                <table:data-pilot-member table:name="1,31882" table:display="true" table:show-details="true"/>
                <table:data-pilot-member table:name="1,31892" table:display="true" table:show-details="true"/>
                <table:data-pilot-member table:name="1,31894" table:display="true" table:show-details="true"/>
                <table:data-pilot-member table:name="1,31922" table:display="true" table:show-details="true"/>
                <table:data-pilot-member table:name="1,31934" table:display="true" table:show-details="true"/>
                <table:data-pilot-member table:name="1,31957" table:display="true" table:show-details="true"/>
                <table:data-pilot-member table:name="1,31969" table:display="true" table:show-details="true"/>
                <table:data-pilot-member table:name="1,31986" table:display="true" table:show-details="true"/>
                <table:data-pilot-member table:name="1,31993" table:display="true" table:show-details="true"/>
                <table:data-pilot-member table:name="1,32001" table:display="true" table:show-details="true"/>
                <table:data-pilot-member table:name="1,32019" table:display="true" table:show-details="true"/>
                <table:data-pilot-member table:name="1,32022" table:display="true" table:show-details="true"/>
                <table:data-pilot-member table:name="1,32042" table:display="true" table:show-details="true"/>
                <table:data-pilot-member table:name="1,32062" table:display="true" table:show-details="true"/>
                <table:data-pilot-member table:name="1,32074" table:display="true" table:show-details="true"/>
                <table:data-pilot-member table:name="1,32077" table:display="true" table:show-details="true"/>
                <table:data-pilot-member table:name="1,32086" table:display="true" table:show-details="true"/>
                <table:data-pilot-member table:name="1,3209" table:display="true" table:show-details="true"/>
                <table:data-pilot-member table:name="1,32102" table:display="true" table:show-details="true"/>
                <table:data-pilot-member table:name="1,32128" table:display="true" table:show-details="true"/>
                <table:data-pilot-member table:name="1,32156" table:display="true" table:show-details="true"/>
                <table:data-pilot-member table:name="1,32183" table:display="true" table:show-details="true"/>
                <table:data-pilot-member table:name="1,32187" table:display="true" table:show-details="true"/>
                <table:data-pilot-member table:name="1,32199" table:display="true" table:show-details="true"/>
                <table:data-pilot-member table:name="1,32213" table:display="true" table:show-details="true"/>
                <table:data-pilot-member table:name="1,32218" table:display="true" table:show-details="true"/>
                <table:data-pilot-member table:name="1,32219" table:display="true" table:show-details="true"/>
                <table:data-pilot-member table:name="1,3222" table:display="true" table:show-details="true"/>
                <table:data-pilot-member table:name="1,32221" table:display="true" table:show-details="true"/>
                <table:data-pilot-member table:name="1,32255" table:display="true" table:show-details="true"/>
                <table:data-pilot-member table:name="1,32263" table:display="true" table:show-details="true"/>
                <table:data-pilot-member table:name="1,32265" table:display="true" table:show-details="true"/>
                <table:data-pilot-member table:name="1,3228" table:display="true" table:show-details="true"/>
                <table:data-pilot-member table:name="1,32321" table:display="true" table:show-details="true"/>
                <table:data-pilot-member table:name="1,32346" table:display="true" table:show-details="true"/>
                <table:data-pilot-member table:name="1,32357" table:display="true" table:show-details="true"/>
                <table:data-pilot-member table:name="1,32367" table:display="true" table:show-details="true"/>
                <table:data-pilot-member table:name="1,32368" table:display="true" table:show-details="true"/>
                <table:data-pilot-member table:name="1,32419" table:display="true" table:show-details="true"/>
                <table:data-pilot-member table:name="1,32462" table:display="true" table:show-details="true"/>
                <table:data-pilot-member table:name="1,3249" table:display="true" table:show-details="true"/>
                <table:data-pilot-member table:name="1,32494" table:display="true" table:show-details="true"/>
                <table:data-pilot-member table:name="1,32557" table:display="true" table:show-details="true"/>
                <table:data-pilot-member table:name="1,32561" table:display="true" table:show-details="true"/>
                <table:data-pilot-member table:name="1,3258" table:display="true" table:show-details="true"/>
                <table:data-pilot-member table:name="1,32582" table:display="true" table:show-details="true"/>
                <table:data-pilot-member table:name="1,32588" table:display="true" table:show-details="true"/>
                <table:data-pilot-member table:name="1,3259" table:display="true" table:show-details="true"/>
                <table:data-pilot-member table:name="1,32613" table:display="true" table:show-details="true"/>
                <table:data-pilot-member table:name="1,32614" table:display="true" table:show-details="true"/>
                <table:data-pilot-member table:name="1,32653" table:display="true" table:show-details="true"/>
                <table:data-pilot-member table:name="1,32682" table:display="true" table:show-details="true"/>
                <table:data-pilot-member table:name="1,32712" table:display="true" table:show-details="true"/>
                <table:data-pilot-member table:name="1,32737" table:display="true" table:show-details="true"/>
                <table:data-pilot-member table:name="1,32764" table:display="true" table:show-details="true"/>
                <table:data-pilot-member table:name="1,32775" table:display="true" table:show-details="true"/>
                <table:data-pilot-member table:name="1,32809" table:display="true" table:show-details="true"/>
                <table:data-pilot-member table:name="1,32811" table:display="true" table:show-details="true"/>
                <table:data-pilot-member table:name="1,32884" table:display="true" table:show-details="true"/>
                <table:data-pilot-member table:name="1,32909" table:display="true" table:show-details="true"/>
                <table:data-pilot-member table:name="1,32912" table:display="true" table:show-details="true"/>
                <table:data-pilot-member table:name="1,32915" table:display="true" table:show-details="true"/>
                <table:data-pilot-member table:name="1,32923" table:display="true" table:show-details="true"/>
                <table:data-pilot-member table:name="1,3295" table:display="true" table:show-details="true"/>
                <table:data-pilot-member table:name="1,32968" table:display="true" table:show-details="true"/>
                <table:data-pilot-member table:name="1,32972" table:display="true" table:show-details="true"/>
                <table:data-pilot-member table:name="1,32991" table:display="true" table:show-details="true"/>
                <table:data-pilot-member table:name="1,33014" table:display="true" table:show-details="true"/>
                <table:data-pilot-member table:name="1,33026" table:display="true" table:show-details="true"/>
                <table:data-pilot-member table:name="1,33039" table:display="true" table:show-details="true"/>
                <table:data-pilot-member table:name="1,33074" table:display="true" table:show-details="true"/>
                <table:data-pilot-member table:name="1,33086" table:display="true" table:show-details="true"/>
                <table:data-pilot-member table:name="1,33088" table:display="true" table:show-details="true"/>
                <table:data-pilot-member table:name="1,33103" table:display="true" table:show-details="true"/>
                <table:data-pilot-member table:name="1,33109" table:display="true" table:show-details="true"/>
                <table:data-pilot-member table:name="1,33116" table:display="true" table:show-details="true"/>
                <table:data-pilot-member table:name="1,33123" table:display="true" table:show-details="true"/>
                <table:data-pilot-member table:name="1,33128" table:display="true" table:show-details="true"/>
                <table:data-pilot-member table:name="1,33138" table:display="true" table:show-details="true"/>
                <table:data-pilot-member table:name="1,33149" table:display="true" table:show-details="true"/>
                <table:data-pilot-member table:name="1,33173" table:display="true" table:show-details="true"/>
                <table:data-pilot-member table:name="1,33182" table:display="true" table:show-details="true"/>
                <table:data-pilot-member table:name="1,33187" table:display="true" table:show-details="true"/>
                <table:data-pilot-member table:name="1,33192" table:display="true" table:show-details="true"/>
                <table:data-pilot-member table:name="1,33196" table:display="true" table:show-details="true"/>
                <table:data-pilot-member table:name="1,33238" table:display="true" table:show-details="true"/>
                <table:data-pilot-member table:name="1,33253" table:display="true" table:show-details="true"/>
                <table:data-pilot-member table:name="1,33259" table:display="true" table:show-details="true"/>
                <table:data-pilot-member table:name="1,33287" table:display="true" table:show-details="true"/>
                <table:data-pilot-member table:name="1,33293" table:display="true" table:show-details="true"/>
                <table:data-pilot-member table:name="1,333" table:display="true" table:show-details="true"/>
                <table:data-pilot-member table:name="1,33309" table:display="true" table:show-details="true"/>
                <table:data-pilot-member table:name="1,33365" table:display="true" table:show-details="true"/>
                <table:data-pilot-member table:name="1,33399" table:display="true" table:show-details="true"/>
                <table:data-pilot-member table:name="1,33453" table:display="true" table:show-details="true"/>
                <table:data-pilot-member table:name="1,33472" table:display="true" table:show-details="true"/>
                <table:data-pilot-member table:name="1,33532" table:display="true" table:show-details="true"/>
                <table:data-pilot-member table:name="1,33538" table:display="true" table:show-details="true"/>
                <table:data-pilot-member table:name="1,33624" table:display="true" table:show-details="true"/>
                <table:data-pilot-member table:name="1,33635" table:display="true" table:show-details="true"/>
                <table:data-pilot-member table:name="1,33637" table:display="true" table:show-details="true"/>
                <table:data-pilot-member table:name="1,33643" table:display="true" table:show-details="true"/>
                <table:data-pilot-member table:name="1,33646" table:display="true" table:show-details="true"/>
                <table:data-pilot-member table:name="1,33654" table:display="true" table:show-details="true"/>
                <table:data-pilot-member table:name="1,33676" table:display="true" table:show-details="true"/>
                <table:data-pilot-member table:name="1,33687" table:display="true" table:show-details="true"/>
                <table:data-pilot-member table:name="1,33692" table:display="true" table:show-details="true"/>
                <table:data-pilot-member table:name="1,337" table:display="true" table:show-details="true"/>
                <table:data-pilot-member table:name="1,33721" table:display="true" table:show-details="true"/>
                <table:data-pilot-member table:name="1,33737" table:display="true" table:show-details="true"/>
                <table:data-pilot-member table:name="1,33746" table:display="true" table:show-details="true"/>
                <table:data-pilot-member table:name="1,33756" table:display="true" table:show-details="true"/>
                <table:data-pilot-member table:name="1,33779" table:display="true" table:show-details="true"/>
                <table:data-pilot-member table:name="1,33781" table:display="true" table:show-details="true"/>
                <table:data-pilot-member table:name="1,33809" table:display="true" table:show-details="true"/>
                <table:data-pilot-member table:name="1,33816" table:display="true" table:show-details="true"/>
                <table:data-pilot-member table:name="1,33822" table:display="true" table:show-details="true"/>
                <table:data-pilot-member table:name="1,33911" table:display="true" table:show-details="true"/>
                <table:data-pilot-member table:name="1,33932" table:display="true" table:show-details="true"/>
                <table:data-pilot-member table:name="1,33942" table:display="true" table:show-details="true"/>
                <table:data-pilot-member table:name="1,33987" table:display="true" table:show-details="true"/>
                <table:data-pilot-member table:name="1,34015" table:display="true" table:show-details="true"/>
                <table:data-pilot-member table:name="1,34022" table:display="true" table:show-details="true"/>
                <table:data-pilot-member table:name="1,34034" table:display="true" table:show-details="true"/>
                <table:data-pilot-member table:name="1,34063" table:display="true" table:show-details="true"/>
                <table:data-pilot-member table:name="1,34113" table:display="true" table:show-details="true"/>
                <table:data-pilot-member table:name="1,34114" table:display="true" table:show-details="true"/>
                <table:data-pilot-member table:name="1,34122" table:display="true" table:show-details="true"/>
                <table:data-pilot-member table:name="1,34165" table:display="true" table:show-details="true"/>
                <table:data-pilot-member table:name="1,34168" table:display="true" table:show-details="true"/>
                <table:data-pilot-member table:name="1,34189" table:display="true" table:show-details="true"/>
                <table:data-pilot-member table:name="1,34191" table:display="true" table:show-details="true"/>
                <table:data-pilot-member table:name="1,34221" table:display="true" table:show-details="true"/>
                <table:data-pilot-member table:name="1,34245" table:display="true" table:show-details="true"/>
                <table:data-pilot-member table:name="1,34301" table:display="true" table:show-details="true"/>
                <table:data-pilot-member table:name="1,34329" table:display="true" table:show-details="true"/>
                <table:data-pilot-member table:name="1,34342" table:display="true" table:show-details="true"/>
                <table:data-pilot-member table:name="1,34353" table:display="true" table:show-details="true"/>
                <table:data-pilot-member table:name="1,34361" table:display="true" table:show-details="true"/>
                <table:data-pilot-member table:name="1,3437" table:display="true" table:show-details="true"/>
                <table:data-pilot-member table:name="1,34429" table:display="true" table:show-details="true"/>
                <table:data-pilot-member table:name="1,34451" table:display="true" table:show-details="true"/>
                <table:data-pilot-member table:name="1,34487" table:display="true" table:show-details="true"/>
                <table:data-pilot-member table:name="1,3454" table:display="true" table:show-details="true"/>
                <table:data-pilot-member table:name="1,3455" table:display="true" table:show-details="true"/>
                <table:data-pilot-member table:name="1,34681" table:display="true" table:show-details="true"/>
                <table:data-pilot-member table:name="1,34795" table:display="true" table:show-details="true"/>
                <table:data-pilot-member table:name="1,34812" table:display="true" table:show-details="true"/>
                <table:data-pilot-member table:name="1,34841" table:display="true" table:show-details="true"/>
                <table:data-pilot-member table:name="1,34849" table:display="true" table:show-details="true"/>
                <table:data-pilot-member table:name="1,34852" table:display="true" table:show-details="true"/>
                <table:data-pilot-member table:name="1,34918" table:display="true" table:show-details="true"/>
                <table:data-pilot-member table:name="1,34937" table:display="true" table:show-details="true"/>
                <table:data-pilot-member table:name="1,34954" table:display="true" table:show-details="true"/>
                <table:data-pilot-member table:name="1,34971" table:display="true" table:show-details="true"/>
                <table:data-pilot-member table:name="1,34995" table:display="true" table:show-details="true"/>
                <table:data-pilot-member table:name="1,35077" table:display="true" table:show-details="true"/>
                <table:data-pilot-member table:name="1,35122" table:display="true" table:show-details="true"/>
                <table:data-pilot-member table:name="1,35168" table:display="true" table:show-details="true"/>
                <table:data-pilot-member table:name="1,35179" table:display="true" table:show-details="true"/>
                <table:data-pilot-member table:name="1,35199" table:display="true" table:show-details="true"/>
                <table:data-pilot-member table:name="1,35248" table:display="true" table:show-details="true"/>
                <table:data-pilot-member table:name="1,35264" table:display="true" table:show-details="true"/>
                <table:data-pilot-member table:name="1,35265" table:display="true" table:show-details="true"/>
                <table:data-pilot-member table:name="1,35293" table:display="true" table:show-details="true"/>
                <table:data-pilot-member table:name="1,35369" table:display="true" table:show-details="true"/>
                <table:data-pilot-member table:name="1,35444" table:display="true" table:show-details="true"/>
                <table:data-pilot-member table:name="1,35463" table:display="true" table:show-details="true"/>
                <table:data-pilot-member table:name="1,3548" table:display="true" table:show-details="true"/>
                <table:data-pilot-member table:name="1,355" table:display="true" table:show-details="true"/>
                <table:data-pilot-member table:name="1,35515" table:display="true" table:show-details="true"/>
                <table:data-pilot-member table:name="1,35525" table:display="true" table:show-details="true"/>
                <table:data-pilot-member table:name="1,35528" table:display="true" table:show-details="true"/>
                <table:data-pilot-member table:name="1,35656" table:display="true" table:show-details="true"/>
                <table:data-pilot-member table:name="1,35667" table:display="true" table:show-details="true"/>
                <table:data-pilot-member table:name="1,35677" table:display="true" table:show-details="true"/>
                <table:data-pilot-member table:name="1,35694" table:display="true" table:show-details="true"/>
                <table:data-pilot-member table:name="1,35746" table:display="true" table:show-details="true"/>
                <table:data-pilot-member table:name="1,35985" table:display="true" table:show-details="true"/>
                <table:data-pilot-member table:name="1,36057" table:display="true" table:show-details="true"/>
                <table:data-pilot-member table:name="1,36185" table:display="true" table:show-details="true"/>
                <table:data-pilot-member table:name="1,36214" table:display="true" table:show-details="true"/>
                <table:data-pilot-member table:name="1,36342" table:display="true" table:show-details="true"/>
                <table:data-pilot-member table:name="1,3643" table:display="true" table:show-details="true"/>
                <table:data-pilot-member table:name="1,36864" table:display="true" table:show-details="true"/>
                <table:data-pilot-member table:name="1,36906" table:display="true" table:show-details="true"/>
                <table:data-pilot-member table:name="1,37133" table:display="true" table:show-details="true"/>
                <table:data-pilot-member table:name="1,3873" table:display="true" table:show-details="true"/>
                <table:data-pilot-member table:name="1,39647" table:display="true" table:show-details="true"/>
                <table:data-pilot-member table:name="1,41778" table:display="true" table:show-details="true"/>
                <table:data-pilot-member table:name="1,46767" table:display="true" table:show-details="true"/>
                <table:data-pilot-member table:name="1,47096" table:display="true" table:show-details="true"/>
                <table:data-pilot-member table:name="1,47281" table:display="true" table:show-details="true"/>
                <table:data-pilot-member table:name="1,47445" table:display="true" table:show-details="true"/>
                <table:data-pilot-member table:name="1,47457" table:display="true" table:show-details="true"/>
                <table:data-pilot-member table:name="1,47495" table:display="true" table:show-details="true"/>
                <table:data-pilot-member table:name="1,47498" table:display="true" table:show-details="true"/>
                <table:data-pilot-member table:name="1,47623" table:display="true" table:show-details="true"/>
                <table:data-pilot-member table:name="1,47722" table:display="true" table:show-details="true"/>
                <table:data-pilot-member table:name="1,47751" table:display="true" table:show-details="true"/>
                <table:data-pilot-member table:name="1,47884" table:display="true" table:show-details="true"/>
                <table:data-pilot-member table:name="1,48013" table:display="true" table:show-details="true"/>
                <table:data-pilot-member table:name="1,48054" table:display="true" table:show-details="true"/>
                <table:data-pilot-member table:name="1,48164" table:display="true" table:show-details="true"/>
                <table:data-pilot-member table:name="1,48351" table:display="true" table:show-details="true"/>
                <table:data-pilot-member table:name="1,48367" table:display="true" table:show-details="true"/>
                <table:data-pilot-member table:name="1,48509" table:display="true" table:show-details="true"/>
                <table:data-pilot-member table:name="1,48575" table:display="true" table:show-details="true"/>
                <table:data-pilot-member table:name="1,48682" table:display="true" table:show-details="true"/>
                <table:data-pilot-member table:name="1,48691" table:display="true" table:show-details="true"/>
                <table:data-pilot-member table:name="1,48717" table:display="true" table:show-details="true"/>
                <table:data-pilot-member table:name="1,4873" table:display="true" table:show-details="true"/>
                <table:data-pilot-member table:name="1,48752" table:display="true" table:show-details="true"/>
                <table:data-pilot-member table:name="1,48777" table:display="true" table:show-details="true"/>
                <table:data-pilot-member table:name="1,48794" table:display="true" table:show-details="true"/>
                <table:data-pilot-member table:name="1,48867" table:display="true" table:show-details="true"/>
                <table:data-pilot-member table:name="1,48887" table:display="true" table:show-details="true"/>
                <table:data-pilot-member table:name="1,48893" table:display="true" table:show-details="true"/>
                <table:data-pilot-member table:name="1,49026" table:display="true" table:show-details="true"/>
                <table:data-pilot-member table:name="1,49079" table:display="true" table:show-details="true"/>
                <table:data-pilot-member table:name="1,49172" table:display="true" table:show-details="true"/>
                <table:data-pilot-member table:name="1,49265" table:display="true" table:show-details="true"/>
                <table:data-pilot-member table:name="1,49293" table:display="true" table:show-details="true"/>
                <table:data-pilot-member table:name="1,49294" table:display="true" table:show-details="true"/>
                <table:data-pilot-member table:name="1,49304" table:display="true" table:show-details="true"/>
                <table:data-pilot-member table:name="1,49333" table:display="true" table:show-details="true"/>
                <table:data-pilot-member table:name="1,49481" table:display="true" table:show-details="true"/>
                <table:data-pilot-member table:name="1,49536" table:display="true" table:show-details="true"/>
                <table:data-pilot-member table:name="1,49573" table:display="true" table:show-details="true"/>
                <table:data-pilot-member table:name="1,49575" table:display="true" table:show-details="true"/>
                <table:data-pilot-member table:name="1,49713" table:display="true" table:show-details="true"/>
                <table:data-pilot-member table:name="1,4972" table:display="true" table:show-details="true"/>
                <table:data-pilot-member table:name="1,49725" table:display="true" table:show-details="true"/>
                <table:data-pilot-member table:name="1,49791" table:display="true" table:show-details="true"/>
                <table:data-pilot-member table:name="1,49801" table:display="true" table:show-details="true"/>
                <table:data-pilot-member table:name="1,4986" table:display="true" table:show-details="true"/>
                <table:data-pilot-member table:name="1,499" table:display="true" table:show-details="true"/>
                <table:data-pilot-member table:name="1,49943" table:display="true" table:show-details="true"/>
                <table:data-pilot-member table:name="1,4995" table:display="true" table:show-details="true"/>
                <table:data-pilot-member table:name="1,50023" table:display="true" table:show-details="true"/>
                <table:data-pilot-member table:name="1,50052" table:display="true" table:show-details="true"/>
                <table:data-pilot-member table:name="1,50068" table:display="true" table:show-details="true"/>
                <table:data-pilot-member table:name="1,50072" table:display="true" table:show-details="true"/>
                <table:data-pilot-member table:name="1,50157" table:display="true" table:show-details="true"/>
                <table:data-pilot-member table:name="1,50427" table:display="true" table:show-details="true"/>
                <table:data-pilot-member table:name="1,50429" table:display="true" table:show-details="true"/>
                <table:data-pilot-member table:name="1,50434" table:display="true" table:show-details="true"/>
                <table:data-pilot-member table:name="1,50511" table:display="true" table:show-details="true"/>
                <table:data-pilot-member table:name="1,50526" table:display="true" table:show-details="true"/>
                <table:data-pilot-member table:name="1,50619" table:display="true" table:show-details="true"/>
                <table:data-pilot-member table:name="1,50692" table:display="true" table:show-details="true"/>
                <table:data-pilot-member table:name="1,50726" table:display="true" table:show-details="true"/>
                <table:data-pilot-member table:name="1,50853" table:display="true" table:show-details="true"/>
                <table:data-pilot-member table:name="1,50949" table:display="true" table:show-details="true"/>
                <table:data-pilot-member table:name="1,50995" table:display="true" table:show-details="true"/>
                <table:data-pilot-member table:name="1,5112" table:display="true" table:show-details="true"/>
                <table:data-pilot-member table:name="1,51312" table:display="true" table:show-details="true"/>
                <table:data-pilot-member table:name="1,51338" table:display="true" table:show-details="true"/>
                <table:data-pilot-member table:name="1,51379" table:display="true" table:show-details="true"/>
                <table:data-pilot-member table:name="1,51401" table:display="true" table:show-details="true"/>
                <table:data-pilot-member table:name="1,51487" table:display="true" table:show-details="true"/>
                <table:data-pilot-member table:name="1,51564" table:display="true" table:show-details="true"/>
                <table:data-pilot-member table:name="1,51652" table:display="true" table:show-details="true"/>
                <table:data-pilot-member table:name="1,51832" table:display="true" table:show-details="true"/>
                <table:data-pilot-member table:name="1,51915" table:display="true" table:show-details="true"/>
                <table:data-pilot-member table:name="1,51936" table:display="true" table:show-details="true"/>
                <table:data-pilot-member table:name="1,52042" table:display="true" table:show-details="true"/>
                <table:data-pilot-member table:name="1,52111" table:display="true" table:show-details="true"/>
                <table:data-pilot-member table:name="1,52112" table:display="true" table:show-details="true"/>
                <table:data-pilot-member table:name="1,52212" table:display="true" table:show-details="true"/>
                <table:data-pilot-member table:name="1,52249" table:display="true" table:show-details="true"/>
                <table:data-pilot-member table:name="1,52279" table:display="true" table:show-details="true"/>
                <table:data-pilot-member table:name="1,52299" table:display="true" table:show-details="true"/>
                <table:data-pilot-member table:name="1,52319" table:display="true" table:show-details="true"/>
                <table:data-pilot-member table:name="1,52364" table:display="true" table:show-details="true"/>
                <table:data-pilot-member table:name="1,52386" table:display="true" table:show-details="true"/>
                <table:data-pilot-member table:name="1,52396" table:display="true" table:show-details="true"/>
                <table:data-pilot-member table:name="1,52592" table:display="true" table:show-details="true"/>
                <table:data-pilot-member table:name="1,52627" table:display="true" table:show-details="true"/>
                <table:data-pilot-member table:name="1,52675" table:display="true" table:show-details="true"/>
                <table:data-pilot-member table:name="1,52689" table:display="true" table:show-details="true"/>
                <table:data-pilot-member table:name="1,52761" table:display="true" table:show-details="true"/>
                <table:data-pilot-member table:name="1,52809" table:display="true" table:show-details="true"/>
                <table:data-pilot-member table:name="1,53007" table:display="true" table:show-details="true"/>
                <table:data-pilot-member table:name="1,53522" table:display="true" table:show-details="true"/>
                <table:data-pilot-member table:name="1,54641" table:display="true" table:show-details="true"/>
                <table:data-pilot-member table:name="1,54685" table:display="true" table:show-details="true"/>
                <table:data-pilot-member table:name="1,57211" table:display="true" table:show-details="true"/>
                <table:data-pilot-member table:name="1,58561" table:display="true" table:show-details="true"/>
                <table:data-pilot-member table:name="1,59138" table:display="true" table:show-details="true"/>
                <table:data-pilot-member table:name="1,59367" table:display="true" table:show-details="true"/>
                <table:data-pilot-member table:name="1,60367" table:display="true" table:show-details="true"/>
                <table:data-pilot-member table:name="1,65175" table:display="true" table:show-details="true"/>
                <table:data-pilot-member table:name="1,65538" table:display="true" table:show-details="true"/>
                <table:data-pilot-member table:name="1,65767" table:display="true" table:show-details="true"/>
                <table:data-pilot-member table:name="1,65882" table:display="true" table:show-details="true"/>
                <table:data-pilot-member table:name="1,65943" table:display="true" table:show-details="true"/>
                <table:data-pilot-member table:name="1,65994" table:display="true" table:show-details="true"/>
                <table:data-pilot-member table:name="1,66009" table:display="true" table:show-details="true"/>
                <table:data-pilot-member table:name="1,66104" table:display="true" table:show-details="true"/>
                <table:data-pilot-member table:name="1,66149" table:display="true" table:show-details="true"/>
                <table:data-pilot-member table:name="1,66196" table:display="true" table:show-details="true"/>
                <table:data-pilot-member table:name="1,66219" table:display="true" table:show-details="true"/>
                <table:data-pilot-member table:name="1,66231" table:display="true" table:show-details="true"/>
                <table:data-pilot-member table:name="1,66237" table:display="true" table:show-details="true"/>
                <table:data-pilot-member table:name="1,66254" table:display="true" table:show-details="true"/>
                <table:data-pilot-member table:name="1,66293" table:display="true" table:show-details="true"/>
                <table:data-pilot-member table:name="1,66417" table:display="true" table:show-details="true"/>
                <table:data-pilot-member table:name="1,6643" table:display="true" table:show-details="true"/>
                <table:data-pilot-member table:name="1,66433" table:display="true" table:show-details="true"/>
                <table:data-pilot-member table:name="1,66435" table:display="true" table:show-details="true"/>
                <table:data-pilot-member table:name="1,66436" table:display="true" table:show-details="true"/>
                <table:data-pilot-member table:name="1,66491" table:display="true" table:show-details="true"/>
                <table:data-pilot-member table:name="1,66496" table:display="true" table:show-details="true"/>
                <table:data-pilot-member table:name="1,66522" table:display="true" table:show-details="true"/>
                <table:data-pilot-member table:name="1,66523" table:display="true" table:show-details="true"/>
                <table:data-pilot-member table:name="1,66536" table:display="true" table:show-details="true"/>
                <table:data-pilot-member table:name="1,66551" table:display="true" table:show-details="true"/>
                <table:data-pilot-member table:name="1,66555" table:display="true" table:show-details="true"/>
                <table:data-pilot-member table:name="1,66575" table:display="true" table:show-details="true"/>
                <table:data-pilot-member table:name="1,66585" table:display="true" table:show-details="true"/>
                <table:data-pilot-member table:name="1,6661" table:display="true" table:show-details="true"/>
                <table:data-pilot-member table:name="1,66667" table:display="true" table:show-details="true"/>
                <table:data-pilot-member table:name="1,66682" table:display="true" table:show-details="true"/>
                <table:data-pilot-member table:name="1,66687" table:display="true" table:show-details="true"/>
                <table:data-pilot-member table:name="1,66714" table:display="true" table:show-details="true"/>
                <table:data-pilot-member table:name="1,66726" table:display="true" table:show-details="true"/>
                <table:data-pilot-member table:name="1,6673" table:display="true" table:show-details="true"/>
                <table:data-pilot-member table:name="1,66739" table:display="true" table:show-details="true"/>
                <table:data-pilot-member table:name="1,66747" table:display="true" table:show-details="true"/>
                <table:data-pilot-member table:name="1,66755" table:display="true" table:show-details="true"/>
                <table:data-pilot-member table:name="1,66789" table:display="true" table:show-details="true"/>
                <table:data-pilot-member table:name="1,66797" table:display="true" table:show-details="true"/>
                <table:data-pilot-member table:name="1,66806" table:display="true" table:show-details="true"/>
                <table:data-pilot-member table:name="1,66835" table:display="true" table:show-details="true"/>
                <table:data-pilot-member table:name="1,66838" table:display="true" table:show-details="true"/>
                <table:data-pilot-member table:name="1,66856" table:display="true" table:show-details="true"/>
                <table:data-pilot-member table:name="1,66907" table:display="true" table:show-details="true"/>
                <table:data-pilot-member table:name="1,66914" table:display="true" table:show-details="true"/>
                <table:data-pilot-member table:name="1,66929" table:display="true" table:show-details="true"/>
                <table:data-pilot-member table:name="1,66948" table:display="true" table:show-details="true"/>
                <table:data-pilot-member table:name="1,6695" table:display="true" table:show-details="true"/>
                <table:data-pilot-member table:name="1,66956" table:display="true" table:show-details="true"/>
                <table:data-pilot-member table:name="1,6697" table:display="true" table:show-details="true"/>
                <table:data-pilot-member table:name="1,6698" table:display="true" table:show-details="true"/>
                <table:data-pilot-member table:name="1,66992" table:display="true" table:show-details="true"/>
                <table:data-pilot-member table:name="1,66993" table:display="true" table:show-details="true"/>
                <table:data-pilot-member table:name="1,67056" table:display="true" table:show-details="true"/>
                <table:data-pilot-member table:name="1,67072" table:display="true" table:show-details="true"/>
                <table:data-pilot-member table:name="1,67075" table:display="true" table:show-details="true"/>
                <table:data-pilot-member table:name="1,67091" table:display="true" table:show-details="true"/>
                <table:data-pilot-member table:name="1,67108" table:display="true" table:show-details="true"/>
                <table:data-pilot-member table:name="1,67133" table:display="true" table:show-details="true"/>
                <table:data-pilot-member table:name="1,67145" table:display="true" table:show-details="true"/>
                <table:data-pilot-member table:name="1,67161" table:display="true" table:show-details="true"/>
                <table:data-pilot-member table:name="1,67209" table:display="true" table:show-details="true"/>
                <table:data-pilot-member table:name="1,67231" table:display="true" table:show-details="true"/>
                <table:data-pilot-member table:name="1,67247" table:display="true" table:show-details="true"/>
                <table:data-pilot-member table:name="1,67298" table:display="true" table:show-details="true"/>
                <table:data-pilot-member table:name="1,67321" table:display="true" table:show-details="true"/>
                <table:data-pilot-member table:name="1,67345" table:display="true" table:show-details="true"/>
                <table:data-pilot-member table:name="1,67355" table:display="true" table:show-details="true"/>
                <table:data-pilot-member table:name="1,67377" table:display="true" table:show-details="true"/>
                <table:data-pilot-member table:name="1,67391" table:display="true" table:show-details="true"/>
                <table:data-pilot-member table:name="1,674" table:display="true" table:show-details="true"/>
                <table:data-pilot-member table:name="1,67413" table:display="true" table:show-details="true"/>
                <table:data-pilot-member table:name="1,67416" table:display="true" table:show-details="true"/>
                <table:data-pilot-member table:name="1,67469" table:display="true" table:show-details="true"/>
                <table:data-pilot-member table:name="1,67477" table:display="true" table:show-details="true"/>
                <table:data-pilot-member table:name="1,67493" table:display="true" table:show-details="true"/>
                <table:data-pilot-member table:name="1,67515" table:display="true" table:show-details="true"/>
                <table:data-pilot-member table:name="1,67591" table:display="true" table:show-details="true"/>
                <table:data-pilot-member table:name="1,67592" table:display="true" table:show-details="true"/>
                <table:data-pilot-member table:name="1,67621" table:display="true" table:show-details="true"/>
                <table:data-pilot-member table:name="1,67629" table:display="true" table:show-details="true"/>
                <table:data-pilot-member table:name="1,67641" table:display="true" table:show-details="true"/>
                <table:data-pilot-member table:name="1,67642" table:display="true" table:show-details="true"/>
                <table:data-pilot-member table:name="1,67668" table:display="true" table:show-details="true"/>
                <table:data-pilot-member table:name="1,67671" table:display="true" table:show-details="true"/>
                <table:data-pilot-member table:name="1,67693" table:display="true" table:show-details="true"/>
                <table:data-pilot-member table:name="1,677" table:display="true" table:show-details="true"/>
                <table:data-pilot-member table:name="1,67701" table:display="true" table:show-details="true"/>
                <table:data-pilot-member table:name="1,67771" table:display="true" table:show-details="true"/>
                <table:data-pilot-member table:name="1,67798" table:display="true" table:show-details="true"/>
                <table:data-pilot-member table:name="1,67918" table:display="true" table:show-details="true"/>
                <table:data-pilot-member table:name="1,67922" table:display="true" table:show-details="true"/>
                <table:data-pilot-member table:name="1,67941" table:display="true" table:show-details="true"/>
                <table:data-pilot-member table:name="1,67946" table:display="true" table:show-details="true"/>
                <table:data-pilot-member table:name="1,67957" table:display="true" table:show-details="true"/>
                <table:data-pilot-member table:name="1,67966" table:display="true" table:show-details="true"/>
                <table:data-pilot-member table:name="1,67978" table:display="true" table:show-details="true"/>
                <table:data-pilot-member table:name="1,68042" table:display="true" table:show-details="true"/>
                <table:data-pilot-member table:name="1,68115" table:display="true" table:show-details="true"/>
                <table:data-pilot-member table:name="1,68122" table:display="true" table:show-details="true"/>
                <table:data-pilot-member table:name="1,68152" table:display="true" table:show-details="true"/>
                <table:data-pilot-member table:name="1,68161" table:display="true" table:show-details="true"/>
                <table:data-pilot-member table:name="1,68164" table:display="true" table:show-details="true"/>
                <table:data-pilot-member table:name="1,68196" table:display="true" table:show-details="true"/>
                <table:data-pilot-member table:name="1,68222" table:display="true" table:show-details="true"/>
                <table:data-pilot-member table:name="1,68291" table:display="true" table:show-details="true"/>
                <table:data-pilot-member table:name="1,68304" table:display="true" table:show-details="true"/>
                <table:data-pilot-member table:name="1,6831" table:display="true" table:show-details="true"/>
                <table:data-pilot-member table:name="1,68353" table:display="true" table:show-details="true"/>
                <table:data-pilot-member table:name="1,68493" table:display="true" table:show-details="true"/>
                <table:data-pilot-member table:name="1,68525" table:display="true" table:show-details="true"/>
                <table:data-pilot-member table:name="1,6853" table:display="true" table:show-details="true"/>
                <table:data-pilot-member table:name="1,68665" table:display="true" table:show-details="true"/>
                <table:data-pilot-member table:name="1,68691" table:display="true" table:show-details="true"/>
                <table:data-pilot-member table:name="1,68752" table:display="true" table:show-details="true"/>
                <table:data-pilot-member table:name="1,68837" table:display="true" table:show-details="true"/>
                <table:data-pilot-member table:name="1,68872" table:display="true" table:show-details="true"/>
                <table:data-pilot-member table:name="1,68966" table:display="true" table:show-details="true"/>
                <table:data-pilot-member table:name="1,69" table:display="true" table:show-details="true"/>
                <table:data-pilot-member table:name="1,69089" table:display="true" table:show-details="true"/>
                <table:data-pilot-member table:name="1,69139" table:display="true" table:show-details="true"/>
                <table:data-pilot-member table:name="1,69198" table:display="true" table:show-details="true"/>
                <table:data-pilot-member table:name="1,69222" table:display="true" table:show-details="true"/>
                <table:data-pilot-member table:name="1,69278" table:display="true" table:show-details="true"/>
                <table:data-pilot-member table:name="1,69324" table:display="true" table:show-details="true"/>
                <table:data-pilot-member table:name="1,69329" table:display="true" table:show-details="true"/>
                <table:data-pilot-member table:name="1,69393" table:display="true" table:show-details="true"/>
                <table:data-pilot-member table:name="1,69427" table:display="true" table:show-details="true"/>
                <table:data-pilot-member table:name="1,69449" table:display="true" table:show-details="true"/>
                <table:data-pilot-member table:name="1,69463" table:display="true" table:show-details="true"/>
                <table:data-pilot-member table:name="1,69517" table:display="true" table:show-details="true"/>
                <table:data-pilot-member table:name="1,69554" table:display="true" table:show-details="true"/>
                <table:data-pilot-member table:name="1,69577" table:display="true" table:show-details="true"/>
                <table:data-pilot-member table:name="1,69619" table:display="true" table:show-details="true"/>
                <table:data-pilot-member table:name="1,69663" table:display="true" table:show-details="true"/>
                <table:data-pilot-member table:name="1,69688" table:display="true" table:show-details="true"/>
                <table:data-pilot-member table:name="1,69764" table:display="true" table:show-details="true"/>
                <table:data-pilot-member table:name="1,69772" table:display="true" table:show-details="true"/>
                <table:data-pilot-member table:name="1,69831" table:display="true" table:show-details="true"/>
                <table:data-pilot-member table:name="1,69849" table:display="true" table:show-details="true"/>
                <table:data-pilot-member table:name="1,69885" table:display="true" table:show-details="true"/>
                <table:data-pilot-member table:name="1,69917" table:display="true" table:show-details="true"/>
                <table:data-pilot-member table:name="1,69923" table:display="true" table:show-details="true"/>
                <table:data-pilot-member table:name="1,69977" table:display="true" table:show-details="true"/>
                <table:data-pilot-member table:name="1,69995" table:display="true" table:show-details="true"/>
                <table:data-pilot-member table:name="1,70002" table:display="true" table:show-details="true"/>
                <table:data-pilot-member table:name="1,70024" table:display="true" table:show-details="true"/>
                <table:data-pilot-member table:name="1,7003" table:display="true" table:show-details="true"/>
                <table:data-pilot-member table:name="1,70069" table:display="true" table:show-details="true"/>
                <table:data-pilot-member table:name="1,70129" table:display="true" table:show-details="true"/>
                <table:data-pilot-member table:name="1,70158" table:display="true" table:show-details="true"/>
                <table:data-pilot-member table:name="1,70182" table:display="true" table:show-details="true"/>
                <table:data-pilot-member table:name="1,70203" table:display="true" table:show-details="true"/>
                <table:data-pilot-member table:name="1,70284" table:display="true" table:show-details="true"/>
                <table:data-pilot-member table:name="1,703" table:display="true" table:show-details="true"/>
                <table:data-pilot-member table:name="1,70327" table:display="true" table:show-details="true"/>
                <table:data-pilot-member table:name="1,70408" table:display="true" table:show-details="true"/>
                <table:data-pilot-member table:name="1,70474" table:display="true" table:show-details="true"/>
                <table:data-pilot-member table:name="1,70658" table:display="true" table:show-details="true"/>
                <table:data-pilot-member table:name="1,70727" table:display="true" table:show-details="true"/>
                <table:data-pilot-member table:name="1,70739" table:display="true" table:show-details="true"/>
                <table:data-pilot-member table:name="1,70784" table:display="true" table:show-details="true"/>
                <table:data-pilot-member table:name="1,70799" table:display="true" table:show-details="true"/>
                <table:data-pilot-member table:name="1,70829" table:display="true" table:show-details="true"/>
                <table:data-pilot-member table:name="1,70836" table:display="true" table:show-details="true"/>
                <table:data-pilot-member table:name="1,70849" table:display="true" table:show-details="true"/>
                <table:data-pilot-member table:name="1,70852" table:display="true" table:show-details="true"/>
                <table:data-pilot-member table:name="1,7088" table:display="true" table:show-details="true"/>
                <table:data-pilot-member table:name="1,70912" table:display="true" table:show-details="true"/>
                <table:data-pilot-member table:name="1,7105" table:display="true" table:show-details="true"/>
                <table:data-pilot-member table:name="1,71105" table:display="true" table:show-details="true"/>
                <table:data-pilot-member table:name="1,71122" table:display="true" table:show-details="true"/>
                <table:data-pilot-member table:name="1,7113" table:display="true" table:show-details="true"/>
                <table:data-pilot-member table:name="1,71155" table:display="true" table:show-details="true"/>
                <table:data-pilot-member table:name="1,71174" table:display="true" table:show-details="true"/>
                <table:data-pilot-member table:name="1,71184" table:display="true" table:show-details="true"/>
                <table:data-pilot-member table:name="1,71227" table:display="true" table:show-details="true"/>
                <table:data-pilot-member table:name="1,71243" table:display="true" table:show-details="true"/>
                <table:data-pilot-member table:name="1,71259" table:display="true" table:show-details="true"/>
                <table:data-pilot-member table:name="1,71305" table:display="true" table:show-details="true"/>
                <table:data-pilot-member table:name="1,71355" table:display="true" table:show-details="true"/>
                <table:data-pilot-member table:name="1,71359" table:display="true" table:show-details="true"/>
                <table:data-pilot-member table:name="1,71382" table:display="true" table:show-details="true"/>
                <table:data-pilot-member table:name="1,71384" table:display="true" table:show-details="true"/>
                <table:data-pilot-member table:name="1,71423" table:display="true" table:show-details="true"/>
                <table:data-pilot-member table:name="1,71441" table:display="true" table:show-details="true"/>
                <table:data-pilot-member table:name="1,71576" table:display="true" table:show-details="true"/>
                <table:data-pilot-member table:name="1,71654" table:display="true" table:show-details="true"/>
                <table:data-pilot-member table:name="1,71679" table:display="true" table:show-details="true"/>
                <table:data-pilot-member table:name="1,7171" table:display="true" table:show-details="true"/>
                <table:data-pilot-member table:name="1,71764" table:display="true" table:show-details="true"/>
                <table:data-pilot-member table:name="1,71814" table:display="true" table:show-details="true"/>
                <table:data-pilot-member table:name="1,71823" table:display="true" table:show-details="true"/>
                <table:data-pilot-member table:name="1,71883" table:display="true" table:show-details="true"/>
                <table:data-pilot-member table:name="1,71969" table:display="true" table:show-details="true"/>
                <table:data-pilot-member table:name="1,71973" table:display="true" table:show-details="true"/>
                <table:data-pilot-member table:name="1,71988" table:display="true" table:show-details="true"/>
                <table:data-pilot-member table:name="1,71991" table:display="true" table:show-details="true"/>
                <table:data-pilot-member table:name="1,7204" table:display="true" table:show-details="true"/>
                <table:data-pilot-member table:name="1,72094" table:display="true" table:show-details="true"/>
                <table:data-pilot-member table:name="1,72099" table:display="true" table:show-details="true"/>
                <table:data-pilot-member table:name="1,72116" table:display="true" table:show-details="true"/>
                <table:data-pilot-member table:name="1,72141" table:display="true" table:show-details="true"/>
                <table:data-pilot-member table:name="1,7217" table:display="true" table:show-details="true"/>
                <table:data-pilot-member table:name="1,72175" table:display="true" table:show-details="true"/>
                <table:data-pilot-member table:name="1,72203" table:display="true" table:show-details="true"/>
                <table:data-pilot-member table:name="1,72263" table:display="true" table:show-details="true"/>
                <table:data-pilot-member table:name="1,72296" table:display="true" table:show-details="true"/>
                <table:data-pilot-member table:name="1,72307" table:display="true" table:show-details="true"/>
                <table:data-pilot-member table:name="1,72328" table:display="true" table:show-details="true"/>
                <table:data-pilot-member table:name="1,7234" table:display="true" table:show-details="true"/>
                <table:data-pilot-member table:name="1,72343" table:display="true" table:show-details="true"/>
                <table:data-pilot-member table:name="1,7236" table:display="true" table:show-details="true"/>
                <table:data-pilot-member table:name="1,72374" table:display="true" table:show-details="true"/>
                <table:data-pilot-member table:name="1,72395" table:display="true" table:show-details="true"/>
                <table:data-pilot-member table:name="1,72415" table:display="true" table:show-details="true"/>
                <table:data-pilot-member table:name="1,72427" table:display="true" table:show-details="true"/>
                <table:data-pilot-member table:name="1,72439" table:display="true" table:show-details="true"/>
                <table:data-pilot-member table:name="1,72445" table:display="true" table:show-details="true"/>
                <table:data-pilot-member table:name="1,72454" table:display="true" table:show-details="true"/>
                <table:data-pilot-member table:name="1,7247" table:display="true" table:show-details="true"/>
                <table:data-pilot-member table:name="1,72473" table:display="true" table:show-details="true"/>
                <table:data-pilot-member table:name="1,72502" table:display="true" table:show-details="true"/>
                <table:data-pilot-member table:name="1,72514" table:display="true" table:show-details="true"/>
                <table:data-pilot-member table:name="1,72528" table:display="true" table:show-details="true"/>
                <table:data-pilot-member table:name="1,7259" table:display="true" table:show-details="true"/>
                <table:data-pilot-member table:name="1,72593" table:display="true" table:show-details="true"/>
                <table:data-pilot-member table:name="1,72643" table:display="true" table:show-details="true"/>
                <table:data-pilot-member table:name="1,72675" table:display="true" table:show-details="true"/>
                <table:data-pilot-member table:name="1,72756" table:display="true" table:show-details="true"/>
                <table:data-pilot-member table:name="1,73034" table:display="true" table:show-details="true"/>
                <table:data-pilot-member table:name="1,7304" table:display="true" table:show-details="true"/>
                <table:data-pilot-member table:name="1,73041" table:display="true" table:show-details="true"/>
                <table:data-pilot-member table:name="1,7324" table:display="true" table:show-details="true"/>
                <table:data-pilot-member table:name="1,73258" table:display="true" table:show-details="true"/>
                <table:data-pilot-member table:name="1,73311" table:display="true" table:show-details="true"/>
                <table:data-pilot-member table:name="1,73447" table:display="true" table:show-details="true"/>
                <table:data-pilot-member table:name="1,73516" table:display="true" table:show-details="true"/>
                <table:data-pilot-member table:name="1,73545" table:display="true" table:show-details="true"/>
                <table:data-pilot-member table:name="1,7391" table:display="true" table:show-details="true"/>
                <table:data-pilot-member table:name="1,73931" table:display="true" table:show-details="true"/>
                <table:data-pilot-member table:name="1,73936" table:display="true" table:show-details="true"/>
                <table:data-pilot-member table:name="1,73989" table:display="true" table:show-details="true"/>
                <table:data-pilot-member table:name="1,74111" table:display="true" table:show-details="true"/>
                <table:data-pilot-member table:name="1,74153" table:display="true" table:show-details="true"/>
                <table:data-pilot-member table:name="1,7417" table:display="true" table:show-details="true"/>
                <table:data-pilot-member table:name="1,74308" table:display="true" table:show-details="true"/>
                <table:data-pilot-member table:name="1,74396" table:display="true" table:show-details="true"/>
                <table:data-pilot-member table:name="1,74483" table:display="true" table:show-details="true"/>
                <table:data-pilot-member table:name="1,74495" table:display="true" table:show-details="true"/>
                <table:data-pilot-member table:name="1,74505" table:display="true" table:show-details="true"/>
                <table:data-pilot-member table:name="1,74586" table:display="true" table:show-details="true"/>
                <table:data-pilot-member table:name="1,74658" table:display="true" table:show-details="true"/>
                <table:data-pilot-member table:name="1,74704" table:display="true" table:show-details="true"/>
                <table:data-pilot-member table:name="1,74709" table:display="true" table:show-details="true"/>
                <table:data-pilot-member table:name="1,74795" table:display="true" table:show-details="true"/>
                <table:data-pilot-member table:name="1,74815" table:display="true" table:show-details="true"/>
                <table:data-pilot-member table:name="1,74854" table:display="true" table:show-details="true"/>
                <table:data-pilot-member table:name="1,7497" table:display="true" table:show-details="true"/>
                <table:data-pilot-member table:name="1,75083" table:display="true" table:show-details="true"/>
                <table:data-pilot-member table:name="1,75131" table:display="true" table:show-details="true"/>
                <table:data-pilot-member table:name="1,75256" table:display="true" table:show-details="true"/>
                <table:data-pilot-member table:name="1,75328" table:display="true" table:show-details="true"/>
                <table:data-pilot-member table:name="1,7568" table:display="true" table:show-details="true"/>
                <table:data-pilot-member table:name="1,75732" table:display="true" table:show-details="true"/>
                <table:data-pilot-member table:name="1,75779" table:display="true" table:show-details="true"/>
                <table:data-pilot-member table:name="1,75958" table:display="true" table:show-details="true"/>
                <table:data-pilot-member table:name="1,76062" table:display="true" table:show-details="true"/>
                <table:data-pilot-member table:name="1,76111" table:display="true" table:show-details="true"/>
                <table:data-pilot-member table:name="1,76247" table:display="true" table:show-details="true"/>
                <table:data-pilot-member table:name="1,76405" table:display="true" table:show-details="true"/>
                <table:data-pilot-member table:name="1,76647" table:display="true" table:show-details="true"/>
                <table:data-pilot-member table:name="1,76789" table:display="true" table:show-details="true"/>
                <table:data-pilot-member table:name="1,76794" table:display="true" table:show-details="true"/>
                <table:data-pilot-member table:name="1,76813" table:display="true" table:show-details="true"/>
                <table:data-pilot-member table:name="1,77035" table:display="true" table:show-details="true"/>
                <table:data-pilot-member table:name="1,77053" table:display="true" table:show-details="true"/>
                <table:data-pilot-member table:name="1,77275" table:display="true" table:show-details="true"/>
                <table:data-pilot-member table:name="1,77338" table:display="true" table:show-details="true"/>
                <table:data-pilot-member table:name="1,77421" table:display="true" table:show-details="true"/>
                <table:data-pilot-member table:name="1,77442" table:display="true" table:show-details="true"/>
                <table:data-pilot-member table:name="1,77563" table:display="true" table:show-details="true"/>
                <table:data-pilot-member table:name="1,7757" table:display="true" table:show-details="true"/>
                <table:data-pilot-member table:name="1,7777" table:display="true" table:show-details="true"/>
                <table:data-pilot-member table:name="1,77809" table:display="true" table:show-details="true"/>
                <table:data-pilot-member table:name="1,77888" table:display="true" table:show-details="true"/>
                <table:data-pilot-member table:name="1,77893" table:display="true" table:show-details="true"/>
                <table:data-pilot-member table:name="1,77905" table:display="true" table:show-details="true"/>
                <table:data-pilot-member table:name="1,77941" table:display="true" table:show-details="true"/>
                <table:data-pilot-member table:name="1,78012" table:display="true" table:show-details="true"/>
                <table:data-pilot-member table:name="1,7804" table:display="true" table:show-details="true"/>
                <table:data-pilot-member table:name="1,78054" table:display="true" table:show-details="true"/>
                <table:data-pilot-member table:name="1,78155" table:display="true" table:show-details="true"/>
                <table:data-pilot-member table:name="1,78164" table:display="true" table:show-details="true"/>
                <table:data-pilot-member table:name="1,78171" table:display="true" table:show-details="true"/>
                <table:data-pilot-member table:name="1,78344" table:display="true" table:show-details="true"/>
                <table:data-pilot-member table:name="1,7837" table:display="true" table:show-details="true"/>
                <table:data-pilot-member table:name="1,78429" table:display="true" table:show-details="true"/>
                <table:data-pilot-member table:name="1,7844" table:display="true" table:show-details="true"/>
                <table:data-pilot-member table:name="1,7847" table:display="true" table:show-details="true"/>
                <table:data-pilot-member table:name="1,78508" table:display="true" table:show-details="true"/>
                <table:data-pilot-member table:name="1,78517" table:display="true" table:show-details="true"/>
                <table:data-pilot-member table:name="1,78548" table:display="true" table:show-details="true"/>
                <table:data-pilot-member table:name="1,78641" table:display="true" table:show-details="true"/>
                <table:data-pilot-member table:name="1,78652" table:display="true" table:show-details="true"/>
                <table:data-pilot-member table:name="1,78672" table:display="true" table:show-details="true"/>
                <table:data-pilot-member table:name="1,78765" table:display="true" table:show-details="true"/>
                <table:data-pilot-member table:name="1,78775" table:display="true" table:show-details="true"/>
                <table:data-pilot-member table:name="1,78995" table:display="true" table:show-details="true"/>
                <table:data-pilot-member table:name="1,79024" table:display="true" table:show-details="true"/>
                <table:data-pilot-member table:name="1,79099" table:display="true" table:show-details="true"/>
                <table:data-pilot-member table:name="1,7917" table:display="true" table:show-details="true"/>
                <table:data-pilot-member table:name="1,79195" table:display="true" table:show-details="true"/>
                <table:data-pilot-member table:name="1,7921" table:display="true" table:show-details="true"/>
                <table:data-pilot-member table:name="1,7923" table:display="true" table:show-details="true"/>
                <table:data-pilot-member table:name="1,79232" table:display="true" table:show-details="true"/>
                <table:data-pilot-member table:name="1,79266" table:display="true" table:show-details="true"/>
                <table:data-pilot-member table:name="1,79302" table:display="true" table:show-details="true"/>
                <table:data-pilot-member table:name="1,7934" table:display="true" table:show-details="true"/>
                <table:data-pilot-member table:name="1,79368" table:display="true" table:show-details="true"/>
                <table:data-pilot-member table:name="1,79384" table:display="true" table:show-details="true"/>
                <table:data-pilot-member table:name="1,79389" table:display="true" table:show-details="true"/>
                <table:data-pilot-member table:name="1,79396" table:display="true" table:show-details="true"/>
                <table:data-pilot-member table:name="1,79488" table:display="true" table:show-details="true"/>
                <table:data-pilot-member table:name="1,79506" table:display="true" table:show-details="true"/>
                <table:data-pilot-member table:name="1,79648" table:display="true" table:show-details="true"/>
                <table:data-pilot-member table:name="1,79741" table:display="true" table:show-details="true"/>
                <table:data-pilot-member table:name="1,79769" table:display="true" table:show-details="true"/>
                <table:data-pilot-member table:name="1,79783" table:display="true" table:show-details="true"/>
                <table:data-pilot-member table:name="1,79955" table:display="true" table:show-details="true"/>
                <table:data-pilot-member table:name="1,80079" table:display="true" table:show-details="true"/>
                <table:data-pilot-member table:name="1,80089" table:display="true" table:show-details="true"/>
                <table:data-pilot-member table:name="1,80193" table:display="true" table:show-details="true"/>
                <table:data-pilot-member table:name="1,80209" table:display="true" table:show-details="true"/>
                <table:data-pilot-member table:name="1,80225" table:display="true" table:show-details="true"/>
                <table:data-pilot-member table:name="1,80245" table:display="true" table:show-details="true"/>
                <table:data-pilot-member table:name="1,80256" table:display="true" table:show-details="true"/>
                <table:data-pilot-member table:name="1,80276" table:display="true" table:show-details="true"/>
                <table:data-pilot-member table:name="1,8028" table:display="true" table:show-details="true"/>
                <table:data-pilot-member table:name="1,80293" table:display="true" table:show-details="true"/>
                <table:data-pilot-member table:name="1,80444" table:display="true" table:show-details="true"/>
                <table:data-pilot-member table:name="1,80519" table:display="true" table:show-details="true"/>
                <table:data-pilot-member table:name="1,80561" table:display="true" table:show-details="true"/>
                <table:data-pilot-member table:name="1,80574" table:display="true" table:show-details="true"/>
                <table:data-pilot-member table:name="1,80602" table:display="true" table:show-details="true"/>
                <table:data-pilot-member table:name="1,80725" table:display="true" table:show-details="true"/>
                <table:data-pilot-member table:name="1,80842" table:display="true" table:show-details="true"/>
                <table:data-pilot-member table:name="1,80863" table:display="true" table:show-details="true"/>
                <table:data-pilot-member table:name="1,80939" table:display="true" table:show-details="true"/>
                <table:data-pilot-member table:name="1,81185" table:display="true" table:show-details="true"/>
                <table:data-pilot-member table:name="1,81297" table:display="true" table:show-details="true"/>
                <table:data-pilot-member table:name="1,81313" table:display="true" table:show-details="true"/>
                <table:data-pilot-member table:name="1,81358" table:display="true" table:show-details="true"/>
                <table:data-pilot-member table:name="1,814" table:display="true" table:show-details="true"/>
                <table:data-pilot-member table:name="1,81443" table:display="true" table:show-details="true"/>
                <table:data-pilot-member table:name="1,81501" table:display="true" table:show-details="true"/>
                <table:data-pilot-member table:name="1,81503" table:display="true" table:show-details="true"/>
                <table:data-pilot-member table:name="1,81583" table:display="true" table:show-details="true"/>
                <table:data-pilot-member table:name="1,81961" table:display="true" table:show-details="true"/>
                <table:data-pilot-member table:name="1,82461" table:display="true" table:show-details="true"/>
                <table:data-pilot-member table:name="1,82587" table:display="true" table:show-details="true"/>
                <table:data-pilot-member table:name="1,82663" table:display="true" table:show-details="true"/>
                <table:data-pilot-member table:name="1,82691" table:display="true" table:show-details="true"/>
                <table:data-pilot-member table:name="1,83057" table:display="true" table:show-details="true"/>
                <table:data-pilot-member table:name="1,83882" table:display="true" table:show-details="true"/>
                <table:data-pilot-member table:name="1,8402" table:display="true" table:show-details="true"/>
                <table:data-pilot-member table:name="1,84786" table:display="true" table:show-details="true"/>
                <table:data-pilot-member table:name="1,84993" table:display="true" table:show-details="true"/>
                <table:data-pilot-member table:name="1,85499" table:display="true" table:show-details="true"/>
                <table:data-pilot-member table:name="1,859" table:display="true" table:show-details="true"/>
                <table:data-pilot-member table:name="1,86192" table:display="true" table:show-details="true"/>
                <table:data-pilot-member table:name="1,8716" table:display="true" table:show-details="true"/>
                <table:data-pilot-member table:name="1,87385" table:display="true" table:show-details="true"/>
                <table:data-pilot-member table:name="1,90033" table:display="true" table:show-details="true"/>
                <table:data-pilot-member table:name="1,90288" table:display="true" table:show-details="true"/>
                <table:data-pilot-member table:name="1,90506" table:display="true" table:show-details="true"/>
                <table:data-pilot-member table:name="1,92242" table:display="true" table:show-details="true"/>
                <table:data-pilot-member table:name="1,92275" table:display="true" table:show-details="true"/>
                <table:data-pilot-member table:name="1,93875" table:display="true" table:show-details="true"/>
                <table:data-pilot-member table:name="1,94999" table:display="true" table:show-details="true"/>
                <table:data-pilot-member table:name="1,95472" table:display="true" table:show-details="true"/>
                <table:data-pilot-member table:name="1,96061" table:display="true" table:show-details="true"/>
                <table:data-pilot-member table:name="1,96879" table:display="true" table:show-details="true"/>
                <table:data-pilot-member table:name="1,97527" table:display="true" table:show-details="true"/>
                <table:data-pilot-member table:name="1,99782" table:display="true" table:show-details="true"/>
                <table:data-pilot-member table:name="2,01618" table:display="true" table:show-details="true"/>
                <table:data-pilot-member table:name="2,02504" table:display="true" table:show-details="true"/>
                <table:data-pilot-member table:name="2,04038" table:display="true" table:show-details="true"/>
                <table:data-pilot-member table:name="2,04157" table:display="true" table:show-details="true"/>
                <table:data-pilot-member table:name="2,0792" table:display="true" table:show-details="true"/>
                <table:data-pilot-member table:name="2,08006" table:display="true" table:show-details="true"/>
                <table:data-pilot-member table:name="2,08447" table:display="true" table:show-details="true"/>
                <table:data-pilot-member table:name="2,08496" table:display="true" table:show-details="true"/>
                <table:data-pilot-member table:name="2,08499" table:display="true" table:show-details="true"/>
                <table:data-pilot-member table:name="2,08507" table:display="true" table:show-details="true"/>
                <table:data-pilot-member table:name="2,08508" table:display="true" table:show-details="true"/>
                <table:data-pilot-member table:name="2,08627" table:display="true" table:show-details="true"/>
                <table:data-pilot-member table:name="2,0864" table:display="true" table:show-details="true"/>
                <table:data-pilot-member table:name="2,08655" table:display="true" table:show-details="true"/>
                <table:data-pilot-member table:name="2,08688" table:display="true" table:show-details="true"/>
                <table:data-pilot-member table:name="2,08693" table:display="true" table:show-details="true"/>
                <table:data-pilot-member table:name="2,0872" table:display="true" table:show-details="true"/>
                <table:data-pilot-member table:name="2,08738" table:display="true" table:show-details="true"/>
                <table:data-pilot-member table:name="2,08752" table:display="true" table:show-details="true"/>
                <table:data-pilot-member table:name="2,08759" table:display="true" table:show-details="true"/>
                <table:data-pilot-member table:name="2,0876" table:display="true" table:show-details="true"/>
                <table:data-pilot-member table:name="2,088" table:display="true" table:show-details="true"/>
                <table:data-pilot-member table:name="2,08812" table:display="true" table:show-details="true"/>
                <table:data-pilot-member table:name="2,08833" table:display="true" table:show-details="true"/>
                <table:data-pilot-member table:name="2,08838" table:display="true" table:show-details="true"/>
                <table:data-pilot-member table:name="2,0886" table:display="true" table:show-details="true"/>
                <table:data-pilot-member table:name="2,08874" table:display="true" table:show-details="true"/>
                <table:data-pilot-member table:name="2,08877" table:display="true" table:show-details="true"/>
                <table:data-pilot-member table:name="2,08881" table:display="true" table:show-details="true"/>
                <table:data-pilot-member table:name="2,08925" table:display="true" table:show-details="true"/>
                <table:data-pilot-member table:name="2,0894" table:display="true" table:show-details="true"/>
                <table:data-pilot-member table:name="2,08947" table:display="true" table:show-details="true"/>
                <table:data-pilot-member table:name="2,08956" table:display="true" table:show-details="true"/>
                <table:data-pilot-member table:name="2,0896" table:display="true" table:show-details="true"/>
                <table:data-pilot-member table:name="2,08967" table:display="true" table:show-details="true"/>
                <table:data-pilot-member table:name="2,0897" table:display="true" table:show-details="true"/>
                <table:data-pilot-member table:name="2,08973" table:display="true" table:show-details="true"/>
                <table:data-pilot-member table:name="2,08976" table:display="true" table:show-details="true"/>
                <table:data-pilot-member table:name="2,08998" table:display="true" table:show-details="true"/>
                <table:data-pilot-member table:name="2,09014" table:display="true" table:show-details="true"/>
                <table:data-pilot-member table:name="2,09032" table:display="true" table:show-details="true"/>
                <table:data-pilot-member table:name="2,09057" table:display="true" table:show-details="true"/>
                <table:data-pilot-member table:name="2,09064" table:display="true" table:show-details="true"/>
                <table:data-pilot-member table:name="2,0907" table:display="true" table:show-details="true"/>
                <table:data-pilot-member table:name="2,09103" table:display="true" table:show-details="true"/>
                <table:data-pilot-member table:name="2,09105" table:display="true" table:show-details="true"/>
                <table:data-pilot-member table:name="2,09108" table:display="true" table:show-details="true"/>
                <table:data-pilot-member table:name="2,09116" table:display="true" table:show-details="true"/>
                <table:data-pilot-member table:name="2,09118" table:display="true" table:show-details="true"/>
                <table:data-pilot-member table:name="2,09122" table:display="true" table:show-details="true"/>
                <table:data-pilot-member table:name="2,09126" table:display="true" table:show-details="true"/>
                <table:data-pilot-member table:name="2,09128" table:display="true" table:show-details="true"/>
                <table:data-pilot-member table:name="2,09131" table:display="true" table:show-details="true"/>
                <table:data-pilot-member table:name="2,09136" table:display="true" table:show-details="true"/>
                <table:data-pilot-member table:name="2,09151" table:display="true" table:show-details="true"/>
                <table:data-pilot-member table:name="2,09157" table:display="true" table:show-details="true"/>
                <table:data-pilot-member table:name="2,09159" table:display="true" table:show-details="true"/>
                <table:data-pilot-member table:name="2,09172" table:display="true" table:show-details="true"/>
                <table:data-pilot-member table:name="2,09182" table:display="true" table:show-details="true"/>
                <table:data-pilot-member table:name="2,09185" table:display="true" table:show-details="true"/>
                <table:data-pilot-member table:name="2,09186" table:display="true" table:show-details="true"/>
                <table:data-pilot-member table:name="2,09189" table:display="true" table:show-details="true"/>
                <table:data-pilot-member table:name="2,09193" table:display="true" table:show-details="true"/>
                <table:data-pilot-member table:name="2,09196" table:display="true" table:show-details="true"/>
                <table:data-pilot-member table:name="2,09203" table:display="true" table:show-details="true"/>
                <table:data-pilot-member table:name="2,09212" table:display="true" table:show-details="true"/>
                <table:data-pilot-member table:name="2,09236" table:display="true" table:show-details="true"/>
                <table:data-pilot-member table:name="2,09244" table:display="true" table:show-details="true"/>
                <table:data-pilot-member table:name="2,09246" table:display="true" table:show-details="true"/>
                <table:data-pilot-member table:name="2,09247" table:display="true" table:show-details="true"/>
                <table:data-pilot-member table:name="2,09253" table:display="true" table:show-details="true"/>
                <table:data-pilot-member table:name="2,09256" table:display="true" table:show-details="true"/>
                <table:data-pilot-member table:name="2,09258" table:display="true" table:show-details="true"/>
                <table:data-pilot-member table:name="2,0926" table:display="true" table:show-details="true"/>
                <table:data-pilot-member table:name="2,09263" table:display="true" table:show-details="true"/>
                <table:data-pilot-member table:name="2,09267" table:display="true" table:show-details="true"/>
                <table:data-pilot-member table:name="2,0927" table:display="true" table:show-details="true"/>
                <table:data-pilot-member table:name="2,09282" table:display="true" table:show-details="true"/>
                <table:data-pilot-member table:name="2,09291" table:display="true" table:show-details="true"/>
                <table:data-pilot-member table:name="2,09301" table:display="true" table:show-details="true"/>
                <table:data-pilot-member table:name="2,09304" table:display="true" table:show-details="true"/>
                <table:data-pilot-member table:name="2,09312" table:display="true" table:show-details="true"/>
                <table:data-pilot-member table:name="2,09336" table:display="true" table:show-details="true"/>
                <table:data-pilot-member table:name="2,09338" table:display="true" table:show-details="true"/>
                <table:data-pilot-member table:name="2,09343" table:display="true" table:show-details="true"/>
                <table:data-pilot-member table:name="2,09347" table:display="true" table:show-details="true"/>
                <table:data-pilot-member table:name="2,09361" table:display="true" table:show-details="true"/>
                <table:data-pilot-member table:name="2,09415" table:display="true" table:show-details="true"/>
                <table:data-pilot-member table:name="2,09426" table:display="true" table:show-details="true"/>
                <table:data-pilot-member table:name="2,09438" table:display="true" table:show-details="true"/>
                <table:data-pilot-member table:name="2,0945" table:display="true" table:show-details="true"/>
                <table:data-pilot-member table:name="2,09451" table:display="true" table:show-details="true"/>
                <table:data-pilot-member table:name="2,09452" table:display="true" table:show-details="true"/>
                <table:data-pilot-member table:name="2,09453" table:display="true" table:show-details="true"/>
                <table:data-pilot-member table:name="2,09457" table:display="true" table:show-details="true"/>
                <table:data-pilot-member table:name="2,09475" table:display="true" table:show-details="true"/>
                <table:data-pilot-member table:name="2,09485" table:display="true" table:show-details="true"/>
                <table:data-pilot-member table:name="2,09488" table:display="true" table:show-details="true"/>
                <table:data-pilot-member table:name="2,09492" table:display="true" table:show-details="true"/>
                <table:data-pilot-member table:name="2,09516" table:display="true" table:show-details="true"/>
                <table:data-pilot-member table:name="2,09518" table:display="true" table:show-details="true"/>
                <table:data-pilot-member table:name="2,09523" table:display="true" table:show-details="true"/>
                <table:data-pilot-member table:name="2,09532" table:display="true" table:show-details="true"/>
                <table:data-pilot-member table:name="2,09558" table:display="true" table:show-details="true"/>
                <table:data-pilot-member table:name="2,09582" table:display="true" table:show-details="true"/>
                <table:data-pilot-member table:name="2,09596" table:display="true" table:show-details="true"/>
                <table:data-pilot-member table:name="2,09603" table:display="true" table:show-details="true"/>
                <table:data-pilot-member table:name="2,0961" table:display="true" table:show-details="true"/>
                <table:data-pilot-member table:name="2,09611" table:display="true" table:show-details="true"/>
                <table:data-pilot-member table:name="2,09625" table:display="true" table:show-details="true"/>
                <table:data-pilot-member table:name="2,0965" table:display="true" table:show-details="true"/>
                <table:data-pilot-member table:name="2,09671" table:display="true" table:show-details="true"/>
                <table:data-pilot-member table:name="2,09687" table:display="true" table:show-details="true"/>
                <table:data-pilot-member table:name="2,09705" table:display="true" table:show-details="true"/>
                <table:data-pilot-member table:name="2,09714" table:display="true" table:show-details="true"/>
                <table:data-pilot-member table:name="2,09716" table:display="true" table:show-details="true"/>
                <table:data-pilot-member table:name="2,09754" table:display="true" table:show-details="true"/>
                <table:data-pilot-member table:name="2,09776" table:display="true" table:show-details="true"/>
                <table:data-pilot-member table:name="2,09808" table:display="true" table:show-details="true"/>
                <table:data-pilot-member table:name="2,09816" table:display="true" table:show-details="true"/>
                <table:data-pilot-member table:name="2,09835" table:display="true" table:show-details="true"/>
                <table:data-pilot-member table:name="2,09841" table:display="true" table:show-details="true"/>
                <table:data-pilot-member table:name="2,09863" table:display="true" table:show-details="true"/>
                <table:data-pilot-member table:name="2,09895" table:display="true" table:show-details="true"/>
                <table:data-pilot-member table:name="2,09906" table:display="true" table:show-details="true"/>
                <table:data-pilot-member table:name="2,09918" table:display="true" table:show-details="true"/>
                <table:data-pilot-member table:name="2,09919" table:display="true" table:show-details="true"/>
                <table:data-pilot-member table:name="2,0994" table:display="true" table:show-details="true"/>
                <table:data-pilot-member table:name="2,09942" table:display="true" table:show-details="true"/>
                <table:data-pilot-member table:name="2,09943" table:display="true" table:show-details="true"/>
                <table:data-pilot-member table:name="2,09946" table:display="true" table:show-details="true"/>
                <table:data-pilot-member table:name="2,09948" table:display="true" table:show-details="true"/>
                <table:data-pilot-member table:name="2,09959" table:display="true" table:show-details="true"/>
                <table:data-pilot-member table:name="2,09966" table:display="true" table:show-details="true"/>
                <table:data-pilot-member table:name="2,09976" table:display="true" table:show-details="true"/>
                <table:data-pilot-member table:name="2,09984" table:display="true" table:show-details="true"/>
                <table:data-pilot-member table:name="2,1001" table:display="true" table:show-details="true"/>
                <table:data-pilot-member table:name="2,10015" table:display="true" table:show-details="true"/>
                <table:data-pilot-member table:name="2,10025" table:display="true" table:show-details="true"/>
                <table:data-pilot-member table:name="2,10031" table:display="true" table:show-details="true"/>
                <table:data-pilot-member table:name="2,10051" table:display="true" table:show-details="true"/>
                <table:data-pilot-member table:name="2,10053" table:display="true" table:show-details="true"/>
                <table:data-pilot-member table:name="2,10056" table:display="true" table:show-details="true"/>
                <table:data-pilot-member table:name="2,10065" table:display="true" table:show-details="true"/>
                <table:data-pilot-member table:name="2,10102" table:display="true" table:show-details="true"/>
                <table:data-pilot-member table:name="2,10103" table:display="true" table:show-details="true"/>
                <table:data-pilot-member table:name="2,10107" table:display="true" table:show-details="true"/>
                <table:data-pilot-member table:name="2,10116" table:display="true" table:show-details="true"/>
                <table:data-pilot-member table:name="2,10132" table:display="true" table:show-details="true"/>
                <table:data-pilot-member table:name="2,10136" table:display="true" table:show-details="true"/>
                <table:data-pilot-member table:name="2,10177" table:display="true" table:show-details="true"/>
                <table:data-pilot-member table:name="2,10182" table:display="true" table:show-details="true"/>
                <table:data-pilot-member table:name="2,10205" table:display="true" table:show-details="true"/>
                <table:data-pilot-member table:name="2,10238" table:display="true" table:show-details="true"/>
                <table:data-pilot-member table:name="2,10261" table:display="true" table:show-details="true"/>
                <table:data-pilot-member table:name="2,10269" table:display="true" table:show-details="true"/>
                <table:data-pilot-member table:name="2,10276" table:display="true" table:show-details="true"/>
                <table:data-pilot-member table:name="2,10281" table:display="true" table:show-details="true"/>
                <table:data-pilot-member table:name="2,103" table:display="true" table:show-details="true"/>
                <table:data-pilot-member table:name="2,10306" table:display="true" table:show-details="true"/>
                <table:data-pilot-member table:name="2,10313" table:display="true" table:show-details="true"/>
                <table:data-pilot-member table:name="2,10322" table:display="true" table:show-details="true"/>
                <table:data-pilot-member table:name="2,10327" table:display="true" table:show-details="true"/>
                <table:data-pilot-member table:name="2,10329" table:display="true" table:show-details="true"/>
                <table:data-pilot-member table:name="2,10333" table:display="true" table:show-details="true"/>
                <table:data-pilot-member table:name="2,10343" table:display="true" table:show-details="true"/>
                <table:data-pilot-member table:name="2,10357" table:display="true" table:show-details="true"/>
                <table:data-pilot-member table:name="2,10382" table:display="true" table:show-details="true"/>
                <table:data-pilot-member table:name="2,10403" table:display="true" table:show-details="true"/>
                <table:data-pilot-member table:name="2,10406" table:display="true" table:show-details="true"/>
                <table:data-pilot-member table:name="2,10436" table:display="true" table:show-details="true"/>
                <table:data-pilot-member table:name="2,10453" table:display="true" table:show-details="true"/>
                <table:data-pilot-member table:name="2,10454" table:display="true" table:show-details="true"/>
                <table:data-pilot-member table:name="2,10459" table:display="true" table:show-details="true"/>
                <table:data-pilot-member table:name="2,10498" table:display="true" table:show-details="true"/>
                <table:data-pilot-member table:name="2,10528" table:display="true" table:show-details="true"/>
                <table:data-pilot-member table:name="2,10538" table:display="true" table:show-details="true"/>
                <table:data-pilot-member table:name="2,10555" table:display="true" table:show-details="true"/>
                <table:data-pilot-member table:name="2,1056" table:display="true" table:show-details="true"/>
                <table:data-pilot-member table:name="2,1057" table:display="true" table:show-details="true"/>
                <table:data-pilot-member table:name="2,10578" table:display="true" table:show-details="true"/>
                <table:data-pilot-member table:name="2,10584" table:display="true" table:show-details="true"/>
                <table:data-pilot-member table:name="2,10604" table:display="true" table:show-details="true"/>
                <table:data-pilot-member table:name="2,10616" table:display="true" table:show-details="true"/>
                <table:data-pilot-member table:name="2,10618" table:display="true" table:show-details="true"/>
                <table:data-pilot-member table:name="2,10649" table:display="true" table:show-details="true"/>
                <table:data-pilot-member table:name="2,10673" table:display="true" table:show-details="true"/>
                <table:data-pilot-member table:name="2,10717" table:display="true" table:show-details="true"/>
                <table:data-pilot-member table:name="2,10738" table:display="true" table:show-details="true"/>
                <table:data-pilot-member table:name="2,10772" table:display="true" table:show-details="true"/>
                <table:data-pilot-member table:name="2,10774" table:display="true" table:show-details="true"/>
                <table:data-pilot-member table:name="2,10784" table:display="true" table:show-details="true"/>
                <table:data-pilot-member table:name="2,10801" table:display="true" table:show-details="true"/>
                <table:data-pilot-member table:name="2,10835" table:display="true" table:show-details="true"/>
                <table:data-pilot-member table:name="2,10857" table:display="true" table:show-details="true"/>
                <table:data-pilot-member table:name="2,10859" table:display="true" table:show-details="true"/>
                <table:data-pilot-member table:name="2,10911" table:display="true" table:show-details="true"/>
                <table:data-pilot-member table:name="2,10915" table:display="true" table:show-details="true"/>
                <table:data-pilot-member table:name="2,10925" table:display="true" table:show-details="true"/>
                <table:data-pilot-member table:name="2,10928" table:display="true" table:show-details="true"/>
                <table:data-pilot-member table:name="2,10944" table:display="true" table:show-details="true"/>
                <table:data-pilot-member table:name="2,1097" table:display="true" table:show-details="true"/>
                <table:data-pilot-member table:name="2,11011" table:display="true" table:show-details="true"/>
                <table:data-pilot-member table:name="2,11031" table:display="true" table:show-details="true"/>
                <table:data-pilot-member table:name="2,11038" table:display="true" table:show-details="true"/>
                <table:data-pilot-member table:name="2,11101" table:display="true" table:show-details="true"/>
                <table:data-pilot-member table:name="2,11138" table:display="true" table:show-details="true"/>
                <table:data-pilot-member table:name="2,11157" table:display="true" table:show-details="true"/>
                <table:data-pilot-member table:name="2,11185" table:display="true" table:show-details="true"/>
                <table:data-pilot-member table:name="2,11195" table:display="true" table:show-details="true"/>
                <table:data-pilot-member table:name="2,11206" table:display="true" table:show-details="true"/>
                <table:data-pilot-member table:name="2,11225" table:display="true" table:show-details="true"/>
                <table:data-pilot-member table:name="2,11228" table:display="true" table:show-details="true"/>
                <table:data-pilot-member table:name="2,11263" table:display="true" table:show-details="true"/>
                <table:data-pilot-member table:name="2,11268" table:display="true" table:show-details="true"/>
                <table:data-pilot-member table:name="2,11313" table:display="true" table:show-details="true"/>
                <table:data-pilot-member table:name="2,11369" table:display="true" table:show-details="true"/>
                <table:data-pilot-member table:name="2,11386" table:display="true" table:show-details="true"/>
                <table:data-pilot-member table:name="2,11397" table:display="true" table:show-details="true"/>
                <table:data-pilot-member table:name="2,11403" table:display="true" table:show-details="true"/>
                <table:data-pilot-member table:name="2,1142" table:display="true" table:show-details="true"/>
                <table:data-pilot-member table:name="2,11459" table:display="true" table:show-details="true"/>
                <table:data-pilot-member table:name="2,11556" table:display="true" table:show-details="true"/>
                <table:data-pilot-member table:name="2,11579" table:display="true" table:show-details="true"/>
                <table:data-pilot-member table:name="2,11585" table:display="true" table:show-details="true"/>
                <table:data-pilot-member table:name="2,11597" table:display="true" table:show-details="true"/>
                <table:data-pilot-member table:name="2,11715" table:display="true" table:show-details="true"/>
                <table:data-pilot-member table:name="2,11805" table:display="true" table:show-details="true"/>
                <table:data-pilot-member table:name="2,11825" table:display="true" table:show-details="true"/>
                <table:data-pilot-member table:name="2,1185" table:display="true" table:show-details="true"/>
                <table:data-pilot-member table:name="2,11942" table:display="true" table:show-details="true"/>
                <table:data-pilot-member table:name="2,11948" table:display="true" table:show-details="true"/>
                <table:data-pilot-member table:name="2,11999" table:display="true" table:show-details="true"/>
                <table:data-pilot-member table:name="2,12" table:display="true" table:show-details="true"/>
                <table:data-pilot-member table:name="2,12028" table:display="true" table:show-details="true"/>
                <table:data-pilot-member table:name="2,12119" table:display="true" table:show-details="true"/>
                <table:data-pilot-member table:name="2,12206" table:display="true" table:show-details="true"/>
                <table:data-pilot-member table:name="2,12257" table:display="true" table:show-details="true"/>
                <table:data-pilot-member table:name="2,12272" table:display="true" table:show-details="true"/>
                <table:data-pilot-member table:name="2,12346" table:display="true" table:show-details="true"/>
                <table:data-pilot-member table:name="2,1239" table:display="true" table:show-details="true"/>
                <table:data-pilot-member table:name="2,12394" table:display="true" table:show-details="true"/>
                <table:data-pilot-member table:name="2,12407" table:display="true" table:show-details="true"/>
                <table:data-pilot-member table:name="2,12436" table:display="true" table:show-details="true"/>
                <table:data-pilot-member table:name="2,12454" table:display="true" table:show-details="true"/>
                <table:data-pilot-member table:name="2,12489" table:display="true" table:show-details="true"/>
                <table:data-pilot-member table:name="2,12497" table:display="true" table:show-details="true"/>
                <table:data-pilot-member table:name="2,12537" table:display="true" table:show-details="true"/>
                <table:data-pilot-member table:name="2,1256" table:display="true" table:show-details="true"/>
                <table:data-pilot-member table:name="2,1263" table:display="true" table:show-details="true"/>
                <table:data-pilot-member table:name="2,12637" table:display="true" table:show-details="true"/>
                <table:data-pilot-member table:name="2,12679" table:display="true" table:show-details="true"/>
                <table:data-pilot-member table:name="2,12683" table:display="true" table:show-details="true"/>
                <table:data-pilot-member table:name="2,12744" table:display="true" table:show-details="true"/>
                <table:data-pilot-member table:name="2,12757" table:display="true" table:show-details="true"/>
                <table:data-pilot-member table:name="2,12795" table:display="true" table:show-details="true"/>
                <table:data-pilot-member table:name="2,12799" table:display="true" table:show-details="true"/>
                <table:data-pilot-member table:name="2,12973" table:display="true" table:show-details="true"/>
                <table:data-pilot-member table:name="2,12987" table:display="true" table:show-details="true"/>
                <table:data-pilot-member table:name="2,13014" table:display="true" table:show-details="true"/>
                <table:data-pilot-member table:name="2,13034" table:display="true" table:show-details="true"/>
                <table:data-pilot-member table:name="2,13048" table:display="true" table:show-details="true"/>
                <table:data-pilot-member table:name="2,13057" table:display="true" table:show-details="true"/>
                <table:data-pilot-member table:name="2,13231" table:display="true" table:show-details="true"/>
                <table:data-pilot-member table:name="2,13347" table:display="true" table:show-details="true"/>
                <table:data-pilot-member table:name="2,13437" table:display="true" table:show-details="true"/>
                <table:data-pilot-member table:name="2,13538" table:display="true" table:show-details="true"/>
                <table:data-pilot-member table:name="2,13692" table:display="true" table:show-details="true"/>
                <table:data-pilot-member table:name="2,137" table:display="true" table:show-details="true"/>
                <table:data-pilot-member table:name="2,1381" table:display="true" table:show-details="true"/>
                <table:data-pilot-member table:name="2,14803" table:display="true" table:show-details="true"/>
                <table:data-pilot-member table:name="2,14989" table:display="true" table:show-details="true"/>
                <table:data-pilot-member table:name="2,15363" table:display="true" table:show-details="true"/>
                <table:data-pilot-member table:name="2,15593" table:display="true" table:show-details="true"/>
                <table:data-pilot-member table:name="2,16348" table:display="true" table:show-details="true"/>
                <table:data-pilot-member table:name="2,16607" table:display="true" table:show-details="true"/>
                <table:data-pilot-member table:name="2,16848" table:display="true" table:show-details="true"/>
                <table:data-pilot-member table:name="2,17078" table:display="true" table:show-details="true"/>
                <table:data-pilot-member table:name="2,1898" table:display="true" table:show-details="true"/>
                <table:data-pilot-member table:name="2,20138" table:display="true" table:show-details="true"/>
                <table:data-pilot-member table:name="2,23722" table:display="true" table:show-details="true"/>
                <table:data-pilot-member table:name="2,25818" table:display="true" table:show-details="true"/>
                <table:data-pilot-member table:name="2,25942" table:display="true" table:show-details="true"/>
                <table:data-pilot-member table:name="2,25947" table:display="true" table:show-details="true"/>
                <table:data-pilot-member table:name="2,25992" table:display="true" table:show-details="true"/>
                <table:data-pilot-member table:name="2,26003" table:display="true" table:show-details="true"/>
                <table:data-pilot-member table:name="2,26012" table:display="true" table:show-details="true"/>
                <table:data-pilot-member table:name="2,26156" table:display="true" table:show-details="true"/>
                <table:data-pilot-member table:name="2,26167" table:display="true" table:show-details="true"/>
                <table:data-pilot-member table:name="2,26178" table:display="true" table:show-details="true"/>
                <table:data-pilot-member table:name="2,26205" table:display="true" table:show-details="true"/>
                <table:data-pilot-member table:name="2,26269" table:display="true" table:show-details="true"/>
                <table:data-pilot-member table:name="2,26308" table:display="true" table:show-details="true"/>
                <table:data-pilot-member table:name="2,26326" table:display="true" table:show-details="true"/>
                <table:data-pilot-member table:name="2,26332" table:display="true" table:show-details="true"/>
                <table:data-pilot-member table:name="2,26347" table:display="true" table:show-details="true"/>
                <table:data-pilot-member table:name="2,2635" table:display="true" table:show-details="true"/>
                <table:data-pilot-member table:name="2,26358" table:display="true" table:show-details="true"/>
                <table:data-pilot-member table:name="2,26361" table:display="true" table:show-details="true"/>
                <table:data-pilot-member table:name="2,26372" table:display="true" table:show-details="true"/>
                <table:data-pilot-member table:name="2,26411" table:display="true" table:show-details="true"/>
                <table:data-pilot-member table:name="2,26434" table:display="true" table:show-details="true"/>
                <table:data-pilot-member table:name="2,26436" table:display="true" table:show-details="true"/>
                <table:data-pilot-member table:name="2,26439" table:display="true" table:show-details="true"/>
                <table:data-pilot-member table:name="2,26479" table:display="true" table:show-details="true"/>
                <table:data-pilot-member table:name="2,26486" table:display="true" table:show-details="true"/>
                <table:data-pilot-member table:name="2,26498" table:display="true" table:show-details="true"/>
                <table:data-pilot-member table:name="2,26499" table:display="true" table:show-details="true"/>
                <table:data-pilot-member table:name="2,26528" table:display="true" table:show-details="true"/>
                <table:data-pilot-member table:name="2,2653" table:display="true" table:show-details="true"/>
                <table:data-pilot-member table:name="2,26558" table:display="true" table:show-details="true"/>
                <table:data-pilot-member table:name="2,26587" table:display="true" table:show-details="true"/>
                <table:data-pilot-member table:name="2,26598" table:display="true" table:show-details="true"/>
                <table:data-pilot-member table:name="2,26606" table:display="true" table:show-details="true"/>
                <table:data-pilot-member table:name="2,26682" table:display="true" table:show-details="true"/>
                <table:data-pilot-member table:name="2,26687" table:display="true" table:show-details="true"/>
                <table:data-pilot-member table:name="2,26688" table:display="true" table:show-details="true"/>
                <table:data-pilot-member table:name="2,26706" table:display="true" table:show-details="true"/>
                <table:data-pilot-member table:name="2,26714" table:display="true" table:show-details="true"/>
                <table:data-pilot-member table:name="2,2672" table:display="true" table:show-details="true"/>
                <table:data-pilot-member table:name="2,26725" table:display="true" table:show-details="true"/>
                <table:data-pilot-member table:name="2,26758" table:display="true" table:show-details="true"/>
                <table:data-pilot-member table:name="2,26786" table:display="true" table:show-details="true"/>
                <table:data-pilot-member table:name="2,26789" table:display="true" table:show-details="true"/>
                <table:data-pilot-member table:name="2,26791" table:display="true" table:show-details="true"/>
                <table:data-pilot-member table:name="2,26796" table:display="true" table:show-details="true"/>
                <table:data-pilot-member table:name="2,26803" table:display="true" table:show-details="true"/>
                <table:data-pilot-member table:name="2,26897" table:display="true" table:show-details="true"/>
                <table:data-pilot-member table:name="2,26943" table:display="true" table:show-details="true"/>
                <table:data-pilot-member table:name="2,26993" table:display="true" table:show-details="true"/>
                <table:data-pilot-member table:name="2,27013" table:display="true" table:show-details="true"/>
                <table:data-pilot-member table:name="2,27014" table:display="true" table:show-details="true"/>
                <table:data-pilot-member table:name="2,27055" table:display="true" table:show-details="true"/>
                <table:data-pilot-member table:name="2,27058" table:display="true" table:show-details="true"/>
                <table:data-pilot-member table:name="2,271" table:display="true" table:show-details="true"/>
                <table:data-pilot-member table:name="2,27104" table:display="true" table:show-details="true"/>
                <table:data-pilot-member table:name="2,27115" table:display="true" table:show-details="true"/>
                <table:data-pilot-member table:name="2,27123" table:display="true" table:show-details="true"/>
                <table:data-pilot-member table:name="2,27156" table:display="true" table:show-details="true"/>
                <table:data-pilot-member table:name="2,27269" table:display="true" table:show-details="true"/>
                <table:data-pilot-member table:name="2,27295" table:display="true" table:show-details="true"/>
                <table:data-pilot-member table:name="2,27337" table:display="true" table:show-details="true"/>
                <table:data-pilot-member table:name="2,2736" table:display="true" table:show-details="true"/>
                <table:data-pilot-member table:name="2,27401" table:display="true" table:show-details="true"/>
                <table:data-pilot-member table:name="2,27415" table:display="true" table:show-details="true"/>
                <table:data-pilot-member table:name="2,27447" table:display="true" table:show-details="true"/>
                <table:data-pilot-member table:name="2,2746" table:display="true" table:show-details="true"/>
                <table:data-pilot-member table:name="2,27482" table:display="true" table:show-details="true"/>
                <table:data-pilot-member table:name="2,27493" table:display="true" table:show-details="true"/>
                <table:data-pilot-member table:name="2,27543" table:display="true" table:show-details="true"/>
                <table:data-pilot-member table:name="2,27571" table:display="true" table:show-details="true"/>
                <table:data-pilot-member table:name="2,27586" table:display="true" table:show-details="true"/>
                <table:data-pilot-member table:name="2,27611" table:display="true" table:show-details="true"/>
                <table:data-pilot-member table:name="2,27616" table:display="true" table:show-details="true"/>
                <table:data-pilot-member table:name="2,27706" table:display="true" table:show-details="true"/>
                <table:data-pilot-member table:name="2,27879" table:display="true" table:show-details="true"/>
                <table:data-pilot-member table:name="2,27901" table:display="true" table:show-details="true"/>
                <table:data-pilot-member table:name="2,27917" table:display="true" table:show-details="true"/>
                <table:data-pilot-member table:name="2,28003" table:display="true" table:show-details="true"/>
                <table:data-pilot-member table:name="2,28281" table:display="true" table:show-details="true"/>
                <table:data-pilot-member table:name="2,28326" table:display="true" table:show-details="true"/>
                <table:data-pilot-member table:name="2,28346" table:display="true" table:show-details="true"/>
                <table:data-pilot-member table:name="2,28447" table:display="true" table:show-details="true"/>
                <table:data-pilot-member table:name="2,28455" table:display="true" table:show-details="true"/>
                <table:data-pilot-member table:name="2,28586" table:display="true" table:show-details="true"/>
                <table:data-pilot-member table:name="2,28746" table:display="true" table:show-details="true"/>
                <table:data-pilot-member table:name="2,28899" table:display="true" table:show-details="true"/>
                <table:data-pilot-member table:name="2,29347" table:display="true" table:show-details="true"/>
                <table:data-pilot-member table:name="2,29353" table:display="true" table:show-details="true"/>
                <table:data-pilot-member table:name="2,29361" table:display="true" table:show-details="true"/>
                <table:data-pilot-member table:name="2,29507" table:display="true" table:show-details="true"/>
                <table:data-pilot-member table:name="2,29579" table:display="true" table:show-details="true"/>
                <table:data-pilot-member table:name="2,29728" table:display="true" table:show-details="true"/>
                <table:data-pilot-member table:name="2,30241" table:display="true" table:show-details="true"/>
                <table:data-pilot-member table:name="2,30295" table:display="true" table:show-details="true"/>
                <table:data-pilot-member table:name="2,30564" table:display="true" table:show-details="true"/>
                <table:data-pilot-member table:name="2,3063" table:display="true" table:show-details="true"/>
                <table:data-pilot-member table:name="2,31053" table:display="true" table:show-details="true"/>
                <table:data-pilot-member table:name="2,32142" table:display="true" table:show-details="true"/>
                <table:data-pilot-member table:name="2,3227" table:display="true" table:show-details="true"/>
                <table:data-pilot-member table:name="2,32346" table:display="true" table:show-details="true"/>
                <table:data-pilot-member table:name="2,32367" table:display="true" table:show-details="true"/>
                <table:data-pilot-member table:name="2,32462" table:display="true" table:show-details="true"/>
                <table:data-pilot-member table:name="2,33658" table:display="true" table:show-details="true"/>
                <table:data-pilot-member table:name="2,3834" table:display="true" table:show-details="true"/>
                <table:data-pilot-member table:name="2,38523" table:display="true" table:show-details="true"/>
                <table:data-pilot-member table:name="2,39321" table:display="true" table:show-details="true"/>
                <table:data-pilot-member table:name="2,39684" table:display="true" table:show-details="true"/>
                <table:data-pilot-member table:name="2,39772" table:display="true" table:show-details="true"/>
                <table:data-pilot-member table:name="2,40022" table:display="true" table:show-details="true"/>
                <table:data-pilot-member table:name="2,4003" table:display="true" table:show-details="true"/>
                <table:data-pilot-member table:name="2,40056" table:display="true" table:show-details="true"/>
                <table:data-pilot-member table:name="2,40221" table:display="true" table:show-details="true"/>
                <table:data-pilot-member table:name="2,40349" table:display="true" table:show-details="true"/>
                <table:data-pilot-member table:name="2,40374" table:display="true" table:show-details="true"/>
                <table:data-pilot-member table:name="2,40402" table:display="true" table:show-details="true"/>
                <table:data-pilot-member table:name="2,40541" table:display="true" table:show-details="true"/>
                <table:data-pilot-member table:name="2,40543" table:display="true" table:show-details="true"/>
                <table:data-pilot-member table:name="2,40732" table:display="true" table:show-details="true"/>
                <table:data-pilot-member table:name="2,40839" table:display="true" table:show-details="true"/>
                <table:data-pilot-member table:name="2,40932" table:display="true" table:show-details="true"/>
                <table:data-pilot-member table:name="2,40978" table:display="true" table:show-details="true"/>
                <table:data-pilot-member table:name="2,41107" table:display="true" table:show-details="true"/>
                <table:data-pilot-member table:name="2,41123" table:display="true" table:show-details="true"/>
                <table:data-pilot-member table:name="2,41134" table:display="true" table:show-details="true"/>
                <table:data-pilot-member table:name="2,41186" table:display="true" table:show-details="true"/>
                <table:data-pilot-member table:name="2,41193" table:display="true" table:show-details="true"/>
                <table:data-pilot-member table:name="2,41246" table:display="true" table:show-details="true"/>
                <table:data-pilot-member table:name="2,4125" table:display="true" table:show-details="true"/>
                <table:data-pilot-member table:name="2,41282" table:display="true" table:show-details="true"/>
                <table:data-pilot-member table:name="2,4144" table:display="true" table:show-details="true"/>
                <table:data-pilot-member table:name="2,41621" table:display="true" table:show-details="true"/>
                <table:data-pilot-member table:name="2,41729" table:display="true" table:show-details="true"/>
                <table:data-pilot-member table:name="2,41808" table:display="true" table:show-details="true"/>
                <table:data-pilot-member table:name="2,41841" table:display="true" table:show-details="true"/>
                <table:data-pilot-member table:name="2,41856" table:display="true" table:show-details="true"/>
                <table:data-pilot-member table:name="2,41868" table:display="true" table:show-details="true"/>
                <table:data-pilot-member table:name="2,42131" table:display="true" table:show-details="true"/>
                <table:data-pilot-member table:name="2,42169" table:display="true" table:show-details="true"/>
                <table:data-pilot-member table:name="2,42187" table:display="true" table:show-details="true"/>
                <table:data-pilot-member table:name="2,42213" table:display="true" table:show-details="true"/>
                <table:data-pilot-member table:name="2,42216" table:display="true" table:show-details="true"/>
                <table:data-pilot-member table:name="2,42345" table:display="true" table:show-details="true"/>
                <table:data-pilot-member table:name="2,42583" table:display="true" table:show-details="true"/>
                <table:data-pilot-member table:name="2,42591" table:display="true" table:show-details="true"/>
                <table:data-pilot-member table:name="2,42596" table:display="true" table:show-details="true"/>
                <table:data-pilot-member table:name="2,4304" table:display="true" table:show-details="true"/>
                <table:data-pilot-member table:name="2,43068" table:display="true" table:show-details="true"/>
                <table:data-pilot-member table:name="2,43112" table:display="true" table:show-details="true"/>
                <table:data-pilot-member table:name="2,43116" table:display="true" table:show-details="true"/>
                <table:data-pilot-member table:name="2,43131" table:display="true" table:show-details="true"/>
                <table:data-pilot-member table:name="2,43233" table:display="true" table:show-details="true"/>
                <table:data-pilot-member table:name="2,43245" table:display="true" table:show-details="true"/>
                <table:data-pilot-member table:name="2,43532" table:display="true" table:show-details="true"/>
                <table:data-pilot-member table:name="2,43657" table:display="true" table:show-details="true"/>
                <table:data-pilot-member table:name="2,43789" table:display="true" table:show-details="true"/>
                <table:data-pilot-member table:name="2,43812" table:display="true" table:show-details="true"/>
                <table:data-pilot-member table:name="2,43873" table:display="true" table:show-details="true"/>
                <table:data-pilot-member table:name="2,43927" table:display="true" table:show-details="true"/>
                <table:data-pilot-member table:name="2,44021" table:display="true" table:show-details="true"/>
                <table:data-pilot-member table:name="2,44088" table:display="true" table:show-details="true"/>
                <table:data-pilot-member table:name="2,44129" table:display="true" table:show-details="true"/>
                <table:data-pilot-member table:name="2,44271" table:display="true" table:show-details="true"/>
                <table:data-pilot-member table:name="2,44308" table:display="true" table:show-details="true"/>
                <table:data-pilot-member table:name="2,44411" table:display="true" table:show-details="true"/>
                <table:data-pilot-member table:name="2,44436" table:display="true" table:show-details="true"/>
                <table:data-pilot-member table:name="2,44672" table:display="true" table:show-details="true"/>
                <table:data-pilot-member table:name="2,45052" table:display="true" table:show-details="true"/>
                <table:data-pilot-member table:name="2,45103" table:display="true" table:show-details="true"/>
                <table:data-pilot-member table:name="2,45124" table:display="true" table:show-details="true"/>
                <table:data-pilot-member table:name="2,45137" table:display="true" table:show-details="true"/>
                <table:data-pilot-member table:name="2,45285" table:display="true" table:show-details="true"/>
                <table:data-pilot-member table:name="2,45438" table:display="true" table:show-details="true"/>
                <table:data-pilot-member table:name="2,45666" table:display="true" table:show-details="true"/>
                <table:data-pilot-member table:name="2,45845" table:display="true" table:show-details="true"/>
                <table:data-pilot-member table:name="2,46054" table:display="true" table:show-details="true"/>
                <table:data-pilot-member table:name="2,46289" table:display="true" table:show-details="true"/>
                <table:data-pilot-member table:name="2,4632" table:display="true" table:show-details="true"/>
                <table:data-pilot-member table:name="2,46326" table:display="true" table:show-details="true"/>
                <table:data-pilot-member table:name="2,46449" table:display="true" table:show-details="true"/>
                <table:data-pilot-member table:name="2,46508" table:display="true" table:show-details="true"/>
                <table:data-pilot-member table:name="2,47169" table:display="true" table:show-details="true"/>
                <table:data-pilot-member table:name="2,47172" table:display="true" table:show-details="true"/>
                <table:data-pilot-member table:name="2,47189" table:display="true" table:show-details="true"/>
                <table:data-pilot-member table:name="2,47209" table:display="true" table:show-details="true"/>
                <table:data-pilot-member table:name="2,47237" table:display="true" table:show-details="true"/>
                <table:data-pilot-member table:name="2,47434" table:display="true" table:show-details="true"/>
                <table:data-pilot-member table:name="2,47465" table:display="true" table:show-details="true"/>
                <table:data-pilot-member table:name="2,47487" table:display="true" table:show-details="true"/>
                <table:data-pilot-member table:name="2,47701" table:display="true" table:show-details="true"/>
                <table:data-pilot-member table:name="2,4837" table:display="true" table:show-details="true"/>
                <table:data-pilot-member table:name="2,49226" table:display="true" table:show-details="true"/>
                <table:data-pilot-member table:name="2,49633" table:display="true" table:show-details="true"/>
                <table:data-pilot-member table:name="2,50353" table:display="true" table:show-details="true"/>
                <table:data-pilot-member table:name="2,50505" table:display="true" table:show-details="true"/>
                <table:data-pilot-member table:name="2,51246" table:display="true" table:show-details="true"/>
                <table:data-pilot-member table:name="2,52631" table:display="true" table:show-details="true"/>
                <table:data-pilot-member table:name="2,54938" table:display="true" table:show-details="true"/>
                <table:data-pilot-member table:name="2,5531" table:display="true" table:show-details="true"/>
                <table:data-pilot-member table:name="2,55454" table:display="true" table:show-details="true"/>
                <table:data-pilot-member table:name="2,60629" table:display="true" table:show-details="true"/>
                <table:data-pilot-member table:name="2,61401" table:display="true" table:show-details="true"/>
                <table:data-pilot-member table:name="2,63105" table:display="true" table:show-details="true"/>
                <table:data-pilot-member table:name="2,63299" table:display="true" table:show-details="true"/>
                <table:data-pilot-member table:name="2,63694" table:display="true" table:show-details="true"/>
                <table:data-pilot-member table:name="2,63817" table:display="true" table:show-details="true"/>
                <table:data-pilot-member table:name="2,64044" table:display="true" table:show-details="true"/>
                <table:data-pilot-member table:name="2,64371" table:display="true" table:show-details="true"/>
                <table:data-pilot-member table:name="2,64385" table:display="true" table:show-details="true"/>
                <table:data-pilot-member table:name="2,64436" table:display="true" table:show-details="true"/>
                <table:data-pilot-member table:name="2,64456" table:display="true" table:show-details="true"/>
                <table:data-pilot-member table:name="2,64486" table:display="true" table:show-details="true"/>
                <table:data-pilot-member table:name="2,64501" table:display="true" table:show-details="true"/>
                <table:data-pilot-member table:name="2,64502" table:display="true" table:show-details="true"/>
                <table:data-pilot-member table:name="2,64599" table:display="true" table:show-details="true"/>
                <table:data-pilot-member table:name="2,64607" table:display="true" table:show-details="true"/>
                <table:data-pilot-member table:name="2,64727" table:display="true" table:show-details="true"/>
                <table:data-pilot-member table:name="2,64745" table:display="true" table:show-details="true"/>
                <table:data-pilot-member table:name="2,64768" table:display="true" table:show-details="true"/>
                <table:data-pilot-member table:name="2,64776" table:display="true" table:show-details="true"/>
                <table:data-pilot-member table:name="2,64865" table:display="true" table:show-details="true"/>
                <table:data-pilot-member table:name="2,64919" table:display="true" table:show-details="true"/>
                <table:data-pilot-member table:name="2,64987" table:display="true" table:show-details="true"/>
                <table:data-pilot-member table:name="2,65043" table:display="true" table:show-details="true"/>
                <table:data-pilot-member table:name="2,65074" table:display="true" table:show-details="true"/>
                <table:data-pilot-member table:name="2,65137" table:display="true" table:show-details="true"/>
                <table:data-pilot-member table:name="2,65149" table:display="true" table:show-details="true"/>
                <table:data-pilot-member table:name="2,65179" table:display="true" table:show-details="true"/>
                <table:data-pilot-member table:name="2,6518" table:display="true" table:show-details="true"/>
                <table:data-pilot-member table:name="2,65204" table:display="true" table:show-details="true"/>
                <table:data-pilot-member table:name="2,65217" table:display="true" table:show-details="true"/>
                <table:data-pilot-member table:name="2,65236" table:display="true" table:show-details="true"/>
                <table:data-pilot-member table:name="2,65279" table:display="true" table:show-details="true"/>
                <table:data-pilot-member table:name="2,65373" table:display="true" table:show-details="true"/>
                <table:data-pilot-member table:name="2,65408" table:display="true" table:show-details="true"/>
                <table:data-pilot-member table:name="2,65422" table:display="true" table:show-details="true"/>
                <table:data-pilot-member table:name="2,6544" table:display="true" table:show-details="true"/>
                <table:data-pilot-member table:name="2,65494" table:display="true" table:show-details="true"/>
                <table:data-pilot-member table:name="2,65597" table:display="true" table:show-details="true"/>
                <table:data-pilot-member table:name="2,65606" table:display="true" table:show-details="true"/>
                <table:data-pilot-member table:name="2,65635" table:display="true" table:show-details="true"/>
                <table:data-pilot-member table:name="2,65646" table:display="true" table:show-details="true"/>
                <table:data-pilot-member table:name="2,65657" table:display="true" table:show-details="true"/>
                <table:data-pilot-member table:name="2,6567" table:display="true" table:show-details="true"/>
                <table:data-pilot-member table:name="2,65672" table:display="true" table:show-details="true"/>
                <table:data-pilot-member table:name="2,65694" table:display="true" table:show-details="true"/>
                <table:data-pilot-member table:name="2,6571" table:display="true" table:show-details="true"/>
                <table:data-pilot-member table:name="2,65724" table:display="true" table:show-details="true"/>
                <table:data-pilot-member table:name="2,65726" table:display="true" table:show-details="true"/>
                <table:data-pilot-member table:name="2,65753" table:display="true" table:show-details="true"/>
                <table:data-pilot-member table:name="2,65758" table:display="true" table:show-details="true"/>
                <table:data-pilot-member table:name="2,65803" table:display="true" table:show-details="true"/>
                <table:data-pilot-member table:name="2,65819" table:display="true" table:show-details="true"/>
                <table:data-pilot-member table:name="2,65821" table:display="true" table:show-details="true"/>
                <table:data-pilot-member table:name="2,65825" table:display="true" table:show-details="true"/>
                <table:data-pilot-member table:name="2,65836" table:display="true" table:show-details="true"/>
                <table:data-pilot-member table:name="2,6585" table:display="true" table:show-details="true"/>
                <table:data-pilot-member table:name="2,65868" table:display="true" table:show-details="true"/>
                <table:data-pilot-member table:name="2,65934" table:display="true" table:show-details="true"/>
                <table:data-pilot-member table:name="2,65944" table:display="true" table:show-details="true"/>
                <table:data-pilot-member table:name="2,65961" table:display="true" table:show-details="true"/>
                <table:data-pilot-member table:name="2,66005" table:display="true" table:show-details="true"/>
                <table:data-pilot-member table:name="2,66012" table:display="true" table:show-details="true"/>
                <table:data-pilot-member table:name="2,66026" table:display="true" table:show-details="true"/>
                <table:data-pilot-member table:name="2,66031" table:display="true" table:show-details="true"/>
                <table:data-pilot-member table:name="2,66034" table:display="true" table:show-details="true"/>
                <table:data-pilot-member table:name="2,66054" table:display="true" table:show-details="true"/>
                <table:data-pilot-member table:name="2,66061" table:display="true" table:show-details="true"/>
                <table:data-pilot-member table:name="2,66069" table:display="true" table:show-details="true"/>
                <table:data-pilot-member table:name="2,6607" table:display="true" table:show-details="true"/>
                <table:data-pilot-member table:name="2,66082" table:display="true" table:show-details="true"/>
                <table:data-pilot-member table:name="2,66091" table:display="true" table:show-details="true"/>
                <table:data-pilot-member table:name="2,66117" table:display="true" table:show-details="true"/>
                <table:data-pilot-member table:name="2,66174" table:display="true" table:show-details="true"/>
                <table:data-pilot-member table:name="2,6622" table:display="true" table:show-details="true"/>
                <table:data-pilot-member table:name="2,66237" table:display="true" table:show-details="true"/>
                <table:data-pilot-member table:name="2,6625" table:display="true" table:show-details="true"/>
                <table:data-pilot-member table:name="2,66257" table:display="true" table:show-details="true"/>
                <table:data-pilot-member table:name="2,66259" table:display="true" table:show-details="true"/>
                <table:data-pilot-member table:name="2,66267" table:display="true" table:show-details="true"/>
                <table:data-pilot-member table:name="2,663" table:display="true" table:show-details="true"/>
                <table:data-pilot-member table:name="2,6632" table:display="true" table:show-details="true"/>
                <table:data-pilot-member table:name="2,6637" table:display="true" table:show-details="true"/>
                <table:data-pilot-member table:name="2,66382" table:display="true" table:show-details="true"/>
                <table:data-pilot-member table:name="2,66412" table:display="true" table:show-details="true"/>
                <table:data-pilot-member table:name="2,66438" table:display="true" table:show-details="true"/>
                <table:data-pilot-member table:name="2,66476" table:display="true" table:show-details="true"/>
                <table:data-pilot-member table:name="2,66516" table:display="true" table:show-details="true"/>
                <table:data-pilot-member table:name="2,6654" table:display="true" table:show-details="true"/>
                <table:data-pilot-member table:name="2,66564" table:display="true" table:show-details="true"/>
                <table:data-pilot-member table:name="2,66634" table:display="true" table:show-details="true"/>
                <table:data-pilot-member table:name="2,66673" table:display="true" table:show-details="true"/>
                <table:data-pilot-member table:name="2,6671" table:display="true" table:show-details="true"/>
                <table:data-pilot-member table:name="2,66713" table:display="true" table:show-details="true"/>
                <table:data-pilot-member table:name="2,66715" table:display="true" table:show-details="true"/>
                <table:data-pilot-member table:name="2,66735" table:display="true" table:show-details="true"/>
                <table:data-pilot-member table:name="2,6676" table:display="true" table:show-details="true"/>
                <table:data-pilot-member table:name="2,66821" table:display="true" table:show-details="true"/>
                <table:data-pilot-member table:name="2,66918" table:display="true" table:show-details="true"/>
                <table:data-pilot-member table:name="2,66937" table:display="true" table:show-details="true"/>
                <table:data-pilot-member table:name="2,67146" table:display="true" table:show-details="true"/>
                <table:data-pilot-member table:name="2,67167" table:display="true" table:show-details="true"/>
                <table:data-pilot-member table:name="2,67171" table:display="true" table:show-details="true"/>
                <table:data-pilot-member table:name="2,67226" table:display="true" table:show-details="true"/>
                <table:data-pilot-member table:name="2,67254" table:display="true" table:show-details="true"/>
                <table:data-pilot-member table:name="2,67273" table:display="true" table:show-details="true"/>
                <table:data-pilot-member table:name="2,6728" table:display="true" table:show-details="true"/>
                <table:data-pilot-member table:name="2,67328" table:display="true" table:show-details="true"/>
                <table:data-pilot-member table:name="2,67388" table:display="true" table:show-details="true"/>
                <table:data-pilot-member table:name="2,67406" table:display="true" table:show-details="true"/>
                <table:data-pilot-member table:name="2,67421" table:display="true" table:show-details="true"/>
                <table:data-pilot-member table:name="2,67434" table:display="true" table:show-details="true"/>
                <table:data-pilot-member table:name="2,6752" table:display="true" table:show-details="true"/>
                <table:data-pilot-member table:name="2,67566" table:display="true" table:show-details="true"/>
                <table:data-pilot-member table:name="2,67616" table:display="true" table:show-details="true"/>
                <table:data-pilot-member table:name="2,6776" table:display="true" table:show-details="true"/>
                <table:data-pilot-member table:name="2,67847" table:display="true" table:show-details="true"/>
                <table:data-pilot-member table:name="2,6789" table:display="true" table:show-details="true"/>
                <table:data-pilot-member table:name="2,68076" table:display="true" table:show-details="true"/>
                <table:data-pilot-member table:name="2,68102" table:display="true" table:show-details="true"/>
                <table:data-pilot-member table:name="2,68107" table:display="true" table:show-details="true"/>
                <table:data-pilot-member table:name="2,68182" table:display="true" table:show-details="true"/>
                <table:data-pilot-member table:name="2,68187" table:display="true" table:show-details="true"/>
                <table:data-pilot-member table:name="2,68193" table:display="true" table:show-details="true"/>
                <table:data-pilot-member table:name="2,68196" table:display="true" table:show-details="true"/>
                <table:data-pilot-member table:name="2,68378" table:display="true" table:show-details="true"/>
                <table:data-pilot-member table:name="2,68379" table:display="true" table:show-details="true"/>
                <table:data-pilot-member table:name="2,68399" table:display="true" table:show-details="true"/>
                <table:data-pilot-member table:name="2,68402" table:display="true" table:show-details="true"/>
                <table:data-pilot-member table:name="2,68537" table:display="true" table:show-details="true"/>
                <table:data-pilot-member table:name="2,68627" table:display="true" table:show-details="true"/>
                <table:data-pilot-member table:name="2,68639" table:display="true" table:show-details="true"/>
                <table:data-pilot-member table:name="2,68693" table:display="true" table:show-details="true"/>
                <table:data-pilot-member table:name="2,68703" table:display="true" table:show-details="true"/>
                <table:data-pilot-member table:name="2,68773" table:display="true" table:show-details="true"/>
                <table:data-pilot-member table:name="2,68777" table:display="true" table:show-details="true"/>
                <table:data-pilot-member table:name="2,68852" table:display="true" table:show-details="true"/>
                <table:data-pilot-member table:name="2,68899" table:display="true" table:show-details="true"/>
                <table:data-pilot-member table:name="2,6918" table:display="true" table:show-details="true"/>
                <table:data-pilot-member table:name="2,69215" table:display="true" table:show-details="true"/>
                <table:data-pilot-member table:name="2,69472" table:display="true" table:show-details="true"/>
                <table:data-pilot-member table:name="2,69473" table:display="true" table:show-details="true"/>
                <table:data-pilot-member table:name="2,69481" table:display="true" table:show-details="true"/>
                <table:data-pilot-member table:name="2,69508" table:display="true" table:show-details="true"/>
                <table:data-pilot-member table:name="2,69563" table:display="true" table:show-details="true"/>
                <table:data-pilot-member table:name="2,69659" table:display="true" table:show-details="true"/>
                <table:data-pilot-member table:name="2,69673" table:display="true" table:show-details="true"/>
                <table:data-pilot-member table:name="2,69694" table:display="true" table:show-details="true"/>
                <table:data-pilot-member table:name="2,69752" table:display="true" table:show-details="true"/>
                <table:data-pilot-member table:name="2,69816" table:display="true" table:show-details="true"/>
                <table:data-pilot-member table:name="2,69859" table:display="true" table:show-details="true"/>
                <table:data-pilot-member table:name="2,69944" table:display="true" table:show-details="true"/>
                <table:data-pilot-member table:name="2,70105" table:display="true" table:show-details="true"/>
                <table:data-pilot-member table:name="2,70125" table:display="true" table:show-details="true"/>
                <table:data-pilot-member table:name="2,70238" table:display="true" table:show-details="true"/>
                <table:data-pilot-member table:name="2,7045" table:display="true" table:show-details="true"/>
                <table:data-pilot-member table:name="2,70474" table:display="true" table:show-details="true"/>
                <table:data-pilot-member table:name="2,70549" table:display="true" table:show-details="true"/>
                <table:data-pilot-member table:name="2,70682" table:display="true" table:show-details="true"/>
                <table:data-pilot-member table:name="2,70734" table:display="true" table:show-details="true"/>
                <table:data-pilot-member table:name="2,70887" table:display="true" table:show-details="true"/>
                <table:data-pilot-member table:name="2,70916" table:display="true" table:show-details="true"/>
                <table:data-pilot-member table:name="2,71036" table:display="true" table:show-details="true"/>
                <table:data-pilot-member table:name="2,71206" table:display="true" table:show-details="true"/>
                <table:data-pilot-member table:name="2,71258" table:display="true" table:show-details="true"/>
                <table:data-pilot-member table:name="2,71282" table:display="true" table:show-details="true"/>
                <table:data-pilot-member table:name="2,71465" table:display="true" table:show-details="true"/>
                <table:data-pilot-member table:name="2,71716" table:display="true" table:show-details="true"/>
                <table:data-pilot-member table:name="2,71722" table:display="true" table:show-details="true"/>
                <table:data-pilot-member table:name="2,72225" table:display="true" table:show-details="true"/>
                <table:data-pilot-member table:name="2,72558" table:display="true" table:show-details="true"/>
                <table:data-pilot-member table:name="2,72734" table:display="true" table:show-details="true"/>
                <table:data-pilot-member table:name="2,72912" table:display="true" table:show-details="true"/>
                <table:data-pilot-member table:name="2,72942" table:display="true" table:show-details="true"/>
                <table:data-pilot-member table:name="2,73059" table:display="true" table:show-details="true"/>
                <table:data-pilot-member table:name="2,7314" table:display="true" table:show-details="true"/>
                <table:data-pilot-member table:name="2,74018" table:display="true" table:show-details="true"/>
                <table:data-pilot-member table:name="2,74454" table:display="true" table:show-details="true"/>
                <table:data-pilot-member table:name="2,74715" table:display="true" table:show-details="true"/>
                <table:data-pilot-member table:name="2,74743" table:display="true" table:show-details="true"/>
                <table:data-pilot-member table:name="2,75251" table:display="true" table:show-details="true"/>
                <table:data-pilot-member table:name="2,75583" table:display="true" table:show-details="true"/>
                <table:data-pilot-member table:name="2,75777" table:display="true" table:show-details="true"/>
                <table:data-pilot-member table:name="2,76198" table:display="true" table:show-details="true"/>
                <table:data-pilot-member table:name="2,76739" table:display="true" table:show-details="true"/>
                <table:data-pilot-member table:name="2,77687" table:display="true" table:show-details="true"/>
                <table:data-pilot-member table:name="2,79871" table:display="true" table:show-details="true"/>
                <table:data-pilot-member table:name="2,80047" table:display="true" table:show-details="true"/>
                <table:data-pilot-member table:name="2,80095" table:display="true" table:show-details="true"/>
                <table:data-pilot-member table:name="2,81846" table:display="true" table:show-details="true"/>
                <table:data-pilot-member table:name="2,82855" table:display="true" table:show-details="true"/>
                <table:data-pilot-member table:name="2,83911" table:display="true" table:show-details="true"/>
                <table:data-pilot-member table:name="2,86547" table:display="true" table:show-details="true"/>
                <table:data-pilot-member table:name="2,88329" table:display="true" table:show-details="true"/>
                <table:data-pilot-member table:name="2,8903" table:display="true" table:show-details="true"/>
                <table:data-pilot-member table:name="2,9141" table:display="true" table:show-details="true"/>
                <table:data-pilot-member table:name="2,92424" table:display="true" table:show-details="true"/>
                <table:data-pilot-member table:name="2,93841" table:display="true" table:show-details="true"/>
                <table:data-pilot-member table:name="2,94974" table:display="true" table:show-details="true"/>
                <table:data-pilot-member table:name="3,16905" table:display="true" table:show-details="true"/>
                <table:data-pilot-member table:name="3,17086" table:display="true" table:show-details="true"/>
                <table:data-pilot-member table:name="3,17134" table:display="true" table:show-details="true"/>
                <table:data-pilot-member table:name="3,17431" table:display="true" table:show-details="true"/>
                <table:data-pilot-member table:name="3,17751" table:display="true" table:show-details="true"/>
                <table:data-pilot-member table:name="3,19882" table:display="true" table:show-details="true"/>
                <table:data-pilot-member table:name="3,19905" table:display="true" table:show-details="true"/>
                <table:data-pilot-member table:name="3,2157" table:display="true" table:show-details="true"/>
                <table:data-pilot-member table:name="3,21781" table:display="true" table:show-details="true"/>
                <table:data-pilot-member table:name="3,22052" table:display="true" table:show-details="true"/>
                <table:data-pilot-member table:name="3,23751" table:display="true" table:show-details="true"/>
                <table:data-pilot-member table:name="3,24882" table:display="true" table:show-details="true"/>
                <table:data-pilot-member table:name="3,25204" table:display="true" table:show-details="true"/>
                <table:data-pilot-member table:name="3,25684" table:display="true" table:show-details="true"/>
                <table:data-pilot-member table:name="3,29339" table:display="true" table:show-details="true"/>
                <table:data-pilot-member table:name="3,54238" table:display="true" table:show-details="true"/>
                <table:data-pilot-member table:name="3,55523" table:display="true" table:show-details="true"/>
                <table:data-pilot-member table:name="3,66996" table:display="true" table:show-details="true"/>
                <table:data-pilot-member table:name="3,68841" table:display="true" table:show-details="true"/>
                <table:data-pilot-member table:name="3,68865" table:display="true" table:show-details="true"/>
                <table:data-pilot-member table:name="3,69103" table:display="true" table:show-details="true"/>
                <table:data-pilot-member table:name="3,69247" table:display="true" table:show-details="true"/>
                <table:data-pilot-member table:name="3,69621" table:display="true" table:show-details="true"/>
                <table:data-pilot-member table:name="3,6968" table:display="true" table:show-details="true"/>
                <table:data-pilot-member table:name="3,69778" table:display="true" table:show-details="true"/>
                <table:data-pilot-member table:name="3,69804" table:display="true" table:show-details="true"/>
                <table:data-pilot-member table:name="3,69849" table:display="true" table:show-details="true"/>
                <table:data-pilot-member table:name="3,70028" table:display="true" table:show-details="true"/>
                <table:data-pilot-member table:name="3,70103" table:display="true" table:show-details="true"/>
                <table:data-pilot-member table:name="3,70222" table:display="true" table:show-details="true"/>
                <table:data-pilot-member table:name="3,70267" table:display="true" table:show-details="true"/>
                <table:data-pilot-member table:name="3,70279" table:display="true" table:show-details="true"/>
                <table:data-pilot-member table:name="3,70386" table:display="true" table:show-details="true"/>
                <table:data-pilot-member table:name="3,70454" table:display="true" table:show-details="true"/>
                <table:data-pilot-member table:name="3,70468" table:display="true" table:show-details="true"/>
                <table:data-pilot-member table:name="3,70494" table:display="true" table:show-details="true"/>
                <table:data-pilot-member table:name="3,70511" table:display="true" table:show-details="true"/>
                <table:data-pilot-member table:name="3,70512" table:display="true" table:show-details="true"/>
                <table:data-pilot-member table:name="3,70544" table:display="true" table:show-details="true"/>
                <table:data-pilot-member table:name="3,70567" table:display="true" table:show-details="true"/>
                <table:data-pilot-member table:name="3,70643" table:display="true" table:show-details="true"/>
                <table:data-pilot-member table:name="3,70647" table:display="true" table:show-details="true"/>
                <table:data-pilot-member table:name="3,70653" table:display="true" table:show-details="true"/>
                <table:data-pilot-member table:name="3,70847" table:display="true" table:show-details="true"/>
                <table:data-pilot-member table:name="3,70867" table:display="true" table:show-details="true"/>
                <table:data-pilot-member table:name="3,70952" table:display="true" table:show-details="true"/>
                <table:data-pilot-member table:name="3,71024" table:display="true" table:show-details="true"/>
                <table:data-pilot-member table:name="3,71057" table:display="true" table:show-details="true"/>
                <table:data-pilot-member table:name="3,71183" table:display="true" table:show-details="true"/>
                <table:data-pilot-member table:name="3,71359" table:display="true" table:show-details="true"/>
                <table:data-pilot-member table:name="3,71425" table:display="true" table:show-details="true"/>
                <table:data-pilot-member table:name="3,71427" table:display="true" table:show-details="true"/>
                <table:data-pilot-member table:name="3,71517" table:display="true" table:show-details="true"/>
                <table:data-pilot-member table:name="3,71569" table:display="true" table:show-details="true"/>
                <table:data-pilot-member table:name="3,71601" table:display="true" table:show-details="true"/>
                <table:data-pilot-member table:name="3,71604" table:display="true" table:show-details="true"/>
                <table:data-pilot-member table:name="3,71621" table:display="true" table:show-details="true"/>
                <table:data-pilot-member table:name="3,71666" table:display="true" table:show-details="true"/>
                <table:data-pilot-member table:name="3,71675" table:display="true" table:show-details="true"/>
                <table:data-pilot-member table:name="3,71877" table:display="true" table:show-details="true"/>
                <table:data-pilot-member table:name="3,71965" table:display="true" table:show-details="true"/>
                <table:data-pilot-member table:name="3,7238" table:display="true" table:show-details="true"/>
                <table:data-pilot-member table:name="3,72419" table:display="true" table:show-details="true"/>
                <table:data-pilot-member table:name="3,72559" table:display="true" table:show-details="true"/>
                <table:data-pilot-member table:name="3,729" table:display="true" table:show-details="true"/>
                <table:data-pilot-member table:name="3,72931" table:display="true" table:show-details="true"/>
                <table:data-pilot-member table:name="3,72932" table:display="true" table:show-details="true"/>
                <table:data-pilot-member table:name="3,73176" table:display="true" table:show-details="true"/>
                <table:data-pilot-member table:name="3,73318" table:display="true" table:show-details="true"/>
                <table:data-pilot-member table:name="3,7365" table:display="true" table:show-details="true"/>
                <table:data-pilot-member table:name="3,73872" table:display="true" table:show-details="true"/>
                <table:data-pilot-member table:name="3,73938" table:display="true" table:show-details="true"/>
                <table:data-pilot-member table:name="3,7426" table:display="true" table:show-details="true"/>
                <table:data-pilot-member table:name="3,74413" table:display="true" table:show-details="true"/>
                <table:data-pilot-member table:name="3,74472" table:display="true" table:show-details="true"/>
                <table:data-pilot-member table:name="3,74534" table:display="true" table:show-details="true"/>
                <table:data-pilot-member table:name="3,74549" table:display="true" table:show-details="true"/>
                <table:data-pilot-member table:name="3,75109" table:display="true" table:show-details="true"/>
                <table:data-pilot-member table:name="3,75358" table:display="true" table:show-details="true"/>
                <table:data-pilot-member table:name="3,75431" table:display="true" table:show-details="true"/>
                <table:data-pilot-member table:name="3,7553" table:display="true" table:show-details="true"/>
                <table:data-pilot-member table:name="3,75583" table:display="true" table:show-details="true"/>
                <table:data-pilot-member table:name="3,75659" table:display="true" table:show-details="true"/>
                <table:data-pilot-member table:name="3,7586" table:display="true" table:show-details="true"/>
                <table:data-pilot-member table:name="3,76336" table:display="true" table:show-details="true"/>
                <table:data-pilot-member table:name="3,76625" table:display="true" table:show-details="true"/>
                <table:data-pilot-member table:name="3,76727" table:display="true" table:show-details="true"/>
                <table:data-pilot-member table:name="3,76926" table:display="true" table:show-details="true"/>
                <table:data-pilot-member table:name="3,76984" table:display="true" table:show-details="true"/>
                <table:data-pilot-member table:name="3,77013" table:display="true" table:show-details="true"/>
                <table:data-pilot-member table:name="3,77031" table:display="true" table:show-details="true"/>
                <table:data-pilot-member table:name="3,77073" table:display="true" table:show-details="true"/>
                <table:data-pilot-member table:name="3,77177" table:display="true" table:show-details="true"/>
                <table:data-pilot-member table:name="3,77566" table:display="true" table:show-details="true"/>
                <table:data-pilot-member table:name="3,77638" table:display="true" table:show-details="true"/>
                <table:data-pilot-member table:name="3,77771" table:display="true" table:show-details="true"/>
                <table:data-pilot-member table:name="3,77839" table:display="true" table:show-details="true"/>
                <table:data-pilot-member table:name="3,77937" table:display="true" table:show-details="true"/>
                <table:data-pilot-member table:name="3,7796" table:display="true" table:show-details="true"/>
                <table:data-pilot-member table:name="3,78053" table:display="true" table:show-details="true"/>
                <table:data-pilot-member table:name="3,78121" table:display="true" table:show-details="true"/>
                <table:data-pilot-member table:name="3,78241" table:display="true" table:show-details="true"/>
                <table:data-pilot-member table:name="3,78315" table:display="true" table:show-details="true"/>
                <table:data-pilot-member table:name="3,79935" table:display="true" table:show-details="true"/>
                <table:data-pilot-member table:name="3,79975" table:display="true" table:show-details="true"/>
                <table:data-pilot-member table:name="3,80141" table:display="true" table:show-details="true"/>
                <table:data-pilot-member table:name="3,83509" table:display="true" table:show-details="true"/>
                <table:data-pilot-member table:name="3,89865" table:display="true" table:show-details="true"/>
                <table:data-pilot-member table:name="3,94153" table:display="true" table:show-details="true"/>
                <table:data-pilot-member table:name="4,02593" table:display="true" table:show-details="true"/>
                <table:data-pilot-member table:name="4,14243" table:display="true" table:show-details="true"/>
                <table:data-pilot-member table:name="4,25587" table:display="true" table:show-details="true"/>
                <table:data-pilot-member table:name="4,26149" table:display="true" table:show-details="true"/>
                <table:data-pilot-member table:name="4,26562" table:display="true" table:show-details="true"/>
                <table:data-pilot-member table:name="4,31362" table:display="true" table:show-details="true"/>
                <table:data-pilot-member table:name="4,44515" table:display="true" table:show-details="true"/>
                <table:data-pilot-member table:name="4,5841" table:display="true" table:show-details="true"/>
                <table:data-pilot-member table:name="4,86914" table:display="true" table:show-details="true"/>
                <table:data-pilot-member table:name="5,2316" table:display="true" table:show-details="true"/>
                <table:data-pilot-member table:name="5,860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insert_by_username_2'.A1:'Tabla dinámica_insert_by_username_2'.G11" table:buttons="'Tabla dinámica_insert_by_username_2'.A2 'Tabla dinámica_insert_by_username_2'.B1" table:show-filter-button="false" table:drill-down-on-double-click="false">
          <table:source-cell-range table:cell-range-address="insert_by_username.A1:insert_by_username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insercione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stdev">
            <table:data-pilot-level table:show-empty="false" calcext:repeat-item-labels="false">
              <table:data-pilot-members>
                <table:data-pilot-member table:name="0,06907" table:display="true" table:show-details="true"/>
                <table:data-pilot-member table:name="0,069754" table:display="true" table:show-details="true"/>
                <table:data-pilot-member table:name="0,070053" table:display="true" table:show-details="true"/>
                <table:data-pilot-member table:name="0,070107" table:display="true" table:show-details="true"/>
                <table:data-pilot-member table:name="0,070158" table:display="true" table:show-details="true"/>
                <table:data-pilot-member table:name="0,070289" table:display="true" table:show-details="true"/>
                <table:data-pilot-member table:name="0,070339" table:display="true" table:show-details="true"/>
                <table:data-pilot-member table:name="0,070574" table:display="true" table:show-details="true"/>
                <table:data-pilot-member table:name="0,070633" table:display="true" table:show-details="true"/>
                <table:data-pilot-member table:name="0,07066" table:display="true" table:show-details="true"/>
                <table:data-pilot-member table:name="0,070688" table:display="true" table:show-details="true"/>
                <table:data-pilot-member table:name="0,07072" table:display="true" table:show-details="true"/>
                <table:data-pilot-member table:name="0,070818" table:display="true" table:show-details="true"/>
                <table:data-pilot-member table:name="0,070826" table:display="true" table:show-details="true"/>
                <table:data-pilot-member table:name="0,070832" table:display="true" table:show-details="true"/>
                <table:data-pilot-member table:name="0,070851" table:display="true" table:show-details="true"/>
                <table:data-pilot-member table:name="0,070855" table:display="true" table:show-details="true"/>
                <table:data-pilot-member table:name="0,070899" table:display="true" table:show-details="true"/>
                <table:data-pilot-member table:name="0,070956" table:display="true" table:show-details="true"/>
                <table:data-pilot-member table:name="0,070969" table:display="true" table:show-details="true"/>
                <table:data-pilot-member table:name="0,070978" table:display="true" table:show-details="true"/>
                <table:data-pilot-member table:name="0,070987" table:display="true" table:show-details="true"/>
                <table:data-pilot-member table:name="0,071018" table:display="true" table:show-details="true"/>
                <table:data-pilot-member table:name="0,071082" table:display="true" table:show-details="true"/>
                <table:data-pilot-member table:name="0,071116" table:display="true" table:show-details="true"/>
                <table:data-pilot-member table:name="0,071146" table:display="true" table:show-details="true"/>
                <table:data-pilot-member table:name="0,071176" table:display="true" table:show-details="true"/>
                <table:data-pilot-member table:name="0,071214" table:display="true" table:show-details="true"/>
                <table:data-pilot-member table:name="0,071272" table:display="true" table:show-details="true"/>
                <table:data-pilot-member table:name="0,071291" table:display="true" table:show-details="true"/>
                <table:data-pilot-member table:name="0,07132" table:display="true" table:show-details="true"/>
                <table:data-pilot-member table:name="0,071327" table:display="true" table:show-details="true"/>
                <table:data-pilot-member table:name="0,071334" table:display="true" table:show-details="true"/>
                <table:data-pilot-member table:name="0,071358" table:display="true" table:show-details="true"/>
                <table:data-pilot-member table:name="0,071378" table:display="true" table:show-details="true"/>
                <table:data-pilot-member table:name="0,071394" table:display="true" table:show-details="true"/>
                <table:data-pilot-member table:name="0,071426" table:display="true" table:show-details="true"/>
                <table:data-pilot-member table:name="0,071504" table:display="true" table:show-details="true"/>
                <table:data-pilot-member table:name="0,07152" table:display="true" table:show-details="true"/>
                <table:data-pilot-member table:name="0,071612" table:display="true" table:show-details="true"/>
                <table:data-pilot-member table:name="0,071613" table:display="true" table:show-details="true"/>
                <table:data-pilot-member table:name="0,071633" table:display="true" table:show-details="true"/>
                <table:data-pilot-member table:name="0,071739" table:display="true" table:show-details="true"/>
                <table:data-pilot-member table:name="0,071752" table:display="true" table:show-details="true"/>
                <table:data-pilot-member table:name="0,071762" table:display="true" table:show-details="true"/>
                <table:data-pilot-member table:name="0,07177" table:display="true" table:show-details="true"/>
                <table:data-pilot-member table:name="0,071772" table:display="true" table:show-details="true"/>
                <table:data-pilot-member table:name="0,071799" table:display="true" table:show-details="true"/>
                <table:data-pilot-member table:name="0,071819" table:display="true" table:show-details="true"/>
                <table:data-pilot-member table:name="0,07189" table:display="true" table:show-details="true"/>
                <table:data-pilot-member table:name="0,071948" table:display="true" table:show-details="true"/>
                <table:data-pilot-member table:name="0,071965" table:display="true" table:show-details="true"/>
                <table:data-pilot-member table:name="0,07198" table:display="true" table:show-details="true"/>
                <table:data-pilot-member table:name="0,072019" table:display="true" table:show-details="true"/>
                <table:data-pilot-member table:name="0,072065" table:display="true" table:show-details="true"/>
                <table:data-pilot-member table:name="0,07209" table:display="true" table:show-details="true"/>
                <table:data-pilot-member table:name="0,072112" table:display="true" table:show-details="true"/>
                <table:data-pilot-member table:name="0,072114" table:display="true" table:show-details="true"/>
                <table:data-pilot-member table:name="0,072148" table:display="true" table:show-details="true"/>
                <table:data-pilot-member table:name="0,07221" table:display="true" table:show-details="true"/>
                <table:data-pilot-member table:name="0,072301" table:display="true" table:show-details="true"/>
                <table:data-pilot-member table:name="0,072415" table:display="true" table:show-details="true"/>
                <table:data-pilot-member table:name="0,072541" table:display="true" table:show-details="true"/>
                <table:data-pilot-member table:name="0,072616" table:display="true" table:show-details="true"/>
                <table:data-pilot-member table:name="0,072763" table:display="true" table:show-details="true"/>
                <table:data-pilot-member table:name="0,072984" table:display="true" table:show-details="true"/>
                <table:data-pilot-member table:name="0,07299" table:display="true" table:show-details="true"/>
                <table:data-pilot-member table:name="0,073007" table:display="true" table:show-details="true"/>
                <table:data-pilot-member table:name="0,07304" table:display="true" table:show-details="true"/>
                <table:data-pilot-member table:name="0,073221" table:display="true" table:show-details="true"/>
                <table:data-pilot-member table:name="0,073987" table:display="true" table:show-details="true"/>
                <table:data-pilot-member table:name="0,074628" table:display="true" table:show-details="true"/>
                <table:data-pilot-member table:name="0,076054" table:display="true" table:show-details="true"/>
                <table:data-pilot-member table:name="0,07614" table:display="true" table:show-details="true"/>
                <table:data-pilot-member table:name="0,077816" table:display="true" table:show-details="true"/>
                <table:data-pilot-member table:name="0,077994" table:display="true" table:show-details="true"/>
                <table:data-pilot-member table:name="0,078666" table:display="true" table:show-details="true"/>
                <table:data-pilot-member table:name="0,078781" table:display="true" table:show-details="true"/>
                <table:data-pilot-member table:name="0,07899" table:display="true" table:show-details="true"/>
                <table:data-pilot-member table:name="0,079059" table:display="true" table:show-details="true"/>
                <table:data-pilot-member table:name="0,079138" table:display="true" table:show-details="true"/>
                <table:data-pilot-member table:name="0,07957" table:display="true" table:show-details="true"/>
                <table:data-pilot-member table:name="0,080168" table:display="true" table:show-details="true"/>
                <table:data-pilot-member table:name="0,081313" table:display="true" table:show-details="true"/>
                <table:data-pilot-member table:name="0,08164" table:display="true" table:show-details="true"/>
                <table:data-pilot-member table:name="0,082246" table:display="true" table:show-details="true"/>
                <table:data-pilot-member table:name="0,083539" table:display="true" table:show-details="true"/>
                <table:data-pilot-member table:name="0,083571" table:display="true" table:show-details="true"/>
                <table:data-pilot-member table:name="0,083643" table:display="true" table:show-details="true"/>
                <table:data-pilot-member table:name="0,083675" table:display="true" table:show-details="true"/>
                <table:data-pilot-member table:name="0,083868" table:display="true" table:show-details="true"/>
                <table:data-pilot-member table:name="0,08396" table:display="true" table:show-details="true"/>
                <table:data-pilot-member table:name="0,083988" table:display="true" table:show-details="true"/>
                <table:data-pilot-member table:name="0,084114" table:display="true" table:show-details="true"/>
                <table:data-pilot-member table:name="0,084116" table:display="true" table:show-details="true"/>
                <table:data-pilot-member table:name="0,084128" table:display="true" table:show-details="true"/>
                <table:data-pilot-member table:name="0,084162" table:display="true" table:show-details="true"/>
                <table:data-pilot-member table:name="0,084212" table:display="true" table:show-details="true"/>
                <table:data-pilot-member table:name="0,084255" table:display="true" table:show-details="true"/>
                <table:data-pilot-member table:name="0,084327" table:display="true" table:show-details="true"/>
                <table:data-pilot-member table:name="0,084332" table:display="true" table:show-details="true"/>
                <table:data-pilot-member table:name="0,084352" table:display="true" table:show-details="true"/>
                <table:data-pilot-member table:name="0,084357" table:display="true" table:show-details="true"/>
                <table:data-pilot-member table:name="0,084374" table:display="true" table:show-details="true"/>
                <table:data-pilot-member table:name="0,084383" table:display="true" table:show-details="true"/>
                <table:data-pilot-member table:name="0,084401" table:display="true" table:show-details="true"/>
                <table:data-pilot-member table:name="0,084436" table:display="true" table:show-details="true"/>
                <table:data-pilot-member table:name="0,084441" table:display="true" table:show-details="true"/>
                <table:data-pilot-member table:name="0,084476" table:display="true" table:show-details="true"/>
                <table:data-pilot-member table:name="0,084536" table:display="true" table:show-details="true"/>
                <table:data-pilot-member table:name="0,084549" table:display="true" table:show-details="true"/>
                <table:data-pilot-member table:name="0,084568" table:display="true" table:show-details="true"/>
                <table:data-pilot-member table:name="0,084601" table:display="true" table:show-details="true"/>
                <table:data-pilot-member table:name="0,084614" table:display="true" table:show-details="true"/>
                <table:data-pilot-member table:name="0,084621" table:display="true" table:show-details="true"/>
                <table:data-pilot-member table:name="0,084632" table:display="true" table:show-details="true"/>
                <table:data-pilot-member table:name="0,08464" table:display="true" table:show-details="true"/>
                <table:data-pilot-member table:name="0,084685" table:display="true" table:show-details="true"/>
                <table:data-pilot-member table:name="0,08473" table:display="true" table:show-details="true"/>
                <table:data-pilot-member table:name="0,084764" table:display="true" table:show-details="true"/>
                <table:data-pilot-member table:name="0,084778" table:display="true" table:show-details="true"/>
                <table:data-pilot-member table:name="0,084788" table:display="true" table:show-details="true"/>
                <table:data-pilot-member table:name="0,084791" table:display="true" table:show-details="true"/>
                <table:data-pilot-member table:name="0,084823" table:display="true" table:show-details="true"/>
                <table:data-pilot-member table:name="0,084829" table:display="true" table:show-details="true"/>
                <table:data-pilot-member table:name="0,084835" table:display="true" table:show-details="true"/>
                <table:data-pilot-member table:name="0,084882" table:display="true" table:show-details="true"/>
                <table:data-pilot-member table:name="0,084919" table:display="true" table:show-details="true"/>
                <table:data-pilot-member table:name="0,084992" table:display="true" table:show-details="true"/>
                <table:data-pilot-member table:name="0,084996" table:display="true" table:show-details="true"/>
                <table:data-pilot-member table:name="0,085062" table:display="true" table:show-details="true"/>
                <table:data-pilot-member table:name="0,085076" table:display="true" table:show-details="true"/>
                <table:data-pilot-member table:name="0,085084" table:display="true" table:show-details="true"/>
                <table:data-pilot-member table:name="0,085087" table:display="true" table:show-details="true"/>
                <table:data-pilot-member table:name="0,085098" table:display="true" table:show-details="true"/>
                <table:data-pilot-member table:name="0,085102" table:display="true" table:show-details="true"/>
                <table:data-pilot-member table:name="0,085142" table:display="true" table:show-details="true"/>
                <table:data-pilot-member table:name="0,08515" table:display="true" table:show-details="true"/>
                <table:data-pilot-member table:name="0,085153" table:display="true" table:show-details="true"/>
                <table:data-pilot-member table:name="0,085172" table:display="true" table:show-details="true"/>
                <table:data-pilot-member table:name="0,08521" table:display="true" table:show-details="true"/>
                <table:data-pilot-member table:name="0,085211" table:display="true" table:show-details="true"/>
                <table:data-pilot-member table:name="0,08523" table:display="true" table:show-details="true"/>
                <table:data-pilot-member table:name="0,085236" table:display="true" table:show-details="true"/>
                <table:data-pilot-member table:name="0,08524" table:display="true" table:show-details="true"/>
                <table:data-pilot-member table:name="0,085255" table:display="true" table:show-details="true"/>
                <table:data-pilot-member table:name="0,085295" table:display="true" table:show-details="true"/>
                <table:data-pilot-member table:name="0,085319" table:display="true" table:show-details="true"/>
                <table:data-pilot-member table:name="0,085321" table:display="true" table:show-details="true"/>
                <table:data-pilot-member table:name="0,085322" table:display="true" table:show-details="true"/>
                <table:data-pilot-member table:name="0,085336" table:display="true" table:show-details="true"/>
                <table:data-pilot-member table:name="0,085337" table:display="true" table:show-details="true"/>
                <table:data-pilot-member table:name="0,085341" table:display="true" table:show-details="true"/>
                <table:data-pilot-member table:name="0,085353" table:display="true" table:show-details="true"/>
                <table:data-pilot-member table:name="0,085361" table:display="true" table:show-details="true"/>
                <table:data-pilot-member table:name="0,085364" table:display="true" table:show-details="true"/>
                <table:data-pilot-member table:name="0,085371" table:display="true" table:show-details="true"/>
                <table:data-pilot-member table:name="0,085372" table:display="true" table:show-details="true"/>
                <table:data-pilot-member table:name="0,08538" table:display="true" table:show-details="true"/>
                <table:data-pilot-member table:name="0,08539" table:display="true" table:show-details="true"/>
                <table:data-pilot-member table:name="0,085391" table:display="true" table:show-details="true"/>
                <table:data-pilot-member table:name="0,085397" table:display="true" table:show-details="true"/>
                <table:data-pilot-member table:name="0,085398" table:display="true" table:show-details="true"/>
                <table:data-pilot-member table:name="0,085399" table:display="true" table:show-details="true"/>
                <table:data-pilot-member table:name="0,085408" table:display="true" table:show-details="true"/>
                <table:data-pilot-member table:name="0,085416" table:display="true" table:show-details="true"/>
                <table:data-pilot-member table:name="0,085417" table:display="true" table:show-details="true"/>
                <table:data-pilot-member table:name="0,085427" table:display="true" table:show-details="true"/>
                <table:data-pilot-member table:name="0,085456" table:display="true" table:show-details="true"/>
                <table:data-pilot-member table:name="0,085471" table:display="true" table:show-details="true"/>
                <table:data-pilot-member table:name="0,085501" table:display="true" table:show-details="true"/>
                <table:data-pilot-member table:name="0,085517" table:display="true" table:show-details="true"/>
                <table:data-pilot-member table:name="0,085519" table:display="true" table:show-details="true"/>
                <table:data-pilot-member table:name="0,085527" table:display="true" table:show-details="true"/>
                <table:data-pilot-member table:name="0,085538" table:display="true" table:show-details="true"/>
                <table:data-pilot-member table:name="0,085547" table:display="true" table:show-details="true"/>
                <table:data-pilot-member table:name="0,085554" table:display="true" table:show-details="true"/>
                <table:data-pilot-member table:name="0,085608" table:display="true" table:show-details="true"/>
                <table:data-pilot-member table:name="0,085614" table:display="true" table:show-details="true"/>
                <table:data-pilot-member table:name="0,085617" table:display="true" table:show-details="true"/>
                <table:data-pilot-member table:name="0,085621" table:display="true" table:show-details="true"/>
                <table:data-pilot-member table:name="0,085647" table:display="true" table:show-details="true"/>
                <table:data-pilot-member table:name="0,085657" table:display="true" table:show-details="true"/>
                <table:data-pilot-member table:name="0,085669" table:display="true" table:show-details="true"/>
                <table:data-pilot-member table:name="0,08568" table:display="true" table:show-details="true"/>
                <table:data-pilot-member table:name="0,085701" table:display="true" table:show-details="true"/>
                <table:data-pilot-member table:name="0,085704" table:display="true" table:show-details="true"/>
                <table:data-pilot-member table:name="0,085705" table:display="true" table:show-details="true"/>
                <table:data-pilot-member table:name="0,085706" table:display="true" table:show-details="true"/>
                <table:data-pilot-member table:name="0,085723" table:display="true" table:show-details="true"/>
                <table:data-pilot-member table:name="0,085738" table:display="true" table:show-details="true"/>
                <table:data-pilot-member table:name="0,085739" table:display="true" table:show-details="true"/>
                <table:data-pilot-member table:name="0,085774" table:display="true" table:show-details="true"/>
                <table:data-pilot-member table:name="0,085776" table:display="true" table:show-details="true"/>
                <table:data-pilot-member table:name="0,085783" table:display="true" table:show-details="true"/>
                <table:data-pilot-member table:name="0,085786" table:display="true" table:show-details="true"/>
                <table:data-pilot-member table:name="0,085805" table:display="true" table:show-details="true"/>
                <table:data-pilot-member table:name="0,085813" table:display="true" table:show-details="true"/>
                <table:data-pilot-member table:name="0,085821" table:display="true" table:show-details="true"/>
                <table:data-pilot-member table:name="0,085849" table:display="true" table:show-details="true"/>
                <table:data-pilot-member table:name="0,08585" table:display="true" table:show-details="true"/>
                <table:data-pilot-member table:name="0,085887" table:display="true" table:show-details="true"/>
                <table:data-pilot-member table:name="0,085913" table:display="true" table:show-details="true"/>
                <table:data-pilot-member table:name="0,086001" table:display="true" table:show-details="true"/>
                <table:data-pilot-member table:name="0,086015" table:display="true" table:show-details="true"/>
                <table:data-pilot-member table:name="0,086021" table:display="true" table:show-details="true"/>
                <table:data-pilot-member table:name="0,086024" table:display="true" table:show-details="true"/>
                <table:data-pilot-member table:name="0,086027" table:display="true" table:show-details="true"/>
                <table:data-pilot-member table:name="0,086046" table:display="true" table:show-details="true"/>
                <table:data-pilot-member table:name="0,086075" table:display="true" table:show-details="true"/>
                <table:data-pilot-member table:name="0,086104" table:display="true" table:show-details="true"/>
                <table:data-pilot-member table:name="0,086106" table:display="true" table:show-details="true"/>
                <table:data-pilot-member table:name="0,086108" table:display="true" table:show-details="true"/>
                <table:data-pilot-member table:name="0,08618" table:display="true" table:show-details="true"/>
                <table:data-pilot-member table:name="0,086194" table:display="true" table:show-details="true"/>
                <table:data-pilot-member table:name="0,086202" table:display="true" table:show-details="true"/>
                <table:data-pilot-member table:name="0,086235" table:display="true" table:show-details="true"/>
                <table:data-pilot-member table:name="0,086263" table:display="true" table:show-details="true"/>
                <table:data-pilot-member table:name="0,086272" table:display="true" table:show-details="true"/>
                <table:data-pilot-member table:name="0,08628" table:display="true" table:show-details="true"/>
                <table:data-pilot-member table:name="0,086291" table:display="true" table:show-details="true"/>
                <table:data-pilot-member table:name="0,086331" table:display="true" table:show-details="true"/>
                <table:data-pilot-member table:name="0,086382" table:display="true" table:show-details="true"/>
                <table:data-pilot-member table:name="0,086412" table:display="true" table:show-details="true"/>
                <table:data-pilot-member table:name="0,086419" table:display="true" table:show-details="true"/>
                <table:data-pilot-member table:name="0,086437" table:display="true" table:show-details="true"/>
                <table:data-pilot-member table:name="0,08644" table:display="true" table:show-details="true"/>
                <table:data-pilot-member table:name="0,08645" table:display="true" table:show-details="true"/>
                <table:data-pilot-member table:name="0,086455" table:display="true" table:show-details="true"/>
                <table:data-pilot-member table:name="0,086482" table:display="true" table:show-details="true"/>
                <table:data-pilot-member table:name="0,086496" table:display="true" table:show-details="true"/>
                <table:data-pilot-member table:name="0,086504" table:display="true" table:show-details="true"/>
                <table:data-pilot-member table:name="0,086549" table:display="true" table:show-details="true"/>
                <table:data-pilot-member table:name="0,086617" table:display="true" table:show-details="true"/>
                <table:data-pilot-member table:name="0,086628" table:display="true" table:show-details="true"/>
                <table:data-pilot-member table:name="0,086631" table:display="true" table:show-details="true"/>
                <table:data-pilot-member table:name="0,086646" table:display="true" table:show-details="true"/>
                <table:data-pilot-member table:name="0,086697" table:display="true" table:show-details="true"/>
                <table:data-pilot-member table:name="0,086709" table:display="true" table:show-details="true"/>
                <table:data-pilot-member table:name="0,08677" table:display="true" table:show-details="true"/>
                <table:data-pilot-member table:name="0,086825" table:display="true" table:show-details="true"/>
                <table:data-pilot-member table:name="0,086867" table:display="true" table:show-details="true"/>
                <table:data-pilot-member table:name="0,086888" table:display="true" table:show-details="true"/>
                <table:data-pilot-member table:name="0,086897" table:display="true" table:show-details="true"/>
                <table:data-pilot-member table:name="0,08699" table:display="true" table:show-details="true"/>
                <table:data-pilot-member table:name="0,087011" table:display="true" table:show-details="true"/>
                <table:data-pilot-member table:name="0,087114" table:display="true" table:show-details="true"/>
                <table:data-pilot-member table:name="0,087134" table:display="true" table:show-details="true"/>
                <table:data-pilot-member table:name="0,087175" table:display="true" table:show-details="true"/>
                <table:data-pilot-member table:name="0,087232" table:display="true" table:show-details="true"/>
                <table:data-pilot-member table:name="0,087276" table:display="true" table:show-details="true"/>
                <table:data-pilot-member table:name="0,087337" table:display="true" table:show-details="true"/>
                <table:data-pilot-member table:name="0,08734" table:display="true" table:show-details="true"/>
                <table:data-pilot-member table:name="0,087348" table:display="true" table:show-details="true"/>
                <table:data-pilot-member table:name="0,087365" table:display="true" table:show-details="true"/>
                <table:data-pilot-member table:name="0,087389" table:display="true" table:show-details="true"/>
                <table:data-pilot-member table:name="0,087451" table:display="true" table:show-details="true"/>
                <table:data-pilot-member table:name="0,087594" table:display="true" table:show-details="true"/>
                <table:data-pilot-member table:name="0,087598" table:display="true" table:show-details="true"/>
                <table:data-pilot-member table:name="0,087605" table:display="true" table:show-details="true"/>
                <table:data-pilot-member table:name="0,087624" table:display="true" table:show-details="true"/>
                <table:data-pilot-member table:name="0,08778" table:display="true" table:show-details="true"/>
                <table:data-pilot-member table:name="0,087783" table:display="true" table:show-details="true"/>
                <table:data-pilot-member table:name="0,08797" table:display="true" table:show-details="true"/>
                <table:data-pilot-member table:name="0,087981" table:display="true" table:show-details="true"/>
                <table:data-pilot-member table:name="0,087983" table:display="true" table:show-details="true"/>
                <table:data-pilot-member table:name="0,088073" table:display="true" table:show-details="true"/>
                <table:data-pilot-member table:name="0,088146" table:display="true" table:show-details="true"/>
                <table:data-pilot-member table:name="0,088203" table:display="true" table:show-details="true"/>
                <table:data-pilot-member table:name="0,08823" table:display="true" table:show-details="true"/>
                <table:data-pilot-member table:name="0,088291" table:display="true" table:show-details="true"/>
                <table:data-pilot-member table:name="0,088426" table:display="true" table:show-details="true"/>
                <table:data-pilot-member table:name="0,088427" table:display="true" table:show-details="true"/>
                <table:data-pilot-member table:name="0,088544" table:display="true" table:show-details="true"/>
                <table:data-pilot-member table:name="0,088809" table:display="true" table:show-details="true"/>
                <table:data-pilot-member table:name="0,088837" table:display="true" table:show-details="true"/>
                <table:data-pilot-member table:name="0,089123" table:display="true" table:show-details="true"/>
                <table:data-pilot-member table:name="0,089168" table:display="true" table:show-details="true"/>
                <table:data-pilot-member table:name="0,089228" table:display="true" table:show-details="true"/>
                <table:data-pilot-member table:name="0,089231" table:display="true" table:show-details="true"/>
                <table:data-pilot-member table:name="0,089315" table:display="true" table:show-details="true"/>
                <table:data-pilot-member table:name="0,089521" table:display="true" table:show-details="true"/>
                <table:data-pilot-member table:name="0,089674" table:display="true" table:show-details="true"/>
                <table:data-pilot-member table:name="0,08993" table:display="true" table:show-details="true"/>
                <table:data-pilot-member table:name="0,090043" table:display="true" table:show-details="true"/>
                <table:data-pilot-member table:name="0,090211" table:display="true" table:show-details="true"/>
                <table:data-pilot-member table:name="0,090221" table:display="true" table:show-details="true"/>
                <table:data-pilot-member table:name="0,090307" table:display="true" table:show-details="true"/>
                <table:data-pilot-member table:name="0,09031" table:display="true" table:show-details="true"/>
                <table:data-pilot-member table:name="0,090385" table:display="true" table:show-details="true"/>
                <table:data-pilot-member table:name="0,090396" table:display="true" table:show-details="true"/>
                <table:data-pilot-member table:name="0,090499" table:display="true" table:show-details="true"/>
                <table:data-pilot-member table:name="0,090582" table:display="true" table:show-details="true"/>
                <table:data-pilot-member table:name="0,090628" table:display="true" table:show-details="true"/>
                <table:data-pilot-member table:name="0,090634" table:display="true" table:show-details="true"/>
                <table:data-pilot-member table:name="0,090814" table:display="true" table:show-details="true"/>
                <table:data-pilot-member table:name="0,090868" table:display="true" table:show-details="true"/>
                <table:data-pilot-member table:name="0,090871" table:display="true" table:show-details="true"/>
                <table:data-pilot-member table:name="0,090915" table:display="true" table:show-details="true"/>
                <table:data-pilot-member table:name="0,090971" table:display="true" table:show-details="true"/>
                <table:data-pilot-member table:name="0,091002" table:display="true" table:show-details="true"/>
                <table:data-pilot-member table:name="0,091015" table:display="true" table:show-details="true"/>
                <table:data-pilot-member table:name="0,091086" table:display="true" table:show-details="true"/>
                <table:data-pilot-member table:name="0,091153" table:display="true" table:show-details="true"/>
                <table:data-pilot-member table:name="0,091192" table:display="true" table:show-details="true"/>
                <table:data-pilot-member table:name="0,091322" table:display="true" table:show-details="true"/>
                <table:data-pilot-member table:name="0,091333" table:display="true" table:show-details="true"/>
                <table:data-pilot-member table:name="0,091431" table:display="true" table:show-details="true"/>
                <table:data-pilot-member table:name="0,091444" table:display="true" table:show-details="true"/>
                <table:data-pilot-member table:name="0,091581" table:display="true" table:show-details="true"/>
                <table:data-pilot-member table:name="0,091592" table:display="true" table:show-details="true"/>
                <table:data-pilot-member table:name="0,091616" table:display="true" table:show-details="true"/>
                <table:data-pilot-member table:name="0,091631" table:display="true" table:show-details="true"/>
                <table:data-pilot-member table:name="0,091748" table:display="true" table:show-details="true"/>
                <table:data-pilot-member table:name="0,091789" table:display="true" table:show-details="true"/>
                <table:data-pilot-member table:name="0,091804" table:display="true" table:show-details="true"/>
                <table:data-pilot-member table:name="0,09183" table:display="true" table:show-details="true"/>
                <table:data-pilot-member table:name="0,09192" table:display="true" table:show-details="true"/>
                <table:data-pilot-member table:name="0,091921" table:display="true" table:show-details="true"/>
                <table:data-pilot-member table:name="0,091975" table:display="true" table:show-details="true"/>
                <table:data-pilot-member table:name="0,092017" table:display="true" table:show-details="true"/>
                <table:data-pilot-member table:name="0,092034" table:display="true" table:show-details="true"/>
                <table:data-pilot-member table:name="0,092041" table:display="true" table:show-details="true"/>
                <table:data-pilot-member table:name="0,092082" table:display="true" table:show-details="true"/>
                <table:data-pilot-member table:name="0,092129" table:display="true" table:show-details="true"/>
                <table:data-pilot-member table:name="0,092145" table:display="true" table:show-details="true"/>
                <table:data-pilot-member table:name="0,092184" table:display="true" table:show-details="true"/>
                <table:data-pilot-member table:name="0,092186" table:display="true" table:show-details="true"/>
                <table:data-pilot-member table:name="0,092208" table:display="true" table:show-details="true"/>
                <table:data-pilot-member table:name="0,092258" table:display="true" table:show-details="true"/>
                <table:data-pilot-member table:name="0,092294" table:display="true" table:show-details="true"/>
                <table:data-pilot-member table:name="0,09239" table:display="true" table:show-details="true"/>
                <table:data-pilot-member table:name="0,092396" table:display="true" table:show-details="true"/>
                <table:data-pilot-member table:name="0,092416" table:display="true" table:show-details="true"/>
                <table:data-pilot-member table:name="0,092557" table:display="true" table:show-details="true"/>
                <table:data-pilot-member table:name="0,092663" table:display="true" table:show-details="true"/>
                <table:data-pilot-member table:name="0,092771" table:display="true" table:show-details="true"/>
                <table:data-pilot-member table:name="0,092811" table:display="true" table:show-details="true"/>
                <table:data-pilot-member table:name="0,092834" table:display="true" table:show-details="true"/>
                <table:data-pilot-member table:name="0,092876" table:display="true" table:show-details="true"/>
                <table:data-pilot-member table:name="0,092902" table:display="true" table:show-details="true"/>
                <table:data-pilot-member table:name="0,092917" table:display="true" table:show-details="true"/>
                <table:data-pilot-member table:name="0,092931" table:display="true" table:show-details="true"/>
                <table:data-pilot-member table:name="0,093243" table:display="true" table:show-details="true"/>
                <table:data-pilot-member table:name="0,093285" table:display="true" table:show-details="true"/>
                <table:data-pilot-member table:name="0,093444" table:display="true" table:show-details="true"/>
                <table:data-pilot-member table:name="0,093475" table:display="true" table:show-details="true"/>
                <table:data-pilot-member table:name="0,093586" table:display="true" table:show-details="true"/>
                <table:data-pilot-member table:name="0,093686" table:display="true" table:show-details="true"/>
                <table:data-pilot-member table:name="0,093724" table:display="true" table:show-details="true"/>
                <table:data-pilot-member table:name="0,093773" table:display="true" table:show-details="true"/>
                <table:data-pilot-member table:name="0,093799" table:display="true" table:show-details="true"/>
                <table:data-pilot-member table:name="0,093864" table:display="true" table:show-details="true"/>
                <table:data-pilot-member table:name="0,093881" table:display="true" table:show-details="true"/>
                <table:data-pilot-member table:name="0,093902" table:display="true" table:show-details="true"/>
                <table:data-pilot-member table:name="0,094007" table:display="true" table:show-details="true"/>
                <table:data-pilot-member table:name="0,094009" table:display="true" table:show-details="true"/>
                <table:data-pilot-member table:name="0,094013" table:display="true" table:show-details="true"/>
                <table:data-pilot-member table:name="0,094056" table:display="true" table:show-details="true"/>
                <table:data-pilot-member table:name="0,094064" table:display="true" table:show-details="true"/>
                <table:data-pilot-member table:name="0,094072" table:display="true" table:show-details="true"/>
                <table:data-pilot-member table:name="0,09422" table:display="true" table:show-details="true"/>
                <table:data-pilot-member table:name="0,094236" table:display="true" table:show-details="true"/>
                <table:data-pilot-member table:name="0,094287" table:display="true" table:show-details="true"/>
                <table:data-pilot-member table:name="0,094388" table:display="true" table:show-details="true"/>
                <table:data-pilot-member table:name="0,094404" table:display="true" table:show-details="true"/>
                <table:data-pilot-member table:name="0,09441" table:display="true" table:show-details="true"/>
                <table:data-pilot-member table:name="0,094415" table:display="true" table:show-details="true"/>
                <table:data-pilot-member table:name="0,09444" table:display="true" table:show-details="true"/>
                <table:data-pilot-member table:name="0,094496" table:display="true" table:show-details="true"/>
                <table:data-pilot-member table:name="0,094576" table:display="true" table:show-details="true"/>
                <table:data-pilot-member table:name="0,094602" table:display="true" table:show-details="true"/>
                <table:data-pilot-member table:name="0,094636" table:display="true" table:show-details="true"/>
                <table:data-pilot-member table:name="0,094645" table:display="true" table:show-details="true"/>
                <table:data-pilot-member table:name="0,094672" table:display="true" table:show-details="true"/>
                <table:data-pilot-member table:name="0,094774" table:display="true" table:show-details="true"/>
                <table:data-pilot-member table:name="0,094827" table:display="true" table:show-details="true"/>
                <table:data-pilot-member table:name="0,094887" table:display="true" table:show-details="true"/>
                <table:data-pilot-member table:name="0,094893" table:display="true" table:show-details="true"/>
                <table:data-pilot-member table:name="0,09493" table:display="true" table:show-details="true"/>
                <table:data-pilot-member table:name="0,094962" table:display="true" table:show-details="true"/>
                <table:data-pilot-member table:name="0,095083" table:display="true" table:show-details="true"/>
                <table:data-pilot-member table:name="0,095103" table:display="true" table:show-details="true"/>
                <table:data-pilot-member table:name="0,095124" table:display="true" table:show-details="true"/>
                <table:data-pilot-member table:name="0,095242" table:display="true" table:show-details="true"/>
                <table:data-pilot-member table:name="0,095279" table:display="true" table:show-details="true"/>
                <table:data-pilot-member table:name="0,095358" table:display="true" table:show-details="true"/>
                <table:data-pilot-member table:name="0,095458" table:display="true" table:show-details="true"/>
                <table:data-pilot-member table:name="0,095464" table:display="true" table:show-details="true"/>
                <table:data-pilot-member table:name="0,095499" table:display="true" table:show-details="true"/>
                <table:data-pilot-member table:name="0,095544" table:display="true" table:show-details="true"/>
                <table:data-pilot-member table:name="0,095552" table:display="true" table:show-details="true"/>
                <table:data-pilot-member table:name="0,095612" table:display="true" table:show-details="true"/>
                <table:data-pilot-member table:name="0,095629" table:display="true" table:show-details="true"/>
                <table:data-pilot-member table:name="0,095702" table:display="true" table:show-details="true"/>
                <table:data-pilot-member table:name="0,095733" table:display="true" table:show-details="true"/>
                <table:data-pilot-member table:name="0,095762" table:display="true" table:show-details="true"/>
                <table:data-pilot-member table:name="0,095765" table:display="true" table:show-details="true"/>
                <table:data-pilot-member table:name="0,09578" table:display="true" table:show-details="true"/>
                <table:data-pilot-member table:name="0,095834" table:display="true" table:show-details="true"/>
                <table:data-pilot-member table:name="0,095846" table:display="true" table:show-details="true"/>
                <table:data-pilot-member table:name="0,095922" table:display="true" table:show-details="true"/>
                <table:data-pilot-member table:name="0,09597" table:display="true" table:show-details="true"/>
                <table:data-pilot-member table:name="0,095992" table:display="true" table:show-details="true"/>
                <table:data-pilot-member table:name="0,096031" table:display="true" table:show-details="true"/>
                <table:data-pilot-member table:name="0,096075" table:display="true" table:show-details="true"/>
                <table:data-pilot-member table:name="0,09624" table:display="true" table:show-details="true"/>
                <table:data-pilot-member table:name="0,096353" table:display="true" table:show-details="true"/>
                <table:data-pilot-member table:name="0,096494" table:display="true" table:show-details="true"/>
                <table:data-pilot-member table:name="0,096586" table:display="true" table:show-details="true"/>
                <table:data-pilot-member table:name="0,096706" table:display="true" table:show-details="true"/>
                <table:data-pilot-member table:name="0,096756" table:display="true" table:show-details="true"/>
                <table:data-pilot-member table:name="0,096804" table:display="true" table:show-details="true"/>
                <table:data-pilot-member table:name="0,096811" table:display="true" table:show-details="true"/>
                <table:data-pilot-member table:name="0,09702" table:display="true" table:show-details="true"/>
                <table:data-pilot-member table:name="0,097138" table:display="true" table:show-details="true"/>
                <table:data-pilot-member table:name="0,097144" table:display="true" table:show-details="true"/>
                <table:data-pilot-member table:name="0,097147" table:display="true" table:show-details="true"/>
                <table:data-pilot-member table:name="0,097209" table:display="true" table:show-details="true"/>
                <table:data-pilot-member table:name="0,097225" table:display="true" table:show-details="true"/>
                <table:data-pilot-member table:name="0,097338" table:display="true" table:show-details="true"/>
                <table:data-pilot-member table:name="0,097629" table:display="true" table:show-details="true"/>
                <table:data-pilot-member table:name="0,098011" table:display="true" table:show-details="true"/>
                <table:data-pilot-member table:name="0,098048" table:display="true" table:show-details="true"/>
                <table:data-pilot-member table:name="0,098076" table:display="true" table:show-details="true"/>
                <table:data-pilot-member table:name="0,098439" table:display="true" table:show-details="true"/>
                <table:data-pilot-member table:name="0,099056" table:display="true" table:show-details="true"/>
                <table:data-pilot-member table:name="0,099205" table:display="true" table:show-details="true"/>
                <table:data-pilot-member table:name="0,09939" table:display="true" table:show-details="true"/>
                <table:data-pilot-member table:name="0,099568" table:display="true" table:show-details="true"/>
                <table:data-pilot-member table:name="0,0997" table:display="true" table:show-details="true"/>
                <table:data-pilot-member table:name="0,099861" table:display="true" table:show-details="true"/>
                <table:data-pilot-member table:name="0,09991" table:display="true" table:show-details="true"/>
                <table:data-pilot-member table:name="0,09992" table:display="true" table:show-details="true"/>
                <table:data-pilot-member table:name="0,100267" table:display="true" table:show-details="true"/>
                <table:data-pilot-member table:name="0,100538" table:display="true" table:show-details="true"/>
                <table:data-pilot-member table:name="0,100768" table:display="true" table:show-details="true"/>
                <table:data-pilot-member table:name="0,100853" table:display="true" table:show-details="true"/>
                <table:data-pilot-member table:name="0,101627" table:display="true" table:show-details="true"/>
                <table:data-pilot-member table:name="0,101717" table:display="true" table:show-details="true"/>
                <table:data-pilot-member table:name="0,101863" table:display="true" table:show-details="true"/>
                <table:data-pilot-member table:name="0,102784" table:display="true" table:show-details="true"/>
                <table:data-pilot-member table:name="0,103206" table:display="true" table:show-details="true"/>
                <table:data-pilot-member table:name="0,103393" table:display="true" table:show-details="true"/>
                <table:data-pilot-member table:name="0,103397" table:display="true" table:show-details="true"/>
                <table:data-pilot-member table:name="0,104805" table:display="true" table:show-details="true"/>
                <table:data-pilot-member table:name="0,104934" table:display="true" table:show-details="true"/>
                <table:data-pilot-member table:name="0,105324" table:display="true" table:show-details="true"/>
                <table:data-pilot-member table:name="0,105501" table:display="true" table:show-details="true"/>
                <table:data-pilot-member table:name="0,105765" table:display="true" table:show-details="true"/>
                <table:data-pilot-member table:name="0,106043" table:display="true" table:show-details="true"/>
                <table:data-pilot-member table:name="0,106844" table:display="true" table:show-details="true"/>
                <table:data-pilot-member table:name="0,107252" table:display="true" table:show-details="true"/>
                <table:data-pilot-member table:name="0,107349" table:display="true" table:show-details="true"/>
                <table:data-pilot-member table:name="0,10778" table:display="true" table:show-details="true"/>
                <table:data-pilot-member table:name="0,108625" table:display="true" table:show-details="true"/>
                <table:data-pilot-member table:name="0,10965" table:display="true" table:show-details="true"/>
                <table:data-pilot-member table:name="0,110502" table:display="true" table:show-details="true"/>
                <table:data-pilot-member table:name="0,110777" table:display="true" table:show-details="true"/>
                <table:data-pilot-member table:name="0,110793" table:display="true" table:show-details="true"/>
                <table:data-pilot-member table:name="0,111113" table:display="true" table:show-details="true"/>
                <table:data-pilot-member table:name="0,112688" table:display="true" table:show-details="true"/>
                <table:data-pilot-member table:name="0,112967" table:display="true" table:show-details="true"/>
                <table:data-pilot-member table:name="0,113949" table:display="true" table:show-details="true"/>
                <table:data-pilot-member table:name="0,114905" table:display="true" table:show-details="true"/>
                <table:data-pilot-member table:name="0,116417" table:display="true" table:show-details="true"/>
                <table:data-pilot-member table:name="0,116636" table:display="true" table:show-details="true"/>
                <table:data-pilot-member table:name="0,1199" table:display="true" table:show-details="true"/>
                <table:data-pilot-member table:name="0,120824" table:display="true" table:show-details="true"/>
                <table:data-pilot-member table:name="0,125572" table:display="true" table:show-details="true"/>
                <table:data-pilot-member table:name="0,132142" table:display="true" table:show-details="true"/>
                <table:data-pilot-member table:name="0,132524" table:display="true" table:show-details="true"/>
                <table:data-pilot-member table:name="0,136006" table:display="true" table:show-details="true"/>
                <table:data-pilot-member table:name="0,136722" table:display="true" table:show-details="true"/>
                <table:data-pilot-member table:name="0,139452" table:display="true" table:show-details="true"/>
                <table:data-pilot-member table:name="0,143026" table:display="true" table:show-details="true"/>
                <table:data-pilot-member table:name="0,144545" table:display="true" table:show-details="true"/>
                <table:data-pilot-member table:name="0,144942" table:display="true" table:show-details="true"/>
                <table:data-pilot-member table:name="0,144994" table:display="true" table:show-details="true"/>
                <table:data-pilot-member table:name="0,145039" table:display="true" table:show-details="true"/>
                <table:data-pilot-member table:name="0,14506" table:display="true" table:show-details="true"/>
                <table:data-pilot-member table:name="0,14538" table:display="true" table:show-details="true"/>
                <table:data-pilot-member table:name="0,145383" table:display="true" table:show-details="true"/>
                <table:data-pilot-member table:name="0,145482" table:display="true" table:show-details="true"/>
                <table:data-pilot-member table:name="0,145611" table:display="true" table:show-details="true"/>
                <table:data-pilot-member table:name="0,145612" table:display="true" table:show-details="true"/>
                <table:data-pilot-member table:name="0,145717" table:display="true" table:show-details="true"/>
                <table:data-pilot-member table:name="0,145729" table:display="true" table:show-details="true"/>
                <table:data-pilot-member table:name="0,145731" table:display="true" table:show-details="true"/>
                <table:data-pilot-member table:name="0,145769" table:display="true" table:show-details="true"/>
                <table:data-pilot-member table:name="0,145834" table:display="true" table:show-details="true"/>
                <table:data-pilot-member table:name="0,145901" table:display="true" table:show-details="true"/>
                <table:data-pilot-member table:name="0,145957" table:display="true" table:show-details="true"/>
                <table:data-pilot-member table:name="0,146029" table:display="true" table:show-details="true"/>
                <table:data-pilot-member table:name="0,146093" table:display="true" table:show-details="true"/>
                <table:data-pilot-member table:name="0,146123" table:display="true" table:show-details="true"/>
                <table:data-pilot-member table:name="0,146124" table:display="true" table:show-details="true"/>
                <table:data-pilot-member table:name="0,146131" table:display="true" table:show-details="true"/>
                <table:data-pilot-member table:name="0,146191" table:display="true" table:show-details="true"/>
                <table:data-pilot-member table:name="0,146267" table:display="true" table:show-details="true"/>
                <table:data-pilot-member table:name="0,146423" table:display="true" table:show-details="true"/>
                <table:data-pilot-member table:name="0,146519" table:display="true" table:show-details="true"/>
                <table:data-pilot-member table:name="0,146568" table:display="true" table:show-details="true"/>
                <table:data-pilot-member table:name="0,146572" table:display="true" table:show-details="true"/>
                <table:data-pilot-member table:name="0,146628" table:display="true" table:show-details="true"/>
                <table:data-pilot-member table:name="0,146873" table:display="true" table:show-details="true"/>
                <table:data-pilot-member table:name="0,146923" table:display="true" table:show-details="true"/>
                <table:data-pilot-member table:name="0,147" table:display="true" table:show-details="true"/>
                <table:data-pilot-member table:name="0,147022" table:display="true" table:show-details="true"/>
                <table:data-pilot-member table:name="0,147068" table:display="true" table:show-details="true"/>
                <table:data-pilot-member table:name="0,147275" table:display="true" table:show-details="true"/>
                <table:data-pilot-member table:name="0,1473" table:display="true" table:show-details="true"/>
                <table:data-pilot-member table:name="0,147357" table:display="true" table:show-details="true"/>
                <table:data-pilot-member table:name="0,147527" table:display="true" table:show-details="true"/>
                <table:data-pilot-member table:name="0,147581" table:display="true" table:show-details="true"/>
                <table:data-pilot-member table:name="0,147601" table:display="true" table:show-details="true"/>
                <table:data-pilot-member table:name="0,147655" table:display="true" table:show-details="true"/>
                <table:data-pilot-member table:name="0,147666" table:display="true" table:show-details="true"/>
                <table:data-pilot-member table:name="0,147688" table:display="true" table:show-details="true"/>
                <table:data-pilot-member table:name="0,147792" table:display="true" table:show-details="true"/>
                <table:data-pilot-member table:name="0,14791" table:display="true" table:show-details="true"/>
                <table:data-pilot-member table:name="0,148017" table:display="true" table:show-details="true"/>
                <table:data-pilot-member table:name="0,148073" table:display="true" table:show-details="true"/>
                <table:data-pilot-member table:name="0,148094" table:display="true" table:show-details="true"/>
                <table:data-pilot-member table:name="0,14814" table:display="true" table:show-details="true"/>
                <table:data-pilot-member table:name="0,148387" table:display="true" table:show-details="true"/>
                <table:data-pilot-member table:name="0,1484" table:display="true" table:show-details="true"/>
                <table:data-pilot-member table:name="0,148438" table:display="true" table:show-details="true"/>
                <table:data-pilot-member table:name="0,148448" table:display="true" table:show-details="true"/>
                <table:data-pilot-member table:name="0,148605" table:display="true" table:show-details="true"/>
                <table:data-pilot-member table:name="0,148632" table:display="true" table:show-details="true"/>
                <table:data-pilot-member table:name="0,148651" table:display="true" table:show-details="true"/>
                <table:data-pilot-member table:name="0,148662" table:display="true" table:show-details="true"/>
                <table:data-pilot-member table:name="0,148666" table:display="true" table:show-details="true"/>
                <table:data-pilot-member table:name="0,148705" table:display="true" table:show-details="true"/>
                <table:data-pilot-member table:name="0,149033" table:display="true" table:show-details="true"/>
                <table:data-pilot-member table:name="0,149054" table:display="true" table:show-details="true"/>
                <table:data-pilot-member table:name="0,149075" table:display="true" table:show-details="true"/>
                <table:data-pilot-member table:name="0,149298" table:display="true" table:show-details="true"/>
                <table:data-pilot-member table:name="0,149373" table:display="true" table:show-details="true"/>
                <table:data-pilot-member table:name="0,149375" table:display="true" table:show-details="true"/>
                <table:data-pilot-member table:name="0,149389" table:display="true" table:show-details="true"/>
                <table:data-pilot-member table:name="0,149478" table:display="true" table:show-details="true"/>
                <table:data-pilot-member table:name="0,149509" table:display="true" table:show-details="true"/>
                <table:data-pilot-member table:name="0,149814" table:display="true" table:show-details="true"/>
                <table:data-pilot-member table:name="0,149925" table:display="true" table:show-details="true"/>
                <table:data-pilot-member table:name="0,150123" table:display="true" table:show-details="true"/>
                <table:data-pilot-member table:name="0,150176" table:display="true" table:show-details="true"/>
                <table:data-pilot-member table:name="0,150901" table:display="true" table:show-details="true"/>
                <table:data-pilot-member table:name="0,151023" table:display="true" table:show-details="true"/>
                <table:data-pilot-member table:name="0,151278" table:display="true" table:show-details="true"/>
                <table:data-pilot-member table:name="0,151893" table:display="true" table:show-details="true"/>
                <table:data-pilot-member table:name="0,152319" table:display="true" table:show-details="true"/>
                <table:data-pilot-member table:name="0,153919" table:display="true" table:show-details="true"/>
                <table:data-pilot-member table:name="0,15442" table:display="true" table:show-details="true"/>
                <table:data-pilot-member table:name="0,154448" table:display="true" table:show-details="true"/>
                <table:data-pilot-member table:name="0,154513" table:display="true" table:show-details="true"/>
                <table:data-pilot-member table:name="0,154836" table:display="true" table:show-details="true"/>
                <table:data-pilot-member table:name="0,155401" table:display="true" table:show-details="true"/>
                <table:data-pilot-member table:name="0,155441" table:display="true" table:show-details="true"/>
                <table:data-pilot-member table:name="0,15545" table:display="true" table:show-details="true"/>
                <table:data-pilot-member table:name="0,155923" table:display="true" table:show-details="true"/>
                <table:data-pilot-member table:name="0,155995" table:display="true" table:show-details="true"/>
                <table:data-pilot-member table:name="0,156055" table:display="true" table:show-details="true"/>
                <table:data-pilot-member table:name="0,156064" table:display="true" table:show-details="true"/>
                <table:data-pilot-member table:name="0,156776" table:display="true" table:show-details="true"/>
                <table:data-pilot-member table:name="0,156824" table:display="true" table:show-details="true"/>
                <table:data-pilot-member table:name="0,15735" table:display="true" table:show-details="true"/>
                <table:data-pilot-member table:name="0,157525" table:display="true" table:show-details="true"/>
                <table:data-pilot-member table:name="0,157989" table:display="true" table:show-details="true"/>
                <table:data-pilot-member table:name="0,158138" table:display="true" table:show-details="true"/>
                <table:data-pilot-member table:name="0,158247" table:display="true" table:show-details="true"/>
                <table:data-pilot-member table:name="0,158642" table:display="true" table:show-details="true"/>
                <table:data-pilot-member table:name="0,1592" table:display="true" table:show-details="true"/>
                <table:data-pilot-member table:name="0,159487" table:display="true" table:show-details="true"/>
                <table:data-pilot-member table:name="0,160265" table:display="true" table:show-details="true"/>
                <table:data-pilot-member table:name="0,160618" table:display="true" table:show-details="true"/>
                <table:data-pilot-member table:name="0,160782" table:display="true" table:show-details="true"/>
                <table:data-pilot-member table:name="0,162673" table:display="true" table:show-details="true"/>
                <table:data-pilot-member table:name="0,163312" table:display="true" table:show-details="true"/>
                <table:data-pilot-member table:name="0,164196" table:display="true" table:show-details="true"/>
                <table:data-pilot-member table:name="0,164879" table:display="true" table:show-details="true"/>
                <table:data-pilot-member table:name="0,164988" table:display="true" table:show-details="true"/>
                <table:data-pilot-member table:name="0,165395" table:display="true" table:show-details="true"/>
                <table:data-pilot-member table:name="0,166749" table:display="true" table:show-details="true"/>
                <table:data-pilot-member table:name="0,168207" table:display="true" table:show-details="true"/>
                <table:data-pilot-member table:name="0,169387" table:display="true" table:show-details="true"/>
                <table:data-pilot-member table:name="0,171174" table:display="true" table:show-details="true"/>
                <table:data-pilot-member table:name="0,173873" table:display="true" table:show-details="true"/>
                <table:data-pilot-member table:name="0,174177" table:display="true" table:show-details="true"/>
                <table:data-pilot-member table:name="0,175672" table:display="true" table:show-details="true"/>
                <table:data-pilot-member table:name="0,18996" table:display="true" table:show-details="true"/>
                <table:data-pilot-member table:name="0,196322" table:display="true" table:show-details="true"/>
                <table:data-pilot-member table:name="0,202406" table:display="true" table:show-details="true"/>
                <table:data-pilot-member table:name="0,203482" table:display="true" table:show-details="true"/>
                <table:data-pilot-member table:name="0,203744" table:display="true" table:show-details="true"/>
                <table:data-pilot-member table:name="0,203785" table:display="true" table:show-details="true"/>
                <table:data-pilot-member table:name="0,203808" table:display="true" table:show-details="true"/>
                <table:data-pilot-member table:name="0,203938" table:display="true" table:show-details="true"/>
                <table:data-pilot-member table:name="0,204039" table:display="true" table:show-details="true"/>
                <table:data-pilot-member table:name="0,204072" table:display="true" table:show-details="true"/>
                <table:data-pilot-member table:name="0,204082" table:display="true" table:show-details="true"/>
                <table:data-pilot-member table:name="0,204115" table:display="true" table:show-details="true"/>
                <table:data-pilot-member table:name="0,204179" table:display="true" table:show-details="true"/>
                <table:data-pilot-member table:name="0,204275" table:display="true" table:show-details="true"/>
                <table:data-pilot-member table:name="0,204339" table:display="true" table:show-details="true"/>
                <table:data-pilot-member table:name="0,204695" table:display="true" table:show-details="true"/>
                <table:data-pilot-member table:name="0,204701" table:display="true" table:show-details="true"/>
                <table:data-pilot-member table:name="0,204726" table:display="true" table:show-details="true"/>
                <table:data-pilot-member table:name="0,204757" table:display="true" table:show-details="true"/>
                <table:data-pilot-member table:name="0,204846" table:display="true" table:show-details="true"/>
                <table:data-pilot-member table:name="0,204904" table:display="true" table:show-details="true"/>
                <table:data-pilot-member table:name="0,204966" table:display="true" table:show-details="true"/>
                <table:data-pilot-member table:name="0,204995" table:display="true" table:show-details="true"/>
                <table:data-pilot-member table:name="0,205001" table:display="true" table:show-details="true"/>
                <table:data-pilot-member table:name="0,205039" table:display="true" table:show-details="true"/>
                <table:data-pilot-member table:name="0,205216" table:display="true" table:show-details="true"/>
                <table:data-pilot-member table:name="0,205228" table:display="true" table:show-details="true"/>
                <table:data-pilot-member table:name="0,205277" table:display="true" table:show-details="true"/>
                <table:data-pilot-member table:name="0,205292" table:display="true" table:show-details="true"/>
                <table:data-pilot-member table:name="0,205367" table:display="true" table:show-details="true"/>
                <table:data-pilot-member table:name="0,205424" table:display="true" table:show-details="true"/>
                <table:data-pilot-member table:name="0,205465" table:display="true" table:show-details="true"/>
                <table:data-pilot-member table:name="0,205483" table:display="true" table:show-details="true"/>
                <table:data-pilot-member table:name="0,205493" table:display="true" table:show-details="true"/>
                <table:data-pilot-member table:name="0,20551" table:display="true" table:show-details="true"/>
                <table:data-pilot-member table:name="0,205525" table:display="true" table:show-details="true"/>
                <table:data-pilot-member table:name="0,205533" table:display="true" table:show-details="true"/>
                <table:data-pilot-member table:name="0,205603" table:display="true" table:show-details="true"/>
                <table:data-pilot-member table:name="0,205615" table:display="true" table:show-details="true"/>
                <table:data-pilot-member table:name="0,205621" table:display="true" table:show-details="true"/>
                <table:data-pilot-member table:name="0,205707" table:display="true" table:show-details="true"/>
                <table:data-pilot-member table:name="0,205772" table:display="true" table:show-details="true"/>
                <table:data-pilot-member table:name="0,205797" table:display="true" table:show-details="true"/>
                <table:data-pilot-member table:name="0,205841" table:display="true" table:show-details="true"/>
                <table:data-pilot-member table:name="0,205882" table:display="true" table:show-details="true"/>
                <table:data-pilot-member table:name="0,205942" table:display="true" table:show-details="true"/>
                <table:data-pilot-member table:name="0,205955" table:display="true" table:show-details="true"/>
                <table:data-pilot-member table:name="0,205968" table:display="true" table:show-details="true"/>
                <table:data-pilot-member table:name="0,20599" table:display="true" table:show-details="true"/>
                <table:data-pilot-member table:name="0,206006" table:display="true" table:show-details="true"/>
                <table:data-pilot-member table:name="0,206009" table:display="true" table:show-details="true"/>
                <table:data-pilot-member table:name="0,206056" table:display="true" table:show-details="true"/>
                <table:data-pilot-member table:name="0,206065" table:display="true" table:show-details="true"/>
                <table:data-pilot-member table:name="0,206102" table:display="true" table:show-details="true"/>
                <table:data-pilot-member table:name="0,20612" table:display="true" table:show-details="true"/>
                <table:data-pilot-member table:name="0,206172" table:display="true" table:show-details="true"/>
                <table:data-pilot-member table:name="0,206183" table:display="true" table:show-details="true"/>
                <table:data-pilot-member table:name="0,206221" table:display="true" table:show-details="true"/>
                <table:data-pilot-member table:name="0,206237" table:display="true" table:show-details="true"/>
                <table:data-pilot-member table:name="0,206251" table:display="true" table:show-details="true"/>
                <table:data-pilot-member table:name="0,206307" table:display="true" table:show-details="true"/>
                <table:data-pilot-member table:name="0,20631" table:display="true" table:show-details="true"/>
                <table:data-pilot-member table:name="0,20634" table:display="true" table:show-details="true"/>
                <table:data-pilot-member table:name="0,20636" table:display="true" table:show-details="true"/>
                <table:data-pilot-member table:name="0,206365" table:display="true" table:show-details="true"/>
                <table:data-pilot-member table:name="0,206395" table:display="true" table:show-details="true"/>
                <table:data-pilot-member table:name="0,206402" table:display="true" table:show-details="true"/>
                <table:data-pilot-member table:name="0,206433" table:display="true" table:show-details="true"/>
                <table:data-pilot-member table:name="0,206472" table:display="true" table:show-details="true"/>
                <table:data-pilot-member table:name="0,206475" table:display="true" table:show-details="true"/>
                <table:data-pilot-member table:name="0,206513" table:display="true" table:show-details="true"/>
                <table:data-pilot-member table:name="0,206551" table:display="true" table:show-details="true"/>
                <table:data-pilot-member table:name="0,206597" table:display="true" table:show-details="true"/>
                <table:data-pilot-member table:name="0,206629" table:display="true" table:show-details="true"/>
                <table:data-pilot-member table:name="0,206638" table:display="true" table:show-details="true"/>
                <table:data-pilot-member table:name="0,206648" table:display="true" table:show-details="true"/>
                <table:data-pilot-member table:name="0,206679" table:display="true" table:show-details="true"/>
                <table:data-pilot-member table:name="0,206682" table:display="true" table:show-details="true"/>
                <table:data-pilot-member table:name="0,206709" table:display="true" table:show-details="true"/>
                <table:data-pilot-member table:name="0,206718" table:display="true" table:show-details="true"/>
                <table:data-pilot-member table:name="0,206719" table:display="true" table:show-details="true"/>
                <table:data-pilot-member table:name="0,206772" table:display="true" table:show-details="true"/>
                <table:data-pilot-member table:name="0,206784" table:display="true" table:show-details="true"/>
                <table:data-pilot-member table:name="0,2068" table:display="true" table:show-details="true"/>
                <table:data-pilot-member table:name="0,206801" table:display="true" table:show-details="true"/>
                <table:data-pilot-member table:name="0,206814" table:display="true" table:show-details="true"/>
                <table:data-pilot-member table:name="0,206859" table:display="true" table:show-details="true"/>
                <table:data-pilot-member table:name="0,206888" table:display="true" table:show-details="true"/>
                <table:data-pilot-member table:name="0,206896" table:display="true" table:show-details="true"/>
                <table:data-pilot-member table:name="0,206907" table:display="true" table:show-details="true"/>
                <table:data-pilot-member table:name="0,206944" table:display="true" table:show-details="true"/>
                <table:data-pilot-member table:name="0,206975" table:display="true" table:show-details="true"/>
                <table:data-pilot-member table:name="0,207024" table:display="true" table:show-details="true"/>
                <table:data-pilot-member table:name="0,207035" table:display="true" table:show-details="true"/>
                <table:data-pilot-member table:name="0,207085" table:display="true" table:show-details="true"/>
                <table:data-pilot-member table:name="0,207156" table:display="true" table:show-details="true"/>
                <table:data-pilot-member table:name="0,20717" table:display="true" table:show-details="true"/>
                <table:data-pilot-member table:name="0,207282" table:display="true" table:show-details="true"/>
                <table:data-pilot-member table:name="0,20736" table:display="true" table:show-details="true"/>
                <table:data-pilot-member table:name="0,207368" table:display="true" table:show-details="true"/>
                <table:data-pilot-member table:name="0,207391" table:display="true" table:show-details="true"/>
                <table:data-pilot-member table:name="0,207428" table:display="true" table:show-details="true"/>
                <table:data-pilot-member table:name="0,207486" table:display="true" table:show-details="true"/>
                <table:data-pilot-member table:name="0,207723" table:display="true" table:show-details="true"/>
                <table:data-pilot-member table:name="0,207747" table:display="true" table:show-details="true"/>
                <table:data-pilot-member table:name="0,207749" table:display="true" table:show-details="true"/>
                <table:data-pilot-member table:name="0,207775" table:display="true" table:show-details="true"/>
                <table:data-pilot-member table:name="0,207777" table:display="true" table:show-details="true"/>
                <table:data-pilot-member table:name="0,207938" table:display="true" table:show-details="true"/>
                <table:data-pilot-member table:name="0,207979" table:display="true" table:show-details="true"/>
                <table:data-pilot-member table:name="0,207997" table:display="true" table:show-details="true"/>
                <table:data-pilot-member table:name="0,208012" table:display="true" table:show-details="true"/>
                <table:data-pilot-member table:name="0,208025" table:display="true" table:show-details="true"/>
                <table:data-pilot-member table:name="0,208091" table:display="true" table:show-details="true"/>
                <table:data-pilot-member table:name="0,208162" table:display="true" table:show-details="true"/>
                <table:data-pilot-member table:name="0,208208" table:display="true" table:show-details="true"/>
                <table:data-pilot-member table:name="0,208219" table:display="true" table:show-details="true"/>
                <table:data-pilot-member table:name="0,208276" table:display="true" table:show-details="true"/>
                <table:data-pilot-member table:name="0,208343" table:display="true" table:show-details="true"/>
                <table:data-pilot-member table:name="0,208455" table:display="true" table:show-details="true"/>
                <table:data-pilot-member table:name="0,208555" table:display="true" table:show-details="true"/>
                <table:data-pilot-member table:name="0,208654" table:display="true" table:show-details="true"/>
                <table:data-pilot-member table:name="0,208736" table:display="true" table:show-details="true"/>
                <table:data-pilot-member table:name="0,208754" table:display="true" table:show-details="true"/>
                <table:data-pilot-member table:name="0,208872" table:display="true" table:show-details="true"/>
                <table:data-pilot-member table:name="0,208966" table:display="true" table:show-details="true"/>
                <table:data-pilot-member table:name="0,208975" table:display="true" table:show-details="true"/>
                <table:data-pilot-member table:name="0,208987" table:display="true" table:show-details="true"/>
                <table:data-pilot-member table:name="0,209027" table:display="true" table:show-details="true"/>
                <table:data-pilot-member table:name="0,209096" table:display="true" table:show-details="true"/>
                <table:data-pilot-member table:name="0,209114" table:display="true" table:show-details="true"/>
                <table:data-pilot-member table:name="0,209122" table:display="true" table:show-details="true"/>
                <table:data-pilot-member table:name="0,209171" table:display="true" table:show-details="true"/>
                <table:data-pilot-member table:name="0,209188" table:display="true" table:show-details="true"/>
                <table:data-pilot-member table:name="0,209197" table:display="true" table:show-details="true"/>
                <table:data-pilot-member table:name="0,209198" table:display="true" table:show-details="true"/>
                <table:data-pilot-member table:name="0,20924" table:display="true" table:show-details="true"/>
                <table:data-pilot-member table:name="0,209351" table:display="true" table:show-details="true"/>
                <table:data-pilot-member table:name="0,209391" table:display="true" table:show-details="true"/>
                <table:data-pilot-member table:name="0,209453" table:display="true" table:show-details="true"/>
                <table:data-pilot-member table:name="0,209454" table:display="true" table:show-details="true"/>
                <table:data-pilot-member table:name="0,209491" table:display="true" table:show-details="true"/>
                <table:data-pilot-member table:name="0,209614" table:display="true" table:show-details="true"/>
                <table:data-pilot-member table:name="0,209624" table:display="true" table:show-details="true"/>
                <table:data-pilot-member table:name="0,209727" table:display="true" table:show-details="true"/>
                <table:data-pilot-member table:name="0,20991" table:display="true" table:show-details="true"/>
                <table:data-pilot-member table:name="0,209939" table:display="true" table:show-details="true"/>
                <table:data-pilot-member table:name="0,210087" table:display="true" table:show-details="true"/>
                <table:data-pilot-member table:name="0,210089" table:display="true" table:show-details="true"/>
                <table:data-pilot-member table:name="0,210147" table:display="true" table:show-details="true"/>
                <table:data-pilot-member table:name="0,210319" table:display="true" table:show-details="true"/>
                <table:data-pilot-member table:name="0,210409" table:display="true" table:show-details="true"/>
                <table:data-pilot-member table:name="0,210453" table:display="true" table:show-details="true"/>
                <table:data-pilot-member table:name="0,210597" table:display="true" table:show-details="true"/>
                <table:data-pilot-member table:name="0,210658" table:display="true" table:show-details="true"/>
                <table:data-pilot-member table:name="0,210698" table:display="true" table:show-details="true"/>
                <table:data-pilot-member table:name="0,21092" table:display="true" table:show-details="true"/>
                <table:data-pilot-member table:name="0,210936" table:display="true" table:show-details="true"/>
                <table:data-pilot-member table:name="0,210939" table:display="true" table:show-details="true"/>
                <table:data-pilot-member table:name="0,21098" table:display="true" table:show-details="true"/>
                <table:data-pilot-member table:name="0,211027" table:display="true" table:show-details="true"/>
                <table:data-pilot-member table:name="0,211131" table:display="true" table:show-details="true"/>
                <table:data-pilot-member table:name="0,211144" table:display="true" table:show-details="true"/>
                <table:data-pilot-member table:name="0,211221" table:display="true" table:show-details="true"/>
                <table:data-pilot-member table:name="0,211334" table:display="true" table:show-details="true"/>
                <table:data-pilot-member table:name="0,211492" table:display="true" table:show-details="true"/>
                <table:data-pilot-member table:name="0,211505" table:display="true" table:show-details="true"/>
                <table:data-pilot-member table:name="0,211514" table:display="true" table:show-details="true"/>
                <table:data-pilot-member table:name="0,211563" table:display="true" table:show-details="true"/>
                <table:data-pilot-member table:name="0,211605" table:display="true" table:show-details="true"/>
                <table:data-pilot-member table:name="0,211606" table:display="true" table:show-details="true"/>
                <table:data-pilot-member table:name="0,211641" table:display="true" table:show-details="true"/>
                <table:data-pilot-member table:name="0,211651" table:display="true" table:show-details="true"/>
                <table:data-pilot-member table:name="0,211684" table:display="true" table:show-details="true"/>
                <table:data-pilot-member table:name="0,211798" table:display="true" table:show-details="true"/>
                <table:data-pilot-member table:name="0,211821" table:display="true" table:show-details="true"/>
                <table:data-pilot-member table:name="0,211934" table:display="true" table:show-details="true"/>
                <table:data-pilot-member table:name="0,212012" table:display="true" table:show-details="true"/>
                <table:data-pilot-member table:name="0,212059" table:display="true" table:show-details="true"/>
                <table:data-pilot-member table:name="0,212159" table:display="true" table:show-details="true"/>
                <table:data-pilot-member table:name="0,212181" table:display="true" table:show-details="true"/>
                <table:data-pilot-member table:name="0,21223" table:display="true" table:show-details="true"/>
                <table:data-pilot-member table:name="0,212306" table:display="true" table:show-details="true"/>
                <table:data-pilot-member table:name="0,212451" table:display="true" table:show-details="true"/>
                <table:data-pilot-member table:name="0,212691" table:display="true" table:show-details="true"/>
                <table:data-pilot-member table:name="0,212883" table:display="true" table:show-details="true"/>
                <table:data-pilot-member table:name="0,212956" table:display="true" table:show-details="true"/>
                <table:data-pilot-member table:name="0,213011" table:display="true" table:show-details="true"/>
                <table:data-pilot-member table:name="0,213107" table:display="true" table:show-details="true"/>
                <table:data-pilot-member table:name="0,213114" table:display="true" table:show-details="true"/>
                <table:data-pilot-member table:name="0,213312" table:display="true" table:show-details="true"/>
                <table:data-pilot-member table:name="0,213733" table:display="true" table:show-details="true"/>
                <table:data-pilot-member table:name="0,213736" table:display="true" table:show-details="true"/>
                <table:data-pilot-member table:name="0,213748" table:display="true" table:show-details="true"/>
                <table:data-pilot-member table:name="0,21384" table:display="true" table:show-details="true"/>
                <table:data-pilot-member table:name="0,213876" table:display="true" table:show-details="true"/>
                <table:data-pilot-member table:name="0,213968" table:display="true" table:show-details="true"/>
                <table:data-pilot-member table:name="0,214187" table:display="true" table:show-details="true"/>
                <table:data-pilot-member table:name="0,214327" table:display="true" table:show-details="true"/>
                <table:data-pilot-member table:name="0,214344" table:display="true" table:show-details="true"/>
                <table:data-pilot-member table:name="0,214415" table:display="true" table:show-details="true"/>
                <table:data-pilot-member table:name="0,214486" table:display="true" table:show-details="true"/>
                <table:data-pilot-member table:name="0,214863" table:display="true" table:show-details="true"/>
                <table:data-pilot-member table:name="0,215136" table:display="true" table:show-details="true"/>
                <table:data-pilot-member table:name="0,21515" table:display="true" table:show-details="true"/>
                <table:data-pilot-member table:name="0,21521" table:display="true" table:show-details="true"/>
                <table:data-pilot-member table:name="0,215368" table:display="true" table:show-details="true"/>
                <table:data-pilot-member table:name="0,215389" table:display="true" table:show-details="true"/>
                <table:data-pilot-member table:name="0,215455" table:display="true" table:show-details="true"/>
                <table:data-pilot-member table:name="0,215587" table:display="true" table:show-details="true"/>
                <table:data-pilot-member table:name="0,215589" table:display="true" table:show-details="true"/>
                <table:data-pilot-member table:name="0,215826" table:display="true" table:show-details="true"/>
                <table:data-pilot-member table:name="0,215933" table:display="true" table:show-details="true"/>
                <table:data-pilot-member table:name="0,216063" table:display="true" table:show-details="true"/>
                <table:data-pilot-member table:name="0,2163" table:display="true" table:show-details="true"/>
                <table:data-pilot-member table:name="0,216679" table:display="true" table:show-details="true"/>
                <table:data-pilot-member table:name="0,216697" table:display="true" table:show-details="true"/>
                <table:data-pilot-member table:name="0,217044" table:display="true" table:show-details="true"/>
                <table:data-pilot-member table:name="0,217698" table:display="true" table:show-details="true"/>
                <table:data-pilot-member table:name="0,21774" table:display="true" table:show-details="true"/>
                <table:data-pilot-member table:name="0,217877" table:display="true" table:show-details="true"/>
                <table:data-pilot-member table:name="0,218064" table:display="true" table:show-details="true"/>
                <table:data-pilot-member table:name="0,218157" table:display="true" table:show-details="true"/>
                <table:data-pilot-member table:name="0,21816" table:display="true" table:show-details="true"/>
                <table:data-pilot-member table:name="0,218267" table:display="true" table:show-details="true"/>
                <table:data-pilot-member table:name="0,218288" table:display="true" table:show-details="true"/>
                <table:data-pilot-member table:name="0,218331" table:display="true" table:show-details="true"/>
                <table:data-pilot-member table:name="0,21871" table:display="true" table:show-details="true"/>
                <table:data-pilot-member table:name="0,218783" table:display="true" table:show-details="true"/>
                <table:data-pilot-member table:name="0,218819" table:display="true" table:show-details="true"/>
                <table:data-pilot-member table:name="0,218875" table:display="true" table:show-details="true"/>
                <table:data-pilot-member table:name="0,218994" table:display="true" table:show-details="true"/>
                <table:data-pilot-member table:name="0,219117" table:display="true" table:show-details="true"/>
                <table:data-pilot-member table:name="0,219721" table:display="true" table:show-details="true"/>
                <table:data-pilot-member table:name="0,219813" table:display="true" table:show-details="true"/>
                <table:data-pilot-member table:name="0,21997" table:display="true" table:show-details="true"/>
                <table:data-pilot-member table:name="0,220285" table:display="true" table:show-details="true"/>
                <table:data-pilot-member table:name="0,220485" table:display="true" table:show-details="true"/>
                <table:data-pilot-member table:name="0,220593" table:display="true" table:show-details="true"/>
                <table:data-pilot-member table:name="0,220826" table:display="true" table:show-details="true"/>
                <table:data-pilot-member table:name="0,220955" table:display="true" table:show-details="true"/>
                <table:data-pilot-member table:name="0,221017" table:display="true" table:show-details="true"/>
                <table:data-pilot-member table:name="0,221927" table:display="true" table:show-details="true"/>
                <table:data-pilot-member table:name="0,222075" table:display="true" table:show-details="true"/>
                <table:data-pilot-member table:name="0,22214" table:display="true" table:show-details="true"/>
                <table:data-pilot-member table:name="0,222141" table:display="true" table:show-details="true"/>
                <table:data-pilot-member table:name="0,222311" table:display="true" table:show-details="true"/>
                <table:data-pilot-member table:name="0,222534" table:display="true" table:show-details="true"/>
                <table:data-pilot-member table:name="0,222546" table:display="true" table:show-details="true"/>
                <table:data-pilot-member table:name="0,222674" table:display="true" table:show-details="true"/>
                <table:data-pilot-member table:name="0,222887" table:display="true" table:show-details="true"/>
                <table:data-pilot-member table:name="0,223206" table:display="true" table:show-details="true"/>
                <table:data-pilot-member table:name="0,223271" table:display="true" table:show-details="true"/>
                <table:data-pilot-member table:name="0,223405" table:display="true" table:show-details="true"/>
                <table:data-pilot-member table:name="0,223757" table:display="true" table:show-details="true"/>
                <table:data-pilot-member table:name="0,223866" table:display="true" table:show-details="true"/>
                <table:data-pilot-member table:name="0,224268" table:display="true" table:show-details="true"/>
                <table:data-pilot-member table:name="0,224539" table:display="true" table:show-details="true"/>
                <table:data-pilot-member table:name="0,224688" table:display="true" table:show-details="true"/>
                <table:data-pilot-member table:name="0,224862" table:display="true" table:show-details="true"/>
                <table:data-pilot-member table:name="0,224932" table:display="true" table:show-details="true"/>
                <table:data-pilot-member table:name="0,225247" table:display="true" table:show-details="true"/>
                <table:data-pilot-member table:name="0,225412" table:display="true" table:show-details="true"/>
                <table:data-pilot-member table:name="0,225513" table:display="true" table:show-details="true"/>
                <table:data-pilot-member table:name="0,22552" table:display="true" table:show-details="true"/>
                <table:data-pilot-member table:name="0,225763" table:display="true" table:show-details="true"/>
                <table:data-pilot-member table:name="0,225956" table:display="true" table:show-details="true"/>
                <table:data-pilot-member table:name="0,226002" table:display="true" table:show-details="true"/>
                <table:data-pilot-member table:name="0,226272" table:display="true" table:show-details="true"/>
                <table:data-pilot-member table:name="0,226587" table:display="true" table:show-details="true"/>
                <table:data-pilot-member table:name="0,226798" table:display="true" table:show-details="true"/>
                <table:data-pilot-member table:name="0,226993" table:display="true" table:show-details="true"/>
                <table:data-pilot-member table:name="0,227058" table:display="true" table:show-details="true"/>
                <table:data-pilot-member table:name="0,227305" table:display="true" table:show-details="true"/>
                <table:data-pilot-member table:name="0,227645" table:display="true" table:show-details="true"/>
                <table:data-pilot-member table:name="0,227747" table:display="true" table:show-details="true"/>
                <table:data-pilot-member table:name="0,227775" table:display="true" table:show-details="true"/>
                <table:data-pilot-member table:name="0,227924" table:display="true" table:show-details="true"/>
                <table:data-pilot-member table:name="0,228662" table:display="true" table:show-details="true"/>
                <table:data-pilot-member table:name="0,229189" table:display="true" table:show-details="true"/>
                <table:data-pilot-member table:name="0,229333" table:display="true" table:show-details="true"/>
                <table:data-pilot-member table:name="0,229401" table:display="true" table:show-details="true"/>
                <table:data-pilot-member table:name="0,229481" table:display="true" table:show-details="true"/>
                <table:data-pilot-member table:name="0,229838" table:display="true" table:show-details="true"/>
                <table:data-pilot-member table:name="0,230332" table:display="true" table:show-details="true"/>
                <table:data-pilot-member table:name="0,230532" table:display="true" table:show-details="true"/>
                <table:data-pilot-member table:name="0,230764" table:display="true" table:show-details="true"/>
                <table:data-pilot-member table:name="0,230801" table:display="true" table:show-details="true"/>
                <table:data-pilot-member table:name="0,230931" table:display="true" table:show-details="true"/>
                <table:data-pilot-member table:name="0,231269" table:display="true" table:show-details="true"/>
                <table:data-pilot-member table:name="0,232044" table:display="true" table:show-details="true"/>
                <table:data-pilot-member table:name="0,232108" table:display="true" table:show-details="true"/>
                <table:data-pilot-member table:name="0,232321" table:display="true" table:show-details="true"/>
                <table:data-pilot-member table:name="0,232339" table:display="true" table:show-details="true"/>
                <table:data-pilot-member table:name="0,232849" table:display="true" table:show-details="true"/>
                <table:data-pilot-member table:name="0,233188" table:display="true" table:show-details="true"/>
                <table:data-pilot-member table:name="0,23366" table:display="true" table:show-details="true"/>
                <table:data-pilot-member table:name="0,233718" table:display="true" table:show-details="true"/>
                <table:data-pilot-member table:name="0,23381" table:display="true" table:show-details="true"/>
                <table:data-pilot-member table:name="0,233827" table:display="true" table:show-details="true"/>
                <table:data-pilot-member table:name="0,23398" table:display="true" table:show-details="true"/>
                <table:data-pilot-member table:name="0,233987" table:display="true" table:show-details="true"/>
                <table:data-pilot-member table:name="0,234243" table:display="true" table:show-details="true"/>
                <table:data-pilot-member table:name="0,234348" table:display="true" table:show-details="true"/>
                <table:data-pilot-member table:name="0,234635" table:display="true" table:show-details="true"/>
                <table:data-pilot-member table:name="0,235801" table:display="true" table:show-details="true"/>
                <table:data-pilot-member table:name="0,236163" table:display="true" table:show-details="true"/>
                <table:data-pilot-member table:name="0,236456" table:display="true" table:show-details="true"/>
                <table:data-pilot-member table:name="0,237774" table:display="true" table:show-details="true"/>
                <table:data-pilot-member table:name="0,238527" table:display="true" table:show-details="true"/>
                <table:data-pilot-member table:name="0,239112" table:display="true" table:show-details="true"/>
                <table:data-pilot-member table:name="0,240339" table:display="true" table:show-details="true"/>
                <table:data-pilot-member table:name="0,242684" table:display="true" table:show-details="true"/>
                <table:data-pilot-member table:name="0,242904" table:display="true" table:show-details="true"/>
                <table:data-pilot-member table:name="0,243492" table:display="true" table:show-details="true"/>
                <table:data-pilot-member table:name="0,243864" table:display="true" table:show-details="true"/>
                <table:data-pilot-member table:name="0,244284" table:display="true" table:show-details="true"/>
                <table:data-pilot-member table:name="0,24902" table:display="true" table:show-details="true"/>
                <table:data-pilot-member table:name="0,249461" table:display="true" table:show-details="true"/>
                <table:data-pilot-member table:name="0,24961" table:display="true" table:show-details="true"/>
                <table:data-pilot-member table:name="0,250802" table:display="true" table:show-details="true"/>
                <table:data-pilot-member table:name="0,251092" table:display="true" table:show-details="true"/>
                <table:data-pilot-member table:name="0,251137" table:display="true" table:show-details="true"/>
                <table:data-pilot-member table:name="0,251492" table:display="true" table:show-details="true"/>
                <table:data-pilot-member table:name="0,251523" table:display="true" table:show-details="true"/>
                <table:data-pilot-member table:name="0,252227" table:display="true" table:show-details="true"/>
                <table:data-pilot-member table:name="0,252582" table:display="true" table:show-details="true"/>
                <table:data-pilot-member table:name="0,254836" table:display="true" table:show-details="true"/>
                <table:data-pilot-member table:name="0,25586" table:display="true" table:show-details="true"/>
                <table:data-pilot-member table:name="0,256526" table:display="true" table:show-details="true"/>
                <table:data-pilot-member table:name="0,256766" table:display="true" table:show-details="true"/>
                <table:data-pilot-member table:name="0,25708" table:display="true" table:show-details="true"/>
                <table:data-pilot-member table:name="0,257084" table:display="true" table:show-details="true"/>
                <table:data-pilot-member table:name="0,257451" table:display="true" table:show-details="true"/>
                <table:data-pilot-member table:name="0,258418" table:display="true" table:show-details="true"/>
                <table:data-pilot-member table:name="0,258827" table:display="true" table:show-details="true"/>
                <table:data-pilot-member table:name="0,259251" table:display="true" table:show-details="true"/>
                <table:data-pilot-member table:name="0,259385" table:display="true" table:show-details="true"/>
                <table:data-pilot-member table:name="0,259391" table:display="true" table:show-details="true"/>
                <table:data-pilot-member table:name="0,259707" table:display="true" table:show-details="true"/>
                <table:data-pilot-member table:name="0,259858" table:display="true" table:show-details="true"/>
                <table:data-pilot-member table:name="0,259912" table:display="true" table:show-details="true"/>
                <table:data-pilot-member table:name="0,260207" table:display="true" table:show-details="true"/>
                <table:data-pilot-member table:name="0,260271" table:display="true" table:show-details="true"/>
                <table:data-pilot-member table:name="0,260683" table:display="true" table:show-details="true"/>
                <table:data-pilot-member table:name="0,260929" table:display="true" table:show-details="true"/>
                <table:data-pilot-member table:name="0,261051" table:display="true" table:show-details="true"/>
                <table:data-pilot-member table:name="0,261056" table:display="true" table:show-details="true"/>
                <table:data-pilot-member table:name="0,261296" table:display="true" table:show-details="true"/>
                <table:data-pilot-member table:name="0,261694" table:display="true" table:show-details="true"/>
                <table:data-pilot-member table:name="0,261765" table:display="true" table:show-details="true"/>
                <table:data-pilot-member table:name="0,261782" table:display="true" table:show-details="true"/>
                <table:data-pilot-member table:name="0,261863" table:display="true" table:show-details="true"/>
                <table:data-pilot-member table:name="0,262138" table:display="true" table:show-details="true"/>
                <table:data-pilot-member table:name="0,262522" table:display="true" table:show-details="true"/>
                <table:data-pilot-member table:name="0,262694" table:display="true" table:show-details="true"/>
                <table:data-pilot-member table:name="0,263321" table:display="true" table:show-details="true"/>
                <table:data-pilot-member table:name="0,263358" table:display="true" table:show-details="true"/>
                <table:data-pilot-member table:name="0,263456" table:display="true" table:show-details="true"/>
                <table:data-pilot-member table:name="0,26347" table:display="true" table:show-details="true"/>
                <table:data-pilot-member table:name="0,263523" table:display="true" table:show-details="true"/>
                <table:data-pilot-member table:name="0,263572" table:display="true" table:show-details="true"/>
                <table:data-pilot-member table:name="0,263672" table:display="true" table:show-details="true"/>
                <table:data-pilot-member table:name="0,264012" table:display="true" table:show-details="true"/>
                <table:data-pilot-member table:name="0,264222" table:display="true" table:show-details="true"/>
                <table:data-pilot-member table:name="0,264384" table:display="true" table:show-details="true"/>
                <table:data-pilot-member table:name="0,264544" table:display="true" table:show-details="true"/>
                <table:data-pilot-member table:name="0,26468" table:display="true" table:show-details="true"/>
                <table:data-pilot-member table:name="0,264836" table:display="true" table:show-details="true"/>
                <table:data-pilot-member table:name="0,264865" table:display="true" table:show-details="true"/>
                <table:data-pilot-member table:name="0,264921" table:display="true" table:show-details="true"/>
                <table:data-pilot-member table:name="0,264928" table:display="true" table:show-details="true"/>
                <table:data-pilot-member table:name="0,264941" table:display="true" table:show-details="true"/>
                <table:data-pilot-member table:name="0,265044" table:display="true" table:show-details="true"/>
                <table:data-pilot-member table:name="0,265085" table:display="true" table:show-details="true"/>
                <table:data-pilot-member table:name="0,265176" table:display="true" table:show-details="true"/>
                <table:data-pilot-member table:name="0,265498" table:display="true" table:show-details="true"/>
                <table:data-pilot-member table:name="0,265596" table:display="true" table:show-details="true"/>
                <table:data-pilot-member table:name="0,265616" table:display="true" table:show-details="true"/>
                <table:data-pilot-member table:name="0,265669" table:display="true" table:show-details="true"/>
                <table:data-pilot-member table:name="0,26577" table:display="true" table:show-details="true"/>
                <table:data-pilot-member table:name="0,266092" table:display="true" table:show-details="true"/>
                <table:data-pilot-member table:name="0,266145" table:display="true" table:show-details="true"/>
                <table:data-pilot-member table:name="0,26623" table:display="true" table:show-details="true"/>
                <table:data-pilot-member table:name="0,266268" table:display="true" table:show-details="true"/>
                <table:data-pilot-member table:name="0,266416" table:display="true" table:show-details="true"/>
                <table:data-pilot-member table:name="0,266471" table:display="true" table:show-details="true"/>
                <table:data-pilot-member table:name="0,266693" table:display="true" table:show-details="true"/>
                <table:data-pilot-member table:name="0,266827" table:display="true" table:show-details="true"/>
                <table:data-pilot-member table:name="0,266907" table:display="true" table:show-details="true"/>
                <table:data-pilot-member table:name="0,266946" table:display="true" table:show-details="true"/>
                <table:data-pilot-member table:name="0,267061" table:display="true" table:show-details="true"/>
                <table:data-pilot-member table:name="0,267064" table:display="true" table:show-details="true"/>
                <table:data-pilot-member table:name="0,267067" table:display="true" table:show-details="true"/>
                <table:data-pilot-member table:name="0,267098" table:display="true" table:show-details="true"/>
                <table:data-pilot-member table:name="0,267117" table:display="true" table:show-details="true"/>
                <table:data-pilot-member table:name="0,267162" table:display="true" table:show-details="true"/>
                <table:data-pilot-member table:name="0,267201" table:display="true" table:show-details="true"/>
                <table:data-pilot-member table:name="0,267288" table:display="true" table:show-details="true"/>
                <table:data-pilot-member table:name="0,26729" table:display="true" table:show-details="true"/>
                <table:data-pilot-member table:name="0,267292" table:display="true" table:show-details="true"/>
                <table:data-pilot-member table:name="0,267326" table:display="true" table:show-details="true"/>
                <table:data-pilot-member table:name="0,267345" table:display="true" table:show-details="true"/>
                <table:data-pilot-member table:name="0,267363" table:display="true" table:show-details="true"/>
                <table:data-pilot-member table:name="0,267396" table:display="true" table:show-details="true"/>
                <table:data-pilot-member table:name="0,267519" table:display="true" table:show-details="true"/>
                <table:data-pilot-member table:name="0,267583" table:display="true" table:show-details="true"/>
                <table:data-pilot-member table:name="0,267619" table:display="true" table:show-details="true"/>
                <table:data-pilot-member table:name="0,267633" table:display="true" table:show-details="true"/>
                <table:data-pilot-member table:name="0,267688" table:display="true" table:show-details="true"/>
                <table:data-pilot-member table:name="0,267691" table:display="true" table:show-details="true"/>
                <table:data-pilot-member table:name="0,267809" table:display="true" table:show-details="true"/>
                <table:data-pilot-member table:name="0,267904" table:display="true" table:show-details="true"/>
                <table:data-pilot-member table:name="0,267949" table:display="true" table:show-details="true"/>
                <table:data-pilot-member table:name="0,268037" table:display="true" table:show-details="true"/>
                <table:data-pilot-member table:name="0,268088" table:display="true" table:show-details="true"/>
                <table:data-pilot-member table:name="0,268128" table:display="true" table:show-details="true"/>
                <table:data-pilot-member table:name="0,268267" table:display="true" table:show-details="true"/>
                <table:data-pilot-member table:name="0,268314" table:display="true" table:show-details="true"/>
                <table:data-pilot-member table:name="0,268441" table:display="true" table:show-details="true"/>
                <table:data-pilot-member table:name="0,268552" table:display="true" table:show-details="true"/>
                <table:data-pilot-member table:name="0,268695" table:display="true" table:show-details="true"/>
                <table:data-pilot-member table:name="0,268821" table:display="true" table:show-details="true"/>
                <table:data-pilot-member table:name="0,268976" table:display="true" table:show-details="true"/>
                <table:data-pilot-member table:name="0,269327" table:display="true" table:show-details="true"/>
                <table:data-pilot-member table:name="0,269369" table:display="true" table:show-details="true"/>
                <table:data-pilot-member table:name="0,269405" table:display="true" table:show-details="true"/>
                <table:data-pilot-member table:name="0,269431" table:display="true" table:show-details="true"/>
                <table:data-pilot-member table:name="0,269505" table:display="true" table:show-details="true"/>
                <table:data-pilot-member table:name="0,269522" table:display="true" table:show-details="true"/>
                <table:data-pilot-member table:name="0,269839" table:display="true" table:show-details="true"/>
                <table:data-pilot-member table:name="0,270112" table:display="true" table:show-details="true"/>
                <table:data-pilot-member table:name="0,270183" table:display="true" table:show-details="true"/>
                <table:data-pilot-member table:name="0,270411" table:display="true" table:show-details="true"/>
                <table:data-pilot-member table:name="0,270438" table:display="true" table:show-details="true"/>
                <table:data-pilot-member table:name="0,270449" table:display="true" table:show-details="true"/>
                <table:data-pilot-member table:name="0,270587" table:display="true" table:show-details="true"/>
                <table:data-pilot-member table:name="0,27069" table:display="true" table:show-details="true"/>
                <table:data-pilot-member table:name="0,270839" table:display="true" table:show-details="true"/>
                <table:data-pilot-member table:name="0,270882" table:display="true" table:show-details="true"/>
                <table:data-pilot-member table:name="0,27091" table:display="true" table:show-details="true"/>
                <table:data-pilot-member table:name="0,271066" table:display="true" table:show-details="true"/>
                <table:data-pilot-member table:name="0,27145" table:display="true" table:show-details="true"/>
                <table:data-pilot-member table:name="0,271652" table:display="true" table:show-details="true"/>
                <table:data-pilot-member table:name="0,271687" table:display="true" table:show-details="true"/>
                <table:data-pilot-member table:name="0,271756" table:display="true" table:show-details="true"/>
                <table:data-pilot-member table:name="0,27222" table:display="true" table:show-details="true"/>
                <table:data-pilot-member table:name="0,272281" table:display="true" table:show-details="true"/>
                <table:data-pilot-member table:name="0,27233" table:display="true" table:show-details="true"/>
                <table:data-pilot-member table:name="0,272591" table:display="true" table:show-details="true"/>
                <table:data-pilot-member table:name="0,273254" table:display="true" table:show-details="true"/>
                <table:data-pilot-member table:name="0,273456" table:display="true" table:show-details="true"/>
                <table:data-pilot-member table:name="0,274024" table:display="true" table:show-details="true"/>
                <table:data-pilot-member table:name="0,274118" table:display="true" table:show-details="true"/>
                <table:data-pilot-member table:name="0,274334" table:display="true" table:show-details="true"/>
                <table:data-pilot-member table:name="0,275026" table:display="true" table:show-details="true"/>
                <table:data-pilot-member table:name="0,275101" table:display="true" table:show-details="true"/>
                <table:data-pilot-member table:name="0,275211" table:display="true" table:show-details="true"/>
                <table:data-pilot-member table:name="0,275994" table:display="true" table:show-details="true"/>
                <table:data-pilot-member table:name="0,276371" table:display="true" table:show-details="true"/>
                <table:data-pilot-member table:name="0,27676" table:display="true" table:show-details="true"/>
                <table:data-pilot-member table:name="0,277261" table:display="true" table:show-details="true"/>
                <table:data-pilot-member table:name="0,277315" table:display="true" table:show-details="true"/>
                <table:data-pilot-member table:name="0,277487" table:display="true" table:show-details="true"/>
                <table:data-pilot-member table:name="0,278695" table:display="true" table:show-details="true"/>
                <table:data-pilot-member table:name="0,278876" table:display="true" table:show-details="true"/>
                <table:data-pilot-member table:name="0,27902" table:display="true" table:show-details="true"/>
                <table:data-pilot-member table:name="0,279121" table:display="true" table:show-details="true"/>
                <table:data-pilot-member table:name="0,279281" table:display="true" table:show-details="true"/>
                <table:data-pilot-member table:name="0,279334" table:display="true" table:show-details="true"/>
                <table:data-pilot-member table:name="0,279665" table:display="true" table:show-details="true"/>
                <table:data-pilot-member table:name="0,279791" table:display="true" table:show-details="true"/>
                <table:data-pilot-member table:name="0,279974" table:display="true" table:show-details="true"/>
                <table:data-pilot-member table:name="0,280111" table:display="true" table:show-details="true"/>
                <table:data-pilot-member table:name="0,280847" table:display="true" table:show-details="true"/>
                <table:data-pilot-member table:name="0,280932" table:display="true" table:show-details="true"/>
                <table:data-pilot-member table:name="0,28097" table:display="true" table:show-details="true"/>
                <table:data-pilot-member table:name="0,282149" table:display="true" table:show-details="true"/>
                <table:data-pilot-member table:name="0,282936" table:display="true" table:show-details="true"/>
                <table:data-pilot-member table:name="0,283113" table:display="true" table:show-details="true"/>
                <table:data-pilot-member table:name="0,283331" table:display="true" table:show-details="true"/>
                <table:data-pilot-member table:name="0,283436" table:display="true" table:show-details="true"/>
                <table:data-pilot-member table:name="0,283763" table:display="true" table:show-details="true"/>
                <table:data-pilot-member table:name="0,284517" table:display="true" table:show-details="true"/>
                <table:data-pilot-member table:name="0,284789" table:display="true" table:show-details="true"/>
                <table:data-pilot-member table:name="0,286198" table:display="true" table:show-details="true"/>
                <table:data-pilot-member table:name="0,286648" table:display="true" table:show-details="true"/>
                <table:data-pilot-member table:name="0,287033" table:display="true" table:show-details="true"/>
                <table:data-pilot-member table:name="0,287394" table:display="true" table:show-details="true"/>
                <table:data-pilot-member table:name="0,287528" table:display="true" table:show-details="true"/>
                <table:data-pilot-member table:name="0,290698" table:display="true" table:show-details="true"/>
                <table:data-pilot-member table:name="0,291429" table:display="true" table:show-details="true"/>
                <table:data-pilot-member table:name="0,293914" table:display="true" table:show-details="true"/>
                <table:data-pilot-member table:name="0,295897" table:display="true" table:show-details="true"/>
                <table:data-pilot-member table:name="0,300829" table:display="true" table:show-details="true"/>
                <table:data-pilot-member table:name="0,315145" table:display="true" table:show-details="true"/>
                <table:data-pilot-member table:name="0,320383" table:display="true" table:show-details="true"/>
                <table:data-pilot-member table:name="0,359253" table:display="true" table:show-details="true"/>
                <table:data-pilot-member table:name="0,421652" table:display="true" table:show-details="true"/>
                <table:data-pilot-member table:name="0,422989" table:display="true" table:show-details="true"/>
                <table:data-pilot-member table:name="0,423528" table:display="true" table:show-details="true"/>
                <table:data-pilot-member table:name="0,423612" table:display="true" table:show-details="true"/>
                <table:data-pilot-member table:name="0,423942" table:display="true" table:show-details="true"/>
                <table:data-pilot-member table:name="0,424347" table:display="true" table:show-details="true"/>
                <table:data-pilot-member table:name="0,42455" table:display="true" table:show-details="true"/>
                <table:data-pilot-member table:name="0,424687" table:display="true" table:show-details="true"/>
                <table:data-pilot-member table:name="0,42506" table:display="true" table:show-details="true"/>
                <table:data-pilot-member table:name="0,42514" table:display="true" table:show-details="true"/>
                <table:data-pilot-member table:name="0,425282" table:display="true" table:show-details="true"/>
                <table:data-pilot-member table:name="0,425326" table:display="true" table:show-details="true"/>
                <table:data-pilot-member table:name="0,425358" table:display="true" table:show-details="true"/>
                <table:data-pilot-member table:name="0,425416" table:display="true" table:show-details="true"/>
                <table:data-pilot-member table:name="0,425473" table:display="true" table:show-details="true"/>
                <table:data-pilot-member table:name="0,42552" table:display="true" table:show-details="true"/>
                <table:data-pilot-member table:name="0,425576" table:display="true" table:show-details="true"/>
                <table:data-pilot-member table:name="0,425634" table:display="true" table:show-details="true"/>
                <table:data-pilot-member table:name="0,42567" table:display="true" table:show-details="true"/>
                <table:data-pilot-member table:name="0,425723" table:display="true" table:show-details="true"/>
                <table:data-pilot-member table:name="0,425738" table:display="true" table:show-details="true"/>
                <table:data-pilot-member table:name="0,425788" table:display="true" table:show-details="true"/>
                <table:data-pilot-member table:name="0,425872" table:display="true" table:show-details="true"/>
                <table:data-pilot-member table:name="0,425906" table:display="true" table:show-details="true"/>
                <table:data-pilot-member table:name="0,425946" table:display="true" table:show-details="true"/>
                <table:data-pilot-member table:name="0,426008" table:display="true" table:show-details="true"/>
                <table:data-pilot-member table:name="0,426041" table:display="true" table:show-details="true"/>
                <table:data-pilot-member table:name="0,426228" table:display="true" table:show-details="true"/>
                <table:data-pilot-member table:name="0,426498" table:display="true" table:show-details="true"/>
                <table:data-pilot-member table:name="0,426737" table:display="true" table:show-details="true"/>
                <table:data-pilot-member table:name="0,426772" table:display="true" table:show-details="true"/>
                <table:data-pilot-member table:name="0,426826" table:display="true" table:show-details="true"/>
                <table:data-pilot-member table:name="0,426854" table:display="true" table:show-details="true"/>
                <table:data-pilot-member table:name="0,426926" table:display="true" table:show-details="true"/>
                <table:data-pilot-member table:name="0,426928" table:display="true" table:show-details="true"/>
                <table:data-pilot-member table:name="0,427142" table:display="true" table:show-details="true"/>
                <table:data-pilot-member table:name="0,427236" table:display="true" table:show-details="true"/>
                <table:data-pilot-member table:name="0,427363" table:display="true" table:show-details="true"/>
                <table:data-pilot-member table:name="0,427405" table:display="true" table:show-details="true"/>
                <table:data-pilot-member table:name="0,427503" table:display="true" table:show-details="true"/>
                <table:data-pilot-member table:name="0,427506" table:display="true" table:show-details="true"/>
                <table:data-pilot-member table:name="0,427567" table:display="true" table:show-details="true"/>
                <table:data-pilot-member table:name="0,427714" table:display="true" table:show-details="true"/>
                <table:data-pilot-member table:name="0,427716" table:display="true" table:show-details="true"/>
                <table:data-pilot-member table:name="0,42789" table:display="true" table:show-details="true"/>
                <table:data-pilot-member table:name="0,428103" table:display="true" table:show-details="true"/>
                <table:data-pilot-member table:name="0,428409" table:display="true" table:show-details="true"/>
                <table:data-pilot-member table:name="0,428569" table:display="true" table:show-details="true"/>
                <table:data-pilot-member table:name="0,428595" table:display="true" table:show-details="true"/>
                <table:data-pilot-member table:name="0,428597" table:display="true" table:show-details="true"/>
                <table:data-pilot-member table:name="0,428656" table:display="true" table:show-details="true"/>
                <table:data-pilot-member table:name="0,428693" table:display="true" table:show-details="true"/>
                <table:data-pilot-member table:name="0,428734" table:display="true" table:show-details="true"/>
                <table:data-pilot-member table:name="0,428811" table:display="true" table:show-details="true"/>
                <table:data-pilot-member table:name="0,42909" table:display="true" table:show-details="true"/>
                <table:data-pilot-member table:name="0,429192" table:display="true" table:show-details="true"/>
                <table:data-pilot-member table:name="0,429252" table:display="true" table:show-details="true"/>
                <table:data-pilot-member table:name="0,429406" table:display="true" table:show-details="true"/>
                <table:data-pilot-member table:name="0,429447" table:display="true" table:show-details="true"/>
                <table:data-pilot-member table:name="0,429467" table:display="true" table:show-details="true"/>
                <table:data-pilot-member table:name="0,429488" table:display="true" table:show-details="true"/>
                <table:data-pilot-member table:name="0,429534" table:display="true" table:show-details="true"/>
                <table:data-pilot-member table:name="0,429597" table:display="true" table:show-details="true"/>
                <table:data-pilot-member table:name="0,429754" table:display="true" table:show-details="true"/>
                <table:data-pilot-member table:name="0,429885" table:display="true" table:show-details="true"/>
                <table:data-pilot-member table:name="0,429988" table:display="true" table:show-details="true"/>
                <table:data-pilot-member table:name="0,430047" table:display="true" table:show-details="true"/>
                <table:data-pilot-member table:name="0,430253" table:display="true" table:show-details="true"/>
                <table:data-pilot-member table:name="0,43042" table:display="true" table:show-details="true"/>
                <table:data-pilot-member table:name="0,430438" table:display="true" table:show-details="true"/>
                <table:data-pilot-member table:name="0,430648" table:display="true" table:show-details="true"/>
                <table:data-pilot-member table:name="0,430755" table:display="true" table:show-details="true"/>
                <table:data-pilot-member table:name="0,430765" table:display="true" table:show-details="true"/>
                <table:data-pilot-member table:name="0,431049" table:display="true" table:show-details="true"/>
                <table:data-pilot-member table:name="0,431103" table:display="true" table:show-details="true"/>
                <table:data-pilot-member table:name="0,431366" table:display="true" table:show-details="true"/>
                <table:data-pilot-member table:name="0,431368" table:display="true" table:show-details="true"/>
                <table:data-pilot-member table:name="0,431387" table:display="true" table:show-details="true"/>
                <table:data-pilot-member table:name="0,431409" table:display="true" table:show-details="true"/>
                <table:data-pilot-member table:name="0,43144" table:display="true" table:show-details="true"/>
                <table:data-pilot-member table:name="0,431503" table:display="true" table:show-details="true"/>
                <table:data-pilot-member table:name="0,431558" table:display="true" table:show-details="true"/>
                <table:data-pilot-member table:name="0,431655" table:display="true" table:show-details="true"/>
                <table:data-pilot-member table:name="0,431737" table:display="true" table:show-details="true"/>
                <table:data-pilot-member table:name="0,431843" table:display="true" table:show-details="true"/>
                <table:data-pilot-member table:name="0,431858" table:display="true" table:show-details="true"/>
                <table:data-pilot-member table:name="0,431945" table:display="true" table:show-details="true"/>
                <table:data-pilot-member table:name="0,432195" table:display="true" table:show-details="true"/>
                <table:data-pilot-member table:name="0,432219" table:display="true" table:show-details="true"/>
                <table:data-pilot-member table:name="0,43228" table:display="true" table:show-details="true"/>
                <table:data-pilot-member table:name="0,432281" table:display="true" table:show-details="true"/>
                <table:data-pilot-member table:name="0,432322" table:display="true" table:show-details="true"/>
                <table:data-pilot-member table:name="0,432454" table:display="true" table:show-details="true"/>
                <table:data-pilot-member table:name="0,432455" table:display="true" table:show-details="true"/>
                <table:data-pilot-member table:name="0,432512" table:display="true" table:show-details="true"/>
                <table:data-pilot-member table:name="0,43261" table:display="true" table:show-details="true"/>
                <table:data-pilot-member table:name="0,432733" table:display="true" table:show-details="true"/>
                <table:data-pilot-member table:name="0,432793" table:display="true" table:show-details="true"/>
                <table:data-pilot-member table:name="0,432808" table:display="true" table:show-details="true"/>
                <table:data-pilot-member table:name="0,432855" table:display="true" table:show-details="true"/>
                <table:data-pilot-member table:name="0,432911" table:display="true" table:show-details="true"/>
                <table:data-pilot-member table:name="0,432931" table:display="true" table:show-details="true"/>
                <table:data-pilot-member table:name="0,432999" table:display="true" table:show-details="true"/>
                <table:data-pilot-member table:name="0,43309" table:display="true" table:show-details="true"/>
                <table:data-pilot-member table:name="0,43311" table:display="true" table:show-details="true"/>
                <table:data-pilot-member table:name="0,433288" table:display="true" table:show-details="true"/>
                <table:data-pilot-member table:name="0,433342" table:display="true" table:show-details="true"/>
                <table:data-pilot-member table:name="0,433574" table:display="true" table:show-details="true"/>
                <table:data-pilot-member table:name="0,433749" table:display="true" table:show-details="true"/>
                <table:data-pilot-member table:name="0,433892" table:display="true" table:show-details="true"/>
                <table:data-pilot-member table:name="0,433906" table:display="true" table:show-details="true"/>
                <table:data-pilot-member table:name="0,433923" table:display="true" table:show-details="true"/>
                <table:data-pilot-member table:name="0,434007" table:display="true" table:show-details="true"/>
                <table:data-pilot-member table:name="0,43411" table:display="true" table:show-details="true"/>
                <table:data-pilot-member table:name="0,434183" table:display="true" table:show-details="true"/>
                <table:data-pilot-member table:name="0,434377" table:display="true" table:show-details="true"/>
                <table:data-pilot-member table:name="0,434384" table:display="true" table:show-details="true"/>
                <table:data-pilot-member table:name="0,434551" table:display="true" table:show-details="true"/>
                <table:data-pilot-member table:name="0,434717" table:display="true" table:show-details="true"/>
                <table:data-pilot-member table:name="0,434734" table:display="true" table:show-details="true"/>
                <table:data-pilot-member table:name="0,434748" table:display="true" table:show-details="true"/>
                <table:data-pilot-member table:name="0,434823" table:display="true" table:show-details="true"/>
                <table:data-pilot-member table:name="0,435027" table:display="true" table:show-details="true"/>
                <table:data-pilot-member table:name="0,435056" table:display="true" table:show-details="true"/>
                <table:data-pilot-member table:name="0,435122" table:display="true" table:show-details="true"/>
                <table:data-pilot-member table:name="0,435128" table:display="true" table:show-details="true"/>
                <table:data-pilot-member table:name="0,435135" table:display="true" table:show-details="true"/>
                <table:data-pilot-member table:name="0,435152" table:display="true" table:show-details="true"/>
                <table:data-pilot-member table:name="0,435206" table:display="true" table:show-details="true"/>
                <table:data-pilot-member table:name="0,43523" table:display="true" table:show-details="true"/>
                <table:data-pilot-member table:name="0,435232" table:display="true" table:show-details="true"/>
                <table:data-pilot-member table:name="0,435289" table:display="true" table:show-details="true"/>
                <table:data-pilot-member table:name="0,435306" table:display="true" table:show-details="true"/>
                <table:data-pilot-member table:name="0,435356" table:display="true" table:show-details="true"/>
                <table:data-pilot-member table:name="0,435525" table:display="true" table:show-details="true"/>
                <table:data-pilot-member table:name="0,435686" table:display="true" table:show-details="true"/>
                <table:data-pilot-member table:name="0,435687" table:display="true" table:show-details="true"/>
                <table:data-pilot-member table:name="0,435945" table:display="true" table:show-details="true"/>
                <table:data-pilot-member table:name="0,435987" table:display="true" table:show-details="true"/>
                <table:data-pilot-member table:name="0,436445" table:display="true" table:show-details="true"/>
                <table:data-pilot-member table:name="0,436449" table:display="true" table:show-details="true"/>
                <table:data-pilot-member table:name="0,436474" table:display="true" table:show-details="true"/>
                <table:data-pilot-member table:name="0,436564" table:display="true" table:show-details="true"/>
                <table:data-pilot-member table:name="0,43657" table:display="true" table:show-details="true"/>
                <table:data-pilot-member table:name="0,436594" table:display="true" table:show-details="true"/>
                <table:data-pilot-member table:name="0,436754" table:display="true" table:show-details="true"/>
                <table:data-pilot-member table:name="0,436945" table:display="true" table:show-details="true"/>
                <table:data-pilot-member table:name="0,437123" table:display="true" table:show-details="true"/>
                <table:data-pilot-member table:name="0,437177" table:display="true" table:show-details="true"/>
                <table:data-pilot-member table:name="0,437275" table:display="true" table:show-details="true"/>
                <table:data-pilot-member table:name="0,437314" table:display="true" table:show-details="true"/>
                <table:data-pilot-member table:name="0,437335" table:display="true" table:show-details="true"/>
                <table:data-pilot-member table:name="0,43751" table:display="true" table:show-details="true"/>
                <table:data-pilot-member table:name="0,437629" table:display="true" table:show-details="true"/>
                <table:data-pilot-member table:name="0,438047" table:display="true" table:show-details="true"/>
                <table:data-pilot-member table:name="0,438053" table:display="true" table:show-details="true"/>
                <table:data-pilot-member table:name="0,438108" table:display="true" table:show-details="true"/>
                <table:data-pilot-member table:name="0,438155" table:display="true" table:show-details="true"/>
                <table:data-pilot-member table:name="0,438236" table:display="true" table:show-details="true"/>
                <table:data-pilot-member table:name="0,438301" table:display="true" table:show-details="true"/>
                <table:data-pilot-member table:name="0,438499" table:display="true" table:show-details="true"/>
                <table:data-pilot-member table:name="0,438504" table:display="true" table:show-details="true"/>
                <table:data-pilot-member table:name="0,438856" table:display="true" table:show-details="true"/>
                <table:data-pilot-member table:name="0,439164" table:display="true" table:show-details="true"/>
                <table:data-pilot-member table:name="0,439436" table:display="true" table:show-details="true"/>
                <table:data-pilot-member table:name="0,439616" table:display="true" table:show-details="true"/>
                <table:data-pilot-member table:name="0,439635" table:display="true" table:show-details="true"/>
                <table:data-pilot-member table:name="0,439674" table:display="true" table:show-details="true"/>
                <table:data-pilot-member table:name="0,440352" table:display="true" table:show-details="true"/>
                <table:data-pilot-member table:name="0,440532" table:display="true" table:show-details="true"/>
                <table:data-pilot-member table:name="0,440537" table:display="true" table:show-details="true"/>
                <table:data-pilot-member table:name="0,440614" table:display="true" table:show-details="true"/>
                <table:data-pilot-member table:name="0,440728" table:display="true" table:show-details="true"/>
                <table:data-pilot-member table:name="0,440867" table:display="true" table:show-details="true"/>
                <table:data-pilot-member table:name="0,441333" table:display="true" table:show-details="true"/>
                <table:data-pilot-member table:name="0,441404" table:display="true" table:show-details="true"/>
                <table:data-pilot-member table:name="0,441515" table:display="true" table:show-details="true"/>
                <table:data-pilot-member table:name="0,441809" table:display="true" table:show-details="true"/>
                <table:data-pilot-member table:name="0,441851" table:display="true" table:show-details="true"/>
                <table:data-pilot-member table:name="0,442024" table:display="true" table:show-details="true"/>
                <table:data-pilot-member table:name="0,442038" table:display="true" table:show-details="true"/>
                <table:data-pilot-member table:name="0,442271" table:display="true" table:show-details="true"/>
                <table:data-pilot-member table:name="0,442417" table:display="true" table:show-details="true"/>
                <table:data-pilot-member table:name="0,442499" table:display="true" table:show-details="true"/>
                <table:data-pilot-member table:name="0,442598" table:display="true" table:show-details="true"/>
                <table:data-pilot-member table:name="0,442605" table:display="true" table:show-details="true"/>
                <table:data-pilot-member table:name="0,442671" table:display="true" table:show-details="true"/>
                <table:data-pilot-member table:name="0,442865" table:display="true" table:show-details="true"/>
                <table:data-pilot-member table:name="0,442956" table:display="true" table:show-details="true"/>
                <table:data-pilot-member table:name="0,442965" table:display="true" table:show-details="true"/>
                <table:data-pilot-member table:name="0,443079" table:display="true" table:show-details="true"/>
                <table:data-pilot-member table:name="0,443426" table:display="true" table:show-details="true"/>
                <table:data-pilot-member table:name="0,44357" table:display="true" table:show-details="true"/>
                <table:data-pilot-member table:name="0,443711" table:display="true" table:show-details="true"/>
                <table:data-pilot-member table:name="0,443838" table:display="true" table:show-details="true"/>
                <table:data-pilot-member table:name="0,444127" table:display="true" table:show-details="true"/>
                <table:data-pilot-member table:name="0,444303" table:display="true" table:show-details="true"/>
                <table:data-pilot-member table:name="0,444443" table:display="true" table:show-details="true"/>
                <table:data-pilot-member table:name="0,444754" table:display="true" table:show-details="true"/>
                <table:data-pilot-member table:name="0,444766" table:display="true" table:show-details="true"/>
                <table:data-pilot-member table:name="0,444889" table:display="true" table:show-details="true"/>
                <table:data-pilot-member table:name="0,444935" table:display="true" table:show-details="true"/>
                <table:data-pilot-member table:name="0,44496" table:display="true" table:show-details="true"/>
                <table:data-pilot-member table:name="0,44513" table:display="true" table:show-details="true"/>
                <table:data-pilot-member table:name="0,445276" table:display="true" table:show-details="true"/>
                <table:data-pilot-member table:name="0,445285" table:display="true" table:show-details="true"/>
                <table:data-pilot-member table:name="0,445381" table:display="true" table:show-details="true"/>
                <table:data-pilot-member table:name="0,445493" table:display="true" table:show-details="true"/>
                <table:data-pilot-member table:name="0,445927" table:display="true" table:show-details="true"/>
                <table:data-pilot-member table:name="0,445928" table:display="true" table:show-details="true"/>
                <table:data-pilot-member table:name="0,445968" table:display="true" table:show-details="true"/>
                <table:data-pilot-member table:name="0,445999" table:display="true" table:show-details="true"/>
                <table:data-pilot-member table:name="0,446038" table:display="true" table:show-details="true"/>
                <table:data-pilot-member table:name="0,446451" table:display="true" table:show-details="true"/>
                <table:data-pilot-member table:name="0,446511" table:display="true" table:show-details="true"/>
                <table:data-pilot-member table:name="0,446756" table:display="true" table:show-details="true"/>
                <table:data-pilot-member table:name="0,446787" table:display="true" table:show-details="true"/>
                <table:data-pilot-member table:name="0,446837" table:display="true" table:show-details="true"/>
                <table:data-pilot-member table:name="0,446857" table:display="true" table:show-details="true"/>
                <table:data-pilot-member table:name="0,446864" table:display="true" table:show-details="true"/>
                <table:data-pilot-member table:name="0,446878" table:display="true" table:show-details="true"/>
                <table:data-pilot-member table:name="0,446987" table:display="true" table:show-details="true"/>
                <table:data-pilot-member table:name="0,447142" table:display="true" table:show-details="true"/>
                <table:data-pilot-member table:name="0,447197" table:display="true" table:show-details="true"/>
                <table:data-pilot-member table:name="0,447245" table:display="true" table:show-details="true"/>
                <table:data-pilot-member table:name="0,447353" table:display="true" table:show-details="true"/>
                <table:data-pilot-member table:name="0,447436" table:display="true" table:show-details="true"/>
                <table:data-pilot-member table:name="0,447511" table:display="true" table:show-details="true"/>
                <table:data-pilot-member table:name="0,447616" table:display="true" table:show-details="true"/>
                <table:data-pilot-member table:name="0,447705" table:display="true" table:show-details="true"/>
                <table:data-pilot-member table:name="0,447712" table:display="true" table:show-details="true"/>
                <table:data-pilot-member table:name="0,447743" table:display="true" table:show-details="true"/>
                <table:data-pilot-member table:name="0,447825" table:display="true" table:show-details="true"/>
                <table:data-pilot-member table:name="0,448032" table:display="true" table:show-details="true"/>
                <table:data-pilot-member table:name="0,448079" table:display="true" table:show-details="true"/>
                <table:data-pilot-member table:name="0,448089" table:display="true" table:show-details="true"/>
                <table:data-pilot-member table:name="0,448149" table:display="true" table:show-details="true"/>
                <table:data-pilot-member table:name="0,448177" table:display="true" table:show-details="true"/>
                <table:data-pilot-member table:name="0,448215" table:display="true" table:show-details="true"/>
                <table:data-pilot-member table:name="0,448662" table:display="true" table:show-details="true"/>
                <table:data-pilot-member table:name="0,448695" table:display="true" table:show-details="true"/>
                <table:data-pilot-member table:name="0,448807" table:display="true" table:show-details="true"/>
                <table:data-pilot-member table:name="0,448918" table:display="true" table:show-details="true"/>
                <table:data-pilot-member table:name="0,448959" table:display="true" table:show-details="true"/>
                <table:data-pilot-member table:name="0,449806" table:display="true" table:show-details="true"/>
                <table:data-pilot-member table:name="0,44983" table:display="true" table:show-details="true"/>
                <table:data-pilot-member table:name="0,449845" table:display="true" table:show-details="true"/>
                <table:data-pilot-member table:name="0,450014" table:display="true" table:show-details="true"/>
                <table:data-pilot-member table:name="0,450071" table:display="true" table:show-details="true"/>
                <table:data-pilot-member table:name="0,450072" table:display="true" table:show-details="true"/>
                <table:data-pilot-member table:name="0,450484" table:display="true" table:show-details="true"/>
                <table:data-pilot-member table:name="0,450602" table:display="true" table:show-details="true"/>
                <table:data-pilot-member table:name="0,451242" table:display="true" table:show-details="true"/>
                <table:data-pilot-member table:name="0,451474" table:display="true" table:show-details="true"/>
                <table:data-pilot-member table:name="0,451525" table:display="true" table:show-details="true"/>
                <table:data-pilot-member table:name="0,451593" table:display="true" table:show-details="true"/>
                <table:data-pilot-member table:name="0,45192" table:display="true" table:show-details="true"/>
                <table:data-pilot-member table:name="0,452144" table:display="true" table:show-details="true"/>
                <table:data-pilot-member table:name="0,452257" table:display="true" table:show-details="true"/>
                <table:data-pilot-member table:name="0,452463" table:display="true" table:show-details="true"/>
                <table:data-pilot-member table:name="0,452565" table:display="true" table:show-details="true"/>
                <table:data-pilot-member table:name="0,452774" table:display="true" table:show-details="true"/>
                <table:data-pilot-member table:name="0,453084" table:display="true" table:show-details="true"/>
                <table:data-pilot-member table:name="0,453239" table:display="true" table:show-details="true"/>
                <table:data-pilot-member table:name="0,453478" table:display="true" table:show-details="true"/>
                <table:data-pilot-member table:name="0,453563" table:display="true" table:show-details="true"/>
                <table:data-pilot-member table:name="0,453889" table:display="true" table:show-details="true"/>
                <table:data-pilot-member table:name="0,454209" table:display="true" table:show-details="true"/>
                <table:data-pilot-member table:name="0,454335" table:display="true" table:show-details="true"/>
                <table:data-pilot-member table:name="0,454571" table:display="true" table:show-details="true"/>
                <table:data-pilot-member table:name="0,454717" table:display="true" table:show-details="true"/>
                <table:data-pilot-member table:name="0,454815" table:display="true" table:show-details="true"/>
                <table:data-pilot-member table:name="0,454865" table:display="true" table:show-details="true"/>
                <table:data-pilot-member table:name="0,455589" table:display="true" table:show-details="true"/>
                <table:data-pilot-member table:name="0,455983" table:display="true" table:show-details="true"/>
                <table:data-pilot-member table:name="0,456857" table:display="true" table:show-details="true"/>
                <table:data-pilot-member table:name="0,457287" table:display="true" table:show-details="true"/>
                <table:data-pilot-member table:name="0,457543" table:display="true" table:show-details="true"/>
                <table:data-pilot-member table:name="0,45837" table:display="true" table:show-details="true"/>
                <table:data-pilot-member table:name="0,458539" table:display="true" table:show-details="true"/>
                <table:data-pilot-member table:name="0,458811" table:display="true" table:show-details="true"/>
                <table:data-pilot-member table:name="0,459114" table:display="true" table:show-details="true"/>
                <table:data-pilot-member table:name="0,459554" table:display="true" table:show-details="true"/>
                <table:data-pilot-member table:name="0,461265" table:display="true" table:show-details="true"/>
                <table:data-pilot-member table:name="0,461805" table:display="true" table:show-details="true"/>
                <table:data-pilot-member table:name="0,463139" table:display="true" table:show-details="true"/>
                <table:data-pilot-member table:name="0,467889" table:display="true" table:show-details="true"/>
                <table:data-pilot-member table:name="0,470096" table:display="true" table:show-details="true"/>
                <table:data-pilot-member table:name="0,470972" table:display="true" table:show-details="true"/>
                <table:data-pilot-member table:name="0,471773" table:display="true" table:show-details="true"/>
                <table:data-pilot-member table:name="0,472664" table:display="true" table:show-details="true"/>
                <table:data-pilot-member table:name="0,474366" table:display="true" table:show-details="true"/>
                <table:data-pilot-member table:name="0,475035" table:display="true" table:show-details="true"/>
                <table:data-pilot-member table:name="0,475496" table:display="true" table:show-details="true"/>
                <table:data-pilot-member table:name="0,477304" table:display="true" table:show-details="true"/>
                <table:data-pilot-member table:name="0,478174" table:display="true" table:show-details="true"/>
                <table:data-pilot-member table:name="0,479012" table:display="true" table:show-details="true"/>
                <table:data-pilot-member table:name="0,479219" table:display="true" table:show-details="true"/>
                <table:data-pilot-member table:name="0,479544" table:display="true" table:show-details="true"/>
                <table:data-pilot-member table:name="0,480111" table:display="true" table:show-details="true"/>
                <table:data-pilot-member table:name="0,484045" table:display="true" table:show-details="true"/>
                <table:data-pilot-member table:name="0,484476" table:display="true" table:show-details="true"/>
                <table:data-pilot-member table:name="0,48465" table:display="true" table:show-details="true"/>
                <table:data-pilot-member table:name="0,485467" table:display="true" table:show-details="true"/>
                <table:data-pilot-member table:name="0,485784" table:display="true" table:show-details="true"/>
                <table:data-pilot-member table:name="0,485976" table:display="true" table:show-details="true"/>
                <table:data-pilot-member table:name="0,48603" table:display="true" table:show-details="true"/>
                <table:data-pilot-member table:name="0,486076" table:display="true" table:show-details="true"/>
                <table:data-pilot-member table:name="0,486611" table:display="true" table:show-details="true"/>
                <table:data-pilot-member table:name="0,486643" table:display="true" table:show-details="true"/>
                <table:data-pilot-member table:name="0,486852" table:display="true" table:show-details="true"/>
                <table:data-pilot-member table:name="0,487601" table:display="true" table:show-details="true"/>
                <table:data-pilot-member table:name="0,487764" table:display="true" table:show-details="true"/>
                <table:data-pilot-member table:name="0,488239" table:display="true" table:show-details="true"/>
                <table:data-pilot-member table:name="0,488546" table:display="true" table:show-details="true"/>
                <table:data-pilot-member table:name="0,488739" table:display="true" table:show-details="true"/>
                <table:data-pilot-member table:name="0,489091" table:display="true" table:show-details="true"/>
                <table:data-pilot-member table:name="0,490224" table:display="true" table:show-details="true"/>
                <table:data-pilot-member table:name="0,490235" table:display="true" table:show-details="true"/>
                <table:data-pilot-member table:name="0,490515" table:display="true" table:show-details="true"/>
                <table:data-pilot-member table:name="0,490742" table:display="true" table:show-details="true"/>
                <table:data-pilot-member table:name="0,490795" table:display="true" table:show-details="true"/>
                <table:data-pilot-member table:name="0,490919" table:display="true" table:show-details="true"/>
                <table:data-pilot-member table:name="0,491009" table:display="true" table:show-details="true"/>
                <table:data-pilot-member table:name="0,491086" table:display="true" table:show-details="true"/>
                <table:data-pilot-member table:name="0,491154" table:display="true" table:show-details="true"/>
                <table:data-pilot-member table:name="0,491198" table:display="true" table:show-details="true"/>
                <table:data-pilot-member table:name="0,492108" table:display="true" table:show-details="true"/>
                <table:data-pilot-member table:name="0,492259" table:display="true" table:show-details="true"/>
                <table:data-pilot-member table:name="0,492281" table:display="true" table:show-details="true"/>
                <table:data-pilot-member table:name="0,492588" table:display="true" table:show-details="true"/>
                <table:data-pilot-member table:name="0,492739" table:display="true" table:show-details="true"/>
                <table:data-pilot-member table:name="0,493053" table:display="true" table:show-details="true"/>
                <table:data-pilot-member table:name="0,493112" table:display="true" table:show-details="true"/>
                <table:data-pilot-member table:name="0,49324" table:display="true" table:show-details="true"/>
                <table:data-pilot-member table:name="0,493749" table:display="true" table:show-details="true"/>
                <table:data-pilot-member table:name="0,493833" table:display="true" table:show-details="true"/>
                <table:data-pilot-member table:name="0,494241" table:display="true" table:show-details="true"/>
                <table:data-pilot-member table:name="0,494507" table:display="true" table:show-details="true"/>
                <table:data-pilot-member table:name="0,494777" table:display="true" table:show-details="true"/>
                <table:data-pilot-member table:name="0,494779" table:display="true" table:show-details="true"/>
                <table:data-pilot-member table:name="0,494821" table:display="true" table:show-details="true"/>
                <table:data-pilot-member table:name="0,494882" table:display="true" table:show-details="true"/>
                <table:data-pilot-member table:name="0,495013" table:display="true" table:show-details="true"/>
                <table:data-pilot-member table:name="0,49503" table:display="true" table:show-details="true"/>
                <table:data-pilot-member table:name="0,495068" table:display="true" table:show-details="true"/>
                <table:data-pilot-member table:name="0,495349" table:display="true" table:show-details="true"/>
                <table:data-pilot-member table:name="0,495398" table:display="true" table:show-details="true"/>
                <table:data-pilot-member table:name="0,49567" table:display="true" table:show-details="true"/>
                <table:data-pilot-member table:name="0,49568" table:display="true" table:show-details="true"/>
                <table:data-pilot-member table:name="0,495772" table:display="true" table:show-details="true"/>
                <table:data-pilot-member table:name="0,495832" table:display="true" table:show-details="true"/>
                <table:data-pilot-member table:name="0,49588" table:display="true" table:show-details="true"/>
                <table:data-pilot-member table:name="0,496018" table:display="true" table:show-details="true"/>
                <table:data-pilot-member table:name="0,496183" table:display="true" table:show-details="true"/>
                <table:data-pilot-member table:name="0,496395" table:display="true" table:show-details="true"/>
                <table:data-pilot-member table:name="0,496468" table:display="true" table:show-details="true"/>
                <table:data-pilot-member table:name="0,496636" table:display="true" table:show-details="true"/>
                <table:data-pilot-member table:name="0,496803" table:display="true" table:show-details="true"/>
                <table:data-pilot-member table:name="0,496809" table:display="true" table:show-details="true"/>
                <table:data-pilot-member table:name="0,496817" table:display="true" table:show-details="true"/>
                <table:data-pilot-member table:name="0,497058" table:display="true" table:show-details="true"/>
                <table:data-pilot-member table:name="0,497215" table:display="true" table:show-details="true"/>
                <table:data-pilot-member table:name="0,497309" table:display="true" table:show-details="true"/>
                <table:data-pilot-member table:name="0,497446" table:display="true" table:show-details="true"/>
                <table:data-pilot-member table:name="0,497725" table:display="true" table:show-details="true"/>
                <table:data-pilot-member table:name="0,497766" table:display="true" table:show-details="true"/>
                <table:data-pilot-member table:name="0,497791" table:display="true" table:show-details="true"/>
                <table:data-pilot-member table:name="0,49785" table:display="true" table:show-details="true"/>
                <table:data-pilot-member table:name="0,497909" table:display="true" table:show-details="true"/>
                <table:data-pilot-member table:name="0,498013" table:display="true" table:show-details="true"/>
                <table:data-pilot-member table:name="0,498014" table:display="true" table:show-details="true"/>
                <table:data-pilot-member table:name="0,498179" table:display="true" table:show-details="true"/>
                <table:data-pilot-member table:name="0,49829" table:display="true" table:show-details="true"/>
                <table:data-pilot-member table:name="0,498299" table:display="true" table:show-details="true"/>
                <table:data-pilot-member table:name="0,498388" table:display="true" table:show-details="true"/>
                <table:data-pilot-member table:name="0,498605" table:display="true" table:show-details="true"/>
                <table:data-pilot-member table:name="0,498713" table:display="true" table:show-details="true"/>
                <table:data-pilot-member table:name="0,498733" table:display="true" table:show-details="true"/>
                <table:data-pilot-member table:name="0,498849" table:display="true" table:show-details="true"/>
                <table:data-pilot-member table:name="0,498957" table:display="true" table:show-details="true"/>
                <table:data-pilot-member table:name="0,499005" table:display="true" table:show-details="true"/>
                <table:data-pilot-member table:name="0,499066" table:display="true" table:show-details="true"/>
                <table:data-pilot-member table:name="0,499086" table:display="true" table:show-details="true"/>
                <table:data-pilot-member table:name="0,499114" table:display="true" table:show-details="true"/>
                <table:data-pilot-member table:name="0,49912" table:display="true" table:show-details="true"/>
                <table:data-pilot-member table:name="0,499609" table:display="true" table:show-details="true"/>
                <table:data-pilot-member table:name="0,499676" table:display="true" table:show-details="true"/>
                <table:data-pilot-member table:name="0,500255" table:display="true" table:show-details="true"/>
                <table:data-pilot-member table:name="0,500554" table:display="true" table:show-details="true"/>
                <table:data-pilot-member table:name="0,500561" table:display="true" table:show-details="true"/>
                <table:data-pilot-member table:name="0,500811" table:display="true" table:show-details="true"/>
                <table:data-pilot-member table:name="0,501107" table:display="true" table:show-details="true"/>
                <table:data-pilot-member table:name="0,501422" table:display="true" table:show-details="true"/>
                <table:data-pilot-member table:name="0,501639" table:display="true" table:show-details="true"/>
                <table:data-pilot-member table:name="0,50166" table:display="true" table:show-details="true"/>
                <table:data-pilot-member table:name="0,50167" table:display="true" table:show-details="true"/>
                <table:data-pilot-member table:name="0,502269" table:display="true" table:show-details="true"/>
                <table:data-pilot-member table:name="0,502326" table:display="true" table:show-details="true"/>
                <table:data-pilot-member table:name="0,502399" table:display="true" table:show-details="true"/>
                <table:data-pilot-member table:name="0,50246" table:display="true" table:show-details="true"/>
                <table:data-pilot-member table:name="0,502633" table:display="true" table:show-details="true"/>
                <table:data-pilot-member table:name="0,502814" table:display="true" table:show-details="true"/>
                <table:data-pilot-member table:name="0,50327" table:display="true" table:show-details="true"/>
                <table:data-pilot-member table:name="0,503298" table:display="true" table:show-details="true"/>
                <table:data-pilot-member table:name="0,503951" table:display="true" table:show-details="true"/>
                <table:data-pilot-member table:name="0,504031" table:display="true" table:show-details="true"/>
                <table:data-pilot-member table:name="0,504046" table:display="true" table:show-details="true"/>
                <table:data-pilot-member table:name="0,504259" table:display="true" table:show-details="true"/>
                <table:data-pilot-member table:name="0,504914" table:display="true" table:show-details="true"/>
                <table:data-pilot-member table:name="0,505226" table:display="true" table:show-details="true"/>
                <table:data-pilot-member table:name="0,505435" table:display="true" table:show-details="true"/>
                <table:data-pilot-member table:name="0,505536" table:display="true" table:show-details="true"/>
                <table:data-pilot-member table:name="0,505908" table:display="true" table:show-details="true"/>
                <table:data-pilot-member table:name="0,505918" table:display="true" table:show-details="true"/>
                <table:data-pilot-member table:name="0,506195" table:display="true" table:show-details="true"/>
                <table:data-pilot-member table:name="0,506258" table:display="true" table:show-details="true"/>
                <table:data-pilot-member table:name="0,506531" table:display="true" table:show-details="true"/>
                <table:data-pilot-member table:name="0,50655" table:display="true" table:show-details="true"/>
                <table:data-pilot-member table:name="0,506551" table:display="true" table:show-details="true"/>
                <table:data-pilot-member table:name="0,507053" table:display="true" table:show-details="true"/>
                <table:data-pilot-member table:name="0,507129" table:display="true" table:show-details="true"/>
                <table:data-pilot-member table:name="0,507345" table:display="true" table:show-details="true"/>
                <table:data-pilot-member table:name="0,507661" table:display="true" table:show-details="true"/>
                <table:data-pilot-member table:name="0,507822" table:display="true" table:show-details="true"/>
                <table:data-pilot-member table:name="0,507868" table:display="true" table:show-details="true"/>
                <table:data-pilot-member table:name="0,507966" table:display="true" table:show-details="true"/>
                <table:data-pilot-member table:name="0,508062" table:display="true" table:show-details="true"/>
                <table:data-pilot-member table:name="0,508135" table:display="true" table:show-details="true"/>
                <table:data-pilot-member table:name="0,508232" table:display="true" table:show-details="true"/>
                <table:data-pilot-member table:name="0,508255" table:display="true" table:show-details="true"/>
                <table:data-pilot-member table:name="0,508284" table:display="true" table:show-details="true"/>
                <table:data-pilot-member table:name="0,50877" table:display="true" table:show-details="true"/>
                <table:data-pilot-member table:name="0,508839" table:display="true" table:show-details="true"/>
                <table:data-pilot-member table:name="0,509375" table:display="true" table:show-details="true"/>
                <table:data-pilot-member table:name="0,509559" table:display="true" table:show-details="true"/>
                <table:data-pilot-member table:name="0,509683" table:display="true" table:show-details="true"/>
                <table:data-pilot-member table:name="0,509883" table:display="true" table:show-details="true"/>
                <table:data-pilot-member table:name="0,510172" table:display="true" table:show-details="true"/>
                <table:data-pilot-member table:name="0,510312" table:display="true" table:show-details="true"/>
                <table:data-pilot-member table:name="0,510371" table:display="true" table:show-details="true"/>
                <table:data-pilot-member table:name="0,51038" table:display="true" table:show-details="true"/>
                <table:data-pilot-member table:name="0,510448" table:display="true" table:show-details="true"/>
                <table:data-pilot-member table:name="0,510574" table:display="true" table:show-details="true"/>
                <table:data-pilot-member table:name="0,510634" table:display="true" table:show-details="true"/>
                <table:data-pilot-member table:name="0,510682" table:display="true" table:show-details="true"/>
                <table:data-pilot-member table:name="0,511017" table:display="true" table:show-details="true"/>
                <table:data-pilot-member table:name="0,511085" table:display="true" table:show-details="true"/>
                <table:data-pilot-member table:name="0,511131" table:display="true" table:show-details="true"/>
                <table:data-pilot-member table:name="0,511501" table:display="true" table:show-details="true"/>
                <table:data-pilot-member table:name="0,511778" table:display="true" table:show-details="true"/>
                <table:data-pilot-member table:name="0,511781" table:display="true" table:show-details="true"/>
                <table:data-pilot-member table:name="0,511937" table:display="true" table:show-details="true"/>
                <table:data-pilot-member table:name="0,512438" table:display="true" table:show-details="true"/>
                <table:data-pilot-member table:name="0,512455" table:display="true" table:show-details="true"/>
                <table:data-pilot-member table:name="0,512619" table:display="true" table:show-details="true"/>
                <table:data-pilot-member table:name="0,513005" table:display="true" table:show-details="true"/>
                <table:data-pilot-member table:name="0,513129" table:display="true" table:show-details="true"/>
                <table:data-pilot-member table:name="0,51342" table:display="true" table:show-details="true"/>
                <table:data-pilot-member table:name="0,513728" table:display="true" table:show-details="true"/>
                <table:data-pilot-member table:name="0,513991" table:display="true" table:show-details="true"/>
                <table:data-pilot-member table:name="0,514017" table:display="true" table:show-details="true"/>
                <table:data-pilot-member table:name="0,514179" table:display="true" table:show-details="true"/>
                <table:data-pilot-member table:name="0,514373" table:display="true" table:show-details="true"/>
                <table:data-pilot-member table:name="0,514908" table:display="true" table:show-details="true"/>
                <table:data-pilot-member table:name="0,515294" table:display="true" table:show-details="true"/>
                <table:data-pilot-member table:name="0,515978" table:display="true" table:show-details="true"/>
                <table:data-pilot-member table:name="0,516275" table:display="true" table:show-details="true"/>
                <table:data-pilot-member table:name="0,516323" table:display="true" table:show-details="true"/>
                <table:data-pilot-member table:name="0,51643" table:display="true" table:show-details="true"/>
                <table:data-pilot-member table:name="0,516665" table:display="true" table:show-details="true"/>
                <table:data-pilot-member table:name="0,51722" table:display="true" table:show-details="true"/>
                <table:data-pilot-member table:name="0,517996" table:display="true" table:show-details="true"/>
                <table:data-pilot-member table:name="0,518382" table:display="true" table:show-details="true"/>
                <table:data-pilot-member table:name="0,518574" table:display="true" table:show-details="true"/>
                <table:data-pilot-member table:name="0,518719" table:display="true" table:show-details="true"/>
                <table:data-pilot-member table:name="0,519286" table:display="true" table:show-details="true"/>
                <table:data-pilot-member table:name="0,519695" table:display="true" table:show-details="true"/>
                <table:data-pilot-member table:name="0,520145" table:display="true" table:show-details="true"/>
                <table:data-pilot-member table:name="0,521904" table:display="true" table:show-details="true"/>
                <table:data-pilot-member table:name="0,523731" table:display="true" table:show-details="true"/>
                <table:data-pilot-member table:name="0,532792" table:display="true" table:show-details="true"/>
                <table:data-pilot-member table:name="0,539446" table:display="true" table:show-details="true"/>
                <table:data-pilot-member table:name="0,541235" table:display="true" table:show-details="true"/>
                <table:data-pilot-member table:name="0,544471" table:display="true" table:show-details="true"/>
                <table:data-pilot-member table:name="0,546677" table:display="true" table:show-details="true"/>
                <table:data-pilot-member table:name="0,547113" table:display="true" table:show-details="true"/>
                <table:data-pilot-member table:name="0,548005" table:display="true" table:show-details="true"/>
                <table:data-pilot-member table:name="0,549476" table:display="true" table:show-details="true"/>
                <table:data-pilot-member table:name="0,551501" table:display="true" table:show-details="true"/>
                <table:data-pilot-member table:name="0,553523" table:display="true" table:show-details="true"/>
                <table:data-pilot-member table:name="0,554324" table:display="true" table:show-details="true"/>
                <table:data-pilot-member table:name="0,556804" table:display="true" table:show-details="true"/>
                <table:data-pilot-member table:name="0,561383" table:display="true" table:show-details="true"/>
                <table:data-pilot-member table:name="0,587068" table:display="true" table:show-details="true"/>
                <table:data-pilot-member table:name="0,601864" table:display="true" table:show-details="true"/>
                <table:data-pilot-member table:name="0,602565" table:display="true" table:show-details="true"/>
                <table:data-pilot-member table:name="0,60306" table:display="true" table:show-details="true"/>
                <table:data-pilot-member table:name="0,603071" table:display="true" table:show-details="true"/>
                <table:data-pilot-member table:name="0,603214" table:display="true" table:show-details="true"/>
                <table:data-pilot-member table:name="0,604013" table:display="true" table:show-details="true"/>
                <table:data-pilot-member table:name="0,604808" table:display="true" table:show-details="true"/>
                <table:data-pilot-member table:name="0,604846" table:display="true" table:show-details="true"/>
                <table:data-pilot-member table:name="0,605063" table:display="true" table:show-details="true"/>
                <table:data-pilot-member table:name="0,605525" table:display="true" table:show-details="true"/>
                <table:data-pilot-member table:name="0,605974" table:display="true" table:show-details="true"/>
                <table:data-pilot-member table:name="0,606439" table:display="true" table:show-details="true"/>
                <table:data-pilot-member table:name="0,606473" table:display="true" table:show-details="true"/>
                <table:data-pilot-member table:name="0,607174" table:display="true" table:show-details="true"/>
                <table:data-pilot-member table:name="0,607206" table:display="true" table:show-details="true"/>
                <table:data-pilot-member table:name="0,607379" table:display="true" table:show-details="true"/>
                <table:data-pilot-member table:name="0,60767" table:display="true" table:show-details="true"/>
                <table:data-pilot-member table:name="0,607948" table:display="true" table:show-details="true"/>
                <table:data-pilot-member table:name="0,607949" table:display="true" table:show-details="true"/>
                <table:data-pilot-member table:name="0,608007" table:display="true" table:show-details="true"/>
                <table:data-pilot-member table:name="0,608154" table:display="true" table:show-details="true"/>
                <table:data-pilot-member table:name="0,608264" table:display="true" table:show-details="true"/>
                <table:data-pilot-member table:name="0,608308" table:display="true" table:show-details="true"/>
                <table:data-pilot-member table:name="0,608438" table:display="true" table:show-details="true"/>
                <table:data-pilot-member table:name="0,608492" table:display="true" table:show-details="true"/>
                <table:data-pilot-member table:name="0,608624" table:display="true" table:show-details="true"/>
                <table:data-pilot-member table:name="0,608728" table:display="true" table:show-details="true"/>
                <table:data-pilot-member table:name="0,60947" table:display="true" table:show-details="true"/>
                <table:data-pilot-member table:name="0,60963" table:display="true" table:show-details="true"/>
                <table:data-pilot-member table:name="0,609969" table:display="true" table:show-details="true"/>
                <table:data-pilot-member table:name="0,610184" table:display="true" table:show-details="true"/>
                <table:data-pilot-member table:name="0,610283" table:display="true" table:show-details="true"/>
                <table:data-pilot-member table:name="0,610412" table:display="true" table:show-details="true"/>
                <table:data-pilot-member table:name="0,61054" table:display="true" table:show-details="true"/>
                <table:data-pilot-member table:name="0,610733" table:display="true" table:show-details="true"/>
                <table:data-pilot-member table:name="0,610775" table:display="true" table:show-details="true"/>
                <table:data-pilot-member table:name="0,610843" table:display="true" table:show-details="true"/>
                <table:data-pilot-member table:name="0,610928" table:display="true" table:show-details="true"/>
                <table:data-pilot-member table:name="0,610948" table:display="true" table:show-details="true"/>
                <table:data-pilot-member table:name="0,611028" table:display="true" table:show-details="true"/>
                <table:data-pilot-member table:name="0,611109" table:display="true" table:show-details="true"/>
                <table:data-pilot-member table:name="0,611343" table:display="true" table:show-details="true"/>
                <table:data-pilot-member table:name="0,611351" table:display="true" table:show-details="true"/>
                <table:data-pilot-member table:name="0,611447" table:display="true" table:show-details="true"/>
                <table:data-pilot-member table:name="0,612234" table:display="true" table:show-details="true"/>
                <table:data-pilot-member table:name="0,612396" table:display="true" table:show-details="true"/>
                <table:data-pilot-member table:name="0,612526" table:display="true" table:show-details="true"/>
                <table:data-pilot-member table:name="0,612555" table:display="true" table:show-details="true"/>
                <table:data-pilot-member table:name="0,612606" table:display="true" table:show-details="true"/>
                <table:data-pilot-member table:name="0,612964" table:display="true" table:show-details="true"/>
                <table:data-pilot-member table:name="0,613048" table:display="true" table:show-details="true"/>
                <table:data-pilot-member table:name="0,613188" table:display="true" table:show-details="true"/>
                <table:data-pilot-member table:name="0,613282" table:display="true" table:show-details="true"/>
                <table:data-pilot-member table:name="0,613641" table:display="true" table:show-details="true"/>
                <table:data-pilot-member table:name="0,613686" table:display="true" table:show-details="true"/>
                <table:data-pilot-member table:name="0,613754" table:display="true" table:show-details="true"/>
                <table:data-pilot-member table:name="0,613802" table:display="true" table:show-details="true"/>
                <table:data-pilot-member table:name="0,613875" table:display="true" table:show-details="true"/>
                <table:data-pilot-member table:name="0,61434" table:display="true" table:show-details="true"/>
                <table:data-pilot-member table:name="0,614985" table:display="true" table:show-details="true"/>
                <table:data-pilot-member table:name="0,615041" table:display="true" table:show-details="true"/>
                <table:data-pilot-member table:name="0,615573" table:display="true" table:show-details="true"/>
                <table:data-pilot-member table:name="0,616292" table:display="true" table:show-details="true"/>
                <table:data-pilot-member table:name="0,616423" table:display="true" table:show-details="true"/>
                <table:data-pilot-member table:name="0,616459" table:display="true" table:show-details="true"/>
                <table:data-pilot-member table:name="0,616816" table:display="true" table:show-details="true"/>
                <table:data-pilot-member table:name="0,616881" table:display="true" table:show-details="true"/>
                <table:data-pilot-member table:name="0,617405" table:display="true" table:show-details="true"/>
                <table:data-pilot-member table:name="0,61831" table:display="true" table:show-details="true"/>
                <table:data-pilot-member table:name="0,618515" table:display="true" table:show-details="true"/>
                <table:data-pilot-member table:name="0,618935" table:display="true" table:show-details="true"/>
                <table:data-pilot-member table:name="0,619321" table:display="true" table:show-details="true"/>
                <table:data-pilot-member table:name="0,619559" table:display="true" table:show-details="true"/>
                <table:data-pilot-member table:name="0,620412" table:display="true" table:show-details="true"/>
                <table:data-pilot-member table:name="0,620525" table:display="true" table:show-details="true"/>
                <table:data-pilot-member table:name="0,620997" table:display="true" table:show-details="true"/>
                <table:data-pilot-member table:name="0,621145" table:display="true" table:show-details="true"/>
                <table:data-pilot-member table:name="0,621256" table:display="true" table:show-details="true"/>
                <table:data-pilot-member table:name="0,621277" table:display="true" table:show-details="true"/>
                <table:data-pilot-member table:name="0,621527" table:display="true" table:show-details="true"/>
                <table:data-pilot-member table:name="0,623025" table:display="true" table:show-details="true"/>
                <table:data-pilot-member table:name="0,623098" table:display="true" table:show-details="true"/>
                <table:data-pilot-member table:name="0,623641" table:display="true" table:show-details="true"/>
                <table:data-pilot-member table:name="0,62395" table:display="true" table:show-details="true"/>
                <table:data-pilot-member table:name="0,624446" table:display="true" table:show-details="true"/>
                <table:data-pilot-member table:name="0,625363" table:display="true" table:show-details="true"/>
                <table:data-pilot-member table:name="0,625365" table:display="true" table:show-details="true"/>
                <table:data-pilot-member table:name="0,625474" table:display="true" table:show-details="true"/>
                <table:data-pilot-member table:name="0,625543" table:display="true" table:show-details="true"/>
                <table:data-pilot-member table:name="0,625558" table:display="true" table:show-details="true"/>
                <table:data-pilot-member table:name="0,625904" table:display="true" table:show-details="true"/>
                <table:data-pilot-member table:name="0,62611" table:display="true" table:show-details="true"/>
                <table:data-pilot-member table:name="0,627024" table:display="true" table:show-details="true"/>
                <table:data-pilot-member table:name="0,627883" table:display="true" table:show-details="true"/>
                <table:data-pilot-member table:name="0,628359" table:display="true" table:show-details="true"/>
                <table:data-pilot-member table:name="0,629492" table:display="true" table:show-details="true"/>
                <table:data-pilot-member table:name="0,630063" table:display="true" table:show-details="true"/>
                <table:data-pilot-member table:name="0,631398" table:display="true" table:show-details="true"/>
                <table:data-pilot-member table:name="0,631481" table:display="true" table:show-details="true"/>
                <table:data-pilot-member table:name="0,644131" table:display="true" table:show-details="true"/>
                <table:data-pilot-member table:name="0,655824" table:display="true" table:show-details="true"/>
                <table:data-pilot-member table:name="0,668605" table:display="true" table:show-details="true"/>
                <table:data-pilot-member table:name="0,6725" table:display="true" table:show-details="true"/>
                <table:data-pilot-member table:name="0,673781" table:display="true" table:show-details="true"/>
                <table:data-pilot-member table:name="0,711467" table:display="true" table:show-details="true"/>
                <table:data-pilot-member table:name="0,711983" table:display="true" table:show-details="true"/>
                <table:data-pilot-member table:name="0,712022" table:display="true" table:show-details="true"/>
                <table:data-pilot-member table:name="0,712029" table:display="true" table:show-details="true"/>
                <table:data-pilot-member table:name="0,712654" table:display="true" table:show-details="true"/>
                <table:data-pilot-member table:name="0,713306" table:display="true" table:show-details="true"/>
                <table:data-pilot-member table:name="0,713514" table:display="true" table:show-details="true"/>
                <table:data-pilot-member table:name="0,713762" table:display="true" table:show-details="true"/>
                <table:data-pilot-member table:name="0,713767" table:display="true" table:show-details="true"/>
                <table:data-pilot-member table:name="0,713868" table:display="true" table:show-details="true"/>
                <table:data-pilot-member table:name="0,713881" table:display="true" table:show-details="true"/>
                <table:data-pilot-member table:name="0,714411" table:display="true" table:show-details="true"/>
                <table:data-pilot-member table:name="0,714799" table:display="true" table:show-details="true"/>
                <table:data-pilot-member table:name="0,714905" table:display="true" table:show-details="true"/>
                <table:data-pilot-member table:name="0,714991" table:display="true" table:show-details="true"/>
                <table:data-pilot-member table:name="0,715071" table:display="true" table:show-details="true"/>
                <table:data-pilot-member table:name="0,715352" table:display="true" table:show-details="true"/>
                <table:data-pilot-member table:name="0,715431" table:display="true" table:show-details="true"/>
                <table:data-pilot-member table:name="0,715484" table:display="true" table:show-details="true"/>
                <table:data-pilot-member table:name="0,715619" table:display="true" table:show-details="true"/>
                <table:data-pilot-member table:name="0,716023" table:display="true" table:show-details="true"/>
                <table:data-pilot-member table:name="0,716051" table:display="true" table:show-details="true"/>
                <table:data-pilot-member table:name="0,716067" table:display="true" table:show-details="true"/>
                <table:data-pilot-member table:name="0,716122" table:display="true" table:show-details="true"/>
                <table:data-pilot-member table:name="0,716135" table:display="true" table:show-details="true"/>
                <table:data-pilot-member table:name="0,716385" table:display="true" table:show-details="true"/>
                <table:data-pilot-member table:name="0,716728" table:display="true" table:show-details="true"/>
                <table:data-pilot-member table:name="0,716737" table:display="true" table:show-details="true"/>
                <table:data-pilot-member table:name="0,717051" table:display="true" table:show-details="true"/>
                <table:data-pilot-member table:name="0,717198" table:display="true" table:show-details="true"/>
                <table:data-pilot-member table:name="0,71722" table:display="true" table:show-details="true"/>
                <table:data-pilot-member table:name="0,71734" table:display="true" table:show-details="true"/>
                <table:data-pilot-member table:name="0,717532" table:display="true" table:show-details="true"/>
                <table:data-pilot-member table:name="0,717555" table:display="true" table:show-details="true"/>
                <table:data-pilot-member table:name="0,717929" table:display="true" table:show-details="true"/>
                <table:data-pilot-member table:name="0,717932" table:display="true" table:show-details="true"/>
                <table:data-pilot-member table:name="0,717989" table:display="true" table:show-details="true"/>
                <table:data-pilot-member table:name="0,71808" table:display="true" table:show-details="true"/>
                <table:data-pilot-member table:name="0,71826" table:display="true" table:show-details="true"/>
                <table:data-pilot-member table:name="0,71857" table:display="true" table:show-details="true"/>
                <table:data-pilot-member table:name="0,718615" table:display="true" table:show-details="true"/>
                <table:data-pilot-member table:name="0,718632" table:display="true" table:show-details="true"/>
                <table:data-pilot-member table:name="0,719025" table:display="true" table:show-details="true"/>
                <table:data-pilot-member table:name="0,719036" table:display="true" table:show-details="true"/>
                <table:data-pilot-member table:name="0,719121" table:display="true" table:show-details="true"/>
                <table:data-pilot-member table:name="0,719215" table:display="true" table:show-details="true"/>
                <table:data-pilot-member table:name="0,719372" table:display="true" table:show-details="true"/>
                <table:data-pilot-member table:name="0,719462" table:display="true" table:show-details="true"/>
                <table:data-pilot-member table:name="0,719729" table:display="true" table:show-details="true"/>
                <table:data-pilot-member table:name="0,719882" table:display="true" table:show-details="true"/>
                <table:data-pilot-member table:name="0,720037" table:display="true" table:show-details="true"/>
                <table:data-pilot-member table:name="0,720155" table:display="true" table:show-details="true"/>
                <table:data-pilot-member table:name="0,720464" table:display="true" table:show-details="true"/>
                <table:data-pilot-member table:name="0,72048" table:display="true" table:show-details="true"/>
                <table:data-pilot-member table:name="0,720504" table:display="true" table:show-details="true"/>
                <table:data-pilot-member table:name="0,72059" table:display="true" table:show-details="true"/>
                <table:data-pilot-member table:name="0,722381" table:display="true" table:show-details="true"/>
                <table:data-pilot-member table:name="0,722607" table:display="true" table:show-details="true"/>
                <table:data-pilot-member table:name="0,723002" table:display="true" table:show-details="true"/>
                <table:data-pilot-member table:name="0,72379" table:display="true" table:show-details="true"/>
                <table:data-pilot-member table:name="0,724024" table:display="true" table:show-details="true"/>
                <table:data-pilot-member table:name="0,724218" table:display="true" table:show-details="true"/>
                <table:data-pilot-member table:name="0,724453" table:display="true" table:show-details="true"/>
                <table:data-pilot-member table:name="0,724943" table:display="true" table:show-details="true"/>
                <table:data-pilot-member table:name="0,725402" table:display="true" table:show-details="true"/>
                <table:data-pilot-member table:name="0,726893" table:display="true" table:show-details="true"/>
                <table:data-pilot-member table:name="0,727531" table:display="true" table:show-details="true"/>
                <table:data-pilot-member table:name="0,728214" table:display="true" table:show-details="true"/>
                <table:data-pilot-member table:name="0,728293" table:display="true" table:show-details="true"/>
                <table:data-pilot-member table:name="0,728418" table:display="true" table:show-details="true"/>
                <table:data-pilot-member table:name="0,729312" table:display="true" table:show-details="true"/>
                <table:data-pilot-member table:name="0,729755" table:display="true" table:show-details="true"/>
                <table:data-pilot-member table:name="0,730562" table:display="true" table:show-details="true"/>
                <table:data-pilot-member table:name="0,730867" table:display="true" table:show-details="true"/>
                <table:data-pilot-member table:name="0,731157" table:display="true" table:show-details="true"/>
                <table:data-pilot-member table:name="0,731302" table:display="true" table:show-details="true"/>
                <table:data-pilot-member table:name="0,731362" table:display="true" table:show-details="true"/>
                <table:data-pilot-member table:name="0,731794" table:display="true" table:show-details="true"/>
                <table:data-pilot-member table:name="0,732141" table:display="true" table:show-details="true"/>
                <table:data-pilot-member table:name="0,733952" table:display="true" table:show-details="true"/>
                <table:data-pilot-member table:name="0,736542" table:display="true" table:show-details="true"/>
                <table:data-pilot-member table:name="0,73975" table:display="true" table:show-details="true"/>
                <table:data-pilot-member table:name="0,740034" table:display="true" table:show-details="true"/>
                <table:data-pilot-member table:name="0,740064" table:display="true" table:show-details="true"/>
                <table:data-pilot-member table:name="0,740825" table:display="true" table:show-details="true"/>
                <table:data-pilot-member table:name="0,743305" table:display="true" table:show-details="true"/>
                <table:data-pilot-member table:name="0,743385" table:display="true" table:show-details="true"/>
                <table:data-pilot-member table:name="0,745073" table:display="true" table:show-details="true"/>
                <table:data-pilot-member table:name="0,745939" table:display="true" table:show-details="true"/>
                <table:data-pilot-member table:name="0,754265" table:display="true" table:show-details="true"/>
                <table:data-pilot-member table:name="0,755099" table:display="true" table:show-details="true"/>
                <table:data-pilot-member table:name="0,764064" table:display="true" table:show-details="true"/>
                <table:data-pilot-member table:name="0,777363" table:display="true" table:show-details="true"/>
                <table:data-pilot-member table:name="0,787421" table:display="true" table:show-details="true"/>
                <table:data-pilot-member table:name="0,787489" table:display="true" table:show-details="true"/>
                <table:data-pilot-member table:name="0,794305" table:display="true" table:show-details="true"/>
                <table:data-pilot-member table:name="0,814371" table:display="true" table:show-details="true"/>
                <table:data-pilot-member table:name="0,814469" table:display="true" table:show-details="true"/>
                <table:data-pilot-member table:name="0,815328" table:display="true" table:show-details="true"/>
                <table:data-pilot-member table:name="0,815555" table:display="true" table:show-details="true"/>
                <table:data-pilot-member table:name="0,815593" table:display="true" table:show-details="true"/>
                <table:data-pilot-member table:name="0,816137" table:display="true" table:show-details="true"/>
                <table:data-pilot-member table:name="0,816336" table:display="true" table:show-details="true"/>
                <table:data-pilot-member table:name="0,816548" table:display="true" table:show-details="true"/>
                <table:data-pilot-member table:name="0,81687" table:display="true" table:show-details="true"/>
                <table:data-pilot-member table:name="0,817104" table:display="true" table:show-details="true"/>
                <table:data-pilot-member table:name="0,817265" table:display="true" table:show-details="true"/>
                <table:data-pilot-member table:name="0,817303" table:display="true" table:show-details="true"/>
                <table:data-pilot-member table:name="0,81739" table:display="true" table:show-details="true"/>
                <table:data-pilot-member table:name="0,817458" table:display="true" table:show-details="true"/>
                <table:data-pilot-member table:name="0,817607" table:display="true" table:show-details="true"/>
                <table:data-pilot-member table:name="0,818137" table:display="true" table:show-details="true"/>
                <table:data-pilot-member table:name="0,818225" table:display="true" table:show-details="true"/>
                <table:data-pilot-member table:name="0,818383" table:display="true" table:show-details="true"/>
                <table:data-pilot-member table:name="0,818414" table:display="true" table:show-details="true"/>
                <table:data-pilot-member table:name="0,818465" table:display="true" table:show-details="true"/>
                <table:data-pilot-member table:name="0,818564" table:display="true" table:show-details="true"/>
                <table:data-pilot-member table:name="0,818568" table:display="true" table:show-details="true"/>
                <table:data-pilot-member table:name="0,818776" table:display="true" table:show-details="true"/>
                <table:data-pilot-member table:name="0,818945" table:display="true" table:show-details="true"/>
                <table:data-pilot-member table:name="0,819003" table:display="true" table:show-details="true"/>
                <table:data-pilot-member table:name="0,81953" table:display="true" table:show-details="true"/>
                <table:data-pilot-member table:name="0,81961" table:display="true" table:show-details="true"/>
                <table:data-pilot-member table:name="0,819671" table:display="true" table:show-details="true"/>
                <table:data-pilot-member table:name="0,819774" table:display="true" table:show-details="true"/>
                <table:data-pilot-member table:name="0,819887" table:display="true" table:show-details="true"/>
                <table:data-pilot-member table:name="0,819974" table:display="true" table:show-details="true"/>
                <table:data-pilot-member table:name="0,819993" table:display="true" table:show-details="true"/>
                <table:data-pilot-member table:name="0,82002" table:display="true" table:show-details="true"/>
                <table:data-pilot-member table:name="0,820112" table:display="true" table:show-details="true"/>
                <table:data-pilot-member table:name="0,820184" table:display="true" table:show-details="true"/>
                <table:data-pilot-member table:name="0,820226" table:display="true" table:show-details="true"/>
                <table:data-pilot-member table:name="0,820413" table:display="true" table:show-details="true"/>
                <table:data-pilot-member table:name="0,820538" table:display="true" table:show-details="true"/>
                <table:data-pilot-member table:name="0,820855" table:display="true" table:show-details="true"/>
                <table:data-pilot-member table:name="0,820966" table:display="true" table:show-details="true"/>
                <table:data-pilot-member table:name="0,820997" table:display="true" table:show-details="true"/>
                <table:data-pilot-member table:name="0,821094" table:display="true" table:show-details="true"/>
                <table:data-pilot-member table:name="0,821134" table:display="true" table:show-details="true"/>
                <table:data-pilot-member table:name="0,821393" table:display="true" table:show-details="true"/>
                <table:data-pilot-member table:name="0,821501" table:display="true" table:show-details="true"/>
                <table:data-pilot-member table:name="0,821525" table:display="true" table:show-details="true"/>
                <table:data-pilot-member table:name="0,821673" table:display="true" table:show-details="true"/>
                <table:data-pilot-member table:name="0,821859" table:display="true" table:show-details="true"/>
                <table:data-pilot-member table:name="0,821953" table:display="true" table:show-details="true"/>
                <table:data-pilot-member table:name="0,821958" table:display="true" table:show-details="true"/>
                <table:data-pilot-member table:name="0,822279" table:display="true" table:show-details="true"/>
                <table:data-pilot-member table:name="0,822362" table:display="true" table:show-details="true"/>
                <table:data-pilot-member table:name="0,822753" table:display="true" table:show-details="true"/>
                <table:data-pilot-member table:name="0,822836" table:display="true" table:show-details="true"/>
                <table:data-pilot-member table:name="0,822868" table:display="true" table:show-details="true"/>
                <table:data-pilot-member table:name="0,823315" table:display="true" table:show-details="true"/>
                <table:data-pilot-member table:name="0,823525" table:display="true" table:show-details="true"/>
                <table:data-pilot-member table:name="0,823627" table:display="true" table:show-details="true"/>
                <table:data-pilot-member table:name="0,823628" table:display="true" table:show-details="true"/>
                <table:data-pilot-member table:name="0,824154" table:display="true" table:show-details="true"/>
                <table:data-pilot-member table:name="0,824327" table:display="true" table:show-details="true"/>
                <table:data-pilot-member table:name="0,824388" table:display="true" table:show-details="true"/>
                <table:data-pilot-member table:name="0,824546" table:display="true" table:show-details="true"/>
                <table:data-pilot-member table:name="0,824581" table:display="true" table:show-details="true"/>
                <table:data-pilot-member table:name="0,824736" table:display="true" table:show-details="true"/>
                <table:data-pilot-member table:name="0,824897" table:display="true" table:show-details="true"/>
                <table:data-pilot-member table:name="0,825606" table:display="true" table:show-details="true"/>
                <table:data-pilot-member table:name="0,825735" table:display="true" table:show-details="true"/>
                <table:data-pilot-member table:name="0,825887" table:display="true" table:show-details="true"/>
                <table:data-pilot-member table:name="0,825988" table:display="true" table:show-details="true"/>
                <table:data-pilot-member table:name="0,826421" table:display="true" table:show-details="true"/>
                <table:data-pilot-member table:name="0,826481" table:display="true" table:show-details="true"/>
                <table:data-pilot-member table:name="0,826489" table:display="true" table:show-details="true"/>
                <table:data-pilot-member table:name="0,826564" table:display="true" table:show-details="true"/>
                <table:data-pilot-member table:name="0,826945" table:display="true" table:show-details="true"/>
                <table:data-pilot-member table:name="0,827684" table:display="true" table:show-details="true"/>
                <table:data-pilot-member table:name="0,827693" table:display="true" table:show-details="true"/>
                <table:data-pilot-member table:name="0,827957" table:display="true" table:show-details="true"/>
                <table:data-pilot-member table:name="0,82859" table:display="true" table:show-details="true"/>
                <table:data-pilot-member table:name="0,828781" table:display="true" table:show-details="true"/>
                <table:data-pilot-member table:name="0,828897" table:display="true" table:show-details="true"/>
                <table:data-pilot-member table:name="0,829116" table:display="true" table:show-details="true"/>
                <table:data-pilot-member table:name="0,829375" table:display="true" table:show-details="true"/>
                <table:data-pilot-member table:name="0,82982" table:display="true" table:show-details="true"/>
                <table:data-pilot-member table:name="0,829948" table:display="true" table:show-details="true"/>
                <table:data-pilot-member table:name="0,830829" table:display="true" table:show-details="true"/>
                <table:data-pilot-member table:name="0,831995" table:display="true" table:show-details="true"/>
                <table:data-pilot-member table:name="0,832342" table:display="true" table:show-details="true"/>
                <table:data-pilot-member table:name="0,83256" table:display="true" table:show-details="true"/>
                <table:data-pilot-member table:name="0,833258" table:display="true" table:show-details="true"/>
                <table:data-pilot-member table:name="0,833901" table:display="true" table:show-details="true"/>
                <table:data-pilot-member table:name="0,83628" table:display="true" table:show-details="true"/>
                <table:data-pilot-member table:name="0,839975" table:display="true" table:show-details="true"/>
                <table:data-pilot-member table:name="0,842338" table:display="true" table:show-details="true"/>
                <table:data-pilot-member table:name="0,844933" table:display="true" table:show-details="true"/>
                <table:data-pilot-member table:name="0,853927" table:display="true" table:show-details="true"/>
                <table:data-pilot-member table:name="0,863218" table:display="true" table:show-details="true"/>
                <table:data-pilot-member table:name="0,87616" table:display="true" table:show-details="true"/>
                <table:data-pilot-member table:name="0,878207" table:display="true" table:show-details="true"/>
                <table:data-pilot-member table:name="0,89054" table:display="true" table:show-details="true"/>
                <table:data-pilot-member table:name="0,913524" table:display="true" table:show-details="true"/>
                <table:data-pilot-member table:name="0,915823" table:display="true" table:show-details="true"/>
                <table:data-pilot-member table:name="0,916213" table:display="true" table:show-details="true"/>
                <table:data-pilot-member table:name="0,916428" table:display="true" table:show-details="true"/>
                <table:data-pilot-member table:name="0,916522" table:display="true" table:show-details="true"/>
                <table:data-pilot-member table:name="0,916599" table:display="true" table:show-details="true"/>
                <table:data-pilot-member table:name="0,917096" table:display="true" table:show-details="true"/>
                <table:data-pilot-member table:name="0,917161" table:display="true" table:show-details="true"/>
                <table:data-pilot-member table:name="0,917261" table:display="true" table:show-details="true"/>
                <table:data-pilot-member table:name="0,917388" table:display="true" table:show-details="true"/>
                <table:data-pilot-member table:name="0,91745" table:display="true" table:show-details="true"/>
                <table:data-pilot-member table:name="0,917712" table:display="true" table:show-details="true"/>
                <table:data-pilot-member table:name="0,917744" table:display="true" table:show-details="true"/>
                <table:data-pilot-member table:name="0,917997" table:display="true" table:show-details="true"/>
                <table:data-pilot-member table:name="0,918459" table:display="true" table:show-details="true"/>
                <table:data-pilot-member table:name="0,918799" table:display="true" table:show-details="true"/>
                <table:data-pilot-member table:name="0,919131" table:display="true" table:show-details="true"/>
                <table:data-pilot-member table:name="0,919375" table:display="true" table:show-details="true"/>
                <table:data-pilot-member table:name="0,919497" table:display="true" table:show-details="true"/>
                <table:data-pilot-member table:name="0,920051" table:display="true" table:show-details="true"/>
                <table:data-pilot-member table:name="0,920128" table:display="true" table:show-details="true"/>
                <table:data-pilot-member table:name="0,920188" table:display="true" table:show-details="true"/>
                <table:data-pilot-member table:name="0,920289" table:display="true" table:show-details="true"/>
                <table:data-pilot-member table:name="0,920323" table:display="true" table:show-details="true"/>
                <table:data-pilot-member table:name="0,920326" table:display="true" table:show-details="true"/>
                <table:data-pilot-member table:name="0,920581" table:display="true" table:show-details="true"/>
                <table:data-pilot-member table:name="0,921103" table:display="true" table:show-details="true"/>
                <table:data-pilot-member table:name="0,921619" table:display="true" table:show-details="true"/>
                <table:data-pilot-member table:name="0,921816" table:display="true" table:show-details="true"/>
                <table:data-pilot-member table:name="0,922369" table:display="true" table:show-details="true"/>
                <table:data-pilot-member table:name="0,922805" table:display="true" table:show-details="true"/>
                <table:data-pilot-member table:name="0,923109" table:display="true" table:show-details="true"/>
                <table:data-pilot-member table:name="0,923314" table:display="true" table:show-details="true"/>
                <table:data-pilot-member table:name="0,923343" table:display="true" table:show-details="true"/>
                <table:data-pilot-member table:name="0,923412" table:display="true" table:show-details="true"/>
                <table:data-pilot-member table:name="0,923569" table:display="true" table:show-details="true"/>
                <table:data-pilot-member table:name="0,9237" table:display="true" table:show-details="true"/>
                <table:data-pilot-member table:name="0,92376" table:display="true" table:show-details="true"/>
                <table:data-pilot-member table:name="0,924874" table:display="true" table:show-details="true"/>
                <table:data-pilot-member table:name="0,924884" table:display="true" table:show-details="true"/>
                <table:data-pilot-member table:name="0,924898" table:display="true" table:show-details="true"/>
                <table:data-pilot-member table:name="0,925107" table:display="true" table:show-details="true"/>
                <table:data-pilot-member table:name="0,925275" table:display="true" table:show-details="true"/>
                <table:data-pilot-member table:name="0,925471" table:display="true" table:show-details="true"/>
                <table:data-pilot-member table:name="0,92577" table:display="true" table:show-details="true"/>
                <table:data-pilot-member table:name="0,926001" table:display="true" table:show-details="true"/>
                <table:data-pilot-member table:name="0,926105" table:display="true" table:show-details="true"/>
                <table:data-pilot-member table:name="0,926672" table:display="true" table:show-details="true"/>
                <table:data-pilot-member table:name="0,927294" table:display="true" table:show-details="true"/>
                <table:data-pilot-member table:name="0,927422" table:display="true" table:show-details="true"/>
                <table:data-pilot-member table:name="0,927596" table:display="true" table:show-details="true"/>
                <table:data-pilot-member table:name="0,927647" table:display="true" table:show-details="true"/>
                <table:data-pilot-member table:name="0,92779" table:display="true" table:show-details="true"/>
                <table:data-pilot-member table:name="0,928911" table:display="true" table:show-details="true"/>
                <table:data-pilot-member table:name="0,929112" table:display="true" table:show-details="true"/>
                <table:data-pilot-member table:name="0,929149" table:display="true" table:show-details="true"/>
                <table:data-pilot-member table:name="0,930103" table:display="true" table:show-details="true"/>
                <table:data-pilot-member table:name="0,931081" table:display="true" table:show-details="true"/>
                <table:data-pilot-member table:name="0,931267" table:display="true" table:show-details="true"/>
                <table:data-pilot-member table:name="0,932143" table:display="true" table:show-details="true"/>
                <table:data-pilot-member table:name="0,933154" table:display="true" table:show-details="true"/>
                <table:data-pilot-member table:name="0,934368" table:display="true" table:show-details="true"/>
                <table:data-pilot-member table:name="0,935161" table:display="true" table:show-details="true"/>
                <table:data-pilot-member table:name="0,935505" table:display="true" table:show-details="true"/>
                <table:data-pilot-member table:name="0,935772" table:display="true" table:show-details="true"/>
                <table:data-pilot-member table:name="0,936372" table:display="true" table:show-details="true"/>
                <table:data-pilot-member table:name="0,936484" table:display="true" table:show-details="true"/>
                <table:data-pilot-member table:name="0,936838" table:display="true" table:show-details="true"/>
                <table:data-pilot-member table:name="0,936918" table:display="true" table:show-details="true"/>
                <table:data-pilot-member table:name="0,937173" table:display="true" table:show-details="true"/>
                <table:data-pilot-member table:name="0,937402" table:display="true" table:show-details="true"/>
                <table:data-pilot-member table:name="0,937437" table:display="true" table:show-details="true"/>
                <table:data-pilot-member table:name="0,937636" table:display="true" table:show-details="true"/>
                <table:data-pilot-member table:name="0,938369" table:display="true" table:show-details="true"/>
                <table:data-pilot-member table:name="0,939143" table:display="true" table:show-details="true"/>
                <table:data-pilot-member table:name="0,940341" table:display="true" table:show-details="true"/>
                <table:data-pilot-member table:name="0,941799" table:display="true" table:show-details="true"/>
                <table:data-pilot-member table:name="0,942563" table:display="true" table:show-details="true"/>
                <table:data-pilot-member table:name="0,943324" table:display="true" table:show-details="true"/>
                <table:data-pilot-member table:name="0,943887" table:display="true" table:show-details="true"/>
                <table:data-pilot-member table:name="0,944718" table:display="true" table:show-details="true"/>
                <table:data-pilot-member table:name="0,945233" table:display="true" table:show-details="true"/>
                <table:data-pilot-member table:name="0,945397" table:display="true" table:show-details="true"/>
                <table:data-pilot-member table:name="0,946188" table:display="true" table:show-details="true"/>
                <table:data-pilot-member table:name="0,946242" table:display="true" table:show-details="true"/>
                <table:data-pilot-member table:name="0,948023" table:display="true" table:show-details="true"/>
                <table:data-pilot-member table:name="0,948928" table:display="true" table:show-details="true"/>
                <table:data-pilot-member table:name="0,952889" table:display="true" table:show-details="true"/>
                <table:data-pilot-member table:name="0,953012" table:display="true" table:show-details="true"/>
                <table:data-pilot-member table:name="0,957287" table:display="true" table:show-details="true"/>
                <table:data-pilot-member table:name="0,964392" table:display="true" table:show-details="true"/>
                <table:data-pilot-member table:name="0,968148" table:display="true" table:show-details="true"/>
                <table:data-pilot-member table:name="0,974724" table:display="true" table:show-details="true"/>
                <table:data-pilot-member table:name="0,975467" table:display="true" table:show-details="true"/>
                <table:data-pilot-member table:name="0,976725" table:display="true" table:show-details="true"/>
                <table:data-pilot-member table:name="0,977223" table:display="true" table:show-details="true"/>
                <table:data-pilot-member table:name="0,977369" table:display="true" table:show-details="true"/>
                <table:data-pilot-member table:name="0,978433" table:display="true" table:show-details="true"/>
                <table:data-pilot-member table:name="0,978683" table:display="true" table:show-details="true"/>
                <table:data-pilot-member table:name="0,980175" table:display="true" table:show-details="true"/>
                <table:data-pilot-member table:name="0,980693" table:display="true" table:show-details="true"/>
                <table:data-pilot-member table:name="0,982046" table:display="true" table:show-details="true"/>
                <table:data-pilot-member table:name="0,982583" table:display="true" table:show-details="true"/>
                <table:data-pilot-member table:name="0,983008" table:display="true" table:show-details="true"/>
                <table:data-pilot-member table:name="0,984164" table:display="true" table:show-details="true"/>
                <table:data-pilot-member table:name="0,984503" table:display="true" table:show-details="true"/>
                <table:data-pilot-member table:name="0,984823" table:display="true" table:show-details="true"/>
                <table:data-pilot-member table:name="0,984956" table:display="true" table:show-details="true"/>
                <table:data-pilot-member table:name="0,985106" table:display="true" table:show-details="true"/>
                <table:data-pilot-member table:name="0,985943" table:display="true" table:show-details="true"/>
                <table:data-pilot-member table:name="0,986082" table:display="true" table:show-details="true"/>
                <table:data-pilot-member table:name="0,9861" table:display="true" table:show-details="true"/>
                <table:data-pilot-member table:name="0,986113" table:display="true" table:show-details="true"/>
                <table:data-pilot-member table:name="0,986137" table:display="true" table:show-details="true"/>
                <table:data-pilot-member table:name="0,986615" table:display="true" table:show-details="true"/>
                <table:data-pilot-member table:name="0,986639" table:display="true" table:show-details="true"/>
                <table:data-pilot-member table:name="0,986947" table:display="true" table:show-details="true"/>
                <table:data-pilot-member table:name="0,987033" table:display="true" table:show-details="true"/>
                <table:data-pilot-member table:name="0,987337" table:display="true" table:show-details="true"/>
                <table:data-pilot-member table:name="0,987548" table:display="true" table:show-details="true"/>
                <table:data-pilot-member table:name="0,987584" table:display="true" table:show-details="true"/>
                <table:data-pilot-member table:name="0,987588" table:display="true" table:show-details="true"/>
                <table:data-pilot-member table:name="0,988474" table:display="true" table:show-details="true"/>
                <table:data-pilot-member table:name="0,988663" table:display="true" table:show-details="true"/>
                <table:data-pilot-member table:name="0,988883" table:display="true" table:show-details="true"/>
                <table:data-pilot-member table:name="0,989043" table:display="true" table:show-details="true"/>
                <table:data-pilot-member table:name="0,989171" table:display="true" table:show-details="true"/>
                <table:data-pilot-member table:name="0,989444" table:display="true" table:show-details="true"/>
                <table:data-pilot-member table:name="0,989627" table:display="true" table:show-details="true"/>
                <table:data-pilot-member table:name="0,989801" table:display="true" table:show-details="true"/>
                <table:data-pilot-member table:name="0,989858" table:display="true" table:show-details="true"/>
                <table:data-pilot-member table:name="0,989872" table:display="true" table:show-details="true"/>
                <table:data-pilot-member table:name="0,989901" table:display="true" table:show-details="true"/>
                <table:data-pilot-member table:name="0,989919" table:display="true" table:show-details="true"/>
                <table:data-pilot-member table:name="0,990065" table:display="true" table:show-details="true"/>
                <table:data-pilot-member table:name="0,990204" table:display="true" table:show-details="true"/>
                <table:data-pilot-member table:name="0,990334" table:display="true" table:show-details="true"/>
                <table:data-pilot-member table:name="0,990416" table:display="true" table:show-details="true"/>
                <table:data-pilot-member table:name="0,990952" table:display="true" table:show-details="true"/>
                <table:data-pilot-member table:name="0,991244" table:display="true" table:show-details="true"/>
                <table:data-pilot-member table:name="0,991509" table:display="true" table:show-details="true"/>
                <table:data-pilot-member table:name="0,991695" table:display="true" table:show-details="true"/>
                <table:data-pilot-member table:name="0,991825" table:display="true" table:show-details="true"/>
                <table:data-pilot-member table:name="0,992008" table:display="true" table:show-details="true"/>
                <table:data-pilot-member table:name="0,992033" table:display="true" table:show-details="true"/>
                <table:data-pilot-member table:name="0,992119" table:display="true" table:show-details="true"/>
                <table:data-pilot-member table:name="0,992141" table:display="true" table:show-details="true"/>
                <table:data-pilot-member table:name="0,992166" table:display="true" table:show-details="true"/>
                <table:data-pilot-member table:name="0,992236" table:display="true" table:show-details="true"/>
                <table:data-pilot-member table:name="0,992274" table:display="true" table:show-details="true"/>
                <table:data-pilot-member table:name="0,992323" table:display="true" table:show-details="true"/>
                <table:data-pilot-member table:name="0,992531" table:display="true" table:show-details="true"/>
                <table:data-pilot-member table:name="0,992679" table:display="true" table:show-details="true"/>
                <table:data-pilot-member table:name="0,992973" table:display="true" table:show-details="true"/>
                <table:data-pilot-member table:name="0,993001" table:display="true" table:show-details="true"/>
                <table:data-pilot-member table:name="0,993016" table:display="true" table:show-details="true"/>
                <table:data-pilot-member table:name="0,99311" table:display="true" table:show-details="true"/>
                <table:data-pilot-member table:name="0,993184" table:display="true" table:show-details="true"/>
                <table:data-pilot-member table:name="0,993195" table:display="true" table:show-details="true"/>
                <table:data-pilot-member table:name="0,993226" table:display="true" table:show-details="true"/>
                <table:data-pilot-member table:name="0,993463" table:display="true" table:show-details="true"/>
                <table:data-pilot-member table:name="0,993484" table:display="true" table:show-details="true"/>
                <table:data-pilot-member table:name="0,993657" table:display="true" table:show-details="true"/>
                <table:data-pilot-member table:name="0,993733" table:display="true" table:show-details="true"/>
                <table:data-pilot-member table:name="0,99412" table:display="true" table:show-details="true"/>
                <table:data-pilot-member table:name="0,994451" table:display="true" table:show-details="true"/>
                <table:data-pilot-member table:name="0,994485" table:display="true" table:show-details="true"/>
                <table:data-pilot-member table:name="0,994528" table:display="true" table:show-details="true"/>
                <table:data-pilot-member table:name="0,994547" table:display="true" table:show-details="true"/>
                <table:data-pilot-member table:name="0,994569" table:display="true" table:show-details="true"/>
                <table:data-pilot-member table:name="0,994581" table:display="true" table:show-details="true"/>
                <table:data-pilot-member table:name="0,994681" table:display="true" table:show-details="true"/>
                <table:data-pilot-member table:name="0,99477" table:display="true" table:show-details="true"/>
                <table:data-pilot-member table:name="0,994784" table:display="true" table:show-details="true"/>
                <table:data-pilot-member table:name="0,994858" table:display="true" table:show-details="true"/>
                <table:data-pilot-member table:name="0,995086" table:display="true" table:show-details="true"/>
                <table:data-pilot-member table:name="0,995156" table:display="true" table:show-details="true"/>
                <table:data-pilot-member table:name="0,995203" table:display="true" table:show-details="true"/>
                <table:data-pilot-member table:name="0,995336" table:display="true" table:show-details="true"/>
                <table:data-pilot-member table:name="0,995451" table:display="true" table:show-details="true"/>
                <table:data-pilot-member table:name="0,995501" table:display="true" table:show-details="true"/>
                <table:data-pilot-member table:name="0,995502" table:display="true" table:show-details="true"/>
                <table:data-pilot-member table:name="0,995586" table:display="true" table:show-details="true"/>
                <table:data-pilot-member table:name="0,995605" table:display="true" table:show-details="true"/>
                <table:data-pilot-member table:name="0,995645" table:display="true" table:show-details="true"/>
                <table:data-pilot-member table:name="0,995666" table:display="true" table:show-details="true"/>
                <table:data-pilot-member table:name="0,995708" table:display="true" table:show-details="true"/>
                <table:data-pilot-member table:name="0,995826" table:display="true" table:show-details="true"/>
                <table:data-pilot-member table:name="0,995885" table:display="true" table:show-details="true"/>
                <table:data-pilot-member table:name="0,99591" table:display="true" table:show-details="true"/>
                <table:data-pilot-member table:name="0,99605" table:display="true" table:show-details="true"/>
                <table:data-pilot-member table:name="0,996256" table:display="true" table:show-details="true"/>
                <table:data-pilot-member table:name="0,996262" table:display="true" table:show-details="true"/>
                <table:data-pilot-member table:name="0,996272" table:display="true" table:show-details="true"/>
                <table:data-pilot-member table:name="0,996281" table:display="true" table:show-details="true"/>
                <table:data-pilot-member table:name="0,996329" table:display="true" table:show-details="true"/>
                <table:data-pilot-member table:name="0,996349" table:display="true" table:show-details="true"/>
                <table:data-pilot-member table:name="0,996359" table:display="true" table:show-details="true"/>
                <table:data-pilot-member table:name="0,996559" table:display="true" table:show-details="true"/>
                <table:data-pilot-member table:name="0,996649" table:display="true" table:show-details="true"/>
                <table:data-pilot-member table:name="0,996679" table:display="true" table:show-details="true"/>
                <table:data-pilot-member table:name="0,996707" table:display="true" table:show-details="true"/>
                <table:data-pilot-member table:name="0,996713" table:display="true" table:show-details="true"/>
                <table:data-pilot-member table:name="0,99691" table:display="true" table:show-details="true"/>
                <table:data-pilot-member table:name="0,996925" table:display="true" table:show-details="true"/>
                <table:data-pilot-member table:name="0,996948" table:display="true" table:show-details="true"/>
                <table:data-pilot-member table:name="0,99699" table:display="true" table:show-details="true"/>
                <table:data-pilot-member table:name="0,99702" table:display="true" table:show-details="true"/>
                <table:data-pilot-member table:name="0,997151" table:display="true" table:show-details="true"/>
                <table:data-pilot-member table:name="0,997222" table:display="true" table:show-details="true"/>
                <table:data-pilot-member table:name="0,997229" table:display="true" table:show-details="true"/>
                <table:data-pilot-member table:name="0,997239" table:display="true" table:show-details="true"/>
                <table:data-pilot-member table:name="0,997306" table:display="true" table:show-details="true"/>
                <table:data-pilot-member table:name="0,997406" table:display="true" table:show-details="true"/>
                <table:data-pilot-member table:name="0,99751" table:display="true" table:show-details="true"/>
                <table:data-pilot-member table:name="0,997643" table:display="true" table:show-details="true"/>
                <table:data-pilot-member table:name="0,997646" table:display="true" table:show-details="true"/>
                <table:data-pilot-member table:name="0,997733" table:display="true" table:show-details="true"/>
                <table:data-pilot-member table:name="0,997846" table:display="true" table:show-details="true"/>
                <table:data-pilot-member table:name="0,997852" table:display="true" table:show-details="true"/>
                <table:data-pilot-member table:name="0,997896" table:display="true" table:show-details="true"/>
                <table:data-pilot-member table:name="0,997972" table:display="true" table:show-details="true"/>
                <table:data-pilot-member table:name="0,998082" table:display="true" table:show-details="true"/>
                <table:data-pilot-member table:name="0,998149" table:display="true" table:show-details="true"/>
                <table:data-pilot-member table:name="0,998167" table:display="true" table:show-details="true"/>
                <table:data-pilot-member table:name="0,998247" table:display="true" table:show-details="true"/>
                <table:data-pilot-member table:name="0,998401" table:display="true" table:show-details="true"/>
                <table:data-pilot-member table:name="0,998422" table:display="true" table:show-details="true"/>
                <table:data-pilot-member table:name="0,998485" table:display="true" table:show-details="true"/>
                <table:data-pilot-member table:name="0,998487" table:display="true" table:show-details="true"/>
                <table:data-pilot-member table:name="0,998628" table:display="true" table:show-details="true"/>
                <table:data-pilot-member table:name="0,998653" table:display="true" table:show-details="true"/>
                <table:data-pilot-member table:name="0,99874" table:display="true" table:show-details="true"/>
                <table:data-pilot-member table:name="0,998769" table:display="true" table:show-details="true"/>
                <table:data-pilot-member table:name="0,998851" table:display="true" table:show-details="true"/>
                <table:data-pilot-member table:name="0,999012" table:display="true" table:show-details="true"/>
                <table:data-pilot-member table:name="0,99916" table:display="true" table:show-details="true"/>
                <table:data-pilot-member table:name="0,999365" table:display="true" table:show-details="true"/>
                <table:data-pilot-member table:name="0,999619" table:display="true" table:show-details="true"/>
                <table:data-pilot-member table:name="0,999671" table:display="true" table:show-details="true"/>
                <table:data-pilot-member table:name="0,999739" table:display="true" table:show-details="true"/>
                <table:data-pilot-member table:name="0,999792" table:display="true" table:show-details="true"/>
                <table:data-pilot-member table:name="0,999924" table:display="true" table:show-details="true"/>
                <table:data-pilot-member table:name="0,999932" table:display="true" table:show-details="true"/>
                <table:data-pilot-member table:name="0,999964" table:display="true" table:show-details="true"/>
                <table:data-pilot-member table:name="1,00002" table:display="true" table:show-details="true"/>
                <table:data-pilot-member table:name="1,00008" table:display="true" table:show-details="true"/>
                <table:data-pilot-member table:name="1,00017" table:display="true" table:show-details="true"/>
                <table:data-pilot-member table:name="1,00026" table:display="true" table:show-details="true"/>
                <table:data-pilot-member table:name="1,00033" table:display="true" table:show-details="true"/>
                <table:data-pilot-member table:name="1,00071" table:display="true" table:show-details="true"/>
                <table:data-pilot-member table:name="1,00072" table:display="true" table:show-details="true"/>
                <table:data-pilot-member table:name="1,00078" table:display="true" table:show-details="true"/>
                <table:data-pilot-member table:name="1,00084" table:display="true" table:show-details="true"/>
                <table:data-pilot-member table:name="1,00089" table:display="true" table:show-details="true"/>
                <table:data-pilot-member table:name="1,00091" table:display="true" table:show-details="true"/>
                <table:data-pilot-member table:name="1,00133" table:display="true" table:show-details="true"/>
                <table:data-pilot-member table:name="1,00157" table:display="true" table:show-details="true"/>
                <table:data-pilot-member table:name="1,00176" table:display="true" table:show-details="true"/>
                <table:data-pilot-member table:name="1,0019" table:display="true" table:show-details="true"/>
                <table:data-pilot-member table:name="1,00194" table:display="true" table:show-details="true"/>
                <table:data-pilot-member table:name="1,00204" table:display="true" table:show-details="true"/>
                <table:data-pilot-member table:name="1,00225" table:display="true" table:show-details="true"/>
                <table:data-pilot-member table:name="1,00242" table:display="true" table:show-details="true"/>
                <table:data-pilot-member table:name="1,00251" table:display="true" table:show-details="true"/>
                <table:data-pilot-member table:name="1,00289" table:display="true" table:show-details="true"/>
                <table:data-pilot-member table:name="1,00306" table:display="true" table:show-details="true"/>
                <table:data-pilot-member table:name="1,00326" table:display="true" table:show-details="true"/>
                <table:data-pilot-member table:name="1,00331" table:display="true" table:show-details="true"/>
                <table:data-pilot-member table:name="1,00338" table:display="true" table:show-details="true"/>
                <table:data-pilot-member table:name="1,00345" table:display="true" table:show-details="true"/>
                <table:data-pilot-member table:name="1,00363" table:display="true" table:show-details="true"/>
                <table:data-pilot-member table:name="1,00367" table:display="true" table:show-details="true"/>
                <table:data-pilot-member table:name="1,00382" table:display="true" table:show-details="true"/>
                <table:data-pilot-member table:name="1,00407" table:display="true" table:show-details="true"/>
                <table:data-pilot-member table:name="1,00426" table:display="true" table:show-details="true"/>
                <table:data-pilot-member table:name="1,00438" table:display="true" table:show-details="true"/>
                <table:data-pilot-member table:name="1,0046" table:display="true" table:show-details="true"/>
                <table:data-pilot-member table:name="1,00463" table:display="true" table:show-details="true"/>
                <table:data-pilot-member table:name="1,00467" table:display="true" table:show-details="true"/>
                <table:data-pilot-member table:name="1,00478" table:display="true" table:show-details="true"/>
                <table:data-pilot-member table:name="1,00509" table:display="true" table:show-details="true"/>
                <table:data-pilot-member table:name="1,00521" table:display="true" table:show-details="true"/>
                <table:data-pilot-member table:name="1,00531" table:display="true" table:show-details="true"/>
                <table:data-pilot-member table:name="1,00539" table:display="true" table:show-details="true"/>
                <table:data-pilot-member table:name="1,00596" table:display="true" table:show-details="true"/>
                <table:data-pilot-member table:name="1,00601" table:display="true" table:show-details="true"/>
                <table:data-pilot-member table:name="1,00611" table:display="true" table:show-details="true"/>
                <table:data-pilot-member table:name="1,00638" table:display="true" table:show-details="true"/>
                <table:data-pilot-member table:name="1,0066" table:display="true" table:show-details="true"/>
                <table:data-pilot-member table:name="1,00665" table:display="true" table:show-details="true"/>
                <table:data-pilot-member table:name="1,00667" table:display="true" table:show-details="true"/>
                <table:data-pilot-member table:name="1,0067" table:display="true" table:show-details="true"/>
                <table:data-pilot-member table:name="1,00694" table:display="true" table:show-details="true"/>
                <table:data-pilot-member table:name="1,00761" table:display="true" table:show-details="true"/>
                <table:data-pilot-member table:name="1,00764" table:display="true" table:show-details="true"/>
                <table:data-pilot-member table:name="1,00785" table:display="true" table:show-details="true"/>
                <table:data-pilot-member table:name="1,00813" table:display="true" table:show-details="true"/>
                <table:data-pilot-member table:name="1,00836" table:display="true" table:show-details="true"/>
                <table:data-pilot-member table:name="1,00873" table:display="true" table:show-details="true"/>
                <table:data-pilot-member table:name="1,00875" table:display="true" table:show-details="true"/>
                <table:data-pilot-member table:name="1,00934" table:display="true" table:show-details="true"/>
                <table:data-pilot-member table:name="1,00962" table:display="true" table:show-details="true"/>
                <table:data-pilot-member table:name="1,00965" table:display="true" table:show-details="true"/>
                <table:data-pilot-member table:name="1,0098" table:display="true" table:show-details="true"/>
                <table:data-pilot-member table:name="1,01006" table:display="true" table:show-details="true"/>
                <table:data-pilot-member table:name="1,01054" table:display="true" table:show-details="true"/>
                <table:data-pilot-member table:name="1,01093" table:display="true" table:show-details="true"/>
                <table:data-pilot-member table:name="1,01097" table:display="true" table:show-details="true"/>
                <table:data-pilot-member table:name="1,01112" table:display="true" table:show-details="true"/>
                <table:data-pilot-member table:name="1,01115" table:display="true" table:show-details="true"/>
                <table:data-pilot-member table:name="1,01145" table:display="true" table:show-details="true"/>
                <table:data-pilot-member table:name="1,01165" table:display="true" table:show-details="true"/>
                <table:data-pilot-member table:name="1,01171" table:display="true" table:show-details="true"/>
                <table:data-pilot-member table:name="1,01175" table:display="true" table:show-details="true"/>
                <table:data-pilot-member table:name="1,01179" table:display="true" table:show-details="true"/>
                <table:data-pilot-member table:name="1,01194" table:display="true" table:show-details="true"/>
                <table:data-pilot-member table:name="1,01204" table:display="true" table:show-details="true"/>
                <table:data-pilot-member table:name="1,01212" table:display="true" table:show-details="true"/>
                <table:data-pilot-member table:name="1,01242" table:display="true" table:show-details="true"/>
                <table:data-pilot-member table:name="1,01244" table:display="true" table:show-details="true"/>
                <table:data-pilot-member table:name="1,01262" table:display="true" table:show-details="true"/>
                <table:data-pilot-member table:name="1,01289" table:display="true" table:show-details="true"/>
                <table:data-pilot-member table:name="1,01291" table:display="true" table:show-details="true"/>
                <table:data-pilot-member table:name="1,01321" table:display="true" table:show-details="true"/>
                <table:data-pilot-member table:name="1,01325" table:display="true" table:show-details="true"/>
                <table:data-pilot-member table:name="1,01371" table:display="true" table:show-details="true"/>
                <table:data-pilot-member table:name="1,01468" table:display="true" table:show-details="true"/>
                <table:data-pilot-member table:name="1,01506" table:display="true" table:show-details="true"/>
                <table:data-pilot-member table:name="1,01521" table:display="true" table:show-details="true"/>
                <table:data-pilot-member table:name="1,01538" table:display="true" table:show-details="true"/>
                <table:data-pilot-member table:name="1,01613" table:display="true" table:show-details="true"/>
                <table:data-pilot-member table:name="1,01638" table:display="true" table:show-details="true"/>
                <table:data-pilot-member table:name="1,01652" table:display="true" table:show-details="true"/>
                <table:data-pilot-member table:name="1,0174" table:display="true" table:show-details="true"/>
                <table:data-pilot-member table:name="1,01764" table:display="true" table:show-details="true"/>
                <table:data-pilot-member table:name="1,01796" table:display="true" table:show-details="true"/>
                <table:data-pilot-member table:name="1,01807" table:display="true" table:show-details="true"/>
                <table:data-pilot-member table:name="1,01854" table:display="true" table:show-details="true"/>
                <table:data-pilot-member table:name="1,01872" table:display="true" table:show-details="true"/>
                <table:data-pilot-member table:name="1,01883" table:display="true" table:show-details="true"/>
                <table:data-pilot-member table:name="1,01998" table:display="true" table:show-details="true"/>
                <table:data-pilot-member table:name="1,02019" table:display="true" table:show-details="true"/>
                <table:data-pilot-member table:name="1,02549" table:display="true" table:show-details="true"/>
                <table:data-pilot-member table:name="1,02576" table:display="true" table:show-details="true"/>
                <table:data-pilot-member table:name="1,0258" table:display="true" table:show-details="true"/>
                <table:data-pilot-member table:name="1,02737" table:display="true" table:show-details="true"/>
                <table:data-pilot-member table:name="1,02762" table:display="true" table:show-details="true"/>
                <table:data-pilot-member table:name="1,0374" table:display="true" table:show-details="true"/>
                <table:data-pilot-member table:name="1,03903" table:display="true" table:show-details="true"/>
                <table:data-pilot-member table:name="1,03917" table:display="true" table:show-details="true"/>
                <table:data-pilot-member table:name="1,03921" table:display="true" table:show-details="true"/>
                <table:data-pilot-member table:name="1,04851" table:display="true" table:show-details="true"/>
                <table:data-pilot-member table:name="1,05172" table:display="true" table:show-details="true"/>
                <table:data-pilot-member table:name="1,05758" table:display="true" table:show-details="true"/>
                <table:data-pilot-member table:name="1,05926" table:display="true" table:show-details="true"/>
                <table:data-pilot-member table:name="1,06478" table:display="true" table:show-details="true"/>
                <table:data-pilot-member table:name="1,07535" table:display="true" table:show-details="true"/>
                <table:data-pilot-member table:name="1,07939" table:display="true" table:show-details="true"/>
                <table:data-pilot-member table:name="1,08148" table:display="true" table:show-details="true"/>
                <table:data-pilot-member table:name="1,08155" table:display="true" table:show-details="true"/>
                <table:data-pilot-member table:name="1,08156" table:display="true" table:show-details="true"/>
                <table:data-pilot-member table:name="1,08261" table:display="true" table:show-details="true"/>
                <table:data-pilot-member table:name="1,08311" table:display="true" table:show-details="true"/>
                <table:data-pilot-member table:name="1,08335" table:display="true" table:show-details="true"/>
                <table:data-pilot-member table:name="1,08344" table:display="true" table:show-details="true"/>
                <table:data-pilot-member table:name="1,08545" table:display="true" table:show-details="true"/>
                <table:data-pilot-member table:name="1,08577" table:display="true" table:show-details="true"/>
                <table:data-pilot-member table:name="1,0861" table:display="true" table:show-details="true"/>
                <table:data-pilot-member table:name="1,08623" table:display="true" table:show-details="true"/>
                <table:data-pilot-member table:name="1,08629" table:display="true" table:show-details="true"/>
                <table:data-pilot-member table:name="1,08631" table:display="true" table:show-details="true"/>
                <table:data-pilot-member table:name="1,0864" table:display="true" table:show-details="true"/>
                <table:data-pilot-member table:name="1,08726" table:display="true" table:show-details="true"/>
                <table:data-pilot-member table:name="1,08741" table:display="true" table:show-details="true"/>
                <table:data-pilot-member table:name="1,08811" table:display="true" table:show-details="true"/>
                <table:data-pilot-member table:name="1,08835" table:display="true" table:show-details="true"/>
                <table:data-pilot-member table:name="1,08883" table:display="true" table:show-details="true"/>
                <table:data-pilot-member table:name="1,08967" table:display="true" table:show-details="true"/>
                <table:data-pilot-member table:name="1,08988" table:display="true" table:show-details="true"/>
                <table:data-pilot-member table:name="1,09053" table:display="true" table:show-details="true"/>
                <table:data-pilot-member table:name="1,09126" table:display="true" table:show-details="true"/>
                <table:data-pilot-member table:name="1,09133" table:display="true" table:show-details="true"/>
                <table:data-pilot-member table:name="1,09146" table:display="true" table:show-details="true"/>
                <table:data-pilot-member table:name="1,09161" table:display="true" table:show-details="true"/>
                <table:data-pilot-member table:name="1,0921" table:display="true" table:show-details="true"/>
                <table:data-pilot-member table:name="1,09255" table:display="true" table:show-details="true"/>
                <table:data-pilot-member table:name="1,09295" table:display="true" table:show-details="true"/>
                <table:data-pilot-member table:name="1,09345" table:display="true" table:show-details="true"/>
                <table:data-pilot-member table:name="1,09352" table:display="true" table:show-details="true"/>
                <table:data-pilot-member table:name="1,09364" table:display="true" table:show-details="true"/>
                <table:data-pilot-member table:name="1,09374" table:display="true" table:show-details="true"/>
                <table:data-pilot-member table:name="1,09405" table:display="true" table:show-details="true"/>
                <table:data-pilot-member table:name="1,09438" table:display="true" table:show-details="true"/>
                <table:data-pilot-member table:name="1,09453" table:display="true" table:show-details="true"/>
                <table:data-pilot-member table:name="1,0947" table:display="true" table:show-details="true"/>
                <table:data-pilot-member table:name="1,09479" table:display="true" table:show-details="true"/>
                <table:data-pilot-member table:name="1,09526" table:display="true" table:show-details="true"/>
                <table:data-pilot-member table:name="1,09612" table:display="true" table:show-details="true"/>
                <table:data-pilot-member table:name="1,09613" table:display="true" table:show-details="true"/>
                <table:data-pilot-member table:name="1,09617" table:display="true" table:show-details="true"/>
                <table:data-pilot-member table:name="1,09691" table:display="true" table:show-details="true"/>
                <table:data-pilot-member table:name="1,09821" table:display="true" table:show-details="true"/>
                <table:data-pilot-member table:name="1,09827" table:display="true" table:show-details="true"/>
                <table:data-pilot-member table:name="1,09835" table:display="true" table:show-details="true"/>
                <table:data-pilot-member table:name="1,09886" table:display="true" table:show-details="true"/>
                <table:data-pilot-member table:name="1,09918" table:display="true" table:show-details="true"/>
                <table:data-pilot-member table:name="1,09976" table:display="true" table:show-details="true"/>
                <table:data-pilot-member table:name="1,09988" table:display="true" table:show-details="true"/>
                <table:data-pilot-member table:name="1,09995" table:display="true" table:show-details="true"/>
                <table:data-pilot-member table:name="1,10005" table:display="true" table:show-details="true"/>
                <table:data-pilot-member table:name="1,1001" table:display="true" table:show-details="true"/>
                <table:data-pilot-member table:name="1,10029" table:display="true" table:show-details="true"/>
                <table:data-pilot-member table:name="1,10118" table:display="true" table:show-details="true"/>
                <table:data-pilot-member table:name="1,10128" table:display="true" table:show-details="true"/>
                <table:data-pilot-member table:name="1,10154" table:display="true" table:show-details="true"/>
                <table:data-pilot-member table:name="1,10206" table:display="true" table:show-details="true"/>
                <table:data-pilot-member table:name="1,10347" table:display="true" table:show-details="true"/>
                <table:data-pilot-member table:name="1,1035" table:display="true" table:show-details="true"/>
                <table:data-pilot-member table:name="1,10407" table:display="true" table:show-details="true"/>
                <table:data-pilot-member table:name="1,10412" table:display="true" table:show-details="true"/>
                <table:data-pilot-member table:name="1,10514" table:display="true" table:show-details="true"/>
                <table:data-pilot-member table:name="1,10529" table:display="true" table:show-details="true"/>
                <table:data-pilot-member table:name="1,10609" table:display="true" table:show-details="true"/>
                <table:data-pilot-member table:name="1,10635" table:display="true" table:show-details="true"/>
                <table:data-pilot-member table:name="1,1067" table:display="true" table:show-details="true"/>
                <table:data-pilot-member table:name="1,1069" table:display="true" table:show-details="true"/>
                <table:data-pilot-member table:name="1,10691" table:display="true" table:show-details="true"/>
                <table:data-pilot-member table:name="1,10719" table:display="true" table:show-details="true"/>
                <table:data-pilot-member table:name="1,10739" table:display="true" table:show-details="true"/>
                <table:data-pilot-member table:name="1,10807" table:display="true" table:show-details="true"/>
                <table:data-pilot-member table:name="1,10879" table:display="true" table:show-details="true"/>
                <table:data-pilot-member table:name="1,10988" table:display="true" table:show-details="true"/>
                <table:data-pilot-member table:name="1,10994" table:display="true" table:show-details="true"/>
                <table:data-pilot-member table:name="1,1104" table:display="true" table:show-details="true"/>
                <table:data-pilot-member table:name="1,11063" table:display="true" table:show-details="true"/>
                <table:data-pilot-member table:name="1,11066" table:display="true" table:show-details="true"/>
                <table:data-pilot-member table:name="1,11094" table:display="true" table:show-details="true"/>
                <table:data-pilot-member table:name="1,11097" table:display="true" table:show-details="true"/>
                <table:data-pilot-member table:name="1,11133" table:display="true" table:show-details="true"/>
                <table:data-pilot-member table:name="1,11186" table:display="true" table:show-details="true"/>
                <table:data-pilot-member table:name="1,11215" table:display="true" table:show-details="true"/>
                <table:data-pilot-member table:name="1,11225" table:display="true" table:show-details="true"/>
                <table:data-pilot-member table:name="1,11255" table:display="true" table:show-details="true"/>
                <table:data-pilot-member table:name="1,11281" table:display="true" table:show-details="true"/>
                <table:data-pilot-member table:name="1,11288" table:display="true" table:show-details="true"/>
                <table:data-pilot-member table:name="1,1131" table:display="true" table:show-details="true"/>
                <table:data-pilot-member table:name="1,1135" table:display="true" table:show-details="true"/>
                <table:data-pilot-member table:name="1,11397" table:display="true" table:show-details="true"/>
                <table:data-pilot-member table:name="1,11399" table:display="true" table:show-details="true"/>
                <table:data-pilot-member table:name="1,11402" table:display="true" table:show-details="true"/>
                <table:data-pilot-member table:name="1,11502" table:display="true" table:show-details="true"/>
                <table:data-pilot-member table:name="1,11607" table:display="true" table:show-details="true"/>
                <table:data-pilot-member table:name="1,1174" table:display="true" table:show-details="true"/>
                <table:data-pilot-member table:name="1,11782" table:display="true" table:show-details="true"/>
                <table:data-pilot-member table:name="1,11833" table:display="true" table:show-details="true"/>
                <table:data-pilot-member table:name="1,11841" table:display="true" table:show-details="true"/>
                <table:data-pilot-member table:name="1,11893" table:display="true" table:show-details="true"/>
                <table:data-pilot-member table:name="1,11896" table:display="true" table:show-details="true"/>
                <table:data-pilot-member table:name="1,11937" table:display="true" table:show-details="true"/>
                <table:data-pilot-member table:name="1,11969" table:display="true" table:show-details="true"/>
                <table:data-pilot-member table:name="1,11995" table:display="true" table:show-details="true"/>
                <table:data-pilot-member table:name="1,1203" table:display="true" table:show-details="true"/>
                <table:data-pilot-member table:name="1,12095" table:display="true" table:show-details="true"/>
                <table:data-pilot-member table:name="1,12278" table:display="true" table:show-details="true"/>
                <table:data-pilot-member table:name="1,12358" table:display="true" table:show-details="true"/>
                <table:data-pilot-member table:name="1,12372" table:display="true" table:show-details="true"/>
                <table:data-pilot-member table:name="1,12471" table:display="true" table:show-details="true"/>
                <table:data-pilot-member table:name="1,12608" table:display="true" table:show-details="true"/>
                <table:data-pilot-member table:name="1,12667" table:display="true" table:show-details="true"/>
                <table:data-pilot-member table:name="1,12801" table:display="true" table:show-details="true"/>
                <table:data-pilot-member table:name="1,12904" table:display="true" table:show-details="true"/>
                <table:data-pilot-member table:name="1,13223" table:display="true" table:show-details="true"/>
                <table:data-pilot-member table:name="1,146" table:display="true" table:show-details="true"/>
                <table:data-pilot-member table:name="1,15091" table:display="true" table:show-details="true"/>
                <table:data-pilot-member table:name="1,19759" table:display="true" table:show-details="true"/>
                <table:data-pilot-member table:name="1,19921" table:display="true" table:show-details="true"/>
                <table:data-pilot-member table:name="1,20578" table:display="true" table:show-details="true"/>
                <table:data-pilot-member table:name="1,2083" table:display="true" table:show-details="true"/>
                <table:data-pilot-member table:name="1,21001" table:display="true" table:show-details="true"/>
                <table:data-pilot-member table:name="1,21243" table:display="true" table:show-details="true"/>
                <table:data-pilot-member table:name="1,21714" table:display="true" table:show-details="true"/>
                <table:data-pilot-member table:name="1,22574" table:display="true" table:show-details="true"/>
                <table:data-pilot-member table:name="1,22803" table:display="true" table:show-details="true"/>
                <table:data-pilot-member table:name="1,22901" table:display="true" table:show-details="true"/>
                <table:data-pilot-member table:name="1,23005" table:display="true" table:show-details="true"/>
                <table:data-pilot-member table:name="1,29147" table:display="true" table:show-details="true"/>
                <table:data-pilot-member table:name="1,29548" table:display="true" table:show-details="true"/>
                <table:data-pilot-member table:name="1,2992" table:display="true" table:show-details="true"/>
                <table:data-pilot-member table:name="1,29935" table:display="true" table:show-details="true"/>
                <table:data-pilot-member table:name="1,30093" table:display="true" table:show-details="true"/>
                <table:data-pilot-member table:name="1,30258" table:display="true" table:show-details="true"/>
                <table:data-pilot-member table:name="1,30273" table:display="true" table:show-details="true"/>
                <table:data-pilot-member table:name="1,30278" table:display="true" table:show-details="true"/>
                <table:data-pilot-member table:name="1,30288" table:display="true" table:show-details="true"/>
                <table:data-pilot-member table:name="1,30308" table:display="true" table:show-details="true"/>
                <table:data-pilot-member table:name="1,30337" table:display="true" table:show-details="true"/>
                <table:data-pilot-member table:name="1,30375" table:display="true" table:show-details="true"/>
                <table:data-pilot-member table:name="1,3039" table:display="true" table:show-details="true"/>
                <table:data-pilot-member table:name="1,30418" table:display="true" table:show-details="true"/>
                <table:data-pilot-member table:name="1,30424" table:display="true" table:show-details="true"/>
                <table:data-pilot-member table:name="1,3047" table:display="true" table:show-details="true"/>
                <table:data-pilot-member table:name="1,30472" table:display="true" table:show-details="true"/>
                <table:data-pilot-member table:name="1,30522" table:display="true" table:show-details="true"/>
                <table:data-pilot-member table:name="1,30561" table:display="true" table:show-details="true"/>
                <table:data-pilot-member table:name="1,30571" table:display="true" table:show-details="true"/>
                <table:data-pilot-member table:name="1,30574" table:display="true" table:show-details="true"/>
                <table:data-pilot-member table:name="1,30616" table:display="true" table:show-details="true"/>
                <table:data-pilot-member table:name="1,30617" table:display="true" table:show-details="true"/>
                <table:data-pilot-member table:name="1,30636" table:display="true" table:show-details="true"/>
                <table:data-pilot-member table:name="1,30659" table:display="true" table:show-details="true"/>
                <table:data-pilot-member table:name="1,30672" table:display="true" table:show-details="true"/>
                <table:data-pilot-member table:name="1,30673" table:display="true" table:show-details="true"/>
                <table:data-pilot-member table:name="1,30679" table:display="true" table:show-details="true"/>
                <table:data-pilot-member table:name="1,30688" table:display="true" table:show-details="true"/>
                <table:data-pilot-member table:name="1,30689" table:display="true" table:show-details="true"/>
                <table:data-pilot-member table:name="1,30703" table:display="true" table:show-details="true"/>
                <table:data-pilot-member table:name="1,3071" table:display="true" table:show-details="true"/>
                <table:data-pilot-member table:name="1,30736" table:display="true" table:show-details="true"/>
                <table:data-pilot-member table:name="1,30789" table:display="true" table:show-details="true"/>
                <table:data-pilot-member table:name="1,30795" table:display="true" table:show-details="true"/>
                <table:data-pilot-member table:name="1,30804" table:display="true" table:show-details="true"/>
                <table:data-pilot-member table:name="1,30823" table:display="true" table:show-details="true"/>
                <table:data-pilot-member table:name="1,30829" table:display="true" table:show-details="true"/>
                <table:data-pilot-member table:name="1,3083" table:display="true" table:show-details="true"/>
                <table:data-pilot-member table:name="1,30893" table:display="true" table:show-details="true"/>
                <table:data-pilot-member table:name="1,30902" table:display="true" table:show-details="true"/>
                <table:data-pilot-member table:name="1,30932" table:display="true" table:show-details="true"/>
                <table:data-pilot-member table:name="1,30941" table:display="true" table:show-details="true"/>
                <table:data-pilot-member table:name="1,3102" table:display="true" table:show-details="true"/>
                <table:data-pilot-member table:name="1,31036" table:display="true" table:show-details="true"/>
                <table:data-pilot-member table:name="1,31059" table:display="true" table:show-details="true"/>
                <table:data-pilot-member table:name="1,3108" table:display="true" table:show-details="true"/>
                <table:data-pilot-member table:name="1,31095" table:display="true" table:show-details="true"/>
                <table:data-pilot-member table:name="1,31113" table:display="true" table:show-details="true"/>
                <table:data-pilot-member table:name="1,31127" table:display="true" table:show-details="true"/>
                <table:data-pilot-member table:name="1,3113" table:display="true" table:show-details="true"/>
                <table:data-pilot-member table:name="1,31141" table:display="true" table:show-details="true"/>
                <table:data-pilot-member table:name="1,31155" table:display="true" table:show-details="true"/>
                <table:data-pilot-member table:name="1,31165" table:display="true" table:show-details="true"/>
                <table:data-pilot-member table:name="1,31172" table:display="true" table:show-details="true"/>
                <table:data-pilot-member table:name="1,31188" table:display="true" table:show-details="true"/>
                <table:data-pilot-member table:name="1,3122" table:display="true" table:show-details="true"/>
                <table:data-pilot-member table:name="1,31248" table:display="true" table:show-details="true"/>
                <table:data-pilot-member table:name="1,3127" table:display="true" table:show-details="true"/>
                <table:data-pilot-member table:name="1,31313" table:display="true" table:show-details="true"/>
                <table:data-pilot-member table:name="1,31339" table:display="true" table:show-details="true"/>
                <table:data-pilot-member table:name="1,31343" table:display="true" table:show-details="true"/>
                <table:data-pilot-member table:name="1,31355" table:display="true" table:show-details="true"/>
                <table:data-pilot-member table:name="1,31365" table:display="true" table:show-details="true"/>
                <table:data-pilot-member table:name="1,31396" table:display="true" table:show-details="true"/>
                <table:data-pilot-member table:name="1,31408" table:display="true" table:show-details="true"/>
                <table:data-pilot-member table:name="1,31458" table:display="true" table:show-details="true"/>
                <table:data-pilot-member table:name="1,31467" table:display="true" table:show-details="true"/>
                <table:data-pilot-member table:name="1,31483" table:display="true" table:show-details="true"/>
                <table:data-pilot-member table:name="1,31488" table:display="true" table:show-details="true"/>
                <table:data-pilot-member table:name="1,31493" table:display="true" table:show-details="true"/>
                <table:data-pilot-member table:name="1,31502" table:display="true" table:show-details="true"/>
                <table:data-pilot-member table:name="1,31514" table:display="true" table:show-details="true"/>
                <table:data-pilot-member table:name="1,31517" table:display="true" table:show-details="true"/>
                <table:data-pilot-member table:name="1,31522" table:display="true" table:show-details="true"/>
                <table:data-pilot-member table:name="1,31527" table:display="true" table:show-details="true"/>
                <table:data-pilot-member table:name="1,31531" table:display="true" table:show-details="true"/>
                <table:data-pilot-member table:name="1,31532" table:display="true" table:show-details="true"/>
                <table:data-pilot-member table:name="1,31542" table:display="true" table:show-details="true"/>
                <table:data-pilot-member table:name="1,31547" table:display="true" table:show-details="true"/>
                <table:data-pilot-member table:name="1,31554" table:display="true" table:show-details="true"/>
                <table:data-pilot-member table:name="1,31558" table:display="true" table:show-details="true"/>
                <table:data-pilot-member table:name="1,31578" table:display="true" table:show-details="true"/>
                <table:data-pilot-member table:name="1,31583" table:display="true" table:show-details="true"/>
                <table:data-pilot-member table:name="1,31596" table:display="true" table:show-details="true"/>
                <table:data-pilot-member table:name="1,31621" table:display="true" table:show-details="true"/>
                <table:data-pilot-member table:name="1,31638" table:display="true" table:show-details="true"/>
                <table:data-pilot-member table:name="1,31641" table:display="true" table:show-details="true"/>
                <table:data-pilot-member table:name="1,31644" table:display="true" table:show-details="true"/>
                <table:data-pilot-member table:name="1,31647" table:display="true" table:show-details="true"/>
                <table:data-pilot-member table:name="1,31655" table:display="true" table:show-details="true"/>
                <table:data-pilot-member table:name="1,31659" table:display="true" table:show-details="true"/>
                <table:data-pilot-member table:name="1,31684" table:display="true" table:show-details="true"/>
                <table:data-pilot-member table:name="1,31702" table:display="true" table:show-details="true"/>
                <table:data-pilot-member table:name="1,31728" table:display="true" table:show-details="true"/>
                <table:data-pilot-member table:name="1,3174" table:display="true" table:show-details="true"/>
                <table:data-pilot-member table:name="1,31766" table:display="true" table:show-details="true"/>
                <table:data-pilot-member table:name="1,31788" table:display="true" table:show-details="true"/>
                <table:data-pilot-member table:name="1,31794" table:display="true" table:show-details="true"/>
                <table:data-pilot-member table:name="1,31797" table:display="true" table:show-details="true"/>
                <table:data-pilot-member table:name="1,31844" table:display="true" table:show-details="true"/>
                <table:data-pilot-member table:name="1,31854" table:display="true" table:show-details="true"/>
                <table:data-pilot-member table:name="1,31856" table:display="true" table:show-details="true"/>
                <table:data-pilot-member table:name="1,31882" table:display="true" table:show-details="true"/>
                <table:data-pilot-member table:name="1,31892" table:display="true" table:show-details="true"/>
                <table:data-pilot-member table:name="1,31894" table:display="true" table:show-details="true"/>
                <table:data-pilot-member table:name="1,31922" table:display="true" table:show-details="true"/>
                <table:data-pilot-member table:name="1,31934" table:display="true" table:show-details="true"/>
                <table:data-pilot-member table:name="1,31957" table:display="true" table:show-details="true"/>
                <table:data-pilot-member table:name="1,31969" table:display="true" table:show-details="true"/>
                <table:data-pilot-member table:name="1,31986" table:display="true" table:show-details="true"/>
                <table:data-pilot-member table:name="1,31993" table:display="true" table:show-details="true"/>
                <table:data-pilot-member table:name="1,32001" table:display="true" table:show-details="true"/>
                <table:data-pilot-member table:name="1,32019" table:display="true" table:show-details="true"/>
                <table:data-pilot-member table:name="1,32022" table:display="true" table:show-details="true"/>
                <table:data-pilot-member table:name="1,32042" table:display="true" table:show-details="true"/>
                <table:data-pilot-member table:name="1,32062" table:display="true" table:show-details="true"/>
                <table:data-pilot-member table:name="1,32074" table:display="true" table:show-details="true"/>
                <table:data-pilot-member table:name="1,32077" table:display="true" table:show-details="true"/>
                <table:data-pilot-member table:name="1,32086" table:display="true" table:show-details="true"/>
                <table:data-pilot-member table:name="1,3209" table:display="true" table:show-details="true"/>
                <table:data-pilot-member table:name="1,32102" table:display="true" table:show-details="true"/>
                <table:data-pilot-member table:name="1,32128" table:display="true" table:show-details="true"/>
                <table:data-pilot-member table:name="1,32156" table:display="true" table:show-details="true"/>
                <table:data-pilot-member table:name="1,32183" table:display="true" table:show-details="true"/>
                <table:data-pilot-member table:name="1,32187" table:display="true" table:show-details="true"/>
                <table:data-pilot-member table:name="1,32199" table:display="true" table:show-details="true"/>
                <table:data-pilot-member table:name="1,32213" table:display="true" table:show-details="true"/>
                <table:data-pilot-member table:name="1,32218" table:display="true" table:show-details="true"/>
                <table:data-pilot-member table:name="1,32219" table:display="true" table:show-details="true"/>
                <table:data-pilot-member table:name="1,3222" table:display="true" table:show-details="true"/>
                <table:data-pilot-member table:name="1,32221" table:display="true" table:show-details="true"/>
                <table:data-pilot-member table:name="1,32255" table:display="true" table:show-details="true"/>
                <table:data-pilot-member table:name="1,32263" table:display="true" table:show-details="true"/>
                <table:data-pilot-member table:name="1,32265" table:display="true" table:show-details="true"/>
                <table:data-pilot-member table:name="1,3228" table:display="true" table:show-details="true"/>
                <table:data-pilot-member table:name="1,32321" table:display="true" table:show-details="true"/>
                <table:data-pilot-member table:name="1,32346" table:display="true" table:show-details="true"/>
                <table:data-pilot-member table:name="1,32357" table:display="true" table:show-details="true"/>
                <table:data-pilot-member table:name="1,32367" table:display="true" table:show-details="true"/>
                <table:data-pilot-member table:name="1,32368" table:display="true" table:show-details="true"/>
                <table:data-pilot-member table:name="1,32419" table:display="true" table:show-details="true"/>
                <table:data-pilot-member table:name="1,32462" table:display="true" table:show-details="true"/>
                <table:data-pilot-member table:name="1,3249" table:display="true" table:show-details="true"/>
                <table:data-pilot-member table:name="1,32494" table:display="true" table:show-details="true"/>
                <table:data-pilot-member table:name="1,32557" table:display="true" table:show-details="true"/>
                <table:data-pilot-member table:name="1,32561" table:display="true" table:show-details="true"/>
                <table:data-pilot-member table:name="1,3258" table:display="true" table:show-details="true"/>
                <table:data-pilot-member table:name="1,32582" table:display="true" table:show-details="true"/>
                <table:data-pilot-member table:name="1,32588" table:display="true" table:show-details="true"/>
                <table:data-pilot-member table:name="1,3259" table:display="true" table:show-details="true"/>
                <table:data-pilot-member table:name="1,32613" table:display="true" table:show-details="true"/>
                <table:data-pilot-member table:name="1,32614" table:display="true" table:show-details="true"/>
                <table:data-pilot-member table:name="1,32653" table:display="true" table:show-details="true"/>
                <table:data-pilot-member table:name="1,32682" table:display="true" table:show-details="true"/>
                <table:data-pilot-member table:name="1,32712" table:display="true" table:show-details="true"/>
                <table:data-pilot-member table:name="1,32737" table:display="true" table:show-details="true"/>
                <table:data-pilot-member table:name="1,32764" table:display="true" table:show-details="true"/>
                <table:data-pilot-member table:name="1,32775" table:display="true" table:show-details="true"/>
                <table:data-pilot-member table:name="1,32809" table:display="true" table:show-details="true"/>
                <table:data-pilot-member table:name="1,32811" table:display="true" table:show-details="true"/>
                <table:data-pilot-member table:name="1,32884" table:display="true" table:show-details="true"/>
                <table:data-pilot-member table:name="1,32909" table:display="true" table:show-details="true"/>
                <table:data-pilot-member table:name="1,32912" table:display="true" table:show-details="true"/>
                <table:data-pilot-member table:name="1,32915" table:display="true" table:show-details="true"/>
                <table:data-pilot-member table:name="1,32923" table:display="true" table:show-details="true"/>
                <table:data-pilot-member table:name="1,3295" table:display="true" table:show-details="true"/>
                <table:data-pilot-member table:name="1,32968" table:display="true" table:show-details="true"/>
                <table:data-pilot-member table:name="1,32972" table:display="true" table:show-details="true"/>
                <table:data-pilot-member table:name="1,32991" table:display="true" table:show-details="true"/>
                <table:data-pilot-member table:name="1,33014" table:display="true" table:show-details="true"/>
                <table:data-pilot-member table:name="1,33026" table:display="true" table:show-details="true"/>
                <table:data-pilot-member table:name="1,33039" table:display="true" table:show-details="true"/>
                <table:data-pilot-member table:name="1,33074" table:display="true" table:show-details="true"/>
                <table:data-pilot-member table:name="1,33086" table:display="true" table:show-details="true"/>
                <table:data-pilot-member table:name="1,33088" table:display="true" table:show-details="true"/>
                <table:data-pilot-member table:name="1,33103" table:display="true" table:show-details="true"/>
                <table:data-pilot-member table:name="1,33109" table:display="true" table:show-details="true"/>
                <table:data-pilot-member table:name="1,33116" table:display="true" table:show-details="true"/>
                <table:data-pilot-member table:name="1,33123" table:display="true" table:show-details="true"/>
                <table:data-pilot-member table:name="1,33128" table:display="true" table:show-details="true"/>
                <table:data-pilot-member table:name="1,33138" table:display="true" table:show-details="true"/>
                <table:data-pilot-member table:name="1,33149" table:display="true" table:show-details="true"/>
                <table:data-pilot-member table:name="1,33173" table:display="true" table:show-details="true"/>
                <table:data-pilot-member table:name="1,33182" table:display="true" table:show-details="true"/>
                <table:data-pilot-member table:name="1,33187" table:display="true" table:show-details="true"/>
                <table:data-pilot-member table:name="1,33192" table:display="true" table:show-details="true"/>
                <table:data-pilot-member table:name="1,33196" table:display="true" table:show-details="true"/>
                <table:data-pilot-member table:name="1,33238" table:display="true" table:show-details="true"/>
                <table:data-pilot-member table:name="1,33253" table:display="true" table:show-details="true"/>
                <table:data-pilot-member table:name="1,33259" table:display="true" table:show-details="true"/>
                <table:data-pilot-member table:name="1,33287" table:display="true" table:show-details="true"/>
                <table:data-pilot-member table:name="1,33293" table:display="true" table:show-details="true"/>
                <table:data-pilot-member table:name="1,333" table:display="true" table:show-details="true"/>
                <table:data-pilot-member table:name="1,33309" table:display="true" table:show-details="true"/>
                <table:data-pilot-member table:name="1,33365" table:display="true" table:show-details="true"/>
                <table:data-pilot-member table:name="1,33399" table:display="true" table:show-details="true"/>
                <table:data-pilot-member table:name="1,33453" table:display="true" table:show-details="true"/>
                <table:data-pilot-member table:name="1,33472" table:display="true" table:show-details="true"/>
                <table:data-pilot-member table:name="1,33532" table:display="true" table:show-details="true"/>
                <table:data-pilot-member table:name="1,33538" table:display="true" table:show-details="true"/>
                <table:data-pilot-member table:name="1,33624" table:display="true" table:show-details="true"/>
                <table:data-pilot-member table:name="1,33635" table:display="true" table:show-details="true"/>
                <table:data-pilot-member table:name="1,33637" table:display="true" table:show-details="true"/>
                <table:data-pilot-member table:name="1,33643" table:display="true" table:show-details="true"/>
                <table:data-pilot-member table:name="1,33646" table:display="true" table:show-details="true"/>
                <table:data-pilot-member table:name="1,33654" table:display="true" table:show-details="true"/>
                <table:data-pilot-member table:name="1,33676" table:display="true" table:show-details="true"/>
                <table:data-pilot-member table:name="1,33687" table:display="true" table:show-details="true"/>
                <table:data-pilot-member table:name="1,33692" table:display="true" table:show-details="true"/>
                <table:data-pilot-member table:name="1,337" table:display="true" table:show-details="true"/>
                <table:data-pilot-member table:name="1,33721" table:display="true" table:show-details="true"/>
                <table:data-pilot-member table:name="1,33737" table:display="true" table:show-details="true"/>
                <table:data-pilot-member table:name="1,33746" table:display="true" table:show-details="true"/>
                <table:data-pilot-member table:name="1,33756" table:display="true" table:show-details="true"/>
                <table:data-pilot-member table:name="1,33779" table:display="true" table:show-details="true"/>
                <table:data-pilot-member table:name="1,33781" table:display="true" table:show-details="true"/>
                <table:data-pilot-member table:name="1,33809" table:display="true" table:show-details="true"/>
                <table:data-pilot-member table:name="1,33816" table:display="true" table:show-details="true"/>
                <table:data-pilot-member table:name="1,33822" table:display="true" table:show-details="true"/>
                <table:data-pilot-member table:name="1,33911" table:display="true" table:show-details="true"/>
                <table:data-pilot-member table:name="1,33932" table:display="true" table:show-details="true"/>
                <table:data-pilot-member table:name="1,33942" table:display="true" table:show-details="true"/>
                <table:data-pilot-member table:name="1,33987" table:display="true" table:show-details="true"/>
                <table:data-pilot-member table:name="1,34015" table:display="true" table:show-details="true"/>
                <table:data-pilot-member table:name="1,34022" table:display="true" table:show-details="true"/>
                <table:data-pilot-member table:name="1,34034" table:display="true" table:show-details="true"/>
                <table:data-pilot-member table:name="1,34063" table:display="true" table:show-details="true"/>
                <table:data-pilot-member table:name="1,34113" table:display="true" table:show-details="true"/>
                <table:data-pilot-member table:name="1,34114" table:display="true" table:show-details="true"/>
                <table:data-pilot-member table:name="1,34122" table:display="true" table:show-details="true"/>
                <table:data-pilot-member table:name="1,34165" table:display="true" table:show-details="true"/>
                <table:data-pilot-member table:name="1,34168" table:display="true" table:show-details="true"/>
                <table:data-pilot-member table:name="1,34189" table:display="true" table:show-details="true"/>
                <table:data-pilot-member table:name="1,34191" table:display="true" table:show-details="true"/>
                <table:data-pilot-member table:name="1,34221" table:display="true" table:show-details="true"/>
                <table:data-pilot-member table:name="1,34245" table:display="true" table:show-details="true"/>
                <table:data-pilot-member table:name="1,34301" table:display="true" table:show-details="true"/>
                <table:data-pilot-member table:name="1,34329" table:display="true" table:show-details="true"/>
                <table:data-pilot-member table:name="1,34342" table:display="true" table:show-details="true"/>
                <table:data-pilot-member table:name="1,34353" table:display="true" table:show-details="true"/>
                <table:data-pilot-member table:name="1,34361" table:display="true" table:show-details="true"/>
                <table:data-pilot-member table:name="1,3437" table:display="true" table:show-details="true"/>
                <table:data-pilot-member table:name="1,34429" table:display="true" table:show-details="true"/>
                <table:data-pilot-member table:name="1,34451" table:display="true" table:show-details="true"/>
                <table:data-pilot-member table:name="1,34487" table:display="true" table:show-details="true"/>
                <table:data-pilot-member table:name="1,3454" table:display="true" table:show-details="true"/>
                <table:data-pilot-member table:name="1,3455" table:display="true" table:show-details="true"/>
                <table:data-pilot-member table:name="1,34681" table:display="true" table:show-details="true"/>
                <table:data-pilot-member table:name="1,34795" table:display="true" table:show-details="true"/>
                <table:data-pilot-member table:name="1,34812" table:display="true" table:show-details="true"/>
                <table:data-pilot-member table:name="1,34841" table:display="true" table:show-details="true"/>
                <table:data-pilot-member table:name="1,34849" table:display="true" table:show-details="true"/>
                <table:data-pilot-member table:name="1,34852" table:display="true" table:show-details="true"/>
                <table:data-pilot-member table:name="1,34918" table:display="true" table:show-details="true"/>
                <table:data-pilot-member table:name="1,34937" table:display="true" table:show-details="true"/>
                <table:data-pilot-member table:name="1,34954" table:display="true" table:show-details="true"/>
                <table:data-pilot-member table:name="1,34971" table:display="true" table:show-details="true"/>
                <table:data-pilot-member table:name="1,34995" table:display="true" table:show-details="true"/>
                <table:data-pilot-member table:name="1,35077" table:display="true" table:show-details="true"/>
                <table:data-pilot-member table:name="1,35122" table:display="true" table:show-details="true"/>
                <table:data-pilot-member table:name="1,35168" table:display="true" table:show-details="true"/>
                <table:data-pilot-member table:name="1,35179" table:display="true" table:show-details="true"/>
                <table:data-pilot-member table:name="1,35199" table:display="true" table:show-details="true"/>
                <table:data-pilot-member table:name="1,35248" table:display="true" table:show-details="true"/>
                <table:data-pilot-member table:name="1,35264" table:display="true" table:show-details="true"/>
                <table:data-pilot-member table:name="1,35265" table:display="true" table:show-details="true"/>
                <table:data-pilot-member table:name="1,35293" table:display="true" table:show-details="true"/>
                <table:data-pilot-member table:name="1,35369" table:display="true" table:show-details="true"/>
                <table:data-pilot-member table:name="1,35444" table:display="true" table:show-details="true"/>
                <table:data-pilot-member table:name="1,35463" table:display="true" table:show-details="true"/>
                <table:data-pilot-member table:name="1,3548" table:display="true" table:show-details="true"/>
                <table:data-pilot-member table:name="1,355" table:display="true" table:show-details="true"/>
                <table:data-pilot-member table:name="1,35515" table:display="true" table:show-details="true"/>
                <table:data-pilot-member table:name="1,35525" table:display="true" table:show-details="true"/>
                <table:data-pilot-member table:name="1,35528" table:display="true" table:show-details="true"/>
                <table:data-pilot-member table:name="1,35656" table:display="true" table:show-details="true"/>
                <table:data-pilot-member table:name="1,35667" table:display="true" table:show-details="true"/>
                <table:data-pilot-member table:name="1,35677" table:display="true" table:show-details="true"/>
                <table:data-pilot-member table:name="1,35694" table:display="true" table:show-details="true"/>
                <table:data-pilot-member table:name="1,35746" table:display="true" table:show-details="true"/>
                <table:data-pilot-member table:name="1,35985" table:display="true" table:show-details="true"/>
                <table:data-pilot-member table:name="1,36057" table:display="true" table:show-details="true"/>
                <table:data-pilot-member table:name="1,36185" table:display="true" table:show-details="true"/>
                <table:data-pilot-member table:name="1,36214" table:display="true" table:show-details="true"/>
                <table:data-pilot-member table:name="1,36342" table:display="true" table:show-details="true"/>
                <table:data-pilot-member table:name="1,3643" table:display="true" table:show-details="true"/>
                <table:data-pilot-member table:name="1,36864" table:display="true" table:show-details="true"/>
                <table:data-pilot-member table:name="1,36906" table:display="true" table:show-details="true"/>
                <table:data-pilot-member table:name="1,37133" table:display="true" table:show-details="true"/>
                <table:data-pilot-member table:name="1,3873" table:display="true" table:show-details="true"/>
                <table:data-pilot-member table:name="1,39647" table:display="true" table:show-details="true"/>
                <table:data-pilot-member table:name="1,41778" table:display="true" table:show-details="true"/>
                <table:data-pilot-member table:name="1,46767" table:display="true" table:show-details="true"/>
                <table:data-pilot-member table:name="1,47096" table:display="true" table:show-details="true"/>
                <table:data-pilot-member table:name="1,47281" table:display="true" table:show-details="true"/>
                <table:data-pilot-member table:name="1,47445" table:display="true" table:show-details="true"/>
                <table:data-pilot-member table:name="1,47457" table:display="true" table:show-details="true"/>
                <table:data-pilot-member table:name="1,47495" table:display="true" table:show-details="true"/>
                <table:data-pilot-member table:name="1,47498" table:display="true" table:show-details="true"/>
                <table:data-pilot-member table:name="1,47623" table:display="true" table:show-details="true"/>
                <table:data-pilot-member table:name="1,47722" table:display="true" table:show-details="true"/>
                <table:data-pilot-member table:name="1,47751" table:display="true" table:show-details="true"/>
                <table:data-pilot-member table:name="1,47884" table:display="true" table:show-details="true"/>
                <table:data-pilot-member table:name="1,48013" table:display="true" table:show-details="true"/>
                <table:data-pilot-member table:name="1,48054" table:display="true" table:show-details="true"/>
                <table:data-pilot-member table:name="1,48164" table:display="true" table:show-details="true"/>
                <table:data-pilot-member table:name="1,48351" table:display="true" table:show-details="true"/>
                <table:data-pilot-member table:name="1,48367" table:display="true" table:show-details="true"/>
                <table:data-pilot-member table:name="1,48509" table:display="true" table:show-details="true"/>
                <table:data-pilot-member table:name="1,48575" table:display="true" table:show-details="true"/>
                <table:data-pilot-member table:name="1,48682" table:display="true" table:show-details="true"/>
                <table:data-pilot-member table:name="1,48691" table:display="true" table:show-details="true"/>
                <table:data-pilot-member table:name="1,48717" table:display="true" table:show-details="true"/>
                <table:data-pilot-member table:name="1,4873" table:display="true" table:show-details="true"/>
                <table:data-pilot-member table:name="1,48752" table:display="true" table:show-details="true"/>
                <table:data-pilot-member table:name="1,48777" table:display="true" table:show-details="true"/>
                <table:data-pilot-member table:name="1,48794" table:display="true" table:show-details="true"/>
                <table:data-pilot-member table:name="1,48867" table:display="true" table:show-details="true"/>
                <table:data-pilot-member table:name="1,48887" table:display="true" table:show-details="true"/>
                <table:data-pilot-member table:name="1,48893" table:display="true" table:show-details="true"/>
                <table:data-pilot-member table:name="1,49026" table:display="true" table:show-details="true"/>
                <table:data-pilot-member table:name="1,49079" table:display="true" table:show-details="true"/>
                <table:data-pilot-member table:name="1,49172" table:display="true" table:show-details="true"/>
                <table:data-pilot-member table:name="1,49265" table:display="true" table:show-details="true"/>
                <table:data-pilot-member table:name="1,49293" table:display="true" table:show-details="true"/>
                <table:data-pilot-member table:name="1,49294" table:display="true" table:show-details="true"/>
                <table:data-pilot-member table:name="1,49304" table:display="true" table:show-details="true"/>
                <table:data-pilot-member table:name="1,49333" table:display="true" table:show-details="true"/>
                <table:data-pilot-member table:name="1,49481" table:display="true" table:show-details="true"/>
                <table:data-pilot-member table:name="1,49536" table:display="true" table:show-details="true"/>
                <table:data-pilot-member table:name="1,49573" table:display="true" table:show-details="true"/>
                <table:data-pilot-member table:name="1,49575" table:display="true" table:show-details="true"/>
                <table:data-pilot-member table:name="1,49713" table:display="true" table:show-details="true"/>
                <table:data-pilot-member table:name="1,4972" table:display="true" table:show-details="true"/>
                <table:data-pilot-member table:name="1,49725" table:display="true" table:show-details="true"/>
                <table:data-pilot-member table:name="1,49791" table:display="true" table:show-details="true"/>
                <table:data-pilot-member table:name="1,49801" table:display="true" table:show-details="true"/>
                <table:data-pilot-member table:name="1,4986" table:display="true" table:show-details="true"/>
                <table:data-pilot-member table:name="1,499" table:display="true" table:show-details="true"/>
                <table:data-pilot-member table:name="1,49943" table:display="true" table:show-details="true"/>
                <table:data-pilot-member table:name="1,4995" table:display="true" table:show-details="true"/>
                <table:data-pilot-member table:name="1,50023" table:display="true" table:show-details="true"/>
                <table:data-pilot-member table:name="1,50052" table:display="true" table:show-details="true"/>
                <table:data-pilot-member table:name="1,50068" table:display="true" table:show-details="true"/>
                <table:data-pilot-member table:name="1,50072" table:display="true" table:show-details="true"/>
                <table:data-pilot-member table:name="1,50157" table:display="true" table:show-details="true"/>
                <table:data-pilot-member table:name="1,50427" table:display="true" table:show-details="true"/>
                <table:data-pilot-member table:name="1,50429" table:display="true" table:show-details="true"/>
                <table:data-pilot-member table:name="1,50434" table:display="true" table:show-details="true"/>
                <table:data-pilot-member table:name="1,50511" table:display="true" table:show-details="true"/>
                <table:data-pilot-member table:name="1,50526" table:display="true" table:show-details="true"/>
                <table:data-pilot-member table:name="1,50619" table:display="true" table:show-details="true"/>
                <table:data-pilot-member table:name="1,50692" table:display="true" table:show-details="true"/>
                <table:data-pilot-member table:name="1,50726" table:display="true" table:show-details="true"/>
                <table:data-pilot-member table:name="1,50853" table:display="true" table:show-details="true"/>
                <table:data-pilot-member table:name="1,50949" table:display="true" table:show-details="true"/>
                <table:data-pilot-member table:name="1,50995" table:display="true" table:show-details="true"/>
                <table:data-pilot-member table:name="1,5112" table:display="true" table:show-details="true"/>
                <table:data-pilot-member table:name="1,51312" table:display="true" table:show-details="true"/>
                <table:data-pilot-member table:name="1,51338" table:display="true" table:show-details="true"/>
                <table:data-pilot-member table:name="1,51379" table:display="true" table:show-details="true"/>
                <table:data-pilot-member table:name="1,51401" table:display="true" table:show-details="true"/>
                <table:data-pilot-member table:name="1,51487" table:display="true" table:show-details="true"/>
                <table:data-pilot-member table:name="1,51564" table:display="true" table:show-details="true"/>
                <table:data-pilot-member table:name="1,51652" table:display="true" table:show-details="true"/>
                <table:data-pilot-member table:name="1,51832" table:display="true" table:show-details="true"/>
                <table:data-pilot-member table:name="1,51915" table:display="true" table:show-details="true"/>
                <table:data-pilot-member table:name="1,51936" table:display="true" table:show-details="true"/>
                <table:data-pilot-member table:name="1,52042" table:display="true" table:show-details="true"/>
                <table:data-pilot-member table:name="1,52111" table:display="true" table:show-details="true"/>
                <table:data-pilot-member table:name="1,52112" table:display="true" table:show-details="true"/>
                <table:data-pilot-member table:name="1,52212" table:display="true" table:show-details="true"/>
                <table:data-pilot-member table:name="1,52249" table:display="true" table:show-details="true"/>
                <table:data-pilot-member table:name="1,52279" table:display="true" table:show-details="true"/>
                <table:data-pilot-member table:name="1,52299" table:display="true" table:show-details="true"/>
                <table:data-pilot-member table:name="1,52319" table:display="true" table:show-details="true"/>
                <table:data-pilot-member table:name="1,52364" table:display="true" table:show-details="true"/>
                <table:data-pilot-member table:name="1,52386" table:display="true" table:show-details="true"/>
                <table:data-pilot-member table:name="1,52396" table:display="true" table:show-details="true"/>
                <table:data-pilot-member table:name="1,52592" table:display="true" table:show-details="true"/>
                <table:data-pilot-member table:name="1,52627" table:display="true" table:show-details="true"/>
                <table:data-pilot-member table:name="1,52675" table:display="true" table:show-details="true"/>
                <table:data-pilot-member table:name="1,52689" table:display="true" table:show-details="true"/>
                <table:data-pilot-member table:name="1,52761" table:display="true" table:show-details="true"/>
                <table:data-pilot-member table:name="1,52809" table:display="true" table:show-details="true"/>
                <table:data-pilot-member table:name="1,53007" table:display="true" table:show-details="true"/>
                <table:data-pilot-member table:name="1,53522" table:display="true" table:show-details="true"/>
                <table:data-pilot-member table:name="1,54641" table:display="true" table:show-details="true"/>
                <table:data-pilot-member table:name="1,54685" table:display="true" table:show-details="true"/>
                <table:data-pilot-member table:name="1,57211" table:display="true" table:show-details="true"/>
                <table:data-pilot-member table:name="1,58561" table:display="true" table:show-details="true"/>
                <table:data-pilot-member table:name="1,59138" table:display="true" table:show-details="true"/>
                <table:data-pilot-member table:name="1,59367" table:display="true" table:show-details="true"/>
                <table:data-pilot-member table:name="1,60367" table:display="true" table:show-details="true"/>
                <table:data-pilot-member table:name="1,65175" table:display="true" table:show-details="true"/>
                <table:data-pilot-member table:name="1,65538" table:display="true" table:show-details="true"/>
                <table:data-pilot-member table:name="1,65767" table:display="true" table:show-details="true"/>
                <table:data-pilot-member table:name="1,65882" table:display="true" table:show-details="true"/>
                <table:data-pilot-member table:name="1,65943" table:display="true" table:show-details="true"/>
                <table:data-pilot-member table:name="1,65994" table:display="true" table:show-details="true"/>
                <table:data-pilot-member table:name="1,66009" table:display="true" table:show-details="true"/>
                <table:data-pilot-member table:name="1,66104" table:display="true" table:show-details="true"/>
                <table:data-pilot-member table:name="1,66149" table:display="true" table:show-details="true"/>
                <table:data-pilot-member table:name="1,66196" table:display="true" table:show-details="true"/>
                <table:data-pilot-member table:name="1,66219" table:display="true" table:show-details="true"/>
                <table:data-pilot-member table:name="1,66231" table:display="true" table:show-details="true"/>
                <table:data-pilot-member table:name="1,66237" table:display="true" table:show-details="true"/>
                <table:data-pilot-member table:name="1,66254" table:display="true" table:show-details="true"/>
                <table:data-pilot-member table:name="1,66293" table:display="true" table:show-details="true"/>
                <table:data-pilot-member table:name="1,66417" table:display="true" table:show-details="true"/>
                <table:data-pilot-member table:name="1,6643" table:display="true" table:show-details="true"/>
                <table:data-pilot-member table:name="1,66433" table:display="true" table:show-details="true"/>
                <table:data-pilot-member table:name="1,66435" table:display="true" table:show-details="true"/>
                <table:data-pilot-member table:name="1,66436" table:display="true" table:show-details="true"/>
                <table:data-pilot-member table:name="1,66491" table:display="true" table:show-details="true"/>
                <table:data-pilot-member table:name="1,66496" table:display="true" table:show-details="true"/>
                <table:data-pilot-member table:name="1,66522" table:display="true" table:show-details="true"/>
                <table:data-pilot-member table:name="1,66523" table:display="true" table:show-details="true"/>
                <table:data-pilot-member table:name="1,66536" table:display="true" table:show-details="true"/>
                <table:data-pilot-member table:name="1,66551" table:display="true" table:show-details="true"/>
                <table:data-pilot-member table:name="1,66555" table:display="true" table:show-details="true"/>
                <table:data-pilot-member table:name="1,66575" table:display="true" table:show-details="true"/>
                <table:data-pilot-member table:name="1,66585" table:display="true" table:show-details="true"/>
                <table:data-pilot-member table:name="1,6661" table:display="true" table:show-details="true"/>
                <table:data-pilot-member table:name="1,66667" table:display="true" table:show-details="true"/>
                <table:data-pilot-member table:name="1,66682" table:display="true" table:show-details="true"/>
                <table:data-pilot-member table:name="1,66687" table:display="true" table:show-details="true"/>
                <table:data-pilot-member table:name="1,66714" table:display="true" table:show-details="true"/>
                <table:data-pilot-member table:name="1,66726" table:display="true" table:show-details="true"/>
                <table:data-pilot-member table:name="1,6673" table:display="true" table:show-details="true"/>
                <table:data-pilot-member table:name="1,66739" table:display="true" table:show-details="true"/>
                <table:data-pilot-member table:name="1,66747" table:display="true" table:show-details="true"/>
                <table:data-pilot-member table:name="1,66755" table:display="true" table:show-details="true"/>
                <table:data-pilot-member table:name="1,66789" table:display="true" table:show-details="true"/>
                <table:data-pilot-member table:name="1,66797" table:display="true" table:show-details="true"/>
                <table:data-pilot-member table:name="1,66806" table:display="true" table:show-details="true"/>
                <table:data-pilot-member table:name="1,66835" table:display="true" table:show-details="true"/>
                <table:data-pilot-member table:name="1,66838" table:display="true" table:show-details="true"/>
                <table:data-pilot-member table:name="1,66856" table:display="true" table:show-details="true"/>
                <table:data-pilot-member table:name="1,66907" table:display="true" table:show-details="true"/>
                <table:data-pilot-member table:name="1,66914" table:display="true" table:show-details="true"/>
                <table:data-pilot-member table:name="1,66929" table:display="true" table:show-details="true"/>
                <table:data-pilot-member table:name="1,66948" table:display="true" table:show-details="true"/>
                <table:data-pilot-member table:name="1,6695" table:display="true" table:show-details="true"/>
                <table:data-pilot-member table:name="1,66956" table:display="true" table:show-details="true"/>
                <table:data-pilot-member table:name="1,6697" table:display="true" table:show-details="true"/>
                <table:data-pilot-member table:name="1,6698" table:display="true" table:show-details="true"/>
                <table:data-pilot-member table:name="1,66992" table:display="true" table:show-details="true"/>
                <table:data-pilot-member table:name="1,66993" table:display="true" table:show-details="true"/>
                <table:data-pilot-member table:name="1,67056" table:display="true" table:show-details="true"/>
                <table:data-pilot-member table:name="1,67072" table:display="true" table:show-details="true"/>
                <table:data-pilot-member table:name="1,67075" table:display="true" table:show-details="true"/>
                <table:data-pilot-member table:name="1,67091" table:display="true" table:show-details="true"/>
                <table:data-pilot-member table:name="1,67108" table:display="true" table:show-details="true"/>
                <table:data-pilot-member table:name="1,67133" table:display="true" table:show-details="true"/>
                <table:data-pilot-member table:name="1,67145" table:display="true" table:show-details="true"/>
                <table:data-pilot-member table:name="1,67161" table:display="true" table:show-details="true"/>
                <table:data-pilot-member table:name="1,67209" table:display="true" table:show-details="true"/>
                <table:data-pilot-member table:name="1,67231" table:display="true" table:show-details="true"/>
                <table:data-pilot-member table:name="1,67247" table:display="true" table:show-details="true"/>
                <table:data-pilot-member table:name="1,67298" table:display="true" table:show-details="true"/>
                <table:data-pilot-member table:name="1,67321" table:display="true" table:show-details="true"/>
                <table:data-pilot-member table:name="1,67345" table:display="true" table:show-details="true"/>
                <table:data-pilot-member table:name="1,67355" table:display="true" table:show-details="true"/>
                <table:data-pilot-member table:name="1,67377" table:display="true" table:show-details="true"/>
                <table:data-pilot-member table:name="1,67391" table:display="true" table:show-details="true"/>
                <table:data-pilot-member table:name="1,674" table:display="true" table:show-details="true"/>
                <table:data-pilot-member table:name="1,67413" table:display="true" table:show-details="true"/>
                <table:data-pilot-member table:name="1,67416" table:display="true" table:show-details="true"/>
                <table:data-pilot-member table:name="1,67469" table:display="true" table:show-details="true"/>
                <table:data-pilot-member table:name="1,67477" table:display="true" table:show-details="true"/>
                <table:data-pilot-member table:name="1,67493" table:display="true" table:show-details="true"/>
                <table:data-pilot-member table:name="1,67515" table:display="true" table:show-details="true"/>
                <table:data-pilot-member table:name="1,67591" table:display="true" table:show-details="true"/>
                <table:data-pilot-member table:name="1,67592" table:display="true" table:show-details="true"/>
                <table:data-pilot-member table:name="1,67621" table:display="true" table:show-details="true"/>
                <table:data-pilot-member table:name="1,67629" table:display="true" table:show-details="true"/>
                <table:data-pilot-member table:name="1,67641" table:display="true" table:show-details="true"/>
                <table:data-pilot-member table:name="1,67642" table:display="true" table:show-details="true"/>
                <table:data-pilot-member table:name="1,67668" table:display="true" table:show-details="true"/>
                <table:data-pilot-member table:name="1,67671" table:display="true" table:show-details="true"/>
                <table:data-pilot-member table:name="1,67693" table:display="true" table:show-details="true"/>
                <table:data-pilot-member table:name="1,677" table:display="true" table:show-details="true"/>
                <table:data-pilot-member table:name="1,67701" table:display="true" table:show-details="true"/>
                <table:data-pilot-member table:name="1,67771" table:display="true" table:show-details="true"/>
                <table:data-pilot-member table:name="1,67798" table:display="true" table:show-details="true"/>
                <table:data-pilot-member table:name="1,67918" table:display="true" table:show-details="true"/>
                <table:data-pilot-member table:name="1,67922" table:display="true" table:show-details="true"/>
                <table:data-pilot-member table:name="1,67941" table:display="true" table:show-details="true"/>
                <table:data-pilot-member table:name="1,67946" table:display="true" table:show-details="true"/>
                <table:data-pilot-member table:name="1,67957" table:display="true" table:show-details="true"/>
                <table:data-pilot-member table:name="1,67966" table:display="true" table:show-details="true"/>
                <table:data-pilot-member table:name="1,67978" table:display="true" table:show-details="true"/>
                <table:data-pilot-member table:name="1,68042" table:display="true" table:show-details="true"/>
                <table:data-pilot-member table:name="1,68115" table:display="true" table:show-details="true"/>
                <table:data-pilot-member table:name="1,68122" table:display="true" table:show-details="true"/>
                <table:data-pilot-member table:name="1,68152" table:display="true" table:show-details="true"/>
                <table:data-pilot-member table:name="1,68161" table:display="true" table:show-details="true"/>
                <table:data-pilot-member table:name="1,68164" table:display="true" table:show-details="true"/>
                <table:data-pilot-member table:name="1,68196" table:display="true" table:show-details="true"/>
                <table:data-pilot-member table:name="1,68222" table:display="true" table:show-details="true"/>
                <table:data-pilot-member table:name="1,68291" table:display="true" table:show-details="true"/>
                <table:data-pilot-member table:name="1,68304" table:display="true" table:show-details="true"/>
                <table:data-pilot-member table:name="1,6831" table:display="true" table:show-details="true"/>
                <table:data-pilot-member table:name="1,68353" table:display="true" table:show-details="true"/>
                <table:data-pilot-member table:name="1,68493" table:display="true" table:show-details="true"/>
                <table:data-pilot-member table:name="1,68525" table:display="true" table:show-details="true"/>
                <table:data-pilot-member table:name="1,6853" table:display="true" table:show-details="true"/>
                <table:data-pilot-member table:name="1,68665" table:display="true" table:show-details="true"/>
                <table:data-pilot-member table:name="1,68691" table:display="true" table:show-details="true"/>
                <table:data-pilot-member table:name="1,68752" table:display="true" table:show-details="true"/>
                <table:data-pilot-member table:name="1,68837" table:display="true" table:show-details="true"/>
                <table:data-pilot-member table:name="1,68872" table:display="true" table:show-details="true"/>
                <table:data-pilot-member table:name="1,68966" table:display="true" table:show-details="true"/>
                <table:data-pilot-member table:name="1,69" table:display="true" table:show-details="true"/>
                <table:data-pilot-member table:name="1,69089" table:display="true" table:show-details="true"/>
                <table:data-pilot-member table:name="1,69139" table:display="true" table:show-details="true"/>
                <table:data-pilot-member table:name="1,69198" table:display="true" table:show-details="true"/>
                <table:data-pilot-member table:name="1,69222" table:display="true" table:show-details="true"/>
                <table:data-pilot-member table:name="1,69278" table:display="true" table:show-details="true"/>
                <table:data-pilot-member table:name="1,69324" table:display="true" table:show-details="true"/>
                <table:data-pilot-member table:name="1,69329" table:display="true" table:show-details="true"/>
                <table:data-pilot-member table:name="1,69393" table:display="true" table:show-details="true"/>
                <table:data-pilot-member table:name="1,69427" table:display="true" table:show-details="true"/>
                <table:data-pilot-member table:name="1,69449" table:display="true" table:show-details="true"/>
                <table:data-pilot-member table:name="1,69463" table:display="true" table:show-details="true"/>
                <table:data-pilot-member table:name="1,69517" table:display="true" table:show-details="true"/>
                <table:data-pilot-member table:name="1,69554" table:display="true" table:show-details="true"/>
                <table:data-pilot-member table:name="1,69577" table:display="true" table:show-details="true"/>
                <table:data-pilot-member table:name="1,69619" table:display="true" table:show-details="true"/>
                <table:data-pilot-member table:name="1,69663" table:display="true" table:show-details="true"/>
                <table:data-pilot-member table:name="1,69688" table:display="true" table:show-details="true"/>
                <table:data-pilot-member table:name="1,69764" table:display="true" table:show-details="true"/>
                <table:data-pilot-member table:name="1,69772" table:display="true" table:show-details="true"/>
                <table:data-pilot-member table:name="1,69831" table:display="true" table:show-details="true"/>
                <table:data-pilot-member table:name="1,69849" table:display="true" table:show-details="true"/>
                <table:data-pilot-member table:name="1,69885" table:display="true" table:show-details="true"/>
                <table:data-pilot-member table:name="1,69917" table:display="true" table:show-details="true"/>
                <table:data-pilot-member table:name="1,69923" table:display="true" table:show-details="true"/>
                <table:data-pilot-member table:name="1,69977" table:display="true" table:show-details="true"/>
                <table:data-pilot-member table:name="1,69995" table:display="true" table:show-details="true"/>
                <table:data-pilot-member table:name="1,70002" table:display="true" table:show-details="true"/>
                <table:data-pilot-member table:name="1,70024" table:display="true" table:show-details="true"/>
                <table:data-pilot-member table:name="1,7003" table:display="true" table:show-details="true"/>
                <table:data-pilot-member table:name="1,70069" table:display="true" table:show-details="true"/>
                <table:data-pilot-member table:name="1,70129" table:display="true" table:show-details="true"/>
                <table:data-pilot-member table:name="1,70158" table:display="true" table:show-details="true"/>
                <table:data-pilot-member table:name="1,70182" table:display="true" table:show-details="true"/>
                <table:data-pilot-member table:name="1,70203" table:display="true" table:show-details="true"/>
                <table:data-pilot-member table:name="1,70284" table:display="true" table:show-details="true"/>
                <table:data-pilot-member table:name="1,703" table:display="true" table:show-details="true"/>
                <table:data-pilot-member table:name="1,70327" table:display="true" table:show-details="true"/>
                <table:data-pilot-member table:name="1,70408" table:display="true" table:show-details="true"/>
                <table:data-pilot-member table:name="1,70474" table:display="true" table:show-details="true"/>
                <table:data-pilot-member table:name="1,70658" table:display="true" table:show-details="true"/>
                <table:data-pilot-member table:name="1,70727" table:display="true" table:show-details="true"/>
                <table:data-pilot-member table:name="1,70739" table:display="true" table:show-details="true"/>
                <table:data-pilot-member table:name="1,70784" table:display="true" table:show-details="true"/>
                <table:data-pilot-member table:name="1,70799" table:display="true" table:show-details="true"/>
                <table:data-pilot-member table:name="1,70829" table:display="true" table:show-details="true"/>
                <table:data-pilot-member table:name="1,70836" table:display="true" table:show-details="true"/>
                <table:data-pilot-member table:name="1,70849" table:display="true" table:show-details="true"/>
                <table:data-pilot-member table:name="1,70852" table:display="true" table:show-details="true"/>
                <table:data-pilot-member table:name="1,7088" table:display="true" table:show-details="true"/>
                <table:data-pilot-member table:name="1,70912" table:display="true" table:show-details="true"/>
                <table:data-pilot-member table:name="1,7105" table:display="true" table:show-details="true"/>
                <table:data-pilot-member table:name="1,71105" table:display="true" table:show-details="true"/>
                <table:data-pilot-member table:name="1,71122" table:display="true" table:show-details="true"/>
                <table:data-pilot-member table:name="1,7113" table:display="true" table:show-details="true"/>
                <table:data-pilot-member table:name="1,71155" table:display="true" table:show-details="true"/>
                <table:data-pilot-member table:name="1,71174" table:display="true" table:show-details="true"/>
                <table:data-pilot-member table:name="1,71184" table:display="true" table:show-details="true"/>
                <table:data-pilot-member table:name="1,71227" table:display="true" table:show-details="true"/>
                <table:data-pilot-member table:name="1,71243" table:display="true" table:show-details="true"/>
                <table:data-pilot-member table:name="1,71259" table:display="true" table:show-details="true"/>
                <table:data-pilot-member table:name="1,71305" table:display="true" table:show-details="true"/>
                <table:data-pilot-member table:name="1,71355" table:display="true" table:show-details="true"/>
                <table:data-pilot-member table:name="1,71359" table:display="true" table:show-details="true"/>
                <table:data-pilot-member table:name="1,71382" table:display="true" table:show-details="true"/>
                <table:data-pilot-member table:name="1,71384" table:display="true" table:show-details="true"/>
                <table:data-pilot-member table:name="1,71423" table:display="true" table:show-details="true"/>
                <table:data-pilot-member table:name="1,71441" table:display="true" table:show-details="true"/>
                <table:data-pilot-member table:name="1,71576" table:display="true" table:show-details="true"/>
                <table:data-pilot-member table:name="1,71654" table:display="true" table:show-details="true"/>
                <table:data-pilot-member table:name="1,71679" table:display="true" table:show-details="true"/>
                <table:data-pilot-member table:name="1,7171" table:display="true" table:show-details="true"/>
                <table:data-pilot-member table:name="1,71764" table:display="true" table:show-details="true"/>
                <table:data-pilot-member table:name="1,71814" table:display="true" table:show-details="true"/>
                <table:data-pilot-member table:name="1,71823" table:display="true" table:show-details="true"/>
                <table:data-pilot-member table:name="1,71883" table:display="true" table:show-details="true"/>
                <table:data-pilot-member table:name="1,71969" table:display="true" table:show-details="true"/>
                <table:data-pilot-member table:name="1,71973" table:display="true" table:show-details="true"/>
                <table:data-pilot-member table:name="1,71988" table:display="true" table:show-details="true"/>
                <table:data-pilot-member table:name="1,71991" table:display="true" table:show-details="true"/>
                <table:data-pilot-member table:name="1,7204" table:display="true" table:show-details="true"/>
                <table:data-pilot-member table:name="1,72094" table:display="true" table:show-details="true"/>
                <table:data-pilot-member table:name="1,72099" table:display="true" table:show-details="true"/>
                <table:data-pilot-member table:name="1,72116" table:display="true" table:show-details="true"/>
                <table:data-pilot-member table:name="1,72141" table:display="true" table:show-details="true"/>
                <table:data-pilot-member table:name="1,7217" table:display="true" table:show-details="true"/>
                <table:data-pilot-member table:name="1,72175" table:display="true" table:show-details="true"/>
                <table:data-pilot-member table:name="1,72203" table:display="true" table:show-details="true"/>
                <table:data-pilot-member table:name="1,72263" table:display="true" table:show-details="true"/>
                <table:data-pilot-member table:name="1,72296" table:display="true" table:show-details="true"/>
                <table:data-pilot-member table:name="1,72307" table:display="true" table:show-details="true"/>
                <table:data-pilot-member table:name="1,72328" table:display="true" table:show-details="true"/>
                <table:data-pilot-member table:name="1,7234" table:display="true" table:show-details="true"/>
                <table:data-pilot-member table:name="1,72343" table:display="true" table:show-details="true"/>
                <table:data-pilot-member table:name="1,7236" table:display="true" table:show-details="true"/>
                <table:data-pilot-member table:name="1,72374" table:display="true" table:show-details="true"/>
                <table:data-pilot-member table:name="1,72395" table:display="true" table:show-details="true"/>
                <table:data-pilot-member table:name="1,72415" table:display="true" table:show-details="true"/>
                <table:data-pilot-member table:name="1,72427" table:display="true" table:show-details="true"/>
                <table:data-pilot-member table:name="1,72439" table:display="true" table:show-details="true"/>
                <table:data-pilot-member table:name="1,72445" table:display="true" table:show-details="true"/>
                <table:data-pilot-member table:name="1,72454" table:display="true" table:show-details="true"/>
                <table:data-pilot-member table:name="1,7247" table:display="true" table:show-details="true"/>
                <table:data-pilot-member table:name="1,72473" table:display="true" table:show-details="true"/>
                <table:data-pilot-member table:name="1,72502" table:display="true" table:show-details="true"/>
                <table:data-pilot-member table:name="1,72514" table:display="true" table:show-details="true"/>
                <table:data-pilot-member table:name="1,72528" table:display="true" table:show-details="true"/>
                <table:data-pilot-member table:name="1,7259" table:display="true" table:show-details="true"/>
                <table:data-pilot-member table:name="1,72593" table:display="true" table:show-details="true"/>
                <table:data-pilot-member table:name="1,72643" table:display="true" table:show-details="true"/>
                <table:data-pilot-member table:name="1,72675" table:display="true" table:show-details="true"/>
                <table:data-pilot-member table:name="1,72756" table:display="true" table:show-details="true"/>
                <table:data-pilot-member table:name="1,73034" table:display="true" table:show-details="true"/>
                <table:data-pilot-member table:name="1,7304" table:display="true" table:show-details="true"/>
                <table:data-pilot-member table:name="1,73041" table:display="true" table:show-details="true"/>
                <table:data-pilot-member table:name="1,7324" table:display="true" table:show-details="true"/>
                <table:data-pilot-member table:name="1,73258" table:display="true" table:show-details="true"/>
                <table:data-pilot-member table:name="1,73311" table:display="true" table:show-details="true"/>
                <table:data-pilot-member table:name="1,73447" table:display="true" table:show-details="true"/>
                <table:data-pilot-member table:name="1,73516" table:display="true" table:show-details="true"/>
                <table:data-pilot-member table:name="1,73545" table:display="true" table:show-details="true"/>
                <table:data-pilot-member table:name="1,7391" table:display="true" table:show-details="true"/>
                <table:data-pilot-member table:name="1,73931" table:display="true" table:show-details="true"/>
                <table:data-pilot-member table:name="1,73936" table:display="true" table:show-details="true"/>
                <table:data-pilot-member table:name="1,73989" table:display="true" table:show-details="true"/>
                <table:data-pilot-member table:name="1,74111" table:display="true" table:show-details="true"/>
                <table:data-pilot-member table:name="1,74153" table:display="true" table:show-details="true"/>
                <table:data-pilot-member table:name="1,7417" table:display="true" table:show-details="true"/>
                <table:data-pilot-member table:name="1,74308" table:display="true" table:show-details="true"/>
                <table:data-pilot-member table:name="1,74396" table:display="true" table:show-details="true"/>
                <table:data-pilot-member table:name="1,74483" table:display="true" table:show-details="true"/>
                <table:data-pilot-member table:name="1,74495" table:display="true" table:show-details="true"/>
                <table:data-pilot-member table:name="1,74505" table:display="true" table:show-details="true"/>
                <table:data-pilot-member table:name="1,74586" table:display="true" table:show-details="true"/>
                <table:data-pilot-member table:name="1,74658" table:display="true" table:show-details="true"/>
                <table:data-pilot-member table:name="1,74704" table:display="true" table:show-details="true"/>
                <table:data-pilot-member table:name="1,74709" table:display="true" table:show-details="true"/>
                <table:data-pilot-member table:name="1,74795" table:display="true" table:show-details="true"/>
                <table:data-pilot-member table:name="1,74815" table:display="true" table:show-details="true"/>
                <table:data-pilot-member table:name="1,74854" table:display="true" table:show-details="true"/>
                <table:data-pilot-member table:name="1,7497" table:display="true" table:show-details="true"/>
                <table:data-pilot-member table:name="1,75083" table:display="true" table:show-details="true"/>
                <table:data-pilot-member table:name="1,75131" table:display="true" table:show-details="true"/>
                <table:data-pilot-member table:name="1,75256" table:display="true" table:show-details="true"/>
                <table:data-pilot-member table:name="1,75328" table:display="true" table:show-details="true"/>
                <table:data-pilot-member table:name="1,7568" table:display="true" table:show-details="true"/>
                <table:data-pilot-member table:name="1,75732" table:display="true" table:show-details="true"/>
                <table:data-pilot-member table:name="1,75779" table:display="true" table:show-details="true"/>
                <table:data-pilot-member table:name="1,75958" table:display="true" table:show-details="true"/>
                <table:data-pilot-member table:name="1,76062" table:display="true" table:show-details="true"/>
                <table:data-pilot-member table:name="1,76111" table:display="true" table:show-details="true"/>
                <table:data-pilot-member table:name="1,76247" table:display="true" table:show-details="true"/>
                <table:data-pilot-member table:name="1,76405" table:display="true" table:show-details="true"/>
                <table:data-pilot-member table:name="1,76647" table:display="true" table:show-details="true"/>
                <table:data-pilot-member table:name="1,76789" table:display="true" table:show-details="true"/>
                <table:data-pilot-member table:name="1,76794" table:display="true" table:show-details="true"/>
                <table:data-pilot-member table:name="1,76813" table:display="true" table:show-details="true"/>
                <table:data-pilot-member table:name="1,77035" table:display="true" table:show-details="true"/>
                <table:data-pilot-member table:name="1,77053" table:display="true" table:show-details="true"/>
                <table:data-pilot-member table:name="1,77275" table:display="true" table:show-details="true"/>
                <table:data-pilot-member table:name="1,77338" table:display="true" table:show-details="true"/>
                <table:data-pilot-member table:name="1,77421" table:display="true" table:show-details="true"/>
                <table:data-pilot-member table:name="1,77442" table:display="true" table:show-details="true"/>
                <table:data-pilot-member table:name="1,77563" table:display="true" table:show-details="true"/>
                <table:data-pilot-member table:name="1,7757" table:display="true" table:show-details="true"/>
                <table:data-pilot-member table:name="1,7777" table:display="true" table:show-details="true"/>
                <table:data-pilot-member table:name="1,77809" table:display="true" table:show-details="true"/>
                <table:data-pilot-member table:name="1,77888" table:display="true" table:show-details="true"/>
                <table:data-pilot-member table:name="1,77893" table:display="true" table:show-details="true"/>
                <table:data-pilot-member table:name="1,77905" table:display="true" table:show-details="true"/>
                <table:data-pilot-member table:name="1,77941" table:display="true" table:show-details="true"/>
                <table:data-pilot-member table:name="1,78012" table:display="true" table:show-details="true"/>
                <table:data-pilot-member table:name="1,7804" table:display="true" table:show-details="true"/>
                <table:data-pilot-member table:name="1,78054" table:display="true" table:show-details="true"/>
                <table:data-pilot-member table:name="1,78155" table:display="true" table:show-details="true"/>
                <table:data-pilot-member table:name="1,78164" table:display="true" table:show-details="true"/>
                <table:data-pilot-member table:name="1,78171" table:display="true" table:show-details="true"/>
                <table:data-pilot-member table:name="1,78344" table:display="true" table:show-details="true"/>
                <table:data-pilot-member table:name="1,7837" table:display="true" table:show-details="true"/>
                <table:data-pilot-member table:name="1,78429" table:display="true" table:show-details="true"/>
                <table:data-pilot-member table:name="1,7844" table:display="true" table:show-details="true"/>
                <table:data-pilot-member table:name="1,7847" table:display="true" table:show-details="true"/>
                <table:data-pilot-member table:name="1,78508" table:display="true" table:show-details="true"/>
                <table:data-pilot-member table:name="1,78517" table:display="true" table:show-details="true"/>
                <table:data-pilot-member table:name="1,78548" table:display="true" table:show-details="true"/>
                <table:data-pilot-member table:name="1,78641" table:display="true" table:show-details="true"/>
                <table:data-pilot-member table:name="1,78652" table:display="true" table:show-details="true"/>
                <table:data-pilot-member table:name="1,78672" table:display="true" table:show-details="true"/>
                <table:data-pilot-member table:name="1,78765" table:display="true" table:show-details="true"/>
                <table:data-pilot-member table:name="1,78775" table:display="true" table:show-details="true"/>
                <table:data-pilot-member table:name="1,78995" table:display="true" table:show-details="true"/>
                <table:data-pilot-member table:name="1,79024" table:display="true" table:show-details="true"/>
                <table:data-pilot-member table:name="1,79099" table:display="true" table:show-details="true"/>
                <table:data-pilot-member table:name="1,7917" table:display="true" table:show-details="true"/>
                <table:data-pilot-member table:name="1,79195" table:display="true" table:show-details="true"/>
                <table:data-pilot-member table:name="1,7921" table:display="true" table:show-details="true"/>
                <table:data-pilot-member table:name="1,7923" table:display="true" table:show-details="true"/>
                <table:data-pilot-member table:name="1,79232" table:display="true" table:show-details="true"/>
                <table:data-pilot-member table:name="1,79266" table:display="true" table:show-details="true"/>
                <table:data-pilot-member table:name="1,79302" table:display="true" table:show-details="true"/>
                <table:data-pilot-member table:name="1,7934" table:display="true" table:show-details="true"/>
                <table:data-pilot-member table:name="1,79368" table:display="true" table:show-details="true"/>
                <table:data-pilot-member table:name="1,79384" table:display="true" table:show-details="true"/>
                <table:data-pilot-member table:name="1,79389" table:display="true" table:show-details="true"/>
                <table:data-pilot-member table:name="1,79396" table:display="true" table:show-details="true"/>
                <table:data-pilot-member table:name="1,79488" table:display="true" table:show-details="true"/>
                <table:data-pilot-member table:name="1,79506" table:display="true" table:show-details="true"/>
                <table:data-pilot-member table:name="1,79648" table:display="true" table:show-details="true"/>
                <table:data-pilot-member table:name="1,79741" table:display="true" table:show-details="true"/>
                <table:data-pilot-member table:name="1,79769" table:display="true" table:show-details="true"/>
                <table:data-pilot-member table:name="1,79783" table:display="true" table:show-details="true"/>
                <table:data-pilot-member table:name="1,79955" table:display="true" table:show-details="true"/>
                <table:data-pilot-member table:name="1,80079" table:display="true" table:show-details="true"/>
                <table:data-pilot-member table:name="1,80089" table:display="true" table:show-details="true"/>
                <table:data-pilot-member table:name="1,80193" table:display="true" table:show-details="true"/>
                <table:data-pilot-member table:name="1,80209" table:display="true" table:show-details="true"/>
                <table:data-pilot-member table:name="1,80225" table:display="true" table:show-details="true"/>
                <table:data-pilot-member table:name="1,80245" table:display="true" table:show-details="true"/>
                <table:data-pilot-member table:name="1,80256" table:display="true" table:show-details="true"/>
                <table:data-pilot-member table:name="1,80276" table:display="true" table:show-details="true"/>
                <table:data-pilot-member table:name="1,8028" table:display="true" table:show-details="true"/>
                <table:data-pilot-member table:name="1,80293" table:display="true" table:show-details="true"/>
                <table:data-pilot-member table:name="1,80444" table:display="true" table:show-details="true"/>
                <table:data-pilot-member table:name="1,80519" table:display="true" table:show-details="true"/>
                <table:data-pilot-member table:name="1,80561" table:display="true" table:show-details="true"/>
                <table:data-pilot-member table:name="1,80574" table:display="true" table:show-details="true"/>
                <table:data-pilot-member table:name="1,80602" table:display="true" table:show-details="true"/>
                <table:data-pilot-member table:name="1,80725" table:display="true" table:show-details="true"/>
                <table:data-pilot-member table:name="1,80842" table:display="true" table:show-details="true"/>
                <table:data-pilot-member table:name="1,80863" table:display="true" table:show-details="true"/>
                <table:data-pilot-member table:name="1,80939" table:display="true" table:show-details="true"/>
                <table:data-pilot-member table:name="1,81185" table:display="true" table:show-details="true"/>
                <table:data-pilot-member table:name="1,81297" table:display="true" table:show-details="true"/>
                <table:data-pilot-member table:name="1,81313" table:display="true" table:show-details="true"/>
                <table:data-pilot-member table:name="1,81358" table:display="true" table:show-details="true"/>
                <table:data-pilot-member table:name="1,814" table:display="true" table:show-details="true"/>
                <table:data-pilot-member table:name="1,81443" table:display="true" table:show-details="true"/>
                <table:data-pilot-member table:name="1,81501" table:display="true" table:show-details="true"/>
                <table:data-pilot-member table:name="1,81503" table:display="true" table:show-details="true"/>
                <table:data-pilot-member table:name="1,81583" table:display="true" table:show-details="true"/>
                <table:data-pilot-member table:name="1,81961" table:display="true" table:show-details="true"/>
                <table:data-pilot-member table:name="1,82461" table:display="true" table:show-details="true"/>
                <table:data-pilot-member table:name="1,82587" table:display="true" table:show-details="true"/>
                <table:data-pilot-member table:name="1,82663" table:display="true" table:show-details="true"/>
                <table:data-pilot-member table:name="1,82691" table:display="true" table:show-details="true"/>
                <table:data-pilot-member table:name="1,83057" table:display="true" table:show-details="true"/>
                <table:data-pilot-member table:name="1,83882" table:display="true" table:show-details="true"/>
                <table:data-pilot-member table:name="1,8402" table:display="true" table:show-details="true"/>
                <table:data-pilot-member table:name="1,84786" table:display="true" table:show-details="true"/>
                <table:data-pilot-member table:name="1,84993" table:display="true" table:show-details="true"/>
                <table:data-pilot-member table:name="1,85499" table:display="true" table:show-details="true"/>
                <table:data-pilot-member table:name="1,859" table:display="true" table:show-details="true"/>
                <table:data-pilot-member table:name="1,86192" table:display="true" table:show-details="true"/>
                <table:data-pilot-member table:name="1,8716" table:display="true" table:show-details="true"/>
                <table:data-pilot-member table:name="1,87385" table:display="true" table:show-details="true"/>
                <table:data-pilot-member table:name="1,90033" table:display="true" table:show-details="true"/>
                <table:data-pilot-member table:name="1,90288" table:display="true" table:show-details="true"/>
                <table:data-pilot-member table:name="1,90506" table:display="true" table:show-details="true"/>
                <table:data-pilot-member table:name="1,92242" table:display="true" table:show-details="true"/>
                <table:data-pilot-member table:name="1,92275" table:display="true" table:show-details="true"/>
                <table:data-pilot-member table:name="1,93875" table:display="true" table:show-details="true"/>
                <table:data-pilot-member table:name="1,94999" table:display="true" table:show-details="true"/>
                <table:data-pilot-member table:name="1,95472" table:display="true" table:show-details="true"/>
                <table:data-pilot-member table:name="1,96061" table:display="true" table:show-details="true"/>
                <table:data-pilot-member table:name="1,96879" table:display="true" table:show-details="true"/>
                <table:data-pilot-member table:name="1,97527" table:display="true" table:show-details="true"/>
                <table:data-pilot-member table:name="1,99782" table:display="true" table:show-details="true"/>
                <table:data-pilot-member table:name="2,01618" table:display="true" table:show-details="true"/>
                <table:data-pilot-member table:name="2,02504" table:display="true" table:show-details="true"/>
                <table:data-pilot-member table:name="2,04038" table:display="true" table:show-details="true"/>
                <table:data-pilot-member table:name="2,04157" table:display="true" table:show-details="true"/>
                <table:data-pilot-member table:name="2,0792" table:display="true" table:show-details="true"/>
                <table:data-pilot-member table:name="2,08006" table:display="true" table:show-details="true"/>
                <table:data-pilot-member table:name="2,08447" table:display="true" table:show-details="true"/>
                <table:data-pilot-member table:name="2,08496" table:display="true" table:show-details="true"/>
                <table:data-pilot-member table:name="2,08499" table:display="true" table:show-details="true"/>
                <table:data-pilot-member table:name="2,08507" table:display="true" table:show-details="true"/>
                <table:data-pilot-member table:name="2,08508" table:display="true" table:show-details="true"/>
                <table:data-pilot-member table:name="2,08627" table:display="true" table:show-details="true"/>
                <table:data-pilot-member table:name="2,0864" table:display="true" table:show-details="true"/>
                <table:data-pilot-member table:name="2,08655" table:display="true" table:show-details="true"/>
                <table:data-pilot-member table:name="2,08688" table:display="true" table:show-details="true"/>
                <table:data-pilot-member table:name="2,08693" table:display="true" table:show-details="true"/>
                <table:data-pilot-member table:name="2,0872" table:display="true" table:show-details="true"/>
                <table:data-pilot-member table:name="2,08738" table:display="true" table:show-details="true"/>
                <table:data-pilot-member table:name="2,08752" table:display="true" table:show-details="true"/>
                <table:data-pilot-member table:name="2,08759" table:display="true" table:show-details="true"/>
                <table:data-pilot-member table:name="2,0876" table:display="true" table:show-details="true"/>
                <table:data-pilot-member table:name="2,088" table:display="true" table:show-details="true"/>
                <table:data-pilot-member table:name="2,08812" table:display="true" table:show-details="true"/>
                <table:data-pilot-member table:name="2,08833" table:display="true" table:show-details="true"/>
                <table:data-pilot-member table:name="2,08838" table:display="true" table:show-details="true"/>
                <table:data-pilot-member table:name="2,0886" table:display="true" table:show-details="true"/>
                <table:data-pilot-member table:name="2,08874" table:display="true" table:show-details="true"/>
                <table:data-pilot-member table:name="2,08877" table:display="true" table:show-details="true"/>
                <table:data-pilot-member table:name="2,08881" table:display="true" table:show-details="true"/>
                <table:data-pilot-member table:name="2,08925" table:display="true" table:show-details="true"/>
                <table:data-pilot-member table:name="2,0894" table:display="true" table:show-details="true"/>
                <table:data-pilot-member table:name="2,08947" table:display="true" table:show-details="true"/>
                <table:data-pilot-member table:name="2,08956" table:display="true" table:show-details="true"/>
                <table:data-pilot-member table:name="2,0896" table:display="true" table:show-details="true"/>
                <table:data-pilot-member table:name="2,08967" table:display="true" table:show-details="true"/>
                <table:data-pilot-member table:name="2,0897" table:display="true" table:show-details="true"/>
                <table:data-pilot-member table:name="2,08973" table:display="true" table:show-details="true"/>
                <table:data-pilot-member table:name="2,08976" table:display="true" table:show-details="true"/>
                <table:data-pilot-member table:name="2,08998" table:display="true" table:show-details="true"/>
                <table:data-pilot-member table:name="2,09014" table:display="true" table:show-details="true"/>
                <table:data-pilot-member table:name="2,09032" table:display="true" table:show-details="true"/>
                <table:data-pilot-member table:name="2,09057" table:display="true" table:show-details="true"/>
                <table:data-pilot-member table:name="2,09064" table:display="true" table:show-details="true"/>
                <table:data-pilot-member table:name="2,0907" table:display="true" table:show-details="true"/>
                <table:data-pilot-member table:name="2,09103" table:display="true" table:show-details="true"/>
                <table:data-pilot-member table:name="2,09105" table:display="true" table:show-details="true"/>
                <table:data-pilot-member table:name="2,09108" table:display="true" table:show-details="true"/>
                <table:data-pilot-member table:name="2,09116" table:display="true" table:show-details="true"/>
                <table:data-pilot-member table:name="2,09118" table:display="true" table:show-details="true"/>
                <table:data-pilot-member table:name="2,09122" table:display="true" table:show-details="true"/>
                <table:data-pilot-member table:name="2,09126" table:display="true" table:show-details="true"/>
                <table:data-pilot-member table:name="2,09128" table:display="true" table:show-details="true"/>
                <table:data-pilot-member table:name="2,09131" table:display="true" table:show-details="true"/>
                <table:data-pilot-member table:name="2,09136" table:display="true" table:show-details="true"/>
                <table:data-pilot-member table:name="2,09151" table:display="true" table:show-details="true"/>
                <table:data-pilot-member table:name="2,09157" table:display="true" table:show-details="true"/>
                <table:data-pilot-member table:name="2,09159" table:display="true" table:show-details="true"/>
                <table:data-pilot-member table:name="2,09172" table:display="true" table:show-details="true"/>
                <table:data-pilot-member table:name="2,09182" table:display="true" table:show-details="true"/>
                <table:data-pilot-member table:name="2,09185" table:display="true" table:show-details="true"/>
                <table:data-pilot-member table:name="2,09186" table:display="true" table:show-details="true"/>
                <table:data-pilot-member table:name="2,09189" table:display="true" table:show-details="true"/>
                <table:data-pilot-member table:name="2,09193" table:display="true" table:show-details="true"/>
                <table:data-pilot-member table:name="2,09196" table:display="true" table:show-details="true"/>
                <table:data-pilot-member table:name="2,09203" table:display="true" table:show-details="true"/>
                <table:data-pilot-member table:name="2,09212" table:display="true" table:show-details="true"/>
                <table:data-pilot-member table:name="2,09236" table:display="true" table:show-details="true"/>
                <table:data-pilot-member table:name="2,09244" table:display="true" table:show-details="true"/>
                <table:data-pilot-member table:name="2,09246" table:display="true" table:show-details="true"/>
                <table:data-pilot-member table:name="2,09247" table:display="true" table:show-details="true"/>
                <table:data-pilot-member table:name="2,09253" table:display="true" table:show-details="true"/>
                <table:data-pilot-member table:name="2,09256" table:display="true" table:show-details="true"/>
                <table:data-pilot-member table:name="2,09258" table:display="true" table:show-details="true"/>
                <table:data-pilot-member table:name="2,0926" table:display="true" table:show-details="true"/>
                <table:data-pilot-member table:name="2,09263" table:display="true" table:show-details="true"/>
                <table:data-pilot-member table:name="2,09267" table:display="true" table:show-details="true"/>
                <table:data-pilot-member table:name="2,0927" table:display="true" table:show-details="true"/>
                <table:data-pilot-member table:name="2,09282" table:display="true" table:show-details="true"/>
                <table:data-pilot-member table:name="2,09291" table:display="true" table:show-details="true"/>
                <table:data-pilot-member table:name="2,09301" table:display="true" table:show-details="true"/>
                <table:data-pilot-member table:name="2,09304" table:display="true" table:show-details="true"/>
                <table:data-pilot-member table:name="2,09312" table:display="true" table:show-details="true"/>
                <table:data-pilot-member table:name="2,09336" table:display="true" table:show-details="true"/>
                <table:data-pilot-member table:name="2,09338" table:display="true" table:show-details="true"/>
                <table:data-pilot-member table:name="2,09343" table:display="true" table:show-details="true"/>
                <table:data-pilot-member table:name="2,09347" table:display="true" table:show-details="true"/>
                <table:data-pilot-member table:name="2,09361" table:display="true" table:show-details="true"/>
                <table:data-pilot-member table:name="2,09415" table:display="true" table:show-details="true"/>
                <table:data-pilot-member table:name="2,09426" table:display="true" table:show-details="true"/>
                <table:data-pilot-member table:name="2,09438" table:display="true" table:show-details="true"/>
                <table:data-pilot-member table:name="2,0945" table:display="true" table:show-details="true"/>
                <table:data-pilot-member table:name="2,09451" table:display="true" table:show-details="true"/>
                <table:data-pilot-member table:name="2,09452" table:display="true" table:show-details="true"/>
                <table:data-pilot-member table:name="2,09453" table:display="true" table:show-details="true"/>
                <table:data-pilot-member table:name="2,09457" table:display="true" table:show-details="true"/>
                <table:data-pilot-member table:name="2,09475" table:display="true" table:show-details="true"/>
                <table:data-pilot-member table:name="2,09485" table:display="true" table:show-details="true"/>
                <table:data-pilot-member table:name="2,09488" table:display="true" table:show-details="true"/>
                <table:data-pilot-member table:name="2,09492" table:display="true" table:show-details="true"/>
                <table:data-pilot-member table:name="2,09516" table:display="true" table:show-details="true"/>
                <table:data-pilot-member table:name="2,09518" table:display="true" table:show-details="true"/>
                <table:data-pilot-member table:name="2,09523" table:display="true" table:show-details="true"/>
                <table:data-pilot-member table:name="2,09532" table:display="true" table:show-details="true"/>
                <table:data-pilot-member table:name="2,09558" table:display="true" table:show-details="true"/>
                <table:data-pilot-member table:name="2,09582" table:display="true" table:show-details="true"/>
                <table:data-pilot-member table:name="2,09596" table:display="true" table:show-details="true"/>
                <table:data-pilot-member table:name="2,09603" table:display="true" table:show-details="true"/>
                <table:data-pilot-member table:name="2,0961" table:display="true" table:show-details="true"/>
                <table:data-pilot-member table:name="2,09611" table:display="true" table:show-details="true"/>
                <table:data-pilot-member table:name="2,09625" table:display="true" table:show-details="true"/>
                <table:data-pilot-member table:name="2,0965" table:display="true" table:show-details="true"/>
                <table:data-pilot-member table:name="2,09671" table:display="true" table:show-details="true"/>
                <table:data-pilot-member table:name="2,09687" table:display="true" table:show-details="true"/>
                <table:data-pilot-member table:name="2,09705" table:display="true" table:show-details="true"/>
                <table:data-pilot-member table:name="2,09714" table:display="true" table:show-details="true"/>
                <table:data-pilot-member table:name="2,09716" table:display="true" table:show-details="true"/>
                <table:data-pilot-member table:name="2,09754" table:display="true" table:show-details="true"/>
                <table:data-pilot-member table:name="2,09776" table:display="true" table:show-details="true"/>
                <table:data-pilot-member table:name="2,09808" table:display="true" table:show-details="true"/>
                <table:data-pilot-member table:name="2,09816" table:display="true" table:show-details="true"/>
                <table:data-pilot-member table:name="2,09835" table:display="true" table:show-details="true"/>
                <table:data-pilot-member table:name="2,09841" table:display="true" table:show-details="true"/>
                <table:data-pilot-member table:name="2,09863" table:display="true" table:show-details="true"/>
                <table:data-pilot-member table:name="2,09895" table:display="true" table:show-details="true"/>
                <table:data-pilot-member table:name="2,09906" table:display="true" table:show-details="true"/>
                <table:data-pilot-member table:name="2,09918" table:display="true" table:show-details="true"/>
                <table:data-pilot-member table:name="2,09919" table:display="true" table:show-details="true"/>
                <table:data-pilot-member table:name="2,0994" table:display="true" table:show-details="true"/>
                <table:data-pilot-member table:name="2,09942" table:display="true" table:show-details="true"/>
                <table:data-pilot-member table:name="2,09943" table:display="true" table:show-details="true"/>
                <table:data-pilot-member table:name="2,09946" table:display="true" table:show-details="true"/>
                <table:data-pilot-member table:name="2,09948" table:display="true" table:show-details="true"/>
                <table:data-pilot-member table:name="2,09959" table:display="true" table:show-details="true"/>
                <table:data-pilot-member table:name="2,09966" table:display="true" table:show-details="true"/>
                <table:data-pilot-member table:name="2,09976" table:display="true" table:show-details="true"/>
                <table:data-pilot-member table:name="2,09984" table:display="true" table:show-details="true"/>
                <table:data-pilot-member table:name="2,1001" table:display="true" table:show-details="true"/>
                <table:data-pilot-member table:name="2,10015" table:display="true" table:show-details="true"/>
                <table:data-pilot-member table:name="2,10025" table:display="true" table:show-details="true"/>
                <table:data-pilot-member table:name="2,10031" table:display="true" table:show-details="true"/>
                <table:data-pilot-member table:name="2,10051" table:display="true" table:show-details="true"/>
                <table:data-pilot-member table:name="2,10053" table:display="true" table:show-details="true"/>
                <table:data-pilot-member table:name="2,10056" table:display="true" table:show-details="true"/>
                <table:data-pilot-member table:name="2,10065" table:display="true" table:show-details="true"/>
                <table:data-pilot-member table:name="2,10102" table:display="true" table:show-details="true"/>
                <table:data-pilot-member table:name="2,10103" table:display="true" table:show-details="true"/>
                <table:data-pilot-member table:name="2,10107" table:display="true" table:show-details="true"/>
                <table:data-pilot-member table:name="2,10116" table:display="true" table:show-details="true"/>
                <table:data-pilot-member table:name="2,10132" table:display="true" table:show-details="true"/>
                <table:data-pilot-member table:name="2,10136" table:display="true" table:show-details="true"/>
                <table:data-pilot-member table:name="2,10177" table:display="true" table:show-details="true"/>
                <table:data-pilot-member table:name="2,10182" table:display="true" table:show-details="true"/>
                <table:data-pilot-member table:name="2,10205" table:display="true" table:show-details="true"/>
                <table:data-pilot-member table:name="2,10238" table:display="true" table:show-details="true"/>
                <table:data-pilot-member table:name="2,10261" table:display="true" table:show-details="true"/>
                <table:data-pilot-member table:name="2,10269" table:display="true" table:show-details="true"/>
                <table:data-pilot-member table:name="2,10276" table:display="true" table:show-details="true"/>
                <table:data-pilot-member table:name="2,10281" table:display="true" table:show-details="true"/>
                <table:data-pilot-member table:name="2,103" table:display="true" table:show-details="true"/>
                <table:data-pilot-member table:name="2,10306" table:display="true" table:show-details="true"/>
                <table:data-pilot-member table:name="2,10313" table:display="true" table:show-details="true"/>
                <table:data-pilot-member table:name="2,10322" table:display="true" table:show-details="true"/>
                <table:data-pilot-member table:name="2,10327" table:display="true" table:show-details="true"/>
                <table:data-pilot-member table:name="2,10329" table:display="true" table:show-details="true"/>
                <table:data-pilot-member table:name="2,10333" table:display="true" table:show-details="true"/>
                <table:data-pilot-member table:name="2,10343" table:display="true" table:show-details="true"/>
                <table:data-pilot-member table:name="2,10357" table:display="true" table:show-details="true"/>
                <table:data-pilot-member table:name="2,10382" table:display="true" table:show-details="true"/>
                <table:data-pilot-member table:name="2,10403" table:display="true" table:show-details="true"/>
                <table:data-pilot-member table:name="2,10406" table:display="true" table:show-details="true"/>
                <table:data-pilot-member table:name="2,10436" table:display="true" table:show-details="true"/>
                <table:data-pilot-member table:name="2,10453" table:display="true" table:show-details="true"/>
                <table:data-pilot-member table:name="2,10454" table:display="true" table:show-details="true"/>
                <table:data-pilot-member table:name="2,10459" table:display="true" table:show-details="true"/>
                <table:data-pilot-member table:name="2,10498" table:display="true" table:show-details="true"/>
                <table:data-pilot-member table:name="2,10528" table:display="true" table:show-details="true"/>
                <table:data-pilot-member table:name="2,10538" table:display="true" table:show-details="true"/>
                <table:data-pilot-member table:name="2,10555" table:display="true" table:show-details="true"/>
                <table:data-pilot-member table:name="2,1056" table:display="true" table:show-details="true"/>
                <table:data-pilot-member table:name="2,1057" table:display="true" table:show-details="true"/>
                <table:data-pilot-member table:name="2,10578" table:display="true" table:show-details="true"/>
                <table:data-pilot-member table:name="2,10584" table:display="true" table:show-details="true"/>
                <table:data-pilot-member table:name="2,10604" table:display="true" table:show-details="true"/>
                <table:data-pilot-member table:name="2,10616" table:display="true" table:show-details="true"/>
                <table:data-pilot-member table:name="2,10618" table:display="true" table:show-details="true"/>
                <table:data-pilot-member table:name="2,10649" table:display="true" table:show-details="true"/>
                <table:data-pilot-member table:name="2,10673" table:display="true" table:show-details="true"/>
                <table:data-pilot-member table:name="2,10717" table:display="true" table:show-details="true"/>
                <table:data-pilot-member table:name="2,10738" table:display="true" table:show-details="true"/>
                <table:data-pilot-member table:name="2,10772" table:display="true" table:show-details="true"/>
                <table:data-pilot-member table:name="2,10774" table:display="true" table:show-details="true"/>
                <table:data-pilot-member table:name="2,10784" table:display="true" table:show-details="true"/>
                <table:data-pilot-member table:name="2,10801" table:display="true" table:show-details="true"/>
                <table:data-pilot-member table:name="2,10835" table:display="true" table:show-details="true"/>
                <table:data-pilot-member table:name="2,10857" table:display="true" table:show-details="true"/>
                <table:data-pilot-member table:name="2,10859" table:display="true" table:show-details="true"/>
                <table:data-pilot-member table:name="2,10911" table:display="true" table:show-details="true"/>
                <table:data-pilot-member table:name="2,10915" table:display="true" table:show-details="true"/>
                <table:data-pilot-member table:name="2,10925" table:display="true" table:show-details="true"/>
                <table:data-pilot-member table:name="2,10928" table:display="true" table:show-details="true"/>
                <table:data-pilot-member table:name="2,10944" table:display="true" table:show-details="true"/>
                <table:data-pilot-member table:name="2,1097" table:display="true" table:show-details="true"/>
                <table:data-pilot-member table:name="2,11011" table:display="true" table:show-details="true"/>
                <table:data-pilot-member table:name="2,11031" table:display="true" table:show-details="true"/>
                <table:data-pilot-member table:name="2,11038" table:display="true" table:show-details="true"/>
                <table:data-pilot-member table:name="2,11101" table:display="true" table:show-details="true"/>
                <table:data-pilot-member table:name="2,11138" table:display="true" table:show-details="true"/>
                <table:data-pilot-member table:name="2,11157" table:display="true" table:show-details="true"/>
                <table:data-pilot-member table:name="2,11185" table:display="true" table:show-details="true"/>
                <table:data-pilot-member table:name="2,11195" table:display="true" table:show-details="true"/>
                <table:data-pilot-member table:name="2,11206" table:display="true" table:show-details="true"/>
                <table:data-pilot-member table:name="2,11225" table:display="true" table:show-details="true"/>
                <table:data-pilot-member table:name="2,11228" table:display="true" table:show-details="true"/>
                <table:data-pilot-member table:name="2,11263" table:display="true" table:show-details="true"/>
                <table:data-pilot-member table:name="2,11268" table:display="true" table:show-details="true"/>
                <table:data-pilot-member table:name="2,11313" table:display="true" table:show-details="true"/>
                <table:data-pilot-member table:name="2,11369" table:display="true" table:show-details="true"/>
                <table:data-pilot-member table:name="2,11386" table:display="true" table:show-details="true"/>
                <table:data-pilot-member table:name="2,11397" table:display="true" table:show-details="true"/>
                <table:data-pilot-member table:name="2,11403" table:display="true" table:show-details="true"/>
                <table:data-pilot-member table:name="2,1142" table:display="true" table:show-details="true"/>
                <table:data-pilot-member table:name="2,11459" table:display="true" table:show-details="true"/>
                <table:data-pilot-member table:name="2,11556" table:display="true" table:show-details="true"/>
                <table:data-pilot-member table:name="2,11579" table:display="true" table:show-details="true"/>
                <table:data-pilot-member table:name="2,11585" table:display="true" table:show-details="true"/>
                <table:data-pilot-member table:name="2,11597" table:display="true" table:show-details="true"/>
                <table:data-pilot-member table:name="2,11715" table:display="true" table:show-details="true"/>
                <table:data-pilot-member table:name="2,11805" table:display="true" table:show-details="true"/>
                <table:data-pilot-member table:name="2,11825" table:display="true" table:show-details="true"/>
                <table:data-pilot-member table:name="2,1185" table:display="true" table:show-details="true"/>
                <table:data-pilot-member table:name="2,11942" table:display="true" table:show-details="true"/>
                <table:data-pilot-member table:name="2,11948" table:display="true" table:show-details="true"/>
                <table:data-pilot-member table:name="2,11999" table:display="true" table:show-details="true"/>
                <table:data-pilot-member table:name="2,12" table:display="true" table:show-details="true"/>
                <table:data-pilot-member table:name="2,12028" table:display="true" table:show-details="true"/>
                <table:data-pilot-member table:name="2,12119" table:display="true" table:show-details="true"/>
                <table:data-pilot-member table:name="2,12206" table:display="true" table:show-details="true"/>
                <table:data-pilot-member table:name="2,12257" table:display="true" table:show-details="true"/>
                <table:data-pilot-member table:name="2,12272" table:display="true" table:show-details="true"/>
                <table:data-pilot-member table:name="2,12346" table:display="true" table:show-details="true"/>
                <table:data-pilot-member table:name="2,1239" table:display="true" table:show-details="true"/>
                <table:data-pilot-member table:name="2,12394" table:display="true" table:show-details="true"/>
                <table:data-pilot-member table:name="2,12407" table:display="true" table:show-details="true"/>
                <table:data-pilot-member table:name="2,12436" table:display="true" table:show-details="true"/>
                <table:data-pilot-member table:name="2,12454" table:display="true" table:show-details="true"/>
                <table:data-pilot-member table:name="2,12489" table:display="true" table:show-details="true"/>
                <table:data-pilot-member table:name="2,12497" table:display="true" table:show-details="true"/>
                <table:data-pilot-member table:name="2,12537" table:display="true" table:show-details="true"/>
                <table:data-pilot-member table:name="2,1256" table:display="true" table:show-details="true"/>
                <table:data-pilot-member table:name="2,1263" table:display="true" table:show-details="true"/>
                <table:data-pilot-member table:name="2,12637" table:display="true" table:show-details="true"/>
                <table:data-pilot-member table:name="2,12679" table:display="true" table:show-details="true"/>
                <table:data-pilot-member table:name="2,12683" table:display="true" table:show-details="true"/>
                <table:data-pilot-member table:name="2,12744" table:display="true" table:show-details="true"/>
                <table:data-pilot-member table:name="2,12757" table:display="true" table:show-details="true"/>
                <table:data-pilot-member table:name="2,12795" table:display="true" table:show-details="true"/>
                <table:data-pilot-member table:name="2,12799" table:display="true" table:show-details="true"/>
                <table:data-pilot-member table:name="2,12973" table:display="true" table:show-details="true"/>
                <table:data-pilot-member table:name="2,12987" table:display="true" table:show-details="true"/>
                <table:data-pilot-member table:name="2,13014" table:display="true" table:show-details="true"/>
                <table:data-pilot-member table:name="2,13034" table:display="true" table:show-details="true"/>
                <table:data-pilot-member table:name="2,13048" table:display="true" table:show-details="true"/>
                <table:data-pilot-member table:name="2,13057" table:display="true" table:show-details="true"/>
                <table:data-pilot-member table:name="2,13231" table:display="true" table:show-details="true"/>
                <table:data-pilot-member table:name="2,13347" table:display="true" table:show-details="true"/>
                <table:data-pilot-member table:name="2,13437" table:display="true" table:show-details="true"/>
                <table:data-pilot-member table:name="2,13538" table:display="true" table:show-details="true"/>
                <table:data-pilot-member table:name="2,13692" table:display="true" table:show-details="true"/>
                <table:data-pilot-member table:name="2,137" table:display="true" table:show-details="true"/>
                <table:data-pilot-member table:name="2,1381" table:display="true" table:show-details="true"/>
                <table:data-pilot-member table:name="2,14803" table:display="true" table:show-details="true"/>
                <table:data-pilot-member table:name="2,14989" table:display="true" table:show-details="true"/>
                <table:data-pilot-member table:name="2,15363" table:display="true" table:show-details="true"/>
                <table:data-pilot-member table:name="2,15593" table:display="true" table:show-details="true"/>
                <table:data-pilot-member table:name="2,16348" table:display="true" table:show-details="true"/>
                <table:data-pilot-member table:name="2,16607" table:display="true" table:show-details="true"/>
                <table:data-pilot-member table:name="2,16848" table:display="true" table:show-details="true"/>
                <table:data-pilot-member table:name="2,17078" table:display="true" table:show-details="true"/>
                <table:data-pilot-member table:name="2,1898" table:display="true" table:show-details="true"/>
                <table:data-pilot-member table:name="2,20138" table:display="true" table:show-details="true"/>
                <table:data-pilot-member table:name="2,23722" table:display="true" table:show-details="true"/>
                <table:data-pilot-member table:name="2,25818" table:display="true" table:show-details="true"/>
                <table:data-pilot-member table:name="2,25942" table:display="true" table:show-details="true"/>
                <table:data-pilot-member table:name="2,25947" table:display="true" table:show-details="true"/>
                <table:data-pilot-member table:name="2,25992" table:display="true" table:show-details="true"/>
                <table:data-pilot-member table:name="2,26003" table:display="true" table:show-details="true"/>
                <table:data-pilot-member table:name="2,26012" table:display="true" table:show-details="true"/>
                <table:data-pilot-member table:name="2,26156" table:display="true" table:show-details="true"/>
                <table:data-pilot-member table:name="2,26167" table:display="true" table:show-details="true"/>
                <table:data-pilot-member table:name="2,26178" table:display="true" table:show-details="true"/>
                <table:data-pilot-member table:name="2,26205" table:display="true" table:show-details="true"/>
                <table:data-pilot-member table:name="2,26269" table:display="true" table:show-details="true"/>
                <table:data-pilot-member table:name="2,26308" table:display="true" table:show-details="true"/>
                <table:data-pilot-member table:name="2,26326" table:display="true" table:show-details="true"/>
                <table:data-pilot-member table:name="2,26332" table:display="true" table:show-details="true"/>
                <table:data-pilot-member table:name="2,26347" table:display="true" table:show-details="true"/>
                <table:data-pilot-member table:name="2,2635" table:display="true" table:show-details="true"/>
                <table:data-pilot-member table:name="2,26358" table:display="true" table:show-details="true"/>
                <table:data-pilot-member table:name="2,26361" table:display="true" table:show-details="true"/>
                <table:data-pilot-member table:name="2,26372" table:display="true" table:show-details="true"/>
                <table:data-pilot-member table:name="2,26411" table:display="true" table:show-details="true"/>
                <table:data-pilot-member table:name="2,26434" table:display="true" table:show-details="true"/>
                <table:data-pilot-member table:name="2,26436" table:display="true" table:show-details="true"/>
                <table:data-pilot-member table:name="2,26439" table:display="true" table:show-details="true"/>
                <table:data-pilot-member table:name="2,26479" table:display="true" table:show-details="true"/>
                <table:data-pilot-member table:name="2,26486" table:display="true" table:show-details="true"/>
                <table:data-pilot-member table:name="2,26498" table:display="true" table:show-details="true"/>
                <table:data-pilot-member table:name="2,26499" table:display="true" table:show-details="true"/>
                <table:data-pilot-member table:name="2,26528" table:display="true" table:show-details="true"/>
                <table:data-pilot-member table:name="2,2653" table:display="true" table:show-details="true"/>
                <table:data-pilot-member table:name="2,26558" table:display="true" table:show-details="true"/>
                <table:data-pilot-member table:name="2,26587" table:display="true" table:show-details="true"/>
                <table:data-pilot-member table:name="2,26598" table:display="true" table:show-details="true"/>
                <table:data-pilot-member table:name="2,26606" table:display="true" table:show-details="true"/>
                <table:data-pilot-member table:name="2,26682" table:display="true" table:show-details="true"/>
                <table:data-pilot-member table:name="2,26687" table:display="true" table:show-details="true"/>
                <table:data-pilot-member table:name="2,26688" table:display="true" table:show-details="true"/>
                <table:data-pilot-member table:name="2,26706" table:display="true" table:show-details="true"/>
                <table:data-pilot-member table:name="2,26714" table:display="true" table:show-details="true"/>
                <table:data-pilot-member table:name="2,2672" table:display="true" table:show-details="true"/>
                <table:data-pilot-member table:name="2,26725" table:display="true" table:show-details="true"/>
                <table:data-pilot-member table:name="2,26758" table:display="true" table:show-details="true"/>
                <table:data-pilot-member table:name="2,26786" table:display="true" table:show-details="true"/>
                <table:data-pilot-member table:name="2,26789" table:display="true" table:show-details="true"/>
                <table:data-pilot-member table:name="2,26791" table:display="true" table:show-details="true"/>
                <table:data-pilot-member table:name="2,26796" table:display="true" table:show-details="true"/>
                <table:data-pilot-member table:name="2,26803" table:display="true" table:show-details="true"/>
                <table:data-pilot-member table:name="2,26897" table:display="true" table:show-details="true"/>
                <table:data-pilot-member table:name="2,26943" table:display="true" table:show-details="true"/>
                <table:data-pilot-member table:name="2,26993" table:display="true" table:show-details="true"/>
                <table:data-pilot-member table:name="2,27013" table:display="true" table:show-details="true"/>
                <table:data-pilot-member table:name="2,27014" table:display="true" table:show-details="true"/>
                <table:data-pilot-member table:name="2,27055" table:display="true" table:show-details="true"/>
                <table:data-pilot-member table:name="2,27058" table:display="true" table:show-details="true"/>
                <table:data-pilot-member table:name="2,271" table:display="true" table:show-details="true"/>
                <table:data-pilot-member table:name="2,27104" table:display="true" table:show-details="true"/>
                <table:data-pilot-member table:name="2,27115" table:display="true" table:show-details="true"/>
                <table:data-pilot-member table:name="2,27123" table:display="true" table:show-details="true"/>
                <table:data-pilot-member table:name="2,27156" table:display="true" table:show-details="true"/>
                <table:data-pilot-member table:name="2,27269" table:display="true" table:show-details="true"/>
                <table:data-pilot-member table:name="2,27295" table:display="true" table:show-details="true"/>
                <table:data-pilot-member table:name="2,27337" table:display="true" table:show-details="true"/>
                <table:data-pilot-member table:name="2,2736" table:display="true" table:show-details="true"/>
                <table:data-pilot-member table:name="2,27401" table:display="true" table:show-details="true"/>
                <table:data-pilot-member table:name="2,27415" table:display="true" table:show-details="true"/>
                <table:data-pilot-member table:name="2,27447" table:display="true" table:show-details="true"/>
                <table:data-pilot-member table:name="2,2746" table:display="true" table:show-details="true"/>
                <table:data-pilot-member table:name="2,27482" table:display="true" table:show-details="true"/>
                <table:data-pilot-member table:name="2,27493" table:display="true" table:show-details="true"/>
                <table:data-pilot-member table:name="2,27543" table:display="true" table:show-details="true"/>
                <table:data-pilot-member table:name="2,27571" table:display="true" table:show-details="true"/>
                <table:data-pilot-member table:name="2,27586" table:display="true" table:show-details="true"/>
                <table:data-pilot-member table:name="2,27611" table:display="true" table:show-details="true"/>
                <table:data-pilot-member table:name="2,27616" table:display="true" table:show-details="true"/>
                <table:data-pilot-member table:name="2,27706" table:display="true" table:show-details="true"/>
                <table:data-pilot-member table:name="2,27879" table:display="true" table:show-details="true"/>
                <table:data-pilot-member table:name="2,27901" table:display="true" table:show-details="true"/>
                <table:data-pilot-member table:name="2,27917" table:display="true" table:show-details="true"/>
                <table:data-pilot-member table:name="2,28003" table:display="true" table:show-details="true"/>
                <table:data-pilot-member table:name="2,28281" table:display="true" table:show-details="true"/>
                <table:data-pilot-member table:name="2,28326" table:display="true" table:show-details="true"/>
                <table:data-pilot-member table:name="2,28346" table:display="true" table:show-details="true"/>
                <table:data-pilot-member table:name="2,28447" table:display="true" table:show-details="true"/>
                <table:data-pilot-member table:name="2,28455" table:display="true" table:show-details="true"/>
                <table:data-pilot-member table:name="2,28586" table:display="true" table:show-details="true"/>
                <table:data-pilot-member table:name="2,28746" table:display="true" table:show-details="true"/>
                <table:data-pilot-member table:name="2,28899" table:display="true" table:show-details="true"/>
                <table:data-pilot-member table:name="2,29347" table:display="true" table:show-details="true"/>
                <table:data-pilot-member table:name="2,29353" table:display="true" table:show-details="true"/>
                <table:data-pilot-member table:name="2,29361" table:display="true" table:show-details="true"/>
                <table:data-pilot-member table:name="2,29507" table:display="true" table:show-details="true"/>
                <table:data-pilot-member table:name="2,29579" table:display="true" table:show-details="true"/>
                <table:data-pilot-member table:name="2,29728" table:display="true" table:show-details="true"/>
                <table:data-pilot-member table:name="2,30241" table:display="true" table:show-details="true"/>
                <table:data-pilot-member table:name="2,30295" table:display="true" table:show-details="true"/>
                <table:data-pilot-member table:name="2,30564" table:display="true" table:show-details="true"/>
                <table:data-pilot-member table:name="2,3063" table:display="true" table:show-details="true"/>
                <table:data-pilot-member table:name="2,31053" table:display="true" table:show-details="true"/>
                <table:data-pilot-member table:name="2,32142" table:display="true" table:show-details="true"/>
                <table:data-pilot-member table:name="2,3227" table:display="true" table:show-details="true"/>
                <table:data-pilot-member table:name="2,32346" table:display="true" table:show-details="true"/>
                <table:data-pilot-member table:name="2,32367" table:display="true" table:show-details="true"/>
                <table:data-pilot-member table:name="2,32462" table:display="true" table:show-details="true"/>
                <table:data-pilot-member table:name="2,33658" table:display="true" table:show-details="true"/>
                <table:data-pilot-member table:name="2,3834" table:display="true" table:show-details="true"/>
                <table:data-pilot-member table:name="2,38523" table:display="true" table:show-details="true"/>
                <table:data-pilot-member table:name="2,39321" table:display="true" table:show-details="true"/>
                <table:data-pilot-member table:name="2,39684" table:display="true" table:show-details="true"/>
                <table:data-pilot-member table:name="2,39772" table:display="true" table:show-details="true"/>
                <table:data-pilot-member table:name="2,40022" table:display="true" table:show-details="true"/>
                <table:data-pilot-member table:name="2,4003" table:display="true" table:show-details="true"/>
                <table:data-pilot-member table:name="2,40056" table:display="true" table:show-details="true"/>
                <table:data-pilot-member table:name="2,40221" table:display="true" table:show-details="true"/>
                <table:data-pilot-member table:name="2,40349" table:display="true" table:show-details="true"/>
                <table:data-pilot-member table:name="2,40374" table:display="true" table:show-details="true"/>
                <table:data-pilot-member table:name="2,40402" table:display="true" table:show-details="true"/>
                <table:data-pilot-member table:name="2,40541" table:display="true" table:show-details="true"/>
                <table:data-pilot-member table:name="2,40543" table:display="true" table:show-details="true"/>
                <table:data-pilot-member table:name="2,40732" table:display="true" table:show-details="true"/>
                <table:data-pilot-member table:name="2,40839" table:display="true" table:show-details="true"/>
                <table:data-pilot-member table:name="2,40932" table:display="true" table:show-details="true"/>
                <table:data-pilot-member table:name="2,40978" table:display="true" table:show-details="true"/>
                <table:data-pilot-member table:name="2,41107" table:display="true" table:show-details="true"/>
                <table:data-pilot-member table:name="2,41123" table:display="true" table:show-details="true"/>
                <table:data-pilot-member table:name="2,41134" table:display="true" table:show-details="true"/>
                <table:data-pilot-member table:name="2,41186" table:display="true" table:show-details="true"/>
                <table:data-pilot-member table:name="2,41193" table:display="true" table:show-details="true"/>
                <table:data-pilot-member table:name="2,41246" table:display="true" table:show-details="true"/>
                <table:data-pilot-member table:name="2,4125" table:display="true" table:show-details="true"/>
                <table:data-pilot-member table:name="2,41282" table:display="true" table:show-details="true"/>
                <table:data-pilot-member table:name="2,4144" table:display="true" table:show-details="true"/>
                <table:data-pilot-member table:name="2,41621" table:display="true" table:show-details="true"/>
                <table:data-pilot-member table:name="2,41729" table:display="true" table:show-details="true"/>
                <table:data-pilot-member table:name="2,41808" table:display="true" table:show-details="true"/>
                <table:data-pilot-member table:name="2,41841" table:display="true" table:show-details="true"/>
                <table:data-pilot-member table:name="2,41856" table:display="true" table:show-details="true"/>
                <table:data-pilot-member table:name="2,41868" table:display="true" table:show-details="true"/>
                <table:data-pilot-member table:name="2,42131" table:display="true" table:show-details="true"/>
                <table:data-pilot-member table:name="2,42169" table:display="true" table:show-details="true"/>
                <table:data-pilot-member table:name="2,42187" table:display="true" table:show-details="true"/>
                <table:data-pilot-member table:name="2,42213" table:display="true" table:show-details="true"/>
                <table:data-pilot-member table:name="2,42216" table:display="true" table:show-details="true"/>
                <table:data-pilot-member table:name="2,42345" table:display="true" table:show-details="true"/>
                <table:data-pilot-member table:name="2,42583" table:display="true" table:show-details="true"/>
                <table:data-pilot-member table:name="2,42591" table:display="true" table:show-details="true"/>
                <table:data-pilot-member table:name="2,42596" table:display="true" table:show-details="true"/>
                <table:data-pilot-member table:name="2,4304" table:display="true" table:show-details="true"/>
                <table:data-pilot-member table:name="2,43068" table:display="true" table:show-details="true"/>
                <table:data-pilot-member table:name="2,43112" table:display="true" table:show-details="true"/>
                <table:data-pilot-member table:name="2,43116" table:display="true" table:show-details="true"/>
                <table:data-pilot-member table:name="2,43131" table:display="true" table:show-details="true"/>
                <table:data-pilot-member table:name="2,43233" table:display="true" table:show-details="true"/>
                <table:data-pilot-member table:name="2,43245" table:display="true" table:show-details="true"/>
                <table:data-pilot-member table:name="2,43532" table:display="true" table:show-details="true"/>
                <table:data-pilot-member table:name="2,43657" table:display="true" table:show-details="true"/>
                <table:data-pilot-member table:name="2,43789" table:display="true" table:show-details="true"/>
                <table:data-pilot-member table:name="2,43812" table:display="true" table:show-details="true"/>
                <table:data-pilot-member table:name="2,43873" table:display="true" table:show-details="true"/>
                <table:data-pilot-member table:name="2,43927" table:display="true" table:show-details="true"/>
                <table:data-pilot-member table:name="2,44021" table:display="true" table:show-details="true"/>
                <table:data-pilot-member table:name="2,44088" table:display="true" table:show-details="true"/>
                <table:data-pilot-member table:name="2,44129" table:display="true" table:show-details="true"/>
                <table:data-pilot-member table:name="2,44271" table:display="true" table:show-details="true"/>
                <table:data-pilot-member table:name="2,44308" table:display="true" table:show-details="true"/>
                <table:data-pilot-member table:name="2,44411" table:display="true" table:show-details="true"/>
                <table:data-pilot-member table:name="2,44436" table:display="true" table:show-details="true"/>
                <table:data-pilot-member table:name="2,44672" table:display="true" table:show-details="true"/>
                <table:data-pilot-member table:name="2,45052" table:display="true" table:show-details="true"/>
                <table:data-pilot-member table:name="2,45103" table:display="true" table:show-details="true"/>
                <table:data-pilot-member table:name="2,45124" table:display="true" table:show-details="true"/>
                <table:data-pilot-member table:name="2,45137" table:display="true" table:show-details="true"/>
                <table:data-pilot-member table:name="2,45285" table:display="true" table:show-details="true"/>
                <table:data-pilot-member table:name="2,45438" table:display="true" table:show-details="true"/>
                <table:data-pilot-member table:name="2,45666" table:display="true" table:show-details="true"/>
                <table:data-pilot-member table:name="2,45845" table:display="true" table:show-details="true"/>
                <table:data-pilot-member table:name="2,46054" table:display="true" table:show-details="true"/>
                <table:data-pilot-member table:name="2,46289" table:display="true" table:show-details="true"/>
                <table:data-pilot-member table:name="2,4632" table:display="true" table:show-details="true"/>
                <table:data-pilot-member table:name="2,46326" table:display="true" table:show-details="true"/>
                <table:data-pilot-member table:name="2,46449" table:display="true" table:show-details="true"/>
                <table:data-pilot-member table:name="2,46508" table:display="true" table:show-details="true"/>
                <table:data-pilot-member table:name="2,47169" table:display="true" table:show-details="true"/>
                <table:data-pilot-member table:name="2,47172" table:display="true" table:show-details="true"/>
                <table:data-pilot-member table:name="2,47189" table:display="true" table:show-details="true"/>
                <table:data-pilot-member table:name="2,47209" table:display="true" table:show-details="true"/>
                <table:data-pilot-member table:name="2,47237" table:display="true" table:show-details="true"/>
                <table:data-pilot-member table:name="2,47434" table:display="true" table:show-details="true"/>
                <table:data-pilot-member table:name="2,47465" table:display="true" table:show-details="true"/>
                <table:data-pilot-member table:name="2,47487" table:display="true" table:show-details="true"/>
                <table:data-pilot-member table:name="2,47701" table:display="true" table:show-details="true"/>
                <table:data-pilot-member table:name="2,4837" table:display="true" table:show-details="true"/>
                <table:data-pilot-member table:name="2,49226" table:display="true" table:show-details="true"/>
                <table:data-pilot-member table:name="2,49633" table:display="true" table:show-details="true"/>
                <table:data-pilot-member table:name="2,50353" table:display="true" table:show-details="true"/>
                <table:data-pilot-member table:name="2,50505" table:display="true" table:show-details="true"/>
                <table:data-pilot-member table:name="2,51246" table:display="true" table:show-details="true"/>
                <table:data-pilot-member table:name="2,52631" table:display="true" table:show-details="true"/>
                <table:data-pilot-member table:name="2,54938" table:display="true" table:show-details="true"/>
                <table:data-pilot-member table:name="2,5531" table:display="true" table:show-details="true"/>
                <table:data-pilot-member table:name="2,55454" table:display="true" table:show-details="true"/>
                <table:data-pilot-member table:name="2,60629" table:display="true" table:show-details="true"/>
                <table:data-pilot-member table:name="2,61401" table:display="true" table:show-details="true"/>
                <table:data-pilot-member table:name="2,63105" table:display="true" table:show-details="true"/>
                <table:data-pilot-member table:name="2,63299" table:display="true" table:show-details="true"/>
                <table:data-pilot-member table:name="2,63694" table:display="true" table:show-details="true"/>
                <table:data-pilot-member table:name="2,63817" table:display="true" table:show-details="true"/>
                <table:data-pilot-member table:name="2,64044" table:display="true" table:show-details="true"/>
                <table:data-pilot-member table:name="2,64371" table:display="true" table:show-details="true"/>
                <table:data-pilot-member table:name="2,64385" table:display="true" table:show-details="true"/>
                <table:data-pilot-member table:name="2,64436" table:display="true" table:show-details="true"/>
                <table:data-pilot-member table:name="2,64456" table:display="true" table:show-details="true"/>
                <table:data-pilot-member table:name="2,64486" table:display="true" table:show-details="true"/>
                <table:data-pilot-member table:name="2,64501" table:display="true" table:show-details="true"/>
                <table:data-pilot-member table:name="2,64502" table:display="true" table:show-details="true"/>
                <table:data-pilot-member table:name="2,64599" table:display="true" table:show-details="true"/>
                <table:data-pilot-member table:name="2,64607" table:display="true" table:show-details="true"/>
                <table:data-pilot-member table:name="2,64727" table:display="true" table:show-details="true"/>
                <table:data-pilot-member table:name="2,64745" table:display="true" table:show-details="true"/>
                <table:data-pilot-member table:name="2,64768" table:display="true" table:show-details="true"/>
                <table:data-pilot-member table:name="2,64776" table:display="true" table:show-details="true"/>
                <table:data-pilot-member table:name="2,64865" table:display="true" table:show-details="true"/>
                <table:data-pilot-member table:name="2,64919" table:display="true" table:show-details="true"/>
                <table:data-pilot-member table:name="2,64987" table:display="true" table:show-details="true"/>
                <table:data-pilot-member table:name="2,65043" table:display="true" table:show-details="true"/>
                <table:data-pilot-member table:name="2,65074" table:display="true" table:show-details="true"/>
                <table:data-pilot-member table:name="2,65137" table:display="true" table:show-details="true"/>
                <table:data-pilot-member table:name="2,65149" table:display="true" table:show-details="true"/>
                <table:data-pilot-member table:name="2,65179" table:display="true" table:show-details="true"/>
                <table:data-pilot-member table:name="2,6518" table:display="true" table:show-details="true"/>
                <table:data-pilot-member table:name="2,65204" table:display="true" table:show-details="true"/>
                <table:data-pilot-member table:name="2,65217" table:display="true" table:show-details="true"/>
                <table:data-pilot-member table:name="2,65236" table:display="true" table:show-details="true"/>
                <table:data-pilot-member table:name="2,65279" table:display="true" table:show-details="true"/>
                <table:data-pilot-member table:name="2,65373" table:display="true" table:show-details="true"/>
                <table:data-pilot-member table:name="2,65408" table:display="true" table:show-details="true"/>
                <table:data-pilot-member table:name="2,65422" table:display="true" table:show-details="true"/>
                <table:data-pilot-member table:name="2,6544" table:display="true" table:show-details="true"/>
                <table:data-pilot-member table:name="2,65494" table:display="true" table:show-details="true"/>
                <table:data-pilot-member table:name="2,65597" table:display="true" table:show-details="true"/>
                <table:data-pilot-member table:name="2,65606" table:display="true" table:show-details="true"/>
                <table:data-pilot-member table:name="2,65635" table:display="true" table:show-details="true"/>
                <table:data-pilot-member table:name="2,65646" table:display="true" table:show-details="true"/>
                <table:data-pilot-member table:name="2,65657" table:display="true" table:show-details="true"/>
                <table:data-pilot-member table:name="2,6567" table:display="true" table:show-details="true"/>
                <table:data-pilot-member table:name="2,65672" table:display="true" table:show-details="true"/>
                <table:data-pilot-member table:name="2,65694" table:display="true" table:show-details="true"/>
                <table:data-pilot-member table:name="2,6571" table:display="true" table:show-details="true"/>
                <table:data-pilot-member table:name="2,65724" table:display="true" table:show-details="true"/>
                <table:data-pilot-member table:name="2,65726" table:display="true" table:show-details="true"/>
                <table:data-pilot-member table:name="2,65753" table:display="true" table:show-details="true"/>
                <table:data-pilot-member table:name="2,65758" table:display="true" table:show-details="true"/>
                <table:data-pilot-member table:name="2,65803" table:display="true" table:show-details="true"/>
                <table:data-pilot-member table:name="2,65819" table:display="true" table:show-details="true"/>
                <table:data-pilot-member table:name="2,65821" table:display="true" table:show-details="true"/>
                <table:data-pilot-member table:name="2,65825" table:display="true" table:show-details="true"/>
                <table:data-pilot-member table:name="2,65836" table:display="true" table:show-details="true"/>
                <table:data-pilot-member table:name="2,6585" table:display="true" table:show-details="true"/>
                <table:data-pilot-member table:name="2,65868" table:display="true" table:show-details="true"/>
                <table:data-pilot-member table:name="2,65934" table:display="true" table:show-details="true"/>
                <table:data-pilot-member table:name="2,65944" table:display="true" table:show-details="true"/>
                <table:data-pilot-member table:name="2,65961" table:display="true" table:show-details="true"/>
                <table:data-pilot-member table:name="2,66005" table:display="true" table:show-details="true"/>
                <table:data-pilot-member table:name="2,66012" table:display="true" table:show-details="true"/>
                <table:data-pilot-member table:name="2,66026" table:display="true" table:show-details="true"/>
                <table:data-pilot-member table:name="2,66031" table:display="true" table:show-details="true"/>
                <table:data-pilot-member table:name="2,66034" table:display="true" table:show-details="true"/>
                <table:data-pilot-member table:name="2,66054" table:display="true" table:show-details="true"/>
                <table:data-pilot-member table:name="2,66061" table:display="true" table:show-details="true"/>
                <table:data-pilot-member table:name="2,66069" table:display="true" table:show-details="true"/>
                <table:data-pilot-member table:name="2,6607" table:display="true" table:show-details="true"/>
                <table:data-pilot-member table:name="2,66082" table:display="true" table:show-details="true"/>
                <table:data-pilot-member table:name="2,66091" table:display="true" table:show-details="true"/>
                <table:data-pilot-member table:name="2,66117" table:display="true" table:show-details="true"/>
                <table:data-pilot-member table:name="2,66174" table:display="true" table:show-details="true"/>
                <table:data-pilot-member table:name="2,6622" table:display="true" table:show-details="true"/>
                <table:data-pilot-member table:name="2,66237" table:display="true" table:show-details="true"/>
                <table:data-pilot-member table:name="2,6625" table:display="true" table:show-details="true"/>
                <table:data-pilot-member table:name="2,66257" table:display="true" table:show-details="true"/>
                <table:data-pilot-member table:name="2,66259" table:display="true" table:show-details="true"/>
                <table:data-pilot-member table:name="2,66267" table:display="true" table:show-details="true"/>
                <table:data-pilot-member table:name="2,663" table:display="true" table:show-details="true"/>
                <table:data-pilot-member table:name="2,6632" table:display="true" table:show-details="true"/>
                <table:data-pilot-member table:name="2,6637" table:display="true" table:show-details="true"/>
                <table:data-pilot-member table:name="2,66382" table:display="true" table:show-details="true"/>
                <table:data-pilot-member table:name="2,66412" table:display="true" table:show-details="true"/>
                <table:data-pilot-member table:name="2,66438" table:display="true" table:show-details="true"/>
                <table:data-pilot-member table:name="2,66476" table:display="true" table:show-details="true"/>
                <table:data-pilot-member table:name="2,66516" table:display="true" table:show-details="true"/>
                <table:data-pilot-member table:name="2,6654" table:display="true" table:show-details="true"/>
                <table:data-pilot-member table:name="2,66564" table:display="true" table:show-details="true"/>
                <table:data-pilot-member table:name="2,66634" table:display="true" table:show-details="true"/>
                <table:data-pilot-member table:name="2,66673" table:display="true" table:show-details="true"/>
                <table:data-pilot-member table:name="2,6671" table:display="true" table:show-details="true"/>
                <table:data-pilot-member table:name="2,66713" table:display="true" table:show-details="true"/>
                <table:data-pilot-member table:name="2,66715" table:display="true" table:show-details="true"/>
                <table:data-pilot-member table:name="2,66735" table:display="true" table:show-details="true"/>
                <table:data-pilot-member table:name="2,6676" table:display="true" table:show-details="true"/>
                <table:data-pilot-member table:name="2,66821" table:display="true" table:show-details="true"/>
                <table:data-pilot-member table:name="2,66918" table:display="true" table:show-details="true"/>
                <table:data-pilot-member table:name="2,66937" table:display="true" table:show-details="true"/>
                <table:data-pilot-member table:name="2,67146" table:display="true" table:show-details="true"/>
                <table:data-pilot-member table:name="2,67167" table:display="true" table:show-details="true"/>
                <table:data-pilot-member table:name="2,67171" table:display="true" table:show-details="true"/>
                <table:data-pilot-member table:name="2,67226" table:display="true" table:show-details="true"/>
                <table:data-pilot-member table:name="2,67254" table:display="true" table:show-details="true"/>
                <table:data-pilot-member table:name="2,67273" table:display="true" table:show-details="true"/>
                <table:data-pilot-member table:name="2,6728" table:display="true" table:show-details="true"/>
                <table:data-pilot-member table:name="2,67328" table:display="true" table:show-details="true"/>
                <table:data-pilot-member table:name="2,67388" table:display="true" table:show-details="true"/>
                <table:data-pilot-member table:name="2,67406" table:display="true" table:show-details="true"/>
                <table:data-pilot-member table:name="2,67421" table:display="true" table:show-details="true"/>
                <table:data-pilot-member table:name="2,67434" table:display="true" table:show-details="true"/>
                <table:data-pilot-member table:name="2,6752" table:display="true" table:show-details="true"/>
                <table:data-pilot-member table:name="2,67566" table:display="true" table:show-details="true"/>
                <table:data-pilot-member table:name="2,67616" table:display="true" table:show-details="true"/>
                <table:data-pilot-member table:name="2,6776" table:display="true" table:show-details="true"/>
                <table:data-pilot-member table:name="2,67847" table:display="true" table:show-details="true"/>
                <table:data-pilot-member table:name="2,6789" table:display="true" table:show-details="true"/>
                <table:data-pilot-member table:name="2,68076" table:display="true" table:show-details="true"/>
                <table:data-pilot-member table:name="2,68102" table:display="true" table:show-details="true"/>
                <table:data-pilot-member table:name="2,68107" table:display="true" table:show-details="true"/>
                <table:data-pilot-member table:name="2,68182" table:display="true" table:show-details="true"/>
                <table:data-pilot-member table:name="2,68187" table:display="true" table:show-details="true"/>
                <table:data-pilot-member table:name="2,68193" table:display="true" table:show-details="true"/>
                <table:data-pilot-member table:name="2,68196" table:display="true" table:show-details="true"/>
                <table:data-pilot-member table:name="2,68378" table:display="true" table:show-details="true"/>
                <table:data-pilot-member table:name="2,68379" table:display="true" table:show-details="true"/>
                <table:data-pilot-member table:name="2,68399" table:display="true" table:show-details="true"/>
                <table:data-pilot-member table:name="2,68402" table:display="true" table:show-details="true"/>
                <table:data-pilot-member table:name="2,68537" table:display="true" table:show-details="true"/>
                <table:data-pilot-member table:name="2,68627" table:display="true" table:show-details="true"/>
                <table:data-pilot-member table:name="2,68639" table:display="true" table:show-details="true"/>
                <table:data-pilot-member table:name="2,68693" table:display="true" table:show-details="true"/>
                <table:data-pilot-member table:name="2,68703" table:display="true" table:show-details="true"/>
                <table:data-pilot-member table:name="2,68773" table:display="true" table:show-details="true"/>
                <table:data-pilot-member table:name="2,68777" table:display="true" table:show-details="true"/>
                <table:data-pilot-member table:name="2,68852" table:display="true" table:show-details="true"/>
                <table:data-pilot-member table:name="2,68899" table:display="true" table:show-details="true"/>
                <table:data-pilot-member table:name="2,6918" table:display="true" table:show-details="true"/>
                <table:data-pilot-member table:name="2,69215" table:display="true" table:show-details="true"/>
                <table:data-pilot-member table:name="2,69472" table:display="true" table:show-details="true"/>
                <table:data-pilot-member table:name="2,69473" table:display="true" table:show-details="true"/>
                <table:data-pilot-member table:name="2,69481" table:display="true" table:show-details="true"/>
                <table:data-pilot-member table:name="2,69508" table:display="true" table:show-details="true"/>
                <table:data-pilot-member table:name="2,69563" table:display="true" table:show-details="true"/>
                <table:data-pilot-member table:name="2,69659" table:display="true" table:show-details="true"/>
                <table:data-pilot-member table:name="2,69673" table:display="true" table:show-details="true"/>
                <table:data-pilot-member table:name="2,69694" table:display="true" table:show-details="true"/>
                <table:data-pilot-member table:name="2,69752" table:display="true" table:show-details="true"/>
                <table:data-pilot-member table:name="2,69816" table:display="true" table:show-details="true"/>
                <table:data-pilot-member table:name="2,69859" table:display="true" table:show-details="true"/>
                <table:data-pilot-member table:name="2,69944" table:display="true" table:show-details="true"/>
                <table:data-pilot-member table:name="2,70105" table:display="true" table:show-details="true"/>
                <table:data-pilot-member table:name="2,70125" table:display="true" table:show-details="true"/>
                <table:data-pilot-member table:name="2,70238" table:display="true" table:show-details="true"/>
                <table:data-pilot-member table:name="2,7045" table:display="true" table:show-details="true"/>
                <table:data-pilot-member table:name="2,70474" table:display="true" table:show-details="true"/>
                <table:data-pilot-member table:name="2,70549" table:display="true" table:show-details="true"/>
                <table:data-pilot-member table:name="2,70682" table:display="true" table:show-details="true"/>
                <table:data-pilot-member table:name="2,70734" table:display="true" table:show-details="true"/>
                <table:data-pilot-member table:name="2,70887" table:display="true" table:show-details="true"/>
                <table:data-pilot-member table:name="2,70916" table:display="true" table:show-details="true"/>
                <table:data-pilot-member table:name="2,71036" table:display="true" table:show-details="true"/>
                <table:data-pilot-member table:name="2,71206" table:display="true" table:show-details="true"/>
                <table:data-pilot-member table:name="2,71258" table:display="true" table:show-details="true"/>
                <table:data-pilot-member table:name="2,71282" table:display="true" table:show-details="true"/>
                <table:data-pilot-member table:name="2,71465" table:display="true" table:show-details="true"/>
                <table:data-pilot-member table:name="2,71716" table:display="true" table:show-details="true"/>
                <table:data-pilot-member table:name="2,71722" table:display="true" table:show-details="true"/>
                <table:data-pilot-member table:name="2,72225" table:display="true" table:show-details="true"/>
                <table:data-pilot-member table:name="2,72558" table:display="true" table:show-details="true"/>
                <table:data-pilot-member table:name="2,72734" table:display="true" table:show-details="true"/>
                <table:data-pilot-member table:name="2,72912" table:display="true" table:show-details="true"/>
                <table:data-pilot-member table:name="2,72942" table:display="true" table:show-details="true"/>
                <table:data-pilot-member table:name="2,73059" table:display="true" table:show-details="true"/>
                <table:data-pilot-member table:name="2,7314" table:display="true" table:show-details="true"/>
                <table:data-pilot-member table:name="2,74018" table:display="true" table:show-details="true"/>
                <table:data-pilot-member table:name="2,74454" table:display="true" table:show-details="true"/>
                <table:data-pilot-member table:name="2,74715" table:display="true" table:show-details="true"/>
                <table:data-pilot-member table:name="2,74743" table:display="true" table:show-details="true"/>
                <table:data-pilot-member table:name="2,75251" table:display="true" table:show-details="true"/>
                <table:data-pilot-member table:name="2,75583" table:display="true" table:show-details="true"/>
                <table:data-pilot-member table:name="2,75777" table:display="true" table:show-details="true"/>
                <table:data-pilot-member table:name="2,76198" table:display="true" table:show-details="true"/>
                <table:data-pilot-member table:name="2,76739" table:display="true" table:show-details="true"/>
                <table:data-pilot-member table:name="2,77687" table:display="true" table:show-details="true"/>
                <table:data-pilot-member table:name="2,79871" table:display="true" table:show-details="true"/>
                <table:data-pilot-member table:name="2,80047" table:display="true" table:show-details="true"/>
                <table:data-pilot-member table:name="2,80095" table:display="true" table:show-details="true"/>
                <table:data-pilot-member table:name="2,81846" table:display="true" table:show-details="true"/>
                <table:data-pilot-member table:name="2,82855" table:display="true" table:show-details="true"/>
                <table:data-pilot-member table:name="2,83911" table:display="true" table:show-details="true"/>
                <table:data-pilot-member table:name="2,86547" table:display="true" table:show-details="true"/>
                <table:data-pilot-member table:name="2,88329" table:display="true" table:show-details="true"/>
                <table:data-pilot-member table:name="2,8903" table:display="true" table:show-details="true"/>
                <table:data-pilot-member table:name="2,9141" table:display="true" table:show-details="true"/>
                <table:data-pilot-member table:name="2,92424" table:display="true" table:show-details="true"/>
                <table:data-pilot-member table:name="2,93841" table:display="true" table:show-details="true"/>
                <table:data-pilot-member table:name="2,94974" table:display="true" table:show-details="true"/>
                <table:data-pilot-member table:name="3,16905" table:display="true" table:show-details="true"/>
                <table:data-pilot-member table:name="3,17086" table:display="true" table:show-details="true"/>
                <table:data-pilot-member table:name="3,17134" table:display="true" table:show-details="true"/>
                <table:data-pilot-member table:name="3,17431" table:display="true" table:show-details="true"/>
                <table:data-pilot-member table:name="3,17751" table:display="true" table:show-details="true"/>
                <table:data-pilot-member table:name="3,19882" table:display="true" table:show-details="true"/>
                <table:data-pilot-member table:name="3,19905" table:display="true" table:show-details="true"/>
                <table:data-pilot-member table:name="3,2157" table:display="true" table:show-details="true"/>
                <table:data-pilot-member table:name="3,21781" table:display="true" table:show-details="true"/>
                <table:data-pilot-member table:name="3,22052" table:display="true" table:show-details="true"/>
                <table:data-pilot-member table:name="3,23751" table:display="true" table:show-details="true"/>
                <table:data-pilot-member table:name="3,24882" table:display="true" table:show-details="true"/>
                <table:data-pilot-member table:name="3,25204" table:display="true" table:show-details="true"/>
                <table:data-pilot-member table:name="3,25684" table:display="true" table:show-details="true"/>
                <table:data-pilot-member table:name="3,29339" table:display="true" table:show-details="true"/>
                <table:data-pilot-member table:name="3,54238" table:display="true" table:show-details="true"/>
                <table:data-pilot-member table:name="3,55523" table:display="true" table:show-details="true"/>
                <table:data-pilot-member table:name="3,66996" table:display="true" table:show-details="true"/>
                <table:data-pilot-member table:name="3,68841" table:display="true" table:show-details="true"/>
                <table:data-pilot-member table:name="3,68865" table:display="true" table:show-details="true"/>
                <table:data-pilot-member table:name="3,69103" table:display="true" table:show-details="true"/>
                <table:data-pilot-member table:name="3,69247" table:display="true" table:show-details="true"/>
                <table:data-pilot-member table:name="3,69621" table:display="true" table:show-details="true"/>
                <table:data-pilot-member table:name="3,6968" table:display="true" table:show-details="true"/>
                <table:data-pilot-member table:name="3,69778" table:display="true" table:show-details="true"/>
                <table:data-pilot-member table:name="3,69804" table:display="true" table:show-details="true"/>
                <table:data-pilot-member table:name="3,69849" table:display="true" table:show-details="true"/>
                <table:data-pilot-member table:name="3,70028" table:display="true" table:show-details="true"/>
                <table:data-pilot-member table:name="3,70103" table:display="true" table:show-details="true"/>
                <table:data-pilot-member table:name="3,70222" table:display="true" table:show-details="true"/>
                <table:data-pilot-member table:name="3,70267" table:display="true" table:show-details="true"/>
                <table:data-pilot-member table:name="3,70279" table:display="true" table:show-details="true"/>
                <table:data-pilot-member table:name="3,70386" table:display="true" table:show-details="true"/>
                <table:data-pilot-member table:name="3,70454" table:display="true" table:show-details="true"/>
                <table:data-pilot-member table:name="3,70468" table:display="true" table:show-details="true"/>
                <table:data-pilot-member table:name="3,70494" table:display="true" table:show-details="true"/>
                <table:data-pilot-member table:name="3,70511" table:display="true" table:show-details="true"/>
                <table:data-pilot-member table:name="3,70512" table:display="true" table:show-details="true"/>
                <table:data-pilot-member table:name="3,70544" table:display="true" table:show-details="true"/>
                <table:data-pilot-member table:name="3,70567" table:display="true" table:show-details="true"/>
                <table:data-pilot-member table:name="3,70643" table:display="true" table:show-details="true"/>
                <table:data-pilot-member table:name="3,70647" table:display="true" table:show-details="true"/>
                <table:data-pilot-member table:name="3,70653" table:display="true" table:show-details="true"/>
                <table:data-pilot-member table:name="3,70847" table:display="true" table:show-details="true"/>
                <table:data-pilot-member table:name="3,70867" table:display="true" table:show-details="true"/>
                <table:data-pilot-member table:name="3,70952" table:display="true" table:show-details="true"/>
                <table:data-pilot-member table:name="3,71024" table:display="true" table:show-details="true"/>
                <table:data-pilot-member table:name="3,71057" table:display="true" table:show-details="true"/>
                <table:data-pilot-member table:name="3,71183" table:display="true" table:show-details="true"/>
                <table:data-pilot-member table:name="3,71359" table:display="true" table:show-details="true"/>
                <table:data-pilot-member table:name="3,71425" table:display="true" table:show-details="true"/>
                <table:data-pilot-member table:name="3,71427" table:display="true" table:show-details="true"/>
                <table:data-pilot-member table:name="3,71517" table:display="true" table:show-details="true"/>
                <table:data-pilot-member table:name="3,71569" table:display="true" table:show-details="true"/>
                <table:data-pilot-member table:name="3,71601" table:display="true" table:show-details="true"/>
                <table:data-pilot-member table:name="3,71604" table:display="true" table:show-details="true"/>
                <table:data-pilot-member table:name="3,71621" table:display="true" table:show-details="true"/>
                <table:data-pilot-member table:name="3,71666" table:display="true" table:show-details="true"/>
                <table:data-pilot-member table:name="3,71675" table:display="true" table:show-details="true"/>
                <table:data-pilot-member table:name="3,71877" table:display="true" table:show-details="true"/>
                <table:data-pilot-member table:name="3,71965" table:display="true" table:show-details="true"/>
                <table:data-pilot-member table:name="3,7238" table:display="true" table:show-details="true"/>
                <table:data-pilot-member table:name="3,72419" table:display="true" table:show-details="true"/>
                <table:data-pilot-member table:name="3,72559" table:display="true" table:show-details="true"/>
                <table:data-pilot-member table:name="3,729" table:display="true" table:show-details="true"/>
                <table:data-pilot-member table:name="3,72931" table:display="true" table:show-details="true"/>
                <table:data-pilot-member table:name="3,72932" table:display="true" table:show-details="true"/>
                <table:data-pilot-member table:name="3,73176" table:display="true" table:show-details="true"/>
                <table:data-pilot-member table:name="3,73318" table:display="true" table:show-details="true"/>
                <table:data-pilot-member table:name="3,7365" table:display="true" table:show-details="true"/>
                <table:data-pilot-member table:name="3,73872" table:display="true" table:show-details="true"/>
                <table:data-pilot-member table:name="3,73938" table:display="true" table:show-details="true"/>
                <table:data-pilot-member table:name="3,7426" table:display="true" table:show-details="true"/>
                <table:data-pilot-member table:name="3,74413" table:display="true" table:show-details="true"/>
                <table:data-pilot-member table:name="3,74472" table:display="true" table:show-details="true"/>
                <table:data-pilot-member table:name="3,74534" table:display="true" table:show-details="true"/>
                <table:data-pilot-member table:name="3,74549" table:display="true" table:show-details="true"/>
                <table:data-pilot-member table:name="3,75109" table:display="true" table:show-details="true"/>
                <table:data-pilot-member table:name="3,75358" table:display="true" table:show-details="true"/>
                <table:data-pilot-member table:name="3,75431" table:display="true" table:show-details="true"/>
                <table:data-pilot-member table:name="3,7553" table:display="true" table:show-details="true"/>
                <table:data-pilot-member table:name="3,75583" table:display="true" table:show-details="true"/>
                <table:data-pilot-member table:name="3,75659" table:display="true" table:show-details="true"/>
                <table:data-pilot-member table:name="3,7586" table:display="true" table:show-details="true"/>
                <table:data-pilot-member table:name="3,76336" table:display="true" table:show-details="true"/>
                <table:data-pilot-member table:name="3,76625" table:display="true" table:show-details="true"/>
                <table:data-pilot-member table:name="3,76727" table:display="true" table:show-details="true"/>
                <table:data-pilot-member table:name="3,76926" table:display="true" table:show-details="true"/>
                <table:data-pilot-member table:name="3,76984" table:display="true" table:show-details="true"/>
                <table:data-pilot-member table:name="3,77013" table:display="true" table:show-details="true"/>
                <table:data-pilot-member table:name="3,77031" table:display="true" table:show-details="true"/>
                <table:data-pilot-member table:name="3,77073" table:display="true" table:show-details="true"/>
                <table:data-pilot-member table:name="3,77177" table:display="true" table:show-details="true"/>
                <table:data-pilot-member table:name="3,77566" table:display="true" table:show-details="true"/>
                <table:data-pilot-member table:name="3,77638" table:display="true" table:show-details="true"/>
                <table:data-pilot-member table:name="3,77771" table:display="true" table:show-details="true"/>
                <table:data-pilot-member table:name="3,77839" table:display="true" table:show-details="true"/>
                <table:data-pilot-member table:name="3,77937" table:display="true" table:show-details="true"/>
                <table:data-pilot-member table:name="3,7796" table:display="true" table:show-details="true"/>
                <table:data-pilot-member table:name="3,78053" table:display="true" table:show-details="true"/>
                <table:data-pilot-member table:name="3,78121" table:display="true" table:show-details="true"/>
                <table:data-pilot-member table:name="3,78241" table:display="true" table:show-details="true"/>
                <table:data-pilot-member table:name="3,78315" table:display="true" table:show-details="true"/>
                <table:data-pilot-member table:name="3,79935" table:display="true" table:show-details="true"/>
                <table:data-pilot-member table:name="3,79975" table:display="true" table:show-details="true"/>
                <table:data-pilot-member table:name="3,80141" table:display="true" table:show-details="true"/>
                <table:data-pilot-member table:name="3,83509" table:display="true" table:show-details="true"/>
                <table:data-pilot-member table:name="3,89865" table:display="true" table:show-details="true"/>
                <table:data-pilot-member table:name="3,94153" table:display="true" table:show-details="true"/>
                <table:data-pilot-member table:name="4,02593" table:display="true" table:show-details="true"/>
                <table:data-pilot-member table:name="4,14243" table:display="true" table:show-details="true"/>
                <table:data-pilot-member table:name="4,25587" table:display="true" table:show-details="true"/>
                <table:data-pilot-member table:name="4,26149" table:display="true" table:show-details="true"/>
                <table:data-pilot-member table:name="4,26562" table:display="true" table:show-details="true"/>
                <table:data-pilot-member table:name="4,31362" table:display="true" table:show-details="true"/>
                <table:data-pilot-member table:name="4,44515" table:display="true" table:show-details="true"/>
                <table:data-pilot-member table:name="4,5841" table:display="true" table:show-details="true"/>
                <table:data-pilot-member table:name="4,86914" table:display="true" table:show-details="true"/>
                <table:data-pilot-member table:name="5,2316" table:display="true" table:show-details="true"/>
                <table:data-pilot-member table:name="5,860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35:27.780605727</dc:date>
    <meta:editing-duration>PT4M27S</meta:editing-duration>
    <meta:editing-cycles>3</meta:editing-cycles>
    <meta:generator>LibreOffice/24.2.3.2$Linux_X86_64 LibreOffice_project/420$Build-2</meta:generator>
    <meta:document-statistic meta:table-count="3" meta:cell-count="121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6.043cm" svg:y="0.316cm" chart:style-name="ch2">
          <text:p>Insert por Nombre</text:p>
        </chart:title>
        <chart:legend chart:legend-position="end" svg:x="11.46cm" svg:y="2.29cm" style:legend-expansion="high" chart:style-name="ch3"/>
        <chart:plot-area chart:style-name="ch4" table:cell-range-address="PivotChart" chart:data-source-has-labels="column" svg:x="1.321cm" svg:y="1.301cm" svg:width="9.819cm" svg:height="5.648cm">
          <chart:coordinate-region svg:x="2.059cm" svg:y="1.503cm" svg:width="8.582cm" svg:height="4.793cm"/>
          <chart:axis chart:dimension="x" chart:name="primary-x" chart:style-name="ch5" chartooo:axis-type="auto">
            <chartooo:date-scale/>
            <chart:title svg:x="4.807cm" svg:y="7.129cm" chart:style-name="ch6">
              <text:p>Cantidad de inserts</text:p>
            </chart:title>
            <chart:categories table:cell-range-address="PT@categories"/>
          </chart:axis>
          <chart:axis chart:dimension="y" chart:name="primary-y" chart:style-name="ch5">
            <chart:title svg:x="0.451cm" svg:y="5.071cm" chart:style-name="ch7">
              <text:p>Tiempo (ms)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8"/>
          </chart:series>
          <chart:series chart:style-name="ch10" chart:values-cell-range-address="PT@data 1" chart:label-cell-address="PT@label 1" chart:class="chart:line">
            <chart:data-point chart:repeated="8"/>
          </chart:series>
          <chart:series chart:style-name="ch11" chart:values-cell-range-address="PT@data 2" chart:label-cell-address="PT@label 2" chart:class="chart:line">
            <chart:data-point chart:repeated="8"/>
          </chart:series>
          <chart:series chart:style-name="ch12" chart:values-cell-range-address="PT@data 3" chart:label-cell-address="PT@label 3" chart:class="chart:line">
            <chart:data-point chart:repeated="8"/>
          </chart:series>
          <chart:series chart:style-name="ch13" chart:values-cell-range-address="PT@data 4" chart:label-cell-address="PT@label 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7940112">
                <text:p>0.07940112</text:p>
                <draw:g>
                  <svg:desc>PT@data 0</svg:desc>
                </draw:g>
              </table:table-cell>
              <table:table-cell office:value-type="float" office:value="0.09105228">
                <text:p>0.09105228</text:p>
                <draw:g>
                  <svg:desc>PT@data 1</svg:desc>
                </draw:g>
              </table:table-cell>
              <table:table-cell office:value-type="float" office:value="0.10110951">
                <text:p>0.10110951</text:p>
                <draw:g>
                  <svg:desc>PT@data 2</svg:desc>
                </draw:g>
              </table:table-cell>
              <table:table-cell office:value-type="float" office:value="0.09203692">
                <text:p>0.09203692</text:p>
                <draw:g>
                  <svg:desc>PT@data 3</svg:desc>
                </draw:g>
              </table:table-cell>
              <table:table-cell office:value-type="float" office:value="0.09472035">
                <text:p>0.09472035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15025799">
                <text:p>0.15025799</text:p>
              </table:table-cell>
              <table:table-cell office:value-type="float" office:value="0.21063163">
                <text:p>0.21063163</text:p>
              </table:table-cell>
              <table:table-cell office:value-type="float" office:value="0.21750658">
                <text:p>0.21750658</text:p>
              </table:table-cell>
              <table:table-cell office:value-type="float" office:value="0.21303828">
                <text:p>0.21303828</text:p>
              </table:table-cell>
              <table:table-cell office:value-type="float" office:value="0.25784807">
                <text:p>0.25784807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27405959">
                <text:p>0.27405959</text:p>
              </table:table-cell>
              <table:table-cell office:value-type="float" office:value="0.43729132">
                <text:p>0.43729132</text:p>
              </table:table-cell>
              <table:table-cell office:value-type="float" office:value="0.45857296">
                <text:p>0.45857296</text:p>
              </table:table-cell>
              <table:table-cell office:value-type="float" office:value="0.4405773">
                <text:p>0.4405773</text:p>
              </table:table-cell>
              <table:table-cell office:value-type="float" office:value="0.48695286">
                <text:p>0.4869528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51266227">
                <text:p>0.51266227</text:p>
              </table:table-cell>
              <table:table-cell office:value-type="float" office:value="1.01933631">
                <text:p>1.01933631</text:p>
              </table:table-cell>
              <table:table-cell office:value-type="float" office:value="1.02236388">
                <text:p>1.02236388</text:p>
              </table:table-cell>
              <table:table-cell office:value-type="float" office:value="1.01351541">
                <text:p>1.01351541</text:p>
              </table:table-cell>
              <table:table-cell office:value-type="float" office:value="1.1283806">
                <text:p>1.1283806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61652362">
                <text:p>0.61652362</text:p>
              </table:table-cell>
              <table:table-cell office:value-type="float" office:value="1.32729">
                <text:p>1.32729</text:p>
              </table:table-cell>
              <table:table-cell office:value-type="float" office:value="1.3402818">
                <text:p>1.3402818</text:p>
              </table:table-cell>
              <table:table-cell office:value-type="float" office:value="1.3269816">
                <text:p>1.3269816</text:p>
              </table:table-cell>
              <table:table-cell office:value-type="float" office:value="1.5285383">
                <text:p>1.5285383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73018137">
                <text:p>0.73018137</text:p>
              </table:table-cell>
              <table:table-cell office:value-type="float" office:value="1.7245463">
                <text:p>1.7245463</text:p>
              </table:table-cell>
              <table:table-cell office:value-type="float" office:value="1.7696039">
                <text:p>1.7696039</text:p>
              </table:table-cell>
              <table:table-cell office:value-type="float" office:value="1.7055425">
                <text:p>1.7055425</text:p>
              </table:table-cell>
              <table:table-cell office:value-type="float" office:value="1.8237872">
                <text:p>1.8237872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83148144">
                <text:p>0.83148144</text:p>
              </table:table-cell>
              <table:table-cell office:value-type="float" office:value="2.1332856">
                <text:p>2.1332856</text:p>
              </table:table-cell>
              <table:table-cell office:value-type="float" office:value="2.2866208">
                <text:p>2.2866208</text:p>
              </table:table-cell>
              <table:table-cell office:value-type="float" office:value="2.1239403">
                <text:p>2.1239403</text:p>
              </table:table-cell>
              <table:table-cell office:value-type="float" office:value="2.1285089">
                <text:p>2.1285089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94478403">
                <text:p>0.94478403</text:p>
              </table:table-cell>
              <table:table-cell office:value-type="float" office:value="2.7410254">
                <text:p>2.7410254</text:p>
              </table:table-cell>
              <table:table-cell office:value-type="float" office:value="3.8159275">
                <text:p>3.8159275</text:p>
              </table:table-cell>
              <table:table-cell office:value-type="float" office:value="2.7264017">
                <text:p>2.7264017</text:p>
              </table:table-cell>
              <table:table-cell office:value-type="float" office:value="2.4803413">
                <text:p>2.4803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